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Kupiansk Directio Rusian军队炮击Krasne First，Figolivka，Novomlinsk，两年 - 戈德，与...</text:span>
</text:h>
      <text:p text:style-name="P4">
作者: liveuamap (Language: en)</text:p>
      <text:p text:style-name="P4">
时间: 2023-05-18T-104:51:00</text:p>
      <text:p text:style-name="P4">
地点: Kramatorsk (Latitude:49.73258 Longtitude:37.91382)</text:p>
      <text:p text:style-name="P4">
视频: []</text:p>
      <text:p text:style-name="P4">
图片: []</text:p>
      <text:p text:style-name="P4">
标签: ["Russia"]</text:p>
      <text:p text:style-name="P4">
Id: 22563642</text:p>
      <!--METADATA-->
      <text:p text:style-name="P4">
俄罗斯在Kupiansk方向俄罗斯军队炮击了Krasne Pershe，Fyholivka，Novomlynsk，Dvorichna，Dvorichna，Zapadne，Masutivka，Tabayivka，Kharkivregion的Berestove和Luhansk地区的Stelmakhivka。 俄罗斯航空在Masutivka，Kyslivka和Pershotravneve附近进行了the室，乌克兰的武装部队在早晨的报告中说</text:p>
      <text:p text:style-name="P4">
新闻集链接：<text:a xlink:type="simple" xlink:href="https://liveuamap.com/en/2023/18-may-at-kupiansk-direction-russian-army-shelled-krasne" text:style-name="Internet_20_link" text:visited-style-name="Visited_20_Internet_20_Link">
https://liveuamap.com/en/2023/18-may-at-kupiansk-direction-russian-army-shelled-krasne</text:a>
</text:p>
      <text:p text:style-name="P4">
News Source: <text:a xlink:type="simple" xlink:href="https://t.me/lumsrc/4824" text:style-name="Internet_20_link" text:visited-style-name="Visited_20_Internet_20_Link">
https://t.me/lumsrc/4824</text:a>
</text:p>
      <!--NEWS-->
      <text:h text:style-name="P10" text:outline-level="1">
<text:span text:style-name="T4">
在莱曼（Lyman）的指示，俄罗斯军队炮击Makiyivka，Nevske，Luhansk地区的Bilohorivka和...</text:span>
</text:h>
      <text:p text:style-name="P4">
作者: liveuamap (Language: en)</text:p>
      <text:p text:style-name="P4">
时间: 2023-05-18T-106:51:00</text:p>
      <text:p text:style-name="P4">
地点: Bakhmut (Latitude:48.74249 Longtitude:38.15243)</text:p>
      <text:p text:style-name="P4">
视频: []</text:p>
      <text:p text:style-name="P4">
图片: []</text:p>
      <text:p text:style-name="P4">
标签: ["Russia"]</text:p>
      <text:p text:style-name="P4">
Id: 22563638</text:p>
      <!--METADATA-->
      <text:p text:style-name="P4">
在莱曼(Lyman)的方向，俄罗斯军队炮击了Makiyivka，Nevske，Bilohorivka Ofluhansk地区和Torske，Dibrova，Dibrova，Verkhnokamyanske和Donetskregion的Spirne。 俄罗斯航空在Dibrova，Bilohorivka，Verkhnokamyanske和Vesele附近进行了空袭，乌克兰武装部队的总参谋</text:p>
      <text:p text:style-name="P4">
新闻集链接：<text:a xlink:type="simple" xlink:href="https://liveuamap.com/en/2023/18-may-at-lyman-direction-russian-army-shelled-makiyivka" text:style-name="Internet_20_link" text:visited-style-name="Visited_20_Internet_20_Link">
https://liveuamap.com/en/2023/18-may-at-yman-direction-russian-army-army-shelled-makiyivka</text:a>
</text:p>
      <text:p text:style-name="P4">
News Source: <text:a xlink:type="simple" xlink:href="https://t.me/lumsrc/4825" text:style-name="Internet_20_link" text:visited-style-name="Visited_20_Internet_20_Link">
https://t.me/lumsrc/4825</text:a>
</text:p>
      <!--NEWS-->
      <text:h text:style-name="P10" text:outline-level="1">
<text:span text:style-name="T4">
Bakhmut Directio Rusian军队炮击了Vasukivka，Zaliznyanske，Orikhovo-Vasylivka，New ...</text:span>
</text:h>
      <text:p text:style-name="P4">
作者: liveuamap (Language: en)</text:p>
      <text:p text:style-name="P4">
时间: 2023-05-18T-108:51:00</text:p>
      <text:p text:style-name="P4">
地点: Kurdiumivka (Latitude:48.46598 Longtitude:37.95364)</text:p>
      <text:p text:style-name="P4">
视频: []</text:p>
      <text:p text:style-name="P4">
图片: []</text:p>
      <text:p text:style-name="P4">
标签: ["Russia"]</text:p>
      <text:p text:style-name="P4">
Id: 22563634</text:p>
      <!--METADATA-->
      <text:p text:style-name="P4">
在巴赫穆特，俄罗斯军队炮击了Vasukivka，Zaliznyanske，Orikhovo-Vasylivka，Novomarkove，Hryhorivka，Bohdanivka，Bakhmut，Bakhmut，I Iivka Hora，Pivnichne，Pivnichne，Pivnichne和Donetsk地区的Shumy。 俄罗斯人在Novomarkove，Bohdanivka，Bakhmut，Predtechyne和Kurdumivka附近进行了飞机</text:p>
      <text:p text:style-name="P4">
新闻集链接：(https://liveuamap.com/en/2023/18-may-at-bakhmut-direction-russian-army-shelled-vasukivka)</text:p>
      <text:p text:style-name="P4">
News Source: <text:a xlink:type="simple" xlink:href="https://t.me/lumsrc/4826" text:style-name="Internet_20_link" text:visited-style-name="Visited_20_Internet_20_Link">
https://t.me/lumsrc/4826</text:a>
</text:p>
      <!--NEWS-->
      <text:h text:style-name="P10" text:outline-level="1">
<text:span text:style-name="T4">
军队的JSC Avdiivka Directio Rusian炮击Avdiivka，Pervomaisko，Karlovka Andes Neoelsk ...</text:span>
</text:h>
      <text:p text:style-name="P4">
作者: liveuamap (Language: en)</text:p>
      <text:p text:style-name="P4">
时间: 2023-05-18T-110:51:00</text:p>
      <text:p text:style-name="P4">
地点: Ukraine (Latitude:48.19673 Longtitude:37.53187)</text:p>
      <text:p text:style-name="P4">
视频: []</text:p>
      <text:p text:style-name="P4">
图片: []</text:p>
      <text:p text:style-name="P4">
标签: ["Russia"]</text:p>
      <text:p text:style-name="P4">
Id: 22563632</text:p>
      <!--METADATA-->
      <text:p text:style-name="P4">
在Avdiyivka的方向，俄罗斯军队炮击了Avdiyivka，Pervomayske，Donetsk地区的Karlivkaand Nevelske。 俄罗斯航空在Novoselivka Persha和Pervomayske附近进行了空袭</text:p>
      <text:p text:style-name="P4">
新闻集链接：<text:a xlink:type="simple" xlink:href="https://liveuamap.com/en/2023/18-may-at-avdiyivka-direction-russian-army-shelled-avdiyivka" text:style-name="Internet_20_link" text:visited-style-name="Visited_20_Internet_20_Link">
https://liveuamap.com/en/2023/18-may-at-avdiyivka-direction-russian-army-army-shelled-avdiyivka</text:a>
</text:p>
      <text:p text:style-name="P4">
News Source: <text:a xlink:type="simple" xlink:href="https://t.me/lumsrc/4827" text:style-name="Internet_20_link" text:visited-style-name="Visited_20_Internet_20_Link">
https://t.me/lumsrc/4827</text:a>
</text:p>
      <!--NEWS-->
      <text:h text:style-name="P10" text:outline-level="1">
<text:span text:style-name="T4">
在玛丽卡（Maryinka）的方向，俄罗斯军队炮击了玛丽卡（Maryinka），巴拉斯科维耶夫卡（Paraskoviyivka）和novomykhaylivka的do ...</text:span>
</text:h>
      <text:p text:style-name="P4">
作者: liveuamap (Language: en)</text:p>
      <text:p text:style-name="P4">
时间: 2023-05-18T-112:51:00</text:p>
      <text:p text:style-name="P4">
地点: Donets'ka oblast (Latitude:48.00842 Longtitude:37.50029)</text:p>
      <text:p text:style-name="P4">
视频: []</text:p>
      <text:p text:style-name="P4">
图片: []</text:p>
      <text:p text:style-name="P4">
标签: ["Russia"]</text:p>
      <text:p text:style-name="P4">
Id: 22563631</text:p>
      <!--METADATA-->
      <text:p text:style-name="P4">
在玛丽卡(Maryinka)的方向，俄罗斯军队炮击了顿涅茨克地区的玛丽卡(Maryinka)，玛丽卡(Maryinka)，巴拉斯科维耶夫卡(Paraskoviyivka)和诺夫莫克·海利夫卡(Novomykhaylivka)。 俄罗斯航空在乌克兰武装部队的总参谋部附近进行了空袭</text:p>
      <text:p text:style-name="P4">
新闻集链接：<text:a xlink:type="simple" xlink:href="https://liveuamap.com/en/2023/18-may-at-maryinka-direction-russian-army-shelled-maryinka" text:style-name="Internet_20_link" text:visited-style-name="Visited_20_Internet_20_Link">
https://liveuamap.com/en/2023/18-may-at-maryinka-direction-russian-army-shelled-maryinka</text:a>
</text:p>
      <text:p text:style-name="P4">
News Source: <text:a xlink:type="simple" xlink:href="https://t.me/lumsrc/4828" text:style-name="Internet_20_link" text:visited-style-name="Visited_20_Internet_20_Link">
https://t.me/lumsrc/4828</text:a>
</text:p>
      <!--NEWS-->
      <text:h text:style-name="P10" text:outline-level="1">
<text:span text:style-name="T4">
在沙克塔克（Shakhtarske）的方向，俄罗斯军队炮击了Vuhledar，Prechystivka和Novoukrayinka。 俄罗斯...</text:span>
</text:h>
      <text:p text:style-name="P4">
作者: liveuamap (Language: en)</text:p>
      <text:p text:style-name="P4">
时间: 2023-05-18T-114:51:00</text:p>
      <text:p text:style-name="P4">
地点: Vuhledar (Latitude:47.84323 Longtitude:37.10392)</text:p>
      <text:p text:style-name="P4">
视频: []</text:p>
      <text:p text:style-name="P4">
图片: []</text:p>
      <text:p text:style-name="P4">
标签: ["Russia"]</text:p>
      <text:p text:style-name="P4">
Id: 22563630</text:p>
      <!--METADATA-->
      <text:p text:style-name="P4">
在沙赫塔尔塔克(Shakhtarske)的指示，俄罗斯军队炮击了Vuhledar，Prechystivka和Novoukrayinka。 俄罗斯航空在乌克兰武装部队的一般工作人员Velyka Novosilka附近进行了空袭</text:p>
      <text:p text:style-name="P4">
新闻集链接：<text:a xlink:type="simple" xlink:href="https://liveuamap.com/en/2023/18-may-at-shakhtarske-direction-russian-army-shelled-vuhledar" text:style-name="Internet_20_link" text:visited-style-name="Visited_20_Internet_20_Link">
https://liveuamap.com/en/2023/18-may-at-shakhtarske-direction-russian-army-army-shelled-vuhledar</text:a>
</text:p>
      <text:p text:style-name="P4">
News Source: <text:a xlink:type="simple" xlink:href="https://t.me/lumsrc/4829" text:style-name="Internet_20_link" text:visited-style-name="Visited_20_Internet_20_Link">
https://t.me/lumsrc/4829</text:a>
</text:p>
      <!--NEWS-->
      <text:h text:style-name="P10" text:outline-level="1">
<text:span text:style-name="T4">
在Zaporizhzhia和Kherson的指示，俄罗斯军队炮击Vremivka，Novosilka，Zelene Pole，...</text:span>
</text:h>
      <text:p text:style-name="P4">
作者: liveuamap (Language: en)</text:p>
      <text:p text:style-name="P4">
时间: 2023-05-18T-116:51:00</text:p>
      <text:p text:style-name="P4">
地点: Zaporizhzhia (Latitude:47.52845 Longtitude:35.90315)</text:p>
      <text:p text:style-name="P4">
视频: []</text:p>
      <text:p text:style-name="P4">
图片: []</text:p>
      <text:p text:style-name="P4">
标签: ["Russia"]</text:p>
      <text:p text:style-name="P4">
Id: 22563629</text:p>
      <!--METADATA-->
      <text:p text:style-name="P4">
在Zaporizhzhia和Kherson的指示，俄罗斯军队炮击了Vremivka，Novosilka，Novosilka，Zelene Pole，Donetsk地区的Novopil； Olhivske，Huliaipole，Zaliznychne，Mala Tokmachka，Scherbaky，Stepove和Zaporizhiagion的Kamyanske； Zolota Balka，Kachkarivka，Chervony Mayak，Zmiyivka，Beryslav，Tyakhynka，Antonivka，Dniprovske，Kizomys，Kizomys，Kherson Balka，Kherson Region和Kherson地区和Kherson City。 俄罗斯航空诱使Donetskregion的空袭Novopil和Zaporizhzhia地区的Mala Tokmachka，乌克兰军队的总参谋部</text:p>
      <text:p text:style-name="P4">
新闻集链接：<text:a xlink:type="simple" xlink:href="https://liveuamap.com/en/2023/18-may-at-zaporizhzhia-and-kherson-directions-russian-army" text:style-name="Internet_20_link" text:visited-style-name="Visited_20_Internet_20_Link">
https://liveuamap.com/en/2023/18-may-at-zaporizhia-harson-dirussian-russian-russian-army</text:a>
</text:p>
      <text:p text:style-name="P4">
News Source: <text:a xlink:type="simple" xlink:href="https://t.me/lumsrc/4830" text:style-name="Internet_20_link" text:visited-style-name="Visited_20_Internet_20_Link">
https://t.me/lumsrc/4830</text:a>
</text:p>
      <!--NEWS-->
      <text:h text:style-name="P10" text:outline-level="1">
<text:span text:style-name="T4">
俄罗斯部队在Lyman，Bakhmut，Avdiivka和Maryinka Directio进行进攻行动...</text:span>
</text:h>
      <text:p text:style-name="P4">
作者: liveuamap (Language: en)</text:p>
      <text:p text:style-name="P4">
时间: 2023-05-18T-118:51:00</text:p>
      <text:p text:style-name="P4">
地点: Marinka, Donetsk Oblast (Latitude:47.94176 Longtitude:37.50183)</text:p>
      <text:p text:style-name="P4">
视频: []</text:p>
      <text:p text:style-name="P4">
图片: []</text:p>
      <text:p text:style-name="P4">
标签: ["Russia"]</text:p>
      <text:p text:style-name="P4">
Id: 22563628</text:p>
      <!--METADATA-->
      <text:p text:style-name="P4">
俄罗斯部队在莱曼，巴赫穆特，阿夫迪夫卡和玛丽卡执行进攻行动。 乌克兰军方与安德鲁斯部队进行了36次战斗。 俄罗斯军队试图在Masutivka和Novoselivske，Nevske，Bakhmut，Ivanivske，Maryinka，Maryinka，乌克兰军队的总参谋部</text:p>
      <text:p text:style-name="P4">
新闻集链接：<text:a xlink:type="simple" xlink:href="https://liveuamap.com/en/2023/18-may-russian-forces-conducting-offensive-actions-at-lyman" text:style-name="Internet_20_link" text:visited-style-name="Visited_20_Internet_20_Link">
https://liveuamap.com/en/2023/18-may-russian-forces-conducting-condermist-ristensive-actions-actions-at-lyman</text:a>
</text:p>
      <text:p text:style-name="P4">
News Source: <text:a xlink:type="simple" xlink:href="https://t.me/lumsrc/4831" text:style-name="Internet_20_link" text:visited-style-name="Visited_20_Internet_20_Link">
https://t.me/lumsrc/4831</text:a>
</text:p>
      <!--NEWS-->
      <text:h text:style-name="P10" text:outline-level="1">
<text:span text:style-name="T4">
Dnipro，Dnipropetrovska Oblast（00:33）。 红色警报：空中威胁。 警笛声。 掩护...</text:span>
</text:h>
      <text:p text:style-name="P4">
作者: liveuamap (Language: en)</text:p>
      <text:p text:style-name="P4">
时间: 2023-05-18T-42:35:00</text:p>
      <text:p text:style-name="P4">
地点: Dnipro (Latitude:48.45930000 Longtitude:35.03865000)</text:p>
      <text:p text:style-name="P4">
视频: []</text:p>
      <text:p text:style-name="P4">
图片: []</text:p>
      <text:p text:style-name="P4">
标签: ["Europe", "Central and Eastern Europe"]</text:p>
      <text:p text:style-name="P4">
Id: 22563824</text:p>
      <!--METADATA-->
      <text:p text:style-name="P4">
dnipro，dnipropetrovsk区域(00:33). Red Alert: aerial threat. Sirenssounding. Take cover now!</text:p>
      <text:p text:style-name="P4">
News Collection Link: <text:a xlink:type="simple" xlink:href="https://liveuamap.com/en/2023/18-may-dnipro-dnipropetrovska-oblast0033-red-g" text:style-name="Internet_20_link" text:visited-style-name="Visited_20_Internet_20_Link">
https://liveuamap.com/en/2023/18-may-dnipro-dnipropetrovska-oblast0033-red-g</text:a>
</text:p>
      <text:p text:style-name="P4">
News Source: <text:a xlink:type="simple" xlink:href="https://t.me/suspilnednipro/15605" text:style-name="Internet_20_link" text:visited-style-name="Visited_20_Internet_20_Link">
https://t.me/suspilnednipro/15605</text:a>
</text:p>
      <!--NEWS-->
      <text:h text:style-name="P10" text:outline-level="1">
<text:span text:style-name="T4">
Odeska Oblast（19:53）。 红色警报：空中威胁。 警笛声。 立即掩盖！</text:span>
</text:h>
      <text:p text:style-name="P4">
作者: liveuamap (Language: en)</text:p>
      <text:p text:style-name="P4">
时间: 2023-05-18T-65:55:00</text:p>
      <text:p text:style-name="P4">
地点: Odeska Oblast (Latitude:46.74951 Longtitude:30.24992)</text:p>
      <text:p text:style-name="P4">
视频: []</text:p>
      <text:p text:style-name="P4">
图片: []</text:p>
      <text:p text:style-name="P4">
标签: ["Europe", "Central and Eastern Europe"]</text:p>
      <text:p text:style-name="P4">
Id: 22563800</text:p>
      <!--METADATA-->
      <text:p text:style-name="P4">
ODESA地区(19:53). Red Alert: aerial threat. Sirens sounding. Take covernow!</text:p>
      <text:p text:style-name="P4">
News Collection Link: <text:a xlink:type="simple" xlink:href="https://liveuamap.com/en/2023/18-may-odeska-oblast1953-red-alert-aerial-thrg" text:style-name="Internet_20_link" text:visited-style-name="Visited_20_Internet_20_Link">
https://liveuamap.com/en/2023/18-may-odeska-oblast1953-red-alert-aerial-thrg</text:a>
</text:p>
      <text:p text:style-name="P4">
News Source: <text:a xlink:type="simple" xlink:href="https://t.me/suspilneodesa/23334" text:style-name="Internet_20_link" text:visited-style-name="Visited_20_Internet_20_Link">
https://t.me/suspilneodesa/23334</text:a>
</text:p>
      <!--NEWS-->
      <text:h text:style-name="P10" text:outline-level="1">
<text:span text:style-name="T4">
基辅（19:51）。 红色警报：空中威胁。 警笛声。 立即掩盖！</text:span>
</text:h>
      <text:p text:style-name="P4">
作者: liveuamap (Language: en)</text:p>
      <text:p text:style-name="P4">
时间: 2023-05-18T-69:53:00</text:p>
      <text:p text:style-name="P4">
地点: Kyiv (Latitude:50.44435 Longtitude:30.53066)</text:p>
      <text:p text:style-name="P4">
视频: []</text:p>
      <text:p text:style-name="P4">
图片: []</text:p>
      <text:p text:style-name="P4">
标签: ["Europe", "Central and Eastern Europe"]</text:p>
      <text:p text:style-name="P4">
Id: 22563797</text:p>
      <!--METADATA-->
      <text:p text:style-name="P4">
基辅(19:51). Red Alert: aerial threat. Sirens sounding. Take cover now!</text:p>
      <text:p text:style-name="P4">
News Collection Link: <text:a xlink:type="simple" xlink:href="https://liveuamap.com/en/2023/18-may-kyiv1951-red-alert-aerial-threat-sireng" text:style-name="Internet_20_link" text:visited-style-name="Visited_20_Internet_20_Link">
https://liveuamap.com/en/2023/18-may-kyiv1951-red-alert-aerial-threat-sireng</text:a>
</text:p>
      <text:p text:style-name="P4">
News Source: <text:a xlink:type="simple" xlink:href="https://t.me/KyivCityOfficial/6727" text:style-name="Internet_20_link" text:visited-style-name="Visited_20_Internet_20_Link">
https://t.me/KyivCityOfficial/6727</text:a>
</text:p>
      <!--NEWS-->
      <text:h text:style-name="P10" text:outline-level="1">
<text:span text:style-name="T4">
Dnipro，Dnipropetrovska Oblast（18:07）。 红色警报：空中威胁。 警笛声。 掩护...</text:span>
</text:h>
      <text:p text:style-name="P4">
作者: liveuamap (Language: en)</text:p>
      <text:p text:style-name="P4">
时间: 2023-05-18T-77:08:00</text:p>
      <text:p text:style-name="P4">
地点: Dnipro (Latitude:48.45918 Longtitude:35.03828)</text:p>
      <text:p text:style-name="P4">
视频: []</text:p>
      <text:p text:style-name="P4">
图片: []</text:p>
      <text:p text:style-name="P4">
标签: ["Europe", "Central and Eastern Europe"]</text:p>
      <text:p text:style-name="P4">
Id: 22563745</text:p>
      <!--METADATA-->
      <text:p text:style-name="P4">
dnipro，dnipropetrovsk区域(18:07). Red Alert: aerial threat. Sirenssounding. Take cover now!</text:p>
      <text:p text:style-name="P4">
News Collection Link: <text:a xlink:type="simple" xlink:href="https://liveuamap.com/en/2023/18-may-dnipro-dnipropetrovska-oblast1807-red-g" text:style-name="Internet_20_link" text:visited-style-name="Visited_20_Internet_20_Link">
https://liveuamap.com/en/2023/18-may-dnipro-dnipropetrovska-oblast1807-red-g</text:a>
</text:p>
      <text:p text:style-name="P4">
News Source: <text:a xlink:type="simple" xlink:href="https://t.me/air_alert_ua/45849" text:style-name="Internet_20_link" text:visited-style-name="Visited_20_Internet_20_Link">
https://t.me/air_alert_ua/45849</text:a>
</text:p>
      <!--NEWS-->
      <text:h text:style-name="P10" text:outline-level="1">
<text:span text:style-name="T4">
俄罗斯军队进行了15次导弹袭击，42次空袭，并用MLRS进行101多次炮击，-G ...</text:span>
</text:h>
      <text:p text:style-name="P4">
作者: liveuamap (Language: en)</text:p>
      <text:p text:style-name="P4">
时间: 2023-05-18T01:50:00</text:p>
      <text:p text:style-name="P4">
地点: Bakhmut (Latitude:48.56478 Longtitude:37.98493)</text:p>
      <text:p text:style-name="P4">
视频: []</text:p>
      <text:p text:style-name="P4">
图片: []</text:p>
      <text:p text:style-name="P4">
标签: ["Russia"]</text:p>
      <text:p text:style-name="P4">
Id: 22563650</text:p>
      <!--METADATA-->
      <text:p text:style-name="P4">
俄罗斯军队进行了15次导弹袭击，42次空袭和超过101次炮击司法部队 - 乌克兰武装部队的总参谋部。</text:p>
      <text:p text:style-name="P4">
新闻集链接：[https://liveuamap.com/en/2023/18-may-russian-army-conducted-15-missile-strikes-42-(https://liveuamap.com/en/2023/18-may-russian-army-conducted-15-missile-strikes-42-airstrikes)</text:p>
      <text:p text:style-name="P4">
News Source: <text:a xlink:type="simple" xlink:href="https://t.me/lumsrc/4822" text:style-name="Internet_20_link" text:visited-style-name="Visited_20_Internet_20_Link">
https://t.me/lumsrc/4822</text:a>
</text:p>
      <!--NEWS-->
      <text:h text:style-name="P10" text:outline-level="1">
<text:span text:style-name="T4">
Zaporizka Oblast（22:40）。 红色警报：空中威胁。 警笛声。 立即掩盖！</text:span>
</text:h>
      <text:p text:style-name="P4">
作者: liveuamap (Language: en)</text:p>
      <text:p text:style-name="P4">
时间: 2023-05-18T16:41:00</text:p>
      <text:p text:style-name="P4">
地点: Zaporizka Oblast (Latitude:47.612021 Longtitude:35.765261)</text:p>
      <text:p text:style-name="P4">
视频: []</text:p>
      <text:p text:style-name="P4">
图片: []</text:p>
      <text:p text:style-name="P4">
标签: ["Europe", "Central and Eastern Europe"]</text:p>
      <text:p text:style-name="P4">
Id: 22563811</text:p>
      <!--METADATA-->
      <text:p text:style-name="P4">
Zaporizhzhia地区(22:40). Red Alert: aerial threat. Sirens sounding. Take covernow!</text:p>
      <text:p text:style-name="P4">
News Collection Link: <text:a xlink:type="simple" xlink:href="https://liveuamap.com/en/2023/18-may-zaporizka-oblast2240-red-alert-aerial-g" text:style-name="Internet_20_link" text:visited-style-name="Visited_20_Internet_20_Link">
https://liveuamap.com/en/2023/18-may-zaporizka-oblast2240-red-alert-aerial-g</text:a>
</text:p>
      <text:p text:style-name="P4">
News Source: <text:a xlink:type="simple" xlink:href="https://t.me/air_alert_ua/45908" text:style-name="Internet_20_link" text:visited-style-name="Visited_20_Internet_20_Link">
https://t.me/air_alert_ua/45908</text:a>
</text:p>
      <!--NEWS-->
      <text:h text:style-name="P10" text:outline-level="1">
<text:span text:style-name="T4">
顿涅茨克地区，dnipro，dnipropetrovsk地区，哈尔基夫地区，哈尔基夫地区（22:52）。 红色ALRT：...</text:span>
</text:h>
      <text:p text:style-name="P4">
作者: liveuamap (Language: en)</text:p>
      <text:p text:style-name="P4">
时间: 2023-05-18T16:52:00</text:p>
      <text:p text:style-name="P4">
地点: Donetsk Oblast (Latitude:48.72643 Longtitude:37.57922)</text:p>
      <text:p text:style-name="P4">
视频: []</text:p>
      <text:p text:style-name="P4">
图片: []</text:p>
      <text:p text:style-name="P4">
标签: ["Europe", "Central and Eastern Europe"]</text:p>
      <text:p text:style-name="P4">
Id: 22563812</text:p>
      <!--METADATA-->
      <text:p text:style-name="P4">
Dnipro，Dnipropetrovsk地区，Kharkiv，Kharkiv地区Dnipro地区(22:52). Red Alert: aerial threat. Sirens sounding. Take cover now!</text:p>
      <text:p text:style-name="P4">
News Collection Link: <text:a xlink:type="simple" xlink:href="https://liveuamap.com/en/2023/18-may-donetsk-oblast-dnipro-dnipropetrovska-g" text:style-name="Internet_20_link" text:visited-style-name="Visited_20_Internet_20_Link">
https://liveuamap.com/en/2023/18-may-donetsk-oblast-dnipro-dnipropetrovska-g</text:a>
</text:p>
      <text:p text:style-name="P4">
News Source: <text:a xlink:type="simple" xlink:href="https://t.me/air_alert_ua/45911" text:style-name="Internet_20_link" text:visited-style-name="Visited_20_Internet_20_Link">
https://t.me/air_alert_ua/45911</text:a>
</text:p>
      <!--NEWS-->
      <text:h text:style-name="P10" text:outline-level="1">
<text:span text:style-name="T4">
基辅（23:01）。 红色警报：空中威胁。 警笛声。 立即掩盖！</text:span>
</text:h>
      <text:p text:style-name="P4">
作者: liveuamap (Language: en)</text:p>
      <text:p text:style-name="P4">
时间: 2023-05-18T17:02:00</text:p>
      <text:p text:style-name="P4">
地点: Kyiv (Latitude:50.44343 Longtitude:30.53022)</text:p>
      <text:p text:style-name="P4">
视频: []</text:p>
      <text:p text:style-name="P4">
图片: []</text:p>
      <text:p text:style-name="P4">
标签: ["Europe", "Central and Eastern Europe"]</text:p>
      <text:p text:style-name="P4">
Id: 22563813</text:p>
      <!--METADATA-->
      <text:p text:style-name="P4">
基辅(23:01). Red Alert: aerial threat. Sirens sounding. Take cover now!</text:p>
      <text:p text:style-name="P4">
News Collection Link: <text:a xlink:type="simple" xlink:href="https://liveuamap.com/en/2023/18-may-kyiv2301-red-alert-aerial-threat-sireng" text:style-name="Internet_20_link" text:visited-style-name="Visited_20_Internet_20_Link">
https://liveuamap.com/en/2023/18-may-kyiv2301-red-alert-aerial-threat-sireng</text:a>
</text:p>
      <text:p text:style-name="P4">
News Source: <text:a xlink:type="simple" xlink:href="https://t.me/suspilnenews/20882" text:style-name="Internet_20_link" text:visited-style-name="Visited_20_Internet_20_Link">
https://t.me/suspilnenews/20882</text:a>
</text:p>
      <!--NEWS-->
      <text:h text:style-name="P10" text:outline-level="1">
<text:span text:style-name="T4">
Chernihivska Oblast，Kyiv Oblast（23:02）。 红色警报：空中威胁。 警笛声。 去湾...</text:span>
</text:h>
      <text:p text:style-name="P4">
作者: liveuamap (Language: en)</text:p>
      <text:p text:style-name="P4">
时间: 2023-05-18T17:03:00</text:p>
      <text:p text:style-name="P4">
地点: Chernihivska Oblast (Latitude:51.33333000 Longtitude:32.00000000)</text:p>
      <text:p text:style-name="P4">
视频: []</text:p>
      <text:p text:style-name="P4">
图片: []</text:p>
      <text:p text:style-name="P4">
标签: ["Europe", "Central and Eastern Europe"]</text:p>
      <text:p text:style-name="P4">
Id: 22563814</text:p>
      <!--METADATA-->
      <text:p text:style-name="P4">
基尼希夫地区，基辅地区(23:02). Red Alert: aerial threat. Sirenssounding. Take cover now!</text:p>
      <text:p text:style-name="P4">
News Collection Link: <text:a xlink:type="simple" xlink:href="https://liveuamap.com/en/2023/18-may-chernihivska-oblast-kyiv-oblast2302-reg" text:style-name="Internet_20_link" text:visited-style-name="Visited_20_Internet_20_Link">
https://liveuamap.com/en/2023/18-may-chernihivska-oblast-kyiv-oblast2302-reg</text:a>
</text:p>
      <text:p text:style-name="P4">
News Source: <text:a xlink:type="simple" xlink:href="https://t.me/air_alert_ua/45914" text:style-name="Internet_20_link" text:visited-style-name="Visited_20_Internet_20_Link">
https://t.me/air_alert_ua/45914</text:a>
</text:p>
      <!--NEWS-->
      <text:h text:style-name="P10" text:outline-level="1">
<text:span text:style-name="T4">
Zhytomyr，Zhytomyrska Oblast（23:29）。 红色警报：空中威胁。 警笛声。 立即掩盖！</text:span>
</text:h>
      <text:p text:style-name="P4">
作者: liveuamap (Language: en)</text:p>
      <text:p text:style-name="P4">
时间: 2023-05-18T17:30:00</text:p>
      <text:p text:style-name="P4">
地点: Zhytomyr (Latitude:50.26487000 Longtitude:28.67669000)</text:p>
      <text:p text:style-name="P4">
视频: []</text:p>
      <text:p text:style-name="P4">
图片: []</text:p>
      <text:p text:style-name="P4">
标签: ["Europe", "Central and Eastern Europe"]</text:p>
      <text:p text:style-name="P4">
Id: 22563815</text:p>
      <!--METADATA-->
      <text:p text:style-name="P4">
Zhytomyr，Zhytomyr区域(23:29). Red Alert: aerial threat. Sirenssounding. Take cover now!</text:p>
      <text:p text:style-name="P4">
News Collection Link: <text:a xlink:type="simple" xlink:href="https://liveuamap.com/en/2023/18-may-zhytomyr-zhytomyrska-oblast2329-red-alg" text:style-name="Internet_20_link" text:visited-style-name="Visited_20_Internet_20_Link">
https://liveuamap.com/en/2023/18-may-zhytomyr-zhytomyrska-oblast2329-red-alg</text:a>
</text:p>
      <text:p text:style-name="P4">
News Source: <text:a xlink:type="simple" xlink:href="https://t.me/air_alert_ua/45915" text:style-name="Internet_20_link" text:visited-style-name="Visited_20_Internet_20_Link">
https://t.me/air_alert_ua/45915</text:a>
</text:p>
      <!--NEWS-->
      <text:h text:style-name="P10" text:outline-level="1">
<text:span text:style-name="T4">
里文斯卡（Rivnenska）的里夫恩（Rivne）持久性（23:59）。 红色警报：空中威胁。 警笛声。 立即掩盖！</text:span>
</text:h>
      <text:p text:style-name="P4">
作者: liveuamap (Language: en)</text:p>
      <text:p text:style-name="P4">
时间: 2023-05-18T18:00:00</text:p>
      <text:p text:style-name="P4">
地点: Rivne (Latitude:50.6034445 Longtitude:26.257603168487)</text:p>
      <text:p text:style-name="P4">
视频: []</text:p>
      <text:p text:style-name="P4">
图片: []</text:p>
      <text:p text:style-name="P4">
标签: ["Europe", "Central and Eastern Europe"]</text:p>
      <text:p text:style-name="P4">
Id: 22563816</text:p>
      <!--METADATA-->
      <text:p text:style-name="P4">
里凡恩地区(23:59). Red Alert: aerial threat. Sirens sounding.Take cover now!</text:p>
      <text:p text:style-name="P4">
News Collection Link: <text:a xlink:type="simple" xlink:href="https://liveuamap.com/en/2023/18-may-rivne-rivnenska-oblast2359-red-alert-ag" text:style-name="Internet_20_link" text:visited-style-name="Visited_20_Internet_20_Link">
https://liveuamap.com/en/2023/18-may-rivne-rivnenska-oblast2359-red-alert-ag</text:a>
</text:p>
      <text:p text:style-name="P4">
News Source: <text:a xlink:type="simple" xlink:href="https://t.me/air_alert_ua/45919" text:style-name="Internet_20_link" text:visited-style-name="Visited_20_Internet_20_Link">
https://t.me/air_alert_ua/45919</text:a>
</text:p>
      <!--NEWS-->
      <text:h text:style-name="P10" text:outline-level="1">
<text:span text:style-name="T4">
Khmelnytska Oblast（00:00）。 红色警报：空中威胁。 警笛声。 立即掩盖！</text:span>
</text:h>
      <text:p text:style-name="P4">
作者: liveuamap (Language: en)</text:p>
      <text:p text:style-name="P4">
时间: 2023-05-18T18:02:00</text:p>
      <text:p text:style-name="P4">
地点: Khmelnytska Oblast (Latitude:49.50000000 Longtitude:27.00000000)</text:p>
      <text:p text:style-name="P4">
视频: []</text:p>
      <text:p text:style-name="P4">
图片: []</text:p>
      <text:p text:style-name="P4">
标签: ["Europe", "Central and Eastern Europe"]</text:p>
      <text:p text:style-name="P4">
Id: 22563817</text:p>
      <!--METADATA-->
      <text:p text:style-name="P4">
Khmelniki地区(00:00). Red Alert: aerial threat. Sirens sounding. Takecover now!</text:p>
      <text:p text:style-name="P4">
News Collection Link: <text:a xlink:type="simple" xlink:href="https://liveuamap.com/en/2023/18-may-khmelnytska-oblast0000-red-alert-aeriag" text:style-name="Internet_20_link" text:visited-style-name="Visited_20_Internet_20_Link">
https://liveuamap.com/en/2023/18-may-khmelnytska-oblast0000-red-alert-aeriag</text:a>
</text:p>
      <text:p text:style-name="P4">
News Source: <text:a xlink:type="simple" xlink:href="https://t.me/air_alert_ua/45920" text:style-name="Internet_20_link" text:visited-style-name="Visited_20_Internet_20_Link">
https://t.me/air_alert_ua/45920</text:a>
</text:p>
      <!--NEWS-->
      <text:h text:style-name="P10" text:outline-level="1">
<text:span text:style-name="T4">
Ternopil，Ternopilska Oblast（00:02）。 红色警报：空中威胁。 警笛声。 立即掩盖！</text:span>
</text:h>
      <text:p text:style-name="P4">
作者: liveuamap (Language: en)</text:p>
      <text:p text:style-name="P4">
时间: 2023-05-18T18:04:00</text:p>
      <text:p text:style-name="P4">
地点: Ternopil (Latitude:49.55342000 Longtitude:25.58918000)</text:p>
      <text:p text:style-name="P4">
视频: []</text:p>
      <text:p text:style-name="P4">
图片: []</text:p>
      <text:p text:style-name="P4">
标签: ["Europe", "Central and Eastern Europe"]</text:p>
      <text:p text:style-name="P4">
Id: 22563818</text:p>
      <!--METADATA-->
      <text:p text:style-name="P4">
特尔诺皮尔区Ternopil地区(00:02). Red Alert: aerial threat. Sirenssounding. Take cover now!</text:p>
      <text:p text:style-name="P4">
News Collection Link: <text:a xlink:type="simple" xlink:href="https://liveuamap.com/en/2023/18-may-ternopil-ternopilska-oblast0002-red-alg" text:style-name="Internet_20_link" text:visited-style-name="Visited_20_Internet_20_Link">
https://liveuamap.com/en/2023/18-may-ternopil-ternopilska-oblast0002-red-alg</text:a>
</text:p>
      <text:p text:style-name="P4">
News Source: <text:a xlink:type="simple" xlink:href="https://t.me/air_alert_ua/45921" text:style-name="Internet_20_link" text:visited-style-name="Visited_20_Internet_20_Link">
https://t.me/air_alert_ua/45921</text:a>
</text:p>
      <!--NEWS-->
      <text:h text:style-name="P10" text:outline-level="1">
<text:span text:style-name="T4">
Volynska Oblast（00:07）。 红色警报：空中威胁。 警笛声。 立即掩盖！</text:span>
</text:h>
      <text:p text:style-name="P4">
作者: liveuamap (Language: en)</text:p>
      <text:p text:style-name="P4">
时间: 2023-05-18T18:09:00</text:p>
      <text:p text:style-name="P4">
地点: Volynska Oblast (Latitude:51.16667000 Longtitude:24.86667000)</text:p>
      <text:p text:style-name="P4">
视频: []</text:p>
      <text:p text:style-name="P4">
图片: []</text:p>
      <text:p text:style-name="P4">
标签: ["Europe", "Central and Eastern Europe"]</text:p>
      <text:p text:style-name="P4">
Id: 22563819</text:p>
      <!--METADATA-->
      <text:p text:style-name="P4">
Volyn地区(00:07). Red Alert: aerial threat. Sirens sounding. Take covernow!</text:p>
      <text:p text:style-name="P4">
News Collection Link: <text:a xlink:type="simple" xlink:href="https://liveuamap.com/en/2023/18-may-volynska-oblast0007-red-alert-aerial-tg" text:style-name="Internet_20_link" text:visited-style-name="Visited_20_Internet_20_Link">
https://liveuamap.com/en/2023/18-may-volynska-oblast0007-red-alert-aerial-tg</text:a>
</text:p>
      <text:p text:style-name="P4">
News Source: <text:a xlink:type="simple" xlink:href="https://t.me/air_alert_ua/45922" text:style-name="Internet_20_link" text:visited-style-name="Visited_20_Internet_20_Link">
https://t.me/air_alert_ua/45922</text:a>
</text:p>
      <!--NEWS-->
      <text:h text:style-name="P10" text:outline-level="1">
<text:span text:style-name="T4">
Mykolaiv，Mykolayivska Oblast（00:10）。 红色警报：空中威胁。 警笛声。 立即掩盖！</text:span>
</text:h>
      <text:p text:style-name="P4">
作者: liveuamap (Language: en)</text:p>
      <text:p text:style-name="P4">
时间: 2023-05-18T18:11:00</text:p>
      <text:p text:style-name="P4">
地点: Mykolaiv (Latitude:46.94866 Longtitude:32.00639)</text:p>
      <text:p text:style-name="P4">
视频: []</text:p>
      <text:p text:style-name="P4">
图片: []</text:p>
      <text:p text:style-name="P4">
标签: ["Europe", "Central and Eastern Europe"]</text:p>
      <text:p text:style-name="P4">
Id: 22563820</text:p>
      <!--METADATA-->
      <text:p text:style-name="P4">
Nikolaev，Mykolaiv地区(00:10). Red Alert: aerial threat. Sirenssounding. Take cover now!</text:p>
      <text:p text:style-name="P4">
News Collection Link: <text:a xlink:type="simple" xlink:href="https://liveuamap.com/en/2023/18-may-mykolaiv-mykolayivska-oblast0010-red-ag" text:style-name="Internet_20_link" text:visited-style-name="Visited_20_Internet_20_Link">
https://liveuamap.com/en/2023/18-may-mykolaiv-mykolayivska-oblast0010-red-ag</text:a>
</text:p>
      <text:p text:style-name="P4">
News Source: <text:a xlink:type="simple" xlink:href="https://t.me/air_alert_ua/45923" text:style-name="Internet_20_link" text:visited-style-name="Visited_20_Internet_20_Link">
https://t.me/air_alert_ua/45923</text:a>
</text:p>
      <!--NEWS-->
      <text:h text:style-name="P10" text:outline-level="1">
<text:span text:style-name="T4">
敖德萨地区，赫尔森，赫森地区（00:13）。 红色警报：空中威胁。 警笛声。 ...</text:span>
</text:h>
      <text:p text:style-name="P4">
作者: liveuamap (Language: en)</text:p>
      <text:p text:style-name="P4">
时间: 2023-05-18T18:13:00</text:p>
      <text:p text:style-name="P4">
地点: Odeska Oblast (Latitude:46.75035 Longtitude:30.25123)</text:p>
      <text:p text:style-name="P4">
视频: []</text:p>
      <text:p text:style-name="P4">
图片: []</text:p>
      <text:p text:style-name="P4">
标签: ["Europe", "Central and Eastern Europe"]</text:p>
      <text:p text:style-name="P4">
Id: 22563821</text:p>
      <!--METADATA-->
      <text:p text:style-name="P4">
Odesa地区，Kherson，Kherson地区(00:13). Red Alert: aerial threat.Sirens sounding. Take cover now!</text:p>
      <text:p text:style-name="P4">
News Collection Link: <text:a xlink:type="simple" xlink:href="https://liveuamap.com/en/2023/18-may-odeska-oblast-kherson-khersonska-oblasg" text:style-name="Internet_20_link" text:visited-style-name="Visited_20_Internet_20_Link">
https://liveuamap.com/en/2023/18-may-odeska-oblast-kherson-khersonska-oblasg</text:a>
</text:p>
      <text:p text:style-name="P4">
News Source: <text:a xlink:type="simple" xlink:href="https://t.me/air_alert_ua/45925" text:style-name="Internet_20_link" text:visited-style-name="Visited_20_Internet_20_Link">
https://t.me/air_alert_ua/45925</text:a>
</text:p>
      <!--NEWS-->
      <text:h text:style-name="P10" text:outline-level="1">
<text:span text:style-name="T4">
Harkiv，Harkiv地区，Poltavska地区（00:30）。 红色警报：空中威胁。 Siren Sundin ...</text:span>
</text:h>
      <text:p text:style-name="P4">
作者: liveuamap (Language: en)</text:p>
      <text:p text:style-name="P4">
时间: 2023-05-18T18:31:00</text:p>
      <text:p text:style-name="P4">
地点: Kharkiv (Latitude:49.9816 Longtitude:36.25395)</text:p>
      <text:p text:style-name="P4">
视频: []</text:p>
      <text:p text:style-name="P4">
图片: []</text:p>
      <text:p text:style-name="P4">
标签: ["Europe", "Central and Eastern Europe"]</text:p>
      <text:p text:style-name="P4">
Id: 22563822</text:p>
      <!--METADATA-->
      <text:p text:style-name="P4">
波尔塔瓦地区哈尔基夫地区哈尔基夫(00:30). Red Alert: aerial threat.Sirens sounding. Take cover now!</text:p>
      <text:p text:style-name="P4">
News Collection Link: <text:a xlink:type="simple" xlink:href="https://liveuamap.com/en/2023/18-may-kharkiv-kharkivska-oblast-poltavska-obg" text:style-name="Internet_20_link" text:visited-style-name="Visited_20_Internet_20_Link">
https://liveuamap.com/en/2023/18-may-kharkiv-kharkivska-oblast-poltavska-obg</text:a>
</text:p>
      <text:p text:style-name="P4">
News Source: <text:a xlink:type="simple" xlink:href="https://t.me/air_alert_ua/45928" text:style-name="Internet_20_link" text:visited-style-name="Visited_20_Internet_20_Link">
https://t.me/air_alert_ua/45928</text:a>
</text:p>
      <!--NEWS-->
      <text:h text:style-name="P10" text:outline-level="1">
<text:span text:style-name="T4">
Vinnytska Oblast（00:32）。 红色警报：空中威胁。 警笛声。 立即掩盖！</text:span>
</text:h>
      <text:p text:style-name="P4">
作者: liveuamap (Language: en)</text:p>
      <text:p text:style-name="P4">
时间: 2023-05-18T18:33:00</text:p>
      <text:p text:style-name="P4">
地点: Vinnytska Oblast (Latitude:48.91586 Longtitude:28.66659)</text:p>
      <text:p text:style-name="P4">
视频: []</text:p>
      <text:p text:style-name="P4">
图片: []</text:p>
      <text:p text:style-name="P4">
标签: ["Europe", "Central and Eastern Europe"]</text:p>
      <text:p text:style-name="P4">
Id: 22563823</text:p>
      <!--METADATA-->
      <text:p text:style-name="P4">
Vinnytsia地区(00:32). Red Alert: aerial threat. Sirens sounding. Take covernow!</text:p>
      <text:p text:style-name="P4">
News Collection Link: <text:a xlink:type="simple" xlink:href="https://liveuamap.com/en/2023/18-may-vinnytska-oblast0032-red-alert-aerial-g" text:style-name="Internet_20_link" text:visited-style-name="Visited_20_Internet_20_Link">
https://liveuamap.com/en/2023/18-may-vinnytska-oblast0032-red-alert-aerial-g</text:a>
</text:p>
      <text:p text:style-name="P4">
News Source: <text:a xlink:type="simple" xlink:href="https://t.me/air_alert_ua/45929" text:style-name="Internet_20_link" text:visited-style-name="Visited_20_Internet_20_Link">
https://t.me/air_alert_ua/45929</text:a>
</text:p>
      <!--NEWS-->
      <text:h text:style-name="P10" text:outline-level="1">
<text:span text:style-name="T4">
Donetsk Oblast，Sumska Oblast（00:34）。 红色警报：空中威胁。 警笛声。 立即掩盖！</text:span>
</text:h>
      <text:p text:style-name="P4">
作者: liveuamap (Language: en)</text:p>
      <text:p text:style-name="P4">
时间: 2023-05-18T18:35:00</text:p>
      <text:p text:style-name="P4">
地点: Donetsk Oblast (Latitude:48.72704 Longtitude:37.57692)</text:p>
      <text:p text:style-name="P4">
视频: []</text:p>
      <text:p text:style-name="P4">
图片: []</text:p>
      <text:p text:style-name="P4">
标签: ["Europe", "Central and Eastern Europe"]</text:p>
      <text:p text:style-name="P4">
Id: 22563825</text:p>
      <!--METADATA-->
      <text:p text:style-name="P4">
Sumy地区Donetsk地区(00:34). Red Alert: aerial threat. Sirenssounding. Take cover now!</text:p>
      <text:p text:style-name="P4">
News Collection Link: <text:a xlink:type="simple" xlink:href="https://liveuamap.com/en/2023/18-may-donetsk-oblast-sumska-oblast0034-red-ag" text:style-name="Internet_20_link" text:visited-style-name="Visited_20_Internet_20_Link">
https://liveuamap.com/en/2023/18-may-donetsk-oblast-sumska-oblast0034-red-ag</text:a>
</text:p>
      <text:p text:style-name="P4">
News Source: <text:a xlink:type="simple" xlink:href="https://t.me/air_alert_ua/45932" text:style-name="Internet_20_link" text:visited-style-name="Visited_20_Internet_20_Link">
https://t.me/air_alert_ua/45932</text:a>
</text:p>
      <!--NEWS-->
      <text:h text:style-name="P10" text:outline-level="1">
<text:span text:style-name="T4">
Cherkasy地区Kirovohrad地区（00：中学）。 红色ALRT：空中tchretate。 警笛声。 所以...</text:span>
</text:h>
      <text:p text:style-name="P4">
作者: liveuamap (Language: en)</text:p>
      <text:p text:style-name="P4">
时间: 2023-05-18T18:37:00</text:p>
      <text:p text:style-name="P4">
地点: Kirovohradska Oblast (Latitude:48.50000000 Longtitude:32.00000000)</text:p>
      <text:p text:style-name="P4">
视频: []</text:p>
      <text:p text:style-name="P4">
图片: []</text:p>
      <text:p text:style-name="P4">
标签: ["Europe", "Central and Eastern Europe"]</text:p>
      <text:p text:style-name="P4">
Id: 22563826</text:p>
      <!--METADATA-->
      <text:p text:style-name="P4">
Cherkasy地区Kirovohrad地区(00:36). Red Alert: aerial threat.Sirens sounding. Take cover now!</text:p>
      <text:p text:style-name="P4">
News Collection Link: <text:a xlink:type="simple" xlink:href="https://liveuamap.com/en/2023/18-may-kirovohradska-oblast-cherkaska-oblast0g" text:style-name="Internet_20_link" text:visited-style-name="Visited_20_Internet_20_Link">
https://liveuamap.com/en/2023/18-may-kirovohradska-oblast-cherkaska-oblast0g</text:a>
</text:p>
      <text:p text:style-name="P4">
News Source: <text:a xlink:type="simple" xlink:href="https://t.me/air_alert_ua/45934" text:style-name="Internet_20_link" text:visited-style-name="Visited_20_Internet_20_Link">
https://t.me/air_alert_ua/45934</text:a>
</text:p>
      <!--NEWS-->
      <text:h text:style-name="P10" text:outline-level="1">
<text:span text:style-name="T4">
基辅（01:12）。 红色警报：空中威胁。 警笛声。 立即掩盖！</text:span>
</text:h>
      <text:p text:style-name="P4">
作者: liveuamap (Language: en)</text:p>
      <text:p text:style-name="P4">
时间: 2023-05-18T19:13:00</text:p>
      <text:p text:style-name="P4">
地点: Kyiv (Latitude:50.4427 Longtitude:30.53007)</text:p>
      <text:p text:style-name="P4">
视频: []</text:p>
      <text:p text:style-name="P4">
图片: []</text:p>
      <text:p text:style-name="P4">
标签: ["Europe", "Central and Eastern Europe"]</text:p>
      <text:p text:style-name="P4">
Id: 22563827</text:p>
      <!--METADATA-->
      <text:p text:style-name="P4">
基辅(01:12). Red Alert: aerial threat. Sirens sounding. Take cover now!</text:p>
      <text:p text:style-name="P4">
News Collection Link: <text:a xlink:type="simple" xlink:href="https://liveuamap.com/en/2023/18-may-kyiv0112-red-alert-aerial-threat-sireng" text:style-name="Internet_20_link" text:visited-style-name="Visited_20_Internet_20_Link">
https://liveuamap.com/en/2023/18-may-kyiv0112-red-alert-aerial-threat-sireng</text:a>
</text:p>
      <text:p text:style-name="P4">
News Source: <text:a xlink:type="simple" xlink:href="https://t.me/suspilnenews/20884" text:style-name="Internet_20_link" text:visited-style-name="Visited_20_Internet_20_Link">
https://t.me/suspilnenews/20884</text:a>
</text:p>
      <!--NEWS-->
      <text:h text:style-name="P10" text:outline-level="1">
<text:span text:style-name="T4">
利维夫地区，伊万诺 - 弗兰基夫斯克，伊万诺 - 弗兰基夫斯克地区（01:18）。 红色ALRT：空中仪表板...</text:span>
</text:h>
      <text:p text:style-name="P4">
作者: liveuamap (Language: en)</text:p>
      <text:p text:style-name="P4">
时间: 2023-05-18T19:19:00</text:p>
      <text:p text:style-name="P4">
地点: Lviv (Latitude:49.83702 Longtitude:24.02328)</text:p>
      <text:p text:style-name="P4">
视频: []</text:p>
      <text:p text:style-name="P4">
图片: []</text:p>
      <text:p text:style-name="P4">
标签: ["Europe", "Central and Eastern Europe"]</text:p>
      <text:p text:style-name="P4">
Id: 22563828</text:p>
      <!--METADATA-->
      <text:p text:style-name="P4">
利维夫，利维夫地区，Ivano-Frankivsk，Ivano-Frankivsk地区(01:18). RedAlert: aerial threat. Sirens sounding. Take cover now!</text:p>
      <text:p text:style-name="P4">
News Collection Link: <text:a xlink:type="simple" xlink:href="https://liveuamap.com/en/2023/18-may-lviv-lvivska-oblast-ivanofrankivsk-ivag-9464" text:style-name="Internet_20_link" text:visited-style-name="Visited_20_Internet_20_Link">
https://liveuamap.com/en/2023/18-may-lviv-lvivska-oblast-ivanofrankivsk-ivag-9464</text:a>
</text:p>
      <text:p text:style-name="P4">
News Source: <text:a xlink:type="simple" xlink:href="https://t.me/air_alert_ua/45937" text:style-name="Internet_20_link" text:visited-style-name="Visited_20_Internet_20_Link">
https://t.me/air_alert_ua/45937</text:a>
</text:p>
      <!--NEWS-->
      <text:h text:style-name="P10" text:outline-level="1">
<text:span text:style-name="T4">
Chernivetska Oblast，Zakarpattia Oblast（01:19）。 红色警报：空中威胁。 警笛声。 ta。</text:span>
</text:h>
      <text:p text:style-name="P4">
作者: liveuamap (Language: en)</text:p>
      <text:p text:style-name="P4">
时间: 2023-05-18T19:21:00</text:p>
      <text:p text:style-name="P4">
地点: Chernivetska Oblast (Latitude:48.2509 Longtitude:25.99914)</text:p>
      <text:p text:style-name="P4">
视频: []</text:p>
      <text:p text:style-name="P4">
图片: []</text:p>
      <text:p text:style-name="P4">
标签: ["Europe", "Central and Eastern Europe"]</text:p>
      <text:p text:style-name="P4">
Id: 22563829</text:p>
      <!--METADATA-->
      <text:p text:style-name="P4">
Chernivtsi地区，Transcarpathia地区(01:19). Red Alert: aerial threat.Sirens sounding. Take cover now!</text:p>
      <text:p text:style-name="P4">
News Collection Link: <text:a xlink:type="simple" xlink:href="https://liveuamap.com/en/2023/18-may-chernivetska-oblast-zakarpattia-oblastg" text:style-name="Internet_20_link" text:visited-style-name="Visited_20_Internet_20_Link">
https://liveuamap.com/en/2023/18-may-chernivetska-oblast-zakarpattia-oblastg</text:a>
</text:p>
      <text:p text:style-name="P4">
News Source: <text:a xlink:type="simple" xlink:href="https://t.me/air_alert_ua/45939" text:style-name="Internet_20_link" text:visited-style-name="Visited_20_Internet_20_Link">
https://t.me/air_alert_ua/45939</text:a>
</text:p>
      <!--NEWS-->
      <text:h text:style-name="P10" text:outline-level="1">
<text:span text:style-name="T4">
在mykolaiv和Kryvyi Rih中报道了爆炸</text:span>
</text:h>
      <text:p text:style-name="P4">
作者: liveuamap (Language: en)</text:p>
      <text:p text:style-name="P4">
时间: 2023-05-18T19:41:56</text:p>
      <text:p text:style-name="P4">
地点: Kryvyi Rih (Latitude:47.91036 Longtitude:33.26591)</text:p>
      <text:p text:style-name="P4">
视频: []</text:p>
      <text:p text:style-name="P4">
图片: []</text:p>
      <text:p text:style-name="P4">
标签: ["Europe", "Central and Eastern Europe"]</text:p>
      <text:p text:style-name="P4">
Id: 22563830</text:p>
      <!--METADATA-->
      <text:p text:style-name="P4">
在mykolaiv和Kryvyi Rih中报道了爆炸</text:p>
      <text:p text:style-name="P4">
新闻集链接：<text:a xlink:type="simple" xlink:href="https://liveuamap.com/en/2023/18-may-explosions-were-reported-in-mykolaiv-and-kryvyi-rih" text:style-name="Internet_20_link" text:visited-style-name="Visited_20_Internet_20_Link">
https://liveuamap.com/en/2023/18-may-explosions-were-reported-in-mykolaiv-and-kryvyi-rih</text:a>
</text:p>
      <text:p text:style-name="P4">
News Source: <text:a xlink:type="simple" xlink:href="https://t.me/lachentyt/29426" text:style-name="Internet_20_link" text:visited-style-name="Visited_20_Internet_20_Link">
https://t.me/lachentyt/29426</text:a>
</text:p>
      <!--NEWS-->
      <text:h text:style-name="P10" text:outline-level="1">
<text:span text:style-name="T4">
防空在基辅地区活跃</text:span>
</text:h>
      <text:p text:style-name="P4">
作者: liveuamap (Language: en)</text:p>
      <text:p text:style-name="P4">
时间: 2023-05-18T19:44:49</text:p>
      <text:p text:style-name="P4">
地点: Kyiv (Latitude:50.65895 Longtitude:30.43625)</text:p>
      <text:p text:style-name="P4">
视频: []</text:p>
      <text:p text:style-name="P4">
图片: []</text:p>
      <text:p text:style-name="P4">
标签: ["Europe", "Central and Eastern Europe"]</text:p>
      <text:p text:style-name="P4">
Id: 22563831</text:p>
      <!--METADATA-->
      <text:p text:style-name="P4">
防空在基辅地区活跃</text:p>
      <text:p text:style-name="P4">
新闻集链接：<text:a xlink:type="simple" xlink:href="https://liveuamap.com/en/2023/19-may-air-defense-was-active-in-kyiv-region" text:style-name="Internet_20_link" text:visited-style-name="Visited_20_Internet_20_Link">
https://liveuamap.com/en/2023/19-may-air-defense-was-act--active-in-kyiv-gregion</text:a>
</text:p>
      <text:p text:style-name="P4">
News Source: <text:a xlink:type="simple" xlink:href="https://t.me/hromadske_ua/32915" text:style-name="Internet_20_link" text:visited-style-name="Visited_20_Internet_20_Link">
https://t.me/hromadske_ua/32915</text:a>
</text:p>
      <!--NEWS-->
      <text:h text:style-name="P10" text:outline-level="1">
<text:span text:style-name="T4">
无人机报告了乌克兰西北地区的空降</text:span>
</text:h>
      <text:p text:style-name="P4">
作者: liveuamap (Language: en)</text:p>
      <text:p text:style-name="P4">
时间: 2023-05-18T19:57:13</text:p>
      <text:p text:style-name="P4">
地点: Ternopil (Latitude:49.56998 Longtitude:25.56896)</text:p>
      <text:p text:style-name="P4">
视频: []</text:p>
      <text:p text:style-name="P4">
图片: []</text:p>
      <text:p text:style-name="P4">
标签: ["Europe", "Central and Eastern Europe"]</text:p>
      <text:p text:style-name="P4">
Id: 22563832</text:p>
      <!--METADATA-->
      <text:p text:style-name="P4">
无人机报告了乌克兰西北地区的空降</text:p>
      <text:p text:style-name="P4">
新闻集链接：<text:a xlink:type="simple" xlink:href="https://liveuamap.com/en/2023/19-may-drones-reported-airborne-in-northwestern-regions-of" text:style-name="Internet_20_link" text:visited-style-name="Visited_20_Internet_20_Link">
https://liveuamap.com/en/2023/2023/19-may-drones-reported-airborne-in-northwestern-rigions-of</text:a>
</text:p>
      <text:p text:style-name="P4">
News Source: <text:a xlink:type="simple" xlink:href="https://t.me/war_monitor/7441" text:style-name="Internet_20_link" text:visited-style-name="Visited_20_Internet_20_Link">
https://t.me/war_monitor/7441</text:a>
</text:p>
      <!--NEWS-->
      <text:h text:style-name="P10" text:outline-level="1">
<text:span text:style-name="T4">
里文地区报道的爆炸</text:span>
</text:h>
      <text:p text:style-name="P4">
作者: liveuamap (Language: en)</text:p>
      <text:p text:style-name="P4">
时间: 2023-05-18T20:06:42</text:p>
      <text:p text:style-name="P4">
地点: Rivne (Latitude:50.59653 Longtitude:26.24891)</text:p>
      <text:p text:style-name="P4">
视频: []</text:p>
      <text:p text:style-name="P4">
图片: []</text:p>
      <text:p text:style-name="P4">
标签: []</text:p>
      <text:p text:style-name="P4">
Id: 22563833</text:p>
      <!--METADATA-->
      <text:p text:style-name="P4">
里文地区报道的爆炸</text:p>
      <text:p text:style-name="P4">
新闻集链接：<text:a xlink:type="simple" xlink:href="https://liveuamap.com/en/2023/19-may-explosions-reported-in-rivne-region-" text:style-name="Internet_20_link" text:visited-style-name="Visited_20_Internet_20_Link">
https://liveuamap.com/en/2023/19-may-explosions-reported-in-rivne-rivne-gregion-</text:a>
</text:p>
      <text:p text:style-name="P4">
News Source: <text:a xlink:type="simple" xlink:href="https://t.me/lachentyt/29431" text:style-name="Internet_20_link" text:visited-style-name="Visited_20_Internet_20_Link">
https://t.me/lachentyt/29431</text:a>
</text:p>
      <!--NEWS-->
      <text:h text:style-name="P10" text:outline-level="1">
<text:span text:style-name="T4">
英国宣布对俄罗斯的新制裁，包括在钻石上的禁运</text:span>
</text:h>
      <text:p text:style-name="P4">
作者: liveuamap (Language: en)</text:p>
      <text:p text:style-name="P4">
时间: 2023-05-18T20:33:19</text:p>
      <text:p text:style-name="P4">
地点: London, England (Latitude:51.50336 Longtitude:-0.12762)</text:p>
      <text:p text:style-name="P4">
视频: []</text:p>
      <text:p text:style-name="P4">
图片: []</text:p>
      <text:p text:style-name="P4">
标签: []</text:p>
      <text:p text:style-name="P4">
Id: 22563834</text:p>
      <!--METADATA-->
      <text:p text:style-name="P4">
没有任何</text:p>
      <text:p text:style-name="P4">
新闻集链接：<text:a xlink:type="simple" xlink:href="https://liveuamap.com/en/2023/19-may-britain-announces-new-sanctions-against-russia-including" text:style-name="Internet_20_link" text:visited-style-name="Visited_20_Internet_20_Link">
https://liveuamap.com/en/2023/2023/19-may-britain-announces-new-sanctions-anctions-against-russia-Including</text:a>
</text:p>
      <text:p text:style-name="P4">
News Source: <text:a xlink:type="simple" xlink:href="https://liveuamap.com/en/2023/19-may-britain-announces-new-sanctions-against-russia-including" text:style-name="Internet_20_link" text:visited-style-name="Visited_20_Internet_20_Link">
https://liveuamap.com/en/2023/19-may-britain-announces-new-sanctions-against-russia-including</text:a>
</text:p>
      <!--NEWS-->
      <text:h text:style-name="P10" text:outline-level="1">
<text:span text:style-name="T4">
防空在卢茨克活跃</text:span>
</text:h>
      <text:p text:style-name="P4">
作者: liveuamap (Language: en)</text:p>
      <text:p text:style-name="P4">
时间: 2023-05-18T20:37:01</text:p>
      <text:p text:style-name="P4">
地点: Luts'k,Volyns'ka oblast (Latitude:50.76654 Longtitude:25.32211)</text:p>
      <text:p text:style-name="P4">
视频: []</text:p>
      <text:p text:style-name="P4">
图片: []</text:p>
      <text:p text:style-name="P4">
标签: []</text:p>
      <text:p text:style-name="P4">
Id: 22563836</text:p>
      <!--METADATA-->
      <text:p text:style-name="P4">
防空在卢茨克活跃</text:p>
      <text:p text:style-name="P4">
新闻集链接：<text:a xlink:type="simple" xlink:href="https://liveuamap.com/en/2023/19-may-air-defense-is-active-in-lutsk" text:style-name="Internet_20_link" text:visited-style-name="Visited_20_Internet_20_Link">
https://liveuamap.com/en/2023/19-may-air-defense-is-is-active-in-lutsk</text:a>
</text:p>
      <text:p text:style-name="P4">
News Source: <text:a xlink:type="simple" xlink:href="https://t.me/war_monitor/7444" text:style-name="Internet_20_link" text:visited-style-name="Visited_20_Internet_20_Link">
https://t.me/war_monitor/7444</text:a>
</text:p>
      <!--NEWS-->
      <text:h text:style-name="P10" text:outline-level="1">
<text:span text:style-name="T4">
LVIV（02:51）。 红色警报：空中威胁。 警笛声。 立即掩盖！</text:span>
</text:h>
      <text:p text:style-name="P4">
作者: liveuamap (Language: en)</text:p>
      <text:p text:style-name="P4">
时间: 2023-05-18T20:54:00</text:p>
      <text:p text:style-name="P4">
地点: Lviv (Latitude:49.83826000 Longtitude:24.02324000)</text:p>
      <text:p text:style-name="P4">
视频: []</text:p>
      <text:p text:style-name="P4">
图片: []</text:p>
      <text:p text:style-name="P4">
标签: ["Europe", "Central and Eastern Europe"]</text:p>
      <text:p text:style-name="P4">
Id: 22563837</text:p>
      <!--METADATA-->
      <text:p text:style-name="P4">
利沃夫(02:51). Red Alert: aerial threat. Sirens sounding. Take cover now!</text:p>
      <text:p text:style-name="P4">
News Collection Link: <text:a xlink:type="simple" xlink:href="https://liveuamap.com/en/2023/19-may-lviv0251-red-alert-aerial-threat-sireng" text:style-name="Internet_20_link" text:visited-style-name="Visited_20_Internet_20_Link">
https://liveuamap.com/en/2023/19-may-lviv0251-red-alert-aerial-threat-sireng</text:a>
</text:p>
      <text:p text:style-name="P4">
News Source: <text:a xlink:type="simple" xlink:href="https://t.me/chanel24/88873" text:style-name="Internet_20_link" text:visited-style-name="Visited_20_Internet_20_Link">
https://t.me/chanel24/88873</text:a>
</text:p>
      <!--NEWS-->
      <text:h text:style-name="P10" text:outline-level="1">
<text:span text:style-name="T4">
俄罗斯指挥官暴露了</text:span>
</text:h>
      <text:p text:style-name="P4">
作者: ['АРМІЯINFORM']</text:p>
      <text:p text:style-name="P4">
时间: 2023-05-18T25:00:00-04:00</text:p>
      <text:p text:style-name="P4">
描述: 斯利奇（Slidchh）有一个人向马斯瓦尼·阿特布斯特里夫·赫尔森（Masovani Artobstriliv Kherson）开火，他开车...与乌克兰2022年的战争，与乌克兰的最新消息，今天与乌克兰的新闻，乌克兰2022年最后一次与乌克兰进行战争，将在乌克兰和俄罗斯和俄罗斯之间以及俄罗斯和俄罗斯之间发生战争与乌克兰的战争将是不久的</text:p>
      <text:p text:style-name="P4">
图片: ['<text:a xlink:type="simple" xlink:href="https://armyinform.com.ua/wp-content/uploads/2023/05/e7dabfff-8a2b-42c5-bee6-4eeb8825c776.jpg" text:style-name="Internet_20_link" text:visited-style-name="Visited_20_Internet_20_Link">
e7dabfff-8a2b-42c5-bee6-4eeb8825c776.jpg</text:a>
']</text:p>
      <text:p text:style-name="P4">
标签: ['STOPRUSSIA', 'АГРЕСІЯ РФ', 'ВТОРГНЕННЯ РФ', 'СБУ']</text:p>
      <text:p text:style-name="P4">
类别: News</text:p>
      <!--METADATA-->
      <text:p text:style-name="P4">
<draw:frame draw:style-name="fr1" draw:name="Image2" text:anchor-type="as-char" svg:width="6.9236in" svg:height="8.764051in" draw:z-index="0">
<draw:image xlink:href="../Images/AРМІЯINFORM/2023-05-18T25-00-00-04-00/e7dabfff-8a2b-42c5-bee6-4eeb8825c776.jpg" xlink:type="simple" xlink:show="embed" xlink:actuate="onLoad" draw:mime-type="image/jpeg"/>
</draw:frame>
调查人员已经确定了一名参与库尔森城市金牛座的大规模文章的人。 原来，他是第8个单独的炮兵团的德米特里·扎尔基(Dmitry Zharki-Commandir)上校，是俄罗斯联邦黑海舰队第22陆军军队。</text:p>
      <text:p text:style-name="P4">
关于它<text:a xlink:type="simple" xlink:href="https://ssu.gov.ua/novyny/sbu-vstanovyla-komandyra-artpolku-rf-yakyi-viddav-nakaz-na-obstril-zhytlovykh-kvartaliv-khersona" text:style-name="Internet_20_link" text:visited-style-name="Visited_20_Internet_20_Link">
报告</text:a>
乌克兰的安全服务。</text:p>
      <ul>
        <li>
2022年12月24日，占领者从BM-21毕业生的喷气系统向赫尔森的中部命令射击，该毕业生被放置在Dniep​​er河的左岸。 然后，种族主义者亲吻了该地区中心中心的住宅建筑，商店，医院和人道主义援助。 由于敌对炮击，有11名平民被杀，另有64人受伤。 大多数受害者是妇女和年龄的人， - 信息写着。</li>
      </ul>
      <text:p text:style-name="P4">
正如所指出的那样，在邀请HOT邀请HOT邀请到克里姆林宫之后不久，在那里被授予了针对乌克兰平民的恐怖。</text:p>
      <text:p text:style-name="P4">
根据调查，2014年的军事罪犯积极参与了克里米亚。 随后，他的军团开始驻扎在乌克兰半岛的暂时占领领土上。</text:p>
      <text:p text:style-name="P4">
在全面入侵开始后，南部阵线涉及的下属单位。</text:p>
      <text:p text:style-name="P4">
根据收集的证据，安全部门的安全部门向袭击者报告了侵犯战争法律和习俗的袭击者。</text:p>
      <text:p text:style-name="P4">
正在进行复杂的措施对我国的罪行负责。</text:p>
      <text:p text:style-name="P4">
该调查是由霍森地区的SBU员工在区域检察官办公室的保存领导下进行的。</text:p>
      <text:p text:style-name="P4">
News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NEWS-->
      <text:h text:style-name="P10" text:outline-level="1">
<text:span text:style-name="T4">
VESESPIKER OLENA KONDRATYUK：将近20,000名乌克兰儿童被驱逐到俄罗斯联邦</text:span>
</text:h>
      <text:p text:style-name="P4">
作者: ['АРМІЯINFORM']</text:p>
      <text:p text:style-name="P4">
时间: 2023-05-18T26:00:00-04:00</text:p>
      <text:p text:style-name="P4">
描述: 为了乌克兰的奥伦娜·康德里克（Olena Kondratyuk）的缘故，至高无上的家长陷入了特殊的现状...与乌克兰2022年的战争，与乌克兰的最新新闻，《与乌克兰的新闻》，《与乌克兰2022年的新闻》上次进行，乌克兰和俄罗斯与俄罗斯和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1kondra1705.jpg" text:style-name="Internet_20_link" text:visited-style-name="Visited_20_Internet_20_Link">
1kondra1705.jpg</text:a>
']</text:p>
      <text:p text:style-name="P4">
标签: ['STOPRUSSIA', 'АГРЕСІЯ РФ', 'ВТОРГНЕННЯ РФ', 'ДІТИ УКРАЇНИ']</text:p>
      <text:p text:style-name="P4">
类别: News</text:p>
      <!--METADATA-->
      <text:p text:style-name="P4">
<draw:frame draw:style-name="fr1" draw:name="Image3" text:anchor-type="as-char" svg:width="6.9236in" svg:height="4.615733in" draw:z-index="0">
<draw:image xlink:href="../Images/AРМІЯINFORM/2023-05-18T26-00-00-04-00/1kondra1705.jpg" xlink:type="simple" xlink:show="embed" xlink:actuate="onLoad" draw:mime-type="image/jpeg"/>
</draw:frame>
乌克兰Verkhovna Rada的副主席Olena Kondratyuk演出了阿塞拜疆共和国共和国的Millie Medzhlis，致力于Hear Aliyev生日的100周年。</text:p>
      <text:p text:style-name="P4">
关于它<text:a xlink:type="simple" xlink:href="https://www.rada.gov.ua/news/Top-novyna/236650.html" text:style-name="Internet_20_link" text:visited-style-name="Visited_20_Internet_20_Link">
报告</text:a>
乌克兰的Verkhovna Rada。</text:p>
      <text:p text:style-name="P4">
她回忆说，阿塞拜疆盖戴尔·阿里耶夫达(Azerbaijan Gaydar Aliyevda)的国家领导人确定了乌克兰人对所选独立道路的坚定信心，并结束对任何其他州的依赖。</text:p>
      <text:p text:style-name="P4">
Vesespicker还感谢阿塞拜疆为乌克兰提供的人道主义援助的支持和合作和提供。</text:p>
      <text:p text:style-name="P4">
“我要感谢阿塞拜疆领导人对乌克兰领土完整性主权的一致支持。 就我而言，我要确保乌克兰人将支持阿塞拜疆共和国在其国际公认的边界中的领土完整。</text:p>
      <text:p text:style-name="P4">
Vesespicker强调，阿塞拜疆以及乌克兰以尊严保护她的土地。 她还要感谢阿塞拜疆民族在乌克兰武装部队中为乌克兰自由而战的阿塞拜疆民族。</text:p>
      <text:p text:style-name="P4">
在演讲中，乌克兰Verkhovna Rada的副主席呼吁阿塞拜疆的消费者和会议的参与者，对俄罗斯入侵乌克兰的毁灭性后果。</text:p>
      <text:p text:style-name="P4">
Vespicker强调，在俄罗斯入侵乌克兰炸弹袭击期间，有3,000多个教育机构和100多家医疗机构受伤。</text:p>
      <text:p text:style-name="P4">
“在乌克兰城市欧丁(Irpin)，大家在俄罗斯军队反对和平的乌克兰公民的恐怖消息中都听到了，那里有一条街道和广场的盖亚德·阿里耶夫(Gayard Aliyev)的妻子，杰出的眼科医生，院士Zarifia。 为了她的荣誉，欧丁学校也被任命为12号。 俄罗斯人解雇了Aliyovubul学校，” Elena Kondratyuk强调。</text:p>
      <text:p text:style-name="P4">
同时，Verkhovna Rada的副董事长不仅加剧了俄罗斯占领乌克兰土地的占领，而且还以俄罗斯人的直接疯狂意图，乌克兰人的种族灭绝并没有被俄罗斯人掩盖，我们的孩子们踢了我们的孩子。”</text:p>
      <text:p text:style-name="P4">
她强调，将近20,000名乌克兰儿童(这只是一个正式的数字)被暴力驱逐到俄罗斯。</text:p>
      <text:p text:style-name="P4">
News Source: <text:a xlink:type="simple" xlink:href="https://armyinform.com.ua/2023/05/18/viczespikerka-olena-kondratyuk-majzhe-20-tysyach-ukrayinskyh-ditej-nasylnyczki-deportovano-do-rf/" text:style-name="Internet_20_link" text:visited-style-name="Visited_20_Internet_20_Link">
https://armyinform.com.ua/2023/05/18/viczespikerka-olena-kondratyuk-majzhe-20-tysyach-ukrayinskyh-ditej-nasylnyczki-deportovano-do-rf/</text:a>
</text:p>
      <!--NEWS-->
      <text:h text:style-name="P10" text:outline-level="1">
<text:span text:style-name="T4">
RRT的关注恢复了Kherson地区两个广播电台的操作</text:span>
</text:h>
      <text:p text:style-name="P4">
作者: ['АРМІЯINFORM']</text:p>
      <text:p text:style-name="P4">
时间: 2023-05-18T27:00:00-04:00</text:p>
      <text:p text:style-name="P4">
描述: 关注的是Radisomonnaya，Radiozv'yaska，Telebacco，Yachiy来到Sphere Manded ...与乌克兰2022年的战争，与乌克兰的最新新闻，今天与乌克兰2022年的新闻，今天，乌克兰和俄罗斯和俄罗斯和俄罗斯之间的战争将会当他们在2022年与乌克兰进行战争时，他们说，在不久的将来，乌克兰是否会与乌克兰进行战争</text:p>
      <text:p text:style-name="P4">
图片: ['<text:a xlink:type="simple" xlink:href="https://armyinform.com.ua/wp-content/uploads/2023/05/site000296.png" text:style-name="Internet_20_link" text:visited-style-name="Visited_20_Internet_20_Link">
site000296.png</text:a>
']</text:p>
      <text:p text:style-name="P4">
标签: ['STOPRUSSIA', 'АГРЕСІЯ РФ', 'ВТОРГНЕННЯ РФ', 'ХЕРСОНСЬКА ОБЛАСТЬ']</text:p>
      <text:p text:style-name="P4">
类别: News</text:p>
      <!--METADATA-->
      <text:p text:style-name="P4">
<draw:frame draw:style-name="fr1" draw:name="Image4" text:anchor-type="as-char" svg:width="6.9236in" svg:height="5.204239in" draw:z-index="0">
<draw:image xlink:href="../Images/AРМІЯINFORM/2023-05-18T27-00-00-04-00/site000296.png" xlink:type="simple" xlink:show="embed" xlink:actuate="onLoad" draw:mime-type="image/png"/>
</draw:frame>
属于国家通信秘书处的无线电广播，无线电通信和电视的关注，继续恢复乌克兰的乌克兰偏见领土的无线电广播。</text:p>
      <text:p text:style-name="P4">
关于它<text:a xlink:type="simple" xlink:href="https://t.me/dsszzi_official/5820" text:style-name="Internet_20_link" text:visited-style-name="Visited_20_Internet_20_Link">
报告</text:a>
子宫的状态安全。</text:p>
      <text:p text:style-name="P4">
从现在开始，KRRT专家恢复了Kherson地区Berislav区的两个公共广播电台的工作：</text:p>
      <text:p text:style-name="P4">
<text:span text:style-name="T5">
无线电文化-91.4 FM； </text:span>
无线电梁-98.5 FM。</text:p>
      <text:p text:style-name="P4">
语音修复发生在20122年11月15日的1287年11月15日的乌克兰部长内阁内部进行，“在20122年指导国家预算资金的一些问题，以实施恢复电视和广播广播广播的措施，Chernihiv，Sumy和Kherson地区”。</text:p>
      <text:p text:style-name="P4">
News Source: <text:a xlink:type="simple" xlink:href="https://armyinform.com.ua/2023/05/18/konczern-rrt-vidnovyv-robotu-dvoh-radiostanczij-na-hersonshhyni/" text:style-name="Internet_20_link" text:visited-style-name="Visited_20_Internet_20_Link">
https://armyinform.com.ua/2023/05/18/konczern-rrt-vidnovyv-robotu-dvoh-radiostanczij-na-hersonshhyni/</text:a>
</text:p>
      <!--NEWS-->
      <text:h text:style-name="P10" text:outline-level="1">
<text:span text:style-name="T4">
经济部讨论了另一种简化</text:span>
</text:h>
      <text:p text:style-name="P4">
作者: ['АРМІЯINFORM']</text:p>
      <text:p text:style-name="P4">
时间: 2023-05-18T28:00:00-04:00</text:p>
      <text:p text:style-name="P4">
描述: patannya提起的货物进口库，对Vobronitvtsa至关重要...与乌克兰2022年的战争，与乌克兰的最新新闻，今天与乌克兰的新闻，今天与乌克兰的新闻战争，今天上次与乌克兰的新闻战，乌克兰和俄罗斯之间以及俄罗斯和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323_iqyi1wigi38ousasrg09ytrswtwokdau_w_767-e1684351833983.jpg" text:style-name="Internet_20_link" text:visited-style-name="Visited_20_Internet_20_Link">
323_iqyi1wigi38ousasrg09ytrswtwokdau_w_767-e1684351833983.jpg</text:a>
']</text:p>
      <text:p text:style-name="P4">
标签: ['STOPRUSSIA', 'АГРЕСІЯ РФ', 'ВТОРГНЕННЯ РФ', 'РІШЕННЯ УРЯДУ']</text:p>
      <text:p text:style-name="P4">
类别: News</text:p>
      <!--METADATA-->
      <text:p text:style-name="P4">
<draw:frame draw:style-name="fr1" draw:name="Image5" text:anchor-type="as-char" svg:width="6.9236in" svg:height="5.056875in" draw:z-index="0">
<draw:image xlink:href="../Images/AРМІЯINFORM/2023-05-18T28-00-00-04-00/323_iqyi1wigi38ousasrg09ytrswtwokdau_w_767-e1684351833983.jpg" xlink:type="simple" xlink:show="embed" xlink:actuate="onLoad" draw:mime-type="image/jpeg"/>
</draw:frame>
说明性照片</text:p>
      <text:p text:style-name="P4">
在2023年5月17日在乌克兰经济部的一次工作会议上，讨论了简化货物进口的进一步步骤，对于生产武器和军事设备的生产至关重要，并加强了乌克兰的国防能力。</text:p>
      <text:p text:style-name="P4">
关于它<text:a xlink:type="simple" xlink:href="https://www.kmu.gov.ua/news/v-minekonomiky-obhovoryly-shliakhy-podalshoho-sproshchennia-importu-tovariv-viiskovoho-pryznachennia-dlia-zabezpechennia-natsionalnykh-syl-oborony" text:style-name="Internet_20_link" text:visited-style-name="Visited_20_Internet_20_Link">
报告</text:a>
政府门户。</text:p>
      <text:p text:style-name="P4">
会议由经济部，国防，战略工业，州出口管制服务，乌克兰雇主联合会，部门协会和OPC的代表参加了会议。</text:p>
      <text:p text:style-name="P4">
正如制造商的代表在会议期间指出的那样，政府以前提出了必要的决定，使得有可能大大简化商品的进口和对国防需求的两倍使用。以同样的方式，去年3月，修正案，解决方案否。 。(ML1 -ML22)需要国家国防军需求的军事物品清单。</text:p>
      <text:p text:style-name="P4">
12月，政府批准了国际转让的军事用品和双重用途清单(进口)在《戒严法》中，“国家控制军事患者国际转移和双重用法的法律”并不普遍(第1378号决议).</text:p>
      <text:p text:style-name="P4">
Відтак, нагальні потреби ОПК вимагають подальших кроків з лібералізаціївідповідних механізмів. Зокрема, розширення переліку товарів, на імпорт якихне буде поширюватися у період воєнного стану дія закону про експортнийконтроль.</text:p>
      <text:p text:style-name="P4">
Під час засідання були обговорені конкретні пропозиції виробників щодорозширення переліку. За підсумками вирішено опрацювати подані пропозиції зурахуванням позицій всіх зацікавлених сторін та внести відповідні зміни допостанови № 1378, які будуть надані на погодження до заінтересованих державнихорганів та подані на розгляд Уряду.</text:p>
      <text:p text:style-name="P4">
News Source: <text:a xlink:type="simple" xlink:href="https://armyinform.com.ua/2023/05/18/v-minekonomiky-obgovoryly-chergove-sproshhennya-importu-tovariv-vijskovogo-pryznachennya/" text:style-name="Internet_20_link" text:visited-style-name="Visited_20_Internet_20_Link">
https://armyinform.com.ua/2023/05/18/v-minekonomiky-obgovoryly-chergove-sproshhennya-importu-tovariv-vijskovogo-pryznachennya/</text:a>
</text:p>
      <!--NEWS-->
      <text:h text:style-name="P10" text:outline-level="1">
<text:span text:style-name="T4">
在赫尔森中，一名护士被拘留，认为“倾倒”了乌克兰捍卫者的个人数据</text:span>
</text:h>
      <text:p text:style-name="P4">
作者: ['АРМІЯINFORM']</text:p>
      <text:p text:style-name="P4">
时间: 2023-05-18T29:00:00-04:00</text:p>
      <text:p text:style-name="P4">
描述: 在明星霍森·SBU（Star Kherson SBU），一名经纪人向特工大喊。 她的护士摇摇欲坠...与乌克兰2022年的战争，与乌克兰的战争是今天的最新消息，今天与乌克兰2022的战争是今天的最后一场，乌克兰和俄罗斯之间的战争是否会发生战争，当与乌克兰的战争之间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5/6b87d683bce9d2851921d26609d1c53e.jpeg" text:style-name="Internet_20_link" text:visited-style-name="Visited_20_Internet_20_Link">
6b87d683bce9d2851921d26609d1c53e.jpeg</text:a>
']</text:p>
      <text:p text:style-name="P4">
标签: ['STOPRUSSIA', 'АГРЕСІЯ РФ', 'ВТОРГНЕННЯ РФ', 'КОЛАБОРАНТИ', 'СБУ']</text:p>
      <text:p text:style-name="P4">
类别: News</text:p>
      <!--METADATA-->
      <text:p text:style-name="P4">
<draw:frame draw:style-name="fr1" draw:name="Image6" text:anchor-type="as-char" svg:width="6.9236in" svg:height="4.615733in" draw:z-index="0">
<draw:image xlink:href="../Images/AРМІЯINFORM/2023-05-18T29-00-00-04-00/6b87d683bce9d2851921d26609d1c53e.jpeg" xlink:type="simple" xlink:show="embed" xlink:actuate="onLoad" draw:mime-type="image/jpeg"/>
</draw:frame>
在解放的霍森中，SBU拘留了另一位俄罗斯特工。</text:p>
      <text:p text:style-name="P4">
她是一家当地医院的护士，在FSB人事雇员对区域中心占领期间招募。</text:p>
      <text:p text:style-name="P4">
在霍尔森(Kherson)释放后，她留在伊普莱德市(Ipreadays)市，在一家医疗机构工作，以侦察和颠覆乌克兰。</text:p>
      <text:p text:style-name="P4">
随后，为侵略者收集的恶意因素是在医疗机构接受治疗的乌克兰捍卫者的组成数据。</text:p>
      <text:p text:style-name="P4">
她还监视了由区域中心的吉拉特人驻扎在国防军上。</text:p>
      <text:p text:style-name="P4">
此外，俄罗斯特工还记录了敌对火箭发射器和霍森的后果，并通过使者将相应的“报告”转移到了FSB。</text:p>
      <text:p text:style-name="P4">
情报需要入侵者来调整城市中的重新射击。</text:p>
      <text:p text:style-name="P4">
根据调查人员的说法，在俄罗斯情报部门的视野中，一名妇女通过电报中的一个反乌克兰人团体获得了入侵者的公众支持。</text:p>
      <text:p text:style-name="P4">
在居住地的搜查中，被告找到了她用来与侵略者通信的手机。</text:p>
      <text:p text:style-name="P4">
根据收集的证据，安全局的调查人员告诉她怀疑戒严令中的一名经过的背叛。</text:p>
      <text:p text:style-name="P4">
她现在被拘留。 正在进行调查以确定所有犯罪。</text:p>
      <text:p text:style-name="P4">
该综合措施是由SBU员工在库尔森地区的检察官办公室保存领导下进行的。</text:p>
      <text:p text:style-name="P4">
<text:span text:style-name="T4">
来源：</text:span>
 <text:a xlink:type="simple" xlink:href="https://ssu.gov.ua/novyny/sbu-zatrymala-medsestru-yaka-pratsiuvala-na-fsb-i-zlyvala-vorohu-personalni-dani-ukrainskykh-zakhysnykiv" text:style-name="Internet_20_link" text:visited-style-name="Visited_20_Internet_20_Link">
<text:span text:style-name="T5">
sbu</text:span>
</text:a>
</text:p>
      <text:p text:style-name="P4">
News Source: <text:a xlink:type="simple" xlink:href="https://armyinform.com.ua/2023/05/18/u-hersoni-zatrymano-medsestru-yaka-zlyvala-vorogu-personalni-dani-ukrayinskyh-zahysnykiv/" text:style-name="Internet_20_link" text:visited-style-name="Visited_20_Internet_20_Link">
https://armyinform.com.ua/2023/05/18/u-hersoni-zatrymano-medsestru-yaka-zlyvala-vorogu-personalni-dani-ukrayinskyh-zahysnykiv/</text:a>
</text:p>
      <!--NEWS-->
      <text:h text:style-name="P10" text:outline-level="1">
<text:span text:style-name="T4">
Oleksandr Kubrakov：谷物一致性再解锁了120天</text:span>
</text:h>
      <text:p text:style-name="P4">
作者: ['АРМІЯINFORM']</text:p>
      <text:p text:style-name="P4">
时间: 2023-05-18T30:00:00-04:00</text:p>
      <text:p text:style-name="P4">
描述: Vika-Prem'r-Minigra Z Vydnnaya Ukrainian-Minstro Rosvitka Gromad，Teritorskoy ...与乌克兰2022年的战争，与乌克兰的最新新闻，今天与乌克兰2022年的新闻战争，今天，乌克兰和俄罗斯和俄罗斯和俄罗斯之间的战争将在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5/3f41433e6e049a617bf691645c2714fb.webp" text:style-name="Internet_20_link" text:visited-style-name="Visited_20_Internet_20_Link">
3f41433e6e049a617bf691645c2714fb.webp</text:a>
']</text:p>
      <text:p text:style-name="P4">
标签: ['STOPRUSSIA', 'АГРЕСІЯ РФ', 'ВТОРГНЕННЯ РФ', 'ЗЕРНОВА УГОДА']</text:p>
      <text:p text:style-name="P4">
类别: News</text:p>
      <!--METADATA-->
      <text:p text:style-name="P4">
<draw:frame draw:style-name="fr1" draw:name="Image7" text:anchor-type="as-char" svg:width="6.9236in" svg:height="4.586193in" draw:z-index="0">
<draw:image xlink:href="../ConvertedIMGs/AРМІЯINFORM/2023-05-18T30-00-00-04-00/3f41433e6e049a617bf691645c2714fb.png" xlink:type="simple" xlink:show="embed" xlink:actuate="onLoad" draw:mime-type="image/png"/>
</draw:frame>
说明性照片</text:p>
      <text:p text:style-name="P4">
恢复乌克兰社区，领土和基础设施发展的乌克兰局部副总理亚历山大·库布拉科夫(Alexander Kubrakov)谈到了《 Geruric协议》的延续。</text:p>
      <text:p text:style-name="P4">
关于它<text:a xlink:type="simple" xlink:href="https://www.kmu.gov.ua/news/oleksandr-kubrakov-zernovu-uhodu-rozblokovano" text:style-name="Internet_20_link" text:visited-style-name="Visited_20_Internet_20_Link">
报告</text:a>
政府门户。</text:p>
      <text:p text:style-name="P4">
“谷物协议已解锁，它将持续到7月18日。 得益于我们的合作伙伴土耳其和联合国的努力，这将是很多接收乌克兰产品。 我们感谢合作伙伴坚决而有目的的建议，即该协议将来应在未来以及所有人签署的条件下起作用。 我注意到，谷物倡议是有效的，因为它延长了120天，直到7月18日。”亚历山大·库布拉科夫(Alexander Kubrakov)强调。</text:p>
      <text:p text:style-name="P4">
迄今为止，已经将30040万个TONAG产品发送到了世界的需求。 自4月中旬以来，俄罗斯毫无根据地发起了倡议的工作，实际上，5月，俄罗斯拒绝注册舰队并对舰队进行检查，从而阻止了它，该舰队将加载D -kukrainian港口。 现在，预计在领土上有将近70艘船，有9​​0％是那些准备将我们的农民产品运送到世界的人。</text:p>
      <text:p text:style-name="P4">
“我们欢迎该倡议的延续，但我们强调它应该有效地发挥作用。 为此，有必要消除俄罗斯已经造成的问题，即破坏检查和新飞行器的注册。 我们希望我们的合作伙伴将尽一切努力使谷物协议在世界的粮食安全上充分发挥作用，俄罗斯最终将以粮食作为武器和勒索。”证词写道。</text:p>
      <text:p text:style-name="P4">
News Source: <text:a xlink:type="simple" xlink:href="https://armyinform.com.ua/2023/05/18/oleksandr-kubrakov-zernovu-ugodu-rozblokovano-shhe-na-120-dib/" text:style-name="Internet_20_link" text:visited-style-name="Visited_20_Internet_20_Link">
https://armyinform.com.ua/2023/05/18/oleksandr-kubrakov-zernovu-ugodu-rozblokovano-shhe-na-120-dib/</text:a>
</text:p>
      <!--NEWS-->
      <text:h text:style-name="P10" text:outline-level="1">
<text:span text:style-name="T4">
展览“为了未来的统一”将在敖德萨开放</text:span>
</text:h>
      <text:p text:style-name="P4">
作者: ['АРМІЯINFORM']</text:p>
      <text:p text:style-name="P4">
时间: 2023-05-18T31:00:00-04:00</text:p>
      <text:p text:style-name="P4">
描述: Syogodnis，在克鲁格利·扎贝斯基车站（Krugliy Zabesky Station）第18次伤害14:00的伤害。 2022年与乌克兰与乌克兰的战争将与否，在不久的将来，乌克兰与乌克兰的战争，与乌克兰的战争，今天的乌克兰新闻，乌克兰新闻，乌克兰媒体的乌克兰新闻</text:p>
      <text:p text:style-name="P4">
图片: ['<text:a xlink:type="simple" xlink:href="https://armyinform.com.ua/wp-content/uploads/2023/05/7d1c3959-f115-43c2-8c2b-fb854acbbde7.jpg" text:style-name="Internet_20_link" text:visited-style-name="Visited_20_Internet_20_Link">
7d1c3959-f115-43c2-8c2b-fb854acbbde7.jpg</text:a>
']</text:p>
      <text:p text:style-name="P4">
标签: ['АГРЕСІЯ РФ', 'ВТОРГНЕННЯ РФ', 'ЄДНАННЯ ЗАРАДИ МАЙБУТНЬОГО', 'УКРЗАЛІЗНИЦЯ']</text:p>
      <text:p text:style-name="P4">
类别: News</text:p>
      <!--METADATA-->
      <text:p text:style-name="P4">
<draw:frame draw:style-name="fr1" draw:name="Image8" text:anchor-type="as-char" svg:width="6.9236in" svg:height="3.894525in" draw:z-index="0">
<draw:image xlink:href="../Images/AРМІЯINFORM/2023-05-18T31-00-00-04-00/7d1c3959-f115-43c2-8c2b-fb854acbbde7.jpg" xlink:type="simple" xlink:show="embed" xlink:actuate="onLoad" draw:mime-type="image/jpeg"/>
</draw:frame>
今天，5月18日，下午2:00，敖德萨的敖德萨站展示了“为了未来的统一”展览，该展览在全面入侵时讲述了乌克兰人的特殊性和进食阶段在现代乌克兰的生活中，铁路及其有关。</text:p>
      <text:p text:style-name="P4">
关于它<text:a xlink:type="simple" xlink:href="https://armyinform.com.ua/reformator/script%20async%20src=%22https:/telegram.org/js/telegram-widget.js" text:style-name="Internet_20_link" text:visited-style-name="Visited_20_Internet_20_Link">
报告</text:a>
Ukrzaliznytsia。</text:p>
      <ul>
        <li>
收集的有关疏散，医疗，外交和邮政汽车的摄影作品每天从全面入侵开始时每天缝制该国，在火车上推出的那天首次在Uzhgorod上展出。 今年，他将Uzhgorod驱车前往Kramatorsk，向我们东部的士兵带来了支持，最后202222222221-从Rakhov到Mariupol，这是我们将要重复的最长路线，这是信息。</li>
      </ul>
      <text:p text:style-name="P4">
随后，展览前往切尔尼夫特，伊万诺·弗兰基夫斯克和温妮妮莎的车站。</text:p>
      <text:p text:style-name="P4">
可以在三周内查看暴露。</text:p>
      <text:p text:style-name="P4">
News Source: <text:a xlink:type="simple" xlink:href="https://armyinform.com.ua/2023/05/18/v-odesi-vidkryyetsya-vystavka-yednannya-zarady-majbutnogo/" text:style-name="Internet_20_link" text:visited-style-name="Visited_20_Internet_20_Link">
https://armyinform.com.ua/2023/05/18/v-odesi-vidkryyetsya-vystavka-yednannya-zarady-majbutnogo/</text:a>
</text:p>
      <!--NEWS-->
      <text:h text:style-name="P10" text:outline-level="1">
<text:span text:style-name="T4">
对于P’ yat Day开始了另一个SCO资格课程</text:span>
</text:h>
      <text:p text:style-name="P4">
作者: ['АРМІЯINFORM']</text:p>
      <text:p text:style-name="P4">
时间: 2023-05-18T32:00:00-04:00</text:p>
      <text:p text:style-name="P4">
描述: 在Kinzia之前，MTO的Chergovy Kovalifi -Katzhysyoye CTR提交的申请为5次。 申请...与乌克兰2022年的战争，与乌克兰的最新新闻战争，与乌克兰的新闻战争，2022年的新闻战争，今天将在乌克兰和俄罗斯之间发生战争，当2022年与乌克兰的战争将是他们说，在不久的将来与乌克兰发动了战争</text:p>
      <text:p text:style-name="P4">
图片: ['<text:a xlink:type="simple" xlink:href="https://armyinform.com.ua/wp-content/uploads/2023/05/347578393_791073382411998_5002751121828080607_n.jpg" text:style-name="Internet_20_link" text:visited-style-name="Visited_20_Internet_20_Link">
347578393_791073382411998_5002751121828080607_n.jpg</text:a>
']</text:p>
      <text:p text:style-name="P4">
标签: ['STOPRUSSIA', 'АГРЕСІЯ РФ', 'ВТОРГНЕННЯ РФ', 'ССО ЗСУ']</text:p>
      <text:p text:style-name="P4">
类别: News</text:p>
      <!--METADATA-->
      <text:p text:style-name="P4">
<draw:frame draw:style-name="fr1" draw:name="Image9" text:anchor-type="as-char" svg:width="6.9236in" svg:height="6.9236in" draw:z-index="0">
<draw:image xlink:href="../Images/AРМІЯINFORM/2023-05-18T32-00-00-04-00/347578393_791073382411998_5002751121828080607_n.jpg" xlink:type="simple" xlink:show="embed" xlink:actuate="onLoad" draw:mime-type="image/jpeg"/>
</draw:frame>
在下一个MSO的下一个资格课程的申请结束之前，有5天。申请被接受到22.05.2023。</text:p>
      <text:p text:style-name="P4">
在[https://sof.mil.gov.ua/join]上完成申请(https://sof.mil.gov.ua/join?fbclid=IwAR0FDdMMsWJwH0bQxYOGkaj8hL7lZv682g0972dTd3eg7H-Wynsm-U0-IN4)(网站更新到“基本页面”意味着该应用程序已提交)详细的课程和准备信息<text:a xlink:type="simple" xlink:href="https://sof.mil.gov.ua/ready" text:style-name="Internet_20_link" text:visited-style-name="Visited_20_Internet_20_Link">
https://sof.mil.gov.ua/ready</text:a>
不要失去加入武装部队特种行动士兵队伍的机会!</text:p>
      <text:p text:style-name="P4">
<text:span text:style-name="T4">
来源：</text:span>
 _ <text:a xlink:type="simple" xlink:href="https://www.facebook.com/usofcom/posts/pfbid0ggs8SfPPQrkEtjNc8yXHuwUsSZayxPW4n7aYdfPCSPbEKVDbBYBxjxtbZQJ49oJel" text:style-name="Internet_20_link" text:visited-style-name="Visited_20_Internet_20_Link">
Commandsso命令</text:a>
_</text:p>
      <text:p text:style-name="P4">
News Source: <text:a xlink:type="simple" xlink:href="https://armyinform.com.ua/2023/05/18/za-pyat-dib-startuye-chergovyj-kvalifikaczijnyj-kurs-sso/" text:style-name="Internet_20_link" text:visited-style-name="Visited_20_Internet_20_Link">
https://armyinform.com.ua/2023/05/18/za-pyat-dib-startuye-chergovyj-kvalifikaczijnyj-kurs-sso/</text:a>
</text:p>
      <!--NEWS-->
      <text:h text:style-name="P10" text:outline-level="1">
<text:span text:style-name="T4">
自5月初以来对基辅的第九次空袭-KVMA</text:span>
</text:h>
      <text:p text:style-name="P4">
作者: ['АРМІЯINFORM']</text:p>
      <text:p text:style-name="P4">
时间: 2023-05-18T33:00:00-04:00</text:p>
      <text:p text:style-name="P4">
描述: 在Izhormatziyu前面的后面，捕获了Kiyva Buli Viyavlevi的Cums ...与乌克兰2022年的战争，与乌克兰的最新新闻，《与乌克兰的新闻战》，与乌克兰2022年的新闻战争，乌克兰和俄罗斯与俄罗斯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КВМА']</text:p>
      <text:p text:style-name="P4">
类别: News</text:p>
      <!--METADATA-->
      <text:p text:style-name="P4">
<draw:frame draw:style-name="fr1" draw:name="Image10" text:anchor-type="as-char" svg:width="6.9236in" svg:height="3.893007in" draw:z-index="0">
<draw:image xlink:href="../Images/AРМІЯINFORM/2023-05-18T33-00-00-04-00/raketnyj-udar.jpg" xlink:type="simple" xlink:show="embed" xlink:actuate="onLoad" draw:mime-type="image/jpeg"/>
</draw:frame>
照片说明性</text:p>
      <text:p text:style-name="P4">
根据初步信息，发现并摧毁了基辅领空中的所有敌对目标。 从一天开始，这是首都上的第九架飞机。</text:p>
      <text:p text:style-name="P4">
关于它<text:a xlink:type="simple" xlink:href="https://armyinform.com.ua/reformator/script%20async%20src=%22https:/telegram.org/js/telegram-widget.js" text:style-name="Internet_20_link" text:visited-style-name="Visited_20_Internet_20_Link">
报告</text:a>
KVMA。</text:p>
      <ul>
        <li>
这次袭击是由TU-95MC的战略轰炸机(TU-160)从Caspian地区进行的，可能是X-101/555型的翅膀的导弹。 收到火箭之后，敌人涉及他的情报上的无人机。 很快将在消息中告知空军的数量，类型和无人机。</li>
      </ul>
      <text:p text:style-name="P4">
以前是Desnyansk和Darnytskyi地区的碎屑掉落。 最大的伤害记录在Darnytskyi区 - 车库合作社的领土上有燃烧。 大火被消除。 储量可能会在停放的汽车，冒险或森林公园地区掉落。 目前尚未收到有关受害者的信息。收集和完善了及时的效率。</text:p>
      <text:p text:style-name="P4">
News Source: <text:a xlink:type="simple" xlink:href="https://armyinform.com.ua/2023/05/18/vidbyto-devyatyj-povitryanyj-napad-na-kyyiv-z-pochatku-travnya-kvma/" text:style-name="Internet_20_link" text:visited-style-name="Visited_20_Internet_20_Link">
https://armyinform.com.ua/2023/05/18/vidbyto-devyatyj-povitryanyj-napad-na-kyyiv-z-pochatku-travnya-kvma/</text:a>
</text:p>
      <!--NEWS-->
      <text:h text:style-name="P10" text:outline-level="1">
<text:span text:style-name="T4">
白天，俄罗斯人对RSZV进行了100多次炮击</text:span>
</text:h>
      <text:p text:style-name="P4">
作者: ['АРМІЯINFORM']</text:p>
      <text:p text:style-name="P4">
时间: 2023-05-18T34:00:00-04:00</text:p>
      <text:p text:style-name="P4">
描述: 罗斯西斯卡军队并没有使健康的部队不是地衣维斯维克夫，而是内战……与乌克兰2022年的战争，与乌克兰的战争是今天的最新消息，与乌克兰2022年的新闻战争是今天的最后一场新闻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2/grady.jpg" text:style-name="Internet_20_link" text:visited-style-name="Visited_20_Internet_20_Link">
grady.jpg</text:a>
']</text:p>
      <text:p text:style-name="P4">
标签: ['STOPRUSSIA', 'АГРЕСІЯ РФ', 'ВТОРГНЕННЯ РФ', 'ГШ ЗСУ']</text:p>
      <text:p text:style-name="P4">
类别: News</text:p>
      <!--METADATA-->
      <text:p text:style-name="P4">
<draw:frame draw:style-name="fr1" draw:name="Image11" text:anchor-type="as-char" svg:width="6.9236in" svg:height="4.137041in" draw:z-index="0">
<draw:image xlink:href="../Images/AРМІЯINFORM/2023-05-18T34-00-00-04-00/grady.jpg" xlink:type="simple" xlink:show="embed" xlink:actuate="onLoad" draw:mime-type="image/jpeg"/>
</draw:frame>
说明性照片<text:span text:style-name="T4">
🔥俄罗斯入侵的情况</text:span>
</text:p>
      <text:p text:style-name="P4">
俄罗斯军队不仅不仅停止开火，而且不再开火。</text:p>
      <text:p text:style-name="P4">
关于它<text:a xlink:type="simple" xlink:href="https://www.facebook.com/GeneralStaff.ua/posts/pfbid0WbVtcN1PMMcGkbE2UsAaC9wY15aWRy4XtZNMNTtz8ibeQNaH3myeQgiLcXyBqfiXl" text:style-name="Internet_20_link" text:visited-style-name="Visited_20_Internet_20_Link">
报告</text:a>
乌克兰武装部队的总参谋部。</text:p>
      <ul>
        <li>
在过去的一天中，敌人袭击了15次火箭中风，包括在巴赫穆特(Bakhmut)，霍森(Kherson)和奥德萨(Odesa)的城市。 此外，还记录了42架敌机冲击和101次火箭发射器。 私人居民受伤，私人住宅和其他平民基础设施被摧毁和损坏，这是信息。</li>
      </ul>
      <text:p text:style-name="P4">
根据武装部队的总参谋长的说法，整个乌克兰的进一步导弹和航空罢工的可能性仍然很高。</text:p>
      <text:p text:style-name="P4">
News Source: <text:a xlink:type="simple" xlink:href="https://armyinform.com.ua/2023/05/18/za-dobu-rosiyany-zdijsnyly-ponad-100-obstriliv-z-rszv/" text:style-name="Internet_20_link" text:visited-style-name="Visited_20_Internet_20_Link">
https://armyinform.com.ua/2023/05/18/za-dobu-rosiyany-zdijsnyly-ponad-100-obstriliv-z-rszv/</text:a>
</text:p>
      <!--NEWS-->
      <text:h text:style-name="P10" text:outline-level="1">
<text:span text:style-name="T4">
由于昨天对敖德萨的火箭袭击，一个人被杀，两人受伤-Natalia Humeniuk</text:span>
</text:h>
      <text:p text:style-name="P4">
作者: ['Вячеслав Діордієв']</text:p>
      <text:p text:style-name="P4">
时间: 2023-05-18T35:00:00-04:00</text:p>
      <text:p text:style-name="P4">
描述: 关于中心电视马拉松“єIni新闻”中的TSE，Zerivnitniye Obdnaynoye是2022年与乌克兰2022年的战争，与乌克兰的战争是今天的最新消息，今天与乌克兰2022年的战争是今天的最后一场战争他们说，乌克兰和俄罗斯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50cf7a1c-2e4f-4406-be0d-56821680ab61.jpg" text:style-name="Internet_20_link" text:visited-style-name="Visited_20_Internet_20_Link">
50cf7a1c-2e4f-4406-be0d-56821680ab61.jpg</text:a>
']</text:p>
      <text:p text:style-name="P4">
标签: ['STOPRUSSIA', 'АГРЕСІЯ РФ', 'ВТОРГНЕННЯ РФ', 'НАТАЛІЯ ГУМЕНЮК', 'ТЕЛЕМАРАФОН "ЄДИНІ НОВИНИ"']</text:p>
      <text:p text:style-name="P4">
类别: News</text:p>
      <!--METADATA-->
      <text:p text:style-name="P4">
<draw:frame draw:style-name="fr1" draw:name="Image12" text:anchor-type="as-char" svg:width="6.9236in" svg:height="3.896563in" draw:z-index="0">
<draw:image xlink:href="../Images/AРМІЯINFORM/2023-05-18T35-00-00-04-00/50cf7a1c-2e4f-4406-be0d-56821680ab61.jpg" xlink:type="simple" xlink:show="embed" xlink:actuate="onLoad" draw:mime-type="image/jpeg"/>
</draw:frame>
在以太[电视马拉松]中关于它(https://www.youtube.com/watch?v=WY8sDvZdWEA)唯一的消息是由南乌克兰纳塔利亚·汉尼库克(Natalia Humeniuk)国防军联合协调出版社中心元首告知的。</text:p>
      <ul>
        <li>
大多数敌对的导弹被我们的国防军击落，但不幸的是，平民行业的对象中有一个物体，这导致了该物体的两名警卫死亡。 纳塔利娅·汉尼库克(Natalia Humeniuk)说，这样，敌人总是试图恐吓乌克兰的后方地区，就像欧礼萨(Odessa)一样，这是其优先事项之一。</li>
      </ul>
      <text:p text:style-name="P4">
据她说，截至早晨，黑色湿润的俄罗斯船集团现在有一枚水下火箭，有四枚机芯导弹。</text:p>
      <text:p text:style-name="P4">
News Source: <text:a xlink:type="simple" xlink:href="https://armyinform.com.ua/2023/05/18/vnaslidok-vchorashnogo-raketnogo-udaru-po-odesi-odna-lyudyna-zagynula-dvoye-distaly-poranennya-nataliya-gumenyuk/" text:style-name="Internet_20_link" text:visited-style-name="Visited_20_Internet_20_Link">
https://armyinform.com.ua/2023/05/18/vnaslidok-vchorashnogo-raketnogo-udaru-po-odesi-odna-lyudyna-zagynula-dvoye-distaly-poranennya-nataliya-gumenyuk/</text:a>
</text:p>
      <!--NEWS-->
      <text:h text:style-name="P10" text:outline-level="1">
<text:span text:style-name="T4">
国防军的航空沿着Rosarmia scr击中了8次打击</text:span>
</text:h>
      <text:p text:style-name="P4">
作者: ['АРМІЯINFORM']</text:p>
      <text:p text:style-name="P4">
时间: 2023-05-18T36:00:00-04:00</text:p>
      <text:p text:style-name="P4">
描述: -Avisiaziya过去DOB的国防部队在Zseridzhennya的领域受到了20次打击...与2022年乌克兰的战争，与乌克兰的最新新闻，今天与乌克兰2022年的新闻战争，今天将在乌克兰之间进行战争，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avicziya_udar-1.jpg" text:style-name="Internet_20_link" text:visited-style-name="Visited_20_Internet_20_Link">
avicziya_udar-1.jpg</text:a>
']</text:p>
      <text:p text:style-name="P4">
标签: ['STOPRUSSIA', 'АГРЕСІЯ РФ', 'ВТОРГНЕННЯ РФ', 'ГШ ЗСУ']</text:p>
      <text:p text:style-name="P4">
类别: News</text:p>
      <!--METADATA-->
      <text:p text:style-name="P4">
<draw:frame draw:style-name="fr1" draw:name="Image13" text:anchor-type="as-char" svg:width="6.9236in" svg:height="4.834981in" draw:z-index="0">
<draw:image xlink:href="../Images/AРМІЯINFORM/2023-05-18T36-00-00-04-00/avicziya_udar-1.jpg" xlink:type="simple" xlink:show="embed" xlink:actuate="onLoad" draw:mime-type="image/jpeg"/>
</draw:frame>
乌克兰SU-25。 说明性照片<text:span text:style-name="T4">
🔥俄罗斯完成的情况</text:span>
</text:p>
      <ul>
        <li>
在过去的24小时内，国防军在敌人的个人人员和军事装备集中的领域中进行了20次节拍，其中8个是敌人的防空导弹综合大楼。 另外，“ Orlan-10”类型的2种敌人侦察死亡被摧毁， -  <text:a xlink:type="simple" xlink:href="https://www.facebook.com/GeneralStaff.ua/posts/pfbid0WbVtcN1PMMcGkbE2UsAaC9wY15aWRy4XtZNMNTtz8ibeQNaH3myeQgiLcXyBqfiXl" text:style-name="Internet_20_link" text:visited-style-name="Visited_20_Internet_20_Link">
报告</text:a>
乌克兰武装部队的总参谋部。</li>
      </ul>
      <text:p text:style-name="P4">
该报告还指出，导弹和炮兵的单位持续了1个管理点的1个，有6个集中力量，2个仓库，2个燃料和润滑剂仓库，1个炮兵部队射击位置和2个更重要的目标。敌人。</text:p>
      <text:p text:style-name="P4">
News Source: <text:a xlink:type="simple" xlink:href="https://armyinform.com.ua/2023/05/18/aviacziya-syl-oborony-zavdala-8-udariv-po-zrk-rosarmiyi/" text:style-name="Internet_20_link" text:visited-style-name="Visited_20_Internet_20_Link">
https://armyinform.com.ua/2023/05/18/aviacziya-syl-oborony-zavdala-8-udariv-po-zrk-rosarmiyi/</text:a>
</text:p>
      <!--NEWS-->
      <text:h text:style-name="P10" text:outline-level="1">
<text:span text:style-name="T4">
Bakhmut和Marinka仍然留在敌对行动的中心</text:span>
</text:h>
      <text:p text:style-name="P4">
作者: ['АРМІЯINFORM']</text:p>
      <text:p text:style-name="P4">
时间: 2023-05-18T37:00:00-04:00</text:p>
      <text:p text:style-name="P4">
描述:  - 敌人是Zoedzhuvati Major Zuill在Limansky，Bakhmutskiy ...与乌克兰2022年的战争，与乌克兰与乌克兰的最新新闻，今天与乌克兰2022年的新闻战争，今天，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1/258528.jpg" text:style-name="Internet_20_link" text:visited-style-name="Visited_20_Internet_20_Link">
258528.jpg</text:a>
']</text:p>
      <text:p text:style-name="P4">
标签: ['STOPRUSSIA', 'АГРЕСІЯ РФ', 'ВТОРГНЕННЯ РФ', 'ГШ ЗСУ']</text:p>
      <text:p text:style-name="P4">
类别: News</text:p>
      <!--METADATA-->
      <text:p text:style-name="P4">
<draw:frame draw:style-name="fr1" draw:name="Image14" text:anchor-type="as-char" svg:width="6.9236in" svg:height="3.900295in" draw:z-index="0">
<draw:image xlink:href="../Images/AРМІЯINFORM/2023-05-18T37-00-00-04-00/258528.jpg" xlink:type="simple" xlink:show="embed" xlink:actuate="onLoad" draw:mime-type="image/jpeg"/>
</draw:frame>
说明性照片</text:p>
      <ul>
        <li>
敌人继续专注于利曼，巴赫穆特，阿维迪夫和玛丽斯基的主要努力 - 发生了36件战斗夹克。 Bakhmut和Marinka仍然留在战斗的中心。</li>
      </ul>
      <text:p text:style-name="P4">
在Volyn和Polissya的指示中，没有发生重大变化的操作情况，未发现进攻敌人团体的形成迹象 -  <text:a xlink:type="simple" xlink:href="https://www.facebook.com/GeneralStaff.ua/posts/pfbid0WbVtcN1PMMcGkbE2UsAaC9wY15aWRy4XtZNMNTtz8ibeQNaH3myeQgiLcXyBqfiXl" text:style-name="Internet_20_link" text:visited-style-name="Visited_20_Internet_20_Link">
报告</text:a>
乌克兰武装部队的总参谋部。</text:p>
      <text:p text:style-name="P4">
据武装部队总参谋部称，敌人在Masyutivka和Novoselivsky地区的Kupyansk方向不成功。 他造成了Masutivka，Kislivka和五月天的空军。 敌人的炮兵和迫击炮是克拉斯尼首先的定居点，菲诺维卡，诺沃斯林斯克，两年，西方，马苏蒂夫卡，塔巴维卡，贝雷斯托沃·哈尔基夫地区和卢汉斯地区的斯特尔马基夫卡。</text:p>
      <text:p text:style-name="P4">
在利马方向上，敌人进行了内夫斯基·卢汉斯克地区的进攻行动。 他在附近，Bigorivka，Upper Kamyansky和Merry袭击。 Makeevka，Nevskoye，Luhansk的Bigorivka，Dibrova，Verkhnamyanskoye和有争议的Donetsk地区被火炮击中。</text:p>
      <text:p text:style-name="P4">
巴赫穆特(Bakhmut)正在进行激烈的战斗。 此外，在白天，朝着伊万诺夫斯基方向充满活力的进攻行动的敌人。 他袭击了Novomarka，Bogdanivka，Bakhmut和Takurjumivka的定居点。 Vasyukivka，Zaliznyanske，Orikhovo-vasylivka，Novomarka，Grigorivka，Bogdanivka，Bakhmut，Bakhmut，Ivanivske，Yar，Yar，Prefencechyne，White Mountain，White Mountain，Northern，Northern，Northern and Northern and Shuma and Notsk地区受到敌人的炮击受伤。</text:p>
      <text:p text:style-name="P4">
在Avdeevsky的方向上，敌人没有采取进攻行动。 国防部反映了在Marinka市发生的许多敌人攻击。 Vorozhavvtsa向Donetsk地区的Paraskovivkuta Novomykhailivka的Marinka开枪射击了Krasnogorivka。</text:p>
      <text:p text:style-name="P4">
在Zaporizhzhya和Kherson的指示中，敌人继续进行防御。 他袭击了诺茨克地区的空军和纳扎普里兹(Nazaporyzhzhi)的小侵权。 以20多个定居点发射。</text:p>
      <text:p text:style-name="P4">
News Source: <text:a xlink:type="simple" xlink:href="https://armyinform.com.ua/2023/05/18/bahmut-ta-maryinka-zalyshayutsya-v-epiczentri-bojovyh-dij-2/" text:style-name="Internet_20_link" text:visited-style-name="Visited_20_Internet_20_Link">
https://armyinform.com.ua/2023/05/18/bahmut-ta-maryinka-zalyshayutsya-v-epiczentri-bojovyh-dij-2/</text:a>
</text:p>
      <!--NEWS-->
      <text:h text:style-name="P10" text:outline-level="1">
<text:span text:style-name="T4">
国防军每天消除了500多名入侵者，销毁了32个Artsystems和8 BBM</text:span>
</text:h>
      <text:p text:style-name="P4">
作者: ['АРМІЯINFORM']</text:p>
      <text:p text:style-name="P4">
时间: 2023-05-18T38:00:00-04:00</text:p>
      <text:p text:style-name="P4">
描述: Zagalni Boyov，在02/24/22到05/18/23 Orintovo成为：...与乌克兰2022的战争，与乌克兰的战争，今天与乌克兰的最新消息，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d3e810d5-bf2b-4e46-ac26-94fff091e833-scaled.jpg" text:style-name="Internet_20_link" text:visited-style-name="Visited_20_Internet_20_Link">
d3e810d5-bf2b-4e46-ac26-94fff091e833-scaled.jpg</text:a>
']</text:p>
      <text:p text:style-name="P4">
标签: ['STOPRUSSIA', 'АГРЕСІЯ РФ', 'ВТОРГНЕННЯ РФ', 'ВТРАТИ ВОРОГА', 'ГШ ЗСУ']</text:p>
      <text:p text:style-name="P4">
类别: News</text:p>
      <!--METADATA-->
      <text:p text:style-name="P4">
<draw:frame draw:style-name="fr1" draw:name="Image15" text:anchor-type="as-char" svg:width="6.9236in" svg:height="6.969757in" draw:z-index="0">
<draw:image xlink:href="../Images/AРМІЯINFORM/2023-05-18T38-00-00-04-00/d3e810d5-bf2b-4e46-ac26-94fff091e833-scaled.jpg" xlink:type="simple" xlink:show="embed" xlink:actuate="onLoad" draw:mime-type="image/jpeg"/>
</draw:frame>
从24.02.22到18.05.23的敌人的总损失将是指向的：</text:p>
      <text:p text:style-name="P4">
<text:span text:style-name="T4">
<text:span text:style-name="T5">
人员 -  </text:span>
* 201100(+510)淘汰的人</text:span>
<text:span text:style-name="T5">
坦克 -  </text:span>
<text:span text:style-name="T5">
 3773(+2)</text:span>
<text:span text:style-name="T4">
战斗装甲车 -  </text:span>
 7373(+8)<text:span text:style-name="T4">
<text:span text:style-name="T5">
炮兵系统 -  </text:span>
<text:span text:style-name="T5">
 3198(+32)</text:span>
 </text:span>
 rszv- <text:span text:style-name="T4">
 563(+1)</text:span>
<text:span text:style-name="T5">
防防防防防空防 -  </text:span>
<text:span text:style-name="T5">
 318(0)</text:span>
<text:span text:style-name="T4">
飞机 -  </text:span>
 308(0)<text:span text:style-name="T4">
<text:span text:style-name="T5">
直升机 -  </text:span>
* 294(0)</text:span>
<text:span text:style-name="T5">
无人机手术战术水平 -  </text:span>
<text:span text:style-name="T5">
 2759(+11)</text:span>
<text:span text:style-name="T4">
有翼的导弹 -  </text:span>
 990(+8)<text:span text:style-name="T4">
<text:span text:style-name="T5">
船 /船 -  </text:span>
* 18(0)</text:span>
<text:span text:style-name="T5">
汽车设备和坦克 -  </text:span>
<text:span text:style-name="T5">
 6073(+6)</text:span>
<text:span text:style-name="T4">
特殊技术 -  </text:span>
 418(+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8.05.23。</text:p>
      <text:p text:style-name="P4">
News Source: <text:a xlink:type="simple" xlink:href="https://armyinform.com.ua/2023/05/18/syly-oborony-za-dobu-likviduvaly-ponad-500-okupantiv-znyshhyly-32-artsystemy-i-8-bbm/" text:style-name="Internet_20_link" text:visited-style-name="Visited_20_Internet_20_Link">
https://armyinform.com.ua/2023/05/18/syly-oborony-za-dobu-likviduvaly-ponad-500-okupantiv-znyshhyly-32-artsystemy-i-8-bbm/</text:a>
</text:p>
      <!--NEWS-->
      <text:h text:style-name="P10" text:outline-level="1">
<text:span text:style-name="T4">
协调人员：必须在没有事先条件的情况下退还严重的战斗人员</text:span>
</text:h>
      <text:p text:style-name="P4">
作者: ['АРМІЯINFORM']</text:p>
      <text:p text:style-name="P4">
时间: 2023-05-18T39:00:00-04:00</text:p>
      <text:p text:style-name="P4">
描述: 在协调的总部，Zustinich Zustinov是Smremoy的Nyskovo服务...与乌克兰2022年的战争，与乌克兰的最新新闻，今天与乌克兰2022年的《新闻战》，今天将在乌克兰和俄罗斯与乌克兰之间发生战争，当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5f2c9bc3-31b0-43cb-b17a-8c33e34d2377.jpg" text:style-name="Internet_20_link" text:visited-style-name="Visited_20_Internet_20_Link">
5f2c9bc3-31b0-43cb-b17a-8c33e34d2377.jpg</text:a>
']</text:p>
      <text:p text:style-name="P4">
标签: ['КОМБАТАНТИ', 'КООРДИНАЦІЙНИЙ ШТАБ З ПИТАНЬ ПОВОДЖЕННЯ З ВІЙСЬКОВОПОЛОНЕНИМИ', 'ПОВЕРНЕННЯ ПОЛОНЕНИХ']</text:p>
      <text:p text:style-name="P4">
类别: News</text:p>
      <!--METADATA-->
      <text:p text:style-name="P4">
<draw:frame draw:style-name="fr1" draw:name="Image16" text:anchor-type="as-char" svg:width="6.9236in" svg:height="4.402256in" draw:z-index="0">
<draw:image xlink:href="../Images/AРМІЯINFORM/2023-05-18T39-00-00-04-00/5f2c9bc3-31b0-43cb-b17a-8c33e34d2377.jpg" xlink:type="simple" xlink:show="embed" xlink:actuate="onLoad" draw:mime-type="image/jpeg"/>
</draw:frame>
在协调总部，与海军陆战队的独立西奥多斯营的军人家人举行会议，这是乌克兰武装部队的米哈伊尔·比利林斯基 - 纳维(Mikhail Bilylinsky -Navy)命名的正确海军陆战队的一部分。</text:p>
      <text:p text:style-name="P4">
关于它<text:a xlink:type="simple" xlink:href="https://t.me/Koord_shtab/1068" text:style-name="Internet_20_link" text:visited-style-name="Visited_20_Internet_20_Link">
报告</text:a>
协调询问战俘的询问总部。</text:p>
      <text:p text:style-name="P4">
会议期间提出的问题之一是关于军人的重病和伤害的信息。 根据总部的说法，这些信息来自各种来源：来自亲戚，军事部门以及被捍卫者被囚禁的释放。</text:p>
      <text:p text:style-name="P4">
他强调，应重新提出严重伤害和严重的战斗人员，也就是说，没有先前的条件返回祖国，并失败了交换过程。 相关机制由日内瓦公约提供。</text:p>
      <text:p text:style-name="P4">
不幸的是，俄罗斯没有根据国际人道主义法的规范履行其义务。 这特别适用于提供适当的医疗服务和适当的维护条件，适合与亲戚一起量身定制。</text:p>
      <text:p text:style-name="P4">
协调员代表指出，协调总部拥有的信息的一部分不能公开广泛。 它是手术人员的，用于返回人民。</text:p>
      <text:p text:style-name="P4">
应当指出的是，军事部队将信息传递给他们所拥有的军人，但他们没有参与代谢过程及其影响。</text:p>
      <text:p text:style-name="P4">
News Source: <text:a xlink:type="simple" xlink:href="https://armyinform.com.ua/2023/05/18/koordynaczijnyj-shtab-vazhkoporaneni-kombatanty-povynni-buty-poverneni-bez-poperednih-umov-i-poza-obminu/" text:style-name="Internet_20_link" text:visited-style-name="Visited_20_Internet_20_Link">
https://armyinform.com.ua/2023/05/18/koordynaczijnyj-shtab-vazhkoporaneni-kombatanty-povynni-buty-poverneni-bez-poperednih-umov-i-poza-obminu/</text:a>
</text:p>
      <!--NEWS-->
      <text:h text:style-name="P10" text:outline-level="1">
<text:span text:style-name="T4">
从俄罗斯返回乌克兰的一个女孩，他的父母为玛丽奥波尔辩护</text:span>
</text:h>
      <text:p text:style-name="P4">
作者: ['АРМІЯINFORM']</text:p>
      <text:p text:style-name="P4">
时间: 2023-05-18T40:00:00-04:00</text:p>
      <text:p text:style-name="P4">
描述: 在乌克兰人，它花在了六点唐库·扎克希尼基夫·马里波尔（Yaki Trivaliy Hour）...与乌克兰2022年的战争中他们说，乌克兰是否会在乌克兰和俄罗斯之间发动战争，乌克兰会在不久的将来与乌克兰发生战争，他们说，与乌克兰的战争，今天的乌克兰新闻，乌克兰新闻，乌克兰新闻在俄罗斯的乌克兰媒体</text:p>
      <text:p text:style-name="P4">
图片: ['<text:a xlink:type="simple" xlink:href="https://armyinform.com.ua/wp-content/uploads/2023/05/photo_5415977988622763478_y.jpg" text:style-name="Internet_20_link" text:visited-style-name="Visited_20_Internet_20_Link">
photo_5415977988622763478_y.jpg</text:a>
']</text:p>
      <text:p text:style-name="P4">
标签: ['ВИЗВОЛЕННЯ З ПОЛОНУ', 'ДЕПОРТАЦІЯ УКРАЇНСЬКИХ ДІТЕЙ', 'УПОВНОВАЖЕНИЙ ВРУ З ПРАВ ЛЮДИНИ']</text:p>
      <text:p text:style-name="P4">
类别: News</text:p>
      <!--METADATA-->
      <text:p text:style-name="P4">
<draw:frame draw:style-name="fr1" draw:name="Image17" text:anchor-type="as-char" svg:width="6.9236in" svg:height="4.615733in" draw:z-index="0">
<draw:image xlink:href="../Images/AРМІЯINFORM/2023-05-18T40-00-00-04-00/photo_5415977988622763478_y.jpg" xlink:type="simple" xlink:show="embed" xlink:actuate="onLoad" draw:mime-type="image/jpeg"/>
</draw:frame>
在乌克兰，被俄罗斯囚禁的玛丽奥波尔捍卫者的六岁女儿设法归还了玛丽奥波尔捍卫者的六岁女儿。</text:p>
      <text:p text:style-name="P4">
关于它<text:a xlink:type="simple" xlink:href="https://t.me/dmytro_lubinetzs/2455" text:style-name="Internet_20_link" text:visited-style-name="Visited_20_Internet_20_Link">
报告</text:a>
申诉专员Dmitry Lubinets。</text:p>
      <text:p text:style-name="P4">
“在乌克兰孩子快乐(<text:span text:style-name="T5">
孩子 -  ed .</text:span>
)它只能与您的家人在本地土地上。 最近，这是女孩安娜·玛丽亚(Anna-Maria)的发生，我们办公室的雅库西尔人设法从俄罗斯联邦领土返回乌克兰，”  - 萨德·德米特里·卢比尼特(Said Dmitry Lubinets)。</text:p>
      <text:p text:style-name="P4">
那个女孩回到了她的父母，后者在俄罗斯领域呆了很长时间。 女孩的母亲和父亲是在玛丽波尔的故乡被捕的军队，保护他免受俄罗斯军队的侵害。</text:p>
      <text:p text:style-name="P4">
“从囚禁中解放出来后，女孩的母亲去了申诉专员办公室，协助他返回女儿。 由于乌克兰授权的乌克兰和俄罗斯联合会的互动，乌克兰监察员秘书处的雇员设法转变为乌克兰小房屋。”消息说。</text:p>
      <text:p text:style-name="P4">
根据德米特里·卢比尼特(Dmitry Lubinets)的说法，整个家庭现在在乌克兰，并且很高兴地团聚。</text:p>
      <text:p text:style-name="P4">
News Source: <text:a xlink:type="simple" xlink:href="https://armyinform.com.ua/2023/05/18/v-ukrayinu-z-rosiyi-povernuly-divchynku-batky-yakoyi-zahyshhaly-mariupol/" text:style-name="Internet_20_link" text:visited-style-name="Visited_20_Internet_20_Link">
https://armyinform.com.ua/2023/05/18/v-ukrayinu-z-rosiyi-povernuly-divchynku-batky-yakoyi-zahyshhaly-mariupol/</text:a>
</text:p>
      <!--NEWS-->
      <text:h text:style-name="P10" text:outline-level="1">
<text:span text:style-name="T4">
国防部邀请您参加一次会议讨论食品组织以满足国防需求</text:span>
</text:h>
      <text:p text:style-name="P4">
作者: ['АРМІЯINFORM']</text:p>
      <text:p text:style-name="P4">
时间: 2023-05-18T53:00:00-04:00</text:p>
      <text:p text:style-name="P4">
描述: 乌克兰国防的明斯基城堡要求在胆小的剧情中进行 - 与乌克兰2022年的战争，与乌克兰的战争是今天的最新消息，这是与乌克兰2022年的新闻战争，今天是今天的新闻战争乌克兰和俄罗斯之间以及乌克兰在2022年与乌克兰的战争是否会发生战争，乌克兰新闻在乌克兰媒体的俄罗斯人</text:p>
      <text:p text:style-name="P4">
图片: ['<text:a xlink:type="simple" xlink:href="https://armyinform.com.ua/wp-content/uploads/2023/05/578-2.png" text:style-name="Internet_20_link" text:visited-style-name="Visited_20_Internet_20_Link">
578-2.png</text:a>
']</text:p>
      <text:p text:style-name="P4">
标签: ['ДЕНИС ШАРАПОВ', 'МОУ', 'ХАРЧУВАННЯ ВІЙСЬКОВИХ']</text:p>
      <text:p text:style-name="P4">
类别: News</text:p>
      <!--METADATA-->
      <text:p text:style-name="P4">
<draw:frame draw:style-name="fr1" draw:name="Image18" text:anchor-type="as-char" svg:width="6.9236in" svg:height="2.394412in" draw:z-index="0">
<draw:image xlink:href="../Images/AРМІЯINFORM/2023-05-18T53-00-00-04-00/578-2.png" xlink:type="simple" xlink:show="embed" xlink:actuate="onLoad" draw:mime-type="image/png"/>
</draw:frame>
乌克兰国防部邀请所有人参加关于讨论乌克兰武装部队食品军人组织的工作会议的参与。</text:p>
      <text:p text:style-name="P4">
该活动将于2023年5月19日，星期五举行，<text:span text:style-name="T4">
在乌克兰丹尼斯·莎拉波娃(Denis Sharapova)国防部副部长的带领下。 会议 -  o </text:span>
 15：30 ** h。</text:p>
      <text:p text:style-name="P4">
希望参加我们建议将信件发送给电子邮件地址<text:a xlink:type="simple" xlink:href="https://armyinform.com.ua/cdn-cgi/l/email-protection#c5a0bfa4aeb0b5acb3a9aca1a1bf85b5aab6b1eba8aca9eba2aab3ebb0a4" text:style-name="Internet_20_link" text:visited-style-name="Visited_20_Internet_20_Link">
[EmailProtected]</text:a>
到16：00 5月18日。 该字母必须指示Edrpopubustry的名称和代码，以及代表的名称和位置。</text:p>
      <text:p text:style-name="P4">
有关会议地点的详细信息将由其他保留人员告知。</text:p>
      <text:p text:style-name="P4">
<text:span text:style-name="T4">
资料来源：</text:span>
 <text:a xlink:type="simple" xlink:href="https://www.mil.gov.ua/news/2023/05/18/zustrich-shhodo-obgovorennya-pitannya-organizaczii-harchuvannya-dlya-zabezpechennya-potreb-oboroni/" text:style-name="Internet_20_link" text:visited-style-name="Visited_20_Internet_20_Link">
__乌克兰国防部_</text:a>
</text:p>
      <text:p text:style-name="P4">
News Source: <text:a xlink:type="simple" xlink:href="https://armyinform.com.ua/2023/05/18/minoborony-zaproshuye-na-zustrich-shhodo-obgovorennya-pytannya-organizacziyi-harchuvannya-dlya-zabezpechennya-potreb-oborony/" text:style-name="Internet_20_link" text:visited-style-name="Visited_20_Internet_20_Link">
https://armyinform.com.ua/2023/05/18/minoborony-zaproshuye-na-zustrich-shhodo-obgovorennya-pytannya-organizacziyi-harchuvannya-dlya-zabezpechennya-potreb-oborony/</text:a>
</text:p>
      <!--NEWS-->
      <text:h text:style-name="P10" text:outline-level="1">
<text:span text:style-name="T4">
Alexei Reznikov会见了美国组织更新民主倡议的代表</text:span>
</text:h>
      <text:p text:style-name="P4">
作者: ['АРМІЯINFORM']</text:p>
      <text:p text:style-name="P4">
时间: 2023-05-18T80:00:00-04:00</text:p>
      <text:p text:style-name="P4">
描述: 乌克兰Oleksii Reznikov的最低限制在Kiwivi Zustych Iz Iz代表...与乌克兰2022年的战争，与乌克兰的最新新闻战争，今天与乌克兰2022年的新闻战争，今天与乌克兰的新闻战争，乌克兰和俄罗斯之间的战争将与乌克兰之间的战争他们说，在2022年，无论是否有一年，是否会在不久的将来与乌克兰进行战争</text:p>
      <text:p text:style-name="P4">
图片: ['<text:a xlink:type="simple" xlink:href="https://armyinform.com.ua/wp-content/uploads/2023/05/a4f1aa2bbc15d41432eea37d5056d49d15a6e267.jpg" text:style-name="Internet_20_link" text:visited-style-name="Visited_20_Internet_20_Link">
a4f1aa2bbc15d41432eea37d5056d49d15a6e267.jpg</text:a>
', '<text:a xlink:type="simple" xlink:href="https://armyinform.com.ua/wp-content/uploads/2023/05/51aef72570057f716fdd95728678c98bd83bf7f1-150x150.jpg" text:style-name="Internet_20_link" text:visited-style-name="Visited_20_Internet_20_Link">
51aef72570057f716fdd95728678c98bd83bf7f1-150x150.jpg</text:a>
', '<text:a xlink:type="simple" xlink:href="https://armyinform.com.ua/wp-content/uploads/2023/05/e853d546175804e528f51fe162b06123980ed70b-150x150.jpg" text:style-name="Internet_20_link" text:visited-style-name="Visited_20_Internet_20_Link">
e853d546175804e528f51fe162b06123980ed70b-150x150.jpg</text:a>
', '<text:a xlink:type="simple" xlink:href="https://armyinform.com.ua/wp-content/uploads/2023/05/8861af316ed5c741fdc30a875f0a740a01dd8f0e-150x150.jpg" text:style-name="Internet_20_link" text:visited-style-name="Visited_20_Internet_20_Link">
8861af316ed5c741fdc30a875f0a740a01dd8f0e-150x150.jpg</text:a>
', '<text:a xlink:type="simple" xlink:href="https://armyinform.com.ua/wp-content/uploads/2023/05/02a2dd58e7d27507034e519f0bcc82a8effe74e2-150x150.jpg" text:style-name="Internet_20_link" text:visited-style-name="Visited_20_Internet_20_Link">
02a2dd58e7d27507034e519f0bcc82a8effe74e2-150x150.jpg</text:a>
', '<text:a xlink:type="simple" xlink:href="https://armyinform.com.ua/wp-content/uploads/2023/05/4ae10e45d8841fa8162a54ffdf29f36ffdaa1ca8-150x150.jpg" text:style-name="Internet_20_link" text:visited-style-name="Visited_20_Internet_20_Link">
4ae10e45d8841fa8162a54ffdf29f36ffdaa1ca8-150x150.jpg</text:a>
']</text:p>
      <text:p text:style-name="P4">
标签: ['ЗУСТРІЧ', 'ОЛЕКСІЙ РЕЗНІКОВ', 'ОФІЦІЙНО', 'США']</text:p>
      <text:p text:style-name="P4">
类别: News</text:p>
      <!--METADATA-->
      <text:p text:style-name="P4">
<draw:frame draw:style-name="fr1" draw:name="Image19" text:anchor-type="as-char" svg:width="6.9236in" svg:height="4.615733in" draw:z-index="0">
<draw:image xlink:href="../Images/AРМІЯINFORM/2023-05-18T80-00-00-04-00/a4f1aa2bbc15d41432eea37d5056d49d15a6e267.jpg" xlink:type="simple" xlink:show="embed" xlink:actuate="onLoad" draw:mime-type="image/jpeg"/>
</draw:frame>
乌克兰乌克兰·阿列克谢·雷兹尼科夫国防部长在基辅举行了与美国国会参议员玛丽·凯瑟琳·希特坎普(Mary Katherine Hitkamp)领导的美国非营利组织的代表。</text:p>
      <text:p text:style-name="P4">
Alexei Reznikov感谢美利坚合众国与俄罗斯入侵者作斗争的帮助，以及政府和美国人民与乌克兰并肩作战超过一年的完整规模。 为了推迟乌克兰武装部队的能力，讨论了进一步巩固俄罗斯侵略和实施双边合作的努力的问题。</text:p>
      <text:p text:style-name="P4">
国防部长向外国代表团告知了阵线的现状，这是乌克兰领土上犯罪的犯罪记录的延续。 他表达了他的信念，即给予普通命令的俄罗斯官员应承担国际刑事责任。</text:p>
      <ul>
        <li>
俄罗斯军方在乌克兰领土上的犯下和犯下的措施不能受到惩罚。 这是一个特别的国际法庭，或者将其命名为“纽伦堡-2”。 对于下一代俄罗斯人来说，这应该是一个明确而有效的论点，应该成为文明的一部分，并考虑任何复仇，即阿列克谢·雷兹尼科夫(Alexei Reznikov)。</li>
      </ul>
      <text:p text:style-name="P4">
国防部负责人强调了加强乌克兰原型防御以在我们国家建立平民的重要性，这应该保护平民人口和关键基础设施的对象。</text:p>
      <text:p text:style-name="P4">
<text:a xlink:type="simple" xlink:href="https://armyinform.com.ua/wp-content/uploads/2023/05/51aef72570057f716fdd95728678c98bd83bf7f1.jpg" text:style-name="Internet_20_link" text:visited-style-name="Visited_20_Internet_20_Link">
!(Images/AРМІЯINFORM/2023-05-18T80-00-00-04-00/51aef72570057f716fdd95728678c98bd83bf7f1-150x150.jpg)</text:a>
</text:p>
      <text:p text:style-name="P4">
<text:a xlink:type="simple" xlink:href="https://armyinform.com.ua/wp-content/uploads/2023/05/e853d546175804e528f51fe162b06123980ed70b.jpg" text:style-name="Internet_20_link" text:visited-style-name="Visited_20_Internet_20_Link">
<draw:frame draw:style-name="fr1" draw:name="Image20" text:anchor-type="as-char" svg:width="6.9236in" svg:height="6.9236in" draw:z-index="0">
<draw:image xlink:href="../Images/AРМІЯINFORM/2023-05-18T80-00-00-04-00/e853d546175804e528f51fe162b06123980ed70b-150x150.jpg" xlink:type="simple" xlink:show="embed" xlink:actuate="onLoad" draw:mime-type="image/jpeg"/>
</draw:frame>
</text:a>
</text:p>
      <text:p text:style-name="P4">
<text:a xlink:type="simple" xlink:href="https://armyinform.com.ua/wp-content/uploads/2023/05/8861af316ed5c741fdc30a875f0a740a01dd8f0e.jpg" text:style-name="Internet_20_link" text:visited-style-name="Visited_20_Internet_20_Link">
<draw:frame draw:style-name="fr1" draw:name="Image21" text:anchor-type="as-char" svg:width="6.9236in" svg:height="6.9236in" draw:z-index="0">
<draw:image xlink:href="../Images/AРМІЯINFORM/2023-05-18T80-00-00-04-00/8861af316ed5c741fdc30a875f0a740a01dd8f0e-150x150.jpg" xlink:type="simple" xlink:show="embed" xlink:actuate="onLoad" draw:mime-type="image/jpeg"/>
</draw:frame>
</text:a>
</text:p>
      <text:p text:style-name="P4">
<text:a xlink:type="simple" xlink:href="https://armyinform.com.ua/wp-content/uploads/2023/05/02a2dd58e7d27507034e519f0bcc82a8effe74e2.jpg" text:style-name="Internet_20_link" text:visited-style-name="Visited_20_Internet_20_Link">
<draw:frame draw:style-name="fr1" draw:name="Image22" text:anchor-type="as-char" svg:width="6.9236in" svg:height="6.9236in" draw:z-index="0">
<draw:image xlink:href="../Images/AРМІЯINFORM/2023-05-18T80-00-00-04-00/02a2dd58e7d27507034e519f0bcc82a8effe74e2-150x150.jpg" xlink:type="simple" xlink:show="embed" xlink:actuate="onLoad" draw:mime-type="image/jpeg"/>
</draw:frame>
</text:a>
</text:p>
      <text:p text:style-name="P4">
他还指出，乌克兰的北约维尔纽斯峰会的未来正在等待合作伙伴明确的信号，以准备接受我们的州作为联盟的正式成员。</text:p>
      <ul>
        <li>
在全面入侵俄罗斯联邦时，许多人令人难以置信。 我们得到了72个小时，说基辅会倒下。 但是，正如您所希望的那样，我们正在挣扎，我们在前面取得了成功。 这就是为什么我对我们的精通充满信心​​，并要求我们相信我们并信任我们。 乌克兰不仅是一个可靠的伙伴，而且是一个强大的国家，知道如何战斗和有效地摧毁它们。 乌克兰是真正的北约东方盾牌，这是欧盟的谷物东部盾牌。 这就是为什么在联盟中收购我国是强大的国际安全建筑体系的关键要素之一。</li>
      </ul>
      <text:p text:style-name="P4">
Alexei Reznikov强调了乌克兰征服Prime的重要性，这将允许成功地进行土地运营，特别是乌克兰领土的存款。 这就是为什么，据他认为，至少我们的捍卫者需要至少第四代捍卫俄罗斯空气恐怖主义，并随后使其成为国家防空的一部分。</text:p>
      <text:p text:style-name="P4">
美国代表对我们的国家表示支持，以及乌克兰军人在乌克兰斗争中的非凡诚信和可持续性。 玛丽·凯瑟琳·希特坎普(Mary Katherine Hitkamp)强调，一个更便捷的人的英勇不仅是一个明显的例子，不仅对美国，而且对世界而言。</text:p>
      <text:p text:style-name="P4">
<text:span text:style-name="T4">
资料来源：</text:span>
 _ <text:a xlink:type="simple" xlink:href="http://mil.gov.ua/news/2023/05/18/oleksij-reznikov-zustrivsya-z-predstavnikami-amerikanskoi-organizaczii-renew-democracy-initiative/" text:style-name="Internet_20_link" text:visited-style-name="Visited_20_Internet_20_Link">
乌克兰国防部</text:a>
_</text:p>
      <text:p text:style-name="P4">
News Source: <text:a xlink:type="simple" xlink:href="https://armyinform.com.ua/2023/05/18/oleksij-reznikov-zustrivsya-z-predstavnykamy-amerykanskoyi-organizacziyi-renew-democracy-initiative/" text:style-name="Internet_20_link" text:visited-style-name="Visited_20_Internet_20_Link">
https://armyinform.com.ua/2023/05/18/oleksij-reznikov-zustrivsya-z-predstavnykamy-amerykanskoyi-organizacziyi-renew-democracy-initiative/</text:a>
</text:p>
      <!--NEWS-->
      <text:h text:style-name="P10" text:outline-level="1">
<text:span text:style-name="T4">
地图 - 雕像，陶瓷面板“野生场”和对俄罗斯侵略的抵抗：就像在Dniep​​er庆祝刺绣日一样</text:span>
</text:h>
      <text:p text:style-name="P4">
作者: ['Олександр Колесник']</text:p>
      <text:p text:style-name="P4">
时间: 2023-05-18T85:00:00-04:00</text:p>
      <text:p text:style-name="P4">
描述: 在vishivanki 15 Tysyach Mistyan的DNIEPRE上，在爱丁人的Porivis中，Gimn Uknian与2022年与乌克兰的战争进行了……与乌克兰的战争是今天的最新新闻，与乌克兰2022年的新闻战是今天的最后一场。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5/vyshyvanka.jpg" text:style-name="Internet_20_link" text:visited-style-name="Visited_20_Internet_20_Link">
vyshyvanka.jpg</text:a>
', '<text:a xlink:type="simple" xlink:href="https://armyinform.com.ua/wp-content/uploads/2023/05/vyshyvanka_04-150x150.jpg" text:style-name="Internet_20_link" text:visited-style-name="Visited_20_Internet_20_Link">
vyshyvanka_04-150x150.jpg</text:a>
', '<text:a xlink:type="simple" xlink:href="https://armyinform.com.ua/wp-content/uploads/2023/05/vyshyvanka_1-150x150.jpg" text:style-name="Internet_20_link" text:visited-style-name="Visited_20_Internet_20_Link">
vyshyvanka_1-150x150.jpg</text:a>
', '<text:a xlink:type="simple" xlink:href="https://armyinform.com.ua/wp-content/uploads/2023/05/vyshyvanka_05-150x150.jpg" text:style-name="Internet_20_link" text:visited-style-name="Visited_20_Internet_20_Link">
vyshyvanka_05-150x150.jpg</text:a>
', '<text:a xlink:type="simple" xlink:href="https://armyinform.com.ua/wp-content/uploads/2023/05/vyshyvanka_001-150x150.jpg" text:style-name="Internet_20_link" text:visited-style-name="Visited_20_Internet_20_Link">
vyshyvanka_001-150x150.jpg</text:a>
', '<text:a xlink:type="simple" xlink:href="https://armyinform.com.ua/wp-content/uploads/2023/05/vyshyvanka_2-150x150.jpg" text:style-name="Internet_20_link" text:visited-style-name="Visited_20_Internet_20_Link">
vyshyvanka_2-150x150.jpg</text:a>
', '<text:a xlink:type="simple" xlink:href="https://armyinform.com.ua/wp-content/uploads/2023/05/vyshyvanka_03-150x150.jpg" text:style-name="Internet_20_link" text:visited-style-name="Visited_20_Internet_20_Link">
vyshyvanka_03-150x150.jpg</text:a>
']</text:p>
      <text:p text:style-name="P4">
标签: ['ДЕНЬ ВИШИВАНКИ']</text:p>
      <text:p text:style-name="P4">
类别: News</text:p>
      <!--METADATA-->
      <text:p text:style-name="P4">
<draw:frame draw:style-name="fr1" draw:name="Image23" text:anchor-type="as-char" svg:width="6.9236in" svg:height="3.506314in" draw:z-index="0">
<draw:image xlink:href="../Images/AРМІЯINFORM/2023-05-18T85-00-00-04-00/vyshyvanka.jpg" xlink:type="simple" xlink:show="embed" xlink:actuate="onLoad" draw:mime-type="image/jpeg"/>
</draw:frame>
在刺绣当天的矮人中，有15,000个当地人唱着赞美诗和乌克兰的民歌“哦，在红色氛围的草地上!”  - 在俄罗斯侵略中对乌克兰人抵抗的真正象征。 他们加入了这个大规模的行动 - 该市体育设施的员工的一般和艺术学校的老师和学生。</text:p>
      <text:p text:style-name="P4">
在城市的刺绣日也布置了一张刺绣地图。 安装“ Vyshivankadnip”是乌克兰的地图，由儿童图纸组成。</text:p>
      <text:p text:style-name="P4">
这些图纸中的每一个都是来自乌克兰特定地区的刺绣装饰品。MAPA尺寸十二乘8米，由25个乌克兰-24地区的行政部队组成，以及克里米亚自主共和国。</text:p>
      <text:p text:style-name="P4">
参与者自己正在寻找必要区域的装饰品，并确定自己的确定，这在图片中在风格上反映了它。 在节日活动中，提出了“刺绣花”的安装 - 乌克兰不同地区采矿的图纸组成。 总共，参与者创建了600张刺绣恒星图纸。</text:p>
      <text:p text:style-name="P4">
<text:a xlink:type="simple" xlink:href="https://armyinform.com.ua/wp-content/uploads/2023/05/vyshyvanka_04.jpg" text:style-name="Internet_20_link" text:visited-style-name="Visited_20_Internet_20_Link">
!(Images/AРМІЯINFORM/2023-05-18T85-00-00-04-00/vyshyvanka_04-150x150.jpg)</text:a>
</text:p>
      <text:p text:style-name="P4">
<text:a xlink:type="simple" xlink:href="https://armyinform.com.ua/wp-content/uploads/2023/05/vyshyvanka_1.jpg" text:style-name="Internet_20_link" text:visited-style-name="Visited_20_Internet_20_Link">
<draw:frame draw:style-name="fr1" draw:name="Image24" text:anchor-type="as-char" svg:width="6.9236in" svg:height="6.9236in" draw:z-index="0">
<draw:image xlink:href="../Images/AРМІЯINFORM/2023-05-18T85-00-00-04-00/vyshyvanka_1-150x150.jpg" xlink:type="simple" xlink:show="embed" xlink:actuate="onLoad" draw:mime-type="image/jpeg"/>
</draw:frame>
</text:a>
</text:p>
      <text:p text:style-name="P4">
<text:a xlink:type="simple" xlink:href="https://armyinform.com.ua/wp-content/uploads/2023/05/vyshyvanka_05.jpg" text:style-name="Internet_20_link" text:visited-style-name="Visited_20_Internet_20_Link">
<draw:frame draw:style-name="fr1" draw:name="Image25" text:anchor-type="as-char" svg:width="6.9236in" svg:height="6.9236in" draw:z-index="0">
<draw:image xlink:href="../Images/AРМІЯINFORM/2023-05-18T85-00-00-04-00/vyshyvanka_05-150x150.jpg" xlink:type="simple" xlink:show="embed" xlink:actuate="onLoad" draw:mime-type="image/jpeg"/>
</draw:frame>
</text:a>
</text:p>
      <text:p text:style-name="P4">
<text:a xlink:type="simple" xlink:href="https://armyinform.com.ua/wp-content/uploads/2023/05/vyshyvanka_001.jpg" text:style-name="Internet_20_link" text:visited-style-name="Visited_20_Internet_20_Link">
<draw:frame draw:style-name="fr1" draw:name="Image26" text:anchor-type="as-char" svg:width="6.9236in" svg:height="6.9236in" draw:z-index="0">
<draw:image xlink:href="../Images/AРМІЯINFORM/2023-05-18T85-00-00-04-00/vyshyvanka_001-150x150.jpg" xlink:type="simple" xlink:show="embed" xlink:actuate="onLoad" draw:mime-type="image/jpeg"/>
</draw:frame>
</text:a>
</text:p>
      <text:p text:style-name="P4">
<text:a xlink:type="simple" xlink:href="https://armyinform.com.ua/wp-content/uploads/2023/05/vyshyvanka_2.jpg" text:style-name="Internet_20_link" text:visited-style-name="Visited_20_Internet_20_Link">
<draw:frame draw:style-name="fr1" draw:name="Image27" text:anchor-type="as-char" svg:width="6.9236in" svg:height="6.9236in" draw:z-index="0">
<draw:image xlink:href="../Images/AРМІЯINFORM/2023-05-18T85-00-00-04-00/vyshyvanka_2-150x150.jpg" xlink:type="simple" xlink:show="embed" xlink:actuate="onLoad" draw:mime-type="image/jpeg"/>
</draw:frame>
</text:a>
</text:p>
      <text:p text:style-name="P4">
<text:a xlink:type="simple" xlink:href="https://armyinform.com.ua/wp-content/uploads/2023/05/vyshyvanka_03.jpg" text:style-name="Internet_20_link" text:visited-style-name="Visited_20_Internet_20_Link">
<draw:frame draw:style-name="fr1" draw:name="Image28" text:anchor-type="as-char" svg:width="6.9236in" svg:height="6.9236in" draw:z-index="0">
<draw:image xlink:href="../Images/AРМІЯINFORM/2023-05-18T85-00-00-04-00/vyshyvanka_03-150x150.jpg" xlink:type="simple" xlink:show="embed" xlink:actuate="onLoad" draw:mime-type="image/jpeg"/>
</draw:frame>
</text:a>
此外，在假期之际，在区域中心开设了一篇新文章 - 年轻的德尼普罗夫斯基雕塑家纳迪奥特贾(Nadiyotja)和菲福特·布什曼(Fyodor Bushman)的作者的陶瓷帕诺“野生场”。值得注意的是，Dnipropetrovsk地区的刺绣故事非常有趣。 它的个体装饰品出现在上个世纪初。</text:p>
      <text:p text:style-name="P4">
_opto的作者和文化系人道主义政策部门理事会。</text:p>
      <text:p text:style-name="P4">
News Source: <text:a xlink:type="simple" xlink:href="https://armyinform.com.ua/2023/05/18/mapa-vyshyvanka-keramichne-pano-dyke-pole-ta-spiv-sprotyvu-rosijskij-agresiyi-yak-u-dnipri-vidznachayut-den-vyshyvanky/" text:style-name="Internet_20_link" text:visited-style-name="Visited_20_Internet_20_Link">
https://armyinform.com.ua/2023/05/18/mapa-vyshyvanka-keramichne-pano-dyke-pole-ta-spiv-sprotyvu-rosijskij-agresiyi-yak-u-dnipri-vidznachayut-den-vyshyvanky/</text:a>
</text:p>
      <!--NEWS-->
      <text:h text:style-name="P10" text:outline-level="1">
<text:span text:style-name="T4">
克里姆林宫需要对俄罗斯联邦对基辅的毫无意义的袭击，以提高爱国歇斯底里的程度-Alexei Danilov</text:span>
</text:h>
      <text:p text:style-name="P4">
作者: ['АРМІЯINFORM']</text:p>
      <text:p text:style-name="P4">
时间: 2023-05-18T98:00:00-04:00</text:p>
      <text:p text:style-name="P4">
描述: 国家贝兹皮基（Bezpeki）的秘书，罗西亚·阿塔库（Rosiya Attaku）乌克兰乌克兰（Rosiya Attaku Capital Ukrainian）...与乌克兰2022年的战争，与乌克兰的最新新闻，今天与乌克兰的新闻战争，今天与乌克兰的新闻战争最后一次，乌克兰和俄罗斯和俄罗斯之间以及俄罗斯之间以及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标签: ['ВІЙНА', 'ОЛЕКСІЙ ДАНІЛОВ', 'РАКЕТНІ АТАКИ РФ']</text:p>
      <text:p text:style-name="P4">
类别: News</text:p>
      <!--METADATA-->
      <text:p text:style-name="P4">
<draw:frame draw:style-name="fr1" draw:name="Image29" text:anchor-type="as-char" svg:width="6.9236in" svg:height="3.894525in" draw:z-index="0">
<draw:image xlink:href="../ConvertedIMGs/AРМІЯINFORM/2023-05-18T98-00-00-04-00/124169412_728e27f1-5076-4016-ae2e-9fb07e605c88.jpg.png" xlink:type="simple" xlink:show="embed" xlink:actuate="onLoad" draw:mime-type="image/png"/>
</draw:frame>
国家安全和国防委员会秘书认为，俄罗斯正在攻击从绝望的昂贵导弹和在俄罗斯人加热爱国农业的首都。</text:p>
      <text:p text:style-name="P4">
他<text:a xlink:type="simple" xlink:href="https://twitter.com/oleksiydanilov/status/1659116398105198593" text:style-name="Internet_20_link" text:visited-style-name="Visited_20_Internet_20_Link">
写</text:a>
在他的推文中。</text:p>
      <text:p text:style-name="P4">
“基辅仍然是普京的狂躁和无法实现的目标。 象征性的地方是俄罗斯火箭射击的目的。 讯息写道：“需要克里姆林宫，并超级以至于超级和超级频率到达首都，以提高该国的爱国宫腔。”</text:p>
      <text:p text:style-name="P4">
亚历克西·丹尼洛夫(Alexei Danilov)补充说，在俄罗斯，在进攻和前线失败的背景下，绝望和失望的过程。</text:p>
      <text:p text:style-name="P4">
众所周知，晚上俄罗斯再次袭击了乌克兰，包括基辅，包括30种不同类型和无人机的火箭。 防守者<text:a xlink:type="simple" xlink:href="https://armyinform.com.ua/2023/05/18/syly-ppo-vnochi-znyshhyly-33-povitryani-czili-29-raket-ta-4-bezpilotnyky/" text:style-name="Internet_20_link" text:visited-style-name="Visited_20_Internet_20_Link">
击倒</text:a>
29枚火箭和4个非喷头。</text:p>
      <text:p text:style-name="P4">
News Source: <text:a xlink:type="simple" xlink:href="https://armyinform.com.ua/2023/05/18/bezgluzdi-ataky-rf-na-kyyiv-neobhidni-kremlyu-dlya-pidnyattya-gradusu-patriotychnoyi-isteriyi-oleksij-danilov/" text:style-name="Internet_20_link" text:visited-style-name="Visited_20_Internet_20_Link">
https://armyinform.com.ua/2023/05/18/bezgluzdi-ataky-rf-na-kyyiv-neobhidni-kremlyu-dlya-pidnyattya-gradusu-patriotychnoyi-isteriyi-oleksij-danilov/</text:a>
</text:p>
      <!--NEWS-->
      <text:h text:style-name="P10" text:outline-level="1">
<text:span text:style-name="T4">
在以色列，枪杀了一名官员的儿子被杀</text:span>
</text:h>
      <text:p text:style-name="P4">
作者: Ukrinform (Person)</text:p>
      <text:p text:style-name="P4">
出版商: Укринформ (Organization)</text:p>
      <text:p text:style-name="P4">
出版时间: 2023-05-19T-127:36:00+03:00</text:p>
      <text:p text:style-name="P4">
修改时间: 2023-05-19T17:36:00+03:00</text:p>
      <text:p text:style-name="P4">
描述: 在北部城市的以色列卡尔·亚西夫（Kar-Yasif），在阿拉伯社区的一波暴力犯罪背景下，一个人被枪杀。 另一个受伤。  - 乌克林。</text:p>
      <text:p text:style-name="P4">
图片: ["<text:a xlink:type="simple" xlink:href="https://static.ukrinform.com/photos/2023_05/thumb_files/630_360_1684497276-499.jpg" text:style-name="Internet_20_link" text:visited-style-name="Visited_20_Internet_20_Link">
630_360_16844...</text:a>
"]</text:p>
      <text:p text:style-name="P4">
标签: ['Ізраїль', 'Стрілянина']</text:p>
      <text:p text:style-name="P4">
类型: Article</text:p>
      <!--METADATA-->
      <text:p text:style-name="P4">
<draw:frame draw:style-name="fr1" draw:name="Image30" text:anchor-type="as-char" svg:width="6.9236in" svg:height="3.956343in" draw:z-index="0">
<draw:image xlink:href="../Images/yкринформ/2023-05-19T-127-36-00-03-00/630_360_1684497276-499.jpg" xlink:type="simple" xlink:show="embed" xlink:actuate="onLoad" draw:mime-type="image/jpeg"/>
</draw:frame>
在Kar-Yasif的背景下，在瓦拉比亚社区的一波暴力犯罪的背景下，一个人被枪杀了。 另一个受伤。</text:p>
      <text:p text:style-name="P4">
正如乌克林福姆报道的那样，它报告了<text:a xlink:type="simple" xlink:href="https://www.timesofisrael.com/man-shot-dead-in-northern-town-in-arab-communitys-80th-fatality-this-year/" text:style-name="Internet_20_link" text:visited-style-name="Visited_20_Internet_20_Link">
</text:a>
 <text:a xlink:type="simple" xlink:href="https://www.timesofisrael.com/man-shot-dead-in-northern-town-in-arab-communitys-80th-fatality-this-year/" text:style-name="Internet_20_link" text:visited-style-name="Visited_20_Internet_20_Link">
</text:a>
 <text:a xlink:type="simple" xlink:href="https://www.timesofisrael.com/man-shot-dead-in-northern-town-in-arab-communitys-80th-fatality-this-year/" text:style-name="Internet_20_link" text:visited-style-name="Visited_20_Internet_20_Link">
 </text:a>
正如所指出的那样，西加利利(Ugeion Western Galilea)的居民28岁的弗拉拉斯·梅萨德(Fraras Masaade)被杀。 他是地区Raditian地区副主席的儿子。</text:p>
      <text:p text:style-name="P4">
“另一个男人受了重伤。[]之后的两个受害者(https://www.ukrinform.ua/tag-strilanina)被带到医疗机构。”警方说。</text:p>
      <text:p text:style-name="P4">
执法人员目前正在搜查犯罪嫌疑人并在犯罪现场收集二氧化碳。</text:p>
      <text:p text:style-name="P4">
<text:span text:style-name="T4">
另请阅读：</text:span>
 <text:a xlink:type="simple" xlink:href="https://www.ukrinform.ua/rubric-world/3708067-izrail-likviduvav-visokopostavlenih-bojovikiv-u-sektori-gazi.html" text:style-name="Internet_20_link" text:visited-style-name="Visited_20_Internet_20_Link">
<text:span text:style-name="T4">
以色列</text:span>
</text:a>
据乌克林福姆报道，以色列部队在约旦河西岸北部的营地碰撞中被枪杀。</text:p>
      <text:p text:style-name="P4">
News Source: <text:a xlink:type="simple" xlink:href="https://www.ukrinform.ua/rubric-world/3711411-v-izraili-vnaslidok-strilanini-zaginuv-sin-cinovnika.html" text:style-name="Internet_20_link" text:visited-style-name="Visited_20_Internet_20_Link">
https://www.ukrinform.ua/rubric-world/3711411-v-izraili-vnaslidok-strilanini-zaginuv-sin-cinovnika.html</text:a>
</text:p>
      <!--NEWS-->
      <text:h text:style-name="P10" text:outline-level="1">
<text:span text:style-name="T4">
外交部和斯洛伐克的负责人讨论了乌克兰的支持</text:span>
</text:h>
      <text:p text:style-name="P4">
作者: Ukrinform (Person)</text:p>
      <text:p text:style-name="P4">
出版商: Укринформ (Organization)</text:p>
      <text:p text:style-name="P4">
出版时间: 2023-05-19T-135:11:00+03:00</text:p>
      <text:p text:style-name="P4">
修改时间: 2023-05-19T17:11:00+03:00</text:p>
      <text:p text:style-name="P4">
描述: 捷克外交部长Jan Lipavsky和斯洛伐克共和国Miroslav Vlakhovsky在星期五在布拉格举行的一次会议上进行了讨论，除其他外，乌克兰周围的情况以及反对错误信息的斗争。  - 乌克林。</text:p>
      <text:p text:style-name="P4">
图片: ["<text:a xlink:type="simple" xlink:href="https://static.ukrinform.com/photos/2023_05/thumb_files/630_360_1684505417-819.jpg" text:style-name="Internet_20_link" text:visited-style-name="Visited_20_Internet_20_Link">
630_360_16845...</text:a>
"]</text:p>
      <text:p text:style-name="P4">
标签: ['Чехія', 'Україна', 'Словаччина']</text:p>
      <text:p text:style-name="P4">
类型: Article</text:p>
      <!--METADATA-->
      <text:p text:style-name="P4">
<draw:frame draw:style-name="fr1" draw:name="Image31" text:anchor-type="as-char" svg:width="6.9236in" svg:height="3.956343in" draw:z-index="0">
<draw:image xlink:href="../Images/yкринформ/2023-05-19T-135-11-00-03-00/630_360_1684505417-819.jpg" xlink:type="simple" xlink:show="embed" xlink:actuate="onLoad" draw:mime-type="image/jpeg"/>
</draw:frame>
捷克共和国捷克部长扬·利帕夫斯基(Jan Lipavsky)和斯洛伐克共和国米罗斯拉夫霍夫斯基(Miroslavakhovsky)在星期五在布拉格举行的一次会议上讨论了乌克兰附近的其他情况，以及反对错误信息的斗争。</text:p>
      <text:p text:style-name="P4">
据报道，在CP的外交部报道了这一点。</text:p>
      <text:p text:style-name="P4">
值得注意的是，部长已经确认了持续的区域合作的共同利益，尤其是在S3和V4格式中。 他们还同意支持乌克兰，为战后重建做准备，加强军事设备的供应并消除喷雾的能量依赖性。</text:p>
      <text:p text:style-name="P4">
讨论的另一个问题是欧盟的进一步扩展。</text:p>
      <text:p text:style-name="Quotations">

<text:p text:style-name="P4">
🇨🇿atradičntemPojímimo晚vztahy，okteréChcemeDálPečovat。 TakéO&gt;
 Tom JSme Mluvili SE🇸🇰KOLEGOU <text:a xlink:type="simple" xlink:href="https://twitter.com/MWlachovsky" text:style-name="Internet_20_link" text:visited-style-name="Visited_20_Internet_20_Link">
&gt;
</text:a>
在他访问&gt;
 []期间(https://twitter.com/mzvcr?ref_src=twsrc%5Etfw)。 我们还解决了&gt;
区域合作，关于🇺🇦和错误信息的情况。 <text:a xlink:type="simple" xlink:href="https://t.co/a1I9QVwxvq" text:style-name="Internet_20_link" text:visited-style-name="Visited_20_Internet_20_Link">
&gt;
</text:a>
&gt;
&gt;
  -  JanLipavský(@Janlipavsky) <text:a xlink:type="simple" xlink:href="https://twitter.com/JanLipavsky/status/1659529229128613889" text:style-name="Internet_20_link" text:visited-style-name="Visited_20_Internet_20_Link">
&gt;
 </text:a>
部长们还交换了错误信息领域的经验，这是<text:a xlink:type="simple" xlink:href="https://www.ukrinform.ua/tag-cehia" text:style-name="Internet_20_link" text:visited-style-name="Visited_20_Internet_20_Link">
</text:a>
对于斯洛伐克来说，这是他们现在面临的主要安全威胁之一。 捷克部长祝贺捷克语与斯特拉沃克群体之间的合作，在反对误解的斗争中，在专有技术中。</text:p>

</text:p>
      <text:p text:style-name="P4">
这是外交大臣在任命后的第一次外国旅行，也是欧洲米罗斯拉夫·弗拉科夫斯基的欧洲状况。</text:p>
      <text:p text:style-name="P4">
<text:span text:style-name="T4">
另请阅读：</text:span>
 <text:a xlink:type="simple" xlink:href="https://www.ukrinform.ua/rubric-world/3710626-cehia-skasuvala-ukazi-pro-bezkostovne-nadanna-zemli-posolstvu-rf.html" text:style-name="Internet_20_link" text:visited-style-name="Visited_20_Internet_20_Link">
</text:a>
捷克 - 斯洛伐克在安全领域的合作很重要，捷克共和国共和国在斯洛伐克的北约战斗集团中扮演着重要的角色，该组织现在拥有447名捷克士兵。</text:p>
      <text:p text:style-name="P4">
根据乌克林福姆的说法，捷克共和国的普京礼物宣布<text:a xlink:type="simple" xlink:href="https://www.ukrinform.ua/rubric-ato/3709426-u-cehii-zibrali-23-miljona-na-rszv-dla-ukraini.html" text:style-name="Internet_20_link" text:visited-style-name="Visited_20_Internet_20_Link">
</text:a>
和火箭给她。</text:p>
      <text:p text:style-name="P4">
News Source: <text:a xlink:type="simple" xlink:href="https://www.ukrinform.ua/rubric-polytics/3711496-glavi-mzs-cehii-i-slovaccini-obgovorili-pidtrimku-ukraini.html" text:style-name="Internet_20_link" text:visited-style-name="Visited_20_Internet_20_Link">
https://www.ukrinform.ua/rubric-polytics/3711496-glavi-mzs-cehii-i-slovaccini-obgovorili-pidtrimku-ukraini.html</text:a>
</text:p>
      <!--NEWS-->
      <text:h text:style-name="P10" text:outline-level="1">
<text:span text:style-name="T4">
在Sivershchyna和Slobozhanschyna的指示俄罗斯军队炮击了Chernihiv Reg的Leonivka ...</text:span>
</text:h>
      <text:p text:style-name="P4">
作者: liveuamap (Language: en)</text:p>
      <text:p text:style-name="P4">
时间: 2023-05-19T-16:41:00</text:p>
      <text:p text:style-name="P4">
地点: Vovchansk (Latitude:50.38992 Longtitude:37.41325)</text:p>
      <text:p text:style-name="P4">
视频: []</text:p>
      <text:p text:style-name="P4">
图片: []</text:p>
      <text:p text:style-name="P4">
标签: ["Russia"]</text:p>
      <text:p text:style-name="P4">
Id: 22563969</text:p>
      <!--METADATA-->
      <text:p text:style-name="P4">
在Sivershchyna和Slobozhanschyna的指示，俄罗斯军队炮击了Chernihiv地区； Studenok，Boyaro -Lezhachi，Pavlivka，Basivka，Myropillya，Sumy地区的Mezenivka，也是Starytsya，Synelnykove，Ohirtseve，Hatysche，Hatysche，Senterne，Nesterne，Kharkiv地区，Kharkiv地区，Kharkiv地区 -  uk族的报告 -</text:p>
      <text:p text:style-name="P4">
新闻集链接：<text:a xlink:type="simple" xlink:href="https://liveuamap.com/en/2023/19-may-at-sivershchyna-and-slobozhanschyna-directions-russian" text:style-name="Internet_20_link" text:visited-style-name="Visited_20_Internet_20_Link">
https://liveuamap.com/en/2023/2023/19-may-at-sivershchyna-and-slobozhanschyna-directions russian</text:a>
</text:p>
      <text:p text:style-name="P4">
News Source: <text:a xlink:type="simple" xlink:href="https://t.me/lumsrc/4833" text:style-name="Internet_20_link" text:visited-style-name="Visited_20_Internet_20_Link">
https://t.me/lumsrc/4833</text:a>
</text:p>
      <!--NEWS-->
      <text:h text:style-name="P10" text:outline-level="1">
<text:span text:style-name="T4">
在Kupiansk的方向，俄罗斯军队炮击了Kamyanka，Kolodyazne，Fyholivka，Novomlynsk，Dvori ...</text:span>
</text:h>
      <text:p text:style-name="P4">
作者: liveuamap (Language: en)</text:p>
      <text:p text:style-name="P4">
时间: 2023-05-19T-18:41:00</text:p>
      <text:p text:style-name="P4">
地点: Svatove (Latitude:49.46712 Longtitude:37.91348)</text:p>
      <text:p text:style-name="P4">
视频: []</text:p>
      <text:p text:style-name="P4">
图片: []</text:p>
      <text:p text:style-name="P4">
标签: ["Russia"]</text:p>
      <text:p text:style-name="P4">
Id: 22563968</text:p>
      <!--METADATA-->
      <text:p text:style-name="P4">
俄罗斯在库皮亚斯克的方向俄罗斯军队炮击了卡米卡，科洛迪兹，菲霍利夫卡，诺瓦林斯克，德沃里奇纳，扎帕德纳，扎帕德，马萨蒂夫卡，莱曼·珀斯里尼，塔巴耶夫卡，贝雷斯特夫，贝尔雷斯特夫，kharkakiv地区和卢汉斯克地区的斯特尔马克夫卡，</text:p>
      <text:p text:style-name="P4">
新闻集链接：<text:a xlink:type="simple" xlink:href="https://liveuamap.com/en/2023/19-may-at-kupiansk-direction-russian-army-shelled-kamyanka" text:style-name="Internet_20_link" text:visited-style-name="Visited_20_Internet_20_Link">
https://liveuamap.com/en/2023/19-may-at-kupiansk-direction-russian-army-shelled-kamyanka</text:a>
</text:p>
      <text:p text:style-name="P4">
News Source: <text:a xlink:type="simple" xlink:href="https://t.me/lumsrc/4834" text:style-name="Internet_20_link" text:visited-style-name="Visited_20_Internet_20_Link">
https://t.me/lumsrc/4834</text:a>
</text:p>
      <!--NEWS-->
      <text:h text:style-name="P10" text:outline-level="1">
<text:span text:style-name="T4">
在斯洛伐克，法院再次无罪，被指控组织记者谋杀</text:span>
</text:h>
      <text:p text:style-name="P4">
作者: Ukrinform (Person)</text:p>
      <text:p text:style-name="P4">
出版商: Укринформ (Organization)</text:p>
      <text:p text:style-name="P4">
出版时间: 2023-05-19T-18:57:00+03:00</text:p>
      <text:p text:style-name="P4">
修改时间: 2023-05-19T23:57:00+03:00</text:p>
      <text:p text:style-name="P4">
描述: 斯洛伐克的法院证明了这位商人被指控在2018年组织了调查记者及其新娘。  - 乌克林。</text:p>
      <text:p text:style-name="P4">
图片: ["<text:a xlink:type="simple" xlink:href="https://static.ukrinform.com/photos/2023_05/thumb_files/630_360_1684529642-137.jpg" text:style-name="Internet_20_link" text:visited-style-name="Visited_20_Internet_20_Link">
630_360_16845...</text:a>
", "<text:a xlink:type="simple" xlink:href="https://static.ukrinform.com/photos/2023_05/1684529728-860.jpg" text:style-name="Internet_20_link" text:visited-style-name="Visited_20_Internet_20_Link">
1684529728-86...</text:a>
"]</text:p>
      <text:p text:style-name="P4">
标签: ['Суд', 'Журналіст', 'Словаччина', 'Вбивство']</text:p>
      <text:p text:style-name="P4">
类型: Article</text:p>
      <!--METADATA-->
      <text:p text:style-name="P4">
<draw:frame draw:style-name="fr1" draw:name="Image32" text:anchor-type="as-char" svg:width="6.9236in" svg:height="3.956343in" draw:z-index="0">
<draw:image xlink:href="../Images/yкринформ/2023-05-19T-18-57-00-03-00/630_360_1684529642-137.jpg" xlink:type="simple" xlink:show="embed" xlink:actuate="onLoad" draw:mime-type="image/jpeg"/>
</draw:frame>
斯拉沃维纳法院为这位商人辩护，被指控在2018年组织了一名记者调查员及其新娘。</text:p>
      <text:p text:style-name="P4">
正如乌克林福姆报道的那样，它报告了<text:a xlink:type="simple" xlink:href="https://apnews.com/article/slovakia-journalist-jan-kuciak-marian-kocner-a021c3c2935ba3657c2675df1e4b1de9" text:style-name="Internet_20_link" text:visited-style-name="Visited_20_Internet_20_Link">
</text:a>
。</text:p>
      <text:p text:style-name="P4">
在布拉迪斯拉瓦(Bratislava)首都附近的Pesynok的专门刑事法院周五裁定，玛丽安·科茨纳(Marian Kotsner)对过去写过关于他的Yan Kutsiak的谋杀罪和他的新娘Martina Kusnirov是无辜的。</text:p>
      <text:p text:style-name="P4">
2018年，针对27岁年轻人的犯罪使该国震惊并造成了政府。</text:p>
      <text:p text:style-name="P4">
<draw:frame draw:style-name="fr1" draw:name="Image33" text:anchor-type="as-char" svg:width="6.9236in" svg:height="3.901573in" draw:z-index="0">
<draw:image xlink:href="../Images/yкринформ/2023-05-19T-18-57-00-03-00/1684529728-860.jpg" xlink:type="simple" xlink:show="embed" xlink:actuate="onLoad" draw:mime-type="image/jpeg"/>
</draw:frame>
Jan Kutsyak Tamartina Kusnirov</text:p>
      <text:p text:style-name="P4">
法院表示，没有证明科茨纳是谋杀案的组织者。</text:p>
      <text:p text:style-name="P4">
位于维也纳的国际出版社称商人的理由为“令人震惊”。</text:p>
      <text:p text:style-name="P4">
同时，科茨纳的合伙人艾伦·杜佐夫(Allen Dzuzov)是一名调解员，犯有谋杀罪，并被判处25年徒刑。 三生移民以前被定罪并判处苛刻的条款。</text:p>
      <text:p text:style-name="P4">
该案尚未完成，因为检察官办公室和被告都可以申请。</text:p>
      <text:p text:style-name="P4">
<text:span text:style-name="T4">
另请阅读：</text:span>
 <text:a xlink:type="simple" xlink:href="https://www.ukrinform.ua/rubric-society/3710507-imi-zaklikalo-pravoohoronciv-zrobiti-prioritetom-rozsliduvanna-zlociniv-proti-zurnalistiv.html" text:style-name="Internet_20_link" text:visited-style-name="Visited_20_Internet_20_Link">
<text:span text:style-name="T4">
记者</text:span>
</text:a>
检察官办公室要求两位涉及无期徒刑的人。</text:p>
      <text:p text:style-name="P4">
被杀的父母在判决完成之前就离开了法庭。 Motherartins表示，他们将挑战这一决定。</text:p>
      <text:p text:style-name="P4">
2018年2月21日，Velka Maka Kutsyak的一所房子在胸口受伤，Akusnirov-头上。</text:p>
      <text:p text:style-name="P4">
据称，科茨纳威胁<text:a xlink:type="simple" xlink:href="https://www.ukrinform.ua/tag-zurnalist" text:style-name="Internet_20_link" text:visited-style-name="Visited_20_Internet_20_Link">
</text:a>
在发表有关他的业务的文章后。 检察官报告说，库特西亚克总共发表了九个有关商人的故事。 库赛克(Kutsyak)调查了耳朵被杀时可能的腐败。</text:p>
      <text:p text:style-name="P4">
佩西诺克法院第二次裁定。</text:p>
      <text:p text:style-name="P4">
正如乌克林福姆报道的那样，专家被判处记者谋杀。</text:p>
      <text:p text:style-name="P4">
_网站的第一张照片www.rte.ie _</text:p>
      <text:p text:style-name="P4">
News Source: <text:a xlink:type="simple" xlink:href="https://www.ukrinform.ua/rubric-world/3711653-u-slovaccini-sud-znovu-vipravdav-biznesmena-obvinuvacenogo-v-organizacii-vbivstva-zurnalista.html" text:style-name="Internet_20_link" text:visited-style-name="Visited_20_Internet_20_Link">
https://www.ukrinform.ua/rubric-world/3711653-u-slovaccini-sud-znovu-vipravdav-biznesmena-obvinuvacenogo-v-organizacii-vbivstva-zurnalista.html</text:a>
</text:p>
      <!--NEWS-->
      <text:h text:style-name="P10" text:outline-level="1">
<text:span text:style-name="T4">
在莱曼（Lyman）的方向，俄罗斯军队炮击了卢汉斯克（Luhansk）地区和维克（Verkh）的Makiyivka和Bilohorivka ...</text:span>
</text:h>
      <text:p text:style-name="P4">
作者: liveuamap (Language: en)</text:p>
      <text:p text:style-name="P4">
时间: 2023-05-19T-20:41:00</text:p>
      <text:p text:style-name="P4">
地点: Bilohorivka (Latitude:48.91923 Longtitude:38.24667)</text:p>
      <text:p text:style-name="P4">
视频: []</text:p>
      <text:p text:style-name="P4">
图片: []</text:p>
      <text:p text:style-name="P4">
标签: ["Russia"]</text:p>
      <text:p text:style-name="P4">
Id: 22563967</text:p>
      <!--METADATA-->
      <text:p text:style-name="P4">
在莱曼(Lyman)的指导下，俄罗斯军队炮击了卢汉格雷奇(Luhanskregion)的马克(Makiyivka)和比洛霍利夫卡(Bilohorivka)，顿涅茨克(Donetsk)地区的verkhnokamyanske和superne炮击。 俄罗斯航空导航在毕利奥利夫卡(Bilohorivka) - 乌克兰武装部队的总参谋部</text:p>
      <text:p text:style-name="P4">
新闻集链接：<text:a xlink:type="simple" xlink:href="https://liveuamap.com/en/2023/19-may-at-lyman-direction-russian-army-shelled-makiyivka" text:style-name="Internet_20_link" text:visited-style-name="Visited_20_Internet_20_Link">
https://liveuamap.com/en/2023/19-may-at----------------------------- russian-army-shelled-makiyivka</text:a>
</text:p>
      <text:p text:style-name="P4">
News Source: <text:a xlink:type="simple" xlink:href="https://t.me/lumsrc/4835" text:style-name="Internet_20_link" text:visited-style-name="Visited_20_Internet_20_Link">
https://t.me/lumsrc/4835</text:a>
</text:p>
      <!--NEWS-->
      <text:h text:style-name="P10" text:outline-level="1">
<text:span text:style-name="T4">
胜利后，乌克兰正在等待领土重新整合的长期阶段-Budanov</text:span>
</text:h>
      <text:p text:style-name="P4">
作者: Ukrinform (Person)</text:p>
      <text:p text:style-name="P4">
出版商: Укринформ (Organization)</text:p>
      <text:p text:style-name="P4">
出版时间: 2023-05-19T-20:43:00+03:00</text:p>
      <text:p text:style-name="P4">
修改时间: 2023-05-19T23:43:00+03:00</text:p>
      <text:p text:style-name="P4">
描述: 胜利结束后，乌克兰必须长期进行暂时占领领土的实际重新融合。  - 乌克林。</text:p>
      <text:p text:style-name="P4">
图片: ["<text:a xlink:type="simple" xlink:href="https://static.ukrinform.com/photos/2023_05/thumb_files/630_360_1684528686-968.png" text:style-name="Internet_20_link" text:visited-style-name="Visited_20_Internet_20_Link">
630_360_16845...</text:a>
"]</text:p>
      <text:p text:style-name="P4">
标签: ['Деокупація', 'Розвідка', 'Буданов', 'Війна з Росією']</text:p>
      <text:p text:style-name="P4">
类型: Article</text:p>
      <!--METADATA-->
      <text:p text:style-name="P4">
<draw:frame draw:style-name="fr1" draw:name="Image34" text:anchor-type="as-char" svg:width="6.9236in" svg:height="3.956343in" draw:z-index="0">
<draw:image xlink:href="../Images/yкринформ/2023-05-19T-20-43-00-03-00/630_360_1684528686-968.png" xlink:type="simple" xlink:show="embed" xlink:actuate="onLoad" draw:mime-type="image/png"/>
</draw:frame>
获胜后，乌克兰必须经历临时相应领土的实际重新整合的长期阶段。</text:p>
      <text:p text:style-name="P4">
乌克兰·基里洛·布达马诺夫(Kirilo Budanov)国防部智力部主要局长说，在接受特别专业项目Dmitry Komarov采访时说。 幕后。</text:p>
      <text:p text:style-name="P4">
“我赢了所有这些事件。我会让您感到惊讶，但胜利将停止。我们正在等待一个相当困难的舞台，可以说我们领土的重新融入了很多年。九年来居住在俄罗斯的领导下<text:a xlink:type="simple" xlink:href="https://www.ukrinform.ua/tag-propaganda" text:style-name="Internet_20_link" text:visited-style-name="Visited_20_Internet_20_Link">
</text:a>
，他们已经有了对世界的另一种看法。 这并不像看起来那样容易。</text:p>
      <text:p text:style-name="P4">
他补充说，胜利的日子将被明确定义，然后将有很长的工作和漫长的时间。</text:p>
      <text:p text:style-name="P4">
<text:span text:style-name="T4">
另请阅读：</text:span>
 <text:a xlink:type="simple" xlink:href="https://www.ukrinform.ua/rubric-economy/3711514-urad-vidnis-do-prioritetnih-vidatki-na-vidnovlenna-roboti-ova-na-deokupovanih-teritoriah.html" text:style-name="Internet_20_link" text:visited-style-name="Visited_20_Internet_20_Link">
<text:span text:style-name="T4">
政府</text:span>
 <text:span text:style-name="T4">
分发</text:span>
 <text:span text:style-name="T4">
优先</text:span>
 <text:span text:style-name="T4">
 </text:span>
 <text:span text:style-name="T4">
支出</text:span>
<text:span text:style-name="T5">
重建</text:span>
<text:span text:style-name="T5">
 </text:span>
<text:span text:style-name="T5">
 </text:span>
<text:span text:style-name="T5">
 </text:span>
<text:span text:style-name="T5">
工作</text:span>
<text:span text:style-name="T5">
 </text:span>
<text:span text:style-name="T5">
 </text:span>
<text:span text:style-name="T5">
 ova </text:span>
<text:span text:style-name="T5">
 </text:span>
<text:span text:style-name="T5">
 </text:span>
<text:span text:style-name="T5">
 </text:span>
<text:span text:style-name="T5">
 </text:span>
<text:span text:style-name="T5">
 </text:span>
<text:span text:style-name="T5">
被解释</text:span>
<text:span text:style-name="T5">
 </text:span>
<text:span text:style-name="T5">
 </text:span>
<text:span text:style-name="T5">
 </text:span>
<text:span text:style-name="T5">
 </text:span>
<text:span text:style-name="T5">
 </text:span>
<text:span text:style-name="T5">
领土</text:span>
*</text:a>
“其次，我们将需要认真修改经济，看看将创建的新联盟和联盟的愿景。世界上将有一个新的安全性。它不仅将与我们有关。这是一个。这是一个因此，全球。因此，将有很多工作。”布达诺夫说。</text:p>
      <text:p text:style-name="P4">
据他说，在胜利之后，在很长一段时间内被占领的地区不应改变国家模型，可能需要“僵硬的手”。</text:p>
      <text:p text:style-name="P4">
正如乌克林福姆(Ukrinform)报道的那样，部长的内阁批准了该决议“准备稳定DE增强领土局势的行动<text:a xlink:type="simple" xlink:href="https://www.ukrinform.ua/rubric-regions/3708297-reintegracia-doneccini-i-lugansini-urad-shvaliv-postanovu-pro-persocergovi-kroki.html" text:style-name="Internet_20_link" text:visited-style-name="Visited_20_Internet_20_Link">
</text:a>
 ”.</text:p>
      <text:p text:style-name="P4">
News Source: <text:a xlink:type="simple" xlink:href="https://www.ukrinform.ua/rubric-ato/3711650-pisla-peremogi-ukrainu-cekae-bagatoricnij-etap-reintegracii-teritorij-budanov.html" text:style-name="Internet_20_link" text:visited-style-name="Visited_20_Internet_20_Link">
https://www.ukrinform.ua/rubric-ato/3711650-pisla-peremogi-ukrainu-cekae-bagatoricnij-etap-reintegracii-teritorij-budanov.html</text:a>
</text:p>
      <!--NEWS-->
      <text:h text:style-name="P10" text:outline-level="1">
<text:span text:style-name="T4">
JSU Bakhmut Directio Rusian军队炮击Vasukivka，Zaliznyansk，Orikhovo-Vasylivka，Grigor ...</text:span>
</text:h>
      <text:p text:style-name="P4">
作者: liveuamap (Language: en)</text:p>
      <text:p text:style-name="P4">
时间: 2023-05-19T-22:41:00</text:p>
      <text:p text:style-name="P4">
地点: Bakhmut (Latitude:48.51751 Longtitude:37.81219)</text:p>
      <text:p text:style-name="P4">
视频: []</text:p>
      <text:p text:style-name="P4">
图片: []</text:p>
      <text:p text:style-name="P4">
标签: ["Russia"]</text:p>
      <text:p text:style-name="P4">
Id: 22563966</text:p>
      <!--METADATA-->
      <text:p text:style-name="P4">
在巴赫穆特(Bakhmut)的方向，俄罗斯军队炮击了瓦苏基卡(Zaliznyanske)，奥里克霍沃 - 瓦西利维卡(Orikhovo-Vasylivka)，赫里霍利夫卡(Hryhorivka)，博达尼夫卡(Bohdanivka)，巴赫穆特(Bakhmut)，伊万尼维斯克(Ivanivske)，伊万尼维克(Ivanivske)，Chaske SK地区。 俄罗斯航空进行了飞机ATBOHDANIVKA，BAKHMUT和PREVTECHYNE， - 武装部队的武装部队在早晨报告中说</text:p>
      <text:p text:style-name="P4">
新闻集链接：(https://liveuamap.com/en/2023/19-may-at-bakhmut-direction-russian-army-shelled-vasukivka)</text:p>
      <text:p text:style-name="P4">
News Source: <text:a xlink:type="simple" xlink:href="https://t.me/lumsrc/4836" text:style-name="Internet_20_link" text:visited-style-name="Visited_20_Internet_20_Link">
https://t.me/lumsrc/4836</text:a>
</text:p>
      <!--NEWS-->
      <text:h text:style-name="P10" text:outline-level="1">
<text:span text:style-name="T4">
Trarea由于受伤将错过三个月</text:span>
</text:h>
      <text:p text:style-name="P4">
作者: Ukrinform (Person)</text:p>
      <text:p text:style-name="P4">
出版商: Укринформ (Organization)</text:p>
      <text:p text:style-name="P4">
出版时间: 2023-05-19T-22:41:11+03:00</text:p>
      <text:p text:style-name="P4">
修改时间: 2023-05-19T23:41:11+03:00</text:p>
      <text:p text:style-name="P4">
描述: 前锋错过了对阵弗雷斯的比赛。  - 乌克林。</text:p>
      <text:p text:style-name="P4">
图片: ["<text:a xlink:type="simple" xlink:href="https://static.ukrinform.com/photos/2023_05/thumb_files/630_360_1684528712-447.jpg" text:style-name="Internet_20_link" text:visited-style-name="Visited_20_Internet_20_Link">
630_360_16845...</text:a>
"]</text:p>
      <text:p text:style-name="P4">
标签: ['Футбол', 'Шахтар']</text:p>
      <text:p text:style-name="P4">
类型: Article</text:p>
      <!--METADATA-->
      <text:p text:style-name="P4">
<draw:frame draw:style-name="fr1" draw:name="Image35" text:anchor-type="as-char" svg:width="6.9236in" svg:height="3.956343in" draw:z-index="0">
<draw:image xlink:href="../Images/yкринформ/2023-05-19T-22-41-11-03-00/630_360_1684528712-447.jpg" xlink:type="simple" xlink:show="embed" xlink:actuate="onLoad" draw:mime-type="image/jpeg"/>
</draw:frame>
前锋对弗雷斯(Veres)释放了比赛。</text:p>
      <text:p text:style-name="P4">
Shakhtar前锋Lassin Trarea由于肌腱肌而错过三个月的时间<text:a xlink:type="simple" xlink:href="https://shakhtar.com/uk-ua/news/2023/may/19_news/19_igor-jovicevic/" text:style-name="Internet_20_link" text:visited-style-name="Visited_20_Internet_20_Link">
</text:a>
矿工的总教练伊戈尔·尤维切维奇(Igor Yovichevich(2：1)，报道乌克林福姆。</text:p>
      <text:p text:style-name="P4">
“ Trarea不会打三个月。 Traore有新的伤害。 Tendynitriecps。 我认为它将在会议前准备就绪。 这是一个重要的足球运动员，我们的足球。 尤其是在田野的外星一半中，它很好地扮演了军团，给我们的八个边锋提供了“氧气”。 也就是说，一位非常合格的时装球员。” Yovichevich说。</text:p>
      <text:p text:style-name="P4">
本赛季，特拉雷(Traore)在所有锦标赛中都为沙赫塔尔(Shakhtar)打了31场比赛，他在其中进行了锤击，并提供了四个富有成效的节目。</text:p>
      <text:p text:style-name="P4">
<text:span text:style-name="T4">
另请阅读：</text:span>
 <text:a xlink:type="simple" xlink:href="https://www.ukrinform.ua/rubric-sports/3711562-upl-sahtar-peregrav-veres-u-27mu-turi.html" text:style-name="Internet_20_link" text:visited-style-name="Visited_20_Internet_20_Link">
<text:span text:style-name="T4">
 shakhtar </text:span>
</text:a>
正如乌克林福姆(Ukrinform)报道的那样，沙克塔尔(Shakhtar)在乌克兰的积分榜上返回领导层，在下一场比赛中，矿工将在5月24日对阵黎明。</text:p>
      <text:p text:style-name="P4">
照片：shakhtar.com</text:p>
      <text:p text:style-name="P4">
News Source: <text:a xlink:type="simple" xlink:href="https://www.ukrinform.ua/rubric-sports/3711649-traore-propustit-tri-misaci-cerez-travmu.html" text:style-name="Internet_20_link" text:visited-style-name="Visited_20_Internet_20_Link">
https://www.ukrinform.ua/rubric-sports/3711649-traore-propustit-tri-misaci-cerez-travmu.html</text:a>
</text:p>
      <!--NEWS-->
      <text:h text:style-name="P10" text:outline-level="1">
<text:span text:style-name="T4">
“战斗机联盟”对于挽救数千名平民生命非常重要 -  OP的负责人</text:span>
</text:h>
      <text:p text:style-name="P4">
作者: Ukrinform (Person)</text:p>
      <text:p text:style-name="P4">
出版商: Укринформ (Organization)</text:p>
      <text:p text:style-name="P4">
出版时间: 2023-05-19T-24:36:00+03:00</text:p>
      <text:p text:style-name="P4">
修改时间: 2023-05-19T23:36:00+03:00</text:p>
      <text:p text:style-name="P4">
描述: 不同国家支持国际战斗机联盟的决定对于挽救数千名平民乌克兰人的生命以及击败无情的俄罗斯侵略者的胜利至关重要。  - 乌克林。</text:p>
      <text:p text:style-name="P4">
图片: ["<text:a xlink:type="simple" xlink:href="https://static.ukrinform.com/photos/2022_10/thumb_files/630_360_1667055046-635.jpeg" text:style-name="Internet_20_link" text:visited-style-name="Visited_20_Internet_20_Link">
630_360_16670...</text:a>
"]</text:p>
      <text:p text:style-name="P4">
标签: ['Літак', 'Єрмак', 'Війна з Росією', 'Коаліція винищувачів']</text:p>
      <text:p text:style-name="P4">
类型: Article</text:p>
      <!--METADATA-->
      <text:p text:style-name="P4">
<draw:frame draw:style-name="fr1" draw:name="Image36" text:anchor-type="as-char" svg:width="6.9236in" svg:height="3.956343in" draw:z-index="0">
<draw:image xlink:href="../Images/yкринформ/2023-05-19T-24-36-00-03-00/630_360_1667055046-635.jpeg" xlink:type="simple" xlink:show="embed" xlink:actuate="onLoad" draw:mime-type="image/jpeg"/>
</draw:frame>
不同国家支持国际战斗机联盟的决定对于拯救数千名乌克兰人的生命以及击败鲁斯俄罗斯侵略者的胜利至关重要。</text:p>
      <text:p text:style-name="P4">
关于<text:a xlink:type="simple" xlink:href="https://t.me/ermaka2022/2723" text:style-name="Internet_20_link" text:visited-style-name="Visited_20_Internet_20_Link">
</text:a>
总统办公室Andriy Yermak报道说。</text:p>
      <text:p text:style-name="P4">
他指出，授予乌克兰的国际联盟现已成立。 将准备乌克兰飞行员的联合努力，空军将提供飞机。</text:p>
      <text:p text:style-name="P4">
“我们感谢民主国家，这些民主国家有助于保护我们的天空和我们的城市免受恐怖袭击。 我们感谢我们总统乔·贝登·扎迪亚(Joe Baiden Zaidya)和领导力，在战争期间再次证明。”耶尔马克(Yermak)写道。</text:p>
      <text:p text:style-name="P4">
据他介绍，支持国际战斗机联盟的决定对于拯救数千名平民和击败粗鲁侵略者的胜利极为重要。</text:p>
      <text:p text:style-name="P4">
<text:span text:style-name="T4">
另请阅读：</text:span>
 <text:a xlink:type="simple" xlink:href="https://www.ukrinform.ua/rubric-ato/3711575-ssa-pidtrimali-koaliciu-vinisuvaciv-zelenskij-vitae-risenna-bajdena.html" text:style-name="Internet_20_link" text:visited-style-name="Visited_20_Internet_20_Link">
<text:span text:style-name="T4">
战士</text:span>
</text:a>
OP负责人还感谢美国总统顾问Sullivan的国家安全：“这是一个很棒的团队合作。”</text:p>
      <text:p text:style-name="P4">
伊尔马克(Yermak)强调，乌克兰赞赏已经为安全的天空所做的，在与俄罗斯恐怖分子的战斗中有优势。</text:p>
      <text:p text:style-name="P4">
他回忆说，本周，英国总理瑞什苏纳克(Rishsunak)以及荷兰总理马克·鲁特(Mark Rutte)承诺将为乌克兰建立国际战斗机联盟。 现在正在形成。</text:p>
      <text:p text:style-name="P4">
<text:span text:style-name="T4">
另请阅读：</text:span>
 <text:a xlink:type="simple" xlink:href="https://www.ukrinform.ua/rubric-ato/3711637-dania-gotova-navcati-ukrainskih-pilotiv-na-f16-stefancuk.html" text:style-name="Internet_20_link" text:visited-style-name="Visited_20_Internet_20_Link">
<text:span text:style-name="T4">
 Stefanchuk </text:span>
</text:a>
“感谢您的领导。 要建立和启动，您需要很酷。 总统弗拉基米尔·泽伦斯基(Vladimir Zelensky)的团队工作。 让我们去自己。 我们的天空中不会有俄罗斯人。 我们地球上不会有。”耶尔马克研究。</text:p>
      <text:p text:style-name="P4">
外交大臣杜米特罗·库莱巴(Dmytro Kuleba)说，葡萄牙加入了该联盟，并准备培训乌克兰的飞行员和机械师。</text:p>
      <text:p text:style-name="P4">
_foto：op _</text:p>
      <text:p text:style-name="P4">
News Source: <text:a xlink:type="simple" xlink:href="https://www.ukrinform.ua/rubric-ato/3711648-koalicia-vinisuvaciv-ukraj-vazliva-dla-poratunku-tisac-zittiv-civilnih-glava-op.html" text:style-name="Internet_20_link" text:visited-style-name="Visited_20_Internet_20_Link">
https://www.ukrinform.ua/rubric-ato/3711648-koalicia-vinisuvaciv-ukraj-vazliva-dla-poratunku-tisac-zittiv-civilnih-glava-op.html</text:a>
</text:p>
      <!--NEWS-->
      <text:h text:style-name="P10" text:outline-level="1">
<text:span text:style-name="T4">
JSC Avdiivka Directio Rusian军队炮击了Novokalinova，Berdyshi，Avdiivka，Tonyne，首先...</text:span>
</text:h>
      <text:p text:style-name="P4">
作者: liveuamap (Language: en)</text:p>
      <text:p text:style-name="P4">
时间: 2023-05-19T-24:41:00</text:p>
      <text:p text:style-name="P4">
地点: Donetsk Oblast (Latitude:48.13551 Longtitude:37.75932)</text:p>
      <text:p text:style-name="P4">
视频: []</text:p>
      <text:p text:style-name="P4">
图片: []</text:p>
      <text:p text:style-name="P4">
标签: ["Russia"]</text:p>
      <text:p text:style-name="P4">
Id: 22563965</text:p>
      <!--METADATA-->
      <text:p text:style-name="P4">
在Avdiyivka方向，俄罗斯军队炮击了Novokalynove，Berdychi，Avdiyivka，Tonenke，Pervomayske，Karlivka和Donetsk地区的Nevelske。 俄罗斯武装部在乌克兰武装部队的武装部队在Novokalynove和Avdiyivka进行了空袭</text:p>
      <text:p text:style-name="P4">
新闻集链接：<text:a xlink:type="simple" xlink:href="https://liveuamap.com/en/2023/19-may-at-avdiyivka-direction-russian-army-shelled-novokalynove" text:style-name="Internet_20_link" text:visited-style-name="Visited_20_Internet_20_Link">
https://liveuamap.com/en/2023/2023/19-may-at-avdiyivka-direction-russian-army-army-shelled-novokalynove</text:a>
</text:p>
      <text:p text:style-name="P4">
News Source: <text:a xlink:type="simple" xlink:href="https://t.me/lumsrc/4837" text:style-name="Internet_20_link" text:visited-style-name="Visited_20_Internet_20_Link">
https://t.me/lumsrc/4837</text:a>
</text:p>
      <!--NEWS-->
      <text:h text:style-name="P10" text:outline-level="1">
<text:span text:style-name="T4">
Gur Head：新国家实体将出现在俄罗斯的领土上</text:span>
</text:h>
      <text:p text:style-name="P4">
作者: Ukrinform (Person)</text:p>
      <text:p text:style-name="P4">
出版商: Укринформ (Organization)</text:p>
      <text:p text:style-name="P4">
出版时间: 2023-05-19T-26:29:00+03:00</text:p>
      <text:p text:style-name="P4">
修改时间: 2023-05-19T23:29:00+03:00</text:p>
      <text:p text:style-name="P4">
描述: 据戈尔国防部基里尔·鲁达诺夫（Kirill Rudanov）负责人说，俄罗斯将遭受更多的失败，其修改过程将越快。  - 乌克林。</text:p>
      <text:p text:style-name="P4">
图片: ["<text:a xlink:type="simple" xlink:href="https://static.ukrinform.com/photos/2021_04/thumb_files/630_360_1617996732-836.jpg" text:style-name="Internet_20_link" text:visited-style-name="Visited_20_Internet_20_Link">
630_360_16179...</text:a>
"]</text:p>
      <text:p text:style-name="P4">
标签: ['Росія', 'Буданов', 'Війна з Росією']</text:p>
      <text:p text:style-name="P4">
类型: Article</text:p>
      <!--METADATA-->
      <text:p text:style-name="P4">
<draw:frame draw:style-name="fr1" draw:name="Image37" text:anchor-type="as-char" svg:width="6.9236in" svg:height="3.956343in" draw:z-index="0">
<draw:image xlink:href="../Images/yкринформ/2023-05-19T-26-29-00-03-00/630_360_1617996732-836.jpg" xlink:type="simple" xlink:show="embed" xlink:actuate="onLoad" draw:mime-type="image/jpeg"/>
</draw:frame>
据古尔·古尔(Gur Gur)国防部西里尔·鲁达诺夫(Cyril Rudanov)称，俄罗斯将被击败，其修改过程将开始。</text:p>
      <text:p text:style-name="P4">
布达诺夫(Budanov)在接受采访时说，这是德米特里·科马罗夫(Dmitry Komarov)的特别投影的一部分。 命令，”乌克林福姆报告。</text:p>
      <text:p text:style-name="P4">
“俄罗斯会改变……新的国家形态会出现在其领土上吗？ 俄罗斯人对此一无所知。”布达诺夫说服。</text:p>
      <text:p text:style-name="P4">
他指出，在俄罗斯联邦中的失败越多，其变革的过程就越快。 根据古尔(Gur)的负责人的说法，世界不需要<text:a xlink:type="simple" xlink:href="https://www.ukrinform.ua/tag-rosia" text:style-name="Internet_20_link" text:visited-style-name="Visited_20_Internet_20_Link">
</text:a>
以现在的形式。</text:p>
      <text:p text:style-name="P4">
<text:span text:style-name="T4">
另请阅读：</text:span>
 <text:a xlink:type="simple" xlink:href="https://www.ukrinform.ua/rubric-ato/3710134-budanov-80-zaav-prigozina-e-cistou-pravdou.html" text:style-name="Internet_20_link" text:visited-style-name="Visited_20_Internet_20_Link">
<text:span text:style-name="T4">
 Budanov </text:span>
</text:a>
据报道，布达诺夫说，俄罗斯已经开始为自2007年以来的反乌克兰侵略做准备，并开始开始全面入侵2021年。</text:p>
      <text:p text:style-name="P4">
News Source: <text:a xlink:type="simple" xlink:href="https://www.ukrinform.ua/rubric-ato/3711647-kerivnik-gur-na-teritorii-rosii-zavlatsa-novi-derzavni-utvorenna.html" text:style-name="Internet_20_link" text:visited-style-name="Visited_20_Internet_20_Link">
https://www.ukrinform.ua/rubric-ato/3711647-kerivnik-gur-na-teritorii-rosii-zavlatsa-novi-derzavni-utvorenna.html</text:a>
</text:p>
      <!--NEWS-->
      <text:h text:style-name="P10" text:outline-level="1">
<text:span text:style-name="T4">
军队的JSC Shakhtarskoe Directio Rusian炮击Kalledar，想知道Novoukrainka和Shah ...</text:span>
</text:h>
      <text:p text:style-name="P4">
作者: liveuamap (Language: en)</text:p>
      <text:p text:style-name="P4">
时间: 2023-05-19T-27:42:00</text:p>
      <text:p text:style-name="P4">
地点: Velyka Novosilka (Latitude:47.85544 Longtitude:37.01019)</text:p>
      <text:p text:style-name="P4">
视频: []</text:p>
      <text:p text:style-name="P4">
图片: []</text:p>
      <text:p text:style-name="P4">
标签: ["Russia"]</text:p>
      <text:p text:style-name="P4">
Id: 22563963</text:p>
      <!--METADATA-->
      <text:p text:style-name="P4">
在沙克塔克(Shakhtarske)的指示，俄罗斯军队炮击了Vuhledar，Prechystivka，Novoukrayinka和Shakhtarske，乌克兰武装部队的总参谋</text:p>
      <text:p text:style-name="P4">
新闻集链接：<text:a xlink:type="simple" xlink:href="https://liveuamap.com/en/2023/19-may-at-shakhtarske-direction-russian-army-shelled-vuhledar" text:style-name="Internet_20_link" text:visited-style-name="Visited_20_Internet_20_Link">
https://liveuamap.com/en/2023/2023/19-may-at-shakhtarske-direction-russian-army-army-shelled-vuhledar</text:a>
</text:p>
      <text:p text:style-name="P4">
News Source: <text:a xlink:type="simple" xlink:href="https://t.me/lumsrc/4839" text:style-name="Internet_20_link" text:visited-style-name="Visited_20_Internet_20_Link">
https://t.me/lumsrc/4839</text:a>
</text:p>
      <!--NEWS-->
      <text:h text:style-name="P10" text:outline-level="1">
<text:span text:style-name="T4">
俄罗斯去年在媒体宣传上花费了19亿美元</text:span>
</text:h>
      <text:p text:style-name="P4">
作者: Ukrinform (Person)</text:p>
      <text:p text:style-name="P4">
出版商: Укринформ (Organization)</text:p>
      <text:p text:style-name="P4">
出版时间: 2023-05-19T-28:23:00+03:00</text:p>
      <text:p text:style-name="P4">
修改时间: 2023-05-19T23:23:00+03:00</text:p>
      <text:p text:style-name="P4">
描述: 在2022年，俄罗斯花费了19亿美元通过州媒体来促进宣传，而不是计划的15亿美元预算的50％针对RT，VGTRC和俄罗斯。  - 乌克林。</text:p>
      <text:p text:style-name="P4">
图片: ["<text:a xlink:type="simple" xlink:href="https://static.ukrinform.com/photos/2021_03/thumb_files/630_360_1615897721-478.jpg" text:style-name="Internet_20_link" text:visited-style-name="Visited_20_Internet_20_Link">
630_360_16158...</text:a>
"]</text:p>
      <text:p text:style-name="P4">
标签: ['Пропаганда', 'ЗМІ', 'Росія']</text:p>
      <text:p text:style-name="P4">
类型: Article</text:p>
      <!--METADATA-->
      <text:p text:style-name="P4">
<draw:frame draw:style-name="fr1" draw:name="Image38" text:anchor-type="as-char" svg:width="6.9236in" svg:height="3.956343in" draw:z-index="0">
<draw:image xlink:href="../Images/yкринформ/2023-05-19T-28-23-00-03-00/630_360_1615897721-478.jpg" xlink:type="simple" xlink:show="embed" xlink:actuate="onLoad" draw:mime-type="image/jpeg"/>
</draw:frame>
在20122年期间，俄罗斯花在州媒体上宣传宣传，而不是计划的15亿美元预算50％的预算是指向RT，俄罗斯Twediagroup“今日俄罗斯”。</text:p>
      <text:p text:style-name="P4">
这是由“ Notagonota” Alona Romanyuk倡议的创始人报道了该项目的研究<text:a xlink:type="simple" xlink:href="https://www.debunk.org/about" text:style-name="Internet_20_link" text:visited-style-name="Visited_20_Internet_20_Link">
</text:a>
 <text:a xlink:type="simple" xlink:href="https://www.debunk.org/about" text:style-name="Internet_20_link" text:visited-style-name="Visited_20_Internet_20_Link">
</text:a>
在对乌克林福姆的评论中。</text:p>
      <text:p text:style-name="P4">
“这一数字是由Debunk项目的分析师在他们的伟大[]中扣除的。(https://www.debunk.org/kremlin-spent-1-9-billion-usd-on-propaganda-last-year-the-budget-exceeded-by-a-quarter) <text:a xlink:type="simple" xlink:href="https://www.debunk.org/kremlin-spent-1-9-billion-usd-on-propaganda-last-year-the-budget-exceeded-by-a-quarter" text:style-name="Internet_20_link" text:visited-style-name="Visited_20_Internet_20_Link">
 </text:a>
他们表明，克里姆林宫必须花费15亿美元的宣传，但是，对于公共访问中可获得的所有证据，您可以计算$ 1.9llrd。 同时，应牢记这些资金仅针对国家。 她说：“这笔款项不包括社交网络，通过电影院宣传，博特姆人，通过教育的宣传费用。”</text:p>
      <text:p text:style-name="P4">
专家强调，超过50％的这些资金用于RT，VGTRK(所有 - 俄罗斯州电视和无线电语言公司)以及媒体团体“今日俄罗斯”。 同时，该研究揭示了预算每年增加的趋势。</text:p>
      <text:p text:style-name="P4">
Romanyuk还指出，计算政府的全部资金<text:a xlink:type="simple" xlink:href="https://www.ukrinform.ua/tag-rosia" text:style-name="Internet_20_link" text:visited-style-name="Visited_20_Internet_20_Link">
</text:a>
传播宣传是不可能的，因为并非所有资金都在开源中显示。</text:p>
      <text:p text:style-name="P4">
这位专家说：“例如，除了电影基金会外，其他消息来源还可以赞助电影中的宣传和同样的botthams-他们没有在预算中标记。</text:p>
      <text:p text:style-name="P4">
<text:span text:style-name="T4">
另请阅读：</text:span>
 <text:a xlink:type="simple" xlink:href="https://www.ukrinform.ua/rubric-economy/3635107-sankcii-proti-rosii-u-ssa-prognozuut-skorocenna-ekonomiki-rf-na-20-do-2030-roku.html" text:style-name="Internet_20_link" text:visited-style-name="Visited_20_Internet_20_Link">
</text:a>
根据Romanyuk的说法，很难评估宣传的有效性，因为对此主题没有研究。</text:p>
      <text:p text:style-name="P4">
“关于有效性很难说，因为现在没有相关的研究。但是，我们看到许多政治家，专家和媒体，使俄罗斯宣传叙事不仅在俄罗斯，而且在乌克兰和世界上都是人的思想和观点泰德(Tedded)，”她说。</text:p>
      <text:p text:style-name="P4">
News Source: <text:a xlink:type="simple" xlink:href="https://www.ukrinform.ua/rubric-world/3711327-rosia-torik-vitratila-na-propagandu-u-media-19-milarda.html" text:style-name="Internet_20_link" text:visited-style-name="Visited_20_Internet_20_Link">
https://www.ukrinform.ua/rubric-world/3711327-rosia-torik-vitratila-na-propagandu-u-media-19-milarda.html</text:a>
</text:p>
      <!--NEWS-->
      <text:h text:style-name="P10" text:outline-level="1">
<text:span text:style-name="T4">
在Zaporizhzhia和Kherson的指示，俄罗斯军队炮击了Donetsk地区的Burlatske； Olhi ...</text:span>
</text:h>
      <text:p text:style-name="P4">
作者: liveuamap (Language: en)</text:p>
      <text:p text:style-name="P4">
时间: 2023-05-19T-29:42:00</text:p>
      <text:p text:style-name="P4">
地点: Zaporizhzhia (Latitude:47.80635 Longtitude:36.62155)</text:p>
      <text:p text:style-name="P4">
视频: []</text:p>
      <text:p text:style-name="P4">
图片: []</text:p>
      <text:p text:style-name="P4">
标签: ["Russia"]</text:p>
      <text:p text:style-name="P4">
Id: 22563962</text:p>
      <!--METADATA-->
      <text:p text:style-name="P4">
在Zaporizhzhia和Kherson的指示，俄罗斯军队炮击了Burlatske Ofdonetsk地区； Olhivske，Charivne，Bilohirya，Mala Tokmachka，Novodanylivka，Novoandriyivka，Stepove，Kamyanske，Kamyanske和Zaporizhzhia地区的Plavni，以及Kherson City。 俄罗斯航空在乌克兰武装部队的总参谋部在《早晨报告》中说</text:p>
      <text:p text:style-name="P4">
新闻集链接：<text:a xlink:type="simple" xlink:href="https://liveuamap.com/en/2023/19-may-at-zaporizhzhia-and-kherson-directions-russian-army" text:style-name="Internet_20_link" text:visited-style-name="Visited_20_Internet_20_Link">
https://liveuamap.com/en/2023/2023/19-may-at-zaporizhzhia-and-kherson-directions-russian-army</text:a>
</text:p>
      <text:p text:style-name="P4">
News Source: <text:a xlink:type="simple" xlink:href="https://t.me/lumsrc/4840" text:style-name="Internet_20_link" text:visited-style-name="Visited_20_Internet_20_Link">
https://t.me/lumsrc/4840</text:a>
</text:p>
      <!--NEWS-->
      <text:h text:style-name="P10" text:outline-level="1">
<text:span text:style-name="T4">
官方活动的后半年参加了普京的双打 - 布达塔诺夫</text:span>
</text:h>
      <text:p text:style-name="P4">
作者: Ukrinform (Person)</text:p>
      <text:p text:style-name="P4">
出版商: Укринформ (Organization)</text:p>
      <text:p text:style-name="P4">
出版时间: 2023-05-19T-30:18:13+03:00</text:p>
      <text:p text:style-name="P4">
修改时间: 2023-05-19T23:18:13+03:00</text:p>
      <text:p text:style-name="P4">
描述: 普京已经开始与乌克兰的战争，但是在过去的半年中，即使是官方活动也在双打。  - 乌克林。</text:p>
      <text:p text:style-name="P4">
图片: ["<text:a xlink:type="simple" xlink:href="https://static.ukrinform.com/photos/2023_05/thumb_files/630_360_1684527299-380.jpeg" text:style-name="Internet_20_link" text:visited-style-name="Visited_20_Internet_20_Link">
630_360_16845...</text:a>
"]</text:p>
      <text:p text:style-name="P4">
标签: ['Путін', 'Розвідка', 'Буданов']</text:p>
      <text:p text:style-name="P4">
类型: Article</text:p>
      <!--METADATA-->
      <text:p text:style-name="P4">
<draw:frame draw:style-name="fr1" draw:name="Image39" text:anchor-type="as-char" svg:width="6.9236in" svg:height="3.956343in" draw:z-index="0">
<draw:image xlink:href="../Images/yкринформ/2023-05-19T-30-18-13-03-00/630_360_1684527299-380.jpeg" xlink:type="simple" xlink:show="embed" xlink:actuate="onLoad" draw:mime-type="image/jpeg"/>
</draw:frame>
他开始与乌克兰战争，但在过去的半年中，甚至官员都达到了两倍。</text:p>
      <text:p text:style-name="P4">
乌克兰·基里洛·布达马诺夫(Kirilo Budanov)国防部智力部主要局长说，在接受特别专业项目Dmitry Komarov采访时说。 幕后。</text:p>
      <text:p text:style-name="P4">
“我可以告诉你普京的存在。 现在有吗？ 让我们等待。我认为每个人都会看到真相。 无论如何，他在2021年病得很重，他的健康问题非常严重。”布达诺夫说。</text:p>
      <text:p text:style-name="P4">
Gur领袖补充说，在<text:a xlink:type="simple" xlink:href="https://www.ukrinform.ua/tag-putin" text:style-name="Internet_20_link" text:visited-style-name="Visited_20_Internet_20_Link">
</text:a>
非常多变化的恐惧，恐惧症和不仅仅是发展。</text:p>
      <text:p text:style-name="P4">
“他不信任周围的环境，他害怕内心的政变，他将失去权力，这也会导致政变，他担心这会毒死他。 这与其所有基本恐怖有关。 他有几个世纪，这是一个已知的事实，”布达诺夫说。</text:p>
      <text:p text:style-name="P4">
据他介绍，一年的后半年不是官方活动的总统职位。</text:p>
      <text:p text:style-name="P4">
<text:span text:style-name="T4">
另请阅读：</text:span>
 <text:a xlink:type="simple" xlink:href="https://www.ukrinform.ua/rubric-ato/3605003-putin-mae-prinajmni-troh-dvijnikiv-rozvidka.html" text:style-name="Internet_20_link" text:visited-style-name="Visited_20_Internet_20_Link">
<text:span text:style-name="T4">
 double </text:span>
</text:a>
“这样做的原因是什么？ 可能有很多原因。 他还活着或死了。 有这样的集体普京。 无论他是否还活着，原则上，都不是一无所有。 在俄罗斯，有两个克里姆林宫的塔楼明显，它们将被赢得胜利，这个集体的普京应该平衡这些力量，以便没有人是圣洁的。 因为如果一个人服用，它将在某种程度上一致导致。”布达诺夫说。</text:p>
      <text:p text:style-name="P4">
他强调，普京与乌克兰发动了一场战争。</text:p>
      <text:p text:style-name="P4">
布达诺夫说：“我不知道他是否让她完成。”</text:p>
      <text:p text:style-name="P4">
根据乌克林福姆的报道，根据情报积极<text:a xlink:type="simple" xlink:href="https://www.ukrinform.ua/rubric-ato/3711627-rosia-pocala-gotuvatisa-do-vijni-proti-ukraini-z-2007-roku-budanov.html" text:style-name="Internet_20_link" text:visited-style-name="Visited_20_Internet_20_Link">
</text:a>
。</text:p>
      <text:p text:style-name="P4">
<text:span text:style-name="T5">
照片：宗师国防部</text:span>
</text:p>
      <text:p text:style-name="P4">
News Source: <text:a xlink:type="simple" xlink:href="https://www.ukrinform.ua/rubric-ato/3711644-ostanni-piv-roku-na-oficijni-zahodi-izdat-dvijniki-putina-budanov.html" text:style-name="Internet_20_link" text:visited-style-name="Visited_20_Internet_20_Link">
https://www.ukrinform.ua/rubric-ato/3711644-ostanni-piv-roku-na-oficijni-zahodi-izdat-dvijniki-putina-budanov.html</text:a>
</text:p>
      <!--NEWS-->
      <text:h text:style-name="P10" text:outline-level="1">
<text:span text:style-name="T4">
俄罗斯部队在Lyman，Bakhmut，Avdiivka和Maryinka Directio进行进攻行动...</text:span>
</text:h>
      <text:p text:style-name="P4">
作者: liveuamap (Language: en)</text:p>
      <text:p text:style-name="P4">
时间: 2023-05-19T-31:42:00</text:p>
      <text:p text:style-name="P4">
地点: Donetsk (Latitude:47.85084 Longtitude:37.51024)</text:p>
      <text:p text:style-name="P4">
视频: []</text:p>
      <text:p text:style-name="P4">
图片: []</text:p>
      <text:p text:style-name="P4">
标签: ["Russia"]</text:p>
      <text:p text:style-name="P4">
Id: 22563960</text:p>
      <!--METADATA-->
      <text:p text:style-name="P4">
俄罗斯部队在莱曼，巴赫穆特，阿夫迪夫卡和玛丽卡执行进攻行动。 乌克兰军方与安德鲁斯部队进行了29次战斗。 俄罗斯军队试图在伊万尼维克，巴赫穆特，塞弗恩和佩沃梅克，玛丽卡，诺瓦·莫梅卡伊利夫卡附近前进 - 乌克兰军队的总参谋部</text:p>
      <text:p text:style-name="P4">
新闻集链接：<text:a xlink:type="simple" xlink:href="https://liveuamap.com/en/2023/19-may-russian-forces-conducting-offensive-actions-at-lyman" text:style-name="Internet_20_link" text:visited-style-name="Visited_20_Internet_20_Link">
https://liveuamap.com/en/2023/19-may-russian-forces-conducting-contermistion-contensive-actions-actions-at-lyman</text:a>
</text:p>
      <text:p text:style-name="P4">
News Source: <text:a xlink:type="simple" xlink:href="https://t.me/lumsrc/4841" text:style-name="Internet_20_link" text:visited-style-name="Visited_20_Internet_20_Link">
https://t.me/lumsrc/4841</text:a>
</text:p>
      <!--NEWS-->
      <text:h text:style-name="P10" text:outline-level="1">
<text:span text:style-name="T4">
IAEA的首席执行官敦促不要将ZPP用作军事基地</text:span>
</text:h>
      <text:p text:style-name="P4">
作者: Ukrinform (Person)</text:p>
      <text:p text:style-name="P4">
出版商: Укринформ (Organization)</text:p>
      <text:p text:style-name="P4">
出版时间: 2023-05-19T-32:02:44+03:00</text:p>
      <text:p text:style-name="P4">
修改时间: 2023-05-19T23:02:44+03:00</text:p>
      <text:p text:style-name="P4">
描述: 国际原子能局总干事拉斐尔·玛丽安娜·格罗西（Raphael Mariana Grossi）敦促不要使用俄罗斯占领的Zaporizhzhya核电站作为军事基地。  - 乌克林。</text:p>
      <text:p text:style-name="P4">
图片: ["<text:a xlink:type="simple" xlink:href="https://static.ukrinform.com/photos/2022_09/thumb_files/630_360_1662657925-767.jpg" text:style-name="Internet_20_link" text:visited-style-name="Visited_20_Internet_20_Link">
630_360_16626...</text:a>
"]</text:p>
      <text:p text:style-name="P4">
标签: ['МАГАТЕ', 'Запорізька АЕС', 'Війна з Росією']</text:p>
      <text:p text:style-name="P4">
类型: Article</text:p>
      <!--METADATA-->
      <text:p text:style-name="P4">
<draw:frame draw:style-name="fr1" draw:name="Image40" text:anchor-type="as-char" svg:width="6.9236in" svg:height="3.956343in" draw:z-index="0">
<draw:image xlink:href="../Images/yкринформ/2023-05-19T-32-02-44-03-00/630_360_1662657925-767.jpg" xlink:type="simple" xlink:show="embed" xlink:actuate="onLoad" draw:mime-type="image/jpeg"/>
</draw:frame>
国际原子能局总干事拉斐尔·玛丽安格罗斯(Raphael Marianogrossi)敦促不要使用俄罗斯占领的Zaporizhhzhya核电作为军事基地。</text:p>
      <text:p text:style-name="P4">
根据乌克林福姆的说法，相关的Grossi声明已在[]上发表(https://www.iaea.org/newscenter/pressreleases/update-158-iaea-director-general-statement-on-situation-in-ukraine)。</text:p>
      <text:p text:style-name="P4">
他说：“这很简单：不要在车站上射击，不要将其用作军事邮政局。每个人都同意在冲突期间保护一套保护车站的原则。”</text:p>
      <text:p text:style-name="P4">
IAEA首席执行官说，他与所有痛苦的方面进行了密集的谈判，以确保NPP的安全，并防止大陆发生严重核事故的风险。</text:p>
      <text:p text:style-name="P4">
声明还报道说，周五早上，Zaporozhye Zpp的大部分个人都在周五早上，这是Unigion的戒严令的加剧。</text:p>
      <text:p text:style-name="P4">
<text:span text:style-name="T4">
另请阅读：</text:span>
 <text:a xlink:type="simple" xlink:href="https://www.ukrinform.ua/rubric-economy/3708516-magate-planue-predstaviti-ugodu-sodo-zaes-cogo-misaca.html" text:style-name="Internet_20_link" text:visited-style-name="Visited_20_Internet_20_Link">
<text:span text:style-name="T4">
 iaea </text:span>
</text:a>
“ IAEA的专家位于Zaporizhzhya NPP，仅位于Energodar的能源数英里期间，他告知总部，自我侵害并不受到影响，但事件的接近再次强调了现有的核安全性，该事件再次强调了。反对声明中的背景。</text:p>
      <text:p text:style-name="P4">
它还指出，在对乌克兰的俄罗斯联邦进行了全面入侵之后，员工大大降低了<text:a xlink:type="simple" xlink:href="https://www.ukrinform.ua/tag-zaporizka-aes" text:style-name="Internet_20_link" text:visited-style-name="Visited_20_Internet_20_Link">
</text:a>
，车站及其家人的工作人员在前线非常复杂和压力很大。</text:p>
      <text:p text:style-name="P4">
IAEA报道说：“最近撤离的一些能量居民为黎明情况增加了不确定性，而国际原子能机构专家本月初记录了更低的水平。”</text:p>
      <text:p text:style-name="P4">
<text:span text:style-name="T4">
另请阅读：</text:span>
 <text:a xlink:type="simple" xlink:href="https://www.ukrinform.ua/rubric-ato/3711397-militarizacia-zaporizkoi-aes-lideri-grupi-semi-zasudili-dii-rosii.html" text:style-name="Internet_20_link" text:visited-style-name="Visited_20_Internet_20_Link">
</text:a>
</text:p>
      <text:p text:style-name="P4">
正如乌克林福姆(Ukrinform)所报道的那样，希罗西米七个群体国家的领导人对乌克兰进行了单独的陈述，该声明支持国际原子能机构的努力，以规范Zaporizhzhya NPP周围的局势，并称俄罗斯在俄罗斯的行动中为俄罗斯的行为称为“不受欢迎的”行动。核站。</text:p>
      <text:p text:style-name="P4">
_照片：Fredrik Dahl / iaea _</text:p>
      <text:p text:style-name="P4">
News Source: <text:a xlink:type="simple" xlink:href="https://www.ukrinform.ua/rubric-ato/3711642-gendirektor-magate-zaklikav-ne-vikoristovuvati-zaes-ak-vijskovu-bazu.html" text:style-name="Internet_20_link" text:visited-style-name="Visited_20_Internet_20_Link">
https://www.ukrinform.ua/rubric-ato/3711642-gendirektor-magate-zaklikav-ne-vikoristovuvati-zaes-ak-vijskovu-bazu.html</text:a>
</text:p>
      <!--NEWS-->
      <text:h text:style-name="P10" text:outline-level="1">
<text:span text:style-name="T4">
库勒巴：葡萄牙加入了航空联盟</text:span>
</text:h>
      <text:p text:style-name="P4">
作者: Ukrinform (Person)</text:p>
      <text:p text:style-name="P4">
出版商: Укринформ (Organization)</text:p>
      <text:p text:style-name="P4">
出版时间: 2023-05-19T-35:59:00+03:00</text:p>
      <text:p text:style-name="P4">
修改时间: 2023-05-19T22:59:00+03:00</text:p>
      <text:p text:style-name="P4">
描述: 外交大臣杜米特罗·库莱巴（Dmytro Kuleba）表示，葡萄牙加入了航空联盟，并准备培训乌克兰飞行员和机械师。  - 乌克林。</text:p>
      <text:p text:style-name="P4">
图片: ["<text:a xlink:type="simple" xlink:href="https://static.ukrinform.com/photos/2023_05/thumb_files/630_360_1684526236-731.jpeg" text:style-name="Internet_20_link" text:visited-style-name="Visited_20_Internet_20_Link">
630_360_16845...</text:a>
", "<text:a xlink:type="simple" xlink:href="https://static.ukrinform.com/photos/2023_05/1684526236-253.jpeg" text:style-name="Internet_20_link" text:visited-style-name="Visited_20_Internet_20_Link">
1684526236-25...</text:a>
"]</text:p>
      <text:p text:style-name="P4">
标签: ['Дмитро Кулеба', 'Португалія', 'Війна з Росією', 'Авіаційна коаліція']</text:p>
      <text:p text:style-name="P4">
类型: Article</text:p>
      <!--METADATA-->
      <text:p text:style-name="P4">
<draw:frame draw:style-name="fr1" draw:name="Image41" text:anchor-type="as-char" svg:width="6.9236in" svg:height="3.956343in" draw:z-index="0">
<draw:image xlink:href="../Images/yкринформ/2023-05-19T-35-59-00-03-00/630_360_1684526236-731.jpeg" xlink:type="simple" xlink:show="embed" xlink:actuate="onLoad" draw:mime-type="image/jpeg"/>
</draw:frame>
Glavamzs的Dmytro Kuleba说，葡萄牙加入了Thohotov的航空联盟，培训乌克兰飞行员和机械师。</text:p>
      <text:p text:style-name="P4">
关于它报告<text:a xlink:type="simple" xlink:href="https://mfa.gov.ua/news/dmitro-kuleba-portugaliya-priyednalasya-do-aviacijnoyi-koaliciyi-gotova-trenuvati-ukrayinskih-pilotiv-i-mehanikiv" text:style-name="Internet_20_link" text:visited-style-name="Visited_20_Internet_20_Link">
</text:a>
，报道乌克林福姆。</text:p>
      <text:p text:style-name="P4">
在访问里斯本期间，Dmytro Kuleba与Zoau Kravinho葡萄牙学院和国防部Elena Carreirrash进行了谈判。</text:p>
      <text:p text:style-name="P4">
乌克兰外交负责人在正面详细介绍了葡萄牙的伙伴，并概述了乌克兰对有效的防御和反官方行动的军事需求。</text:p>
      <text:p text:style-name="P4">
<draw:frame draw:style-name="fr1" draw:name="Image42" text:anchor-type="as-char" svg:width="6.9236in" svg:height="5.187958in" draw:z-index="0">
<draw:image xlink:href="../Images/yкринформ/2023-05-19T-35-59-00-03-00/1684526236-253.jpeg" xlink:type="simple" xlink:show="embed" xlink:actuate="onLoad" draw:mime-type="image/jpeg"/>
</draw:frame>
这位部长强调说：“葡萄牙通过加入坦克联盟来表现领导。在俄罗斯对乌克兰城市ISL的导弹炮击的强化中，至关重要的是，乌克兰能够推翻乌克兰天空的俄罗斯。”</text:p>
      <text:p text:style-name="P4">
在这方面，Dmytro Kuleba向葡萄牙政府表示感谢，决定通过训练乌克兰的Tamhhechicic在西方战斗飞机上加入航空联盟。</text:p>
      <text:p text:style-name="P4">
值得注意的是，葡萄牙一方还确认了其愿意支持乌克兰在欧盟成员中的途中。</text:p>
      <text:p text:style-name="P4">
外交部长在为北约峰会做准备的背景下协调了立场。 <text:a xlink:type="simple" xlink:href="https://www.ukrinform.ua/tag-kuleba" text:style-name="Internet_20_link" text:visited-style-name="Visited_20_Internet_20_Link">
</text:a>
他强调了联盟领导人的政治决定领导人的重要性，以确定加入北约的算法。</text:p>
      <text:p text:style-name="P4">
<text:span text:style-name="T4">
另请阅读：</text:span>
 <text:a xlink:type="simple" xlink:href="https://www.ukrinform.ua/rubric-polytics/3711071-vstup-u-nato-aviacijna-koalicia-i-sankcii-kuleba-nazvav-klucovi-naprami-konsolidacii-partneriv.html" text:style-name="Internet_20_link" text:visited-style-name="Visited_20_Internet_20_Link">
<text:span text:style-name="T4">
 Cooleba </text:span>
</text:a>
此外，部长们讨论了对俄罗斯的起诉及其针对乌克兰犯罪的参考指南，包括成立有关侵略罪的特别法庭。</text:p>
      <text:p text:style-name="P4">
“德米特里·库勒巴(Dmitry Kuleba)还特别注意总统弗拉迪姆拉泽尔斯基和平的公式，作为在乌克兰建立公平，长期和平的一种方式，以扩大其支持圈，尤其是通过加入全球南方国家的加入， “外交部。</text:p>
      <text:p text:style-name="P4">
据报道，丹麦表示准备教乌克兰飞行员来驾驶F-16战斗机。</text:p>
      <text:p text:style-name="P4">
<text:span text:style-name="T5">
foto：外国</text:span>
</text:p>
      <text:p text:style-name="P4">
News Source: <text:a xlink:type="simple" xlink:href="https://www.ukrinform.ua/rubric-ato/3711641-kuleba-portugalia-priednalasa-do-aviacijnoi-koalicii.html" text:style-name="Internet_20_link" text:visited-style-name="Visited_20_Internet_20_Link">
https://www.ukrinform.ua/rubric-ato/3711641-kuleba-portugalia-priednalasa-do-aviacijnoi-koalicii.html</text:a>
</text:p>
      <!--NEWS-->
      <text:h text:style-name="P10" text:outline-level="1">
<text:span text:style-name="T4">
从白俄罗斯到乌克兰的进攻绝对是不现实的 - 古尔的负责人</text:span>
</text:h>
      <text:p text:style-name="P4">
作者: Ukrinform (Person)</text:p>
      <text:p text:style-name="P4">
出版商: Укринформ (Organization)</text:p>
      <text:p text:style-name="P4">
出版时间: 2023-05-19T-37:54:00+03:00</text:p>
      <text:p text:style-name="P4">
修改时间: 2023-05-19T22:54:00+03:00</text:p>
      <text:p text:style-name="P4">
描述: 从白俄罗斯领土到乌克兰的进攻现在绝对不现实。  - 乌克林。</text:p>
      <text:p text:style-name="P4">
图片: ["<text:a xlink:type="simple" xlink:href="https://static.ukrinform.com/photos/2023_05/thumb_files/630_360_1683451383-740.jpg" text:style-name="Internet_20_link" text:visited-style-name="Visited_20_Internet_20_Link">
630_360_16834...</text:a>
"]</text:p>
      <text:p text:style-name="P4">
标签: ['Білорусь', 'Розвідка', 'Буданов']</text:p>
      <text:p text:style-name="P4">
类型: Article</text:p>
      <!--METADATA-->
      <text:p text:style-name="P4">
<draw:frame draw:style-name="fr1" draw:name="Image43" text:anchor-type="as-char" svg:width="6.9236in" svg:height="3.956343in" draw:z-index="0">
<draw:image xlink:href="../Images/yкринформ/2023-05-19T-37-54-00-03-00/630_360_1683451383-740.jpg" xlink:type="simple" xlink:show="embed" xlink:actuate="onLoad" draw:mime-type="image/jpeg"/>
</draw:frame>
白俄罗斯对乌克兰的樱桃的进攻现在绝对不现实。</text:p>
      <text:p text:style-name="P4">
乌克兰·基里洛·布达马诺夫(Kirilo Budanov)国防部智力部主要局长说，在接受特别专业项目Dmitry Komarov采访时说。 幕后。</text:p>
      <text:p text:style-name="P4">
布达诺夫说：“截至目前，这绝对是不现实的。这不是，也没有计划。”</text:p>
      <text:p text:style-name="P4">
他指出，发表有关白俄罗斯乌克兰进攻的谣言是特殊信息攻击<text:a xlink:type="simple" xlink:href="https://www.ukrinform.ua/tag-rosia" text:style-name="Internet_20_link" text:visited-style-name="Visited_20_Internet_20_Link">
</text:a>
。 “稳定的三周后，有一些专家，事实，有人指的是……”  -   - 古尔酋长说。</text:p>
      <text:p text:style-name="P4">
<text:span text:style-name="T4">
另请阅读：</text:span>
 <text:a xlink:type="simple" xlink:href="https://www.ukrinform.ua/rubric-ato/3709444-na-teritorii-bilorusi-perebuvae-blizko-25-tisaci-vijskovih-rf.html" text:style-name="Internet_20_link" text:visited-style-name="Visited_20_Internet_20_Link">
<text:span text:style-name="T4">
白俄罗斯</text:span>
</text:a>
布达诺夫强调，乌克兰人害怕白俄罗斯在近水准中的进攻。</text:p>
      <text:p text:style-name="P4">
据乌克林福姆(Ukrinform)报道，截至5月中旬，Collispurs边界的局势仍然得到完全控制。 现在大约有25万俄罗斯士兵在民法共和国领土上。</text:p>
      <text:p text:style-name="P4">
_照片：Yurii Stefanyak/Global Images乌克兰通过Getty Images _</text:p>
      <text:p text:style-name="P4">
News Source: <text:a xlink:type="simple" xlink:href="https://www.ukrinform.ua/rubric-ato/3711639-nastup-z-bilorusi-na-ukrainu-absolutno-nerealnij-ocilnik-gur.html" text:style-name="Internet_20_link" text:visited-style-name="Visited_20_Internet_20_Link">
https://www.ukrinform.ua/rubric-ato/3711639-nastup-z-bilorusi-na-ukrainu-absolutno-nerealnij-ocilnik-gur.html</text:a>
</text:p>
      <!--NEWS-->
      <text:h text:style-name="P10" text:outline-level="1">
<text:span text:style-name="T4">
Marchenko将在瑞士的ATR锦标赛250与Sachko一起比赛</text:span>
</text:h>
      <text:p text:style-name="P4">
作者: Ukrinform (Person)</text:p>
      <text:p text:style-name="P4">
出版商: Укринформ (Organization)</text:p>
      <text:p text:style-name="P4">
出版时间: 2023-05-19T-39:51:53+03:00</text:p>
      <text:p text:style-name="P4">
修改时间: 2023-05-19T22:51:53+03:00</text:p>
      <text:p text:style-name="P4">
描述: 乌克兰网球运动员将在日内瓦比赛的第一轮比赛中见面。  - 乌克林。</text:p>
      <text:p text:style-name="P4">
图片: ["<text:a xlink:type="simple" xlink:href="https://static.ukrinform.com/photos/2023_05/thumb_files/630_360_1684525817-589.jpeg" text:style-name="Internet_20_link" text:visited-style-name="Visited_20_Internet_20_Link">
630_360_16845...</text:a>
"]</text:p>
      <text:p text:style-name="P4">
标签: ['Теніс', 'Марченко']</text:p>
      <text:p text:style-name="P4">
类型: Article</text:p>
      <!--METADATA-->
      <text:p text:style-name="P4">
<draw:frame draw:style-name="fr1" draw:name="Image44" text:anchor-type="as-char" svg:width="6.9236in" svg:height="3.956343in" draw:z-index="0">
<draw:image xlink:href="../Images/yкринформ/2023-05-19T-39-51-53-03-00/630_360_1684525817-589.jpeg" xlink:type="simple" xlink:show="embed" xlink:actuate="onLoad" draw:mime-type="image/jpeg"/>
</draw:frame>
乌克兰网球运动员将在比赛的第一轮比赛中见面。</text:p>
      <text:p text:style-name="P4">
明天，5月20日，将在日内瓦ATR系列250的土壤锦标赛第一轮比赛中进行比赛(瑞士)乌克兰网球运动员iymaimaimarchenko(ATP 321)和Vitaliy Sachko(ATR 282)，报道乌克林福姆。</text:p>
      <text:p text:style-name="P4">
他们曾经在2019年在Chelender Vosmaning的第一轮比赛中互相比赛(德国). Тоді перемогу святкував Сачко. Гра завершилася зрахунком 7:6 (10：8)，6：3。</text:p>
      <text:p text:style-name="P4">
Ilya和Vitaliy之间的比赛定于基辅15:00。 选拔决赛的获胜者将与亚历山德罗·吉安尼斯(Alessandro Giannescy)一起比赛(ATP 230)来自意大利或Evseyev(ATP 296)来自哈萨克斯坦。</text:p>
      <text:p text:style-name="P4">
<text:span text:style-name="T4">
另请阅读：</text:span>
 <text:a xlink:type="simple" xlink:href="https://www.ukrinform.ua/rubric-sports/3711576-kalinina-peremogla-drugu-raketku-rosii-i-vperse-vistupit-u-finali-turniru-wta-v-rimi.html" text:style-name="Internet_20_link" text:visited-style-name="Visited_20_Internet_20_Link">
<text:span text:style-name="T4">
 kalinina </text:span>
</text:a>
正如乌克林福姆报道的那样，安吉丽娜·卡利尼娜(Angelina Kalinina)将在他的职业生涯中首次参加女子网球协会(WTA) - 意大利国际bnl-(意大利)照片：btu.org.ua</text:p>
      <text:p text:style-name="P4">
News Source: <text:a xlink:type="simple" xlink:href="https://www.ukrinform.ua/rubric-sports/3711638-marcenko-zigrae-iz-sackom-na-turniri-atr-250-u-svejcarii.html" text:style-name="Internet_20_link" text:visited-style-name="Visited_20_Internet_20_Link">
https://www.ukrinform.ua/rubric-sports/3711638-marcenko-zigrae-iz-sackom-na-turniri-atr-250-u-svejcarii.html</text:a>
</text:p>
      <!--NEWS-->
      <text:h text:style-name="P10" text:outline-level="1">
<text:span text:style-name="T4">
丹麦准备在F -16 -Stefanchuk上教乌克兰飞行员</text:span>
</text:h>
      <text:p text:style-name="P4">
作者: Ukrinform (Person)</text:p>
      <text:p text:style-name="P4">
出版商: Укринформ (Organization)</text:p>
      <text:p text:style-name="P4">
出版时间: 2023-05-19T-41:45:00+03:00</text:p>
      <text:p text:style-name="P4">
修改时间: 2023-05-19T22:45:00+03:00</text:p>
      <text:p text:style-name="P4">
描述: 丹麦表示愿意教乌克兰飞行员管理F-16战斗机。  - 乌克林。</text:p>
      <text:p text:style-name="P4">
图片: ["<text:a xlink:type="simple" xlink:href="https://static.ukrinform.com/photos/2023_05/thumb_files/630_360_1684525290-465.jpg" text:style-name="Internet_20_link" text:visited-style-name="Visited_20_Internet_20_Link">
630_360_16845...</text:a>
"]</text:p>
      <text:p text:style-name="P4">
标签: ['Данія', 'Стефанчук', 'Війна з Росією', 'Коаліція винищувачів']</text:p>
      <text:p text:style-name="P4">
类型: Article</text:p>
      <!--METADATA-->
      <text:p text:style-name="P4">
<draw:frame draw:style-name="fr1" draw:name="Image45" text:anchor-type="as-char" svg:width="6.9236in" svg:height="3.956343in" draw:z-index="0">
<draw:image xlink:href="../Images/yкринформ/2023-05-19T-41-45-00-03-00/630_360_1684525290-465.jpg" xlink:type="simple" xlink:show="embed" xlink:actuate="onLoad" draw:mime-type="image/jpeg"/>
</draw:frame>
丹麦愿意教乌克兰飞行员管理F-16战斗机。</text:p>
      <text:p text:style-name="P4">
Ruslan Stefanchuk在[]中报道了这一点(https://www.facebook.com/stefanchuk.official)，报道乌克林福姆。</text:p>
      <text:p text:style-name="P4">
“来自我们丹麦朋友和伙伴的好消息。 丹麦准备教乌克兰飞行员管理F -16战斗机!”他写道。</text:p>
      <text:p text:style-name="P4">
根据Stefanchuk的说法，丹麦开始讨论在不久的将来教我们飞行员的具体计划，“这将是优先任务”。</text:p>
      <text:p text:style-name="P4">
<text:span text:style-name="T4">
另请阅读：</text:span>
 <text:a xlink:type="simple" xlink:href="https://www.ukrinform.ua/rubric-ato/3711501-ukraina-rozrahovue-so-dania-priednaetsa-do-aviacijnoi-koalicii-stefancuk.html" text:style-name="Internet_20_link" text:visited-style-name="Visited_20_Internet_20_Link">
</text:a>
Verkhovna Rada的董事长表示感谢 丹麦国防部长Troels Lundpolsen今天开会了这一决定。</text:p>
      <text:p text:style-name="P4">
据报道，乔·拜登(Joe Biden)向七组的领导人保证<text:a xlink:type="simple" xlink:href="https://www.ukrinform.ua/rubric-polytics/3711542-navcanna-ukrainskih-pilotiv-na-f16-bajden-pidtverdiv-ucast-amerikanskih-instruktoriv.html" text:style-name="Internet_20_link" text:visited-style-name="Visited_20_Internet_20_Link">
</text:a>
西方标本，包括F-16。</text:p>
      <text:p text:style-name="P4">
<text:span text:style-name="T5">
foto：Ruslan Stefanchuk，Facebook</text:span>
</text:p>
      <text:p text:style-name="P4">
News Source: <text:a xlink:type="simple" xlink:href="https://www.ukrinform.ua/rubric-ato/3711637-dania-gotova-navcati-ukrainskih-pilotiv-na-f16-stefancuk.html" text:style-name="Internet_20_link" text:visited-style-name="Visited_20_Internet_20_Link">
https://www.ukrinform.ua/rubric-ato/3711637-dania-gotova-navcati-ukrainskih-pilotiv-na-f16-stefancuk.html</text:a>
</text:p>
      <!--NEWS-->
      <text:h text:style-name="P10" text:outline-level="1">
<text:span text:style-name="T4">
敌人开火了17倍的苏米地区边界 - 总共131次爆炸</text:span>
</text:h>
      <text:p text:style-name="P4">
作者: Ukrinform (Person)</text:p>
      <text:p text:style-name="P4">
出版商: Укринформ (Organization)</text:p>
      <text:p text:style-name="P4">
出版时间: 2023-05-19T-43:42:00+03:00</text:p>
      <text:p text:style-name="P4">
修改时间: 2023-05-19T22:42:00+03:00</text:p>
      <text:p text:style-name="P4">
描述: 俄罗斯军队在苏米地区的边境社区开火了17次，并记录了131起爆炸。  - 乌克林。</text:p>
      <text:p text:style-name="P4">
图片: ["<text:a xlink:type="simple" xlink:href="https://static.ukrinform.com/photos/2023_05/thumb_files/630_360_1684337913-737.jpg" text:style-name="Internet_20_link" text:visited-style-name="Visited_20_Internet_20_Link">
630_360_16843...</text:a>
"]</text:p>
      <text:p text:style-name="P4">
标签: ['Обстріл', 'Сумщина', 'Війна з Росією']</text:p>
      <text:p text:style-name="P4">
类型: Article</text:p>
      <!--METADATA-->
      <text:p text:style-name="P4">
<draw:frame draw:style-name="fr1" draw:name="Image46" text:anchor-type="as-char" svg:width="6.9236in" svg:height="3.956343in" draw:z-index="0">
<draw:image xlink:href="../Images/yкринформ/2023-05-19T-43-42-00-03-00/630_360_1684337913-737.jpg" xlink:type="simple" xlink:show="embed" xlink:actuate="onLoad" draw:mime-type="image/jpeg"/>
</draw:frame>
苏米地区的俄罗斯边境社区被开除了17次，发生了131次爆炸。</text:p>
      <text:p text:style-name="P4">
根据乌克林福姆的说法，苏米地区军事行政部门报告了<text:a xlink:type="simple" xlink:href="https://t.me/Sumy_news_ODA/16300" text:style-name="Internet_20_link" text:visited-style-name="Visited_20_Internet_20_Link">
</text:a>
。</text:p>
      <text:p text:style-name="P4">
消息说：“炮击受到Belopilsk，Khotinsk，Krasnopil，Yunakovskaya，Putivl，Shalyginsk，Velikopisariv社区的折磨。”</text:p>
      <text:p text:style-name="P4">
Schaligyn社区从自动手榴弹发射器发射了，并记录了10次爆炸。</text:p>
      <text:p text:style-name="P4">
Putivl社区俄罗斯人，从迫击炮，三个[] <text:a xlink:type="simple" xlink:href="https://www.ukrinform.ua/tag-obstril" text:style-name="Internet_20_link" text:visited-style-name="Visited_20_Internet_20_Link">
</text:a>
。</text:p>
      <text:p text:style-name="P4">
Hotin社区向攻击者解雇了迫击炮，释放了三个地雷。建造了一栋住宅。</text:p>
      <text:p text:style-name="P4">
<text:span text:style-name="T4">
另请阅读：</text:span>
 <text:a xlink:type="simple" xlink:href="https://www.ukrinform.ua/rubric-ato/3711572-ukrainska-aviacia-zavdala-12-udariv-po-miscah-skupcenna-voroga.html" text:style-name="Internet_20_link" text:visited-style-name="Visited_20_Internet_20_Link">
<text:span text:style-name="T4">
乌克兰</text:span>
 <text:span text:style-name="T4">
航空</text:span>
 <text:span text:style-name="T4">
 </text:span>
 <text:span text:style-name="T4">
 </text:span>
 <text:span text:style-name="T4">
 beats </text:span>
<text:span text:style-name="T4">
位置</text:span>
 <text:span text:style-name="T4">
 </text:span>
 <text:span text:style-name="T4">
 build </text:span>
 build <text:span text:style-name="T4">
 </text:span>
 <text:span text:style-name="T4">
敌人</text:span>
</text:a>
在萨德基(Sadki)村附近的尤扎基夫(Yuzakiv)社区中，有三人在将延迟飞机的炸药炸死与Sumyoblenergo的雇员一起在汽车上。 Zatillery还解散了10个炮弹。 记录了反应性凌空消防系统，34次爆炸和迫击炮，释放了6个矿山。</text:p>
      <text:p text:style-name="P4">
在Krasnopil社区中，俄罗斯人从迫击炮中释放了14个矿山。 他还用RSSU开枪射击社区，进行20节和炮兵(6爆炸).</text:p>
      <text:p text:style-name="P4">
По Великописарівській громаді агресор здійснив обстріл з РСЗВ, зафіксовано 20вибухів.</text:p>
      <text:p text:style-name="P4">
Білопільську громаду росіяни обстріляли з артилерії, випустивши 6 снарядів.</text:p>
      <text:p text:style-name="P4">
Як повідомляв Укрінформ, російські війська у четвер, 18 травня, здійснили 10обстрілів прикордонних громад Сумської області.</text:p>
      <text:p text:style-name="P4">
News Source: <text:a xlink:type="simple" xlink:href="https://www.ukrinform.ua/rubric-ato/3711636-vorog-17-raziv-obstrilav-prikordonna-sumsini-zagalom-131-vibuh.html" text:style-name="Internet_20_link" text:visited-style-name="Visited_20_Internet_20_Link">
https://www.ukrinform.ua/rubric-ato/3711636-vorog-17-raziv-obstrilav-prikordonna-sumsini-zagalom-131-vibuh.html</text:a>
</text:p>
      <!--NEWS-->
      <text:h text:style-name="P10" text:outline-level="1">
<text:span text:style-name="T4">
布达诺夫：戈斯托梅尔着陆 - 通常是唯一的计划</text:span>
</text:h>
      <text:p text:style-name="P4">
作者: Ukrinform (Person)</text:p>
      <text:p text:style-name="P4">
出版商: Укринформ (Organization)</text:p>
      <text:p text:style-name="P4">
出版时间: 2023-05-19T-45:35:00+03:00</text:p>
      <text:p text:style-name="P4">
修改时间: 2023-05-19T22:35:00+03:00</text:p>
      <text:p text:style-name="P4">
描述: 俄罗斯人毫无疑问，他们将能够在戈斯托梅尔（Gostomel）种植降落 - 他们没有另一个计划占领乌克兰首都。  - 乌克林。</text:p>
      <text:p text:style-name="P4">
图片: ["<text:a xlink:type="simple" xlink:href="https://static.ukrinform.com/photos/2023_04/thumb_files/630_360_1680432165-639.jpg" text:style-name="Internet_20_link" text:visited-style-name="Visited_20_Internet_20_Link">
630_360_16804...</text:a>
"]</text:p>
      <text:p text:style-name="P4">
标签: ['Аеропорт "Гостомель"', 'Буданов', 'Війна з Росією']</text:p>
      <text:p text:style-name="P4">
类型: Article</text:p>
      <!--METADATA-->
      <text:p text:style-name="P4">
<draw:frame draw:style-name="fr1" draw:name="Image47" text:anchor-type="as-char" svg:width="6.9236in" svg:height="3.956343in" draw:z-index="0">
<draw:image xlink:href="../Images/yкринформ/2023-05-19T-45-35-00-03-00/630_360_1680432165-639.jpg" xlink:type="simple" xlink:show="embed" xlink:actuate="onLoad" draw:mime-type="image/jpeg"/>
</draw:frame>
俄罗斯人怀疑他们将能够在戈斯托梅尔种植降落 - 他们没有对乌克兰首都的另一个计划。</text:p>
      <text:p text:style-name="P4">
在计划“年 - 凯奇”计划中的一次采访中。 情报官员据报道，情报官”乌克林福姆(Ukrinform)据报道。</text:p>
      <text:p text:style-name="P4">
“俄罗斯人的整个计划是一种快速着陆的方式(在机场大门 - 订购。)并从那里去。 这通常是一个计划，”布达诺夫说。</text:p>
      <text:p text:style-name="P4">
他补充说，俄罗斯人试图种植tamdesant的整整一天，假期认为他们会成功。</text:p>
      <text:p text:style-name="P4">
古尔酋长说：“首先，他们不认为这将完全抵抗，其次，他们认为自己会迅速铺设，而飞机会随时卸下将进入基辅的单位。”</text:p>
      <text:p text:style-name="P4">
据他说，这一角色的最后角色发挥了我们的情报传播的信息。</text:p>
      <text:p text:style-name="P4">
<text:span text:style-name="T4">
另请阅读：</text:span>
 <text:a xlink:type="simple" xlink:href="https://www.ukrinform.ua/rubric-ato/3711627-rosia-pocala-gotuvatisa-do-vijni-proti-ukraini-z-2007-roku-budanov.html" text:style-name="Internet_20_link" text:visited-style-name="Visited_20_Internet_20_Link">
<text:span text:style-name="T4">
 Budanov </text:span>
</text:a>
“他们想相信的那个，她仍然占领这座山。 为什么，俄罗斯人很愚蠢，他们不认为仍然会有一场战争：他们没有随身携带油箱，他们停止了坦克，没有供应，食物，食物，这都是事实。 但事实是不同的 - 他们不得不创造出图像的进攻和投降的替代方案。 并创建这些列的图片。 就是这样。 没有人希望像Umariupoli一样战斗。 没有选择。 他们认为，没有人能够建立认真的反对，他们会进入政府季度，改变领导层。在他们看来，目前国家管理人员应该逃脱某个地方，如果没有的话 - 他们会摧毁它，”布达诺夫说。</text:p>
      <text:p text:style-name="P4">
他补充说，俄罗斯在两周内改变了入侵日期。 乌克兰在2月24日上午4点收到了有关袭击的最终信息，约15.00023。</text:p>
      <text:p text:style-name="P4">
<text:span text:style-name="T5">
foto：epa-efe</text:span>
</text:p>
      <text:p text:style-name="P4">
News Source: <text:a xlink:type="simple" xlink:href="https://www.ukrinform.ua/rubric-ato/3711632-budanov-visadka-v-gostomeli-ce-vzagali-buv-edinij-plan-rosii.html" text:style-name="Internet_20_link" text:visited-style-name="Visited_20_Internet_20_Link">
https://www.ukrinform.ua/rubric-ato/3711632-budanov-visadka-v-gostomeli-ce-vzagali-buv-edinij-plan-rosii.html</text:a>
</text:p>
      <!--NEWS-->
      <text:h text:style-name="P10" text:outline-level="1">
<text:span text:style-name="T4">
在德国，想削减和简化获得公民身份的程序</text:span>
</text:h>
      <text:p text:style-name="P4">
作者: Ukrinform (Person)</text:p>
      <text:p text:style-name="P4">
出版商: Укринформ (Organization)</text:p>
      <text:p text:style-name="P4">
出版时间: 2023-05-19T-47:27:20+03:00</text:p>
      <text:p text:style-name="P4">
修改时间: 2023-05-19T22:27:20+03:00</text:p>
      <text:p text:style-name="P4">
描述: 德国内政部已发布了一个新版本的《公民法》的项目，该项目规定了缩短归化条款。  - 乌克林。</text:p>
      <text:p text:style-name="P4">
图片: ["<text:a xlink:type="simple" xlink:href="https://static.ukrinform.com/photos/2021_12/thumb_files/630_360_1638800565-325.jpg" text:style-name="Internet_20_link" text:visited-style-name="Visited_20_Internet_20_Link">
630_360_16388...</text:a>
"]</text:p>
      <text:p text:style-name="P4">
标签: ['Німеччина', 'Громадянство']</text:p>
      <text:p text:style-name="P4">
类型: Article</text:p>
      <!--METADATA-->
      <text:p text:style-name="P4">
<draw:frame draw:style-name="fr1" draw:name="Image48" text:anchor-type="as-char" svg:width="6.9236in" svg:height="3.956343in" draw:z-index="0">
<draw:image xlink:href="../Images/yкринформ/2023-05-19T-47-27-20-03-00/630_360_1638800565-325.jpg" xlink:type="simple" xlink:show="embed" xlink:actuate="onLoad" draw:mime-type="image/jpeg"/>
</draw:frame>
德国内政部已发布了一个新版本的法律项​​目，该项目规定了归化的缩短。</text:p>
      <text:p text:style-name="P4">
这是乌克利福通讯员的报道。</text:p>
      <text:p text:style-name="P4">
该项目假设可以在五年内以及在个别情况下允许入籍 - 三年而不是八年。</text:p>
      <text:p text:style-name="P4">
“我们只允许在五年内归化，而不是八年。 那些特别是整合的人可以将这一时期降低到三年。 在德国人中良好反对的Cestos人，在工作或志愿者方面取得了出色的成绩。 我们打算确定Gastarbeiter一代的巨大生活成就。 这就是为什么我们计划使他们更容易。</text:p>
      <text:p text:style-name="P4">
她举了一个加拿大的例子 - 作为吸引熟练工人的一个例子，德国也迫切需要。</text:p>
      <text:p text:style-name="P4">
<text:span text:style-name="T4">
另请阅读：</text:span>
 <text:a xlink:type="simple" xlink:href="https://www.ukrinform.ua/rubric-polytics/3704856-zakonoproekt-pro-vidmovu-vid-gromadanstva-rf-na-stadii-rozrobki-lubinec.html" text:style-name="Internet_20_link" text:visited-style-name="Visited_20_Internet_20_Link">
<text:span text:style-name="T4">
公民身份</text:span>
</text:a>
更快的归化条件是语言技能，教育，专业的陶器融合，公众参与和公民知识。 一个人应该能够为自己和家人付款。</text:p>
      <text:p text:style-name="P4">
Fezer指出，许多移民感到德国人，但不想打破原籍国。 将来，他们将不再被迫放弃自己的一些身份。</text:p>
      <text:p text:style-name="P4">
这位部长强调，以不人道的激励，反犹太主义，仇外心理或其他思想这样的表现与保证人类尊严的保证德国联邦共和国的沃斯夫纳法律不相容，并违反了自由民主基本秩序在社会中容忍。 那些促进的人将无法成为德国公民。</text:p>
      <text:p text:style-name="P4">
<text:span text:style-name="T4">
另请阅读：</text:span>
 <text:a xlink:type="simple" xlink:href="https://www.ukrinform.ua/rubric-society/3701713-konstitucijnij-sud-vzavsa-roztlumaciti-ci-edine-v-ukraini-gromadanstvo.html" text:style-name="Internet_20_link" text:visited-style-name="Visited_20_Internet_20_Link">
<text:span text:style-name="T4">
公民身份</text:span>
</text:a>
该阶段总结说：“如果您不共享我们的价值观，就不会成为德国人。” 也就是说，如果某人想在德国归化，他必须遵守自由社会的价值观。法律法律现在应评估联邦土地。</text:p>
      <text:p text:style-name="P4">
News Source: <text:a xlink:type="simple" xlink:href="https://www.ukrinform.ua/rubric-world/3711630-u-nimeccini-hocut-skorotiti-ta-sprostiti-proceduru-otrimanna-gromadanstva.html" text:style-name="Internet_20_link" text:visited-style-name="Visited_20_Internet_20_Link">
https://www.ukrinform.ua/rubric-world/3711630-u-nimeccini-hocut-skorotiti-ta-sprostiti-proceduru-otrimanna-gromadanstva.html</text:a>
</text:p>
      <!--NEWS-->
      <text:h text:style-name="P10" text:outline-level="1">
<text:span text:style-name="T4">
自2007年以来，俄罗斯已开始为乌克兰战争做准备 - 布达塔夫</text:span>
</text:h>
      <text:p text:style-name="P4">
作者: Ukrinform (Person)</text:p>
      <text:p text:style-name="P4">
出版商: Укринформ (Organization)</text:p>
      <text:p text:style-name="P4">
出版时间: 2023-05-19T-49:16:00+03:00</text:p>
      <text:p text:style-name="P4">
修改时间: 2023-05-19T22:16:00+03:00</text:p>
      <text:p text:style-name="P4">
描述: 自2007年以来，俄罗斯已开始为对乌克兰的侵略做准备，并计划在2021年3月进行全面入侵。</text:p>
      <text:p text:style-name="P4">
图片: ["<text:a xlink:type="simple" xlink:href="https://static.ukrinform.com/photos/2023_04/thumb_files/630_360_1682089495-883.jpg" text:style-name="Internet_20_link" text:visited-style-name="Visited_20_Internet_20_Link">
630_360_16820...</text:a>
"]</text:p>
      <text:p text:style-name="P4">
标签: ['Розвідка', 'Буданов', 'Війна з Росією']</text:p>
      <text:p text:style-name="P4">
类型: Article</text:p>
      <!--METADATA-->
      <text:p text:style-name="P4">
<draw:frame draw:style-name="fr1" draw:name="Image49" text:anchor-type="as-char" svg:width="6.9236in" svg:height="3.956343in" draw:z-index="0">
<draw:image xlink:href="../Images/yкринформ/2023-05-19T-49-16-00-03-00/630_360_1682089495-883.jpg" xlink:type="simple" xlink:show="embed" xlink:actuate="onLoad" draw:mime-type="image/jpeg"/>
</draw:frame>
自2007年以来，罗西亚(Rosia)一直准备对乌克兰进行侵略，并于2021年3月开始全面入侵</text:p>
      <text:p text:style-name="P4">
乌克林福姆报道，国防部智力部主要局长基里洛布达诺夫(Kirilobudanov)在接受特别职业德米特里·科马罗夫(Dmitry Komarov)采访时说，“年。”。</text:p>
      <text:p text:style-name="P4">
“自2007年以来，俄罗斯积极准备侵略乌克兰。2014年，他们利用了他们方便的时刻，原则上我们将实现它的发展方式。但是当时他们正在使用这一时刻。2014年，它不会更改任何东西。<text:a xlink:type="simple" xlink:href="https://www.ukrinform.ua/tag-vijna-z-rosieu" text:style-name="Internet_20_link" text:visited-style-name="Visited_20_Internet_20_Link">
</text:a>
我们之间是不可避免的。</text:p>
      <text:p text:style-name="P4">
他说，俄罗斯联邦想在2021年开始全面入侵乌克兰。</text:p>
      <text:p text:style-name="P4">
<text:span text:style-name="T4">
另请阅读：</text:span>
 <text:a xlink:type="simple" xlink:href="https://www.ukrinform.ua/rubric-ato/3699864-zagrozi-povtornogo-nastupu-rosian-iz-bilorusi-zaraz-nemae-budanov.html" text:style-name="Internet_20_link" text:visited-style-name="Visited_20_Internet_20_Link">
<text:span text:style-name="T4">
 Budanov </text:span>
</text:a>
“他们的计划是暴露的，然后决定出版所有cymaters和对外国伴侣的理解，并在外交方面的帮助。原则上，他们做到了。</text:p>
      <text:p text:style-name="P4">
据报道，布达诺夫说，俄罗斯的进攻行动潜力已经绝对筋疲力尽，但它具有严重的防御潜力。</text:p>
      <text:p text:style-name="P4">
<text:span text:style-name="T5">
foto：GUR国防部</text:span>
</text:p>
      <text:p text:style-name="P4">
News Source: <text:a xlink:type="simple" xlink:href="https://www.ukrinform.ua/rubric-ato/3711627-rosia-pocala-gotuvatisa-do-vijni-proti-ukraini-z-2007-roku-budanov.html" text:style-name="Internet_20_link" text:visited-style-name="Visited_20_Internet_20_Link">
https://www.ukrinform.ua/rubric-ato/3711627-rosia-pocala-gotuvatisa-do-vijni-proti-ukraini-z-2007-roku-budanov.html</text:a>
</text:p>
      <!--NEWS-->
      <text:h text:style-name="P10" text:outline-level="1">
<text:span text:style-name="T4">
在乌克兰的周末，它会在某些地方下雨，南部为+28°</text:span>
</text:h>
      <text:p text:style-name="P4">
作者: Ukrinform (Person)</text:p>
      <text:p text:style-name="P4">
出版商: Укринформ (Organization)</text:p>
      <text:p text:style-name="P4">
出版时间: 2023-05-19T-51:10:00+03:00</text:p>
      <text:p text:style-name="P4">
修改时间: 2023-05-19T22:10:00+03:00</text:p>
      <text:p text:style-name="P4">
描述: 乌克兰周末的天气将是真正的温暖，尽管雨水和雷暴将在某些地方发生。  - 乌克林。</text:p>
      <text:p text:style-name="P4">
图片: ["<text:a xlink:type="simple" xlink:href="https://static.ukrinform.com/photos/2020_05/thumb_files/630_360_1590643900-769.jpg" text:style-name="Internet_20_link" text:visited-style-name="Visited_20_Internet_20_Link">
630_360_15906...</text:a>
"]</text:p>
      <text:p text:style-name="P4">
标签: ['Дощ', 'Гроза', 'Погода', 'Прогноз']</text:p>
      <text:p text:style-name="P4">
类型: Article</text:p>
      <!--METADATA-->
      <text:p text:style-name="P4">
<draw:frame draw:style-name="fr1" draw:name="Image50" text:anchor-type="as-char" svg:width="6.9236in" svg:height="3.956343in" draw:z-index="0">
<draw:image xlink:href="../Images/yкринформ/2023-05-19T-51-10-00-03-00/630_360_1590643900-769.jpg" xlink:type="simple" xlink:show="embed" xlink:actuate="onLoad" draw:mime-type="image/jpeg"/>
</draw:frame>
尽管会有雷暴，但整个乌克兰的天气将真正温暖。</text:p>
      <text:p text:style-name="P4">
乌克林福姆在[]中报道(https://sinoptik.ua)根据预报员的说法，5月20日星期六，该国大多数的空气温度从+22至+26°C。 在这种情况下，有可能在时间<text:a xlink:type="simple" xlink:href="https://www.ukrinform.ua/tag-dos" text:style-name="Internet_20_link" text:visited-style-name="Visited_20_Internet_20_Link">
</text:a>
带有雷暴。</text:p>
      <text:p text:style-name="P4">
在乌克兰的南部，东南部和东部，它将多云，清理，铝和夏季热 -  +25…+28°C。</text:p>
      <text:p text:style-name="P4">
5月21日，星期日，降水图将发生巨大变化。 是的，雷雨的雨水将在乌克兰的几乎所有南部，东南部和中部地区流动，<text:a xlink:type="simple" xlink:href="https://ua.sinoptik.ua/погода-київ" text:style-name="Internet_20_link" text:visited-style-name="Visited_20_Internet_20_Link">
</text:a>
 <text:a xlink:type="simple" xlink:href="https://ua.sinoptik.ua/%D0%BF%D0%BE%D0%B3%D0%BE%D0%B4%D0%B0-%D0%BA%D0%B8%D1%97%D0%B2" text:style-name="Internet_20_link" text:visited-style-name="Visited_20_Internet_20_Link">
</text:a>
<text:a xlink:type="simple" xlink:href="https://ua.sinoptik.ua/погода-київ" text:style-name="Internet_20_link" text:visited-style-name="Visited_20_Internet_20_Link">
 </text:a>
但是其余地区将多云，但没有降水。 最温暖的将是在Kherson，Odessa和Zaporizhhya地区 -  +25…+27°C，在该地区的其余部分 -  +22…+25°C。</text:p>
      <text:p text:style-name="P4">
新的一周将从温度略有降低开始。 5月22日，星期一，在卢汉斯克(Luhansk)和顿涅茨克(Donetsk)，+19…+21°C的预计，在空中北部，预计会热身至+21…+23°C，+24…+24…+26°C在全国其他地区。</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雷暴</text:span>
</text:a>
一周初的天气将在哈尔基夫，顿涅茨克，卢甘斯克，dnipropetrovsk，<text:a xlink:type="simple" xlink:href="https://ua.sinoptik.ua/погода-запоріжжя" text:style-name="Internet_20_link" text:visited-style-name="Visited_20_Internet_20_Link">
</text:a>
Kirovograd和其他地区的Kirovograd和Kherson地区 - 不断变化，没有降水。</text:p>
      <text:p text:style-name="P4">
News Source: <text:a xlink:type="simple" xlink:href="https://www.ukrinform.ua/rubric-regions/3711389-na-vihidnih-v-ukraini-podekudi-dositime-na-pivdni-do-28.html" text:style-name="Internet_20_link" text:visited-style-name="Visited_20_Internet_20_Link">
https://www.ukrinform.ua/rubric-regions/3711389-na-vihidnih-v-ukraini-podekudi-dositime-na-pivdni-do-28.html</text:a>
</text:p>
      <!--NEWS-->
      <text:h text:style-name="P10" text:outline-level="1">
<text:span text:style-name="T4">
乌克兰在艾滋病毒/艾滋病流行病的战斗机上展示了一幅独特的肖像</text:span>
</text:h>
      <text:p text:style-name="P4">
作者: Ukrinform (Person)</text:p>
      <text:p text:style-name="P4">
出版商: Укринформ (Organization)</text:p>
      <text:p text:style-name="P4">
出版时间: 2023-05-19T-53:01:00+03:00</text:p>
      <text:p text:style-name="P4">
修改时间: 2023-05-19T22:01:00+03:00</text:p>
      <text:p text:style-name="P4">
描述: 在乌克兰，艾滋病日向乌克兰的战斗机肖像造成了艾滋病毒/艾滋病流行病的肖像，该战士根据独特的照片创造了人工智能。  - 乌克林。</text:p>
      <text:p text:style-name="P4">
图片: ["<text:a xlink:type="simple" xlink:href="https://static.ukrinform.com/photos/2023_05/thumb_files/630_360_1684519275-929.jpeg" text:style-name="Internet_20_link" text:visited-style-name="Visited_20_Internet_20_Link">
630_360_16845...</text:a>
", "<text:a xlink:type="simple" xlink:href="https://static.ukrinform.com/photos/2023_05/1684519276-970.jpeg" text:style-name="Internet_20_link" text:visited-style-name="Visited_20_Internet_20_Link">
1684519276-97...</text:a>
", "<text:a xlink:type="simple" xlink:href="https://static.ukrinform.com/photos/2023_05/1684519274-268.jpeg" text:style-name="Internet_20_link" text:visited-style-name="Visited_20_Internet_20_Link">
1684519274-26...</text:a>
", "<text:a xlink:type="simple" xlink:href="https://static.ukrinform.com/photos/2023_05/1684519275-494.jpeg" text:style-name="Internet_20_link" text:visited-style-name="Visited_20_Internet_20_Link">
1684519275-49...</text:a>
", "<text:a xlink:type="simple" xlink:href="https://static.ukrinform.com/photos/2023_05/1684519274-259.jpeg" text:style-name="Internet_20_link" text:visited-style-name="Visited_20_Internet_20_Link">
1684519274-25...</text:a>
", "<text:a xlink:type="simple" xlink:href="https://static.ukrinform.com/photos/2023_05/1684519276-818.jpeg" text:style-name="Internet_20_link" text:visited-style-name="Visited_20_Internet_20_Link">
1684519276-81...</text:a>
"]</text:p>
      <text:p text:style-name="P4">
标签: ['ВІЛ/СНІД', 'Штучний інтелект', 'Епідемія', 'Портрет']</text:p>
      <text:p text:style-name="P4">
类型: Article</text:p>
      <!--METADATA-->
      <text:p text:style-name="P4">
<draw:frame draw:style-name="fr1" draw:name="Image51" text:anchor-type="as-char" svg:width="6.9236in" svg:height="3.956343in" draw:z-index="0">
<draw:image xlink:href="../Images/yкринформ/2023-05-19T-53-01-00-03-00/630_360_1684519275-929.jpeg" xlink:type="simple" xlink:show="embed" xlink:actuate="onLoad" draw:mime-type="image/jpeg"/>
</draw:frame>
在乌克兰，艾滋病日向乌克兰的战斗机肖像带有流行病/艾滋病的肖像，该战士根据独特的照片创造了人工智能。</text:p>
      <text:p text:style-name="P4">
根据欧洲裔组织“所有 - 艾滋病毒/艾滋病的人民共产党人”的报道。</text:p>
      <text:p text:style-name="P4">
“在乌克兰独立的三十三年中，超过5万名乌克兰人夺走了艾滋病的生命。 同时，成千上万的艾滋病毒阳性乌克兰人正在为生命而战。 作为他们支持[]的阵亡将士纪念日的支持(https://www.ukrinform.ua/tag-vilsnid )提出了一个具有艾滋病毒/艾滋病流行病的独特肖像画。 这张肖像的特殊性是他吞噬了人工智能，在每天战斗和击败疾病的人的摄影细胞中，”  - 他将在信息中。</text:p>
      <text:p text:style-name="P4">
<draw:frame draw:style-name="fr1" draw:name="Image52" text:anchor-type="as-char" svg:width="6.671875in" svg:height="10.0in" draw:z-index="0">
<draw:image xlink:href="../Images/yкринформ/2023-05-19T-53-01-00-03-00/1684519276-970.jpeg" xlink:type="simple" xlink:show="embed" xlink:actuate="onLoad" draw:mime-type="image/jpeg"/>
</draw:frame>
<draw:frame draw:style-name="fr1" draw:name="Image53" text:anchor-type="as-char" svg:width="6.9236in" svg:height="4.615733in" draw:z-index="0">
<draw:image xlink:href="../Images/yкринформ/2023-05-19T-53-01-00-03-00/1684519274-268.jpeg" xlink:type="simple" xlink:show="embed" xlink:actuate="onLoad" draw:mime-type="image/jpeg"/>
</draw:frame>
在乌克兰，每天平均有33例艾滋病毒和艾滋病病例。</text:p>
      <text:p text:style-name="P4">
<draw:frame draw:style-name="fr1" draw:name="Image54" text:anchor-type="as-char" svg:width="6.9236in" svg:height="4.615733in" draw:z-index="0">
<draw:image xlink:href="../Images/yкринформ/2023-05-19T-53-01-00-03-00/1684519275-494.jpeg" xlink:type="simple" xlink:show="embed" xlink:actuate="onLoad" draw:mime-type="image/jpeg"/>
</draw:frame>
如图所述，每年服用这种药物的人数增加，艾滋病毒患者接受治疗的人数超过130,000。接受治疗的患者人数为121 189人。</text:p>
      <text:p text:style-name="P4">
<text:span text:style-name="T4">
另请阅读：</text:span>
 <text:a xlink:type="simple" xlink:href="https://www.ukrinform.ua/rubric-society/3711617-u-kvitni-v-ukraini-zareestruvali-878-novih-vipadkiv-vilinfekcii-99-ludej-pomerli-vid-snidu.html" text:style-name="Internet_20_link" text:visited-style-name="Visited_20_Internet_20_Link">
<text:span text:style-name="T4">
艾滋病</text:span>
</text:a>
全面的战争使得很难为艾滋病毒/艾滋病提供帮助。 此外，100％的生命医疗中心继续计划，激励人们组成艾滋病毒测试，加入工作和治疗。 多亏了他们对乌克兰人的努力(在受控地区，在国外的难民)由治疗提供。</text:p>
      <text:p text:style-name="P4">
<draw:frame draw:style-name="fr1" draw:name="Image55" text:anchor-type="as-char" svg:width="6.9236in" svg:height="4.615733in" draw:z-index="0">
<draw:image xlink:href="../Images/yкринформ/2023-05-19T-53-01-00-03-00/1684519274-259.jpeg" xlink:type="simple" xlink:show="embed" xlink:actuate="onLoad" draw:mime-type="image/jpeg"/>
</draw:frame>
“基于100％生命团队的772张独特照片的人工智能产生了广义图像。 出版了《击败流行病》的“维多利亚”的形象，总共“绘画”了约3000张照片。 人造智力是女性形象，因为女性照片的数量比男性的女性大得多 - 成千上万的女性在乌克兰塔皮德组织的医疗体系中与艾滋病毒/艾滋病作斗争。” 。据报道，在5月的第三个星期日，从一天开始庆祝世界日。</text:p>
      <text:p text:style-name="P4">
News Source: <text:a xlink:type="simple" xlink:href="https://www.ukrinform.ua/rubric-society/3711626-v-ukraini-predstavili-unikalnij-portret-borca-z-epidemieu-vilsnidu.html" text:style-name="Internet_20_link" text:visited-style-name="Visited_20_Internet_20_Link">
https://www.ukrinform.ua/rubric-society/3711626-v-ukraini-predstavili-unikalnij-portret-borca-z-epidemieu-vilsnidu.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19T-55:00:00+03:00</text:p>
      <text:p text:style-name="P4">
修改时间: 2023-05-19T22:00: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56" text:anchor-type="as-char" svg:width="6.9236in" svg:height="3.956343in" draw:z-index="0">
<draw:image xlink:href="../Images/yкринформ/2023-05-19T-55-00-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Ignatius在淘汰赛上</text:span>
</text:h>
      <text:p text:style-name="P4">
作者: Ukrinform (Person)</text:p>
      <text:p text:style-name="P4">
出版商: Укринформ (Organization)</text:p>
      <text:p text:style-name="P4">
出版时间: 2023-05-19T-58:55:00+03:00</text:p>
      <text:p text:style-name="P4">
修改时间: 2023-05-19T21:55:00+03:00</text:p>
      <text:p text:style-name="P4">
描述: 武装部队没有在空军中宣布，乌克兰军队在美国帕特里奥系统的帮助下击倒了一名俄罗斯战斗机。  - 乌克林。</text:p>
      <text:p text:style-name="P4">
图片: ["<text:a xlink:type="simple" xlink:href="https://static.ukrinform.com/photos/2017_11/thumb_files/630_360_1510113578-1723-pro-patriot-foto-global-look-press.jpg" text:style-name="Internet_20_link" text:visited-style-name="Visited_20_Internet_20_Link">
630_360_15101...</text:a>
"]</text:p>
      <text:p text:style-name="P4">
标签: ['Літак', 'ЗСУ', 'Patriot ', 'Юрій Ігнат']</text:p>
      <text:p text:style-name="P4">
类型: Article</text:p>
      <!--METADATA-->
      <text:p text:style-name="P4">
<draw:frame draw:style-name="fr1" draw:name="Image57" text:anchor-type="as-char" svg:width="6.9236in" svg:height="3.956343in" draw:z-index="0">
<draw:image xlink:href="../Images/yкринформ/2023-05-19T-58-55-00-03-00/630_360_1510113578-1723-pro-patriot-foto-global-look-press.jpg" xlink:type="simple" xlink:show="embed" xlink:actuate="onLoad" draw:mime-type="image/jpeg"/>
</draw:frame>
武装部队没有宣布乌克兰军队在美国爱国者制度的坠机战斗机的帮助下。</text:p>
      <text:p text:style-name="P4">
这是空军空军尤里·伊格纳特(Yuri Ignat)在该计划<text:a xlink:type="simple" xlink:href="https://www.youtube.com/watch" text:style-name="Internet_20_link" text:visited-style-name="Visited_20_Internet_20_Link">
</text:a>
，报道乌克林福姆。</text:p>
      <text:p text:style-name="P4">
“我们没有宣布它。 因此，您必须询问CNN或New Yorktimes。 当我们击倒某些内容时，我们在页面上宣布它，我们的信息中会出现飞机或有翼的导弹。 我们没有宣布 - 其他人会宣布它。”伊格纳特说。</text:p>
      <text:p text:style-name="P4">
<text:span text:style-name="T4">
另请阅读：</text:span>
 <text:a xlink:type="simple" xlink:href="https://www.ukrinform.ua/rubric-ato/3710414-v-ofisi-prezidenta-zaavlaut-so-efektivnist-patriot-stala-velikim-geopoliticnim-udarom-po-rosii.html" text:style-name="Internet_20_link" text:visited-style-name="Visited_20_Internet_20_Link">
<text:span text:style-name="T4">
爱国者</text:span>
</text:a>
他补充说，预计会有另一个SAMP-T建筑群，该综合体能够吸烟和有氧目标。</text:p>
      <text:p text:style-name="P4">
正如媒体在5月19日报道的那样，乌克兰的消息来源是乌克兰击落了俄罗斯人<text:a xlink:type="simple" xlink:href="https://www.ukrinform.ua/tag-vinisuvac" text:style-name="Internet_20_link" text:visited-style-name="Visited_20_Internet_20_Link">
</text:a>
美国爱国者系统的协助。</text:p>
      <text:p text:style-name="P4">
News Source: <text:a xlink:type="simple" xlink:href="https://www.ukrinform.ua/rubric-ato/3711624-ignat-pro-zbitta-rosijskogo-litaka-sistemou-patriot-mi-pro-ce-ne-ogolosuvali.html" text:style-name="Internet_20_link" text:visited-style-name="Visited_20_Internet_20_Link">
https://www.ukrinform.ua/rubric-ato/3711624-ignat-pro-zbitta-rosijskogo-litaka-sistemou-patriot-mi-pro-ce-ne-ogolosuvali.html</text:a>
</text:p>
      <!--NEWS-->
      <text:h text:style-name="P10" text:outline-level="1">
<text:span text:style-name="T4">
波波夫在赛季结束时不会为迪纳摩效力</text:span>
</text:h>
      <text:p text:style-name="P4">
作者: Ukrinform (Person)</text:p>
      <text:p text:style-name="P4">
出版商: Укринформ (Organization)</text:p>
      <text:p text:style-name="P4">
出版时间: 2023-05-19T-60:51:19+03:00</text:p>
      <text:p text:style-name="P4">
修改时间: 2023-05-19T21:51:19+03:00</text:p>
      <text:p text:style-name="P4">
描述: 发电机后卫受伤。  - 乌克林。</text:p>
      <text:p text:style-name="P4">
图片: ["<text:a xlink:type="simple" xlink:href="https://static.ukrinform.com/photos/2023_05/thumb_files/630_360_1684522093-567.jpeg" text:style-name="Internet_20_link" text:visited-style-name="Visited_20_Internet_20_Link">
630_360_16845...</text:a>
"]</text:p>
      <text:p text:style-name="P4">
标签: ['Динамо', 'Футбол', 'Попов']</text:p>
      <text:p text:style-name="P4">
类型: Article</text:p>
      <!--METADATA-->
      <text:p text:style-name="P4">
<draw:frame draw:style-name="fr1" draw:name="Image58" text:anchor-type="as-char" svg:width="6.9236in" svg:height="3.956343in" draw:z-index="0">
<draw:image xlink:href="../Images/yкринформ/2023-05-19T-60-51-19-03-00/630_360_1684522093-567.jpeg" xlink:type="simple" xlink:show="embed" xlink:actuate="onLoad" draw:mime-type="image/jpeg"/>
</draw:frame>
发电机后卫受伤。</text:p>
      <text:p text:style-name="P4">
迪纳摩后卫丹尼斯·波波夫(Denis Popov)因受伤而在赛季结束时下降，<text:a xlink:type="simple" xlink:href="https://sport.ua/uk/news/626898-dinamo-vtratilo-klyuchovogo-zahisnika-do-kintsya-sezonu" text:style-name="Internet_20_link" text:visited-style-name="Visited_20_Internet_20_Link">
</text:a>
据报道，乌克林福姆。</text:p>
      <text:p text:style-name="P4">
一名24岁的足球运动员会造成肌肉损伤。 国家队的比赛没有报道他可能的准备。</text:p>
      <text:p text:style-name="P4">
本赛季，波波夫在所有比赛中都花了24场比赛。</text:p>
      <text:p text:style-name="P4">
<text:span text:style-name="T4">
另请阅读：</text:span>
 <text:a xlink:type="simple" xlink:href="https://www.ukrinform.ua/rubric-sports/3709862-uaf-vidstoronila-na-tri-matci-futbolista-dinamo-vanata.html" text:style-name="Internet_20_link" text:visited-style-name="Visited_20_Internet_20_Link">
<text:span text:style-name="T4">
 dynamo </text:span>
</text:a>
正如乌克林福姆(Ukrinform)的报道，明天，5月20日，迪纳摩将在UPL的第27轮与亚历山大比赛中比赛。</text:p>
      <text:p text:style-name="P4">
照片：fcdynamo.com</text:p>
      <text:p text:style-name="P4">
News Source: <text:a xlink:type="simple" xlink:href="https://www.ukrinform.ua/rubric-sports/3711625-popov-ne-zigrae-za-dinamo-do-kinca-sezonu.html" text:style-name="Internet_20_link" text:visited-style-name="Visited_20_Internet_20_Link">
https://www.ukrinform.ua/rubric-sports/3711625-popov-ne-zigrae-za-dinamo-do-kinca-sezonu.html</text:a>
</text:p>
      <!--NEWS-->
      <text:h text:style-name="P10" text:outline-level="1">
<text:span text:style-name="T4">
在Mariupol机场地区，听到了爆炸声</text:span>
</text:h>
      <text:p text:style-name="P4">
作者: Ukrinform (Person)</text:p>
      <text:p text:style-name="P4">
出版商: Укринформ (Organization)</text:p>
      <text:p text:style-name="P4">
出版时间: 2023-05-19T-62:46:00+03:00</text:p>
      <text:p text:style-name="P4">
修改时间: 2023-05-19T21:46:00+03:00</text:p>
      <text:p text:style-name="P4">
描述: 傍晚，在包括机场在内的暂时捕获的野马中听到了几次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Аеропорт', 'Маріуполь', 'Вибух', 'Війна з Росією']</text:p>
      <text:p text:style-name="P4">
类型: Article</text:p>
      <!--METADATA-->
      <text:p text:style-name="P4">
<draw:frame draw:style-name="fr1" draw:name="Image59" text:anchor-type="as-char" svg:width="6.9236in" svg:height="3.956343in" draw:z-index="0">
<draw:image xlink:href="../Images/yкринформ/2023-05-19T-62-46-00-03-00/630_360_1669987737-966.jpg" xlink:type="simple" xlink:show="embed" xlink:actuate="onLoad" draw:mime-type="image/jpeg"/>
</draw:frame>
晚上，晚上听到了几次爆炸，特别是在Theeroport地区。</text:p>
      <text:p text:style-name="P4">
这是在[]中报道的(https://t.me/s/andriyshTime)据报道，Theriupol Petro Andryushchenko城市负责人的顾问报道。</text:p>
      <text:p text:style-name="P4">
“现在 - 机场。 它很美。”他在评论中写道。</text:p>
      <text:p text:style-name="P4">
在Andryushchenko []之前不久(https://t.me/andriyshTime/9833)关于So倒入的LCD“ Nevsky”区域的爆炸。  Mariupol市议会在[]中指定(https://t.me/mariupolrada/14259)三场强大的爆炸杂草丛生。</text:p>
      <text:p text:style-name="P4">
«Mariupol区的爆炸。 Chulymiriupols是众所周知的三场强大爆炸。 在玛丽奥波尔机场领土上销售的个人组成的位置。 从视频来看，在确认信息的情况下，敌人必须遭受重大损失。”</text:p>
      <text:p text:style-name="P4">
<text:span text:style-name="T4">
另请阅读：</text:span>
 <text:a xlink:type="simple" xlink:href="https://www.ukrinform.ua/rubric-regions/3711333-u-mariupoli-fiksuut-peremisenna-rosijskih-vantazivok-iz-boepripasami.html" text:style-name="Internet_20_link" text:visited-style-name="Visited_20_Internet_20_Link">
</text:a>
当地居民在评论中写道，机场地区有一些东西，该领土上有大量设备。</text:p>
      <text:p text:style-name="P4">
据报道，过于暂时捕获的入侵者<text:a xlink:type="simple" xlink:href="https://www.ukrinform.ua/tag-mariupol" text:style-name="Internet_20_link" text:visited-style-name="Visited_20_Internet_20_Link">
</text:a>
但是这座城市周围的地区被记录为俄罗斯联邦航空的高活动。</text:p>
      <text:p text:style-name="P4">
News Source: <text:a xlink:type="simple" xlink:href="https://www.ukrinform.ua/rubric-ato/3711623-v-rajoni-aeroportu-mariupola-prolunali-vibuhi.html" text:style-name="Internet_20_link" text:visited-style-name="Visited_20_Internet_20_Link">
https://www.ukrinform.ua/rubric-ato/3711623-v-rajoni-aeroportu-mariupola-prolunali-vibuhi.html</text:a>
</text:p>
      <!--NEWS-->
      <text:h text:style-name="P10" text:outline-level="1">
<text:span text:style-name="T4">
Zavatskaya在西班牙的ITF锦标赛上完成了表演</text:span>
</text:h>
      <text:p text:style-name="P4">
作者: Ukrinform (Person)</text:p>
      <text:p text:style-name="P4">
出版商: Укринформ (Organization)</text:p>
      <text:p text:style-name="P4">
出版时间: 2023-05-19T-64:43:18+03:00</text:p>
      <text:p text:style-name="P4">
修改时间: 2023-05-19T21:43:18+03:00</text:p>
      <text:p text:style-name="P4">
描述: 乌克兰人让位于塞尔维亚的Danilovich。  - 乌克林。</text:p>
      <text:p text:style-name="P4">
图片: ["<text:a xlink:type="simple" xlink:href="https://static.ukrinform.com/photos/2023_05/thumb_files/630_360_1684521726-714.jpg" text:style-name="Internet_20_link" text:visited-style-name="Visited_20_Internet_20_Link">
630_360_16845...</text:a>
"]</text:p>
      <text:p text:style-name="P4">
标签: ['Теніс']</text:p>
      <text:p text:style-name="P4">
类型: Article</text:p>
      <!--METADATA-->
      <text:p text:style-name="P4">
<draw:frame draw:style-name="fr1" draw:name="Image60" text:anchor-type="as-char" svg:width="6.9236in" svg:height="3.956343in" draw:z-index="0">
<draw:image xlink:href="../Images/yкринформ/2023-05-19T-64-43-18-03-00/630_360_1684521726-714.jpg" xlink:type="simple" xlink:show="embed" xlink:actuate="onLoad" draw:mime-type="image/jpeg"/>
</draw:frame>
来自塞尔维亚的乌克兰妇女。</text:p>
      <text:p text:style-name="P4">
据报道，Katarina Zavatska在ITF W25U Santa Margerita-Di-Pula-2：6，4：6的四分之一决赛中让位给了Olga Danilovich。</text:p>
      <text:p text:style-name="P4">
这是Zavatskaya和Danilovich之间的第三场全日制比赛：2018年，Danilovich在Santa Margerita di-Pulu的ITF W25锦标赛中饰演乌克兰卡，以及2021年 - 在Palermo的WTA锦标赛250中。 两场比赛也在地面上进行。</text:p>
      <text:p text:style-name="P4">
卡塔琳娜(Katarina)在本赛季参加了第三届半决赛：3月，它是在马里波尔(Maribor)的ITF W40锦标赛的这一阶段进行的，并于4月在圣马格里塔(Santa Margerita Di Pula)的ITF W25锦标赛上进行了市政比赛。</text:p>
      <text:p text:style-name="P4">
<text:span text:style-name="T4">
另请阅读：</text:span>
 <text:a xlink:type="simple" xlink:href="https://www.ukrinform.ua/rubric-sports/3711576-kalinina-peremogla-drugu-raketku-rosii-i-vperse-vistupit-u-finali-turniru-wta-v-rimi.html" text:style-name="Internet_20_link" text:visited-style-name="Visited_20_Internet_20_Link">
<text:span text:style-name="T4">
 kalinina </text:span>
</text:a>
根据乌克林福姆的说法，卡利尼娜将在WTA锦标赛中首次参加比赛。</text:p>
      <text:p text:style-name="P4">
照片：btu.org.ua</text:p>
      <text:p text:style-name="P4">
News Source: <text:a xlink:type="simple" xlink:href="https://www.ukrinform.ua/rubric-sports/3711620-zavacka-zaversila-vistupi-na-turniri-itf-v-ispanii.html" text:style-name="Internet_20_link" text:visited-style-name="Visited_20_Internet_20_Link">
https://www.ukrinform.ua/rubric-sports/3711620-zavacka-zaversila-vistupi-na-turniri-itf-v-ispanii.html</text:a>
</text:p>
      <!--NEWS-->
      <text:h text:style-name="P10" text:outline-level="1">
<text:span text:style-name="T4">
Kalinina赢得了俄罗斯的第二个“球拍”，这是第一次在罗马举行的WTA锦标赛决赛中演出</text:span>
</text:h>
      <text:p text:style-name="P4">
作者: Ukrinform (Person)</text:p>
      <text:p text:style-name="P4">
出版商: Укринформ (Organization)</text:p>
      <text:p text:style-name="P4">
出版时间: 2023-05-19T-91:32:00+03:00</text:p>
      <text:p text:style-name="P4">
修改时间: 2023-05-19T19:32:00+03:00</text:p>
      <text:p text:style-name="P4">
描述: 乌克兰安吉丽娜·卡利尼娜（Angelina Kalinina）将在罗马（意大利）（意大利）的职业生涯中扮演女子网球协会（WTA）的结局，并拥有350万美元的奖金-Ukrinform。</text:p>
      <text:p text:style-name="P4">
图片: ["<text:a xlink:type="simple" xlink:href="https://static.ukrinform.com/photos/2023_05/thumb_files/630_360_1683975732-816.jpg" text:style-name="Internet_20_link" text:visited-style-name="Visited_20_Internet_20_Link">
630_360_16839...</text:a>
"]</text:p>
      <text:p text:style-name="P4">
标签: ['Теніс', 'Ангеліна Калініна']</text:p>
      <text:p text:style-name="P4">
类型: Article</text:p>
      <!--METADATA-->
      <text:p text:style-name="P4">
<draw:frame draw:style-name="fr1" draw:name="Image61" text:anchor-type="as-char" svg:width="6.9236in" svg:height="3.956343in" draw:z-index="0">
<draw:image xlink:href="../Images/yкринформ/2023-05-19T-91-32-00-03-00/630_360_1683975732-816.jpg" xlink:type="simple" xlink:show="embed" xlink:actuate="onLoad" draw:mime-type="image/jpeg"/>
</draw:frame>
乌克兰古林素卡利尼娜(Kalinina)职业生涯中的第一次将参加女子网球协会锦标赛的结局(WTA) - 意大利国际BNL-π(意大利)奖金350万美元。</text:p>
      <text:p text:style-name="P4">
在享有声望的土壤比赛的半决赛中，第30名“播种”数字卡利宁赢得了俄罗斯Veronica Kukudermetova-7：5、5：5：5：5：5：5：5：5：5：5、5：7、6：2的冠军。</text:p>
      <text:p text:style-name="P4">
比赛持续了将近3个小时。</text:p>
      <text:p text:style-name="P4">
卡利尼娜(Kalinina)在决定性决斗中的竞争对手将成为赢家(6)和来自拉脱维亚的Elena Ostapenko(20).</text:p>
      <text:p text:style-name="P4">
<text:span text:style-name="T4">
Читайте також:</text:span>
 <text:a xlink:type="simple" xlink:href="https://www.ukrinform.ua/rubric-sports/3711379-tenis-ukrainki-diznalasa-potencijnih-supernic-u-kubku-billi-dzin-king.html" text:style-name="Internet_20_link" text:visited-style-name="Visited_20_Internet_20_Link">
 <text:span text:style-name="T4">
Теніс</text:span>
 </text:a>
罗马的比赛将于5月21日结束。</text:p>
      <text:p text:style-name="P4">
照片：盖蒂图像。</text:p>
      <text:p text:style-name="P4">
News Source: <text:a xlink:type="simple" xlink:href="https://www.ukrinform.ua/rubric-sports/3711576-kalinina-peremogla-drugu-raketku-rosii-i-vperse-vistupit-u-finali-turniru-wta-v-rimi.html" text:style-name="Internet_20_link" text:visited-style-name="Visited_20_Internet_20_Link">
https://www.ukrinform.ua/rubric-sports/3711576-kalinina-peremogla-drugu-raketku-rosii-i-vperse-vistupit-u-finali-turniru-wta-v-rimi.html</text:a>
</text:p>
      <!--NEWS-->
      <text:h text:style-name="P10" text:outline-level="1">
<text:span text:style-name="T4">
Donetsk Oblast（06:00）。 红色警报：空中威胁。 警笛声。 立即掩盖！</text:span>
</text:h>
      <text:p text:style-name="P4">
作者: liveuamap (Language: en)</text:p>
      <text:p text:style-name="P4">
时间: 2023-05-19T00:00:00</text:p>
      <text:p text:style-name="P4">
地点: Donetsk Oblast (Latitude:48.72741 Longtitude:37.5775)</text:p>
      <text:p text:style-name="P4">
视频: []</text:p>
      <text:p text:style-name="P4">
图片: []</text:p>
      <text:p text:style-name="P4">
标签: ["Europe", "Central and Eastern Europe"]</text:p>
      <text:p text:style-name="P4">
Id: 22563842</text:p>
      <!--METADATA-->
      <text:p text:style-name="P4">
Donetsk Oblast(06:00). Red Alert: aerial threat. Sirens sounding. Take covernow!</text:p>
      <text:p text:style-name="P4">
News Collection Link: <text:a xlink:type="simple" xlink:href="https://liveuamap.com/en/2023/19-may-donetsk-oblast0600-red-alert-aerial-thg" text:style-name="Internet_20_link" text:visited-style-name="Visited_20_Internet_20_Link">
https://liveuamap.com/en/2023/19-may-donetsk-oblast0600-red-alert-aerial-thg</text:a>
</text:p>
      <text:p text:style-name="P4">
News Source: <text:a xlink:type="simple" xlink:href="https://t.me/air_alert_ua/45967" text:style-name="Internet_20_link" text:visited-style-name="Visited_20_Internet_20_Link">
https://t.me/air_alert_ua/45967</text:a>
</text:p>
      <!--NEWS-->
      <text:h text:style-name="P10" text:outline-level="1">
<text:span text:style-name="T4">
乌克兰防空击落了22架Shahed无人机中的16件，而6枚Kaliber Cruise导弹中有3枚，洛杉矶...</text:span>
</text:h>
      <text:p text:style-name="P4">
作者: liveuamap (Language: en)</text:p>
      <text:p text:style-name="P4">
时间: 2023-05-19T01:31:44</text:p>
      <text:p text:style-name="P4">
地点: Kyiv (Latitude:50.73545 Longtitude:30.48981)</text:p>
      <text:p text:style-name="P4">
视频: []</text:p>
      <text:p text:style-name="P4">
图片: ["<text:a xlink:type="simple" xlink:href="https://liveuamap.com/pics/2023/05/19/22563852_0.jpg" text:style-name="Internet_20_link" text:visited-style-name="Visited_20_Internet_20_Link">
22563852_0.jpg</text:a>
"]</text:p>
      <text:p text:style-name="P4">
标签: ["Europe", "Central and Eastern Europe"]</text:p>
      <text:p text:style-name="P4">
Id: 22563852</text:p>
      <!--METADATA-->
      <text:p text:style-name="P4">
乌克兰防空击落了22架Shahed无人机中的16台和6枚Kalibercruise导弹中的3枚，俄罗斯在一夜之间发射</text:p>
      <text:p text:style-name="P4">
<draw:frame draw:style-name="fr1" draw:name="Image62" text:anchor-type="as-char" svg:width="6.9236in" svg:height="6.9236in" draw:z-index="0">
<draw:image xlink:href="../Images/liveuamap/2023-05-19T01-31-44/22563852_0.jpg" xlink:type="simple" xlink:show="embed" xlink:actuate="onLoad" draw:mime-type="image/jpeg"/>
</draw:frame>
新闻集链接：<text:a xlink:type="simple" xlink:href="https://liveuamap.com/en/2023/19-may-ukrainian-air-defense-shot-down-16-of-22-shahed-drones" text:style-name="Internet_20_link" text:visited-style-name="Visited_20_Internet_20_Link">
https://liveuamap.com/en/2023/2023/19-may-ukrainian-air-defense-shot-shot-16-16 of-22-shahed-drones</text:a>
</text:p>
      <text:p text:style-name="P4">
News Source: <text:a xlink:type="simple" xlink:href="https://t.me/kpszsu/2524" text:style-name="Internet_20_link" text:visited-style-name="Visited_20_Internet_20_Link">
https://t.me/kpszsu/2524</text:a>
</text:p>
      <!--NEWS-->
      <text:h text:style-name="P10" text:outline-level="1">
<text:span text:style-name="T4">
无人驾驶飞机在克里米亚北部的Dzhankoi区铁路坠毁</text:span>
</text:h>
      <text:p text:style-name="P4">
作者: liveuamap (Language: en)</text:p>
      <text:p text:style-name="P4">
时间: 2023-05-19T01:36:47</text:p>
      <text:p text:style-name="P4">
地点: Dzhankoi (Latitude:45.87746 Longtitude:34.4484)</text:p>
      <text:p text:style-name="P4">
视频: []</text:p>
      <text:p text:style-name="P4">
图片: []</text:p>
      <text:p text:style-name="P4">
标签: ["Europe", "Central and Eastern Europe"]</text:p>
      <text:p text:style-name="P4">
Id: 22563853</text:p>
      <!--METADATA-->
      <text:p text:style-name="P4">
无人驾驶飞机在克里米亚北部的Dzhankoi区铁路坠毁</text:p>
      <text:p text:style-name="P4">
新闻集链接：<text:a xlink:type="simple" xlink:href="https://liveuamap.com/en/2023/19-may-drone-crashed-at-railway-in-dzhankoi-district-northern" text:style-name="Internet_20_link" text:visited-style-name="Visited_20_Internet_20_Link">
https://liveuamap.com/en/2023/19-may-drone-crashed-at-railway-in-dzhankoi-district-northern</text:a>
</text:p>
      <text:p text:style-name="P4">
News Source: <text:a xlink:type="simple" xlink:href="https://t.me/bazabazon/17778" text:style-name="Internet_20_link" text:visited-style-name="Visited_20_Internet_20_Link">
https://t.me/bazabazon/17778</text:a>
</text:p>
      <!--NEWS-->
      <text:h text:style-name="P10" text:outline-level="1">
<text:span text:style-name="T4">
2在Kryvyi Rih受伤，一夜之间在俄罗斯袭击中造成了重大损害</text:span>
</text:h>
      <text:p text:style-name="P4">
作者: liveuamap (Language: en)</text:p>
      <text:p text:style-name="P4">
时间: 2023-05-19T01:39:11</text:p>
      <text:p text:style-name="P4">
地点: Kryvyi Rih (Latitude:47.88504 Longtitude:33.3696)</text:p>
      <text:p text:style-name="P4">
视频: []</text:p>
      <text:p text:style-name="P4">
图片: ["<text:a xlink:type="simple" xlink:href="https://liveuamap.com/pics/2023/05/19/22563854_0.jpg" text:style-name="Internet_20_link" text:visited-style-name="Visited_20_Internet_20_Link">
22563854_0.jpg</text:a>
", "<text:a xlink:type="simple" xlink:href="https://liveuamap.com/pics/2023/05/19/22563854_1.jpg" text:style-name="Internet_20_link" text:visited-style-name="Visited_20_Internet_20_Link">
22563854_1.jpg</text:a>
", "<text:a xlink:type="simple" xlink:href="https://liveuamap.com/pics/2023/05/19/22563854_2.jpg" text:style-name="Internet_20_link" text:visited-style-name="Visited_20_Internet_20_Link">
22563854_2.jpg</text:a>
"]</text:p>
      <text:p text:style-name="P4">
标签: ["Europe", "Central and Eastern Europe"]</text:p>
      <text:p text:style-name="P4">
Id: 22563854</text:p>
      <!--METADATA-->
      <text:p text:style-name="P4">
2在Kryvyi Rih受伤，一夜之间俄罗斯袭击造成了重大破坏  <draw:frame draw:style-name="fr1" draw:name="Image63" text:anchor-type="as-char" svg:width="5.625in" svg:height="10.0in" draw:z-index="0">
<draw:image xlink:href="../Images/liveuamap/2023-05-19T01-39-11/22563854_0.jpg" xlink:type="simple" xlink:show="embed" xlink:actuate="onLoad" draw:mime-type="image/jpeg"/>
</draw:frame>
<draw:frame draw:style-name="fr1" draw:name="Image64" text:anchor-type="as-char" svg:width="6.3375in" svg:height="10.0in" draw:z-index="0">
<draw:image xlink:href="../Images/liveuamap/2023-05-19T01-39-11/22563854_1.jpg" xlink:type="simple" xlink:show="embed" xlink:actuate="onLoad" draw:mime-type="image/jpeg"/>
</draw:frame>
<draw:frame draw:style-name="fr1" draw:name="Image65" text:anchor-type="as-char" svg:width="6.9236in" svg:height="3.800171in" draw:z-index="0">
<draw:image xlink:href="../Images/liveuamap/2023-05-19T01-39-11/22563854_2.jpg" xlink:type="simple" xlink:show="embed" xlink:actuate="onLoad" draw:mime-type="image/jpeg"/>
</draw:frame>
新闻集链接：[https://liveuamap.com/en/2023/2023/19-may-2-wounded-in-kryvyi-rih-simpimincipatifatigant-timageant-taggation-caused]](https://liveuamap.com/en/2023/19-may-2-wounded-in-kryvyi-rih-significant-damaged-caused)</text:p>
      <text:p text:style-name="P4">
News Source: <text:a xlink:type="simple" xlink:href="https://t.me/hyevuy_dnepr/52397" text:style-name="Internet_20_link" text:visited-style-name="Visited_20_Internet_20_Link">
https://t.me/hyevuy_dnepr/52397</text:a>
</text:p>
      <!--NEWS-->
      <text:h text:style-name="P10" text:outline-level="1">
<text:span text:style-name="T4">
Zaporizka Oblast（08:43）。 红色警报：空中威胁。 警笛声。 立即掩盖！</text:span>
</text:h>
      <text:p text:style-name="P4">
作者: liveuamap (Language: en)</text:p>
      <text:p text:style-name="P4">
时间: 2023-05-19T02:44:00</text:p>
      <text:p text:style-name="P4">
地点: Zaporizka Oblast (Latitude:47.612461 Longtitude:35.766331)</text:p>
      <text:p text:style-name="P4">
视频: []</text:p>
      <text:p text:style-name="P4">
图片: []</text:p>
      <text:p text:style-name="P4">
标签: ["Europe", "Central and Eastern Europe"]</text:p>
      <text:p text:style-name="P4">
Id: 22563949</text:p>
      <!--METADATA-->
      <text:p text:style-name="P4">
Zaporizhzhia地区(08:43). Red Alert: aerial threat. Sirens sounding. Take covernow!</text:p>
      <text:p text:style-name="P4">
News Collection Link: <text:a xlink:type="simple" xlink:href="https://liveuamap.com/en/2023/19-may-zaporizka-oblast0843-red-alert-aerial-g" text:style-name="Internet_20_link" text:visited-style-name="Visited_20_Internet_20_Link">
https://liveuamap.com/en/2023/19-may-zaporizka-oblast0843-red-alert-aerial-g</text:a>
</text:p>
      <text:p text:style-name="P4">
News Source: <text:a xlink:type="simple" xlink:href="https://t.me/air_alert_ua/45970" text:style-name="Internet_20_link" text:visited-style-name="Visited_20_Internet_20_Link">
https://t.me/air_alert_ua/45970</text:a>
</text:p>
      <!--NEWS-->
      <text:h text:style-name="P10" text:outline-level="1">
<text:span text:style-name="T4">
Donetsk Oblast（09:06）。 红色警报：空中威胁。 警笛声。 立即掩盖！</text:span>
</text:h>
      <text:p text:style-name="P4">
作者: liveuamap (Language: en)</text:p>
      <text:p text:style-name="P4">
时间: 2023-05-19T03:08:00</text:p>
      <text:p text:style-name="P4">
地点: Donetsk Oblast (Latitude:48.72866 Longtitude:37.57844)</text:p>
      <text:p text:style-name="P4">
视频: []</text:p>
      <text:p text:style-name="P4">
图片: []</text:p>
      <text:p text:style-name="P4">
标签: ["Europe", "Central and Eastern Europe"]</text:p>
      <text:p text:style-name="P4">
Id: 22563951</text:p>
      <!--METADATA-->
      <text:p text:style-name="P4">
Donetsk Oblast(09:06). Red Alert: aerial threat. Sirens sounding. Take covernow!</text:p>
      <text:p text:style-name="P4">
News Collection Link: <text:a xlink:type="simple" xlink:href="https://liveuamap.com/en/2023/19-may-donetsk-oblast0906-red-alert-aerial-thg" text:style-name="Internet_20_link" text:visited-style-name="Visited_20_Internet_20_Link">
https://liveuamap.com/en/2023/19-may-donetsk-oblast0906-red-alert-aerial-thg</text:a>
</text:p>
      <text:p text:style-name="P4">
News Source: <text:a xlink:type="simple" xlink:href="https://t.me/air_alert_ua/45971" text:style-name="Internet_20_link" text:visited-style-name="Visited_20_Internet_20_Link">
https://t.me/air_alert_ua/45971</text:a>
</text:p>
      <!--NEWS-->
      <text:h text:style-name="P10" text:outline-level="1">
<text:span text:style-name="T4">
Kherson，Khersonska Oblast（09:08）。 红色警报：空中威胁。 警笛声。 立即掩盖！</text:span>
</text:h>
      <text:p text:style-name="P4">
作者: liveuamap (Language: en)</text:p>
      <text:p text:style-name="P4">
时间: 2023-05-19T03:10:00</text:p>
      <text:p text:style-name="P4">
地点: Kherson (Latitude:46.65581000 Longtitude:32.61780000)</text:p>
      <text:p text:style-name="P4">
视频: []</text:p>
      <text:p text:style-name="P4">
图片: []</text:p>
      <text:p text:style-name="P4">
标签: ["Europe", "Central and Eastern Europe"]</text:p>
      <text:p text:style-name="P4">
Id: 22563952</text:p>
      <!--METADATA-->
      <text:p text:style-name="P4">
赫尔森，赫森地区(09:08). Red Alert: aerial threat. Sirens sounding.Take cover now!</text:p>
      <text:p text:style-name="P4">
News Collection Link: <text:a xlink:type="simple" xlink:href="https://liveuamap.com/en/2023/19-may-kherson-khersonska-oblast0908-red-alerg" text:style-name="Internet_20_link" text:visited-style-name="Visited_20_Internet_20_Link">
https://liveuamap.com/en/2023/19-may-kherson-khersonska-oblast0908-red-alerg</text:a>
</text:p>
      <text:p text:style-name="P4">
News Source: <text:a xlink:type="simple" xlink:href="https://t.me/air_alert_ua/45972" text:style-name="Internet_20_link" text:visited-style-name="Visited_20_Internet_20_Link">
https://t.me/air_alert_ua/45972</text:a>
</text:p>
      <!--NEWS-->
      <text:h text:style-name="P10" text:outline-level="1">
<text:span text:style-name="T4">
消息人士告诉路透社：乌克兰总统在参加吉达（Jeddah）参加...</text:span>
</text:h>
      <text:p text:style-name="P4">
作者: liveuamap (Language: en)</text:p>
      <text:p text:style-name="P4">
时间: 2023-05-19T03:41:08</text:p>
      <text:p text:style-name="P4">
地点: Jeddah,Makkah Province (Latitude:21.48551 Longtitude:39.19235)</text:p>
      <text:p text:style-name="P4">
视频: []</text:p>
      <text:p text:style-name="P4">
图片: []</text:p>
      <text:p text:style-name="P4">
标签: ["Saudi Arabia", "Japan"]</text:p>
      <text:p text:style-name="P4">
Id: 22563955</text:p>
      <!--METADATA-->
      <text:p text:style-name="P4">
消息人士告诉路透社：乌克兰总统在阿拉伯峰会上西班牙省后离开吉达，前往广岛参加G7会议。</text:p>
      <text:p text:style-name="P4">
新闻集链接：<text:a xlink:type="simple" xlink:href="https://liveuamap.com/en/2023/19-may-sources-told-reuters-the-ukrainian-president-will" text:style-name="Internet_20_link" text:visited-style-name="Visited_20_Internet_20_Link">
https://liveuamap.com/en/2023/19-may-sources-told-reuters-the-ukrainian-president-will</text:a>
</text:p>
      <text:p text:style-name="P4">
News Source: <text:a xlink:type="simple" xlink:href="https://twitter.com/SkyNewsArabia_B/status/1659463660245250048" text:style-name="Internet_20_link" text:visited-style-name="Visited_20_Internet_20_Link">
https://twitter.com/SkyNewsArabia_B/status/1659463660245250048</text:a>
</text:p>
      <!--NEWS-->
      <text:h text:style-name="P10" text:outline-level="1">
<text:span text:style-name="T4">
Zaporizhhya地区，Dnipro，Dnipropetrovsk地区（10:30）。 红色ALRT：空中tchretate。 警笛声...</text:span>
</text:h>
      <text:p text:style-name="P4">
作者: liveuamap (Language: en)</text:p>
      <text:p text:style-name="P4">
时间: 2023-05-19T04:31:00</text:p>
      <text:p text:style-name="P4">
地点: Zaporizka Oblast (Latitude:47.612661 Longtitude:35.764851)</text:p>
      <text:p text:style-name="P4">
视频: []</text:p>
      <text:p text:style-name="P4">
图片: []</text:p>
      <text:p text:style-name="P4">
标签: ["Europe", "Central and Eastern Europe"]</text:p>
      <text:p text:style-name="P4">
Id: 22563957</text:p>
      <!--METADATA-->
      <text:p text:style-name="P4">
dnipropetrovsk地区Dnipro Zaporizhzhia地区(10:30). Red Alert: aerialthreat. Sirens sounding. Take cover now!</text:p>
      <text:p text:style-name="P4">
News Collection Link: <text:a xlink:type="simple" xlink:href="https://liveuamap.com/en/2023/19-may-zaporizka-oblast-dnipro-dnipropetrovskg" text:style-name="Internet_20_link" text:visited-style-name="Visited_20_Internet_20_Link">
https://liveuamap.com/en/2023/19-may-zaporizka-oblast-dnipro-dnipropetrovskg</text:a>
</text:p>
      <text:p text:style-name="P4">
News Source: <text:a xlink:type="simple" xlink:href="https://t.me/air_alert_ua/45976" text:style-name="Internet_20_link" text:visited-style-name="Visited_20_Internet_20_Link">
https://t.me/air_alert_ua/45976</text:a>
</text:p>
      <!--NEWS-->
      <text:h text:style-name="P10" text:outline-level="1">
<text:span text:style-name="T4">
Kharkiv，Kharkivska Oblast（10:31）。 红色警报：空中威胁。 警笛声。 立即掩盖！</text:span>
</text:h>
      <text:p text:style-name="P4">
作者: liveuamap (Language: en)</text:p>
      <text:p text:style-name="P4">
时间: 2023-05-19T04:32:00</text:p>
      <text:p text:style-name="P4">
地点: Kharkiv (Latitude:49.98081000 Longtitude:36.25272000)</text:p>
      <text:p text:style-name="P4">
视频: []</text:p>
      <text:p text:style-name="P4">
图片: []</text:p>
      <text:p text:style-name="P4">
标签: ["Europe", "Central and Eastern Europe"]</text:p>
      <text:p text:style-name="P4">
Id: 22563958</text:p>
      <!--METADATA-->
      <text:p text:style-name="P4">
哈尔基夫(Kharkiv)，哈尔基夫地区(10:31). Red Alert: aerial threat. Sirens sounding.Take cover now!</text:p>
      <text:p text:style-name="P4">
News Collection Link: <text:a xlink:type="simple" xlink:href="https://liveuamap.com/en/2023/19-may-kharkiv-kharkivska-oblast1031-red-alerg" text:style-name="Internet_20_link" text:visited-style-name="Visited_20_Internet_20_Link">
https://liveuamap.com/en/2023/19-may-kharkiv-kharkivska-oblast1031-red-alerg</text:a>
</text:p>
      <text:p text:style-name="P4">
News Source: <text:a xlink:type="simple" xlink:href="https://t.me/suspilnekharkiv/24988" text:style-name="Internet_20_link" text:visited-style-name="Visited_20_Internet_20_Link">
https://t.me/suspilnekharkiv/24988</text:a>
</text:p>
      <!--NEWS-->
      <text:h text:style-name="P10" text:outline-level="1">
<text:span text:style-name="T4">
俄罗斯军队对MLR进行了39次导弹袭击，39次空袭和50次炮击， - 一般...</text:span>
</text:h>
      <text:p text:style-name="P4">
作者: liveuamap (Language: en)</text:p>
      <text:p text:style-name="P4">
时间: 2023-05-19T04:41:00</text:p>
      <text:p text:style-name="P4">
地点: Bakhmut (Latitude:48.54911 Longtitude:37.94952)</text:p>
      <text:p text:style-name="P4">
视频: []</text:p>
      <text:p text:style-name="P4">
图片: []</text:p>
      <text:p text:style-name="P4">
标签: ["Russia"]</text:p>
      <text:p text:style-name="P4">
Id: 22563970</text:p>
      <!--METADATA-->
      <text:p text:style-name="P4">
乌克兰武装部队的总参谋长在《早晨报告》中说</text:p>
      <text:p text:style-name="P4">
新闻集链接：[https://liveuamap.com/en/2023/19-may-russian-army-conducted-39-missile-strikes-39-(https://liveuamap.com/en/2023/19-may-russian-army-conducted-39-missile-strikes-39-airstrikes)</text:p>
      <text:p text:style-name="P4">
News Source: <text:a xlink:type="simple" xlink:href="https://t.me/lumsrc/4832" text:style-name="Internet_20_link" text:visited-style-name="Visited_20_Internet_20_Link">
https://t.me/lumsrc/4832</text:a>
</text:p>
      <!--NEWS-->
      <text:h text:style-name="P10" text:outline-level="1">
<text:span text:style-name="T4">
在玛丽卡（Maryinka）方向，俄罗斯军队炮击Krasnohorivka，Maryinka和Donetsk Reg的Pobyeda ...</text:span>
</text:h>
      <text:p text:style-name="P4">
作者: liveuamap (Language: en)</text:p>
      <text:p text:style-name="P4">
时间: 2023-05-19T04:42:00</text:p>
      <text:p text:style-name="P4">
地点: Velyka Novosilka (Latitude:47.83367 Longtitude:36.83493)</text:p>
      <text:p text:style-name="P4">
视频: []</text:p>
      <text:p text:style-name="P4">
图片: []</text:p>
      <text:p text:style-name="P4">
标签: ["Russia"]</text:p>
      <text:p text:style-name="P4">
Id: 22563964</text:p>
      <!--METADATA-->
      <text:p text:style-name="P4">
在玛丽卡(Maryinka)方向，俄罗斯军队炮击了Krasnohorivka，Maryinka和Pobyedaof Donetsk地区。 俄罗斯航空在乌克兰武装部队的武装部队中说，在Zolota Nyva和Velyka Novosilka进行了空袭。</text:p>
      <text:p text:style-name="P4">
新闻集链接：<text:a xlink:type="simple" xlink:href="https://liveuamap.com/en/2023/19-may-at-maryinka-direction-russian-army-shelled-krasnohorivka" text:style-name="Internet_20_link" text:visited-style-name="Visited_20_Internet_20_Link">
https://liveuamap.com/en/2023/2023/19-may-at-maryinka-direction-russian-army-army-shelled-krasnohorivka</text:a>
</text:p>
      <text:p text:style-name="P4">
News Source: <text:a xlink:type="simple" xlink:href="https://t.me/lumsrc/4838" text:style-name="Internet_20_link" text:visited-style-name="Visited_20_Internet_20_Link">
https://t.me/lumsrc/4838</text:a>
</text:p>
      <!--NEWS-->
      <text:h text:style-name="P10" text:outline-level="1">
<text:span text:style-name="T4">
G7同意“饿死俄罗斯的战争机器”的新制裁</text:span>
</text:h>
      <text:p text:style-name="P4">
作者: liveuamap (Language: en)</text:p>
      <text:p text:style-name="P4">
时间: 2023-05-19T04:46:15</text:p>
      <text:p text:style-name="P4">
地点: Hiroshima-shi,Hiroshima-ken (Latitude:34.38529 Longtitude:132.45531)</text:p>
      <text:p text:style-name="P4">
视频: []</text:p>
      <text:p text:style-name="P4">
图片: []</text:p>
      <text:p text:style-name="P4">
标签: ["Japan", "Russia"]</text:p>
      <text:p text:style-name="P4">
Id: 22563959</text:p>
      <!--METADATA-->
      <text:p text:style-name="P4">
G7同意“饿死俄罗斯的战争机器”的新制裁</text:p>
      <text:p text:style-name="P4">
新闻集链接：<text:a xlink:type="simple" xlink:href="https://liveuamap.com/en/2023/19-may-g7-agrees-new-sanctions-to-starve-russias-war-machine" text:style-name="Internet_20_link" text:visited-style-name="Visited_20_Internet_20_Link">
https://liveuamap.com/en/2023/19-may-g7-agrees-new-sanctions-to-starve-russias-war-machine</text:a>
</text:p>
      <text:p text:style-name="P4">
News Source: <text:a xlink:type="simple" xlink:href="https://twitter.com/AFP/status/1659478399453102081" text:style-name="Internet_20_link" text:visited-style-name="Visited_20_Internet_20_Link">
https://twitter.com/AFP/status/1659478399453102081</text:a>
</text:p>
      <!--NEWS-->
      <text:h text:style-name="P10" text:outline-level="1">
<text:span text:style-name="T4">
塔斯：俄罗斯国防部长检查乌克兰东南部Zaporizhia的前线</text:span>
</text:h>
      <text:p text:style-name="P4">
作者: liveuamap (Language: en)</text:p>
      <text:p text:style-name="P4">
时间: 2023-05-19T05:03:42</text:p>
      <text:p text:style-name="P4">
地点: Zaporizhzhia (Latitude:46.81134 Longtitude:36.67786)</text:p>
      <text:p text:style-name="P4">
视频: []</text:p>
      <text:p text:style-name="P4">
图片: []</text:p>
      <text:p text:style-name="P4">
标签: ["Russia"]</text:p>
      <text:p text:style-name="P4">
Id: 22563971</text:p>
      <!--METADATA-->
      <text:p text:style-name="P4">
塔斯：俄罗斯国防部长检查乌克兰东南部Zaporizhia的前线</text:p>
      <text:p text:style-name="P4">
新闻集链接：<text:a xlink:type="simple" xlink:href="https://liveuamap.com/en/2023/19-may-tass-the-russian-defense-minister-inspects-the-front" text:style-name="Internet_20_link" text:visited-style-name="Visited_20_Internet_20_Link">
https://liveuamap.com/en/2023/19-may-tass-thass-the-russian-defense-minister-inspects-the-front</text:a>
</text:p>
      <text:p text:style-name="P4">
News Source: <text:a xlink:type="simple" xlink:href="https://twitter.com/AlArabiya_Brk/status/1659482127983947776" text:style-name="Internet_20_link" text:visited-style-name="Visited_20_Internet_20_Link">
https://twitter.com/AlArabiya_Brk/status/1659482127983947776</text:a>
</text:p>
      <!--NEWS-->
      <text:h text:style-name="P10" text:outline-level="1">
<text:span text:style-name="T4">
印度总理纳伦德拉·莫迪（Narendra Modi）和乌克兰总统沃迪米尔·泽伦斯基（Volodymyr Zelensky）将在广岛见面...</text:span>
</text:h>
      <text:p text:style-name="P4">
作者: liveuamap (Language: en)</text:p>
      <text:p text:style-name="P4">
时间: 2023-05-19T05:08:31</text:p>
      <text:p text:style-name="P4">
地点: Hiroshima-shi,Hiroshima-ken (Latitude:34.3846 Longtitude:132.45469)</text:p>
      <text:p text:style-name="P4">
视频: []</text:p>
      <text:p text:style-name="P4">
图片: []</text:p>
      <text:p text:style-name="P4">
标签: ["Japan", "Asia"]</text:p>
      <text:p text:style-name="P4">
Id: 22563973</text:p>
      <!--METADATA-->
      <text:p text:style-name="P4">
印度总理纳伦德拉·莫迪(Narendra Modi)和广岛的乌克兰总统沃迪米尔·泽伦斯基·威尔米特(Volodymyr Zelenskiy Willmeet)。 自2022年24年2月24日开始，自俄罗斯积极战争以来的第一次会议</text:p>
      <text:p text:style-name="P4">
新闻集链接：<text:a xlink:type="simple" xlink:href="https://liveuamap.com/en/2023/19-may-indian-pm-narendra-modi-and-the-ukrainian-president" text:style-name="Internet_20_link" text:visited-style-name="Visited_20_Internet_20_Link">
https://liveuamap.com/en/2023/19-may-indian-pm-narendra-modi-modi-and-the-ukrainian-总统</text:a>
</text:p>
      <text:p text:style-name="P4">
News Source: <text:a xlink:type="simple" xlink:href="https://twitter.com/mridulaghosh/status/1659480755557351428" text:style-name="Internet_20_link" text:visited-style-name="Visited_20_Internet_20_Link">
https://twitter.com/mridulaghosh/status/1659480755557351428</text:a>
</text:p>
      <!--NEWS-->
      <text:h text:style-name="P10" text:outline-level="1">
<text:span text:style-name="T4">
Donetsk Oblast（12:19）。 红色警报：空中威胁。 警笛声。 立即掩盖！</text:span>
</text:h>
      <text:p text:style-name="P4">
作者: liveuamap (Language: en)</text:p>
      <text:p text:style-name="P4">
时间: 2023-05-19T06:21:00</text:p>
      <text:p text:style-name="P4">
地点: Donetsk Oblast (Latitude:48.72764 Longtitude:37.57853)</text:p>
      <text:p text:style-name="P4">
视频: []</text:p>
      <text:p text:style-name="P4">
图片: []</text:p>
      <text:p text:style-name="P4">
标签: ["Europe", "Central and Eastern Europe"]</text:p>
      <text:p text:style-name="P4">
Id: 22563993</text:p>
      <!--METADATA-->
      <text:p text:style-name="P4">
Donetsk Oblast(12:19). Red Alert: aerial threat. Sirens sounding. Take covernow!</text:p>
      <text:p text:style-name="P4">
News Collection Link: <text:a xlink:type="simple" xlink:href="https://liveuamap.com/en/2023/19-may-donetsk-oblast1219-red-alert-aerial-thg" text:style-name="Internet_20_link" text:visited-style-name="Visited_20_Internet_20_Link">
https://liveuamap.com/en/2023/19-may-donetsk-oblast1219-red-alert-aerial-thg</text:a>
</text:p>
      <text:p text:style-name="P4">
News Source: <text:a xlink:type="simple" xlink:href="https://t.me/air_alert_ua/45984" text:style-name="Internet_20_link" text:visited-style-name="Visited_20_Internet_20_Link">
https://t.me/air_alert_ua/45984</text:a>
</text:p>
      <!--NEWS-->
      <text:h text:style-name="P10" text:outline-level="1">
<text:span text:style-name="T4">
Poltavska Oblast（12:23）。 红色警报：空中威胁。 警笛声。 立即掩盖！</text:span>
</text:h>
      <text:p text:style-name="P4">
作者: liveuamap (Language: en)</text:p>
      <text:p text:style-name="P4">
时间: 2023-05-19T06:24:00</text:p>
      <text:p text:style-name="P4">
地点: Poltavska Oblast (Latitude:49.47705000 Longtitude:33.81866000)</text:p>
      <text:p text:style-name="P4">
视频: []</text:p>
      <text:p text:style-name="P4">
图片: []</text:p>
      <text:p text:style-name="P4">
标签: ["Europe", "Central and Eastern Europe"]</text:p>
      <text:p text:style-name="P4">
Id: 22563994</text:p>
      <!--METADATA-->
      <text:p text:style-name="P4">
poltava(12:23). Red Alert: aerial threat. Sirens sounding. Take covernow!</text:p>
      <text:p text:style-name="P4">
News Collection Link: <text:a xlink:type="simple" xlink:href="https://liveuamap.com/en/2023/19-may-poltavska-oblast1223-red-alert-aerial-g" text:style-name="Internet_20_link" text:visited-style-name="Visited_20_Internet_20_Link">
https://liveuamap.com/en/2023/19-may-poltavska-oblast1223-red-alert-aerial-g</text:a>
</text:p>
      <text:p text:style-name="P4">
News Source: <text:a xlink:type="simple" xlink:href="https://t.me/suspilnepoltava/11231" text:style-name="Internet_20_link" text:visited-style-name="Visited_20_Internet_20_Link">
https://t.me/suspilnepoltava/11231</text:a>
</text:p>
      <!--NEWS-->
      <text:h text:style-name="P10" text:outline-level="1">
<text:span text:style-name="T4">
Dnipro，Dnipropetrovska Oblast（12:23）。 红色警报：空中威胁。 警笛声。 掩护...</text:span>
</text:h>
      <text:p text:style-name="P4">
作者: liveuamap (Language: en)</text:p>
      <text:p text:style-name="P4">
时间: 2023-05-19T06:25:00</text:p>
      <text:p text:style-name="P4">
地点: Dnipro (Latitude:48.46011 Longtitude:35.0395)</text:p>
      <text:p text:style-name="P4">
视频: []</text:p>
      <text:p text:style-name="P4">
图片: []</text:p>
      <text:p text:style-name="P4">
标签: ["Europe", "Central and Eastern Europe"]</text:p>
      <text:p text:style-name="P4">
Id: 22563995</text:p>
      <!--METADATA-->
      <text:p text:style-name="P4">
dnipro，dnipropetrovsk区域(12:23). Red Alert: aerial threat. Sirenssounding. Take cover now!</text:p>
      <text:p text:style-name="P4">
News Collection Link: <text:a xlink:type="simple" xlink:href="https://liveuamap.com/en/2023/19-may-dnipro-dnipropetrovska-oblast1223-red-g" text:style-name="Internet_20_link" text:visited-style-name="Visited_20_Internet_20_Link">
https://liveuamap.com/en/2023/19-may-dnipro-dnipropetrovska-oblast1223-red-g</text:a>
</text:p>
      <text:p text:style-name="P4">
News Source: <text:a xlink:type="simple" xlink:href="https://t.me/suspilnednipro/15622" text:style-name="Internet_20_link" text:visited-style-name="Visited_20_Internet_20_Link">
https://t.me/suspilnednipro/15622</text:a>
</text:p>
      <!--NEWS-->
      <text:h text:style-name="P10" text:outline-level="1">
<text:span text:style-name="T4">
哈尔基夫（Kharkiv），哈尔基夫地区，苏米地区，Zaporizhzhya地区（12:25）。 红色ALRT：空中tchretate ....</text:span>
</text:h>
      <text:p text:style-name="P4">
作者: liveuamap (Language: en)</text:p>
      <text:p text:style-name="P4">
时间: 2023-05-19T06:26:00</text:p>
      <text:p text:style-name="P4">
地点: Kharkiv (Latitude:49.98115 Longtitude:36.25178)</text:p>
      <text:p text:style-name="P4">
视频: []</text:p>
      <text:p text:style-name="P4">
图片: []</text:p>
      <text:p text:style-name="P4">
标签: ["Europe", "Central and Eastern Europe"]</text:p>
      <text:p text:style-name="P4">
Id: 22563996</text:p>
      <!--METADATA-->
      <text:p text:style-name="P4">
哈尔基夫(Kharkiv)(12:25). Red Alert:aerial threat. Sirens sounding. Take cover now!</text:p>
      <text:p text:style-name="P4">
News Collection Link: <text:a xlink:type="simple" xlink:href="https://liveuamap.com/en/2023/19-may-kharkiv-kharkivska-oblast-sumska-oblasg" text:style-name="Internet_20_link" text:visited-style-name="Visited_20_Internet_20_Link">
https://liveuamap.com/en/2023/19-may-kharkiv-kharkivska-oblast-sumska-oblasg</text:a>
</text:p>
      <text:p text:style-name="P4">
News Source: <text:a xlink:type="simple" xlink:href="https://t.me/air_alert_ua/45989" text:style-name="Internet_20_link" text:visited-style-name="Visited_20_Internet_20_Link">
https://t.me/air_alert_ua/45989</text:a>
</text:p>
      <!--NEWS-->
      <text:h text:style-name="P10" text:outline-level="1">
<text:span text:style-name="T4">
。</text:span>
</text:h>
      <text:p text:style-name="P4">
作者: liveuamap (Language: en)</text:p>
      <text:p text:style-name="P4">
时间: 2023-05-19T06:52:23</text:p>
      <text:p text:style-name="P4">
地点: Arlington, Virginia (Latitude:38.86818 Longtitude:-77.05553)</text:p>
      <text:p text:style-name="P4">
视频: []</text:p>
      <text:p text:style-name="P4">
图片: ["<text:a xlink:type="simple" xlink:href="https://liveuamap.com/pics/2023/05/19/22564001_0.png" text:style-name="Internet_20_link" text:visited-style-name="Visited_20_Internet_20_Link">
22564001_0.png</text:a>
"]</text:p>
      <text:p text:style-name="P4">
标签: ["Russia", "Weapons"]</text:p>
      <text:p text:style-name="P4">
Id: 22564001</text:p>
      <!--METADATA-->
      <text:p text:style-name="P4">
@sabrinasingh24对乌克兰的美国爱国者导弹防御系统有此更新，俄罗斯声称最近销毁了(带有Kindzhalhypersonics导弹)：“它已经修复，它已经完全恢复在线和运营。”</text:p>
      <text:p text:style-name="P4">
<draw:frame draw:style-name="fr1" draw:name="Image66" text:anchor-type="as-char" svg:width="6.9236in" svg:height="1.460943in" draw:z-index="0">
<draw:image xlink:href="../Images/liveuamap/2023-05-19T06-52-23/22564001_0.png" xlink:type="simple" xlink:show="embed" xlink:actuate="onLoad" draw:mime-type="image/png"/>
</draw:frame>
新闻集链接：<text:a xlink:type="simple" xlink:href="https://liveuamap.com/en/2023/19-may-pentagons-sabrinasingh24-has-this-update-on-the-us" text:style-name="Internet_20_link" text:visited-style-name="Visited_20_Internet_20_Link">
https://liveuamap.com/en/2023/19-may-pentagons-sabrinasingh24-has-this-this-ristate-on-on-the-us</text:a>
</text:p>
      <text:p text:style-name="P4">
News Source: <text:a xlink:type="simple" xlink:href="https://twitter.com/Mike_Eckel/status/1659511287758331905" text:style-name="Internet_20_link" text:visited-style-name="Visited_20_Internet_20_Link">
https://twitter.com/Mike_Eckel/status/1659511287758331905</text:a>
</text:p>
      <!--NEWS-->
      <text:h text:style-name="P10" text:outline-level="1">
<text:span text:style-name="T4">
Donetsk Oblast（13:57）。 红色警报：空中威胁。 警笛声。 立即掩盖！</text:span>
</text:h>
      <text:p text:style-name="P4">
作者: liveuamap (Language: en)</text:p>
      <text:p text:style-name="P4">
时间: 2023-05-19T07:57:00</text:p>
      <text:p text:style-name="P4">
地点: Donetsk Oblast (Latitude:48.72744 Longtitude:37.5781)</text:p>
      <text:p text:style-name="P4">
视频: []</text:p>
      <text:p text:style-name="P4">
图片: []</text:p>
      <text:p text:style-name="P4">
标签: ["Europe", "Central and Eastern Europe"]</text:p>
      <text:p text:style-name="P4">
Id: 22564006</text:p>
      <!--METADATA-->
      <text:p text:style-name="P4">
Donetsk Oblast(13:57). Red Alert: aerial threat. Sirens sounding. Take covernow!</text:p>
      <text:p text:style-name="P4">
News Collection Link: <text:a xlink:type="simple" xlink:href="https://liveuamap.com/en/2023/19-may-donetsk-oblast1357-red-alert-aerial-thg" text:style-name="Internet_20_link" text:visited-style-name="Visited_20_Internet_20_Link">
https://liveuamap.com/en/2023/19-may-donetsk-oblast1357-red-alert-aerial-thg</text:a>
</text:p>
      <text:p text:style-name="P4">
News Source: <text:a xlink:type="simple" xlink:href="https://t.me/air_alert_ua/45999" text:style-name="Internet_20_link" text:visited-style-name="Visited_20_Internet_20_Link">
https://t.me/air_alert_ua/45999</text:a>
</text:p>
      <!--NEWS-->
      <text:h text:style-name="P10" text:outline-level="1">
<text:span text:style-name="T4">
Kharkiv，Kharkivska Oblast（13:57）。 红色警报：空中威胁。 警笛声。 立即掩盖！</text:span>
</text:h>
      <text:p text:style-name="P4">
作者: liveuamap (Language: en)</text:p>
      <text:p text:style-name="P4">
时间: 2023-05-19T07:58:00</text:p>
      <text:p text:style-name="P4">
地点: Kharkiv (Latitude:49.98179 Longtitude:36.25307)</text:p>
      <text:p text:style-name="P4">
视频: []</text:p>
      <text:p text:style-name="P4">
图片: []</text:p>
      <text:p text:style-name="P4">
标签: ["Europe", "Central and Eastern Europe"]</text:p>
      <text:p text:style-name="P4">
Id: 22564007</text:p>
      <!--METADATA-->
      <text:p text:style-name="P4">
哈尔基夫(Kharkiv)，哈尔基夫地区(13:57). Red Alert: aerial threat. Sirens sounding.Take cover now!</text:p>
      <text:p text:style-name="P4">
News Collection Link: <text:a xlink:type="simple" xlink:href="https://liveuamap.com/en/2023/19-may-kharkiv-kharkivska-oblast1357-red-alerg" text:style-name="Internet_20_link" text:visited-style-name="Visited_20_Internet_20_Link">
https://liveuamap.com/en/2023/19-may-kharkiv-kharkivska-oblast1357-red-alerg</text:a>
</text:p>
      <text:p text:style-name="P4">
News Source: <text:a xlink:type="simple" xlink:href="https://t.me/suspilnekharkiv/24996" text:style-name="Internet_20_link" text:visited-style-name="Visited_20_Internet_20_Link">
https://t.me/suspilnekharkiv/24996</text:a>
</text:p>
      <!--NEWS-->
      <text:h text:style-name="P10" text:outline-level="1">
<text:span text:style-name="T4">
2个无人机在帕夫洛德和维尔尼安斯克附近被击落</text:span>
</text:h>
      <text:p text:style-name="P4">
作者: liveuamap (Language: en)</text:p>
      <text:p text:style-name="P4">
时间: 2023-05-19T08:22:39</text:p>
      <text:p text:style-name="P4">
地点: Pavlohrad, Dnipropetrovsk Oblast (Latitude:48.50114 Longtitude:35.85114)</text:p>
      <text:p text:style-name="P4">
视频: []</text:p>
      <text:p text:style-name="P4">
图片: ["<text:a xlink:type="simple" xlink:href="https://liveuamap.com/pics/2023/05/19/22564013_0.jpg" text:style-name="Internet_20_link" text:visited-style-name="Visited_20_Internet_20_Link">
22564013_0.jpg</text:a>
"]</text:p>
      <text:p text:style-name="P4">
标签: ["Europe", "Central and Eastern Europe"]</text:p>
      <text:p text:style-name="P4">
Id: 22564013</text:p>
      <!--METADATA-->
      <text:p text:style-name="P4">
2个无人机在帕夫洛德和维尔尼安斯克附近被击落</text:p>
      <text:p text:style-name="P4">
<draw:frame draw:style-name="fr1" draw:name="Image67" text:anchor-type="as-char" svg:width="6.9236in" svg:height="9.095041in" draw:z-index="0">
<draw:image xlink:href="../Images/liveuamap/2023-05-19T08-22-39/22564013_0.jpg" xlink:type="simple" xlink:show="embed" xlink:actuate="onLoad" draw:mime-type="image/jpeg"/>
</draw:frame>
新闻集链接：<text:a xlink:type="simple" xlink:href="https://liveuamap.com/en/2023/19-may-2-drones-were-shot-down-near-pavlohrad-and-vilniansk" text:style-name="Internet_20_link" text:visited-style-name="Visited_20_Internet_20_Link">
https://liveuamap.com/en/2023/2023/19-may-2-rones-were-here-hot-down-near-near-near-pavlohrad-and-vilniansk</text:a>
</text:p>
      <text:p text:style-name="P4">
News Source: <text:a xlink:type="simple" xlink:href="https://t.me/dnepr_operativ/42156" text:style-name="Internet_20_link" text:visited-style-name="Visited_20_Internet_20_Link">
https://t.me/dnepr_operativ/42156</text:a>
</text:p>
      <!--NEWS-->
      <text:h text:style-name="P10" text:outline-level="1">
<text:span text:style-name="T4">
拜登（Biden）周五告知G7领导人，美国将支持国际联合努力。</text:span>
</text:h>
      <text:p text:style-name="P4">
作者: liveuamap (Language: en)</text:p>
      <text:p text:style-name="P4">
时间: 2023-05-19T10:32:32</text:p>
      <text:p text:style-name="P4">
地点: Hiroshima-shi,Hiroshima-ken (Latitude:34.38428 Longtitude:132.45671)</text:p>
      <text:p text:style-name="P4">
视频: []</text:p>
      <text:p text:style-name="P4">
图片: []</text:p>
      <text:p text:style-name="P4">
标签: ["Asia", "Avia"]</text:p>
      <text:p text:style-name="P4">
Id: 22564015</text:p>
      <!--METADATA-->
      <text:p text:style-name="P4">
据一位高级政府官员称</text:p>
      <text:p text:style-name="P4">
新闻集链接：<text:a xlink:type="simple" xlink:href="https://liveuamap.com/en/2023/19-may-biden-informed-g7-leaders-on-friday-that-the-us-will" text:style-name="Internet_20_link" text:visited-style-name="Visited_20_Internet_20_Link">
https://liveuamap.com/en/2023/19-may-biden-informed-g7-leaders-on-friday-thate-the-us-will</text:a>
</text:p>
      <text:p text:style-name="P4">
News Source: <text:a xlink:type="simple" xlink:href="https://twitter.com/laraseligman/status/1659565431101825024" text:style-name="Internet_20_link" text:visited-style-name="Visited_20_Internet_20_Link">
https://twitter.com/laraseligman/status/1659565431101825024</text:a>
</text:p>
      <!--NEWS-->
      <text:h text:style-name="P10" text:outline-level="1">
<text:span text:style-name="T4">
Zaporizka Oblast（16:47）。 红色警报：空中威胁。 警笛声。 立即掩盖！</text:span>
</text:h>
      <text:p text:style-name="P4">
作者: liveuamap (Language: en)</text:p>
      <text:p text:style-name="P4">
时间: 2023-05-19T10:48:00</text:p>
      <text:p text:style-name="P4">
地点: Zaporizka Oblast (Latitude:47.613221 Longtitude:35.764231)</text:p>
      <text:p text:style-name="P4">
视频: []</text:p>
      <text:p text:style-name="P4">
图片: []</text:p>
      <text:p text:style-name="P4">
标签: ["Europe", "Central and Eastern Europe"]</text:p>
      <text:p text:style-name="P4">
Id: 22564016</text:p>
      <!--METADATA-->
      <text:p text:style-name="P4">
Zaporizhzhia地区(16:47). Red Alert: aerial threat. Sirens sounding. Take covernow!</text:p>
      <text:p text:style-name="P4">
News Collection Link: <text:a xlink:type="simple" xlink:href="https://liveuamap.com/en/2023/19-may-zaporizka-oblast1647-red-alert-aerial-g" text:style-name="Internet_20_link" text:visited-style-name="Visited_20_Internet_20_Link">
https://liveuamap.com/en/2023/19-may-zaporizka-oblast1647-red-alert-aerial-g</text:a>
</text:p>
      <text:p text:style-name="P4">
News Source: <text:a xlink:type="simple" xlink:href="https://t.me/air_alert_ua/46004" text:style-name="Internet_20_link" text:visited-style-name="Visited_20_Internet_20_Link">
https://t.me/air_alert_ua/46004</text:a>
</text:p>
      <!--NEWS-->
      <text:h text:style-name="P10" text:outline-level="1">
<text:span text:style-name="T4">
Donetsk Oblast（17:12）。 红色警报：空中威胁。 警笛声。 立即掩盖！</text:span>
</text:h>
      <text:p text:style-name="P4">
作者: liveuamap (Language: en)</text:p>
      <text:p text:style-name="P4">
时间: 2023-05-19T11:14:00</text:p>
      <text:p text:style-name="P4">
地点: Donetsk Oblast (Latitude:48.72688 Longtitude:37.57694)</text:p>
      <text:p text:style-name="P4">
视频: []</text:p>
      <text:p text:style-name="P4">
图片: []</text:p>
      <text:p text:style-name="P4">
标签: ["Europe", "Central and Eastern Europe"]</text:p>
      <text:p text:style-name="P4">
Id: 22564018</text:p>
      <!--METADATA-->
      <text:p text:style-name="P4">
Donetsk Oblast(17:12). Red Alert: aerial threat. Sirens sounding. Take covernow!</text:p>
      <text:p text:style-name="P4">
News Collection Link: <text:a xlink:type="simple" xlink:href="https://liveuamap.com/en/2023/19-may-donetsk-oblast1712-red-alert-aerial-thg" text:style-name="Internet_20_link" text:visited-style-name="Visited_20_Internet_20_Link">
https://liveuamap.com/en/2023/19-may-donetsk-oblast1712-red-alert-aerial-thg</text:a>
</text:p>
      <text:p text:style-name="P4">
News Source: <text:a xlink:type="simple" xlink:href="https://t.me/air_alert_ua/46005" text:style-name="Internet_20_link" text:visited-style-name="Visited_20_Internet_20_Link">
https://t.me/air_alert_ua/46005</text:a>
</text:p>
      <!--NEWS-->
      <text:h text:style-name="P10" text:outline-level="1">
<text:span text:style-name="T4">
在华沙乌克兰的书籍博览会上，将展示“数百万桥”的集体立场</text:span>
</text:h>
      <text:p text:style-name="P4">
作者: Ukrinform (Person)</text:p>
      <text:p text:style-name="P4">
出版商: Укринформ (Organization)</text:p>
      <text:p text:style-name="P4">
出版时间: 2023-05-19T13:04:00+03:00</text:p>
      <text:p text:style-name="P4">
修改时间: 2023-05-19T13:04:00+03:00</text:p>
      <text:p text:style-name="P4">
描述: 在波兰首都的国际图书博览会上，乌克兰将在“数百万桥梁”的口号下展示一个集体立场。  - 乌克林。</text:p>
      <text:p text:style-name="P4">
图片: ["<text:a xlink:type="simple" xlink:href="https://static.ukrinform.com/photos/2023_05/thumb_files/630_360_1684492058-594.jpg" text:style-name="Internet_20_link" text:visited-style-name="Visited_20_Internet_20_Link">
630_360_16844...</text:a>
"]</text:p>
      <text:p text:style-name="P4">
标签: ['Книги', 'Україна', 'Варшава', 'Ярмарок', 'МКІП ']</text:p>
      <text:p text:style-name="P4">
类型: Article</text:p>
      <!--METADATA-->
      <text:p text:style-name="P4">
<draw:frame draw:style-name="fr1" draw:name="Image68" text:anchor-type="as-char" svg:width="6.9236in" svg:height="3.956343in" draw:z-index="0">
<draw:image xlink:href="../Images/yкринформ/2023-05-19T13-04-00-03-00/630_360_1684492058-594.jpg" xlink:type="simple" xlink:show="embed" xlink:actuate="onLoad" draw:mime-type="image/jpeg"/>
</draw:frame>
乌克兰在波兰首都的国际图书博览会代表着一个“数百万桥梁”的集体立场。</text:p>
      <text:p text:style-name="P4">
正如乌克林福姆报道的那样，关于<text:a xlink:type="simple" xlink:href="https://t.me/mkipu/6169" text:style-name="Internet_20_link" text:visited-style-name="Visited_20_Internet_20_Link">
</text:a>
文化和信息政策部报告。</text:p>
      <text:p text:style-name="P4">
该部报道说，乌克兰将参加国际图书博览会的角色，该博览会将于5月25日至5月28日在华沙举行。</text:p>
      <text:p text:style-name="P4">
每年，来自不同国家的90,000多人是游客，有500多名参与者参加了该计划中的200个专业活动。集体乌克兰架200平方米。 M将以“数百万桥”的口号展示。</text:p>
      <text:p text:style-name="P4">
根据MKIP的说法，今年的立场将代表乌克兰书籍研究所，包括合伙人和合作伙伴，包括华沙国际书店，“历史与文化”，书籍研究所(波兰)，波兰文化和国家遗产，乌克兰波兰大使馆，乌克兰文化与信息政策部，波兰共和国外交部，外交部，外交部，乌克兰外交部。</text:p>
      <text:p text:style-name="P4">
<text:span text:style-name="T4">
另请阅读：</text:span>
 <text:a xlink:type="simple" xlink:href="https://www.ukrinform.ua/rubric-diaspora/3708208-na-knizkovomu-festivali-u-prazi-predstavili-ukrainskij-stend.html" text:style-name="Internet_20_link" text:visited-style-name="Visited_20_Internet_20_Link">
<text:span text:style-name="T4">
书</text:span>
</text:a>
在开放的那天<text:a xlink:type="simple" xlink:href="https://www.ukrinform.ua/tag-armarok" text:style-name="Internet_20_link" text:visited-style-name="Visited_20_Internet_20_Link">
</text:a>
，5月25日，16:00，一场特别的音乐会 - 乌克兰计划中计划在公开空气中的哈尔科夫(Kharkiv)的Slobozhansky交响乐团的特殊音乐会。</text:p>
      <text:p text:style-name="P4">
正如乌克林福姆报道的那样，在第47本国际书籍公平的框架内举行了一个非凡的事件 -  [] [] <text:a xlink:type="simple" xlink:href="https://www.ukrinform.ua/rubric-diaspora/3703146-na-knizkovogo-armarku-v-buenosajresi-proveli-den-ukraini.html" text:style-name="Internet_20_link" text:visited-style-name="Visited_20_Internet_20_Link">
</text:a>
<text:span text:style-name="T5">
°т：piotr hruszwicki</text:span>
</text:p>
      <text:p text:style-name="P4">
News Source: <text:a xlink:type="simple" xlink:href="https://www.ukrinform.ua/rubric-culture/3711349-na-knizkovomu-armarku-u-varsavi-ukraina-predstavit-kolektivnij-stend-miljoni-mostiv.html" text:style-name="Internet_20_link" text:visited-style-name="Visited_20_Internet_20_Link">
https://www.ukrinform.ua/rubric-culture/3711349-na-knizkovomu-armarku-u-varsavi-ukraina-predstavit-kolektivnij-stend-miljoni-mostiv.html</text:a>
</text:p>
      <!--NEWS-->
      <text:h text:style-name="P10" text:outline-level="1">
<text:span text:style-name="T4">
Dnipro，Dnipropetrovsk地区Donetsk地区，Poltava地区（19:08）。 红色ALRT：空中TX ...</text:span>
</text:h>
      <text:p text:style-name="P4">
作者: liveuamap (Language: en)</text:p>
      <text:p text:style-name="P4">
时间: 2023-05-19T13:08:00</text:p>
      <text:p text:style-name="P4">
地点: Donetsk Oblast (Latitude:48.72621 Longtitude:37.57786)</text:p>
      <text:p text:style-name="P4">
视频: []</text:p>
      <text:p text:style-name="P4">
图片: []</text:p>
      <text:p text:style-name="P4">
标签: ["Europe", "Central and Eastern Europe"]</text:p>
      <text:p text:style-name="P4">
Id: 22564040</text:p>
      <!--METADATA-->
      <text:p text:style-name="P4">
Dnipro Donetsk地区，Dnipropetrovsk地区，Poltava地区(19:08). RedAlert: aerial threat. Sirens sounding. Take cover now!</text:p>
      <text:p text:style-name="P4">
News Collection Link: <text:a xlink:type="simple" xlink:href="https://liveuamap.com/en/2023/19-may-donetsk-oblast-dnipro-dnipropetrovska-g" text:style-name="Internet_20_link" text:visited-style-name="Visited_20_Internet_20_Link">
https://liveuamap.com/en/2023/19-may-donetsk-oblast-dnipro-dnipropetrovska-g</text:a>
</text:p>
      <text:p text:style-name="P4">
News Source: <text:a xlink:type="simple" xlink:href="https://t.me/air_alert_ua/46011" text:style-name="Internet_20_link" text:visited-style-name="Visited_20_Internet_20_Link">
https://t.me/air_alert_ua/46011</text:a>
</text:p>
      <!--NEWS-->
      <text:h text:style-name="P10" text:outline-level="1">
<text:span text:style-name="T4">
Kharkiv，Kharkivska Oblast（19:08）。 红色警报：空中威胁。 警笛声。 立即掩盖！</text:span>
</text:h>
      <text:p text:style-name="P4">
作者: liveuamap (Language: en)</text:p>
      <text:p text:style-name="P4">
时间: 2023-05-19T13:09:00</text:p>
      <text:p text:style-name="P4">
地点: Kharkiv (Latitude:49.98205 Longtitude:36.25243)</text:p>
      <text:p text:style-name="P4">
视频: []</text:p>
      <text:p text:style-name="P4">
图片: []</text:p>
      <text:p text:style-name="P4">
标签: ["Europe", "Central and Eastern Europe"]</text:p>
      <text:p text:style-name="P4">
Id: 22564041</text:p>
      <!--METADATA-->
      <text:p text:style-name="P4">
哈尔基夫(Kharkiv)，哈尔基夫地区(19:08). Red Alert: aerial threat. Sirens sounding.Take cover now!</text:p>
      <text:p text:style-name="P4">
News Collection Link: <text:a xlink:type="simple" xlink:href="https://liveuamap.com/en/2023/19-may-kharkiv-kharkivska-oblast1908-red-alerg" text:style-name="Internet_20_link" text:visited-style-name="Visited_20_Internet_20_Link">
https://liveuamap.com/en/2023/19-may-kharkiv-kharkivska-oblast1908-red-alerg</text:a>
</text:p>
      <text:p text:style-name="P4">
News Source: <text:a xlink:type="simple" xlink:href="https://t.me/suspilnekharkiv/25005" text:style-name="Internet_20_link" text:visited-style-name="Visited_20_Internet_20_Link">
https://t.me/suspilnekharkiv/25005</text:a>
</text:p>
      <!--NEWS-->
      <text:h text:style-name="P10" text:outline-level="1">
<text:span text:style-name="T4">
Mariupol机场附近的爆炸</text:span>
</text:h>
      <text:p text:style-name="P4">
作者: liveuamap (Language: en)</text:p>
      <text:p text:style-name="P4">
时间: 2023-05-19T14:25:04</text:p>
      <text:p text:style-name="P4">
地点: Mariupol, Donetsk region (Latitude:47.07421 Longtitude:37.44553)</text:p>
      <text:p text:style-name="P4">
视频: []</text:p>
      <text:p text:style-name="P4">
图片: []</text:p>
      <text:p text:style-name="P4">
标签: ["Europe", "Central and Eastern Europe"]</text:p>
      <text:p text:style-name="P4">
Id: 22564054</text:p>
      <!--METADATA-->
      <text:p text:style-name="P4">
Mariupol机场附近的爆炸</text:p>
      <text:p text:style-name="P4">
新闻集链接：<text:a xlink:type="simple" xlink:href="https://liveuamap.com/en/2023/19-may-explosions-near-airfield-in-mariupol-" text:style-name="Internet_20_link" text:visited-style-name="Visited_20_Internet_20_Link">
https://liveuamap.com/en/2023/19-may-explosions-near-air-field-infield-in-mariupol-</text:a>
</text:p>
      <text:p text:style-name="P4">
News Source: <text:a xlink:type="simple" xlink:href="https://t.me/lachentyt/29460" text:style-name="Internet_20_link" text:visited-style-name="Visited_20_Internet_20_Link">
https://t.me/lachentyt/29460</text:a>
</text:p>
      <!--NEWS-->
      <text:h text:style-name="P10" text:outline-level="1">
<text:span text:style-name="T4">
Dnipro，Dnipropetrovska Oblast（20:25）。 红色警报：空中威胁。 警笛声。 掩护...</text:span>
</text:h>
      <text:p text:style-name="P4">
作者: liveuamap (Language: en)</text:p>
      <text:p text:style-name="P4">
时间: 2023-05-19T14:27:00</text:p>
      <text:p text:style-name="P4">
地点: Dnipro (Latitude:48.45861 Longtitude:35.03987)</text:p>
      <text:p text:style-name="P4">
视频: []</text:p>
      <text:p text:style-name="P4">
图片: []</text:p>
      <text:p text:style-name="P4">
标签: ["Europe", "Central and Eastern Europe"]</text:p>
      <text:p text:style-name="P4">
Id: 22564055</text:p>
      <!--METADATA-->
      <text:p text:style-name="P4">
dnipro，dnipropetrovsk区域(20:25). Red Alert: aerial threat. Sirenssounding. Take cover now!</text:p>
      <text:p text:style-name="P4">
News Collection Link: <text:a xlink:type="simple" xlink:href="https://liveuamap.com/en/2023/19-may-dnipro-dnipropetrovska-oblast2025-red-g" text:style-name="Internet_20_link" text:visited-style-name="Visited_20_Internet_20_Link">
https://liveuamap.com/en/2023/19-may-dnipro-dnipropetrovska-oblast2025-red-g</text:a>
</text:p>
      <text:p text:style-name="P4">
News Source: <text:a xlink:type="simple" xlink:href="https://t.me/suspilnednipro/15642" text:style-name="Internet_20_link" text:visited-style-name="Visited_20_Internet_20_Link">
https://t.me/suspilnednipro/15642</text:a>
</text:p>
      <!--NEWS-->
      <text:h text:style-name="P10" text:outline-level="1">
<text:span text:style-name="T4">
防空击落了dnipropetrovsk地区的2个空中目标</text:span>
</text:h>
      <text:p text:style-name="P4">
作者: liveuamap (Language: en)</text:p>
      <text:p text:style-name="P4">
时间: 2023-05-19T14:59:30</text:p>
      <text:p text:style-name="P4">
地点: Dnipro (Latitude:48.31243 Longtitude:35.15762)</text:p>
      <text:p text:style-name="P4">
视频: []</text:p>
      <text:p text:style-name="P4">
图片: []</text:p>
      <text:p text:style-name="P4">
标签: ["Europe", "Central and Eastern Europe"]</text:p>
      <text:p text:style-name="P4">
Id: 22564059</text:p>
      <!--METADATA-->
      <text:p text:style-name="P4">
防空击落了dnipropetrovsk地区的2个空中目标</text:p>
      <text:p text:style-name="P4">
新闻集链接：<text:a xlink:type="simple" xlink:href="https://liveuamap.com/en/2023/19-may-air-defense-shot-down-2-aerial-targets-over-dnipropetrovsk" text:style-name="Internet_20_link" text:visited-style-name="Visited_20_Internet_20_Link">
https://liveuamap.com/en/2023/2023/19-may-air-defense-shot-down-down-2-aerial-targets-over-dnipropetrovsk</text:a>
</text:p>
      <text:p text:style-name="P4">
News Source: <text:a xlink:type="simple" xlink:href="https://t.me/dneproperatyv/63152" text:style-name="Internet_20_link" text:visited-style-name="Visited_20_Internet_20_Link">
https://t.me/dneproperatyv/63152</text:a>
</text:p>
      <!--NEWS-->
      <text:h text:style-name="P10" text:outline-level="1">
<text:span text:style-name="T4">
欧盟敦促中国敦促俄罗斯制止对乌克兰的战争</text:span>
</text:h>
      <text:p text:style-name="P4">
作者: Ukrinform (Person)</text:p>
      <text:p text:style-name="P4">
出版商: Укринформ (Organization)</text:p>
      <text:p text:style-name="P4">
出版时间: 2023-05-19T15:48:00+03:00</text:p>
      <text:p text:style-name="P4">
修改时间: 2023-05-19T15:48:00+03:00</text:p>
      <text:p text:style-name="P4">
描述: 欧盟敦促中国敦促俄罗斯制止乌克兰的武装侵略。  - 乌克林。</text:p>
      <text:p text:style-name="P4">
图片: ["<text:a xlink:type="simple" xlink:href="https://static.ukrinform.com/photos/2023_05/thumb_files/630_360_1684500491-803.jpeg" text:style-name="Internet_20_link" text:visited-style-name="Visited_20_Internet_20_Link">
630_360_16845...</text:a>
"]</text:p>
      <text:p text:style-name="P4">
标签: ['Китай', 'Мішель', 'Війна з Росією']</text:p>
      <text:p text:style-name="P4">
类型: Article</text:p>
      <!--METADATA-->
      <text:p text:style-name="P4">
<draw:frame draw:style-name="fr1" draw:name="Image69" text:anchor-type="as-char" svg:width="6.9236in" svg:height="3.956343in" draw:z-index="0">
<draw:image xlink:href="../Images/yкринформ/2023-05-19T15-48-00-03-00/630_360_1684500491-803.jpeg" xlink:type="simple" xlink:show="embed" xlink:actuate="onLoad" draw:mime-type="image/jpeg"/>
</draw:frame>
欧盟敦促中国敦促俄罗斯停止在乌克兰的武装攻击。</text:p>
      <text:p text:style-name="P4">
欧洲委员会主席查尔斯·米歇尔(Charles Michelle)在乌克林福姆(Ukrinform)的报道中介绍了日本广岛的G7峰会之前说<text:a xlink:type="simple" xlink:href="https://edition.cnn.com/europe/live-news/russia-ukraine-war-news-05-19-23/index.html" text:style-name="Internet_20_link" text:visited-style-name="Visited_20_Internet_20_Link">
</text:a>
他还强调了加强块与北京之间关系的重要性，并指出“与[]的稳定和建设性关系(https://www.ukrinform.ua/tag-kitaj)有我们的共同利益。”</text:p>
      <text:p text:style-name="P4">
同时，米歇尔强调，欧盟将保持其价值观“坚定”，并将表达其利益。</text:p>
      <text:p text:style-name="P4">
他强调“需要与中国在全球呼吁上合作：气候变化，自然资源保护，生物多样性”，考虑到北京在国际社会及其发展经济中的作用。</text:p>
      <text:p text:style-name="P4">
“中国在世界上有特殊的责任。 他必须扮演婚姻规则。 我们敦促中国对俄罗斯施加压力，以便引起武装侵略。”米歇尔说。</text:p>
      <text:p text:style-name="P4">
<text:span text:style-name="T4">
另请阅读：</text:span>
 <text:a xlink:type="simple" xlink:href="https://www.ukrinform.ua/rubric-polytics/3711373-lideri-g7-zaklikali-rosiu-negajno-zupiniti-vijnu-ta-vivesti-vijska-z-ukraini.html" text:style-name="Internet_20_link" text:visited-style-name="Visited_20_Internet_20_Link">
</text:a>
“无论是在Zhnonza还是Cinzyan或西藏，我们将继续表示我们对人权的关注。 我们不会容忍对纳西克兰的干扰，纳西克兰会炸毁我们的民主社会。”他说。</text:p>
      <text:p text:style-name="P4">
米歇尔补充说，欧盟将致力于“减少对中国的过度依赖”，并“为我们的公司和工人创造真正平等的条件”。</text:p>
      <text:p text:style-name="P4">
他还确认了台湾“中国政策”的承诺，并补充说，欧盟没有“单方面改变现状”。</text:p>
      <text:p text:style-name="P4">
<text:span text:style-name="T4">
另请阅读：</text:span>
 <text:a xlink:type="simple" xlink:href="https://www.ukrinform.ua/rubric-vidbudova/3711429-lideri-g7-vislovili-gotovnist-peredati-ukraini-dosvid-u-zelenomu-vidrodzenni.html" text:style-name="Internet_20_link" text:visited-style-name="Visited_20_Internet_20_Link">
</text:a>
据报道，第48次峰会于今天在日本广岛开始，该广岛将持续到5月21日。 日本七国集团(G7)召开会议的主题决定了全球经济在冠状病毒大流行的后果和俄罗斯侵略在乌克兰的后果的背景下的稳定性。</text:p>
      <text:p text:style-name="P4">
欧洲联盟在这次峰会上由欧洲radisharl Michelle总统和欧洲委员会主席Ursula von der Lyen代表。这样的会议于2022年6月在德国举行。</text:p>
      <text:p text:style-name="P4">
_foto：Kyodo新闻/Getty Images _</text:p>
      <text:p text:style-name="P4">
News Source: <text:a xlink:type="simple" xlink:href="https://www.ukrinform.ua/rubric-polytics/3711440-es-zaklikav-kitaj-tisnuti-na-rosiu-sob-vona-pripinila-vijnu-proti-ukraini.html" text:style-name="Internet_20_link" text:visited-style-name="Visited_20_Internet_20_Link">
https://www.ukrinform.ua/rubric-polytics/3711440-es-zaklikav-kitaj-tisnuti-na-rosiu-sob-vona-pripinila-vijnu-proti-ukraini.html</text:a>
</text:p>
      <!--NEWS-->
      <text:h text:style-name="P10" text:outline-level="1">
<text:span text:style-name="T4">
北约宣教主席：北约：不必夸大反性价值</text:span>
</text:h>
      <text:p text:style-name="P4">
作者: Ukrinform (Person)</text:p>
      <text:p text:style-name="P4">
出版商: Укринформ (Organization)</text:p>
      <text:p text:style-name="P4">
出版时间: 2023-05-19T15:53:47+03:00</text:p>
      <text:p text:style-name="P4">
修改时间: 2023-05-19T15:53:47+03:00</text:p>
      <text:p text:style-name="P4">
描述: 没有必要将所有希望都放在一个反辩论中并夸大其价值。  - 乌克林。</text:p>
      <text:p text:style-name="P4">
图片: ["<text:a xlink:type="simple" xlink:href="https://static.ukrinform.com/photos/2023_05/thumb_files/630_360_1684500623-474.jpg" text:style-name="Internet_20_link" text:visited-style-name="Visited_20_Internet_20_Link">
630_360_16845...</text:a>
"]</text:p>
      <text:p text:style-name="P4">
标签: ['НАТО', 'Війна з Росією', 'Контрнаступ', 'Наталія Галібаренко']</text:p>
      <text:p text:style-name="P4">
类型: Article</text:p>
      <!--METADATA-->
      <text:p text:style-name="P4">
<draw:frame draw:style-name="fr1" draw:name="Image70" text:anchor-type="as-char" svg:width="6.9236in" svg:height="3.956343in" draw:z-index="0">
<draw:image xlink:href="../Images/yкринформ/2023-05-19T15-53-47-03-00/630_360_1684500623-474.jpg" xlink:type="simple" xlink:show="embed" xlink:actuate="onLoad" draw:mime-type="image/jpeg"/>
</draw:frame>
没有必要对一个反攻态的所有希望并夸大其价值观。</text:p>
      <text:p text:style-name="P4">
纳塔利娅·加里巴伦科(Natalia Galibarenko)在一次采访中说了这一点<text:a xlink:type="simple" xlink:href="https://www.lrt.lt/ru/novosti/17/1992228/posol-ukrainy-v-nato-ne-stoit-vozlagat-vse-nadezhdy-na-odnu-kontrataku" text:style-name="Internet_20_link" text:visited-style-name="Visited_20_Internet_20_Link">
</text:a>
，报道乌克林福姆。</text:p>
      <text:p text:style-name="P4">
“任何反攻击的主要目的是释放尽可能多的领土。 但是她还在北约总部在这里解释说，我们不应该把一个反性的所有希望放在其价值观上。”她建议。</text:p>
      <text:p text:style-name="P4">
Galibarenko强调，这是一个艰难的情况，一个反性能无法确定战争的过程 - “可能有几种反官员，这就是为什么Shastor没有透露它们的原因。”</text:p>
      <text:p text:style-name="P4">
<text:span text:style-name="T4">
另请阅读：</text:span>
 <text:a xlink:type="simple" xlink:href="https://www.ukrinform.ua/rubric-ato/3711430-rosiani-raketnimi-obstrilami-namagautsa-zirvati-kontrnastup-skibickij.html" text:style-name="Internet_20_link" text:visited-style-name="Visited_20_Internet_20_Link">
<text:span text:style-name="T4">
反性</text:span>
</text:a>
乌克兰在联盟中的代表评论了伊斯罗斯(Isrose)进行谈判的可能性，强调，即使对谷物的协议也表明它是无法信任的，也是最引人注目的例子，是俄罗斯缺乏法律保证力量的例子。 ，是针对乌克兰的战争。</text:p>
      <text:p text:style-name="P4">
“他们想摧毁我们，我们想活下去，所以我看不到机动的大空间。 再次，鉴于迟早任何<text:a xlink:type="simple" xlink:href="https://www.ukrinform.ua/tag-vijna" text:style-name="Internet_20_link" text:visited-style-name="Visited_20_Internet_20_Link">
</text:a>
它应该在中断的桌子桌上完成，我们认为这些谈判应在乌克兰的状态下进行，因此我们很固执，并尽一切可能释放该领土的领土。”外交官说。</text:p>
      <text:p text:style-name="P4">
<text:span text:style-name="T4">
另请阅读：</text:span>
 <text:a xlink:type="simple" xlink:href="https://www.ukrinform.ua/rubric-ato/3710567-stoltenberg-sprostuvav-zaavi-pro-kontrnastup-ak-ostannij-sans-dla-ukraini.html" text:style-name="Internet_20_link" text:visited-style-name="Visited_20_Internet_20_Link">
<text:span text:style-name="T4">
反性</text:span>
</text:a>
正如乌克林福姆报道的那样，5月14日，沃迪米尔·泽伦斯基总统表示，乌克兰将准备在有利的天气条件下完成武器供应后开始反对意见。</text:p>
      <text:p text:style-name="P4">
<text:span text:style-name="T5">
照片：公共</text:span>
</text:p>
      <text:p text:style-name="P4">
News Source: <text:a xlink:type="simple" xlink:href="https://www.ukrinform.ua/rubric-polytics/3711443-golova-misii-ukraini-pri-nato-ne-varto-perebilsuvati-znacenna-kontrnastupu.html" text:style-name="Internet_20_link" text:visited-style-name="Visited_20_Internet_20_Link">
https://www.ukrinform.ua/rubric-polytics/3711443-golova-misii-ukraini-pri-nato-ne-varto-perebilsuvati-znacenna-kontrnastupu.html</text:a>
</text:p>
      <!--NEWS-->
      <text:h text:style-name="P10" text:outline-level="1">
<text:span text:style-name="T4">
俄罗斯当局拒绝让克里米亚卡车桥</text:span>
</text:h>
      <text:p text:style-name="P4">
作者: Ukrinform (Person)</text:p>
      <text:p text:style-name="P4">
出版商: Укринформ (Organization)</text:p>
      <text:p text:style-name="P4">
出版时间: 2023-05-19T15:56:00+03:00</text:p>
      <text:p text:style-name="P4">
修改时间: 2023-05-19T15:56:00+03:00</text:p>
      <text:p text:style-name="P4">
描述: 俄罗斯入侵者拒绝通过克希海峡的一座非法建造的桥梁恢复卡车的行动。  - 乌克林。</text:p>
      <text:p text:style-name="P4">
图片: ["<text:a xlink:type="simple" xlink:href="https://static.ukrinform.com/photos/2019_07/thumb_files/630_360_1562684252-550.jpeg" text:style-name="Internet_20_link" text:visited-style-name="Visited_20_Internet_20_Link">
630_360_15626...</text:a>
"]</text:p>
      <text:p text:style-name="P4">
标签: ['Крим', 'Росія', 'Керченський міст', 'Вантажівка']</text:p>
      <text:p text:style-name="P4">
类型: Article</text:p>
      <!--METADATA-->
      <text:p text:style-name="P4">
<draw:frame draw:style-name="fr1" draw:name="Image71" text:anchor-type="as-char" svg:width="6.9236in" svg:height="3.956343in" draw:z-index="0">
<draw:image xlink:href="../Images/yкринформ/2023-05-19T15-56-00-03-00/630_360_1562684252-550.jpeg" xlink:type="simple" xlink:show="embed" xlink:actuate="onLoad" draw:mime-type="image/jpeg"/>
</draw:frame>
俄罗斯所有者拒绝通过非法建造的凯奇海峡桥恢复卡车的行动。</text:p>
      <text:p text:style-name="P4">
这是在线出版物报告的<text:a xlink:type="simple" xlink:href="https://ua.krymr.com/a/news-krymskyi-mist-vantazhivky-khusnullin/32418799.html" text:style-name="Internet_20_link" text:visited-style-name="Visited_20_Internet_20_Link">
</text:a>
，报道乌克林福姆。</text:p>
      <text:p text:style-name="P4">
“俄罗斯当局拒绝发动克里米亚大桥的货运运输。 据俄罗斯联邦马拉特·赫努林(Marat Husnullin)的牧师称，这样的决定是由安全的安全和避免挑衅做出的。”</text:p>
      <text:p text:style-name="P4">
<text:span text:style-name="T4">
另请阅读：</text:span>
 <text:a xlink:type="simple" xlink:href="https://www.ukrinform.ua/rubric-crimea/3711306-na-zaliznicni-kolii-u-krimu-vpav-bezpilotnik-zmi.html" text:style-name="Internet_20_link" text:visited-style-name="Visited_20_Internet_20_Link">
<text:span text:style-name="T4">
铁路</text:span>
 <text:span text:style-name="T4">
轨道</text:span>
 <text:span text:style-name="T4">
 crimea </text:span>
 <text:span text:style-name="T4">
 </text:span>
跌落<text:span text:style-name="T4">
<text:span text:style-name="T5">
*无人机</text:span>
* </text:span>
 <text:span text:style-name="T4">
 </text:span>
媒体**</text:a>
值得注意的是，桥不会穿过空卡车。</text:p>
      <text:p text:style-name="P4">
正如乌克林福姆报道的<text:a xlink:type="simple" xlink:href="https://www.ukrinform.ua/tag-vibuh" text:style-name="Internet_20_link" text:visited-style-name="Visited_20_Internet_20_Link">
</text:a>
随着援助的大火，它通过凯奇海峡(Kerch Strait)发生了，发生在2022年10月8日。 结果，两个汽车布倒塌了，铁路腔已订婚。 同时，该桥被关闭了卡车</text:p>
      <text:p text:style-name="P4">
News Source: <text:a xlink:type="simple" xlink:href="https://www.ukrinform.ua/rubric-crimea/3711445-rosijska-vlada-vidmovilasa-puskati-na-krimskij-mist-vantazivki.html" text:style-name="Internet_20_link" text:visited-style-name="Visited_20_Internet_20_Link">
https://www.ukrinform.ua/rubric-crimea/3711445-rosijska-vlada-vidmovilasa-puskati-na-krimskij-mist-vantazivki.html</text:a>
</text:p>
      <!--NEWS-->
      <text:h text:style-name="P10" text:outline-level="1">
<text:span text:style-name="T4">
“ Dnipro-1”在UPL第27轮开始时以“ Kolos”在比赛中夺冠</text:span>
</text:h>
      <text:p text:style-name="P4">
作者: Ukrinform (Person)</text:p>
      <text:p text:style-name="P4">
出版商: Укринформ (Organization)</text:p>
      <text:p text:style-name="P4">
出版时间: 2023-05-19T15:59:00+03:00</text:p>
      <text:p text:style-name="P4">
修改时间: 2023-05-19T15:59:00+03:00</text:p>
      <text:p text:style-name="P4">
描述: 英超俱乐部中乌克兰足球锦标赛的第27轮已经开始在乌克兰。  - 乌克林。</text:p>
      <text:p text:style-name="P4">
图片: ["<text:a xlink:type="simple" xlink:href="https://static.ukrinform.com/photos/2023_05/thumb_files/630_360_1684481598-659.jpg" text:style-name="Internet_20_link" text:visited-style-name="Visited_20_Internet_20_Link">
630_360_16844...</text:a>
"]</text:p>
      <text:p text:style-name="P4">
标签: ['Футбол', "Прем'єр-ліга", 'Дніпро-1', 'Колос Ковалівка']</text:p>
      <text:p text:style-name="P4">
类型: Article</text:p>
      <!--METADATA-->
      <text:p text:style-name="P4">
<draw:frame draw:style-name="fr1" draw:name="Image72" text:anchor-type="as-char" svg:width="6.9236in" svg:height="3.956343in" draw:z-index="0">
<draw:image xlink:href="../Images/yкринформ/2023-05-19T15-59-00-03-00/630_360_1684481598-659.jpg" xlink:type="simple" xlink:show="embed" xlink:actuate="onLoad" draw:mime-type="image/jpeg"/>
</draw:frame>
在乌克兰，他是英超俱乐部中乌克兰足球锦标赛的第27轮。</text:p>
      <text:p text:style-name="P4">
据报道，“ Dnipro -1”在乌兹维利夫斯基“ Kolos”会议上获得了冠军冠军最高奖项的“ Dnipro -1”。</text:p>
      <text:p text:style-name="P4">
目标：Artem Dovbik(57分钟)，爱德华·萨拉西(Edward Sarasi)(90+4)-Sergey Mykushko(45+1)，报道乌克林福姆。</text:p>
      <text:p text:style-name="P4">
现在，Poltava Vorskla与Kryvyi Rih Kryvbas的比赛正在进行中。 Shakhtar Donetsk在17.00时将与Rivne“ Heather”会面。</text:p>
      <text:p text:style-name="P4">
5月20日，星期六，敖德萨·切尔诺诺特(Odessa Chernomorets)和跨托帕特人Minaj(从13.00开始)，Lugansk“ Zorya”和“ Ingulets”(14.00)，亚历山大和迪纳摩·基夫(15.00).</text:p>
      <text:p text:style-name="P4">
У понеділок, 21 травня, зійдуться харківські «Металіст 1925» та «Металіст»(15.00)，LVIV“运动”和“ LVIV”(17.00).</text:p>
      <text:p text:style-name="P4">
<text:span text:style-name="T4">
Читайте також:</text:span>
 <text:a xlink:type="simple" xlink:href="https://www.ukrinform.ua/rubric-sports/3711278-za-kordonom-graut-206-ukrainskih-futbolistiv-cies-football-observatory.html" text:style-name="Internet_20_link" text:visited-style-name="Visited_20_Internet_20_Link">
 <text:span text:style-name="T4">
футбол</text:span>
 </text:a>
团队在UPL积分榜上的位置：“ Dnipro -1” -64ochi(经过27场比赛)，Shakhtar -63(26)，Zorya -58(26)，«dynamo»-50(26)，亚历山大-42(26)，“ Kryvbas” -35(26)，Vorskla -33(26).«Колос» - 33 (27)，，，，</text:p>
      <text:p text:style-name="P4">
照片：scdnipro1.com.ua。</text:p>
      <text:p text:style-name="P4">
News Source: <text:a xlink:type="simple" xlink:href="https://www.ukrinform.ua/rubric-sports/3711448-dnipro-virvav-peremog-u-gri-z-kolosom-na-starti-27go-turu-upl.html" text:style-name="Internet_20_link" text:visited-style-name="Visited_20_Internet_20_Link">
https://www.ukrinform.ua/rubric-sports/3711448-dnipro-virvav-peremog-u-gri-z-kolosom-na-starti-27go-turu-upl.html</text:a>
</text:p>
      <!--NEWS-->
      <text:h text:style-name="P10" text:outline-level="1">
<text:span text:style-name="T4">
要求乌克兰人在晚上节省电力 - 炮击损害了主要线路</text:span>
</text:h>
      <text:p text:style-name="P4">
作者: Ukrinform (Person)</text:p>
      <text:p text:style-name="P4">
出版商: Укринформ (Organization)</text:p>
      <text:p text:style-name="P4">
出版时间: 2023-05-19T16:02:49+03:00</text:p>
      <text:p text:style-name="P4">
修改时间: 2023-05-19T16:02:49+03:00</text:p>
      <text:p text:style-name="P4">
描述: 截至2023年5月19日，乌克兰的产生完全满足了消费者对电力的需求，但是由于入侵者的下一次攻击受到了主线的损害，并且为了保持平衡，有必要在晚上节省它。  - 乌克林。</text:p>
      <text:p text:style-name="P4">
图片: ["<text:a xlink:type="simple" xlink:href="https://static.ukrinform.com/photos/2022_10/thumb_files/630_360_1666341365-342.jpg" text:style-name="Internet_20_link" text:visited-style-name="Visited_20_Internet_20_Link">
630_360_16663...</text:a>
"]</text:p>
      <text:p text:style-name="P4">
标签: ['Електроенергія', 'Обстріл', 'Війна з Росією']</text:p>
      <text:p text:style-name="P4">
类型: Article</text:p>
      <!--METADATA-->
      <text:p text:style-name="P4">
<draw:frame draw:style-name="fr1" draw:name="Image73" text:anchor-type="as-char" svg:width="6.9236in" svg:height="3.956343in" draw:z-index="0">
<draw:image xlink:href="../Images/yкринформ/2023-05-19T16-02-49-03-00/630_360_1666341365-342.jpg" xlink:type="simple" xlink:show="embed" xlink:actuate="onLoad" draw:mime-type="image/jpeg"/>
</draw:frame>
截至2023年5月19日，乌克兰的一代充分为维克特罗的消费者提供了消费者，但由于下一次入侵者的下一次攻击，大师损坏晚上。</text:p>
      <text:p text:style-name="P4">
根据乌克林福姆的说法，乌克纳戈在[]中报告(https://www.facebook.com/npcukrenergo/posts/pfbid0m8brjRqi3V2FGovnDcm2RGZUi11wqqUUBZsK18FaWNfCKmpSPyH5ARi52pqZvcZil)声明说：“俄罗斯人用火箭和无人机的另一次夜间攻击并没有损害工厂网络，但是这一天炮击受到富裕线路的损害，富有的线路损坏了东方一个Zelekhtro -Stost的输出。”</text:p>
      <text:p text:style-name="P4">
该电力公司补充说，将给予损坏的炮击，并在前线和边界区域进行分配网络。 它们得到了恢复，以及许多核和热电厂的维修活动。</text:p>
      <text:p text:style-name="P4">
“由于这些因素的总体，生产量减少了<text:a xlink:type="simple" xlink:href="https://www.ukrinform.ua/tag-elektroenergia" text:style-name="Internet_20_link" text:visited-style-name="Visited_20_Internet_20_Link">
</text:a>
。 现在已经足够满足消费者的需求了，但是要在晚上保持平衡，需要在晚上经济消耗电力。”(19:00至22:00)会议，一天或晚上。</text:p>
      <text:p text:style-name="P4">
<text:span text:style-name="T4">
另请阅读：</text:span>
 <text:a xlink:type="simple" xlink:href="https://www.ukrinform.ua/rubric-economy/3710897-ukraina-pocinae-import-elektroenergii-dla-pokritta-deficitu.html" text:style-name="Internet_20_link" text:visited-style-name="Visited_20_Internet_20_Link">
<text:span text:style-name="T4">
 Electroen </text:span>
</text:a>
同时，正在进行向摩尔多瓦和波兰的电力出口到夜晚，而消耗量减少的日类方法正在进行，因为现有技术不允许长时间保留大量电力。 出席了向乌克兰进口。</text:p>
      <text:p text:style-name="P4">
正如乌克林福姆报道的那样，由于5月19日在乌克兰进行了炮击<text:a xlink:type="simple" xlink:href="https://www.ukrinform.ua/rubric-regions/3711323-v-ukraini-znestrumleni-15-naselenih-punktiv-cerez-obstrili.html" text:style-name="Internet_20_link" text:visited-style-name="Visited_20_Internet_20_Link">
</text:a>
在Zaporizhhya tadonian地区。 同样，由于炮击，mykolaiv和dnipropetrovsk区域中有光线关闭。</text:p>
      <text:p text:style-name="P4">
由于没有照明的初步炮击，乌冬战消费者，Zaporizhia，Sumy，Kharkiv，Kherson，Kherson，Chernihiv地区的一部分仍然存在。</text:p>
      <text:p text:style-name="P4">
News Source: <text:a xlink:type="simple" xlink:href="https://www.ukrinform.ua/rubric-economy/3711451-ukrainciv-prosat-ekonomiti-vveceri-elektroenergiu-obstrilami-poskodzeni-magistralni-linii.html" text:style-name="Internet_20_link" text:visited-style-name="Visited_20_Internet_20_Link">
https://www.ukrinform.ua/rubric-economy/3711451-ukrainciv-prosat-ekonomiti-vveceri-elektroenergiu-obstrilami-poskodzeni-magistralni-linii.html</text:a>
</text:p>
      <!--NEWS-->
      <text:h text:style-name="P10" text:outline-level="1">
<text:span text:style-name="T4">
Zelensky邀请阿拉伯国家联盟加入乌克兰和平公式</text:span>
</text:h>
      <text:p text:style-name="P4">
作者: Ukrinform (Person)</text:p>
      <text:p text:style-name="P4">
出版商: Укринформ (Organization)</text:p>
      <text:p text:style-name="P4">
出版时间: 2023-05-19T16:04:00+03:00</text:p>
      <text:p text:style-name="P4">
修改时间: 2023-05-19T16:04:00+03:00</text:p>
      <text:p text:style-name="P4">
描述: 沃迪米尔·泽伦斯基（Volodymyr Zelensky）总统呼吁阿拉伯国家联盟成员加入乌克兰和平公式的实施。  - 乌克林。</text:p>
      <text:p text:style-name="P4">
图片: ["<text:a xlink:type="simple" xlink:href="https://static.ukrinform.com/photos/2023_05/thumb_files/630_360_1684498724-665.jpeg" text:style-name="Internet_20_link" text:visited-style-name="Visited_20_Internet_20_Link">
630_360_16844...</text:a>
"]</text:p>
      <text:p text:style-name="P4">
标签: ['Ліга арабських держав', 'Зеленський', 'Формула миру']</text:p>
      <text:p text:style-name="P4">
类型: Article</text:p>
      <!--METADATA-->
      <text:p text:style-name="P4">
<draw:frame draw:style-name="fr1" draw:name="Image74" text:anchor-type="as-char" svg:width="6.9236in" svg:height="3.956343in" draw:z-index="0">
<draw:image xlink:href="../Images/yкринформ/2023-05-19T16-04-00-03-00/630_360_1684498724-665.jpeg" xlink:type="simple" xlink:show="embed" xlink:actuate="onLoad" draw:mime-type="image/jpeg"/>
</draw:frame>
Zelensky总统庭呼吁阿拉伯国家联盟成员加入乌克兰和平公式的前态。</text:p>
      <text:p text:style-name="P4">
乌克林福称通讯员报告说，乌克兰国家的负责人在阿拉伯国家乌德扎迪联盟乌德扎迪联盟的峰会上说明了这一点。</text:p>
      <text:p text:style-name="P4">
“每个受人尊敬的代表团都用他们的语言提供10分的文档<text:a xlink:type="simple" xlink:href="https://www.ukrinform.ua/tag-formula-miru" text:style-name="Internet_20_link" text:visited-style-name="Visited_20_Internet_20_Link">
</text:a>
拜托，您可以选择最适合自己的东西，如果每个人都选择了一个指示，我将不胜感激。 因此，我邀请您尊重和平的人加入和平公式的实施，从而减少仇恨，痛苦和邪恶。”乌克兰总统说。</text:p>
      <text:p text:style-name="P4">
<text:span text:style-name="T5">
viso：<text:a xlink:type="simple" xlink:href="https://www.youtube.com/live/xfG4UQxaFbc" text:style-name="Internet_20_link" text:visited-style-name="Visited_20_Internet_20_Link">
</text:a>
</text:span>
</text:p>
      <text:p text:style-name="P4">
他指出，他在峰会上的主要呼吁：保护我们的人民，包括乌克兰的穆斯林社区。 Zelensky回忆说，克里米亚是俄罗斯占领的第一个受伤的人，那些仍受到被占领的克里米亚镇压的人是穆斯林。</text:p>
      <text:p text:style-name="P4">
“看看有多少人遭受了也门带来的利比亚，叙利亚的长期战争； 在苏丹和索马里，伊拉克，阿夫甘斯坦，有多少生命失去了多年的战斗。 任何使遭受新侵略的人成倍增加的人播下了仇恨，以恢复入侵帝国的旧时代，这不是志愿国家的考虑。 Zelensky对阿拉伯国家的领导人说。</text:p>
      <text:p text:style-name="P4">
<text:span text:style-name="T4">
另请阅读：</text:span>
 <text:a xlink:type="simple" xlink:href="https://www.ukrinform.ua/rubric-polytics/3711433-zelenskij-zustrivsa-zi-spadkoemnim-princem-saudivskoi-aravii.html" text:style-name="Internet_20_link" text:visited-style-name="Visited_20_Internet_20_Link">
<text:span text:style-name="T4">
 Zelens </text:span>
</text:a>
此外，乌克兰领导人感谢各国对乌克兰的国际法律和联合国宪章的支持，并强调了与沙特阿拉伯积极扩展的机会，使人们摆脱俄罗斯的囚禁。 总统还指出，乌克兰与阿拉伯国家设法确保了粮食安全。</text:p>
      <text:p text:style-name="P4">
正如乌克林福姆(Ukrinform)报道的那样，周五沃罗迪米尔·泽伦斯基(Volodymyr Zelenskyy)总统开始开始前往沙特阿拉伯，在那里他将提出从乌克兰人返回的问题，和平的公式，能源安全和保护穆斯林社区的问题乌克兰。</text:p>
      <text:p text:style-name="P4">
News Source: <text:a xlink:type="simple" xlink:href="https://www.ukrinform.ua/rubric-polytics/3711454-zelenskij-zaprosiv-cleniv-ligi-arabskih-derzav-dolucitisa-do-ukrainskoi-formuli-miru.html" text:style-name="Internet_20_link" text:visited-style-name="Visited_20_Internet_20_Link">
https://www.ukrinform.ua/rubric-polytics/3711454-zelenskij-zaprosiv-cleniv-ligi-arabskih-derzav-dolucitisa-do-ukrainskoi-formuli-miru.html</text:a>
</text:p>
      <!--NEWS-->
      <text:h text:style-name="P10" text:outline-level="1">
<text:span text:style-name="T4">
国务院指出，武器与乌克兰紧密接触</text:span>
</text:h>
      <text:p text:style-name="P4">
作者: Ukrinform (Person)</text:p>
      <text:p text:style-name="P4">
出版商: Укринформ (Organization)</text:p>
      <text:p text:style-name="P4">
出版时间: 2023-05-19T16:06:00+03:00</text:p>
      <text:p text:style-name="P4">
修改时间: 2023-05-19T16:06:00+03:00</text:p>
      <text:p text:style-name="P4">
描述: 在美国，他们非常了解乌克兰在服务中的需求，因为他们与乌克兰领导人保持着密切联系，并仔细评估了基辅防御要求。  - 乌克林。</text:p>
      <text:p text:style-name="P4">
图片: ["<text:a xlink:type="simple" xlink:href="https://static.ukrinform.com/photos/2022_09/thumb_files/630_360_1663888729-308.jpg" text:style-name="Internet_20_link" text:visited-style-name="Visited_20_Internet_20_Link">
630_360_16638...</text:a>
"]</text:p>
      <text:p text:style-name="P4">
标签: ['США', 'Україна', 'Зброя', 'Держдеп']</text:p>
      <text:p text:style-name="P4">
类型: Article</text:p>
      <!--METADATA-->
      <text:p text:style-name="P4">
<draw:frame draw:style-name="fr1" draw:name="Image75" text:anchor-type="as-char" svg:width="6.9236in" svg:height="3.956343in" draw:z-index="0">
<draw:image xlink:href="../Images/yкринформ/2023-05-19T16-06-00-03-00/630_360_1663888729-308.jpg" xlink:type="simple" xlink:show="embed" xlink:actuate="onLoad" draw:mime-type="image/jpeg"/>
</draw:frame>
它意识到乌克兰在武装方面的需求，因为他们与乌克兰领导人有关，并仔细评估了对基辅的辩护。</text:p>
      <text:p text:style-name="P4">
这是美国副国务卿理查德·维尔玛(Richard Verma)所说的<text:a xlink:type="simple" xlink:href="https://www.ukrinform.ua/rubric-world/3711370-ricard-verma-zastupnik-derzsekretara-ssa-z-upravlinna-ta-resursiv.html" text:style-name="Internet_20_link" text:visited-style-name="Visited_20_Internet_20_Link">
</text:a>
评论未来F-16飞机的可能性和遥远的半径。</text:p>
      <text:p text:style-name="P4">
根据外交官的说法，他最近访问基辅的目的特别是评估安全援助和对武装部队需求的更好理解。 Verma指出，USSH评估乌克兰在球体中的需求的“非常详细的过程” <text:a xlink:type="simple" xlink:href="https://www.ukrinform.ua/tag-zbroa" text:style-name="Internet_20_link" text:visited-style-name="Visited_20_Internet_20_Link">
</text:a>
当适当的查询时。</text:p>
      <text:p text:style-name="P4">
“但是我只是看一下仍然提供的内容，塔夫拉兹(Tavraz)非常鼓励它。 我们将使乌克兰能够以这种方式保护和赢得胜利。” Verma强调。</text:p>
      <text:p text:style-name="P4">
这位美国外交官指出，对乌克兰的某些辩护请求的评估毫不拖延地散发出来。</text:p>
      <text:p text:style-name="P4">
<text:span text:style-name="T4">
另请阅读：</text:span>
 <text:a xlink:type="simple" xlink:href="https://www.ukrinform.ua/rubric-ato/3711371-poki-trivae-vijna-v-ukraini-treba-sukati-insi-instrumenti-vplivu-na-rosiu-derzdep-ssa.html" text:style-name="Internet_20_link" text:visited-style-name="Visited_20_Internet_20_Link">
</text:a>
“在做出这些决定时，我不想为五角大楼或我们系统中的人们交谈，但我们必须清楚地说我们与乌克兰领导人非常亲密，并且知道他们的需求(在武器中 -  ed。)，我们将评估它们，因为斗争正在进行中。” Verma强调。</text:p>
      <text:p text:style-name="P4">
他补充说，美国决心确保乌克兰能够返回其所有领土。</text:p>
      <text:p text:style-name="P4">
根据CNN的信息，总统行政管理乔·贝登普罗斯塔(Joe Baidenprostag)已向欧洲盟友明确表示<text:a xlink:type="simple" xlink:href="https://www.ukrinform.ua/rubric-ato/3711314-ssa-ne-blokuvatimut-postavku-souznikami-vinisuvaciv-f16-v-ukrainu-snn.html" text:style-name="Internet_20_link" text:visited-style-name="Visited_20_Internet_20_Link">
</text:a>
<text:span text:style-name="T5">
foto：deptofdefence</text:span>
</text:p>
      <text:p text:style-name="P4">
News Source: <text:a xlink:type="simple" xlink:href="https://www.ukrinform.ua/rubric-ato/3711453-u-derzdepi-zaavili-so-u-pitanni-zbroi-perebuvaut-u-tisnomu-kontakti-z-ukrainou.html" text:style-name="Internet_20_link" text:visited-style-name="Visited_20_Internet_20_Link">
https://www.ukrinform.ua/rubric-ato/3711453-u-derzdepi-zaavili-so-u-pitanni-zbroi-perebuvaut-u-tisnomu-kontakti-z-ukrainou.html</text:a>
</text:p>
      <!--NEWS-->
      <text:h text:style-name="P10" text:outline-level="1">
<text:span text:style-name="T4">
从办公室开始建造Podilskyi桥的数以百万计的损失，搬迁了企业主任</text:span>
</text:h>
      <text:p text:style-name="P4">
作者: Ukrinform (Person)</text:p>
      <text:p text:style-name="P4">
出版商: Укринформ (Organization)</text:p>
      <text:p text:style-name="P4">
出版时间: 2023-05-19T16:11:00+03:00</text:p>
      <text:p text:style-name="P4">
修改时间: 2023-05-19T16:11:00+03:00</text:p>
      <text:p text:style-name="P4">
描述: 在基辅，该公用事业公司的董事报告怀疑官方的粗心大意，这导致在Podilsky桥建造期间，UAH超过600万。  - 乌克林。</text:p>
      <text:p text:style-name="P4">
图片: ["<text:a xlink:type="simple" xlink:href="https://static.ukrinform.com/photos/2023_05/thumb_files/630_360_1684501863-599.jpg" text:style-name="Internet_20_link" text:visited-style-name="Visited_20_Internet_20_Link">
630_360_16845...</text:a>
"]</text:p>
      <text:p text:style-name="P4">
标签: ['Прокуратура', 'Київ', 'Подільський міст', 'Збитки']</text:p>
      <text:p text:style-name="P4">
类型: Article</text:p>
      <!--METADATA-->
      <text:p text:style-name="P4">
<draw:frame draw:style-name="fr1" draw:name="Image76" text:anchor-type="as-char" svg:width="6.9236in" svg:height="3.956343in" draw:z-index="0">
<draw:image xlink:href="../Images/yкринформ/2023-05-19T16-11-00-03-00/630_360_1684501863-599.jpg" xlink:type="simple" xlink:show="embed" xlink:actuate="onLoad" draw:mime-type="image/jpeg"/>
</draw:frame>
基辅公用事业局长报告怀疑官方的粗心大意，这导致Podilsky员工的建设期间的损失超过600万。</text:p>
      <text:p text:style-name="P4">
正如乌克林福姆报道的那样，它在[]中报告(https://t.me/kyiv_pro_office/1965?fbclid=IwAR0KTBmMBgSA-4Hs_v4YlaF7OEa1fRMmIYzf1w3u6A3wZr1M555D4KciJSU)基辅市检察官办公室。</text:p>
      <text:p text:style-name="P4">
“在基辅市Podilskyi地区检察官办公室的程序领导下，据报道，KP董事“建设局长”(艺术的第2部分。 乌克兰《刑法》的367)”， - 消息读取。</text:p>
      <text:p text:style-name="P4">
根据调查材料，2017年4月，在KP“基辅公路运输和运输结构局”和总承包商之间就对物体执行工程“建筑[[] <text:a xlink:type="simple" xlink:href="https://www.ukrinform.ua/tag-podilskij-mist" text:style-name="Internet_20_link" text:visited-style-name="Visited_20_Internet_20_Link">
</text:a>
穿过基辅的Dniep​​er河。”</text:p>
      <text:p text:style-name="P4">
在2020年12月，总承包商在文档中指出了有关水下工程成本量的虚假数据，特别是在12-20米的深度清洁金属结构，并参与了潜水站Pozodilsky Bridge穿过Dniep​​er。</text:p>
      <text:p text:style-name="P4">
根据法医建设，技术和经济检查的结果，未记录超过UAH的数量。</text:p>
      <text:p text:style-name="P4">
应检察官办公室的要求，犯罪嫌疑人被撤职。</text:p>
      <text:p text:style-name="P4">
<text:span text:style-name="T4">
另请阅读：</text:span>
 <text:a xlink:type="simple" xlink:href="https://www.ukrinform.ua/rubric-kyiv/3709696-u-kievi-suditimut-posadovciv-za-miljonni-zbitki-pid-cas-rekonstrukcii-zooparku.html" text:style-name="Internet_20_link" text:visited-style-name="Visited_20_Internet_20_Link">
<text:span text:style-name="T4">
 Zoo </text:span>
</text:a>
在本程序的早些时候，根据《艺术》第5部分，对一般地下组织负责人表示怀疑。 《乌克兰刑法》 191。</text:p>
      <text:p text:style-name="P4">
据报道，一月份，在盗窃基辅的维迪尔桥建造案件的情况下，起诉书被送往法院。</text:p>
      <text:p text:style-name="P4">
在2月初执法人员<text:a xlink:type="simple" xlink:href="https://www.ukrinform.ua/rubric-kyiv/3677354-budivnictvo-podilskogo-mostu-u-spravi-pro-rozkradanna-suditimut-se-odnogo-figuranta.html" text:style-name="Internet_20_link" text:visited-style-name="Visited_20_Internet_20_Link">
</text:a>
关于市政企业的副负责人“建设基辅的道路和运输结构”总承包商的塔里维尼克(Taerivnik)。</text:p>
      <text:p text:style-name="P4">
News Source: <text:a xlink:type="simple" xlink:href="https://www.ukrinform.ua/rubric-kyiv/3711459-za-miljonni-zbitki-pri-budivnictvi-podilskogo-mostu-vid-posadi-vidstoronili-direktora-pidpriemstva.html" text:style-name="Internet_20_link" text:visited-style-name="Visited_20_Internet_20_Link">
https://www.ukrinform.ua/rubric-kyiv/3711459-za-miljonni-zbitki-pri-budivnictvi-podilskogo-mostu-vid-posadi-vidstoronili-direktora-pidpriemstva.html</text:a>
</text:p>
      <!--NEWS-->
      <text:h text:style-name="P10" text:outline-level="1">
<text:span text:style-name="T4">
国家银行提出了纪念币“支持乌克兰武装部队的力量”</text:span>
</text:h>
      <text:p text:style-name="P4">
作者: Ukrinform (Person)</text:p>
      <text:p text:style-name="P4">
出版商: Укринформ (Organization)</text:p>
      <text:p text:style-name="P4">
出版时间: 2023-05-19T16:12:00+03:00</text:p>
      <text:p text:style-name="P4">
修改时间: 2023-05-19T16:12:00+03:00</text:p>
      <text:p text:style-name="P4">
描述: 国家银行展示了一段纪念硬币“支持乌克兰武装部队的力量”的视频。  - 乌克林。</text:p>
      <text:p text:style-name="P4">
图片: ["<text:a xlink:type="simple" xlink:href="https://static.ukrinform.com/photos/2023_05/thumb_files/630_360_1684499872-5187.jpeg" text:style-name="Internet_20_link" text:visited-style-name="Visited_20_Internet_20_Link">
630_360_16844...</text:a>
", "<text:a xlink:type="simple" xlink:href="https://static.ukrinform.com/photos/2023_05/thumb_files/630_360_1684499871-9234.jpeg" text:style-name="Internet_20_link" text:visited-style-name="Visited_20_Internet_20_Link">
630_360_16844...</text:a>
", "<text:a xlink:type="simple" xlink:href="https://static.ukrinform.com/photos/2023_05/thumb_files/630_360_1684499871-7653.jpeg" text:style-name="Internet_20_link" text:visited-style-name="Visited_20_Internet_20_Link">
630_360_16844...</text:a>
", "<text:a xlink:type="simple" xlink:href="https://static.ukrinform.com/photos/2023_05/thumb_files/630_360_1684499871-2238.jpeg" text:style-name="Internet_20_link" text:visited-style-name="Visited_20_Internet_20_Link">
630_360_16844...</text:a>
", "<text:a xlink:type="simple" xlink:href="https://static.ukrinform.com/photos/2023_05/thumb_files/630_360_1684499871-9792.jpeg" text:style-name="Internet_20_link" text:visited-style-name="Visited_20_Internet_20_Link">
630_360_16844...</text:a>
", "<text:a xlink:type="simple" xlink:href="https://static.ukrinform.com/photos/2023_05/thumb_files/630_360_1684499871-8021.jpeg" text:style-name="Internet_20_link" text:visited-style-name="Visited_20_Internet_20_Link">
630_360_16844...</text:a>
", "<text:a xlink:type="simple" xlink:href="https://static.ukrinform.com/photos/2023_05/thumb_files/630_360_1684499871-5586.jpeg" text:style-name="Internet_20_link" text:visited-style-name="Visited_20_Internet_20_Link">
630_360_16844...</text:a>
", "<text:a xlink:type="simple" xlink:href="https://static.ukrinform.com/photos/2023_05/thumb_files/630_360_1684499872-6362.jpeg" text:style-name="Internet_20_link" text:visited-style-name="Visited_20_Internet_20_Link">
630_360_16844...</text:a>
", "<text:a xlink:type="simple" xlink:href="https://static.ukrinform.com/photos/2023_05/thumb_files/630_360_1684499872-7671.jpeg" text:style-name="Internet_20_link" text:visited-style-name="Visited_20_Internet_20_Link">
630_360_16844...</text:a>
", "<text:a xlink:type="simple" xlink:href="https://static.ukrinform.com/photos/2023_05/thumb_files/630_360_1684499872-2411.jpeg" text:style-name="Internet_20_link" text:visited-style-name="Visited_20_Internet_20_Link">
630_360_16844...</text:a>
", "<text:a xlink:type="simple" xlink:href="https://static.ukrinform.com/photos/2023_05/thumb_files/630_360_1684499873-5209.jpeg" text:style-name="Internet_20_link" text:visited-style-name="Visited_20_Internet_20_Link">
630_360_16844...</text:a>
"]</text:p>
      <text:p text:style-name="P4">
标签: ['Нацбанк', 'ЗСУ', 'Монета']</text:p>
      <text:p text:style-name="P4">
类型: Article</text:p>
      <!--METADATA-->
      <text:p text:style-name="P4">
<draw:frame draw:style-name="fr1" draw:name="Image77" text:anchor-type="as-char" svg:width="6.9236in" svg:height="3.956343in" draw:z-index="0">
<draw:image xlink:href="../Images/yкринформ/2023-05-19T16-12-00-03-00/630_360_1684499872-5187.jpeg" xlink:type="simple" xlink:show="embed" xlink:actuate="onLoad" draw:mime-type="image/jpeg"/>
</draw:frame>
联合银行展示了循环纪念硬币“乌克兰武装部队的硅线”的视频。</text:p>
      <text:p text:style-name="P4">
正如乌克林福姆报道的那样，它报告了<text:a xlink:type="simple" xlink:href="https://bank.gov.ua/ua/uah/numismatic-products/souvenier-coins" text:style-name="Internet_20_link" text:visited-style-name="Visited_20_Internet_20_Link">
</text:a>
硬币专用于单独的力量<text:a xlink:type="simple" xlink:href="https://www.ukrinform.ua/tag-zsu" text:style-name="Internet_20_link" text:visited-style-name="Visited_20_Internet_20_Link">
</text:a>
\  - 支持的支持，并迅速支持工程支持，辐射，化学和生物保护，地形tidromeolological对部队的支持。</text:p>
      <text:p text:style-name="P4">
<draw:frame draw:style-name="fr1" draw:name="Image78" text:anchor-type="as-char" svg:width="6.9236in" svg:height="3.956343in" draw:z-index="0">
<draw:image xlink:href="../Images/yкринформ/2023-05-19T16-12-00-03-00/630_360_1684499871-9234.jpeg" xlink:type="simple" xlink:show="embed" xlink:actuate="onLoad" draw:mime-type="image/jpeg"/>
</draw:frame>
Unazbank被展示了一段纪念硬币的视频“乌克兰武装部队的支持” /摄影：乌克林福姆帕维尔·巴格穆特<text:a xlink:type="simple" xlink:href="https://static.ukrinform.com/photos/2023_05/1684499871-9234.jpeg" text:style-name="Internet_20_link" text:visited-style-name="Visited_20_Internet_20_Link">
<draw:frame draw:style-name="fr1" draw:name="Image79" text:anchor-type="as-char" svg:width="6.9236in" svg:height="3.956343in" draw:z-index="0">
<draw:image xlink:href="../Images/yкринформ/2023-05-19T16-12-00-03-00/630_360_1684499871-9234.jpeg" xlink:type="simple" xlink:show="embed" xlink:actuate="onLoad" draw:mime-type="image/jpeg"/>
</draw:frame>
</text:a>
 <text:a xlink:type="simple" xlink:href="https://static.ukrinform.com/photos/2023_05/1684499871-7653.jpeg" text:style-name="Internet_20_link" text:visited-style-name="Visited_20_Internet_20_Link">
<draw:frame draw:style-name="fr1" draw:name="Image80" text:anchor-type="as-char" svg:width="6.9236in" svg:height="3.956343in" draw:z-index="0">
<draw:image xlink:href="../Images/yкринформ/2023-05-19T16-12-00-03-00/630_360_1684499871-7653.jpeg" xlink:type="simple" xlink:show="embed" xlink:actuate="onLoad" draw:mime-type="image/jpeg"/>
</draw:frame>
</text:a>
 <text:a xlink:type="simple" xlink:href="https://static.ukrinform.com/photos/2023_05/1684499871-2238.jpeg" text:style-name="Internet_20_link" text:visited-style-name="Visited_20_Internet_20_Link">
<draw:frame draw:style-name="fr1" draw:name="Image81" text:anchor-type="as-char" svg:width="6.9236in" svg:height="3.956343in" draw:z-index="0">
<draw:image xlink:href="../Images/yкринформ/2023-05-19T16-12-00-03-00/630_360_1684499871-2238.jpeg" xlink:type="simple" xlink:show="embed" xlink:actuate="onLoad" draw:mime-type="image/jpeg"/>
</draw:frame>
</text:a>
 <text:a xlink:type="simple" xlink:href="https://static.ukrinform.com/photos/2023_05/1684499871-9792.jpeg" text:style-name="Internet_20_link" text:visited-style-name="Visited_20_Internet_20_Link">
<draw:frame draw:style-name="fr1" draw:name="Image82" text:anchor-type="as-char" svg:width="6.9236in" svg:height="3.956343in" draw:z-index="0">
<draw:image xlink:href="../Images/yкринформ/2023-05-19T16-12-00-03-00/630_360_1684499871-9792.jpeg" xlink:type="simple" xlink:show="embed" xlink:actuate="onLoad" draw:mime-type="image/jpeg"/>
</draw:frame>
</text:a>
 <text:a xlink:type="simple" xlink:href="https://static.ukrinform.com/photos/2023_05/1684499871-8021.jpeg" text:style-name="Internet_20_link" text:visited-style-name="Visited_20_Internet_20_Link">
<draw:frame draw:style-name="fr1" draw:name="Image83" text:anchor-type="as-char" svg:width="6.9236in" svg:height="3.956343in" draw:z-index="0">
<draw:image xlink:href="../Images/yкринформ/2023-05-19T16-12-00-03-00/630_360_1684499871-8021.jpeg" xlink:type="simple" xlink:show="embed" xlink:actuate="onLoad" draw:mime-type="image/jpeg"/>
</draw:frame>
</text:a>
 <text:a xlink:type="simple" xlink:href="https://static.ukrinform.com/photos/2023_05/1684499871-5586.jpeg" text:style-name="Internet_20_link" text:visited-style-name="Visited_20_Internet_20_Link">
<draw:frame draw:style-name="fr1" draw:name="Image84" text:anchor-type="as-char" svg:width="6.9236in" svg:height="3.956343in" draw:z-index="0">
<draw:image xlink:href="../Images/yкринформ/2023-05-19T16-12-00-03-00/630_360_1684499871-5586.jpeg" xlink:type="simple" xlink:show="embed" xlink:actuate="onLoad" draw:mime-type="image/jpeg"/>
</draw:frame>
</text:a>
 <text:a xlink:type="simple" xlink:href="https://static.ukrinform.com/photos/2023_05/1684499872-5187.jpeg" text:style-name="Internet_20_link" text:visited-style-name="Visited_20_Internet_20_Link">
<draw:frame draw:style-name="fr1" draw:name="Image85" text:anchor-type="as-char" svg:width="6.9236in" svg:height="3.956343in" draw:z-index="0">
<draw:image xlink:href="../Images/yкринформ/2023-05-19T16-12-00-03-00/630_360_1684499872-5187.jpeg" xlink:type="simple" xlink:show="embed" xlink:actuate="onLoad" draw:mime-type="image/jpeg"/>
</draw:frame>
</text:a>
 <text:a xlink:type="simple" xlink:href="https://static.ukrinform.com/photos/2023_05/1684499872-6362.jpeg" text:style-name="Internet_20_link" text:visited-style-name="Visited_20_Internet_20_Link">
<draw:frame draw:style-name="fr1" draw:name="Image86" text:anchor-type="as-char" svg:width="6.9236in" svg:height="3.956343in" draw:z-index="0">
<draw:image xlink:href="../Images/yкринформ/2023-05-19T16-12-00-03-00/630_360_1684499872-6362.jpeg" xlink:type="simple" xlink:show="embed" xlink:actuate="onLoad" draw:mime-type="image/jpeg"/>
</draw:frame>
</text:a>
 <text:a xlink:type="simple" xlink:href="https://static.ukrinform.com/photos/2023_05/1684499872-7671.jpeg" text:style-name="Internet_20_link" text:visited-style-name="Visited_20_Internet_20_Link">
<draw:frame draw:style-name="fr1" draw:name="Image87" text:anchor-type="as-char" svg:width="6.9236in" svg:height="3.956343in" draw:z-index="0">
<draw:image xlink:href="../Images/yкринформ/2023-05-19T16-12-00-03-00/630_360_1684499872-7671.jpeg" xlink:type="simple" xlink:show="embed" xlink:actuate="onLoad" draw:mime-type="image/jpeg"/>
</draw:frame>
</text:a>
 <text:a xlink:type="simple" xlink:href="https://static.ukrinform.com/photos/2023_05/1684499872-2411.jpeg" text:style-name="Internet_20_link" text:visited-style-name="Visited_20_Internet_20_Link">
<draw:frame draw:style-name="fr1" draw:name="Image88" text:anchor-type="as-char" svg:width="6.9236in" svg:height="3.956343in" draw:z-index="0">
<draw:image xlink:href="../Images/yкринформ/2023-05-19T16-12-00-03-00/630_360_1684499872-2411.jpeg" xlink:type="simple" xlink:show="embed" xlink:actuate="onLoad" draw:mime-type="image/jpeg"/>
</draw:frame>
</text:a>
 <text:a xlink:type="simple" xlink:href="https://static.ukrinform.com/photos/2023_05/1684499873-5209.jpeg" text:style-name="Internet_20_link" text:visited-style-name="Visited_20_Internet_20_Link">
<draw:frame draw:style-name="fr1" draw:name="Image89" text:anchor-type="as-char" svg:width="6.9236in" svg:height="3.956343in" draw:z-index="0">
<draw:image xlink:href="../Images/yкринформ/2023-05-19T16-12-00-03-00/630_360_1684499873-5209.jpeg" xlink:type="simple" xlink:show="embed" xlink:actuate="onLoad" draw:mime-type="image/jpeg"/>
</draw:frame>
</text:a>
</text:p>
      <text:p text:style-name="P4">
声明的循环为20,000件。</text:p>
      <text:p text:style-name="P4">
<text:span text:style-name="T4">
另请阅读：</text:span>
 <text:a xlink:type="simple" xlink:href="https://www.ukrinform.ua/rubric-economy/3700876-nbu-vvodit-v-obig-pamatnu-monetu-cornobil-vidrodzenna-ris-evrazijska.html" text:style-name="Internet_20_link" text:visited-style-name="Visited_20_Internet_20_Link">
<text:span text:style-name="T4">
硬币</text:span>
</text:a>
此外，NBU主席安德里·皮什尼(Andriy Pishny)在武装部队支持硬币的演讲中，国家银行计划在下半年释放专门针对武装部队的慷慨纪念硬币。</text:p>
      <text:p text:style-name="P4">
“今天，我们将不是国家银行今年将要生产的最后一枚纪念硬币。我们至少计划了两个问题。我们将……感谢武装部队的所作所为。 。”郁郁葱葱的说。</text:p>
      <text:p text:style-name="P4">
反过来，NBU NBU Yevhen Kondratenko的数值产品和现金运营部负责人在对Ukrinform的评论中，未来的硬币计划致力于空军的部队和联合部队的指挥。</text:p>
      <text:p text:style-name="P4">
他说：“现在我们正在努力争取防空部队 - 今天我们有机会站起来谈论它……我们还获得了一些致力于联合部队司令部的货币托管的许可。”</text:p>
      <text:p text:style-name="P4">
<text:span text:style-name="T4">
另请阅读：</text:span>
 <text:a xlink:type="simple" xlink:href="https://www.ukrinform.ua/rubric-economy/3707246-bankivska-sistema-ukraini-finansovij-uspih-na-tli-dodatkovih-viklikiv.html" text:style-name="Internet_20_link" text:visited-style-name="Visited_20_Internet_20_Link">
</text:a>
同时，Kondratenko评论了钞票风格变化的可能性，报告说，这是国家银行元首能力的问题。 同时，Kondratenko指出，世界上的整体趋势旨在重新思考钞票的设计。</text:p>
      <text:p text:style-name="P4">
这位专家说：“我们最接近的邻居 - 欧盟 - 到2030年有了一个计划，该计划对更改钞票设计的问题提出了疑问。”</text:p>
      <text:p text:style-name="P4">
正如乌克兰福明(Ukrinform)报道的那样，乌克兰令人难忘<text:a xlink:type="simple" xlink:href="https://www.ukrinform.ua/rubric-economy/3671427-moneta-do-30ricca-nezaleznosti-ukraini-peremogla-u-finali-miznarodnogo-konkursu.html" text:style-name="Internet_20_link" text:visited-style-name="Visited_20_Internet_20_Link">
</text:a>
赢得了享有声望的国际竞赛“年度硬币”的决赛，这是世界硬币的权威 - 非洲新闻。</text:p>
      <text:p text:style-name="P4">
News Source: <text:a xlink:type="simple" xlink:href="https://www.ukrinform.ua/rubric-economy/3711456-v-nbu-prezentuvali-rolik-obigovih-pamatnih-monet-sili-pidtrimki-zbrojnih-sil-ukraini.html" text:style-name="Internet_20_link" text:visited-style-name="Visited_20_Internet_20_Link">
https://www.ukrinform.ua/rubric-economy/3711456-v-nbu-prezentuvali-rolik-obigovih-pamatnih-monet-sili-pidtrimki-zbrojnih-sil-ukraini.html</text:a>
</text:p>
      <!--NEWS-->
      <text:h text:style-name="P10" text:outline-level="1">
<text:span text:style-name="T4">
政府已任命两位教育与科学副部长</text:span>
</text:h>
      <text:p text:style-name="P4">
作者: Ukrinform (Person)</text:p>
      <text:p text:style-name="P4">
出版商: Укринформ (Organization)</text:p>
      <text:p text:style-name="P4">
出版时间: 2023-05-19T16:17:13+03:00</text:p>
      <text:p text:style-name="P4">
修改时间: 2023-05-19T16:17:13+03:00</text:p>
      <text:p text:style-name="P4">
描述: 部长的内阁任命了Mikhail Vinnytsky和Andriy Stashkiv教育与科学副部长。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Міносвіти', 'Призначення']</text:p>
      <text:p text:style-name="P4">
类型: Article</text:p>
      <!--METADATA-->
      <text:p text:style-name="P4">
<draw:frame draw:style-name="fr1" draw:name="Image90" text:anchor-type="as-char" svg:width="6.9236in" svg:height="3.956343in" draw:z-index="0">
<draw:image xlink:href="../Images/yкринформ/2023-05-19T16-17-13-03-00/630_360_1659708198-453.jpg" xlink:type="simple" xlink:show="embed" xlink:actuate="onLoad" draw:mime-type="image/jpeg"/>
</draw:frame>
内阁部长任命Mikhail Vinnytsky和Andriy Stashkiv担任教育与科学副部长。</text:p>
      <text:p text:style-name="P4">
关于它报告<text:a xlink:type="simple" xlink:href="https://t.me/uriad24/2621" text:style-name="Internet_20_link" text:visited-style-name="Visited_20_Internet_20_Link">
</text:a>
在线政府报道，乌克林福姆报道。</text:p>
      <text:p text:style-name="P4">
值得注意的是，政府在5月19日的会议上批准了相关命令。</text:p>
      <text:p text:style-name="P4">
此外，部长的内阁从代理和体育部副部门发行了Marina Potapenko。</text:p>
      <text:p text:style-name="P4">
<text:span text:style-name="T4">
另请阅读：</text:span>
 <text:a xlink:type="simple" xlink:href="https://www.ukrinform.ua/rubric-polytics/3710638-zelenskij-zvilniv-odnogo-i-priznaciv-troh-ocilnikiv-rda.html" text:style-name="Internet_20_link" text:visited-style-name="Visited_20_Internet_20_Link">
<text:span text:style-name="T4">
任命</text:span>
</text:a>
据乌克林福姆报道，3月21日，Verkhovna Rada任命Oleksa Lisovyna为教育和科学部长。</text:p>
      <text:p text:style-name="P4">
News Source: <text:a xlink:type="simple" xlink:href="https://www.ukrinform.ua/rubric-polytics/3711457-urad-priznaciv-dvoh-zastupnikiv-ministra-osviti-i-nauki.html" text:style-name="Internet_20_link" text:visited-style-name="Visited_20_Internet_20_Link">
https://www.ukrinform.ua/rubric-polytics/3711457-urad-priznaciv-dvoh-zastupnikiv-ministra-osviti-i-nauki.html</text:a>
</text:p>
      <!--NEWS-->
      <text:h text:style-name="P10" text:outline-level="1">
<text:span text:style-name="T4">
不仅修理：Shmigal讲述了为新暖气季节做准备</text:span>
</text:h>
      <text:p text:style-name="P4">
作者: Ukrinform (Person)</text:p>
      <text:p text:style-name="P4">
出版商: Укринформ (Organization)</text:p>
      <text:p text:style-name="P4">
出版时间: 2023-05-19T16:22:00+03:00</text:p>
      <text:p text:style-name="P4">
修改时间: 2023-05-19T16:22:00+03:00</text:p>
      <text:p text:style-name="P4">
描述: 部长的内阁批准了准备计划，并决定在下一个供暖季节创建总部以准备住房和公共服务以及燃料和能源综合体。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None</text:p>
      <text:p text:style-name="P4">
类型: Article</text:p>
      <!--METADATA-->
      <text:p text:style-name="P4">
<draw:frame draw:style-name="fr1" draw:name="Image91" text:anchor-type="as-char" svg:width="6.9236in" svg:height="3.956343in" draw:z-index="0">
<draw:image xlink:href="../Images/yкринформ/2023-05-19T16-22-00-03-00/630_360_1679674428-586.jpg" xlink:type="simple" xlink:show="embed" xlink:actuate="onLoad" draw:mime-type="image/jpeg"/>
</draw:frame>
部长的内阁批准了准备计划，并决定在下一个暖气季节之前制作房屋和公共服务以及燃料和能源综合体的准备总部。</text:p>
      <text:p text:style-name="P4">
关于这位乌克兰丹尼斯·史密斯(Denis Shmigal)总理<text:a xlink:type="simple" xlink:href="https://t.me/Denys_Smyhal/5266" text:style-name="Internet_20_link" text:visited-style-name="Visited_20_Internet_20_Link">
</text:a>
在一次政府会议上，乌克林福姆报道。</text:p>
      <text:p text:style-name="P4">
Shmigal说：“如今，秋冬期的准备计划以及决定在下一个冬天为木薯 - 能源综合大楼的住房和公共服务制定总部的决定。”</text:p>
      <text:p text:style-name="P4">
<text:span text:style-name="T5">
viso：<text:a xlink:type="simple" xlink:href="https://t.me/Denys_Smyhal/5266" text:style-name="Internet_20_link" text:visited-style-name="Visited_20_Internet_20_Link">
</text:a>
</text:span>
</text:p>
      <text:p text:style-name="P4">
据他说，现在正在进行大量的网络和能源实体维修。 目的是防止俄罗斯袭击，因为权力很明显，敌人不会放弃恐怖主义。</text:p>
      <text:p text:style-name="P4">
“但是我们有能力最大程度地减少其后果。 为此，我们将积累合作伙伴的帮助，我们进行维修设备的清单，通过小一代物体分散了妈妈的位置。 我们每天都变得更加强大。”总理说。</text:p>
      <text:p text:style-name="P4">
他补充说，CMU还建立了一种用于通过维修开始程序的算法。 这是关于关键基础设施运营商，部委，恢复机构和OVA的相互作用。 一切都会迅速发展，直到下一个秋天和冬季。</text:p>
      <text:p text:style-name="P4">
“我们一起为目标设定而团结起来。 每一个成功都是我们伟大胜利的一部分。”</text:p>
      <text:p text:style-name="P4">
<text:span text:style-name="T4">
另请阅读：</text:span>
 <text:a xlink:type="simple" xlink:href="https://www.ukrinform.ua/rubric-economy/3711451-ukrainciv-prosat-ekonomiti-vveceri-elektroenergiu-obstrilami-poskodzeni-magistralni-linii.html" text:style-name="Internet_20_link" text:visited-style-name="Visited_20_Internet_20_Link">
<text:span text:style-name="T4">
乌克兰人</text:span>
</text:a>
据报道，俄罗斯对乌克兰能源基础设施的攻击程度在现代军事历史上没有先例。 能源基础设施的破坏会对乌克兰经济和人们的生活滥用产生负面影响。</text:p>
      <text:p text:style-name="P4">
News Source: <text:a xlink:type="simple" xlink:href="https://www.ukrinform.ua/rubric-economy/3711462-ne-prosto-remontuemo-smigal-rozpoviv-pro-pidgotovku-do-novogo-opaluvalnogo-sezonu.html" text:style-name="Internet_20_link" text:visited-style-name="Visited_20_Internet_20_Link">
https://www.ukrinform.ua/rubric-economy/3711462-ne-prosto-remontuemo-smigal-rozpoviv-pro-pidgotovku-do-novogo-opaluvalnogo-sezonu.html</text:a>
</text:p>
      <!--NEWS-->
      <text:h text:style-name="P10" text:outline-level="1">
<text:span text:style-name="T4">
在乌克兰，他们开始创建一天的捐助者日</text:span>
</text:h>
      <text:p text:style-name="P4">
作者: Ukrinform (Person)</text:p>
      <text:p text:style-name="P4">
出版商: Укринформ (Organization)</text:p>
      <text:p text:style-name="P4">
出版时间: 2023-05-19T16:27:30+03:00</text:p>
      <text:p text:style-name="P4">
修改时间: 2023-05-19T16:27:30+03:00</text:p>
      <text:p text:style-name="P4">
描述: 乌克兰食品银行联合会（UFBP）启动了在乌克兰建立捐赠者日，计划在5月的第三个星期六庆祝。  - 乌克林。</text:p>
      <text:p text:style-name="P4">
图片: ["<text:a xlink:type="simple" xlink:href="https://static.ukrinform.com/photos/2023_05/thumb_files/630_360_1684501240-609.jpg" text:style-name="Internet_20_link" text:visited-style-name="Visited_20_Internet_20_Link">
630_360_16845...</text:a>
", "<text:a xlink:type="simple" xlink:href="https://static.ukrinform.com/photos/2023_05/1684501240-218.jpg" text:style-name="Internet_20_link" text:visited-style-name="Visited_20_Internet_20_Link">
1684501240-21...</text:a>
"]</text:p>
      <text:p text:style-name="P4">
标签: ['Продукти', 'Україна', 'День донора їжі']</text:p>
      <text:p text:style-name="P4">
类型: Article</text:p>
      <!--METADATA-->
      <text:p text:style-name="P4">
<draw:frame draw:style-name="fr1" draw:name="Image92" text:anchor-type="as-char" svg:width="6.9236in" svg:height="3.956343in" draw:z-index="0">
<draw:image xlink:href="../Images/yкринформ/2023-05-19T16-27-30-03-00/630_360_1684501240-609.jpg" xlink:type="simple" xlink:show="embed" xlink:actuate="onLoad" draw:mime-type="image/jpeg"/>
</draw:frame>
乌克兰食品银行联合会(UFBP)启动在乌克兰建立食物捐赠者的日子，该日计划在5月的第三个星期六举行庆祝活动。</text:p>
      <text:p text:style-name="P4">
她说：“我们在乌克兰建立了一个食品捐助者，并在5月的第三个星期六提供庆祝活动。”</text:p>
      <text:p text:style-name="P4">
Golovatenko强调<text:span text:style-name="T4">
，</text:span>
乌克兰的食物捐赠者日应该克服乌克兰社会的特殊关注，以便有效消费<text:a xlink:type="simple" xlink:href="https://www.ukrinform.ua/tag-produkti" text:style-name="Internet_20_link" text:visited-style-name="Visited_20_Internet_20_Link">
</text:a>
减少产品浪费，以及每个公民对提供需要食物的食物的贡献的重要性。</text:p>
      <text:p text:style-name="P4">
<draw:frame draw:style-name="fr1" draw:name="Image93" text:anchor-type="as-char" svg:width="6.9236in" svg:height="4.891395in" draw:z-index="0">
<draw:image xlink:href="../Images/yкринформ/2023-05-19T16-27-30-03-00/1684501240-218.jpg" xlink:type="simple" xlink:show="embed" xlink:actuate="onLoad" draw:mime-type="image/jpeg"/>
</draw:frame>
同时，根据她的说法，预计假期的引入将引起人们对社会和负责任的乌克兰或外国公司的关注，他们支持，帮助乌克兰人，转移慈善食品或支持UAFOODBANK的自然人。</text:p>
      <text:p text:style-name="P4">
她总结说：“此外，通过我们为纪念乌克兰食品捐助者当天的倡议，我们指的是引入乌克兰最佳实践以克服乌克兰乌克兰的饥荒的重要性。”</text:p>
      <text:p text:style-name="P4">
*!(https://www.ukrinform.ua/rubric-society/3686555-u-kievi-predstavili-platformu-kontrolu-za-nadhodzennam-gumanitarnoi-dopomogi.html)根据UFBP的说法，据UFBP称，截至2023年初，1760万乌克兰人需要人道主义援助 - 约占乌克兰人口的40％。</text:p>
      <text:p text:style-name="P4">
News Source: <text:a xlink:type="simple" xlink:href="https://www.ukrinform.ua/rubric-society/3711465-v-ukraini-iniciuut-stvorenna-dna-donora-izi.html" text:style-name="Internet_20_link" text:visited-style-name="Visited_20_Internet_20_Link">
https://www.ukrinform.ua/rubric-society/3711465-v-ukraini-iniciuut-stvorenna-dna-donora-izi.html</text:a>
</text:p>
      <!--NEWS-->
      <text:h text:style-name="P10" text:outline-level="1">
<text:span text:style-name="T4">
贝卢索尼从医院出院</text:span>
</text:h>
      <text:p text:style-name="P4">
作者: Ukrinform (Person)</text:p>
      <text:p text:style-name="P4">
出版商: Укринформ (Organization)</text:p>
      <text:p text:style-name="P4">
出版时间: 2023-05-19T16:28:33+03:00</text:p>
      <text:p text:style-name="P4">
修改时间: 2023-05-19T16:28:33+03:00</text:p>
      <text:p text:style-name="P4">
描述: 意大利前总理西尔维奥·贝鲁索尼（Silvio Berlusoni）因白血病和肺部感染而从米兰的一家医院出院，在那里他有六个多星期前的地方。  - 乌克林。</text:p>
      <text:p text:style-name="P4">
图片: ["<text:a xlink:type="simple" xlink:href="https://static.ukrinform.com/photos/2023_05/thumb_files/630_360_1684502676-680.jpg" text:style-name="Internet_20_link" text:visited-style-name="Visited_20_Internet_20_Link">
630_360_16845...</text:a>
"]</text:p>
      <text:p text:style-name="P4">
标签: ['Берлусконі', 'Італія', 'Лікарня']</text:p>
      <text:p text:style-name="P4">
类型: Article</text:p>
      <!--METADATA-->
      <text:p text:style-name="P4">
<draw:frame draw:style-name="fr1" draw:name="Image94" text:anchor-type="as-char" svg:width="6.9236in" svg:height="3.956343in" draw:z-index="0">
<draw:image xlink:href="../Images/yкринформ/2023-05-19T16-28-33-03-00/630_360_1684502676-680.jpg" xlink:type="simple" xlink:show="embed" xlink:actuate="onLoad" draw:mime-type="image/jpeg"/>
</draw:frame>
这位前意大利前司令西尔维奥·贝鲁索尼(Silvio Berlusoni)因白血病和肺部感染而从米兰的一家医院出院。</text:p>
      <text:p text:style-name="P4">
关于它报告<text:a xlink:type="simple" xlink:href="https://www.france24.com/en/live-news/20230519-italy-s-berlusconi-leaves-hospital-after-six-weeks" text:style-name="Internet_20_link" text:visited-style-name="Visited_20_Internet_20_Link">
</text:a>
，报道乌克林福姆。</text:p>
      <text:p text:style-name="P4">
值得注意的是，现年86岁的贝卢斯科尼(Berlusconi)离开了圣拉菲尔医院(San Rafaele Hospital)，没有评论在街上等待的记者。</text:p>
      <text:p text:style-name="P4">
Berlusconi是Vkoalidation政府乔治·梅洛尼(George Meloni)的初级合伙人Forza Italia党的参议员和主席。</text:p>
      <text:p text:style-name="P4">
总理在[]中拜访了他(https://www.ukrinform.ua/tag-bolnica )在星期天。</text:p>
      <text:p text:style-name="P4">
据媒体报道，贝卢斯科尼的健康越来越关注。 他在肺炎和冠状病毒的一家医院度过了11天，在撒丁岛度假期间被感染了11天。</text:p>
      <text:p text:style-name="P4">
<text:span text:style-name="T4">
另请阅读：</text:span>
 <text:a xlink:type="simple" xlink:href="https://www.ukrinform.ua/rubric-world/3705715-berluskoni-z-likarni-zapisav-videozvernenna-do-odnopartijciv.html" text:style-name="Internet_20_link" text:visited-style-name="Visited_20_Internet_20_Link">
<text:span text:style-name="T4">
 berlusoni </text:span>
</text:a>
2023年4月，他因治疗肺部感染而住院。 这种疾病主要影响老年人。</text:p>
      <text:p text:style-name="P4">
据报道，4月5日，贝卢斯科尼(Berlusconi)持有意大利后期四次，<text:a xlink:type="simple" xlink:href="https://www.ukrinform.ua/rubric-world/3692020-ekspremer-italii-berluskoni-potrapiv-do-reanimacii.html" text:style-name="Internet_20_link" text:visited-style-name="Visited_20_Internet_20_Link">
</text:a>
米兰医院圣拉法利。</text:p>
      <text:p text:style-name="P4">
<text:span text:style-name="T5">
foto：ansa</text:span>
</text:p>
      <text:p text:style-name="P4">
News Source: <text:a xlink:type="simple" xlink:href="https://www.ukrinform.ua/rubric-world/3711467-berluskoni-vipisali-z-likarni.html" text:style-name="Internet_20_link" text:visited-style-name="Visited_20_Internet_20_Link">
https://www.ukrinform.ua/rubric-world/3711467-berluskoni-vipisali-z-likarni.html</text:a>
</text:p>
      <!--NEWS-->
      <text:h text:style-name="P10" text:outline-level="1">
<text:span text:style-name="T4">
俄罗斯增加了黑海船上的“口径”数量</text:span>
</text:h>
      <text:p text:style-name="P4">
作者: Ukrinform (Person)</text:p>
      <text:p text:style-name="P4">
出版商: Укринформ (Organization)</text:p>
      <text:p text:style-name="P4">
出版时间: 2023-05-19T16:31:00+03:00</text:p>
      <text:p text:style-name="P4">
修改时间: 2023-05-19T16:31:00+03:00</text:p>
      <text:p text:style-name="P4">
描述: 目前，敌军组由8个单元组成，其中三个火箭发射器总数约为20个“口径”。  - 乌克林。</text:p>
      <text:p text:style-name="P4">
图片: ["<text:a xlink:type="simple" xlink:href="https://static.ukrinform.com/photos/2015_11/thumb_files/630_360_1447753045-4415-korabli-rf.jpg" text:style-name="Internet_20_link" text:visited-style-name="Visited_20_Internet_20_Link">
630_360_14477...</text:a>
"]</text:p>
      <text:p text:style-name="P4">
标签: ['Ракета', ' Чорне море', 'Війна з Росією']</text:p>
      <text:p text:style-name="P4">
类型: Article</text:p>
      <!--METADATA-->
      <text:p text:style-name="P4">
<draw:frame draw:style-name="fr1" draw:name="Image95" text:anchor-type="as-char" svg:width="6.9236in" svg:height="3.956343in" draw:z-index="0">
<draw:image xlink:href="../Images/yкринформ/2023-05-19T16-31-00-03-00/630_360_1447753045-4415-korabli-rf.jpg" xlink:type="simple" xlink:show="embed" xlink:actuate="onLoad" draw:mime-type="image/jpeg"/>
</draw:frame>
目前，敌军组由8个单位组成，其中是火箭发射器，总齐射为20个“口径”。</text:p>
      <text:p text:style-name="P4">
这在消息中说明了这一点<text:a xlink:type="simple" xlink:href="https://www.facebook.com/OperationalCommandSouth/posts/pfbid0MeXtPknZRK1j3BNKePfARvG4Ypfy6Avfh2nR1twuLu8XbwhFLfn19ewovzqH7xeGl" text:style-name="Internet_20_link" text:visited-style-name="Visited_20_Internet_20_Link">
</text:a>
，报道乌克林福姆</text:p>
      <text:p text:style-name="P4">
“目前，敌船组由8个单位组成，在基地上占据了海底巷。该服务仍有3个表面，约20个“ calibers”， - 消息读到</text:p>
      <text:p text:style-name="P4">
值得注意的是，敌人激活了尼古拉耶稣降生的空气智能。</text:p>
      <text:p text:style-name="P4">
在过去的一天中，敌人制造了一百多名炮兵<text:a xlink:type="simple" xlink:href="https://www.ukrinform.ua/tag-obstril" text:style-name="Internet_20_link" text:visited-style-name="Visited_20_Internet_20_Link">
</text:a>
合适的银行，包括在Dnipro-Buzi河口中两次。</text:p>
      <text:p text:style-name="P4">
赫尔森炮击受损的医疗机构和设施。 没有人类损失。</text:p>
      <text:p text:style-name="P4">
<text:span text:style-name="T4">
另请阅读：</text:span>
 <text:a xlink:type="simple" xlink:href="https://www.ukrinform.ua/rubric-ato/3711243-rosia-vnoci-atakuvala-ukrainu-z-troh-napramkiv-robotu-ppo-mozna-vvazati-uspisnou-ignat.html" text:style-name="Internet_20_link" text:visited-style-name="Visited_20_Internet_20_Link">
</text:a>
据报道，截至上午10点，黑色和亚齐夫海<text:a xlink:type="simple" xlink:href="https://www.ukrinform.ua/rubric-ato/3711359-rosia-trimae-u-cornomu-ta-azovskomu-morah-cotiri-raketonosii-zagalnij-zalp-24-kalibri.html" text:style-name="Internet_20_link" text:visited-style-name="Visited_20_Internet_20_Link">
</text:a>
</text:p>
      <text:p text:style-name="P4">
News Source: <text:a xlink:type="simple" xlink:href="https://www.ukrinform.ua/rubric-ato/3711468-rosia-zbilsila-kilkist-kalibriv-na-korablah-u-cornomu-mori.html" text:style-name="Internet_20_link" text:visited-style-name="Visited_20_Internet_20_Link">
https://www.ukrinform.ua/rubric-ato/3711468-rosia-zbilsila-kilkist-kalibriv-na-korablah-u-cornomu-mori.html</text:a>
</text:p>
      <!--NEWS-->
      <text:h text:style-name="P10" text:outline-level="1">
<text:span text:style-name="T4">
俄罗斯预算的借调费用超过375亿美元 - 媒体</text:span>
</text:h>
      <text:p text:style-name="P4">
作者: Ukrinform (Person)</text:p>
      <text:p text:style-name="P4">
出版商: Укринформ (Organization)</text:p>
      <text:p text:style-name="P4">
出版时间: 2023-05-19T16:35:06+03:00</text:p>
      <text:p text:style-name="P4">
修改时间: 2023-05-19T16:35:06+03:00</text:p>
      <text:p text:style-name="P4">
描述: 自年初以来俄罗斯预算的秘密支出超过了3万亿卢布（超过375亿美元）。  - 乌克林。</text:p>
      <text:p text:style-name="P4">
图片: ["<text:a xlink:type="simple" xlink:href="https://static.ukrinform.com/photos/2023_05/thumb_files/630_360_1684503139-530.jpg" text:style-name="Internet_20_link" text:visited-style-name="Visited_20_Internet_20_Link">
630_360_16845...</text:a>
"]</text:p>
      <text:p text:style-name="P4">
标签: ['Бюджет', 'Економіка', 'Росія']</text:p>
      <text:p text:style-name="P4">
类型: Article</text:p>
      <!--METADATA-->
      <text:p text:style-name="P4">
<draw:frame draw:style-name="fr1" draw:name="Image96" text:anchor-type="as-char" svg:width="6.9236in" svg:height="3.956343in" draw:z-index="0">
<draw:image xlink:href="../Images/yкринформ/2023-05-19T16-35-06-03-00/630_360_1684503139-530.jpg" xlink:type="simple" xlink:show="embed" xlink:actuate="onLoad" draw:mime-type="image/jpeg"/>
</draw:frame>
自年初以来俄罗斯预算的秘密损失超过了3万亿卢布(超过375亿美元).</text:p>
      <text:p text:style-name="P4">
Як повідомляє <text:a xlink:type="simple" xlink:href="https://thebell.io/sekretnye-raskhody-byudzheta-prevysili-3-trln-rubley" text:style-name="Internet_20_link" text:visited-style-name="Visited_20_Internet_20_Link">
 </text:a>
乌克林福姆报道，这是从5月16日的更新，多瑙河联邦门户网站“电子预算”。</text:p>
      <text:p text:style-name="P4">
据指出，这些费用包括国防和国家安全，在乌克兰战争之后，他们很可能是在“附属”领土上支出的支出。</text:p>
      <text:p text:style-name="P4">
出版物写道，在支出的一般结构中，秘密文章首先占据一席之地，推动了国家在社会政策上花费的一切。</text:p>
      <text:p text:style-name="P4">
该材料强调，俄罗斯联邦联邦联邦部在5月16日更新了有关一般预算支出的数据 - 自年初以来，它们总计11.9万亿卢布。 在这些费用的发言人的情况下，俄罗斯财政部就开放了，一年中的某些文章是秘密的。</text:p>
      <text:p text:style-name="P4">
<text:span text:style-name="T4">
另请阅读：</text:span>
 <text:a xlink:type="simple" xlink:href="https://www.ukrinform.ua/rubric-world/3707664-deficit-budzetu-rf-za-sicenkviten-dosag-34-triljona-rubliv-so-bilse-ricnogo-prognozu.html" text:style-name="Internet_20_link" text:visited-style-name="Visited_20_Internet_20_Link">
</text:a>
总费用将近12万亿卢布(1502亿美元)根据个人喜好，实施联邦预算的运营数据仅分配8.8万亿卢布。 其余的3.1万亿卢布 - 还有一个秘密部分。</text:p>
      <text:p text:style-name="P4">
大多数封闭的预算项目通常包括国防，国家安全和执法。 但是现在与战争间接相关的费用告诉彭博经济学家亚历山大·奥斯莫洛夫斯卡亚·苏斯林。 例如，这些可以加强乌克兰占领领土的社会和其他成本。</text:p>
      <text:p text:style-name="P4">
在3月底，“秘密”条款占预算总支出的几乎三分之一，现在这一份额减少到26％。 但是绝对数字，钛仍首先仍然是。</text:p>
      <text:p text:style-name="P4">
自年初最大的社会政策以来，扣除了秘密费用(本预算文章包括养老金)-2,9万亿卢布。 接下来是国民经济(基础设施成本)—1.09万亿卢布。 国防部的未解决的支出 -  8042亿卢布。</text:p>
      <text:p text:style-name="P4">
当前的秘密费用<text:a xlink:type="simple" xlink:href="https://www.ukrinform.ua/tag-budzet" text:style-name="Internet_20_link" text:visited-style-name="Visited_20_Internet_20_Link">
</text:a>
从绝对的角度来看，它们比一年零两年前高，这是根据计算得出的。 在2022年5月底，它们总计为2.5万亿卢布，在2021年的同一时期 -  2.3万亿卢布。关于预算项目的封闭成本的“记录文章”是国防，国家安全和执法部门。</text:p>
      <text:p text:style-name="P4">
<text:span text:style-name="T4">
另请阅读：</text:span>
 [<text:span text:style-name="T4">
战争</text:span>
 <text:span text:style-name="T4">
秘密</text:span>
 <text:span text:style-name="T4">
支出</text:span>
(https://www.ukrinform.ua/rubric-world/3688646-vijna-i-taemni-vitrati-zidaut-rosijskij-budzet-bloomberg.html)费用还可能包括吞并的乌克兰领土。 例如，预算包括一个预计3770亿卢布的特殊基础设施，根据该基础设施，DNR和LNR的重建和施工可以被隐藏。</text:p>
      <text:p text:style-name="P4">
现在有一种趋势倾向于关闭信息，这不仅可以从预算统计数据中看到，而且还可以通过宏观经济指标的一般出版物可以看到，这让人联想到与贝尔·奥斯莫洛夫斯卡亚·苏利琳娜的对话。 “随着公寓访问的每个月，越来越多的指标正在消失。 恐怕这种时尚。”她说。</text:p>
      <text:p text:style-name="P4">
News Source: <text:a xlink:type="simple" xlink:href="https://www.ukrinform.ua/rubric-world/3711470-zasekreceni-vitrati-rosijskogo-budzetu-perevisili-375-milarda-zmi.html" text:style-name="Internet_20_link" text:visited-style-name="Visited_20_Internet_20_Link">
https://www.ukrinform.ua/rubric-world/3711470-zasekreceni-vitrati-rosijskogo-budzetu-perevisili-375-milarda-zmi.html</text:a>
</text:p>
      <!--NEWS-->
      <text:h text:style-name="P10" text:outline-level="1">
<text:span text:style-name="T4">
乌克兰的六名捍卫者被埋葬在Kropyvnytskyi</text:span>
</text:h>
      <text:p text:style-name="P4">
作者: Ukrinform (Person)</text:p>
      <text:p text:style-name="P4">
出版商: Укринформ (Organization)</text:p>
      <text:p text:style-name="P4">
出版时间: 2023-05-19T16:38:32+03:00</text:p>
      <text:p text:style-name="P4">
修改时间: 2023-05-19T16:38:32+03:00</text:p>
      <text:p text:style-name="P4">
描述: 在Kropyvnytskyi，最后有六名死亡士兵。  - 乌克林。</text:p>
      <text:p text:style-name="P4">
图片: ["<text:a xlink:type="simple" xlink:href="https://static.ukrinform.com/photos/2023_05/thumb_files/630_360_1684502531-6793.jpeg" text:style-name="Internet_20_link" text:visited-style-name="Visited_20_Internet_20_Link">
630_360_16845...</text:a>
", "<text:a xlink:type="simple" xlink:href="https://static.ukrinform.com/photos/2023_05/thumb_files/630_360_1684502530-2937.jpeg" text:style-name="Internet_20_link" text:visited-style-name="Visited_20_Internet_20_Link">
630_360_16845...</text:a>
", "<text:a xlink:type="simple" xlink:href="https://static.ukrinform.com/photos/2023_05/thumb_files/630_360_1684502530-5639.jpeg" text:style-name="Internet_20_link" text:visited-style-name="Visited_20_Internet_20_Link">
630_360_16845...</text:a>
", "<text:a xlink:type="simple" xlink:href="https://static.ukrinform.com/photos/2023_05/thumb_files/630_360_1684502530-5842.jpeg" text:style-name="Internet_20_link" text:visited-style-name="Visited_20_Internet_20_Link">
630_360_16845...</text:a>
", "<text:a xlink:type="simple" xlink:href="https://static.ukrinform.com/photos/2023_05/thumb_files/630_360_1684502530-1545.jpeg" text:style-name="Internet_20_link" text:visited-style-name="Visited_20_Internet_20_Link">
630_360_16845...</text:a>
", "<text:a xlink:type="simple" xlink:href="https://static.ukrinform.com/photos/2023_05/thumb_files/630_360_1684502530-3359.jpeg" text:style-name="Internet_20_link" text:visited-style-name="Visited_20_Internet_20_Link">
630_360_16845...</text:a>
", "<text:a xlink:type="simple" xlink:href="https://static.ukrinform.com/photos/2023_05/thumb_files/630_360_1684502530-3835.jpeg" text:style-name="Internet_20_link" text:visited-style-name="Visited_20_Internet_20_Link">
630_360_16845...</text:a>
", "<text:a xlink:type="simple" xlink:href="https://static.ukrinform.com/photos/2023_05/thumb_files/630_360_1684502531-8198.jpeg" text:style-name="Internet_20_link" text:visited-style-name="Visited_20_Internet_20_Link">
630_360_16845...</text:a>
", "<text:a xlink:type="simple" xlink:href="https://static.ukrinform.com/photos/2023_05/thumb_files/630_360_1684502531-8188.jpeg" text:style-name="Internet_20_link" text:visited-style-name="Visited_20_Internet_20_Link">
630_360_16845...</text:a>
", "<text:a xlink:type="simple" xlink:href="https://static.ukrinform.com/photos/2023_05/thumb_files/630_360_1684502531-4698.jpeg" text:style-name="Internet_20_link" text:visited-style-name="Visited_20_Internet_20_Link">
630_360_16845...</text:a>
", "<text:a xlink:type="simple" xlink:href="https://static.ukrinform.com/photos/2023_05/thumb_files/630_360_1684502531-7971.jpeg" text:style-name="Internet_20_link" text:visited-style-name="Visited_20_Internet_20_Link">
630_360_16845...</text:a>
", "<text:a xlink:type="simple" xlink:href="https://static.ukrinform.com/photos/2023_05/thumb_files/630_360_1684502531-3471.jpeg" text:style-name="Internet_20_link" text:visited-style-name="Visited_20_Internet_20_Link">
630_360_16845...</text:a>
"]</text:p>
      <text:p text:style-name="P4">
标签: ['Кропивницький', 'Прощання', 'Військові']</text:p>
      <text:p text:style-name="P4">
类型: Article</text:p>
      <!--METADATA-->
      <text:p text:style-name="P4">
<draw:frame draw:style-name="fr1" draw:name="Image97" text:anchor-type="as-char" svg:width="6.9236in" svg:height="3.956343in" draw:z-index="0">
<draw:image xlink:href="../Images/yкринформ/2023-05-19T16-38-32-03-00/630_360_1684502531-6793.jpeg" xlink:type="simple" xlink:show="embed" xlink:actuate="onLoad" draw:mime-type="image/jpeg"/>
</draw:frame>
六名死士兵以最后一条道路的最后方式举行。</text:p>
      <text:p text:style-name="P4">
关于它报告了[] Kropyvnytskyi市议会(https://www.facebook.com/krrada.official/posts/pfbid02oTurZK4JruEKQxDZdpmuLBnxvjh8qX1Pcu3cUi3tvGNojKYesNhJfTonRLGsuaTpl)，报道乌克林福姆。</text:p>
      <text:p text:style-name="P4">
告别死者发生在达利卡东部公墓军事埋葬的荣誉小巷上。</text:p>
      <text:p text:style-name="P4">
如图所述，39岁的德米特里·奥利尼金(Dmitry Oliynykin)的战车副指挥官于5月11日在顿涅茨克(Donetsk)地区的梅斯克(Mayorsk)村地区。</text:p>
      <text:p text:style-name="P4">
这位47岁的反坦克导弹的高级运营商，萨多米尔·乔尼(Sador Vladimir Chorny)首席，最后一场战斗在5月9日在斯瓦蒂夫地区接受了<text:a xlink:type="simple" xlink:href="https://www.ukrinform.ua/tag-lugansina" text:style-name="Internet_20_link" text:visited-style-name="Visited_20_Internet_20_Link">
</text:a>
。 他毕业于国家艺术教育学院，他是电影“ Pomfir”，“ Iron Butterflies”，“ Gate”的风景艺术家。</text:p>
      <text:p text:style-name="P4">
Sagittarius Oleksandr Solyanyk于5月10日在Bakhmut的领导下去世。高级军事医务人员Volodymyr Litvinenko于5月15日去世。 他48岁。</text:p>
      <text:p text:style-name="P4">
<text:span text:style-name="T4">
另请阅读：</text:span>
 <text:a xlink:type="simple" xlink:href="https://www.ukrinform.ua/rubric-kyiv/3707275-u-kievi-poprosalisa-iz-zagiblim-pid-bahmutom-bijcem-viktorom-panaskom.html" text:style-name="Internet_20_link" text:visited-style-name="Visited_20_Internet_20_Link">
<text:span text:style-name="T4">
说再见</text:span>
</text:a>
48岁的Dmitry Avdeev和27岁的Radiotelephonist Yevgeny Govorunets的步枪排的首席中士在Bakhmut地区的Ozarivka地区丧生，并在战斗中丧生。 。</text:p>
      <text:p text:style-name="P4">
死者的追悼会由Kropyvnytsky和Golovanovsky Mark举行。</text:p>
      <text:p text:style-name="P4">
正如乌克林福姆报道的<text:a xlink:type="simple" xlink:href="https://www.ukrinform.ua/rubric-regions/3708399-u-kropivnickomu-poprosalis-iz-cotirma-zagiblimi-voinami.html" text:style-name="Internet_20_link" text:visited-style-name="Visited_20_Internet_20_Link">
</text:a>
.</text:p>
      <text:p text:style-name="P4">
News Source: <text:a xlink:type="simple" xlink:href="https://www.ukrinform.ua/rubric-regions/3711473-u-kropivnickomu-pohovali-sistoh-zahisnikiv-ukraini.html" text:style-name="Internet_20_link" text:visited-style-name="Visited_20_Internet_20_Link">
https://www.ukrinform.ua/rubric-regions/3711473-u-kropivnickomu-pohovali-sistoh-zahisnikiv-ukraini.html</text:a>
</text:p>
      <!--NEWS-->
      <text:h text:style-name="P10" text:outline-level="1">
<text:span text:style-name="T4">
政府批准了IBRD的吸引力</text:span>
</text:h>
      <text:p text:style-name="P4">
作者: Ukrinform (Person)</text:p>
      <text:p text:style-name="P4">
出版商: Укринформ (Organization)</text:p>
      <text:p text:style-name="P4">
出版时间: 2023-05-19T16:41:56+03:00</text:p>
      <text:p text:style-name="P4">
修改时间: 2023-05-19T16:41:56+03:00</text:p>
      <text:p text:style-name="P4">
描述: 部长的内阁决定以5亿美元的价格吸引国际银行重建和开发银行的贷款，并获得12亿美元的赠款，旨在支付工资，养老金，社会援助和医学。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Кабмін', 'Пенсія', 'Зарплата', 'Шмигаль', 'МБРР']</text:p>
      <text:p text:style-name="P4">
类型: Article</text:p>
      <!--METADATA-->
      <text:p text:style-name="P4">
<draw:frame draw:style-name="fr1" draw:name="Image98" text:anchor-type="as-char" svg:width="6.9236in" svg:height="3.956343in" draw:z-index="0">
<draw:image xlink:href="../Images/yкринформ/2023-05-19T16-41-56-03-00/630_360_1678738628-217.jpg" xlink:type="simple" xlink:show="embed" xlink:actuate="onLoad" draw:mime-type="image/jpeg"/>
</draw:frame>
部长的内阁决定以5亿美元的价格吸引国际重建和开发银行的贷款，并提供12亿美元的赠款，旨在支付Tedicine的薪水，养老金，养老金，社会援助。</text:p>
      <text:p text:style-name="P4">
正如总理丹尼斯·施米加尔(Denis Shmigal)强调的那样<text:a xlink:type="simple" xlink:href="https://t.me/Denys_Smyhal/5266" text:style-name="Internet_20_link" text:visited-style-name="Visited_20_Internet_20_Link">
</text:a>
乌克林福姆报道，这是一个大型合作项目的一部分。</text:p>
      <text:p text:style-name="P4">
“我们筹集了5亿美元的贷款和12亿美元的赠款。 这是一个大型合作项目，总计164亿美元，加上14亿欧元。 资金要支付薪水，<text:a xlink:type="simple" xlink:href="https://www.ukrinform.ua/tag-pensia" text:style-name="Internet_20_link" text:visited-style-name="Visited_20_Internet_20_Link">
</text:a>
，社会援助和医学，” Smigal说。</text:p>
      <text:p text:style-name="P4">
据他说，CMU做出了许多决定以吸引更多的财务资源。 他还同意参加乌克兰参加欧洲计划“联合欧洲”。 这是从欧盟建造现代运输，能源和数字基础设施的一种融资方式。 该计划到2027年的总预算近210亿欧元。</text:p>
      <text:p text:style-name="P4">
在制定政策和恢复的框架内，还批准了15亿美元的15亿美元协议。 Tsokosht将旨在加强乌克兰的社会保护和恢复。</text:p>
      <text:p text:style-name="P4">
<text:span text:style-name="T4">
另请阅读：</text:span>
 <text:a xlink:type="simple" xlink:href="https://www.ukrinform.ua/rubric-economy/3711317-socialna-pidtrimka-minfin-predstaviv-dasbord-vidatkiv-budzetu-za-ostanni-3-roki.html" text:style-name="Internet_20_link" text:visited-style-name="Visited_20_Internet_20_Link">
<text:span text:style-name="T4">
预算</text:span>
</text:a>
“现在正在发生的恢复。 在一个多星期的时间里，可以操作一个程序限制。 这是为时代女性期间损坏的住房维修的资金。 该程序是数字的，其算法简单明了。 总理说：“已经有11.7万名申请，即哈尔基夫，基辅，米科洛地区的大多数居民。”</text:p>
      <text:p text:style-name="P4">
他还指出，政府已经分配了第一个实施该计划的资源 - 从基金中获得44亿美元，以消除武装侵略的后果。</text:p>
      <text:p text:style-name="P4">
据报道，CMU的武装侵略基金已经收集了620亿UAH。 几乎一半 - 俄罗斯资金已被撤回。</text:p>
      <text:p text:style-name="P4">
News Source: <text:a xlink:type="simple" xlink:href="https://www.ukrinform.ua/rubric-economy/3711475-urad-shvaliv-zalucenna-grantu-vid-mbrr-grosi-spramuut-na-zarplati-ta-socdopomogu.html" text:style-name="Internet_20_link" text:visited-style-name="Visited_20_Internet_20_Link">
https://www.ukrinform.ua/rubric-economy/3711475-urad-shvaliv-zalucenna-grantu-vid-mbrr-grosi-spramuut-na-zarplati-ta-socdopomogu.html</text:a>
</text:p>
      <!--NEWS-->
      <text:h text:style-name="P10" text:outline-level="1">
<text:span text:style-name="T4">
地球的光污染与病毒的突变直接相关 - 专家</text:span>
</text:h>
      <text:p text:style-name="P4">
作者: Ukrinform (Person)</text:p>
      <text:p text:style-name="P4">
出版商: Укринформ (Organization)</text:p>
      <text:p text:style-name="P4">
出版时间: 2023-05-19T16:42:00+03:00</text:p>
      <text:p text:style-name="P4">
修改时间: 2023-05-19T16:42:00+03:00</text:p>
      <text:p text:style-name="P4">
描述: 科学家假设由于地球的强烈污染而导致病毒突变的出现。  - 乌克林。</text:p>
      <text:p text:style-name="P4">
图片: ["<text:a xlink:type="simple" xlink:href="https://static.ukrinform.com/photos/2022_11/thumb_files/630_360_1667983531-970.jpg" text:style-name="Internet_20_link" text:visited-style-name="Visited_20_Internet_20_Link">
630_360_16679...</text:a>
"]</text:p>
      <text:p text:style-name="P4">
标签: ['Медицина', 'Вірус', 'Коронавірус']</text:p>
      <text:p text:style-name="P4">
类型: Article</text:p>
      <!--METADATA-->
      <text:p text:style-name="P4">
<draw:frame draw:style-name="fr1" draw:name="Image99" text:anchor-type="as-char" svg:width="6.9236in" svg:height="3.956343in" draw:z-index="0">
<draw:image xlink:href="../Images/yкринформ/2023-05-19T16-42-00-03-00/630_360_1667983531-970.jpg" xlink:type="simple" xlink:show="embed" xlink:actuate="onLoad" draw:mime-type="image/jpeg"/>
</draw:frame>
由于地球的强烈亮度，学生假设病毒突变的出现。</text:p>
      <text:p text:style-name="P4">
关于<text:a xlink:type="simple" xlink:href="https://www.ukrinform.ua/rubric-society/3711265-oleg-caban-psihoterapevt-doktor-medicnih-nauk.html" text:style-name="Internet_20_link" text:visited-style-name="Visited_20_Internet_20_Link">
</text:a>
医学科学博士，医学心理学，心理医学和心理治疗系主任，以O.O的名字命名的国家医科大学心理学学院的心理学和心理学。 Oleg Chaban。</text:p>
      <text:p text:style-name="P4">
“我们的生活中有很多光明。 检查小吃的土地是足够的 - 当然，除了海洋之外，它确实发光了。 但是，在那里，绝望的人，我们的星球遍布时光。 在人类开始责骂的大都市地区，光线永远不会消失!因此，地球的“光污染”与病毒的突变直接相关。”</text:p>
      <text:p text:style-name="P4">
这位科学家回忆说，人类和所有生物的昼夜节律的变化是由于增加的光。</text:p>
      <text:p text:style-name="P4">
<text:span text:style-name="T4">
另请阅读：</text:span>
 <text:a xlink:type="simple" xlink:href="https://www.ukrinform.ua/rubric-society/3711382-covid19-pokazav-so-mi-dostatno-bezpomicni-istoti-ale-ludstvo-vizive-psiholog.html" text:style-name="Internet_20_link" text:visited-style-name="Visited_20_Internet_20_Link">
<text:span text:style-name="T4">
人类</text:span>
</text:a>
“只有我们忘记了病毒和细菌属于生活世界!他们还对一个人创造的一切以及自然界中不存在的一切做出了反应。 根据该假设，病毒和细菌的突变发生在大都市地区，因为这种不寻常的术语，病毒和细菌无法正常入睡!听起来确实如此，但是违反昼夜节律的行为也会影响他们，因为它们将生活在我们的体内。” Chaban说。</text:p>
      <text:p text:style-name="P4">
据报道，一群科学家的新研究<text:a xlink:type="simple" xlink:href="https://www.ukrinform.ua/rubric-world/3684365-naukovci-viavili-zvazok-covid19-z-enotovidnimi-sobakami-zmi.html" text:style-name="Internet_20_link" text:visited-style-name="Visited_20_Internet_20_Link">
</text:a>
浣熊狗在耳朵市场。</text:p>
      <text:p text:style-name="P4">
News Source: <text:a xlink:type="simple" xlink:href="https://www.ukrinform.ua/rubric-society/3711396-svitlove-zabrudnenna-planeti-mae-bezposerednij-stosunok-do-mutacij-virusiv-ekspert.html" text:style-name="Internet_20_link" text:visited-style-name="Visited_20_Internet_20_Link">
https://www.ukrinform.ua/rubric-society/3711396-svitlove-zabrudnenna-planeti-mae-bezposerednij-stosunok-do-mutacij-virusiv-ekspert.html</text:a>
</text:p>
      <!--NEWS-->
      <text:h text:style-name="P10" text:outline-level="1">
<text:span text:style-name="T4">
加拿大对70多人和组织提出了新的制裁</text:span>
</text:h>
      <text:p text:style-name="P4">
作者: Ukrinform (Person)</text:p>
      <text:p text:style-name="P4">
出版商: Укринформ (Organization)</text:p>
      <text:p text:style-name="P4">
出版时间: 2023-05-19T16:42:16+03:00</text:p>
      <text:p text:style-name="P4">
修改时间: 2023-05-19T16:42:16+03:00</text:p>
      <text:p text:style-name="P4">
描述: 加拿大宣布了针对俄罗斯联邦的新制裁，对70多人和组织施加了限制。  - 乌克林。</text:p>
      <text:p text:style-name="P4">
图片: ["<text:a xlink:type="simple" xlink:href="https://static.ukrinform.com/photos/2022_10/thumb_files/630_360_1665161088-125.png" text:style-name="Internet_20_link" text:visited-style-name="Visited_20_Internet_20_Link">
630_360_16651...</text:a>
", "<text:a xlink:type="simple" xlink:href="https://static.ukrinform.com/photos/2023_05/1684503691-669.png" text:style-name="Internet_20_link" text:visited-style-name="Visited_20_Internet_20_Link">
1684503691-66...</text:a>
"]</text:p>
      <text:p text:style-name="P4">
标签: ['Канада', 'Санкції', 'Росія']</text:p>
      <text:p text:style-name="P4">
类型: Article</text:p>
      <!--METADATA-->
      <text:p text:style-name="P4">
<draw:frame draw:style-name="fr1" draw:name="Image100" text:anchor-type="as-char" svg:width="6.9236in" svg:height="3.956343in" draw:z-index="0">
<draw:image xlink:href="../Images/yкринформ/2023-05-19T16-42-16-03-00/630_360_1665161088-125.png" xlink:type="simple" xlink:show="embed" xlink:actuate="onLoad" draw:mime-type="image/png"/>
</draw:frame>
加拿大对俄罗斯联邦进行了新的制裁，对70人和组织施加了限制。</text:p>
      <text:p text:style-name="P4">
关于它报告<text:a xlink:type="simple" xlink:href="https://www.theglobeandmail.com/world/article-canada-announces-new-russia-sanctions-as-g7-leaders-discuss-ukraine/" text:style-name="Internet_20_link" text:visited-style-name="Visited_20_Internet_20_Link">
</text:a>
，报道乌克林福姆。</text:p>
      <text:p text:style-name="P4">
总理贾斯汀[]总理贾斯汀[]说：“今天，加拿大宣布对支持俄罗斯非法行动和侵犯人权的参与者的人进行70多项新制裁。”(https://www.ukrinform.ua/tag-trudo)在广岛的G7峰会上。</text:p>
      <text:p text:style-name="P4">
<draw:frame draw:style-name="fr1" draw:name="Image101" text:anchor-type="as-char" svg:width="6.9236in" svg:height="4.275964in" draw:z-index="0">
<draw:image xlink:href="../Images/yкринформ/2023-05-19T16-42-16-03-00/1684503691-669.png" xlink:type="simple" xlink:show="embed" xlink:actuate="onLoad" draw:mime-type="image/png"/>
</draw:frame>
总理办公室指出，制裁涉及“ 17人和18个组织与俄罗斯公司相关的组织，这些公司提供军事技术和俄罗斯武装部队的开发，子派森的亲戚和克里姆林宫精英。”</text:p>
      <text:p text:style-name="P4">
<text:span text:style-name="T4">
另请阅读：</text:span>
 <text:a xlink:type="simple" xlink:href="https://www.ukrinform.ua/rubric-polytics/3711355-aponia-i-francia-posiluvatimut-sankcii-proti-rf-i-pidtrimku-ukraini.html" text:style-name="Internet_20_link" text:visited-style-name="Visited_20_Internet_20_Link">
<text:span text:style-name="T4">
 St. </text:span>
</text:a>
制裁还将申请30人和八个涉及侵犯人权的组织，包括绑架乌克兰儿童。</text:p>
      <text:p text:style-name="P4">
正如乌克林福姆报道的日语<text:a xlink:type="simple" xlink:href="https://www.ukrinform.ua/rubric-world/3711170-v-aponii-rozpocinaetsa-samit-g7.html" text:style-name="Internet_20_link" text:visited-style-name="Visited_20_Internet_20_Link">
</text:a>
\  - 世界高度发达国家。 G7包括英国，加拿大，德国，法国，美国和日本以及欧盟。</text:p>
      <text:p text:style-name="P4">
照片：加拿大媒体</text:p>
      <text:p text:style-name="P4">
News Source: <text:a xlink:type="simple" xlink:href="https://www.ukrinform.ua/rubric-world/3711476-kanada-zaprovadila-novi-sankcii-proti-ponad-70-osib-ta-organizacij-z-rosii.html" text:style-name="Internet_20_link" text:visited-style-name="Visited_20_Internet_20_Link">
https://www.ukrinform.ua/rubric-world/3711476-kanada-zaprovadila-novi-sankcii-proti-ponad-70-osib-ta-organizacij-z-rosii.html</text:a>
</text:p>
      <!--NEWS-->
      <text:h text:style-name="P10" text:outline-level="1">
<text:span text:style-name="T4">
在首都权力之前的一周，收到了20多个有关封闭收容所的投诉</text:span>
</text:h>
      <text:p text:style-name="P4">
作者: Ukrinform (Person)</text:p>
      <text:p text:style-name="P4">
出版商: Укринформ (Organization)</text:p>
      <text:p text:style-name="P4">
出版时间: 2023-05-19T16:48:16+03:00</text:p>
      <text:p text:style-name="P4">
修改时间: 2023-05-19T16:48:16+03:00</text:p>
      <text:p text:style-name="P4">
描述: 在本周，基辅城市军事管理局收到了22起有关空气警报期间关闭避难所的投诉。  - 乌克林。</text:p>
      <text:p text:style-name="P4">
图片: ["<text:a xlink:type="simple" xlink:href="https://static.ukrinform.com/photos/2022_09/thumb_files/630_360_1664378590-688.jpg" text:style-name="Internet_20_link" text:visited-style-name="Visited_20_Internet_20_Link">
630_360_16643...</text:a>
"]</text:p>
      <text:p text:style-name="P4">
标签: ['Київ', 'Бомбосховище', 'Укриття', 'Повітряна тривога']</text:p>
      <text:p text:style-name="P4">
类型: Article</text:p>
      <!--METADATA-->
      <text:p text:style-name="P4">
<draw:frame draw:style-name="fr1" draw:name="Image102" text:anchor-type="as-char" svg:width="6.9236in" svg:height="3.956343in" draw:z-index="0">
<draw:image xlink:href="../Images/yкринформ/2023-05-19T16-48-16-03-00/630_360_1664378590-688.jpg" xlink:type="simple" xlink:show="embed" xlink:actuate="onLoad" draw:mime-type="image/jpeg"/>
</draw:frame>
在这一天，在基辅市军事管理局收到了22起针对避难所的投诉。</text:p>
      <text:p text:style-name="P4">
市政安全部主任罗马·塔卡库克(Roman Tkachuk)在乌克林福音通讯员报告中对Darnytskyi Districtolytsya的民用保护结构进行了审查。</text:p>
      <text:p text:style-name="P4">
“在本周，基辅军事管理部门收到了22起投诉，称他们在[]期间关闭了。(https://www.ukrinform.ua/tag-povitrana-trivoga)。 现在，我们正在分别理解每个地址。 我们求助于成功，我们呼吁检察官办公室。” Tkachuk说。</text:p>
      <text:p text:style-name="P4">
他强调说，在空气警报的情况下，如果将物体包含在基辅保护小队基金的一般清单中，则庇护所的所有者有义务将其恢复。</text:p>
      <text:p text:style-name="P4">
<text:span text:style-name="T4">
另请阅读：</text:span>
 <text:a xlink:type="simple" xlink:href="https://www.ukrinform.ua/rubric-kyiv/3710378-u-stolici-obicaut-pereviriti-ta-vidkriti-vsi-ukritta-pisla-skarg-kian.html" text:style-name="Internet_20_link" text:visited-style-name="Visited_20_Internet_20_Link">
<text:span text:style-name="T4">
 Capitals </text:span>
 <text:span text:style-name="T4">
 </text:span>
 Promise <text:span text:style-name="T4">
 </text:span>
检查<text:span text:style-name="T4">
 </text:span>
 <text:span text:style-name="T4">
 open </text:span>
<text:span text:style-name="T4">
 ash </text:span>
 ash <text:span text:style-name="T4">
 shelter </text:span>
 <text:span text:style-name="T4">
 </text:span>
 <text:span text:style-name="T4">
 </text:span>
 <text:span text:style-name="T4">
 </text:span>
 <text:span text:style-name="T4">
 </text:span>
之后<text:span text:style-name="T4">
投诉</text:span>
 <text:span text:style-name="T4">
 </text:span>
 <text:span text:style-name="T4">
 </text:span>
 kyivans **</text:a>
“敌人每天对基辅进行空袭。 在以下内容之一中，我们发现并非所有庇护所都向基凡人开放的问题。 这不是系统的问题，但是在某些情况下我们需要回应。 我相信，在战争期间，当敌人进行大规模的空袭时，封闭的避难所 - 凯斯洛钦(Caeslochin)。”</text:p>
      <text:p text:style-name="P4">
他指出，在基辅国防委员会的一次会议上，他确定了某些结构单位的任务，以确定这样的时刻并尽一切努力工作。</text:p>
      <text:p text:style-name="P4">
市政安全部门的董事补充说，如果公民在萨里期间无法到达庇护所，则因为它已关闭，那么数字101或1551可以打电话。</text:p>
      <text:p text:style-name="P4">
正如乌克林福姆(Ukrinform)报道的，今年是基辅<text:a xlink:type="simple" xlink:href="https://www.ukrinform.ua/rubric-kyiv/3667426-u-kievi-cogo-roku-na-remont-ukrittiv-vidilat-ponad-350-miljoniv.html" text:style-name="Internet_20_link" text:visited-style-name="Visited_20_Internet_20_Link">
</text:a>
</text:p>
      <text:p text:style-name="P4">
News Source: <text:a xlink:type="simple" xlink:href="https://www.ukrinform.ua/rubric-kyiv/3711478-za-tizden-do-stolicnoi-vladi-nadijslo-ponad-20-skarg-na-zacineni-ukritta.html" text:style-name="Internet_20_link" text:visited-style-name="Visited_20_Internet_20_Link">
https://www.ukrinform.ua/rubric-kyiv/3711478-za-tizden-do-stolicnoi-vladi-nadijslo-ponad-20-skarg-na-zacineni-ukritta.html</text:a>
</text:p>
      <!--NEWS-->
      <text:h text:style-name="P10" text:outline-level="1">
<text:span text:style-name="T4">
韩国的康复和援助在乌克兰 -  Zelenskaya将非常有用</text:span>
</text:h>
      <text:p text:style-name="P4">
作者: Ukrinform (Person)</text:p>
      <text:p text:style-name="P4">
出版商: Укринформ (Organization)</text:p>
      <text:p text:style-name="P4">
出版时间: 2023-05-19T16:49:17+03:00</text:p>
      <text:p text:style-name="P4">
修改时间: 2023-05-19T16:49:17+03:00</text:p>
      <text:p text:style-name="P4">
描述: 乌克兰迫切需要大韩民国增长和发展的经验及其协助。  - 乌克林。</text:p>
      <text:p text:style-name="P4">
图片: ["<text:a xlink:type="simple" xlink:href="https://static.ukrinform.com/photos/2023_05/thumb_files/630_360_1683737977-486.jpeg" text:style-name="Internet_20_link" text:visited-style-name="Visited_20_Internet_20_Link">
630_360_16837...</text:a>
"]</text:p>
      <text:p text:style-name="P4">
标签: ['Корея', 'Олена Зеленська', 'Відновлення України']</text:p>
      <text:p text:style-name="P4">
类型: Article</text:p>
      <!--METADATA-->
      <text:p text:style-name="P4">
<draw:frame draw:style-name="fr1" draw:name="Image103" text:anchor-type="as-char" svg:width="6.9236in" svg:height="3.956343in" draw:z-index="0">
<draw:image xlink:href="../Images/yкринформ/2023-05-19T16-49-17-03-00/630_360_1683737977-486.jpeg" xlink:type="simple" xlink:show="embed" xlink:actuate="onLoad" draw:mime-type="image/jpeg"/>
</draw:frame>
对于乌克兰来说，韩国共和国的经验和发展及其协助是非常必要的。</text:p>
      <text:p text:style-name="P4">
总统妻子奥琳娜·泽伦斯克(Olena Zelensk)在[]中写道。(https://t.me/FirstLadyOfUkraine/3183)传输乌克林。</text:p>
      <text:p text:style-name="P4">
“在乌克兰和共和国之间<text:a xlink:type="simple" xlink:href="https://www.ukrinform.ua/tag-korea" text:style-name="Internet_20_link" text:visited-style-name="Visited_20_Internet_20_Link">
</text:a>
7000公里。 但是在居住在该国的那一天，您会感到理解。 第一夫人说。</text:p>
      <text:p text:style-name="P4">
她指出，尽管韩国复杂的街区表现出了超级技术现代性，经济奇迹和韩国文化和电影院浪潮征服了世界。</text:p>
      <text:p text:style-name="P4">
“这确实激发了灵感。 尽管有环境和试验，但与之相反，这是从大韩民国恢复的一个例子。 乌克兰现在非常需要LCD偶像的经验。 因为我们不仅在为自己而战 - 世界上没有人会感到侵略，并且可以自由地在我们的土地上发展和发展。” Zelenska坚信。</text:p>
      <text:p text:style-name="P4">
<text:span text:style-name="T4">
另请阅读：</text:span>
 <text:a xlink:type="simple" xlink:href="https://www.ukrinform.ua/rubric-economy/3711308-ukraina-gotova-stati-habom-dla-korejskih-kompanij-u-evropi-sviridenko.html" text:style-name="Internet_20_link" text:visited-style-name="Visited_20_Internet_20_Link">
</text:a>
据报道，乌克兰第一夫人正在访问大韩民国，在那里她参加了“亚洲领导力。动荡的时代：释放和创新之路”。</text:p>
      <text:p text:style-name="P4">
_foto：op _</text:p>
      <text:p text:style-name="P4">
News Source: <text:a xlink:type="simple" xlink:href="https://www.ukrinform.ua/rubric-vidbudova/3711479-dosvid-vidnovlenna-i-dopomoga-korei-duze-znadoblatsa-ukraini-zelenska.html" text:style-name="Internet_20_link" text:visited-style-name="Visited_20_Internet_20_Link">
https://www.ukrinform.ua/rubric-vidbudova/3711479-dosvid-vidnovlenna-i-dopomoga-korei-duze-znadoblatsa-ukraini-zelenska.html</text:a>
</text:p>
      <!--NEWS-->
      <text:h text:style-name="P10" text:outline-level="1">
<text:span text:style-name="T4">
Zaporizhzhya ova的负责人释放了出现在“人道主义”丑闻中的副手</text:span>
</text:h>
      <text:p text:style-name="P4">
作者: Ukrinform (Person)</text:p>
      <text:p text:style-name="P4">
出版商: Укринформ (Organization)</text:p>
      <text:p text:style-name="P4">
出版时间: 2023-05-19T16:55:00+03:00</text:p>
      <text:p text:style-name="P4">
修改时间: 2023-05-19T16:55:00+03:00</text:p>
      <text:p text:style-name="P4">
描述: Zaporizhhzhya ova Yuri Malashko的负责人驳回了Zalrasov的代表，Zalrasov是与可能出售人道主义援助有关的丑闻的人物。  - 乌克林。</text:p>
      <text:p text:style-name="P4">
图片: ["<text:a xlink:type="simple" xlink:href="https://static.ukrinform.com/photos/2023_05/thumb_files/630_360_1683818217-937.jpg" text:style-name="Internet_20_link" text:visited-style-name="Visited_20_Internet_20_Link">
630_360_16838...</text:a>
"]</text:p>
      <text:p text:style-name="P4">
标签: ['Гуманітарна допомога', 'Скандал', 'Звільнення', 'Запоріжжя']</text:p>
      <text:p text:style-name="P4">
类型: Article</text:p>
      <!--METADATA-->
      <text:p text:style-name="P4">
<draw:frame draw:style-name="fr1" draw:name="Image104" text:anchor-type="as-char" svg:width="6.9236in" svg:height="3.956343in" draw:z-index="0">
<draw:image xlink:href="../Images/yкринформ/2023-05-19T16-55-00-03-00/630_360_1683818217-937.jpg" xlink:type="simple" xlink:show="embed" xlink:actuate="onLoad" draw:mime-type="image/jpeg"/>
</draw:frame>
Zaporozhye Ova Yuri Malashko的负责人驳回了Zalrasov的副手，Zalrasov是一个与可能出售人道主义援助有关的丑闻的人。</text:p>
      <text:p text:style-name="P4">
OVA证实了有关乌克林通讯员发行的信息。 目前尚未披露正确的细节。</text:p>
      <text:p text:style-name="P4">
奥瓦说：“立法规定了谁以及如何释放该级别的官员。”</text:p>
      <text:p text:style-name="P4">
在<text:a xlink:type="simple" xlink:href="https://www.zoda.gov.ua/article/2532/kerivnitstvo-oblderzhadministratsiji.html" text:style-name="Internet_20_link" text:visited-style-name="Visited_20_Internet_20_Link">
</text:a>
尼克拉索夫不再以爱意。</text:p>
      <text:p text:style-name="P4">
内克拉索夫本人现在在国外，她的Facebook页面上没有出国。</text:p>
      <text:p text:style-name="P4">
<text:span text:style-name="T4">
另请阅读：</text:span>
 <text:a xlink:type="simple" xlink:href="https://www.ukrinform.ua/rubric-regions/3562519-u-zaporizkij-ova-zapevnaut-so-ne-prodavali-gumanitarnu-dopomogu-supermarketam.html" text:style-name="Internet_20_link" text:visited-style-name="Visited_20_Internet_20_Link">
</text:a>
据报道，兹拉塔·尼克拉索夫(Zlata Nekrasov)领导人道主义总部。 2022年9月30日，乌克兰安全局的反情报共同在Zaporizhzhya进行了许多搜索，以调查Zaporozhye地区可能占用人道主义援助的事实，该事实是从大规模入侵开始的大规模入侵CPF。 在搜索过程中，发现与麻醉药物类似的物质进行了检查。 未注册的枪支和弹药；大量现金。</text:p>
      <text:p text:style-name="P4">
反过来，内克拉索夫说，因此没有出售手动援助的事实<text:a xlink:type="simple" xlink:href="https://www.ukrinform.ua/tag-obsuk" text:style-name="Internet_20_link" text:visited-style-name="Visited_20_Internet_20_Link">
</text:a>
未检测到SBU和NABU。</text:p>
      <text:p text:style-name="P4">
News Source: <text:a xlink:type="simple" xlink:href="https://www.ukrinform.ua/rubric-regions/3711482-ocilnik-zaporizkoi-ova-zvilniv-zastupnicu-aka-figurue-u-gumanitarnomu-skandali.html" text:style-name="Internet_20_link" text:visited-style-name="Visited_20_Internet_20_Link">
https://www.ukrinform.ua/rubric-regions/3711482-ocilnik-zaporizkoi-ova-zvilniv-zastupnicu-aka-figurue-u-gumanitarnomu-skandali.html</text:a>
</text:p>
      <!--NEWS-->
      <text:h text:style-name="P10" text:outline-level="1">
<text:span text:style-name="T4">
沃斯克拉（Vorskla）在乌克兰足球英超联赛中击败克里夫巴斯（Kryvbas）</text:span>
</text:h>
      <text:p text:style-name="P4">
作者: Ukrinform (Person)</text:p>
      <text:p text:style-name="P4">
出版商: Укринформ (Organization)</text:p>
      <text:p text:style-name="P4">
出版时间: 2023-05-19T16:58:00+03:00</text:p>
      <text:p text:style-name="P4">
修改时间: 2023-05-19T16:58:00+03:00</text:p>
      <text:p text:style-name="P4">
描述: 波尔塔瓦·沃斯克拉（Poltava Vorskla）的足球运动员在乌克兰西甲锦标赛的第27轮中被克里维·瑞伊·克里维巴斯（Kryvyi Rih Kryvbas）击败。  - 乌克林。</text:p>
      <text:p text:style-name="P4">
图片: ["<text:a xlink:type="simple" xlink:href="https://static.ukrinform.com/photos/2023_05/thumb_files/630_360_1684505038-354.jpg" text:style-name="Internet_20_link" text:visited-style-name="Visited_20_Internet_20_Link">
630_360_16845...</text:a>
"]</text:p>
      <text:p text:style-name="P4">
标签: ['Футбол', "Прем'єр-ліга", 'Ворскла']</text:p>
      <text:p text:style-name="P4">
类型: Article</text:p>
      <!--METADATA-->
      <text:p text:style-name="P4">
<draw:frame draw:style-name="fr1" draw:name="Image105" text:anchor-type="as-char" svg:width="6.9236in" svg:height="3.956343in" draw:z-index="0">
<draw:image xlink:href="../Images/yкринформ/2023-05-19T16-58-00-03-00/630_360_1684505038-354.jpg" xlink:type="simple" xlink:show="embed" xlink:actuate="onLoad" draw:mime-type="image/jpeg"/>
</draw:frame>
沃斯克拉(Vorskla)的足球运动员在英超联赛球队的乌克兰27次转赛中被克里维(Kryvyi Rih Kryvbas)击败。</text:p>
      <text:p text:style-name="P4">
在体育场开会。 报道，波尔塔瓦的O. Butovsky以1：0的成绩结束了主持人。</text:p>
      <text:p text:style-name="P4">
沃斯克里(Vorskli)的成功在第62分钟带来了前锋鲁斯兰·斯蒂芬(Ruslan Stepanyuk)的负责人。</text:p>
      <text:p text:style-name="P4">
第一场比赛日继续与Rivne Heather一起进行Shakhtar Donetsk Duel。</text:p>
      <text:p text:style-name="P4">
5月20日，星期六，敖德萨·切尔诺诺特(Odessa Chernomorets)和跨托帕特人Minaj(13.00)，Lugansk“ Zorya”和“ Ingulets”(14.00)，亚历山大·塔基夫·迪纳摩(15.00).</text:p>
      <text:p text:style-name="P4">
У неділю, 21 травня, зійдуться харківські «Металіст 1925» та «Металіст»(15.00)，LVIV“运动”和“ LVIV”(17.00).</text:p>
      <text:p text:style-name="P4">
Як повідомлялося у стартовому поєдинку туру «Дніпро-1» здобув вольову перемогунад ковалівським «Колосом» (2：1).</text:p>
      <text:p text:style-name="P4">
<text:span text:style-name="T4">
Читайте також:</text:span>
 <text:a xlink:type="simple" xlink:href="https://www.ukrinform.ua/rubric-sports/3711449-dnipro1-virvav-peremogu-nad-kolosom-u-futbolnij-premerlizi-ukraini.html" text:style-name="Internet_20_link" text:visited-style-name="Visited_20_Internet_20_Link">
 <text:span text:style-name="T4">
футбол</text:span>
 </text:a>
在UPL排名中，Dnipro -1线索-64分(经过27场比赛)，进一步 - “ shakhtar” -63(26)，Zorya -58(26)，«dynamo»-50(26)，亚历山大-42(26)，Vorskla -36(27)，“ Kryvbas” -35(27)，“ kolos” -33(27)...</text:p>
      <text:p text:style-name="P4">
Фото: ФК «Ворскла».</text:p>
      <text:p text:style-name="P4">
News Source: <text:a xlink:type="simple" xlink:href="https://www.ukrinform.ua/rubric-sports/3711484-vorskla-obigrala-krivbas-u-futbolnij-premerlizi-ukraini.html" text:style-name="Internet_20_link" text:visited-style-name="Visited_20_Internet_20_Link">
https://www.ukrinform.ua/rubric-sports/3711484-vorskla-obigrala-krivbas-u-futbolnij-premerlizi-ukraini.html</text:a>
</text:p>
      <!--NEWS-->
      <text:h text:style-name="P10" text:outline-level="1">
<text:span text:style-name="T4">
美国通过与俄罗斯的贸易扩大了制裁清单</text:span>
</text:h>
      <text:p text:style-name="P4">
作者: Ukrinform (Person)</text:p>
      <text:p text:style-name="P4">
出版商: Укринформ (Organization)</text:p>
      <text:p text:style-name="P4">
出版时间: 2023-05-19T17:03:00+03:00</text:p>
      <text:p text:style-name="P4">
修改时间: 2023-05-19T17:03:00+03:00</text:p>
      <text:p text:style-name="P4">
描述: 美国总统管理局乔·贝登（Joe Baiden）周五在黑人名单中增加了71家公司，以支持俄罗斯。  - 乌克林。</text:p>
      <text:p text:style-name="P4">
图片: ["<text:a xlink:type="simple" xlink:href="https://static.ukrinform.com/photos/2018_02/thumb_files/630_360_1519207950-5134.jpg" text:style-name="Internet_20_link" text:visited-style-name="Visited_20_Internet_20_Link">
630_360_15192...</text:a>
"]</text:p>
      <text:p text:style-name="P4">
标签: ['Санкції', 'США', 'Війна з Росією']</text:p>
      <text:p text:style-name="P4">
类型: Article</text:p>
      <!--METADATA-->
      <text:p text:style-name="P4">
<draw:frame draw:style-name="fr1" draw:name="Image106" text:anchor-type="as-char" svg:width="6.9236in" svg:height="3.956343in" draw:z-index="0">
<draw:image xlink:href="../Images/yкринформ/2023-05-19T17-03-00-03-00/630_360_1519207950-5134.jpg" xlink:type="simple" xlink:show="embed" xlink:actuate="onLoad" draw:mime-type="image/jpeg"/>
</draw:frame>
美国总统管理局乔·贝登(Joe Baiden)周五在俄罗斯的支持下增加了71家狗名单。</text:p>
      <text:p text:style-name="P4">
关于它报告<text:a xlink:type="simple" xlink:href="https://www.reuters.com/world/us-commerce-expands-blacklist-wider-russia-sanctions-2023-05-19/" text:style-name="Internet_20_link" text:visited-style-name="Visited_20_Internet_20_Link">
</text:a>
，报道乌克林福姆。</text:p>
      <text:p text:style-name="P4">
“美国商务部的行动旨在支持俄罗斯军方，并扩大对俄罗斯和白俄罗斯的出口控制范围。 该消息写道：“ 69个俄罗斯公司，亚美尼亚和古怪的榜单之一，被包括在该学说中。”</text:p>
      <text:p text:style-name="P4">
该部门补充说，新的出口控制措施针对俄罗斯塔比洛鲁斯的石油和天然气预测。</text:p>
      <text:p text:style-name="P4">
华盛顿的步骤是最后一轮的一部分<text:a xlink:type="simple" xlink:href="https://www.ukrinform.ua/tag-sankcii" text:style-name="Internet_20_link" text:visited-style-name="Visited_20_Internet_20_Link">
</text:a>
该机构写道，从美国和其他国家的出口控制，以应对俄罗斯对乌克兰的教学。 他们旨在削弱俄罗斯的产业及其支持战争的能力。</text:p>
      <text:p text:style-name="P4">
新步骤是在美国和七大经济学的其余部分之后采取的，同意在日本会议期间加强对俄罗斯的制裁。</text:p>
      <text:p text:style-name="P4">
据乌克林福姆报道，澳大利亚总理安东尼·阿尔巴尼斯(Anthony Albanese)和乌克兰法律部长今天宣布了对塔扎布隆(Tazabron)的新金融制裁，目的是针对俄罗斯联合会的经济和战略意义的出口。</text:p>
      <text:p text:style-name="P4">
<text:a xlink:type="simple" xlink:href="https://www.ukrinform.ua/rubric-world/3711476-kanada-zaprovadila-novi-sankcii-proti-ponad-70-osib-ta-organizacij-z-rosii.html" text:style-name="Internet_20_link" text:visited-style-name="Visited_20_Internet_20_Link">
</text:a>
，正在对70多名人和组织施加限制。</text:p>
      <text:p text:style-name="P4">
<text:span text:style-name="T4">
另请阅读：</text:span>
 <text:a xlink:type="simple" xlink:href="https://www.ukrinform.ua/rubric-polytics/3711355-aponia-i-francia-posiluvatimut-sankcii-proti-rf-i-pidtrimku-ukraini.html" text:style-name="Internet_20_link" text:visited-style-name="Visited_20_Internet_20_Link">
<text:span text:style-name="T4">
 St. </text:span>
</text:a>
在日本广岛，七组的第48峰会将于今天开始，直到5月21日。 日本总统总统府会议的主题是确保在冠状病毒后果以及俄罗斯对乌克兰侵略的后果的背景下，全球经济的稳定。</text:p>
      <text:p text:style-name="P4">
欧洲联盟在这次峰会上由欧洲radisharl Michelle总统和欧洲委员会主席Ursula von der Lyen代表。</text:p>
      <text:p text:style-name="P4">
还参与会见G7领导人<text:a xlink:type="simple" xlink:href="https://www.ukrinform.ua/rubric-ato/3711281-u-rnbo-zaavili-so-zelenskij-vizme-ucast-u-samiti-g7-onlajn.html" text:style-name="Internet_20_link" text:visited-style-name="Visited_20_Internet_20_Link">
</text:a>
。</text:p>
      <text:p text:style-name="P4">
这样的会议于2022年6月在德国举行。</text:p>
      <text:p text:style-name="P4">
News Source: <text:a xlink:type="simple" xlink:href="https://www.ukrinform.ua/rubric-world/3711486-ssa-rozsirili-sankcijnij-spisok-cerez-torgivlu-z-rosieu.html" text:style-name="Internet_20_link" text:visited-style-name="Visited_20_Internet_20_Link">
https://www.ukrinform.ua/rubric-world/3711486-ssa-rozsirili-sankcijnij-spisok-cerez-torgivlu-z-rosieu.html</text:a>
</text:p>
      <!--NEWS-->
      <text:h text:style-name="P10" text:outline-level="1">
<text:span text:style-name="T4">
基辅地区将获得一百万美元的窗户-OVA</text:span>
</text:h>
      <text:p text:style-name="P4">
作者: Ukrinform (Person)</text:p>
      <text:p text:style-name="P4">
出版商: Укринформ (Organization)</text:p>
      <text:p text:style-name="P4">
出版时间: 2023-05-19T17:04:13+03:00</text:p>
      <text:p text:style-name="P4">
修改时间: 2023-05-19T17:04:13+03:00</text:p>
      <text:p text:style-name="P4">
描述: 基辅地区将获得价值100万美元的Windows，用于在俄罗斯全面入侵损坏的物品上安装。  - 乌克林。</text:p>
      <text:p text:style-name="P4">
图片: ["<text:a xlink:type="simple" xlink:href="https://static.ukrinform.com/photos/2023_05/thumb_files/630_360_1684504902-572.jpg" text:style-name="Internet_20_link" text:visited-style-name="Visited_20_Internet_20_Link">
630_360_16845...</text:a>
"]</text:p>
      <text:p text:style-name="P4">
标签: ['Київщина', 'Відбудова']</text:p>
      <text:p text:style-name="P4">
类型: Article</text:p>
      <!--METADATA-->
      <text:p text:style-name="P4">
<draw:frame draw:style-name="fr1" draw:name="Image107" text:anchor-type="as-char" svg:width="6.9236in" svg:height="3.956343in" draw:z-index="0">
<draw:image xlink:href="../Images/yкринформ/2023-05-19T17-04-13-03-00/630_360_1684504902-572.jpg" xlink:type="simple" xlink:show="embed" xlink:actuate="onLoad" draw:mime-type="image/jpeg"/>
</draw:frame>
由于俄罗斯的全面入侵，基辅地区将获得价值100万美元的窗户，用于损坏的物体安装。</text:p>
      <text:p text:style-name="P4">
根据乌克林福姆(Ukrinform(https://www.facebook.com/RuslanKravchenkoKyiv/posts/pfbid0aCkEw9MmnfVPB2LvMSBeRrsuiYjcYXV3V9vY4x5rs1aoHZxpdZuyiSz8NqVDhtHTl).</text:p>
      <text:p text:style-name="P4">
“Київщина отримає вікна на суму 1 млн дол для встановлення на об’єктах,пошкоджених внаслідок повномасштабного вторгнення Росії. Таку допомогу надастьобласті некомерційна організація Global Empowerment Mission (宝石)与政府G.巴菲特基金的合作伙伴关系(HGBF). Підписали із засновником GEMМайком Каппоні відповідний меморандум про співпрацю”, – написав Кравченко.</text:p>
      <text:p text:style-name="P4">
Він зауважив, що одне з міст, яке потребує такої допомоги – Ірпінь. Сьогоднічимало жителів <text:a xlink:type="simple" xlink:href="https://www.ukrinform.ua/tag-kiivsina" text:style-name="Internet_20_link" text:visited-style-name="Visited_20_Internet_20_Link">
 </text:a>
由于战争，谁没有停止他们的家。 原因之一是损坏的，包括没有窗户。</text:p>
      <text:p text:style-name="P4">
据他说，由于GEM HGBF Windows，已经取代了11,000多个。 Poltava，Zaporozhye，Bucha，Irpen，Mykolaiv，Kharkiv和Uman的房屋中的双层窗户。 该计划还包括在学校，Talacarins花园中更换窗户。 Kravchenko强调说：“我们的任务是在短时间内进行所有必要的工作 - 加热季节的摄入量。”</text:p>
      <text:p text:style-name="P4">
双方还讨论了70个私人房屋内部安排中的宝石可能性，这些房屋将在Irpen中进行全面重建。</text:p>
      <text:p text:style-name="P4">
还提出了对布罗瓦斯基和布坎地区私人和公寓居民进行全面重建的问题。</text:p>
      <text:p text:style-name="P4">
<text:span text:style-name="T4">
另请阅读：</text:span>
 <text:a xlink:type="simple" xlink:href="https://www.ukrinform.ua/rubric-vidbudova/3710389-za-programou-evidnovlenna-vze-ponad-10-tisac-ukrainciv-podali-zaavi-na-otrimanna-dopomogi.html" text:style-name="Internet_20_link" text:visited-style-name="Visited_20_Internet_20_Link">
</text:a>
科瓦的主席回忆说，同样重要的问题是庇护所的安排，并为教育机构提供校车。</text:p>
      <text:p text:style-name="P4">
“宝石的布置是建设性和有效合作的一个例子。 杀了其他国际合作伙伴的信号。 只有我们能够共同解决难民并尽快将乌克兰人回家。 我感谢我们在恢复基辅地区的大力支持的旅程。”</text:p>
      <text:p text:style-name="P4">
News Source: <text:a xlink:type="simple" xlink:href="https://www.ukrinform.ua/rubric-vidbudova/3711488-kiivsina-otrimae-vikna-na-miljon-dolariv-ova.html" text:style-name="Internet_20_link" text:visited-style-name="Visited_20_Internet_20_Link">
https://www.ukrinform.ua/rubric-vidbudova/3711488-kiivsina-otrimae-vikna-na-miljon-dolariv-ova.html</text:a>
</text:p>
      <!--NEWS-->
      <text:h text:style-name="P10" text:outline-level="1">
<text:span text:style-name="T4">
俄罗斯将为乌克兰人的销毁财产，经济损失和丧生支付 -  Shmigal</text:span>
</text:h>
      <text:p text:style-name="P4">
作者: Ukrinform (Person)</text:p>
      <text:p text:style-name="P4">
出版商: Укринформ (Organization)</text:p>
      <text:p text:style-name="P4">
出版时间: 2023-05-19T17:04:46+03:00</text:p>
      <text:p text:style-name="P4">
修改时间: 2023-05-19T17:04:46+03:00</text:p>
      <text:p text:style-name="P4">
描述: 俄罗斯必定要为乌克兰人，经济丧失和人民丧生的所有被盗和摧毁的财产支付。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Трибунал', 'Шмигаль', 'Реєстр', 'Війна з Росією']</text:p>
      <text:p text:style-name="P4">
类型: Article</text:p>
      <!--METADATA-->
      <text:p text:style-name="P4">
<draw:frame draw:style-name="fr1" draw:name="Image108" text:anchor-type="as-char" svg:width="6.9236in" svg:height="3.956343in" draw:z-index="0">
<draw:image xlink:href="../Images/yкринформ/2023-05-19T17-04-46-03-00/630_360_1682514702-644.jpg" xlink:type="simple" xlink:show="embed" xlink:actuate="onLoad" draw:mime-type="image/jpeg"/>
</draw:frame>
俄罗斯必定要为乌克兰人，损失和人民丧生的所有被盗和摧毁的财产支付。</text:p>
      <text:p text:style-name="P4">
关于这位总理丹尼斯·施米加尔<text:a xlink:type="simple" xlink:href="https://t.me/Denys_Smyhal/5266" text:style-name="Internet_20_link" text:visited-style-name="Visited_20_Internet_20_Link">
</text:a>
乌克林福姆报道，政府政府。</text:p>
      <text:p text:style-name="P4">
“俄罗斯必定要为乌克兰人的所有被盗和摧毁的财产付出代价，克服经济和丧生。 俄罗斯还将为其所有等级付费。”</text:p>
      <text:p text:style-name="P4">
他强调，欧洲委员会支持该计划创建一个特殊的国际罪犯<text:a xlink:type="simple" xlink:href="https://www.ukrinform.ua/tag-tribunal" text:style-name="Internet_20_link" text:visited-style-name="Visited_20_Internet_20_Link">
</text:a>
关于俄罗斯联邦的领导。 “犯罪和种族灭绝的罪名 - 来自预先预期战争罪犯的普京 - 将坐在码头上。 它保证了欧洲和世界的公平与可持续和平。”  - 我确定总理。</text:p>
      <text:p text:style-name="P4">
政府负责人还感谢欧洲委员会对俄罗斯对乌克兰的侵略的坚定立场。 他指出，下一步应该是建立相应的薪酬基金，该基金将充满没收的俄罗斯资产。</text:p>
      <text:p text:style-name="P4">
<text:span text:style-name="T4">
另请阅读：</text:span>
 <text:a xlink:type="simple" xlink:href="https://www.ukrinform.ua/rubric-polytics/3710560-smigal-obgovoriv-iz-gensekom-radi-evropi-kroki-neobhidni-dla-peremogi-ukraini.html" text:style-name="Internet_20_link" text:visited-style-name="Visited_20_Internet_20_Link">
<text:span text:style-name="T4">
 shmigal </text:span>
</text:a>
据报道，乌克兰丹尼斯·史密斯(Ukraine Denis Shmigal)总理一起冰岛凯瑟琳·卡特林·雅各布斯(Catherine Katrin)雅各布斯(Catherine Katrin Jacobsdottry)和荷兰·罗特(Rutte)总理签署了一份政治宣言，该宣言就乌克兰的损失登记册的高级部分。(冰岛)在欧洲理事会第四峰会的领域。</text:p>
      <text:p text:style-name="P4">
News Source: <text:a xlink:type="simple" xlink:href="https://www.ukrinform.ua/rubric-economy/3711489-rosia-zaplatit-za-znisene-majno-ukrainciv-vtrati-ekonomiki-ta-vtraceni-zitta-smigal.html" text:style-name="Internet_20_link" text:visited-style-name="Visited_20_Internet_20_Link">
https://www.ukrinform.ua/rubric-economy/3711489-rosia-zaplatit-za-znisene-majno-ukrainciv-vtrati-ekonomiki-ta-vtraceni-zitta-smigal.html</text:a>
</text:p>
      <!--NEWS-->
      <text:h text:style-name="P10" text:outline-level="1">
<text:span text:style-name="T4">
在赫尔森地区解放的领土上，进行了一项“占领社区的转变”的研究</text:span>
</text:h>
      <text:p text:style-name="P4">
作者: Ukrinform (Person)</text:p>
      <text:p text:style-name="P4">
出版商: Укринформ (Organization)</text:p>
      <text:p text:style-name="P4">
出版时间: 2023-05-19T17:09:17+03:00</text:p>
      <text:p text:style-name="P4">
修改时间: 2023-05-19T17:09:17+03:00</text:p>
      <text:p text:style-name="P4">
描述: 在赫尔森地区解放的领土上，进行了一项研究“占领社区的转变”。  - 乌克林。</text:p>
      <text:p text:style-name="P4">
图片: ["<text:a xlink:type="simple" xlink:href="https://static.ukrinform.com/photos/2023_04/thumb_files/630_360_1682879203-914.jpg" text:style-name="Internet_20_link" text:visited-style-name="Visited_20_Internet_20_Link">
630_360_16828...</text:a>
", "<text:a xlink:type="simple" xlink:href="https://static.ukrinform.com/photos/2023_05/1684504432-870.jpg" text:style-name="Internet_20_link" text:visited-style-name="Visited_20_Internet_20_Link">
1684504432-87...</text:a>
", "<text:a xlink:type="simple" xlink:href="https://static.ukrinform.com/photos/2023_05/1684504577-456.jpg" text:style-name="Internet_20_link" text:visited-style-name="Visited_20_Internet_20_Link">
1684504577-45...</text:a>
", "<text:a xlink:type="simple" xlink:href="https://static.ukrinform.com/photos/2023_05/1684504433-506.jpg" text:style-name="Internet_20_link" text:visited-style-name="Visited_20_Internet_20_Link">
1684504433-50...</text:a>
"]</text:p>
      <text:p text:style-name="P4">
标签: ['Деокупація', 'Херсонщина', 'Війна з Росією']</text:p>
      <text:p text:style-name="P4">
类型: Article</text:p>
      <!--METADATA-->
      <text:p text:style-name="P4">
<draw:frame draw:style-name="fr1" draw:name="Image109" text:anchor-type="as-char" svg:width="6.9236in" svg:height="3.956343in" draw:z-index="0">
<draw:image xlink:href="../Images/yкринформ/2023-05-19T17-09-17-03-00/630_360_1682879203-914.jpg" xlink:type="simple" xlink:show="embed" xlink:actuate="onLoad" draw:mime-type="image/jpeg"/>
</draw:frame>
赫尔森地区的指定领土进行了一项研究“对职业誓言社区的转变”。</text:p>
      <text:p text:style-name="P4">
根据乌克林的说法，在[]的圆桌会议上(https://www.ukrinform.ua/rubric-presshall/3708131-transformacia-gromad-v-umovah-okupacii.html)中东研究中心副主任谢尔盖·丹尼罗夫(Sergey Danilov)告知。</text:p>
      <text:p text:style-name="P4">
“作为研究的一部分，在Zelenivka进行了两次焦点 - 集团调查，并在Kherson的郊区进行。 丹尼洛夫说：“还有一系列深入的访谈。”</text:p>
      <text:p text:style-name="P4">
<draw:frame draw:style-name="fr1" draw:name="Image110" text:anchor-type="as-char" svg:width="6.9236in" svg:height="4.686251in" draw:z-index="0">
<draw:image xlink:href="../Images/yкринформ/2023-05-19T17-09-17-03-00/1684504432-870.jpg" xlink:type="simple" xlink:show="embed" xlink:actuate="onLoad" draw:mime-type="image/jpeg"/>
</draw:frame>
据他说，这项研究的观念是在关于社会，占领社区的讨论中的出现的。 他认为这很重要，因为这些变化将在最宽松的地区具有重力，它们将影响社区的运作方式，当局的运作方式，如何建立骨盆的社会接触方式。 因此，影响了生活的所有领域。</text:p>
      <text:p text:style-name="P4">
<draw:frame draw:style-name="fr1" draw:name="Image111" text:anchor-type="as-char" svg:width="6.9236in" svg:height="4.615733in" draw:z-index="0">
<draw:image xlink:href="../Images/yкринформ/2023-05-19T17-09-17-03-00/1684504577-456.jpg" xlink:type="simple" xlink:show="embed" xlink:actuate="onLoad" draw:mime-type="image/jpeg"/>
</draw:frame>
他说，重要的是，重要的是要考虑到奇科森地区右岸的那些领土，并在斯卡多夫斯克，吉尼切斯克，chaplinka，primorsky，primorsky，con等人的有效和有效地行事。 分开 - 时间如何加深职业的某些趋势。</text:p>
      <text:p text:style-name="P4">
<text:span text:style-name="T4">
另请阅读：</text:span>
 <text:a xlink:type="simple" xlink:href="https://www.ukrinform.ua/rubric-ato/3708886-zelenskij-peremoga-ce-ne-lise-povna-deokupacia-a-j-spravedlivi-viroki-vsim-ubivcam.html" text:style-name="Internet_20_link" text:visited-style-name="Visited_20_Internet_20_Link">
<text:span text:style-name="T4">
 decoupaci </text:span>
</text:a>
反过来，作为乌克兰赫尔什人权董事会成员，在圆桌会议上指出，本人幸存下来的乌克兰赫尔什人权董事会成员，这项研究对于理解该地区领土的情况非常重要。</text:p>
      <text:p text:style-name="P4">
<draw:frame draw:style-name="fr1" draw:name="Image112" text:anchor-type="as-char" svg:width="6.9236in" svg:height="5.000378in" draw:z-index="0">
<draw:image xlink:href="../Images/yкринформ/2023-05-19T17-09-17-03-00/1684504433-506.jpg" xlink:type="simple" xlink:show="embed" xlink:actuate="onLoad" draw:mime-type="image/jpeg"/>
</draw:frame>
“了解我们发生了什么以及我们现在发生了什么。 这不是历史的故事 - 修复我们的英勇，为什么有人进行了合作。 并了解 - 如何成为现在，如何与我们获得的Tsodvidvid一起生活。” Belly说。 这项研究还证明了占领的日常抵抗如何在职业中放弃。<text:span text:style-name="T4">
另请阅读：</text:span>
 <text:a xlink:type="simple" xlink:href="https://www.ukrinform.ua/rubric-culture/3711315-u-hersonskomu-muzei-vidkrili-vistavku-herson2022-hroniki-deokupacii.html" text:style-name="Internet_20_link" text:visited-style-name="Visited_20_Internet_20_Link">
<text:span text:style-name="T4">
 decoupaci </text:span>
</text:a>
“我相信我们现在都与众不同，我们已经变得更加邪恶，激进，果断，更独立。 我们意识到我们将没有权力而生活，而没有我们的权力就不太可能。 我们已经意识到，我们有一个领先的社区，可以承担责任并遵守社区的意愿。” Bieli坚信。</text:p>
      <text:p text:style-name="P4">
他指出，在赫尔森(Kherson)解放的霍森(Kherson)中，当局对夹克有微妙的回应，它听到了批评并试图对其做出回应，了解推销员已经发生了变化，后果可能是无法预测的。</text:p>
      <text:p text:style-name="P4">
正如乌克林福姆(Ukrinform)报道的那样，秋天的武装部队解放了包括赫尔森市在内的赫尔森地区的右岸部分。 该地区的部分位于左Berezidpipra，被俄罗斯军队暂时捕获。</text:p>
      <text:p text:style-name="P4">
News Source: <text:a xlink:type="simple" xlink:href="https://www.ukrinform.ua/rubric-regions/3711493-na-zvilnenij-teritorii-hersonsini-proveli-doslidzenna-transformacia-gromad-v-umovah-okupacii.html" text:style-name="Internet_20_link" text:visited-style-name="Visited_20_Internet_20_Link">
https://www.ukrinform.ua/rubric-regions/3711493-na-zvilnenij-teritorii-hersonsini-proveli-doslidzenna-transformacia-gromad-v-umovah-okupacii.html</text:a>
</text:p>
      <!--NEWS-->
      <text:h text:style-name="P10" text:outline-level="1">
<text:span text:style-name="T4">
对于不需要维修的被摧毁的房屋将支付赔偿 - 政府将建立一个委员会</text:span>
</text:h>
      <text:p text:style-name="P4">
作者: Ukrinform (Person)</text:p>
      <text:p text:style-name="P4">
出版商: Укринформ (Organization)</text:p>
      <text:p text:style-name="P4">
出版时间: 2023-05-19T17:11:00+03:00</text:p>
      <text:p text:style-name="P4">
修改时间: 2023-05-19T17:11:00+03:00</text:p>
      <text:p text:style-name="P4">
描述: 部长的内阁为向乌克兰人支付赔偿的阶段为被摧毁的住房提供了准备，这没有修复。  - 乌克林。</text:p>
      <text:p text:style-name="P4">
图片: ["<text:a xlink:type="simple" xlink:href="https://static.ukrinform.com/photos/2023_04/thumb_files/630_360_1681112744-799.jpg" text:style-name="Internet_20_link" text:visited-style-name="Visited_20_Internet_20_Link">
630_360_16811...</text:a>
"]</text:p>
      <text:p text:style-name="P4">
标签: ['Компенсація', 'Житло', 'Шмигаль', 'Війна з Росією']</text:p>
      <text:p text:style-name="P4">
类型: Article</text:p>
      <!--METADATA-->
      <text:p text:style-name="P4">
<draw:frame draw:style-name="fr1" draw:name="Image113" text:anchor-type="as-char" svg:width="6.9236in" svg:height="3.956343in" draw:z-index="0">
<draw:image xlink:href="../Images/yкринформ/2023-05-19T17-11-00-03-00/630_360_1681112744-799.jpg" xlink:type="simple" xlink:show="embed" xlink:actuate="onLoad" draw:mime-type="image/jpeg"/>
</draw:frame>
内阁部长正在为向乌克兰人支付赔偿阶段的阶段为被摧毁的阶段，这是不需要维修的。</text:p>
      <text:p text:style-name="P4">
关于这位总理丹尼斯·施米加尔<text:a xlink:type="simple" xlink:href="https://t.me/Denys_Smyhal/5266" text:style-name="Internet_20_link" text:visited-style-name="Visited_20_Internet_20_Link">
</text:a>
乌克林福姆报道，政府政府。</text:p>
      <text:p text:style-name="P4">
“我们正在为下一阶段的赔偿做准备 - 被摧毁的<text:a xlink:type="simple" xlink:href="https://www.ukrinform.ua/tag-zitlo" text:style-name="Internet_20_link" text:visited-style-name="Visited_20_Internet_20_Link">
</text:a>
未经维修的乌克兰人。我们规范委员会的工作，这些委员会将决定获得偿还并签发房地产的房屋证书的理由。” Smigal说。</text:p>
      <text:p text:style-name="P4">
据他说，这些委员会将在地方当局建立。 他们的成员必须知道自己的力量并清楚地执行自己的功能。 施密玛(Schmigal)保证，人们将迅速获得赔偿，而无需不必要的官僚机构。</text:p>
      <text:p text:style-name="P4">
<text:span text:style-name="T4">
另请阅读：</text:span>
 <text:a xlink:type="simple" xlink:href="https://www.ukrinform.ua/rubric-economy/3711489-rosia-zaplatit-za-znisene-majno-ukrainciv-vtrati-ekonomiki-ta-vtraceni-zitta-smigal.html" text:style-name="Internet_20_link" text:visited-style-name="Visited_20_Internet_20_Link">
<text:span text:style-name="T4">
 shmigal </text:span>
</text:a>
据报道，被损坏和销毁财产的登记册已经包含有关近500个社区提供的10,000多个受影响物体的信息。</text:p>
      <text:p text:style-name="P4">
News Source: <text:a xlink:type="simple" xlink:href="https://www.ukrinform.ua/rubric-society/3711495-urad-gotue-viplati-kompensacij-ukraincam-za-zrujnovane-zitlo-ake-ne-pidlagae-remontu.html" text:style-name="Internet_20_link" text:visited-style-name="Visited_20_Internet_20_Link">
https://www.ukrinform.ua/rubric-society/3711495-urad-gotue-viplati-kompensacij-ukraincam-za-zrujnovane-zitlo-ake-ne-pidlagae-remontu.html</text:a>
</text:p>
      <!--NEWS-->
      <text:h text:style-name="P10" text:outline-level="1">
<text:span text:style-name="T4">
乌克兰预计丹麦将加入航空联盟-Stefanchuk</text:span>
</text:h>
      <text:p text:style-name="P4">
作者: Ukrinform (Person)</text:p>
      <text:p text:style-name="P4">
出版商: Укринформ (Organization)</text:p>
      <text:p text:style-name="P4">
出版时间: 2023-05-19T17:23:00+03:00</text:p>
      <text:p text:style-name="P4">
修改时间: 2023-05-19T17:23:00+03:00</text:p>
      <text:p text:style-name="P4">
描述: 乌克兰预计丹麦将参加国际联盟，以提供战斗的空气潜力。  - 乌克林。</text:p>
      <text:p text:style-name="P4">
图片: ["<text:a xlink:type="simple" xlink:href="https://static.ukrinform.com/photos/2023_05/thumb_files/630_360_1684505219-762.jpg" text:style-name="Internet_20_link" text:visited-style-name="Visited_20_Internet_20_Link">
630_360_16845...</text:a>
"]</text:p>
      <text:p text:style-name="P4">
标签: ['Данія', 'Україна', 'Винищувач', 'Стефанчук', 'Авіаційна коаліція']</text:p>
      <text:p text:style-name="P4">
类型: Article</text:p>
      <!--METADATA-->
      <text:p text:style-name="P4">
<draw:frame draw:style-name="fr1" draw:name="Image114" text:anchor-type="as-char" svg:width="6.9236in" svg:height="3.956343in" draw:z-index="0">
<draw:image xlink:href="../Images/yкринформ/2023-05-19T17-23-00-03-00/630_360_1684505219-762.jpg" xlink:type="simple" xlink:show="embed" xlink:actuate="onLoad" draw:mime-type="image/jpeg"/>
</draw:frame>
乌克兰与丹麦在国际联盟中打交道，以提供军事空气潜力。</text:p>
      <text:p text:style-name="P4">
乌克兰通讯员的报道，乌克兰的Verkhovna Rada主席Ruslan Stefanchuk在与丹麦丹麦部长Troels Lundpoolesen的表演职责中表示了这一点。</text:p>
      <text:p text:style-name="P4">
乌克兰议会的议长说：“提供现代武器和对我们军事的训练是恢复国际公认边界乌克兰领土领土领土的主权控制的重要浪潮。”</text:p>
      <text:p text:style-name="P4">
他指出，否认高比萨“凯撒”，鱼叉，M113装甲运输车和豹子坦克的装置大大提高了乌克兰州的图书馆容量。</text:p>
      <text:p text:style-name="P4">
Stefanchuk强调说：“我们指望丹麦参与国际联盟，以向乌克兰提供空中潜力。”</text:p>
      <text:p text:style-name="P4">
<text:span text:style-name="T4">
另请阅读：</text:span>
 <text:a xlink:type="simple" xlink:href="https://www.ukrinform.ua/rubric-polytics/3709697-dania-j-nadali-bude-porad-z-ukrainou-glava-mzs.html" text:style-name="Internet_20_link" text:visited-style-name="Visited_20_Internet_20_Link">
<text:span text:style-name="T4">
丹麦</text:span>
</text:a>
Verkhovna Rada主席强调，接受乌克兰飞行员的战斗机和培训，以进一步保护天空，基础设施和平民。</text:p>
      <text:p text:style-name="P4">
同时，他在维尔纽斯峰会上召集了丹麦和盟友<text:a xlink:type="simple" xlink:href="https://www.ukrinform.ua/tag-nato" text:style-name="Internet_20_link" text:visited-style-name="Visited_20_Internet_20_Link">
</text:a>
构成乌克兰邀请邀请和时代的共同愿景。</text:p>
      <text:p text:style-name="P4">
此外，Stefanchuk感谢丹麦在矿山和乌克兰军队的待遇方面的帮助。</text:p>
      <text:p text:style-name="P4">
如报道<text:a xlink:type="simple" xlink:href="https://www.ukrinform.ua/rubric-polytics/3711312-stefancuk-pribuv-iz-vizitom-do-danii.html" text:style-name="Internet_20_link" text:visited-style-name="Visited_20_Internet_20_Link">
</text:a>
，乌克兰Ruslantefanchuk的Verkhovna Rada主席正式访问丹麦王国。</text:p>
      <text:p text:style-name="P4">
News Source: <text:a xlink:type="simple" xlink:href="https://www.ukrinform.ua/rubric-ato/3711501-ukraina-rozrahovue-so-dania-priednaetsa-do-aviacijnoi-koalicii-stefancuk.html" text:style-name="Internet_20_link" text:visited-style-name="Visited_20_Internet_20_Link">
https://www.ukrinform.ua/rubric-ato/3711501-ukraina-rozrahovue-so-dania-priednaetsa-do-aviacijnoi-koalicii-stefancuk.html</text:a>
</text:p>
      <!--NEWS-->
      <text:h text:style-name="P10" text:outline-level="1">
<text:span text:style-name="T4">
谷物协议：俄罗斯联邦同意将船舶检查恢复到港口，但不是全部</text:span>
</text:h>
      <text:p text:style-name="P4">
作者: Ukrinform (Person)</text:p>
      <text:p text:style-name="P4">
出版商: Укринформ (Organization)</text:p>
      <text:p text:style-name="P4">
出版时间: 2023-05-19T17:25:00+03:00</text:p>
      <text:p text:style-name="P4">
修改时间: 2023-05-19T17:25:00+03:00</text:p>
      <text:p text:style-name="P4">
描述: 在“谷物协议”中，只有那些进入海港“ Odesa”和“ Chernomorsk”入口的船只才能接受检查。  - 乌克林。</text:p>
      <text:p text:style-name="P4">
图片: ["<text:a xlink:type="simple" xlink:href="https://static.ukrinform.com/photos/2023_05/thumb_files/630_360_1683635778-514.jpg" text:style-name="Internet_20_link" text:visited-style-name="Visited_20_Internet_20_Link">
630_360_16836...</text:a>
"]</text:p>
      <text:p text:style-name="P4">
标签: ['Росія', 'Корабель', 'зерновий коридор']</text:p>
      <text:p text:style-name="P4">
类型: Article</text:p>
      <!--METADATA-->
      <text:p text:style-name="P4">
<draw:frame draw:style-name="fr1" draw:name="Image115" text:anchor-type="as-char" svg:width="6.9236in" svg:height="3.956343in" draw:z-index="0">
<draw:image xlink:href="../Images/yкринформ/2023-05-19T17-25-00-03-00/630_360_1683635778-514.jpg" xlink:type="simple" xlink:show="embed" xlink:actuate="onLoad" draw:mime-type="image/jpeg"/>
</draw:frame>
在“谷物协议”中，只有那些进入海港“ Odesa”和“ Chernomorsk”的船只才能接受检查。</text:p>
      <text:p text:style-name="P4">
乌克林福姆(Ukrinform)的说法，乌克兰Yuriy Vaskov社区，领土和基础设施的发展副部长在一次采访中说<text:a xlink:type="simple" xlink:href="https://interfax.com.ua/news/economic/911171.html" text:style-name="Internet_20_link" text:visited-style-name="Visited_20_Internet_20_Link">
</text:a>
。</text:p>
      <text:p text:style-name="P4">
“截至5月19日上午，已经知道俄罗斯同意恢复对港口“ Odessa”和“ Chernomorsk”港口的检查，但拒绝检查前往港口“南部”的船只，他说。</text:p>
      <text:p text:style-name="P4">
瓦斯科夫回忆说，目前有62艘船正在等待进入乌克兰摩擦的入口。 据他说，在5月17日之后，DSM Capella船与来自3万吨玉米的巴巴多斯的副船长，将“ Chernomorsk”港口留给<text:a xlink:type="simple" xlink:href="https://www.ukrinform.ua/tag-tureccina" text:style-name="Internet_20_link" text:visited-style-name="Visited_20_Internet_20_Link">
</text:a>
，没有其他船只可以参与乌克兰港口。</text:p>
      <text:p text:style-name="P4">
副部长强调，乌克兰准备每月出口600万吨农产品，以正常运作“谷物 - 生产”乌克兰，但是自11月以来，俄罗斯发现了新的理由来限制出口和中止“谷物倡议”。 因此，在最初的17天中，从海港出口了不到100万吨的农产品。</text:p>
      <text:p text:style-name="P4">
<text:span text:style-name="T4">
另请阅读：</text:span>
 <text:a xlink:type="simple" xlink:href="https://www.ukrinform.ua/rubric-economy/3711541-lideri-g7-pidtrimali-cornomorsku-zernovu-iniciativu.html" text:style-name="Internet_20_link" text:visited-style-name="Visited_20_Internet_20_Link">
</text:a>
该部预计，对入口的首次检查应通过“最古老的”船只，这是最长的时间。 如果通过其通过，则可以在乌克兰港口进行此类船只。</text:p>
      <text:p text:style-name="P4">
正如乌克兰富特有，乌克兰，联合国和土耳其的报道，2023年18月18日，同意继续通过黑海安全运输农产品的倡议。 该协议延长了1,20天，但在俄罗斯，该协议指出该协议将有效期至2023年5月18日。</text:p>
      <text:p text:style-name="P4">
替代人少数人是社区发展的恢复少量，泰恩基础设施的领土亚历山大·库布拉科夫(Alexander Kubrakov)于5月17日报告说<text:a xlink:type="simple" xlink:href="https://www.ukrinform.ua/rubric-economy/3710574-zernovu-ugodu-prodovzili-na-dva-misaci.html" text:style-name="Internet_20_link" text:visited-style-name="Visited_20_Internet_20_Link">
</text:a>
s</text:p>
      <text:p text:style-name="P4">
<text:span text:style-name="T5">
foto：trt haber</text:span>
</text:p>
      <text:p text:style-name="P4">
News Source: <text:a xlink:type="simple" xlink:href="https://www.ukrinform.ua/rubric-economy/3711601-zernova-ugoda-rf-pogodilas-vidnoviti-inspekcii-suden-do-portiv-ale-ne-vsih.html" text:style-name="Internet_20_link" text:visited-style-name="Visited_20_Internet_20_Link">
https://www.ukrinform.ua/rubric-economy/3711601-zernova-ugoda-rf-pogodilas-vidnoviti-inspekcii-suden-do-portiv-ale-ne-vsih.html</text:a>
</text:p>
      <!--NEWS-->
      <text:h text:style-name="P10" text:outline-level="1">
<text:span text:style-name="T4">
在基辅地区，一座桥梁在塔尔河上重建</text:span>
</text:h>
      <text:p text:style-name="P4">
作者: Ukrinform (Person)</text:p>
      <text:p text:style-name="P4">
出版商: Укринформ (Organization)</text:p>
      <text:p text:style-name="P4">
出版时间: 2023-05-19T17:25:10+03:00</text:p>
      <text:p text:style-name="P4">
修改时间: 2023-05-19T17:25:10+03:00</text:p>
      <text:p text:style-name="P4">
描述: 在基辅地区，横跨塔尔河的桥梁的重建，位于基辅 - 伊万奇奇 - 奥维鲁奇高速公路上。  - 乌克林。</text:p>
      <text:p text:style-name="P4">
图片: ["<text:a xlink:type="simple" xlink:href="https://static.ukrinform.com/photos/2023_05/thumb_files/630_360_1684506186-810.jpg" text:style-name="Internet_20_link" text:visited-style-name="Visited_20_Internet_20_Link">
630_360_16845...</text:a>
"]</text:p>
      <text:p text:style-name="P4">
标签: ['Міст', 'Київщина', 'Відбудова', 'Міністерство відновлення']</text:p>
      <text:p text:style-name="P4">
类型: Article</text:p>
      <!--METADATA-->
      <text:p text:style-name="P4">
<draw:frame draw:style-name="fr1" draw:name="Image116" text:anchor-type="as-char" svg:width="6.9236in" svg:height="3.956343in" draw:z-index="0">
<draw:image xlink:href="../Images/yкринформ/2023-05-19T17-25-10-03-00/630_360_1684506186-810.jpg" xlink:type="simple" xlink:show="embed" xlink:actuate="onLoad" draw:mime-type="image/jpeg"/>
</draw:frame>
Ukiiv地区结束了横跨塔尔河的桥梁的重建，该河流位于基辅-Ivankiv -Ovruch高速公路上。</text:p>
      <text:p text:style-name="P4">
根据乌克林福姆的说法，乌克兰社区，领土和基础设施发展部的新闻服务在[]报告(https://www.facebook.com/Ministry.for.restoration/posts/pfbid02wKKSHfwc18Ls559KQ1smgnUcZ9FPJVrPNQ9hxtoctSvPQr1JA2ERj3o8y95vCD4Fl)值得注意的是，桥已经通过了第一次发动机运输。 尤其是城市，允许恢复基辅Taivankiv社区之间的完整运输联系。 这将简化当地居民的物流，还将交付商品。</text:p>
      <text:p text:style-name="P4">
国防部提醒人们，横跨塔尔河的桥梁破坏了俄罗斯占领部队，从[]撤退了(https://www.ukrinform.ua/tag-kiivsina)。由于爆炸的爆炸，其所有结构都被破坏了。</text:p>
      <text:p text:style-name="P4">
重建的准备工作进行了桥梁和领土的脱落。 它的施工花了7个月。 活跃的工作在2022年11月推迟了。 横跨塔尔河的桥实际上是“蜗牛”的：安装了支撑，横梁和跑步。 它有2种沥青运动和人行道。</text:p>
      <text:p text:style-name="P4">
这是在基辅地区重建的第二座桥梁。 去年，基辅-Kharkiv -Dovzhansky Highway上的桥梁已经充分发挥作用。</text:p>
      <text:p text:style-name="P4">
<text:span text:style-name="T4">
另请阅读：</text:span>
 <text:a xlink:type="simple" xlink:href="https://www.ukrinform.ua/rubric-vidbudova/3693995-na-cernigivsini-vidkrili-mist-cerez-desnu-zrujnovanij-na-pocatku-vtorgnenna-rf.html" text:style-name="Internet_20_link" text:visited-style-name="Visited_20_Internet_20_Link">
<text:span text:style-name="T4">
打开</text:span>
 <text:span text:style-name="T4">
桥</text:span>
</text:a>
目前，基辅地区正在进行10座桥梁的建设工作，在战斗中已经制定了。 除了完全重建外，在过去的一年中还建立了另外20个临时交叉。</text:p>
      <text:p text:style-name="P4">
据乌克林福姆报道，今年5月，国家恢复和基础设施发展机构恢复了LVIV-TRUSKAVETS-ESSAY的直接联系，在LVIV地区的T-14-02高速公路上安装了临时桥梁。</text:p>
      <text:p text:style-name="P4">
<text:span text:style-name="T5">
foto：国防部</text:span>
</text:p>
      <text:p text:style-name="P4">
News Source: <text:a xlink:type="simple" xlink:href="https://www.ukrinform.ua/rubric-vidbudova/3711503-na-kiivsini-vidbuduvali-mist-cerez-ricku-tal.html" text:style-name="Internet_20_link" text:visited-style-name="Visited_20_Internet_20_Link">
https://www.ukrinform.ua/rubric-vidbudova/3711503-na-kiivsini-vidbuduvali-mist-cerez-ricku-tal.html</text:a>
</text:p>
      <!--NEWS-->
      <text:h text:style-name="P10" text:outline-level="1">
<text:span text:style-name="T4">
在第比利斯举行的一场反对航空公司的集会，俄罗斯拘留了六人</text:span>
</text:h>
      <text:p text:style-name="P4">
作者: Ukrinform (Person)</text:p>
      <text:p text:style-name="P4">
出版商: Укринформ (Organization)</text:p>
      <text:p text:style-name="P4">
出版时间: 2023-05-19T17:25:55+03:00</text:p>
      <text:p text:style-name="P4">
修改时间: 2023-05-19T17:25:55+03:00</text:p>
      <text:p text:style-name="P4">
描述: 六人拘留了抗议行动，以抗议周五在第比利斯机场附近通过的俄罗斯和佐治亚州之间航空公司的恢复。  - 乌克林。</text:p>
      <text:p text:style-name="P4">
图片: ["<text:a xlink:type="simple" xlink:href="https://static.ukrinform.com/photos/2023_05/thumb_files/630_360_1684506210-362.png" text:style-name="Internet_20_link" text:visited-style-name="Visited_20_Internet_20_Link">
630_360_16845...</text:a>
"]</text:p>
      <text:p text:style-name="P4">
标签: ['Грузія', 'Протест', 'Затримання']</text:p>
      <text:p text:style-name="P4">
类型: Article</text:p>
      <!--METADATA-->
      <text:p text:style-name="P4">
<draw:frame draw:style-name="fr1" draw:name="Image117" text:anchor-type="as-char" svg:width="6.9236in" svg:height="3.956343in" draw:z-index="0">
<draw:image xlink:href="../Images/yкринформ/2023-05-19T17-25-55-03-00/630_360_1684506210-362.png" xlink:type="simple" xlink:show="embed" xlink:actuate="onLoad" draw:mime-type="image/png"/>
</draw:frame>
抗议者反对周五通过第比利斯机场大楼的俄罗斯和佐治亚州之间航空公司的恢复，拘留了六人。</text:p>
      <text:p text:style-name="P4">
关于它报告<text:a xlink:type="simple" xlink:href="https://www.ekhokavkaza.com/a/v-tbilisi-na-mitinge-protiv-aviasoobscheniya-s-rossiey-zaderzhali-shestj-chelovek/32418937.html" text:style-name="Internet_20_link" text:visited-style-name="Visited_20_Internet_20_Link">
</text:a>
，报道乌克林福姆。</text:p>
      <text:p text:style-name="P4">
格鲁吉亚内政部表示，激进分子因不服从警察和小房屋而被拘留。</text:p>
      <text:p text:style-name="P4">
第比利斯机场附近的行动正在完成。 计划在佐治亚州议会大楼附近举行的俄罗斯航空公司集会。</text:p>
      <text:p text:style-name="P4">
据报道，俄罗斯总统弗拉基米尔<text:a xlink:type="simple" xlink:href="https://www.ukrinform.ua/tag-putin" text:style-name="Internet_20_link" text:visited-style-name="Visited_20_Internet_20_Link">
</text:a>
他签署了第15届佐治亚州公民的签证取消法令，并允许该国直接航空公司。</text:p>
      <text:p text:style-name="P4">
佐治亚州经济副部长Mariam Kvivishvili表示，俄罗斯 - 一家公司和飞机尚未实施制裁的公司和飞机将有可能在佐治亚州的方向上进行直接的空中通信。</text:p>
      <text:p text:style-name="P4">
<text:span text:style-name="T4">
另请阅读：</text:span>
 <text:a xlink:type="simple" xlink:href="https://www.ukrinform.ua/rubric-world/3711310-u-gruzii-vidali-dozvil-na-poloti-se-odnij-rosijskij-aviakompanii.html" text:style-name="Internet_20_link" text:visited-style-name="Visited_20_Internet_20_Link">
<text:span text:style-name="T4">
乔治亚州</text:span>
</text:a>
欧盟发言人彼得(Peter)表示，佐治亚州政府从俄罗斯恢复飞机的决定与欧盟对侵略者国家的制裁政策相矛盾，并使欧盟进一步晋升为欧盟。</text:p>
      <text:p text:style-name="P4">
俄罗斯航空公司“方位角”飞机<text:a xlink:type="simple" xlink:href="https://www.ukrinform.ua/rubric-world/3711391-persij-rejs-z-rf-za-4-roki-v-aeroportu-tbilisi-mobilizuvali-bezprecedentnu-kilkist-pravoohoronciv.html" text:style-name="Internet_20_link" text:visited-style-name="Visited_20_Internet_20_Link">
</text:a>
莫斯科是第比利斯。 他飞行了伊扎波特(Izaeport)，并于13:17被第比利斯(Tbilisi)降落在格鲁吉亚首都。</text:p>
      <text:p text:style-name="P4">
从莫斯科到第比利斯的第一次航班是由统治政治家和公众人物代表团来到的。</text:p>
      <text:p text:style-name="P4">
反过来，佐治亚州总统萨洛姆·苏拉比什维利(Salome salome Zurabishvili)回应了<text:a xlink:type="simple" xlink:href="https://twitter.com/Zourabichvili_S/status/1659490565912768514" text:style-name="Internet_20_link" text:visited-style-name="Visited_20_Internet_20_Link">
</text:a>
苏拉比什维利写道：“尽管格鲁吉亚人民有抵抗，但俄罗斯还是在第比利西岛降落了不良的雷斯。”</text:p>
      <text:p text:style-name="P4">
<text:span text:style-name="T5">
foto：Radio Liberty</text:span>
</text:p>
      <text:p text:style-name="P4">
News Source: <text:a xlink:type="simple" xlink:href="https://www.ukrinform.ua/rubric-world/3711505-u-tbilisi-na-mitingu-proti-aviaspolucenna-z-rosieu-zatrimali-sistoh-ludej.html" text:style-name="Internet_20_link" text:visited-style-name="Visited_20_Internet_20_Link">
https://www.ukrinform.ua/rubric-world/3711505-u-tbilisi-na-mitingu-proti-aviaspolucenna-z-rosieu-zatrimali-sistoh-ludej.html</text:a>
</text:p>
      <!--NEWS-->
      <text:h text:style-name="P10" text:outline-level="1">
<text:span text:style-name="T4">
在缅甸，旋风的死亡人数增加到145</text:span>
</text:h>
      <text:p text:style-name="P4">
作者: Ukrinform (Person)</text:p>
      <text:p text:style-name="P4">
出版商: Укринформ (Organization)</text:p>
      <text:p text:style-name="P4">
出版时间: 2023-05-19T17:33:48+03:00</text:p>
      <text:p text:style-name="P4">
修改时间: 2023-05-19T17:33:48+03:00</text:p>
      <text:p text:style-name="P4">
描述: 在缅甸，Mokco气旋的受害者人数达到145。  - 乌克林。</text:p>
      <text:p text:style-name="P4">
图片: ["<text:a xlink:type="simple" xlink:href="https://static.ukrinform.com/photos/2023_05/thumb_files/630_360_1684160933-227.jpg" text:style-name="Internet_20_link" text:visited-style-name="Visited_20_Internet_20_Link">
630_360_16841...</text:a>
"]</text:p>
      <text:p text:style-name="P4">
标签: ['Мʼянма', 'Циклон']</text:p>
      <text:p text:style-name="P4">
类型: Article</text:p>
      <!--METADATA-->
      <text:p text:style-name="P4">
<draw:frame draw:style-name="fr1" draw:name="Image118" text:anchor-type="as-char" svg:width="6.9236in" svg:height="3.956343in" draw:z-index="0">
<draw:image xlink:href="../Images/yкринформ/2023-05-19T17-33-48-03-00/630_360_1684160933-227.jpg" xlink:type="simple" xlink:show="embed" xlink:actuate="onLoad" draw:mime-type="image/jpeg"/>
</draw:frame>
Mokco达到145。</text:p>
      <text:p text:style-name="P4">
关于它报告<text:a xlink:type="simple" xlink:href="https://apnews.com/article/myanmar-rohingya-cyclone-mocha-aid-91a3b33a94a12086c474400f9d0c1839" text:style-name="Internet_20_link" text:visited-style-name="Visited_20_Internet_20_Link">
</text:a>
，报道乌克林福姆。</text:p>
      <text:p text:style-name="P4">
根据关于MRTV州电视台发布的官方数据，旋风牺牲的数量至少增加到145，其中包括罗钦迪穆斯林少数派的117名代表。</text:p>
      <text:p text:style-name="P4">
也有四名士兵和24名rakhain居民。 在他们的死亡中，尽管预防权力，但拒绝撤离的人被指控撤离。</text:p>
      <text:p text:style-name="P4">
以上数据涉及拉金(Rakhin)的西方国家，那里的Mokko旋风造成了最大的伤害。 该国其他地区的死者没有报道。</text:p>
      <text:p text:style-name="P4">
从上周五开始，有63 302 Rochindi被撤离，其中17个U17定居点。</text:p>
      <text:p text:style-name="P4">
<text:span text:style-name="T4">
另请阅读：</text:span>
 <text:a xlink:type="simple" xlink:href="https://www.ukrinform.ua/rubric-world/3706550-u-manmi-obstrilali-gumkonvoj-akij-suprovodzuvali-diplomati-z-indonezii-ta-singapuru.html" text:style-name="Internet_20_link" text:visited-style-name="Visited_20_Internet_20_Link">
<text:span text:style-name="T4">
 yang </text:span>
</text:a>
声明说：“军政府指出，关于400多人死亡人数的非正式数据是错误的，但是在没有独立确认受害者和毁灭的实际规模的情况下，仍然不确定。”</text:p>
      <text:p text:style-name="P4">
据报道缅甸的军事领导(https://www.ukrinform.ua/rubric-world/3709564-manmu-nakriv-potuznij-ciklon-mokko-sonajmense-sestero-zagiblih.html)至少有六人被杀。</text:p>
      <text:p text:style-name="P4">
随后，报告了32人死亡。</text:p>
      <text:p text:style-name="P4">
News Source: <text:a xlink:type="simple" xlink:href="https://www.ukrinform.ua/rubric-world/3711507-u-manmi-kilkist-zagiblih-unaslidok-ciklonu-zrosla-do-145.html" text:style-name="Internet_20_link" text:visited-style-name="Visited_20_Internet_20_Link">
https://www.ukrinform.ua/rubric-world/3711507-u-manmi-kilkist-zagiblih-unaslidok-ciklonu-zrosla-do-145.html</text:a>
</text:p>
      <!--NEWS-->
      <text:h text:style-name="P10" text:outline-level="1">
<text:span text:style-name="T4">
庆祝刺绣日在塞浦路斯的乌克兰大厦举行</text:span>
</text:h>
      <text:p text:style-name="P4">
作者: Ukrinform (Person)</text:p>
      <text:p text:style-name="P4">
出版商: Укринформ (Organization)</text:p>
      <text:p text:style-name="P4">
出版时间: 2023-05-19T17:36:00+03:00</text:p>
      <text:p text:style-name="P4">
修改时间: 2023-05-19T17:36:00+03:00</text:p>
      <text:p text:style-name="P4">
描述: 在帕福斯市的乌克兰大厦举行了一个节日活动，这是一场节日活动，主要活动是乌克兰·莉迪亚·伊万尼特斯卡亚艺术家联合会成员的手镯的大师班。  - 乌克林。</text:p>
      <text:p text:style-name="P4">
图片: ["<text:a xlink:type="simple" xlink:href="https://static.ukrinform.com/photos/2023_05/thumb_files/630_360_1684506712-881.jpg" text:style-name="Internet_20_link" text:visited-style-name="Visited_20_Internet_20_Link">
630_360_16845...</text:a>
", "<text:a xlink:type="simple" xlink:href="https://static.ukrinform.com/photos/2023_05/1684506725-380.jpg" text:style-name="Internet_20_link" text:visited-style-name="Visited_20_Internet_20_Link">
1684506725-38...</text:a>
", "<text:a xlink:type="simple" xlink:href="https://static.ukrinform.com/photos/2023_05/1684506737-696.jpg" text:style-name="Internet_20_link" text:visited-style-name="Visited_20_Internet_20_Link">
1684506737-69...</text:a>
", "<text:a xlink:type="simple" xlink:href="https://static.ukrinform.com/photos/2023_05/1684506765-153.jpg" text:style-name="Internet_20_link" text:visited-style-name="Visited_20_Internet_20_Link">
1684506765-15...</text:a>
"]</text:p>
      <text:p text:style-name="P4">
标签: ['Діаспора', 'Кіпр', 'Культура', 'Вишиванка', 'День вишиванки']</text:p>
      <text:p text:style-name="P4">
类型: Article</text:p>
      <!--METADATA-->
      <text:p text:style-name="P4">
<draw:frame draw:style-name="fr1" draw:name="Image119" text:anchor-type="as-char" svg:width="6.9236in" svg:height="3.956343in" draw:z-index="0">
<draw:image xlink:href="../Images/yкринформ/2023-05-19T17-36-00-03-00/630_360_1684506712-881.jpg" xlink:type="simple" xlink:show="embed" xlink:actuate="onLoad" draw:mime-type="image/jpeg"/>
</draw:frame>
在帕福斯市塞浦路斯的乌克兰房屋中，在Vyshivanka Day举行了节日，其中的主要活动是大师班，上面写着刺绣乌克兰艺术家Lydia Ivanytska艺术家联盟的手镯。</text:p>
      <text:p text:style-name="P4">
正如乌克林福姆报道的那样，据说<text:a xlink:type="simple" xlink:href="https://www.facebook.com/story.php" text:style-name="Internet_20_link" text:visited-style-name="Visited_20_Internet_20_Link">
</text:a>
乌克兰的塞浦路斯之家，帕福斯。</text:p>
      <text:p text:style-name="P4">
<draw:frame draw:style-name="fr1" draw:name="Image120" text:anchor-type="as-char" svg:width="6.9236in" svg:height="7.994194in" draw:z-index="0">
<draw:image xlink:href="../Images/yкринформ/2023-05-19T17-36-00-03-00/1684506725-380.jpg" xlink:type="simple" xlink:show="embed" xlink:actuate="onLoad" draw:mime-type="image/jpeg"/>
</draw:frame>
据报道，刺绣大师班成为所有参与者的真正创意旅程。 在Lydia Ivanovna的领导下，他们了解了乌克兰刺绣技术的秘密，并能够创造出自己独特的魅力。 多亏了IIST和她的耐心培训，每个参与者都能够揭示他的创造力，并为乌克兰遗产感到自豪。</text:p>
      <text:p text:style-name="P4">
<draw:frame draw:style-name="fr1" draw:name="Image121" text:anchor-type="as-char" svg:width="6.9236in" svg:height="7.994194in" draw:z-index="0">
<draw:image xlink:href="../Images/yкринформ/2023-05-19T17-36-00-03-00/1684506737-696.jpg" xlink:type="simple" xlink:show="embed" xlink:actuate="onLoad" draw:mime-type="image/jpeg"/>
</draw:frame>
“整个乌克兰的房屋都变成了鲜艳的色彩，客人穿着民间服装，营造了令人难以置信的喜庆氛围。听到乌克兰音乐。”</text:p>
      <text:p text:style-name="P4">
<draw:frame draw:style-name="fr1" draw:name="Image122" text:anchor-type="as-char" svg:width="6.9236in" svg:height="7.994194in" draw:z-index="0">
<draw:image xlink:href="../Images/yкринформ/2023-05-19T17-36-00-03-00/1684506765-153.jpg" xlink:type="simple" xlink:show="embed" xlink:actuate="onLoad" draw:mime-type="image/jpeg"/>
</draw:frame>
乌克兰之家真诚地感谢莉迪亚·伊万诺夫纳(Lydia Ivanovna)对艺术的奉献精神，但她为维护和促进乌克兰的专家所做的一切所做的一切。 参加此活动的任何人也表达了致谢，这使这一天变得特别且难忘。</text:p>
      <text:p text:style-name="P4">
我们将于4月30日在帕福斯的乌克兰房屋中提醒<text:a xlink:type="simple" xlink:href="https://www.ukrinform.ua/rubric-diaspora/3703010-na-kipri-proveli-majsterklas-za-motivami-tvorcosti-ukrainskoi-mistkini-lubovi-pancenko.html" text:style-name="Internet_20_link" text:visited-style-name="Visited_20_Internet_20_Link">
</text:a>
参与者聚集在乌克兰艺术家Lyubov Panchenko的大师班上，以纪念她的记忆。</text:p>
      <text:p text:style-name="P4">
<text:span text:style-name="T5">
foto：塞浦路斯的乌克兰房屋，Paphos / Facebook</text:span>
</text:p>
      <text:p text:style-name="P4">
News Source: <text:a xlink:type="simple" xlink:href="https://www.ukrinform.ua/rubric-diaspora/3711509-svatkuvanna-dna-visivanki-vidbulosa-v-ukrainskomu-domi-na-kipri.html" text:style-name="Internet_20_link" text:visited-style-name="Visited_20_Internet_20_Link">
https://www.ukrinform.ua/rubric-diaspora/3711509-svatkuvanna-dna-visivanki-vidbulosa-v-ukrainskomu-domi-na-kipri.html</text:a>
</text:p>
      <!--NEWS-->
      <text:h text:style-name="P10" text:outline-level="1">
<text:span text:style-name="T4">
在双年展的Architettura 2023国际展览会上，乌克兰帕尔（Ukrainian Palle）开业</text:span>
</text:h>
      <text:p text:style-name="P4">
作者: Ukrinform (Person)</text:p>
      <text:p text:style-name="P4">
出版商: Укринформ (Organization)</text:p>
      <text:p text:style-name="P4">
出版时间: 2023-05-19T17:39:00+03:00</text:p>
      <text:p text:style-name="P4">
修改时间: 2023-05-19T17:39:00+03:00</text:p>
      <text:p text:style-name="P4">
描述: 2023年5月18日，在世界上最大的建筑展览之一在威尼斯举行了世界双年展建筑展览之一，乌克兰馆的正式开放是未来的。  - 乌克林。</text:p>
      <text:p text:style-name="P4">
图片: ["<text:a xlink:type="simple" xlink:href="https://static.ukrinform.com/photos/2023_05/thumb_files/630_360_1684507250-217.jpg" text:style-name="Internet_20_link" text:visited-style-name="Visited_20_Internet_20_Link">
630_360_16845...</text:a>
"]</text:p>
      <text:p text:style-name="P4">
标签: ['Архітектура', 'Україна', 'Виставка', 'Венеція']</text:p>
      <text:p text:style-name="P4">
类型: Article</text:p>
      <!--METADATA-->
      <text:p text:style-name="P4">
<draw:frame draw:style-name="fr1" draw:name="Image123" text:anchor-type="as-char" svg:width="6.9236in" svg:height="3.956343in" draw:z-index="0">
<draw:image xlink:href="../Images/yкринформ/2023-05-19T17-39-00-03-00/630_360_1684507250-217.jpg" xlink:type="simple" xlink:show="embed" xlink:actuate="onLoad" draw:mime-type="image/jpeg"/>
</draw:frame>
20123年5月18日，在乌克兰馆的正式开幕仪式之前，在威尼斯世界上最大的建筑展览会之一举行。</text:p>
      <text:p text:style-name="P4">
根据乌克林福姆的说法，社区，领土和基础设施报告的新闻社部门的新闻服务<text:a xlink:type="simple" xlink:href="https://www.facebook.com/Ministry.for.restoration/posts/pfbid0JKfgvcHU5S21UBYiGxELJmVBjncrewhDyFqYZ6KsxhtqDTwpFiHsx9zEC7UVZWGWl" text:style-name="Internet_20_link" text:visited-style-name="Visited_20_Internet_20_Link">
</text:a>
.</text:p>
      <text:p text:style-name="P4">
Зазначається, що рішення про участь України у виставці було ухвалено післямайже 10-річної перерви.</text:p>
      <text:p text:style-name="P4">
У виставці візьмуть участь понад 30 українських архітекторок та архітекторів іпредставників інших дисциплін. Передбачається, що виставка також допоможезалучити до відновлення найкращих іноземних фахівців.</text:p>
      <text:p text:style-name="P4">
«Для нас це можливість показати, що попри війну, ми орієнтовані навідродження, на творення архітектури оновленої <text:a xlink:type="simple" xlink:href="https://www.ukrinform.ua/tag-ukraina" text:style-name="Internet_20_link" text:visited-style-name="Visited_20_Internet_20_Link">
</text:a>
。 基础是障碍，能源效率和环境友好的原则。 全面入侵的那一年都推动了重新思考安全概念，这反映在乌克兰艺术家将代表的概念中。 双年展是乌克兰与文明世界之间的文化对话，这将是建立未来的声明。</text:p>
      <text:p text:style-name="P4">
<text:span text:style-name="T4">
另请阅读：</text:span>
 <text:a xlink:type="simple" xlink:href="https://www.ukrinform.ua/rubric-diaspora/3710932-u-gelsinki-vidkrilasa-vistavka-do-vsesvitnogo-dna-visivanki.html" text:style-name="Internet_20_link" text:visited-style-name="Visited_20_Internet_20_Link">
<text:span text:style-name="T4">
展览</text:span>
</text:a>
反过来，文化与信息政策部长亚历山大·托卡克(Alexander Tkachenkocous)在<text:a xlink:type="simple" xlink:href="https://t.me/otkachenkokyiv/3590" text:style-name="Internet_20_link" text:visited-style-name="Visited_20_Internet_20_Link">
</text:a>
乌克兰参加了世界上一个获得的建筑展览的参与，有机会说这些国家是绝对所有重要过程的积极参与者。</text:p>
      <text:p text:style-name="P4">
“今天5月19日，发现了第18次威尼斯生物纳纳研究结构，乌克兰在象征性的乌克兰DNA下介绍了该博览会。”  -  Tkachenko写道。</text:p>
      <text:p text:style-name="P4">
他指出，乌克兰的建筑保留了民族传统的连续性，这反映在现代乌克兰建筑师的最佳创意成就中。展览将于5月20日至11月26日在威尼斯继续。</text:p>
      <text:p text:style-name="P4">
据报道，双年展Architetura是一个国际建筑展览，每2年在威尼斯度过一次。 它的主要目标是展示将回答现代社会，技术和文化挑战的古老解决方案。</text:p>
      <text:p text:style-name="P4">
上次，我们的州于2014年在双年展ArchiteTura上介绍。</text:p>
      <text:p text:style-name="P4">
News Source: <text:a xlink:type="simple" xlink:href="https://www.ukrinform.ua/rubric-culture/3711516-na-miznarodnij-vistavci-biennale-architettura-2023-vidkrivsa-ukrainskij-paljon.html" text:style-name="Internet_20_link" text:visited-style-name="Visited_20_Internet_20_Link">
https://www.ukrinform.ua/rubric-culture/3711516-na-miznarodnij-vistavci-biennale-architettura-2023-vidkrivsa-ukrainskij-paljon.html</text:a>
</text:p>
      <!--NEWS-->
      <text:h text:style-name="P10" text:outline-level="1">
<text:span text:style-name="T4">
在俄罗斯，ICS检察官被通缉，他签发了普京被捕的逮捕令</text:span>
</text:h>
      <text:p text:style-name="P4">
作者: Ukrinform (Person)</text:p>
      <text:p text:style-name="P4">
出版商: Укринформ (Organization)</text:p>
      <text:p text:style-name="P4">
出版时间: 2023-05-19T17:40:00+03:00</text:p>
      <text:p text:style-name="P4">
修改时间: 2023-05-19T17:40:00+03:00</text:p>
      <text:p text:style-name="P4">
描述: 俄罗斯联邦内政部希望由卡里姆·汗（Karim Khan）国际刑事法院检察官，他通过逮捕俄罗斯总统弗拉基米尔·普京（Vladimir Putin）和俄罗斯儿童申诉专员玛丽亚·利维夫·贝洛娃（Maria Lviv-Belova）逮捕了逮捕令。 。  - 乌克林。</text:p>
      <text:p text:style-name="P4">
图片: ["<text:a xlink:type="simple" xlink:href="https://static.ukrinform.com/photos/2022_03/thumb_files/630_360_1647430462-245.jpg" text:style-name="Internet_20_link" text:visited-style-name="Visited_20_Internet_20_Link">
630_360_16474...</text:a>
"]</text:p>
      <text:p text:style-name="P4">
标签: ['Розшук', 'Росія', 'Міжнародний кримінальний суд', 'Карім Хан']</text:p>
      <text:p text:style-name="P4">
类型: Article</text:p>
      <!--METADATA-->
      <text:p text:style-name="P4">
<draw:frame draw:style-name="fr1" draw:name="Image124" text:anchor-type="as-char" svg:width="6.9236in" svg:height="3.956343in" draw:z-index="0">
<draw:image xlink:href="../Images/yкринформ/2023-05-19T17-40-00-03-00/630_360_1647430462-245.jpg" xlink:type="simple" xlink:show="embed" xlink:actuate="onLoad" draw:mime-type="image/jpeg"/>
</draw:frame>
俄罗斯联合会内政部希望由卡里姆·汗(Karim Khan)国际刑事法院的检察官发行逮捕令，以逮捕俄罗斯总统普京和俄罗斯儿童监察员玛丽亚·利沃维夫·贝洛利弗沃维克霍尔·卡普·霍克·霍普维克·霍克哈普·霍普·霍克·霍普·霍普·霍克·霍哈皮克斯特里。</text:p>
      <text:p text:style-name="P4">
关于IT报告乌克林福姆，参考<text:a xlink:type="simple" xlink:href="https://t.me/rian_ru/203214" text:style-name="Internet_20_link" text:visited-style-name="Visited_20_Internet_20_Link">
</text:a>
“内政部在[]中宣布(https://www.ukrinform.ua/tag-rozsuk)卡里姆·汗(Karim Khan)的检察官刑事法院。</text:p>
      <text:p text:style-name="P4">
<text:span text:style-name="T4">
另请阅读：</text:span>
 <text:a xlink:type="simple" xlink:href="https://www.ukrinform.ua/rubric-world/3685340-order-dla-putina-so-vazlivo-znati-pro-mks-i-do-cogo-tut-eksprezident-sudanu.html" text:style-name="Internet_20_link" text:visited-style-name="Visited_20_Internet_20_Link">
</text:a>
据乌克林福姆(Ukrinform)报道，3月17日，国际空间站的初步问题会议厅删除了普京和利维夫 - 比洛娃的逮捕。</text:p>
      <text:p text:style-name="P4">
<text:a xlink:type="simple" xlink:href="https://www.ukrinform.ua/rubric-world/3683849-miznarodnij-kriminalnij-sud-vidav-order-na-arest-putina.html" text:style-name="Internet_20_link" text:visited-style-name="Visited_20_Internet_20_Link">
</text:a>
\  - 在不到2022年2月24日的乌克兰暂时占领领土上的非法驱逐出境和运动，包括儿童。</text:p>
      <text:p text:style-name="P4">
News Source: <text:a xlink:type="simple" xlink:href="https://www.ukrinform.ua/rubric-world/3711513-u-rosii-ogolosili-v-rozsuk-prokurora-mks-akij-vidav-order-na-arest-putina.html" text:style-name="Internet_20_link" text:visited-style-name="Visited_20_Internet_20_Link">
https://www.ukrinform.ua/rubric-world/3711513-u-rosii-ogolosili-v-rozsuk-prokurora-mks-akij-vidav-order-na-arest-putina.html</text:a>
</text:p>
      <!--NEWS-->
      <text:h text:style-name="P10" text:outline-level="1">
<text:span text:style-name="T4">
政府归因于优先支出，以恢复OVA在DE检查领土上的工作</text:span>
</text:h>
      <text:p text:style-name="P4">
作者: Ukrinform (Person)</text:p>
      <text:p text:style-name="P4">
出版商: Укринформ (Organization)</text:p>
      <text:p text:style-name="P4">
出版时间: 2023-05-19T17:42:40+03:00</text:p>
      <text:p text:style-name="P4">
修改时间: 2023-05-19T17:42:40+03:00</text:p>
      <text:p text:style-name="P4">
描述: 部长的内阁扩大了预算的优先支出清单，该预算由戒严令中的财政部进行的付款。  - 乌克林。</text:p>
      <text:p text:style-name="P4">
图片: ["<text:a xlink:type="simple" xlink:href="https://static.ukrinform.com/photos/2022_06/thumb_files/630_360_1654614058-410.jpg" text:style-name="Internet_20_link" text:visited-style-name="Visited_20_Internet_20_Link">
630_360_16546...</text:a>
"]</text:p>
      <text:p text:style-name="P4">
标签: ['Деокупація', 'Кабмін', 'Військова адміністрація']</text:p>
      <text:p text:style-name="P4">
类型: Article</text:p>
      <!--METADATA-->
      <text:p text:style-name="P4">
<draw:frame draw:style-name="fr1" draw:name="Image125" text:anchor-type="as-char" svg:width="6.9236in" svg:height="3.956343in" draw:z-index="0">
<draw:image xlink:href="../Images/yкринформ/2023-05-19T17-42-40-03-00/630_360_1654614058-410.jpg" xlink:type="simple" xlink:show="embed" xlink:actuate="onLoad" draw:mime-type="image/jpeg"/>
</draw:frame>
部长的内阁扩大了优先预算支出的清单，这些支出由戒严令支付。</text:p>
      <text:p text:style-name="P4">
该决定是在周五的一次政府会议上做出的。(https://minre.gov.ua/2023/05/19/vidteper-vydatky-na-vidnovlennya-diyalnosti-vijskovyh-administraczij-na-deokupovanyh-terytoriyah-nalezhat-do-priorytetnyh/)临时补偿领土重新融入部。</text:p>
      <text:p text:style-name="P4">
“财政部开发的变化是随着军事行政部门的名义共同参与重返社会的参与，以支持地方当局，尤其是<text:a xlink:type="simple" xlink:href="https://www.ukrinform.ua/tag-deokupacia" text:style-name="Internet_20_link" text:visited-style-name="Visited_20_Internet_20_Link">
</text:a>
»， - 在部门说。</text:p>
      <text:p text:style-name="P4">
根据政府的决定，财政部将支付军事行政支出的付款，军事行政部门的实施是从占领的占领地区和领土上转移的，这些领土和领土是敌对行动的；军事行政部门。</text:p>
      <text:p text:style-name="P4">
<text:span text:style-name="T4">
另请阅读：</text:span>
 <text:a xlink:type="simple" xlink:href="https://www.ukrinform.ua/rubric-vidbudova/3711403-u-veresuk-obgovorili-vidnovlenna-na-deokupovanih-teritoriah.html" text:style-name="Internet_20_link" text:visited-style-name="Visited_20_Internet_20_Link">
<text:span text:style-name="T4">
 vereshch </text:span>
</text:a>
此外，第二阶段的支出清单已经扩展到，特别是，寄宿机构的病房和雇员的体检，人口社会保护系统的内部流离失所者的机构。</text:p>
      <text:p text:style-name="P4">
News Source: <text:a xlink:type="simple" xlink:href="https://www.ukrinform.ua/rubric-economy/3711514-urad-vidnis-do-prioritetnih-vidatki-na-vidnovlenna-roboti-ova-na-deokupovanih-teritoriah.html" text:style-name="Internet_20_link" text:visited-style-name="Visited_20_Internet_20_Link">
https://www.ukrinform.ua/rubric-economy/3711514-urad-vidnis-do-prioritetnih-vidatki-na-vidnovlenna-roboti-ova-na-deokupovanih-teritoriah.html</text:a>
</text:p>
      <!--NEWS-->
      <text:h text:style-name="P10" text:outline-level="1">
<text:span text:style-name="T4">
Zelensky会见了阿联酋的代表</text:span>
</text:h>
      <text:p text:style-name="P4">
作者: Ukrinform (Person)</text:p>
      <text:p text:style-name="P4">
出版商: Укринформ (Organization)</text:p>
      <text:p text:style-name="P4">
出版时间: 2023-05-19T17:49:00+03:00</text:p>
      <text:p text:style-name="P4">
修改时间: 2023-05-19T17:49:00+03:00</text:p>
      <text:p text:style-name="P4">
描述: 乌克兰沃迪米尔·泽伦斯基（Ukraine Volodymyr Zelensky）主席与阿拉伯联合酋长国代表团，阿曼苏丹国和科威特州举行了会议。  - 乌克林。</text:p>
      <text:p text:style-name="P4">
图片: ["<text:a xlink:type="simple" xlink:href="https://static.ukrinform.com/photos/2023_05/thumb_files/630_360_1684509305-356.jpeg" text:style-name="Internet_20_link" text:visited-style-name="Visited_20_Internet_20_Link">
630_360_16845...</text:a>
", "<text:a xlink:type="simple" xlink:href="https://static.ukrinform.com/photos/2023_05/1684507622-515.jpeg" text:style-name="Internet_20_link" text:visited-style-name="Visited_20_Internet_20_Link">
1684507622-51...</text:a>
", "<text:a xlink:type="simple" xlink:href="https://static.ukrinform.com/photos/2023_05/1684507630-337.jpeg" text:style-name="Internet_20_link" text:visited-style-name="Visited_20_Internet_20_Link">
1684507630-33...</text:a>
", "<text:a xlink:type="simple" xlink:href="https://static.ukrinform.com/photos/2023_05/1684507630-961.jpeg" text:style-name="Internet_20_link" text:visited-style-name="Visited_20_Internet_20_Link">
1684507630-96...</text:a>
"]</text:p>
      <text:p text:style-name="P4">
标签: ['Кувейт', 'ОАЕ', 'Оман', 'Зеленський']</text:p>
      <text:p text:style-name="P4">
类型: Article</text:p>
      <!--METADATA-->
      <text:p text:style-name="P4">
<draw:frame draw:style-name="fr1" draw:name="Image126" text:anchor-type="as-char" svg:width="6.9236in" svg:height="3.956343in" draw:z-index="0">
<draw:image xlink:href="../Images/yкринформ/2023-05-19T17-49-00-03-00/630_360_1684509305-356.jpeg" xlink:type="simple" xlink:show="embed" xlink:actuate="onLoad" draw:mime-type="image/jpeg"/>
</draw:frame>
Volodymyr Zelensky总统与阿拉伯联合酋长国代表团，阿曼苏丹国和科威特州举行了会议。</text:p>
      <text:p text:style-name="P4">
乌克林福姆报告<text:a xlink:type="simple" xlink:href="https://www.president.gov.ua/news/u-saudivskij-araviyi-prezident-proviv-zustrichi-z-glavami-de-83001" text:style-name="Internet_20_link" text:visited-style-name="Visited_20_Internet_20_Link">
</text:a>
。</text:p>
      <text:p text:style-name="P4">
<text:span text:style-name="T5">
viso：<text:a xlink:type="simple" xlink:href="https://t.me/V_Zelenskiy_official/6270" text:style-name="Internet_20_link" text:visited-style-name="Visited_20_Internet_20_Link">
</text:a>
</text:span>
</text:p>
      <text:p text:style-name="P4">
因此，在与副总统Viceremier-Minister的一次会议上，阿联酋Sheikhommansur bin Zaida al-Nagayan Zelensky向Nafroronto的处境告知，并以俄罗斯联邦的全面侵略反映了乌克兰。</text:p>
      <text:p text:style-name="P4">
特别注意实施乌克兰在这一过程中，特别是阿联酋的依恋和平态度。</text:p>
      <text:p text:style-name="P4">
<draw:frame draw:style-name="fr1" draw:name="Image127" text:anchor-type="as-char" svg:width="6.9236in" svg:height="4.617948in" draw:z-index="0">
<draw:image xlink:href="../Images/yкринформ/2023-05-19T17-49-00-03-00/1684507622-515.jpeg" xlink:type="simple" xlink:show="embed" xlink:actuate="onLoad" draw:mime-type="image/jpeg"/>
</draw:frame>
会议的参与者还讨论了全球粮食安全的问题和黑海谷物倡议的工作。</text:p>
      <text:p text:style-name="P4">
<text:span text:style-name="T4">
另请阅读：</text:span>
 <text:a xlink:type="simple" xlink:href="https://www.ukrinform.ua/rubric-polytics/3711454-zelenskij-zaprosiv-cleniv-ligi-arabskih-derzav-dolucitisa-do-ukrainskoi-formuli-miru.html" text:style-name="Internet_20_link" text:visited-style-name="Visited_20_Internet_20_Link">
<text:span text:style-name="T4">
 Zelensky </text:span>
</text:a>
根据OP的说法，双方同意交换代表团以实现特定的结果和互动。</text:p>
      <text:p text:style-name="P4">
此外，提出了各州之间贸易和经济和投资合作发展的话题问题。</text:p>
      <text:p text:style-name="P4">
<draw:frame draw:style-name="fr1" draw:name="Image128" text:anchor-type="as-char" svg:width="6.9236in" svg:height="4.617948in" draw:z-index="0">
<draw:image xlink:href="../Images/yкринформ/2023-05-19T17-49-00-03-00/1684507630-337.jpeg" xlink:type="simple" xlink:show="embed" xlink:actuate="onLoad" draw:mime-type="image/jpeg"/>
</draw:frame>
在与阿曼苏丹国苏丹国国际关系的统治者少女会议上，国际论坛的特别代表Asaad bin bin bin bin bin tarik al-Said讨论了乌克兰和平公式的实现。</text:p>
      <text:p text:style-name="P4">
总统强调了支持乌克兰对各地区和平努力的重要性。</text:p>
      <text:p text:style-name="P4">
双方还谈到了乌克兰与阿曼之间的双边互动问题。</text:p>
      <text:p text:style-name="P4">
<draw:frame draw:style-name="fr1" draw:name="Image129" text:anchor-type="as-char" svg:width="6.9236in" svg:height="4.617948in" draw:z-index="0">
<draw:image xlink:href="../Images/yкринформ/2023-05-19T17-49-00-03-00/1684507630-961.jpeg" xlink:type="simple" xlink:show="embed" xlink:actuate="onLoad" draw:mime-type="image/jpeg"/>
</draw:frame>
同时，在与国家世袭王子的会议上<text:a xlink:type="simple" xlink:href="https://www.ukrinform.ua/tag-kuvejt" text:style-name="Internet_20_link" text:visited-style-name="Visited_20_Internet_20_Link">
</text:a>
加尔瓦州的谢赫·马斯哈尔·阿哈玛德·贾伯克·萨巴克(Sheikh Masshal al-Ahmad al-Jaber-Sabak)表示感谢科威特，以一贯支持乌克兰对反对反对全阶级俄罗斯侵略的背景的持续支持，并在投票中反复认证。Zelensky专注于科威特乌克兰科威特在许多人道主义问题上进行实际相互作用的前景。 总统还感谢科威特在能源领域接受乌克兰的接待。 各方同意加强这些方向的强度。</text:p>
      <text:p text:style-name="P4">
据报道，总统<text:a xlink:type="simple" xlink:href="https://www.ukrinform.ua/rubric-polytics/3711350-zelenskij-pribuv-do-saudivskoi-aravii.html" text:style-name="Internet_20_link" text:visited-style-name="Visited_20_Internet_20_Link">
</text:a>
。</text:p>
      <text:p text:style-name="P4">
_foto：op _</text:p>
      <text:p text:style-name="P4">
News Source: <text:a xlink:type="simple" xlink:href="https://www.ukrinform.ua/rubric-polytics/3711519-zelenskij-zustrivsa-z-predstavnikami-oae-omanu-ta-kuvejtu.html" text:style-name="Internet_20_link" text:visited-style-name="Visited_20_Internet_20_Link">
https://www.ukrinform.ua/rubric-polytics/3711519-zelenskij-zustrivsa-z-predstavnikami-oae-omanu-ta-kuvejtu.html</text:a>
</text:p>
      <!--NEWS-->
      <text:h text:style-name="P10" text:outline-level="1">
<text:span text:style-name="T4">
Humeniuk关于克里米亚的情况：入侵者包装东西和学习路线图</text:span>
</text:h>
      <text:p text:style-name="P4">
作者: Ukrinform (Person)</text:p>
      <text:p text:style-name="P4">
出版商: Укринформ (Organization)</text:p>
      <text:p text:style-name="P4">
出版时间: 2023-05-19T17:54:29+03:00</text:p>
      <text:p text:style-name="P4">
修改时间: 2023-05-19T17:54:29+03:00</text:p>
      <text:p text:style-name="P4">
描述: 俄罗斯入侵者考虑了离开临时占领的克里米亚的选择。  - 乌克林。</text:p>
      <text:p text:style-name="P4">
图片: ["<text:a xlink:type="simple" xlink:href="https://static.ukrinform.com/photos/2023_05/thumb_files/630_360_1683203408-362.jpg" text:style-name="Internet_20_link" text:visited-style-name="Visited_20_Internet_20_Link">
630_360_16832...</text:a>
"]</text:p>
      <text:p text:style-name="P4">
标签: ['Крим', 'Міст', 'Війна з Росією', 'Наталія Гуменюк']</text:p>
      <text:p text:style-name="P4">
类型: Article</text:p>
      <!--METADATA-->
      <text:p text:style-name="P4">
<draw:frame draw:style-name="fr1" draw:name="Image130" text:anchor-type="as-char" svg:width="6.9236in" svg:height="3.956343in" draw:z-index="0">
<draw:image xlink:href="../Images/yкринформ/2023-05-19T17-54-29-03-00/630_360_1683203408-362.jpg" xlink:type="simple" xlink:show="embed" xlink:actuate="onLoad" draw:mime-type="image/jpeg"/>
</draw:frame>
俄罗斯 - 拥抱考虑退出临时占领克里米亚的选择。</text:p>
      <text:p text:style-name="P4">
纳塔利亚·汉尼克(Natalia Humeniuk)南部国防军中心联合协调出版社首领说<text:a xlink:type="simple" xlink:href="https://www.youtube.com/watch" text:style-name="Internet_20_link" text:visited-style-name="Visited_20_Internet_20_Link">
</text:a>
，报道乌克林福姆。</text:p>
      <text:p text:style-name="P4">
“他们继续打包东西，意识到自己处境的焦虑，并在原理中研究交通地图，道路地图，可能的退出方式，“选择”的运动。 从<text:a xlink:type="simple" xlink:href="https://www.ukrinform.ua/tag-krim" text:style-name="Internet_20_link" text:visited-style-name="Visited_20_Internet_20_Link">
</text:a>
您还需要离开，” Gumeniuk说。</text:p>
      <text:p text:style-name="P4">
据她说，来自半岛的主要高速公路仍然是被称为克里米亚的桥梁。 但是，汉尼克补充说：“桥害怕暴风雨。”</text:p>
      <text:p text:style-name="P4">
“此外，他们还使用渡轮过境点，到目前为止希望他们能够驱动乌克兰暂时占据的大陆。但是，每次他们想像他们想说的那样更令人震惊，他们会尝试找到其他方式。 它们没有很多，因为他们在海岸上排列的战es，“龙的牙齿”，这是他们旨在在半岛上放弃它们的印象，以使它们从那里不那么快。”联合协调出版社中心负责人。</text:p>
      <text:p text:style-name="P4">
<text:span text:style-name="T4">
另请阅读：</text:span>
 <text:a xlink:type="simple" xlink:href="https://www.ukrinform.ua/rubric-crimea/3711306-na-zaliznicni-kolii-u-krimu-vpav-bezpilotnik-zmi.html" text:style-name="Internet_20_link" text:visited-style-name="Visited_20_Internet_20_Link">
<text:span text:style-name="T4">
 crimea </text:span>
</text:a>
如报道，<text:a xlink:type="simple" xlink:href="https://www.ukrinform.ua/rubric-crimea/3711445-rosijska-vlada-vidmovilasa-puskati-na-krimskij-mist-vantazivki.html" text:style-name="Internet_20_link" text:visited-style-name="Visited_20_Internet_20_Link">
</text:a>
非法的桥梁穿过凯奇海峡。</text:p>
      <text:p text:style-name="P4">
News Source: <text:a xlink:type="simple" xlink:href="https://www.ukrinform.ua/rubric-crimea/3711523-gumenuk-pro-situaciu-v-krimu-zagarbniki-pakuut-reci-ta-vivcaut-dorozni-karti.html" text:style-name="Internet_20_link" text:visited-style-name="Visited_20_Internet_20_Link">
https://www.ukrinform.ua/rubric-crimea/3711523-gumenuk-pro-situaciu-v-krimu-zagarbniki-pakuut-reci-ta-vivcaut-dorozni-karti.html</text:a>
</text:p>
      <!--NEWS-->
      <text:h text:style-name="P10" text:outline-level="1">
<text:span text:style-name="T4">
超过5.36亿次在药用计划中提供了军事检查</text:span>
</text:h>
      <text:p text:style-name="P4">
作者: Ukrinform (Person)</text:p>
      <text:p text:style-name="P4">
出版商: Укринформ (Organization)</text:p>
      <text:p text:style-name="P4">
出版时间: 2023-05-19T17:59:50+03:00</text:p>
      <text:p text:style-name="P4">
修改时间: 2023-05-19T17:59:50+03:00</text:p>
      <text:p text:style-name="P4">
描述: 医疗保证计划中的军事医疗委员会（VLK）的军事医疗委员会（VLK）的医学检查提供了5.36亿美元的服务。  - 乌克林。</text:p>
      <text:p text:style-name="P4">
图片: ["<text:a xlink:type="simple" xlink:href="https://static.ukrinform.com/photos/2023_01/thumb_files/630_360_1675107920-435.jpg" text:style-name="Internet_20_link" text:visited-style-name="Visited_20_Internet_20_Link">
630_360_16751...</text:a>
"]</text:p>
      <text:p text:style-name="P4">
标签: ['Нацслужба здоров’я', 'ВЛК']</text:p>
      <text:p text:style-name="P4">
类型: Article</text:p>
      <!--METADATA-->
      <text:p text:style-name="P4">
<draw:frame draw:style-name="fr1" draw:name="Image131" text:anchor-type="as-char" svg:width="6.9236in" svg:height="3.956343in" draw:z-index="0">
<draw:image xlink:href="../Images/yкринформ/2023-05-19T17-59-50-03-00/630_360_1675107920-435.jpg" xlink:type="simple" xlink:show="embed" xlink:actuate="onLoad" draw:mime-type="image/jpeg"/>
</draw:frame>
军事医疗委员会的体检(VLK)医疗保证计划中的民用医疗机构提供的可提供超过5.36亿UAH。</text:p>
      <text:p text:style-name="P4">
关于<text:a xlink:type="simple" xlink:href="https://www.facebook.com/nszu.ukr/posts/pfbid02enfvbREpwFdg2tnneUiXp79i9SXG2EkRjSMnbnks7aszHhCLzgxrEWnQQUmAWLmtl" text:style-name="Internet_20_link" text:visited-style-name="Visited_20_Internet_20_Link">
</text:a>
乌克兰国家卫生局报道(NSAU)，报道乌克林福姆。</text:p>
      <text:p text:style-name="P4">
“ GDL的通过为乌克兰人带来了许多不舒服的事，他们将用手中的武器保护我们的国家。 在为我们开发新软件包时，必须制定要求允许质量审查的要求。 医疗机构提出的提案的接受。 朝这个方向计划的超过5.36亿。 NSSU主席Natalia Husak在一次加强会议上，以改善VLK的工作。</text:p>
      <text:p text:style-name="P4">
众所周知，在收购和社会支持的领土中心已经形成了自由职业者，这将根据平民工作。 NSAU将与这些机构签订合同并为服务付款。<text:a xlink:type="simple" xlink:href="https://www.ukrinform.ua/tag-tarif" text:style-name="Internet_20_link" text:visited-style-name="Visited_20_Internet_20_Link">
</text:a>
一项医学检查是883 UAH。</text:p>
      <text:p text:style-name="P4">
<text:span text:style-name="T4">
另请阅读：</text:span>
 <text:a xlink:type="simple" xlink:href="https://www.ukrinform.ua/rubric-society/3707265-u-medsilah-zsu-rozpovili-aki-zmini-planuut-u-roboti-vijskovolikarskih-komisij.html" text:style-name="Internet_20_link" text:visited-style-name="Visited_20_Internet_20_Link">
</text:a>
对于所有将通过此类VLK的军队，服务将是免费的。</text:p>
      <text:p text:style-name="P4">
如报道，<text:a xlink:type="simple" xlink:href="https://www.ukrinform.ua/rubric-society/3710230-nad-vdoskonalennam-roboti-vijskovolikarskih-komisij-pracue-mizuradova-roboca-grupa.html" text:style-name="Internet_20_link" text:visited-style-name="Visited_20_Internet_20_Link">
</text:a>
乌克兰武装部队，国防部，卫生部，退伍军人部，农场转型部和公共组织“原则”的代表。</text:p>
      <text:p text:style-name="P4">
根据政府的决定，将新的“对人的医学检查是由tasotial支持的领土中心组织的”。 预计将在包装中管辖500家医疗机构。</text:p>
      <text:p text:style-name="P4">
同样到5月底，所有军事医院的VLK <text:a xlink:type="simple" xlink:href="https://www.ukrinform.ua/rubric-society/3711158-vijskovolikarski-komisii-do-kinca-travna-perejdut-na-ecergu-v-usih-gospitalah.html" text:style-name="Internet_20_link" text:visited-style-name="Visited_20_Internet_20_Link">
</text:a>
 .</text:p>
      <text:p text:style-name="P4">
News Source: <text:a xlink:type="simple" xlink:href="https://www.ukrinform.ua/rubric-society/3711524-na-medogladi-vijskovih-u-programi-medgarantij-peredbacili-ponad-536-miljoniv.html" text:style-name="Internet_20_link" text:visited-style-name="Visited_20_Internet_20_Link">
https://www.ukrinform.ua/rubric-society/3711524-na-medogladi-vijskovih-u-programi-medgarantij-peredbacili-ponad-536-miljoniv.html</text:a>
</text:p>
      <!--NEWS-->
      <text:h text:style-name="P10" text:outline-level="1">
<text:span text:style-name="T4">
七国集团将迫使俄罗斯支付乌克兰战争后的恢复</text:span>
</text:h>
      <text:p text:style-name="P4">
作者: Ukrinform (Person)</text:p>
      <text:p text:style-name="P4">
出版商: Укринформ (Organization)</text:p>
      <text:p text:style-name="P4">
出版时间: 2023-05-19T18:00:00+03:00</text:p>
      <text:p text:style-name="P4">
修改时间: 2023-05-19T18:00:00+03:00</text:p>
      <text:p text:style-name="P4">
描述: 七个群体国家的领导人表示，他们打算让俄罗斯对乌克兰犯下的犯罪负责，并迫使侵略者国家为恢复被战争摧毁的一切而付出代价。  - 乌克林。</text:p>
      <text:p text:style-name="P4">
图片: ["<text:a xlink:type="simple" xlink:href="https://static.ukrinform.com/photos/2018_06/thumb_files/630_360_1528600995-9562.jpg" text:style-name="Internet_20_link" text:visited-style-name="Visited_20_Internet_20_Link">
630_360_15286...</text:a>
"]</text:p>
      <text:p text:style-name="P4">
标签: ['Україна', 'Велика сімка', 'Росія', 'Війна з Росією', 'Відбудова']</text:p>
      <text:p text:style-name="P4">
类型: Article</text:p>
      <!--METADATA-->
      <text:p text:style-name="P4">
<draw:frame draw:style-name="fr1" draw:name="Image132" text:anchor-type="as-char" svg:width="6.9236in" svg:height="3.956343in" draw:z-index="0">
<draw:image xlink:href="../Images/yкринформ/2023-05-19T18-00-00-03-00/630_360_1528600995-9562.jpg" xlink:type="simple" xlink:show="embed" xlink:actuate="onLoad" draw:mime-type="image/jpeg"/>
</draw:frame>
七个小组的领导人表示，他们打算让俄罗斯对乌克兰的大厅负责，并迫使侵略者国家支付处置战争摧毁的一切。</text:p>
      <text:p text:style-name="P4">
根据乌克林福姆的说法，这是乌克兰的G7声明中指出的，其文字发表在欧洲理事会的网站上。</text:p>
      <text:p text:style-name="P4">
“战争犯罪和其他暴行不应有罪不罚，包括俄罗斯对平民和平民基础设施的袭击。我们认识到政府组织的乌克兰政府所做的努力。根据国际法，要求最严重的犯罪，仆人说。</text:p>
      <text:p text:style-name="P4">
在这种情况下，七国集团领导人支持创造机制将罪犯绳之以法的机制，包括通过国际刑事法院。 他们谴责了乌克兰人从乌克兰暂时占领的领土到俄罗斯的暴力驱逐和行动，包括数字，并表示愿意协助ICS调查这一犯罪以及性别船只犯罪的犯罪。</text:p>
      <text:p text:style-name="P4">
<text:span text:style-name="T4">
另请阅读：</text:span>
 <text:a xlink:type="simple" xlink:href="https://www.ukrinform.ua/rubric-vidbudova/3711429-lideri-g7-vislovili-gotovnist-peredati-ukraini-dosvid-u-zelenomu-vidrodzenni.html" text:style-name="Internet_20_link" text:visited-style-name="Visited_20_Internet_20_Link">
</text:a>
G7峰会参与者还表示，他们将继续寻找长期摆脱俄罗斯的方法<text:a xlink:type="simple" xlink:href="https://www.ukrinform.ua/rubric-vidbudova" text:style-name="Internet_20_link" text:visited-style-name="Visited_20_Internet_20_Link">
</text:a>
乌克兰。 他们祝贺欧洲的决定，以应对联合国大会呼吁因俄罗斯联邦侵略而造成乌克兰造成的损失登记册。</text:p>
      <text:p text:style-name="P4">
“我们将继续在我们的内部法律框架内采取可能的措施，以进行搜索，拘留，冻结，癫痫发作以及将接受的地方 - 没收或收集与俄罗斯有关的那些人或设施的财务资产侵略性，“在声明中。</text:p>
      <text:p text:style-name="P4">
G7领导人强调说：“根据我们的法律制度，我们的司法管辖区的俄罗斯主权资产将被释放，直到俄罗斯为乌克兰造成的损失付费。”如报道，<text:a xlink:type="simple" xlink:href="https://www.ukrinform.ua/rubric-world/3711170-v-aponii-rozpocinaetsa-samit-g7.html" text:style-name="Internet_20_link" text:visited-style-name="Visited_20_Internet_20_Link">
</text:a>
，将持续到5月21日。 它的参与者考虑了确保全球经济可持续性的方法，包括冠状病毒大流行的后果以及俄罗斯对乌克兰的侵略。</text:p>
      <text:p text:style-name="P4">
News Source: <text:a xlink:type="simple" xlink:href="https://www.ukrinform.ua/rubric-vidbudova/3711525-kraini-g7-primusat-rosiu-zaplatiti-za-pislavoenne-vidnovlenna-ukraini.html" text:style-name="Internet_20_link" text:visited-style-name="Visited_20_Internet_20_Link">
https://www.ukrinform.ua/rubric-vidbudova/3711525-kraini-g7-primusat-rosiu-zaplatiti-za-pislavoenne-vidnovlenna-ukraini.html</text:a>
</text:p>
      <!--NEWS-->
      <text:h text:style-name="P10" text:outline-level="1">
<text:span text:style-name="T4">
大众将其在俄罗斯联邦的所有资产出售给当地投资者</text:span>
</text:h>
      <text:p text:style-name="P4">
作者: Ukrinform (Person)</text:p>
      <text:p text:style-name="P4">
出版商: Укринформ (Organization)</text:p>
      <text:p text:style-name="P4">
出版时间: 2023-05-19T18:01:10+03:00</text:p>
      <text:p text:style-name="P4">
修改时间: 2023-05-19T18:01:10+03:00</text:p>
      <text:p text:style-name="P4">
描述: 在俄罗斯经销商“ avlon”的支持下，大众汽车集团（Dermobile Charres）已完成了大众汽车集团（Volkswagen Group）将其在Art-Finance LLC当地投资者出售给当地的Art-Finance LLC投资者。  - 乌克林。</text:p>
      <text:p text:style-name="P4">
图片: ["<text:a xlink:type="simple" xlink:href="https://static.ukrinform.com/photos/2020_01/thumb_files/630_360_1578221439-596.jpeg" text:style-name="Internet_20_link" text:visited-style-name="Visited_20_Internet_20_Link">
630_360_15782...</text:a>
"]</text:p>
      <text:p text:style-name="P4">
标签: ['Бізнес', 'Німеччина', 'Volkswagen', 'Росія', 'Продаж']</text:p>
      <text:p text:style-name="P4">
类型: Article</text:p>
      <!--METADATA-->
      <text:p text:style-name="P4">
<draw:frame draw:style-name="fr1" draw:name="Image133" text:anchor-type="as-char" svg:width="6.9236in" svg:height="3.956343in" draw:z-index="0">
<draw:image xlink:href="../Images/yкринформ/2023-05-19T18-01-10-03-00/630_360_1578221439-596.jpeg" xlink:type="simple" xlink:show="embed" xlink:actuate="onLoad" draw:mime-type="image/jpeg"/>
</draw:frame>
大众汽车集团(Volkswagen Group)在俄罗斯阿夫隆(Avlon)经销商的支持下，大众汽车集团(Volkswagen Group)已完成了在Art-Finance LLC的当地投资者，已完成其在RUS LLC的股票出售。</text:p>
      <text:p text:style-name="P4">
关于它报告了乌克林福姆，参考了处方VG。</text:p>
      <text:p text:style-name="P4">
正如所指出的那样，大众集团在RUS的大众汽车集团中出售了其资产，包括其本地子公司Taservis，Scania Lisision Lising Llc，Scania Finance LLC，Skaniya Insurance LLC。</text:p>
      <text:p text:style-name="P4">
因此，新所有者将收购俄罗斯女儿的所有股份。 该协议获得政府机构的批准。</text:p>
      <text:p text:style-name="P4">
该协议包括进口商结构Kaluga的生产能力(分销和销售后业务)，以及与所有相关员工的仓库和金融服务。</text:p>
      <text:p text:style-name="P4">
正如乌克林福姆报道的那样，尼兹尼·诺夫哥罗德地区的仲裁法院在3月中旬<text:a xlink:type="simple" xlink:href="https://www.ukrinform.ua/rubric-world/3684857-u-rosii-sud-arestuvav-aktivi-volkswagen.html" text:style-name="Internet_20_link" text:visited-style-name="Visited_20_Internet_20_Link">
</text:a>
根据天然气集团关于恢复达米特斯基汽车的诉讼，关注156亿卢布。</text:p>
      <text:p text:style-name="P4">
<text:span text:style-name="T4">
另请阅读：</text:span>
 <text:a xlink:type="simple" xlink:href="https://www.ukrinform.ua/rubric-technology/3682416-volkswagen-zbudue-persij-poza-evropou-zavod-avtomobilnih-batarej.html" text:style-name="Internet_20_link" text:visited-style-name="Visited_20_Internet_20_Link">
<text:span text:style-name="T4">
大众</text:span>
 <text:span text:style-name="T4">
 </text:span>
构建<text:span text:style-name="T4">
 </text:span>
第一<text:span text:style-name="T4">
 </text:span>
 <text:span text:style-name="T4">
 </text:span>
 out <text:span text:style-name="T4">
 </text:span>
 <text:span text:style-name="T4">
欧洲</text:span>
欧洲<text:span text:style-name="T4">
植物</text:span>
 <text:span text:style-name="T4">
 </text:span>
 Automobile<text:span text:style-name="T5">
 * </text:span>
<text:span text:style-name="T5">
 电池 </text:span>
<text:span text:style-name="T5">
 </text:span>
*</text:a>
大众汽车是众多外国汽车制造商之一，在民主国家入侵乌克兰后，民主国家对俄罗斯联邦提出了制裁，他们暂停了他们在俄罗斯的活动。</text:p>
      <text:p text:style-name="P4">
这家德国制造商每年可容纳2.25千辆汽车的工厂位于卡卢加。 到2022年春季，该公司由大众汽车，大众Tiguan和Skoda Rapid生产。 同样在卡卢加(Kaluga)工作的工厂发动机中，每年的产量为1.5万单位。 在2022年初，他报告说他将中止生产<text:a xlink:type="simple" xlink:href="https://www.ukrinform.ua/tag-avtomobil" text:style-name="Internet_20_link" text:visited-style-name="Visited_20_Internet_20_Link">
</text:a>
在俄国。</text:p>
      <text:p text:style-name="P4">
此外，大众汽车是Nizhny Novgorod的汽油容量的合同组装，Skoda Octavia，Skoda Karoq和Skodakodiaq和Volkswagen Taos于2022年春季生产。 夏季，大众宣布关闭他的尼兹希格罗德办事处。</text:p>
      <text:p text:style-name="P4">
News Source: <text:a xlink:type="simple" xlink:href="https://www.ukrinform.ua/rubric-world/3711526-volkswagen-prodav-usi-svoi-aktivi-v-rf-miscevomu-investoru.html" text:style-name="Internet_20_link" text:visited-style-name="Visited_20_Internet_20_Link">
https://www.ukrinform.ua/rubric-world/3711526-volkswagen-prodav-usi-svoi-aktivi-v-rf-miscevomu-investoru.html</text:a>
</text:p>
      <!--NEWS-->
      <text:h text:style-name="P10" text:outline-level="1">
<text:span text:style-name="T4">
在Zaporozhye附近的村庄里，剩下的不到一千居民</text:span>
</text:h>
      <text:p text:style-name="P4">
作者: Ukrinform (Person)</text:p>
      <text:p text:style-name="P4">
出版商: Укринформ (Organization)</text:p>
      <text:p text:style-name="P4">
出版时间: 2023-05-19T18:03:50+03:00</text:p>
      <text:p text:style-name="P4">
修改时间: 2023-05-19T18:03:50+03:00</text:p>
      <text:p text:style-name="P4">
描述: 由于Zaporozhye附近的社区中的敌对炮击，一周内有9人受伤。 被摧毁的房屋遗漏了不到一千千名居民。  - 乌克林。</text:p>
      <text:p text:style-name="P4">
图片: ["<text:a xlink:type="simple" xlink:href="https://static.ukrinform.com/photos/2023_05/thumb_files/630_360_1684508373-7091.jpeg" text:style-name="Internet_20_link" text:visited-style-name="Visited_20_Internet_20_Link">
630_360_16845...</text:a>
", "<text:a xlink:type="simple" xlink:href="https://static.ukrinform.com/photos/2023_05/1684508373-5378.jpeg" text:style-name="Internet_20_link" text:visited-style-name="Visited_20_Internet_20_Link">
1684508373-53...</text:a>
", "<text:a xlink:type="simple" xlink:href="https://static.ukrinform.com/photos/2023_05/thumb_files/630_360_1684508371-5542.jpeg" text:style-name="Internet_20_link" text:visited-style-name="Visited_20_Internet_20_Link">
630_360_16845...</text:a>
", "<text:a xlink:type="simple" xlink:href="https://static.ukrinform.com/photos/2023_05/thumb_files/630_360_1684508371-1188.jpeg" text:style-name="Internet_20_link" text:visited-style-name="Visited_20_Internet_20_Link">
630_360_16845...</text:a>
", "<text:a xlink:type="simple" xlink:href="https://static.ukrinform.com/photos/2023_05/thumb_files/630_360_1684508371-6261.jpeg" text:style-name="Internet_20_link" text:visited-style-name="Visited_20_Internet_20_Link">
630_360_16845...</text:a>
", "<text:a xlink:type="simple" xlink:href="https://static.ukrinform.com/photos/2023_05/thumb_files/630_360_1684508371-8375.jpeg" text:style-name="Internet_20_link" text:visited-style-name="Visited_20_Internet_20_Link">
630_360_16845...</text:a>
", "<text:a xlink:type="simple" xlink:href="https://static.ukrinform.com/photos/2023_05/thumb_files/630_360_1684508372-2263.jpeg" text:style-name="Internet_20_link" text:visited-style-name="Visited_20_Internet_20_Link">
630_360_16845...</text:a>
", "<text:a xlink:type="simple" xlink:href="https://static.ukrinform.com/photos/2023_05/thumb_files/630_360_1684508371-5147.jpeg" text:style-name="Internet_20_link" text:visited-style-name="Visited_20_Internet_20_Link">
630_360_16845...</text:a>
", "<text:a xlink:type="simple" xlink:href="https://static.ukrinform.com/photos/2023_05/thumb_files/630_360_1684508373-5378.jpeg" text:style-name="Internet_20_link" text:visited-style-name="Visited_20_Internet_20_Link">
630_360_16845...</text:a>
"]</text:p>
      <text:p text:style-name="P4">
标签: ['Евакуація', 'Обстріл', 'Запоріжжя']</text:p>
      <text:p text:style-name="P4">
类型: Article</text:p>
      <!--METADATA-->
      <text:p text:style-name="P4">
<draw:frame draw:style-name="fr1" draw:name="Image134" text:anchor-type="as-char" svg:width="6.9236in" svg:height="3.956343in" draw:z-index="0">
<draw:image xlink:href="../Images/yкринформ/2023-05-19T18-03-50-03-00/630_360_1684508373-7091.jpeg" xlink:type="simple" xlink:show="embed" xlink:actuate="onLoad" draw:mime-type="image/jpeg"/>
</draw:frame>
由于Zaporozhye附近的社区中的敌对炮击，一周内有9人受伤。 人们从被摧毁的房屋中撤离，剩下不到一千个家庭。</text:p>
      <text:p text:style-name="P4">
乌克利福姆记者如何看待撤离。</text:p>
      <text:p text:style-name="P4">
“在Stepnogorsk社区的7天内，有9个受伤的人，其中一个人来了。最近，经常，强烈地<text:a xlink:type="simple" xlink:href="https://www.ukrinform.ua/tag-obstril" text:style-name="Internet_20_link" text:visited-style-name="Visited_20_Internet_20_Link">
</text:a>
“， - 社区警察Andriy Khomenko说。</text:p>
      <text:p text:style-name="P4">
今天早上，一名妇女打电话给他，报告说他们和丈夫一起去了Zaporozhye。</text:p>
      <text:p text:style-name="P4">
<draw:frame draw:style-name="fr1" draw:name="Image135" text:anchor-type="as-char" svg:width="6.9236in" svg:height="4.608521in" draw:z-index="0">
<draw:image xlink:href="../Images/yкринформ/2023-05-19T18-03-50-03-00/1684508373-5378.jpeg" xlink:type="simple" xlink:show="embed" xlink:actuate="onLoad" draw:mime-type="image/jpeg"/>
</draw:frame>
“几天前有炮击。院子里的炮弹跌落，窗户撞倒，棚子被摧毁，屋子里殴打了一个外墙。一个女人在厨房里，一个男人 - 奖项。没有被奇迹般的奇迹感动，厨房的剩下是什么。厨房是什么。他们同意撤离。我们帮助他们。”  - 执法人员说。</text:p>
      <text:p text:style-name="P4">
<draw:frame draw:style-name="fr1" draw:name="Image136" text:anchor-type="as-char" svg:width="6.9236in" svg:height="3.956343in" draw:z-index="0">
<draw:image xlink:href="../Images/yкринформ/2023-05-19T18-03-50-03-00/630_360_1684508371-5542.jpeg" xlink:type="simple" xlink:show="embed" xlink:actuate="onLoad" draw:mime-type="image/jpeg"/>
</draw:frame>
从Stepnogorsk村的被摧毁的房屋撤离 /照片：Dmitrymolyenko，ukrinform <text:a xlink:type="simple" xlink:href="https://static.ukrinform.com/photos/2023_05/1684508371-5542.jpeg" text:style-name="Internet_20_link" text:visited-style-name="Visited_20_Internet_20_Link">
<draw:frame draw:style-name="fr1" draw:name="Image137" text:anchor-type="as-char" svg:width="6.9236in" svg:height="3.956343in" draw:z-index="0">
<draw:image xlink:href="../Images/yкринформ/2023-05-19T18-03-50-03-00/630_360_1684508371-5542.jpeg" xlink:type="simple" xlink:show="embed" xlink:actuate="onLoad" draw:mime-type="image/jpeg"/>
</draw:frame>
</text:a>
 <text:a xlink:type="simple" xlink:href="https://static.ukrinform.com/photos/2023_05/1684508371-1188.jpeg" text:style-name="Internet_20_link" text:visited-style-name="Visited_20_Internet_20_Link">
<draw:frame draw:style-name="fr1" draw:name="Image138" text:anchor-type="as-char" svg:width="6.9236in" svg:height="3.956343in" draw:z-index="0">
<draw:image xlink:href="../Images/yкринформ/2023-05-19T18-03-50-03-00/630_360_1684508371-1188.jpeg" xlink:type="simple" xlink:show="embed" xlink:actuate="onLoad" draw:mime-type="image/jpeg"/>
</draw:frame>
</text:a>
 <text:a xlink:type="simple" xlink:href="https://static.ukrinform.com/photos/2023_05/1684508371-6261.jpeg" text:style-name="Internet_20_link" text:visited-style-name="Visited_20_Internet_20_Link">
<draw:frame draw:style-name="fr1" draw:name="Image139" text:anchor-type="as-char" svg:width="6.9236in" svg:height="3.956343in" draw:z-index="0">
<draw:image xlink:href="../Images/yкринформ/2023-05-19T18-03-50-03-00/630_360_1684508371-6261.jpeg" xlink:type="simple" xlink:show="embed" xlink:actuate="onLoad" draw:mime-type="image/jpeg"/>
</draw:frame>
</text:a>
 <text:a xlink:type="simple" xlink:href="https://static.ukrinform.com/photos/2023_05/1684508371-8375.jpeg" text:style-name="Internet_20_link" text:visited-style-name="Visited_20_Internet_20_Link">
<draw:frame draw:style-name="fr1" draw:name="Image140" text:anchor-type="as-char" svg:width="6.9236in" svg:height="3.956343in" draw:z-index="0">
<draw:image xlink:href="../Images/yкринформ/2023-05-19T18-03-50-03-00/630_360_1684508371-8375.jpeg" xlink:type="simple" xlink:show="embed" xlink:actuate="onLoad" draw:mime-type="image/jpeg"/>
</draw:frame>
</text:a>
 <text:a xlink:type="simple" xlink:href="https://static.ukrinform.com/photos/2023_05/1684508372-2263.jpeg" text:style-name="Internet_20_link" text:visited-style-name="Visited_20_Internet_20_Link">
<draw:frame draw:style-name="fr1" draw:name="Image141" text:anchor-type="as-char" svg:width="6.9236in" svg:height="3.956343in" draw:z-index="0">
<draw:image xlink:href="../Images/yкринформ/2023-05-19T18-03-50-03-00/630_360_1684508372-2263.jpeg" xlink:type="simple" xlink:show="embed" xlink:actuate="onLoad" draw:mime-type="image/jpeg"/>
</draw:frame>
</text:a>
 <text:a xlink:type="simple" xlink:href="https://static.ukrinform.com/photos/2023_05/1684508371-5147.jpeg" text:style-name="Internet_20_link" text:visited-style-name="Visited_20_Internet_20_Link">
<draw:frame draw:style-name="fr1" draw:name="Image142" text:anchor-type="as-char" svg:width="6.9236in" svg:height="3.956343in" draw:z-index="0">
<draw:image xlink:href="../Images/yкринформ/2023-05-19T18-03-50-03-00/630_360_1684508371-5147.jpeg" xlink:type="simple" xlink:show="embed" xlink:actuate="onLoad" draw:mime-type="image/jpeg"/>
</draw:frame>
</text:a>
 <text:a xlink:type="simple" xlink:href="https://static.ukrinform.com/photos/2023_05/1684508373-7091.jpeg" text:style-name="Internet_20_link" text:visited-style-name="Visited_20_Internet_20_Link">
<draw:frame draw:style-name="fr1" draw:name="Image143" text:anchor-type="as-char" svg:width="6.9236in" svg:height="3.956343in" draw:z-index="0">
<draw:image xlink:href="../Images/yкринформ/2023-05-19T18-03-50-03-00/630_360_1684508373-7091.jpeg" xlink:type="simple" xlink:show="embed" xlink:actuate="onLoad" draw:mime-type="image/jpeg"/>
</draw:frame>
</text:a>
 <text:a xlink:type="simple" xlink:href="https://static.ukrinform.com/photos/2023_05/1684508373-5378.jpeg" text:style-name="Internet_20_link" text:visited-style-name="Visited_20_Internet_20_Link">
<draw:frame draw:style-name="fr1" draw:name="Image144" text:anchor-type="as-char" svg:width="6.9236in" svg:height="3.956343in" draw:z-index="0">
<draw:image xlink:href="../Images/yкринформ/2023-05-19T18-03-50-03-00/630_360_1684508373-5378.jpeg" xlink:type="simple" xlink:show="embed" xlink:actuate="onLoad" draw:mime-type="image/jpeg"/>
</draw:frame>
</text:a>
</text:p>
      <text:p text:style-name="P4">
<text:span text:style-name="T4">
另请阅读：</text:span>
 <text:a xlink:type="simple" xlink:href="https://www.ukrinform.ua/rubric-regions/3711230-vorog-za-dobu-80-raziv-obstrilav-zaporizku-oblast-e-poranenij.html" text:style-name="Internet_20_link" text:visited-style-name="Visited_20_Internet_20_Link">
<text:span text:style-name="T4">
便秘</text:span>
</text:a>
人们被带到Zaporozhye，他们将暂时居住。 人们每天将免费提供三顿饭。 他们可以随时回家。</text:p>
      <text:p text:style-name="P4">
总共有800多名居民留在Stepnogorsk(包括18个孩子)虽然大约有4,500次入侵。 敌人在各种武器的定居点发射，使用炮兵塔维化。 城市没有水和天然气。</text:p>
      <text:p text:style-name="P4">
News Source: <text:a xlink:type="simple" xlink:href="https://www.ukrinform.ua/rubric-regions/3711527-u-selisi-nepodalik-zaporizza-zalisilosa-mense-tisaci-meskanciv.html" text:style-name="Internet_20_link" text:visited-style-name="Visited_20_Internet_20_Link">
https://www.ukrinform.ua/rubric-regions/3711527-u-selisi-nepodalik-zaporizza-zalisilosa-mense-tisaci-meskanciv.html</text:a>
</text:p>
      <!--NEWS-->
      <text:h text:style-name="P10" text:outline-level="1">
<text:span text:style-name="T4">
Tsarev被剥夺了内阁的名誉证明</text:span>
</text:h>
      <text:p text:style-name="P4">
作者: Ukrinform (Person)</text:p>
      <text:p text:style-name="P4">
出版商: Укринформ (Organization)</text:p>
      <text:p text:style-name="P4">
出版时间: 2023-05-19T18:09:41+03:00</text:p>
      <text:p text:style-name="P4">
修改时间: 2023-05-19T18:09:41+03:00</text:p>
      <text:p text:style-name="P4">
描述: 政府已将前国会议员剥夺了被禁止的“地区党”奥利格·特萨列夫（Oleg Tsarev）的苏格兰荣誉荣誉证书。  - 乌克林。</text:p>
      <text:p text:style-name="P4">
图片: ["<text:a xlink:type="simple" xlink:href="https://static.ukrinform.com/photos/2015_11/thumb_files/630_360_1446636665-5400-oleg-tsarev.jpg" text:style-name="Internet_20_link" text:visited-style-name="Visited_20_Internet_20_Link">
630_360_14466...</text:a>
"]</text:p>
      <text:p text:style-name="P4">
标签: ['Царьов', 'Кабмін', 'Нагорода']</text:p>
      <text:p text:style-name="P4">
类型: Article</text:p>
      <!--METADATA-->
      <text:p text:style-name="P4">
<draw:frame draw:style-name="fr1" draw:name="Image145" text:anchor-type="as-char" svg:width="6.9236in" svg:height="3.956343in" draw:z-index="0">
<draw:image xlink:href="../Images/yкринформ/2023-05-19T18-09-41-03-00/630_360_1446636665-5400-oleg-tsarev.jpg" xlink:type="simple" xlink:show="embed" xlink:actuate="onLoad" draw:mime-type="image/jpeg"/>
</draw:frame>
政府已将前国会议员剥夺了被禁止的“地区党”奥利格·特萨列夫(Oleg Tsarev)的苏格兰荣誉荣誉证书。</text:p>
      <text:p text:style-name="P4">
正如乌克林福姆报道的那样，它报告了<text:a xlink:type="simple" xlink:href="https://www.kmu.gov.ua/news/uriad-pozbavyv-tsarova-pochesnoi-hramoty-kabinetu-ministriv-ukrainy" text:style-name="Internet_20_link" text:visited-style-name="Visited_20_Internet_20_Link">
</text:a>
 <text:a xlink:type="simple" xlink:href="https://www.kmu.gov.ua/news/uriad-pozbavyv-tsarova-pochesnoi-hramoty-kabinetu-ministriv-ukrainy" text:style-name="Internet_20_link" text:visited-style-name="Visited_20_Internet_20_Link">
</text:a>
 <text:a xlink:type="simple" xlink:href="https://www.kmu.gov.ua/news/uriad-pozbavyv-tsarova-pochesnoi-hramoty-kabinetu-ministriv-ukrainy" text:style-name="Internet_20_link" text:visited-style-name="Visited_20_Internet_20_Link">
 </text:a>
今天，在部长内阁的下一次会议上，决定剥夺Tsarev oleganatoliyovych的高级政府奖 - 乌克兰部长内阁的荣誉证明。</text:p>
      <text:p text:style-name="P4">
“将来，政府计划剥夺乌克兰部长的内阁<text:a xlink:type="simple" xlink:href="https://www.ukrinform.ua/tag-sankcii" text:style-name="Internet_20_link" text:visited-style-name="Visited_20_Internet_20_Link">
</text:a>
列表。 目前正在解决这个问题。 毕竟，出卖了我们国家的人不值得任何州奖。”</text:p>
      <text:p text:style-name="P4">
政府提醒人们，剥夺荣誉素养的程序只有在故意犯罪的情况下才能反映出。</text:p>
      <text:p text:style-name="P4">
<text:span text:style-name="T4">
另请阅读：</text:span>
 <text:a xlink:type="simple" xlink:href="https://www.ukrinform.ua/rubric-society/3679086-apelacijnij-sud-zalisiv-bez-zmin-virok-olegu-carovu.html" text:style-name="Internet_20_link" text:visited-style-name="Visited_20_Internet_20_Link">
<text:span text:style-name="T4">
 tsarov </text:span>
</text:a>
正如乌克林福姆报道的那样，被禁止的“地区党”的前国会议员Oleg Tsarev，Dmitry Svyatash和Igor Markov，他们藏在Urodias <text:a xlink:type="simple" xlink:href="https://www.ukrinform.ua/rubric-polytics/3707691-eksdeputatam-carovu-svatasu-i-markovu-ogolosili-pidozri-u-derzzradi.html" text:style-name="Internet_20_link" text:visited-style-name="Visited_20_Internet_20_Link">
</text:a>
</text:p>
      <text:p text:style-name="P4">
News Source: <text:a xlink:type="simple" xlink:href="https://www.ukrinform.ua/rubric-society/3711530-carova-pozbavili-pocesnoi-gramoti-kabminu.html" text:style-name="Internet_20_link" text:visited-style-name="Visited_20_Internet_20_Link">
https://www.ukrinform.ua/rubric-society/3711530-carova-pozbavili-pocesnoi-gramoti-kabminu.html</text:a>
</text:p>
      <!--NEWS-->
      <text:h text:style-name="P10" text:outline-level="1">
<text:span text:style-name="T4">
切尔尼希夫地区获得了丹麦公司的人道主义援助</text:span>
</text:h>
      <text:p text:style-name="P4">
作者: Ukrinform (Person)</text:p>
      <text:p text:style-name="P4">
出版商: Укринформ (Organization)</text:p>
      <text:p text:style-name="P4">
出版时间: 2023-05-19T18:19:53+03:00</text:p>
      <text:p text:style-name="P4">
修改时间: 2023-05-19T18:19:53+03:00</text:p>
      <text:p text:style-name="P4">
描述: 切尼希夫（Chernihiv）和关键基础设施的居民获得了丹麦公司Rockwool的人道主义援助。  - 乌克林。</text:p>
      <text:p text:style-name="P4">
图片: ["<text:a xlink:type="simple" xlink:href="https://static.ukrinform.com/photos/2023_05/thumb_files/630_360_1684509435-937.jpg" text:style-name="Internet_20_link" text:visited-style-name="Visited_20_Internet_20_Link">
630_360_16845...</text:a>
", "<text:a xlink:type="simple" xlink:href="https://static.ukrinform.com/photos/2023_05/1684509505-734.jpg" text:style-name="Internet_20_link" text:visited-style-name="Visited_20_Internet_20_Link">
1684509505-73...</text:a>
", "<text:a xlink:type="simple" xlink:href="https://static.ukrinform.com/photos/2023_05/1684509504-699.jpg" text:style-name="Internet_20_link" text:visited-style-name="Visited_20_Internet_20_Link">
1684509504-69...</text:a>
", "<text:a xlink:type="simple" xlink:href="https://static.ukrinform.com/photos/2023_05/1684509504-396.jpg" text:style-name="Internet_20_link" text:visited-style-name="Visited_20_Internet_20_Link">
1684509504-39...</text:a>
"]</text:p>
      <text:p text:style-name="P4">
标签: ['Данія', 'Гуманітарна допомога', 'Чернігівщина']</text:p>
      <text:p text:style-name="P4">
类型: Article</text:p>
      <!--METADATA-->
      <text:p text:style-name="P4">
<draw:frame draw:style-name="fr1" draw:name="Image146" text:anchor-type="as-char" svg:width="6.9236in" svg:height="3.956343in" draw:z-index="0">
<draw:image xlink:href="../Images/yкринформ/2023-05-19T18-19-53-03-00/630_360_1684509435-937.jpg" xlink:type="simple" xlink:show="embed" xlink:actuate="onLoad" draw:mime-type="image/jpeg"/>
</draw:frame>
居民和关键的基础设施为丹麦公司Rockwool获得了人道主义援助。</text:p>
      <text:p text:style-name="P4">
这是在[]中报道的(https://t.me/chernigivskaODA/7734)乌克林福姆报道，切尔尼希夫·奥瓦(Chernihiv Ova)负责人维亚切斯拉夫·乔斯(Vyacheslav Chaus)报道。</text:p>
      <text:p text:style-name="P4">
Chaus通知说：“丹麦公司的洛克仓将3600平方米的矿物羊毛转移到了消费者包装上。”</text:p>
      <text:p text:style-name="P4">
<draw:frame draw:style-name="fr1" draw:name="Image147" text:anchor-type="as-char" svg:width="6.9236in" svg:height="4.615733in" draw:z-index="0">
<draw:image xlink:href="../Images/yкринформ/2023-05-19T18-19-53-03-00/1684509505-734.jpg" xlink:type="simple" xlink:show="embed" xlink:actuate="onLoad" draw:mime-type="image/jpeg"/>
</draw:frame>
他指出，来自伊万尼夫卡的24个家庭已经收到了隔热材料。</text:p>
      <text:p text:style-name="P4">
<draw:frame draw:style-name="fr1" draw:name="Image148" text:anchor-type="as-char" svg:width="6.9236in" svg:height="4.615733in" draw:z-index="0">
<draw:image xlink:href="../Images/yкринформ/2023-05-19T18-19-53-03-00/1684509504-699.jpg" xlink:type="simple" xlink:show="embed" xlink:actuate="onLoad" draw:mime-type="image/jpeg"/>
</draw:frame>
<text:span text:style-name="T4">
另请阅读：</text:span>
 <text:a xlink:type="simple" xlink:href="https://www.ukrinform.ua/rubric-regions/3711521-francia-peredala-na-zakarpatta-9-tonn-gumanitarnoi-dopomogi.html" text:style-name="Internet_20_link" text:visited-style-name="Visited_20_Internet_20_Link">
</text:a>
“今天，已经收到了10个柴油发电机。 它们的功能和优势是噪音。 OVA负责人补充说，将根据需要将其分为关键的基础设施。</text:p>
      <text:p text:style-name="P4">
<draw:frame draw:style-name="fr1" draw:name="Image149" text:anchor-type="as-char" svg:width="6.9236in" svg:height="5.1927in" draw:z-index="0">
<draw:image xlink:href="../Images/yкринформ/2023-05-19T18-19-53-03-00/1684509504-396.jpg" xlink:type="simple" xlink:show="embed" xlink:actuate="onLoad" draw:mime-type="image/jpeg"/>
</draw:frame>
正如乌克林福姆报道的<text:a xlink:type="simple" xlink:href="https://www.ukrinform.ua/rubric-economy/3707982-energetiki-cernigivsini-otrimali-vid-partneriv-majze-260-t-obladnanna.html" text:style-name="Internet_20_link" text:visited-style-name="Visited_20_Internet_20_Link">
</text:a>
以设备和耗材的形式。</text:p>
      <text:p text:style-name="P4">
<text:span text:style-name="T5">
foto：Vyacheslav Chaus，Telegram</text:span>
</text:p>
      <text:p text:style-name="P4">
News Source: <text:a xlink:type="simple" xlink:href="https://www.ukrinform.ua/rubric-regions/3711536-cernigivsina-otrimala-gumanitarnu-dopomogu-vid-danskoi-kompanii.html" text:style-name="Internet_20_link" text:visited-style-name="Visited_20_Internet_20_Link">
https://www.ukrinform.ua/rubric-regions/3711536-cernigivsina-otrimala-gumanitarnu-dopomogu-vid-danskoi-kompanii.html</text:a>
</text:p>
      <!--NEWS-->
      <text:h text:style-name="P10" text:outline-level="1">
<text:span text:style-name="T4">
俄罗斯提出了平民交流问题-Lubin</text:span>
</text:h>
      <text:p text:style-name="P4">
作者: Ukrinform (Person)</text:p>
      <text:p text:style-name="P4">
出版商: Укринформ (Organization)</text:p>
      <text:p text:style-name="P4">
出版时间: 2023-05-19T18:22:00+03:00</text:p>
      <text:p text:style-name="P4">
修改时间: 2023-05-19T18:22:00+03:00</text:p>
      <text:p text:style-name="P4">
描述: 俄罗斯联邦杜马州的代表与俄罗斯联邦的局长，人权局长办公室开始了共同的活动，以监测双方平民维护场所的访问，提出了平民交流问题。  - 乌克林。</text:p>
      <text:p text:style-name="P4">
图片: ["<text:a xlink:type="simple" xlink:href="https://static.ukrinform.com/photos/2023_02/thumb_files/630_360_1677395798-958.jpg" text:style-name="Internet_20_link" text:visited-style-name="Visited_20_Internet_20_Link">
630_360_16773...</text:a>
"]</text:p>
      <text:p text:style-name="P4">
标签: ['Обмін', 'Україна', 'Росія', 'Дмитро Лубінець']</text:p>
      <text:p text:style-name="P4">
类型: Article</text:p>
      <!--METADATA-->
      <text:p text:style-name="P4">
<draw:frame draw:style-name="fr1" draw:name="Image150" text:anchor-type="as-char" svg:width="6.9236in" svg:height="3.956343in" draw:z-index="0">
<draw:image xlink:href="../Images/yкринформ/2023-05-19T18-22-00-03-00/630_360_1677395798-958.jpg" xlink:type="simple" xlink:show="embed" xlink:actuate="onLoad" draw:mime-type="image/jpeg"/>
</draw:frame>
俄罗斯联邦杜马州杜马的代表与俄罗斯人权局长办公室，人权局长办公室开始了共同的活动，以监测双方平民维护场所的访问，提出了交流问题。</text:p>
      <text:p text:style-name="P4">
申诉专员Dmitry Lubinets在[]中报道了这一点。(https://t.me/dmytro_lubinetzs/2492)，报道乌克林福姆。</text:p>
      <text:p text:style-name="P4">
“现在需要需要<text:a xlink:type="simple" xlink:href="https://www.ukrinform.ua/tag-obmin" text:style-name="Internet_20_link" text:visited-style-name="Visited_20_Internet_20_Link">
</text:a>
/平民的返回，甚至要求他们的总统“被授予” ICS的逮捕令，以下达命令，而竞争当局为平民的交流做出了贡献。”</text:p>
      <text:p text:style-name="P4">
据他说，乌克兰准备给俄罗斯公民在俄罗斯联邦服役。 Lubinets补充说：“该国是否真的在乎“它的”以及是否准备好接住它们很重要。”</text:p>
      <text:p text:style-name="P4">
<text:span text:style-name="T4">
另请阅读：</text:span>
 <text:a xlink:type="simple" xlink:href="https://www.ukrinform.ua/rubric-ato/3711304-rosia-zbilsila-kilkist-pidtverdzen-cerez-mkch-polonu-ukrainskih-vijskovih-koordstab.html" text:style-name="Internet_20_link" text:visited-style-name="Visited_20_Internet_20_Link">
<text:span text:style-name="T4">
坐标</text:span>
</text:a>
他强调说，乌克兰就乌克兰提供了俄罗斯一方非法持有的老年公民名单。 申诉专员强调：“因此，俄罗斯联邦将对其公民的返回感兴趣，因为乌克兰在所有可能的地点上都表示要归还俄罗斯拥有的丘德(Chud)的每个平民。”</text:p>
      <text:p text:style-name="P4">
据报道，5月19日，Lubinets表示<text:a xlink:type="simple" xlink:href="https://www.ukrinform.ua/rubric-society/3711160-ukraina-pracue-nad-okremim-majdancikom-dla-povernenna-civilnih-iz-rosii-lubinec.html" text:style-name="Internet_20_link" text:visited-style-name="Visited_20_Internet_20_Link">
</text:a>
</text:p>
      <text:p text:style-name="P4">
News Source: <text:a xlink:type="simple" xlink:href="https://www.ukrinform.ua/rubric-ato/3711539-rosia-porusila-pitanna-obminu-civilnimi-lubinec.html" text:style-name="Internet_20_link" text:visited-style-name="Visited_20_Internet_20_Link">
https://www.ukrinform.ua/rubric-ato/3711539-rosia-porusila-pitanna-obminu-civilnimi-lubinec.html</text:a>
</text:p>
      <!--NEWS-->
      <text:h text:style-name="P10" text:outline-level="1">
<text:span text:style-name="T4">
在路边的基辅地区，发现了一个反坦克矿</text:span>
</text:h>
      <text:p text:style-name="P4">
作者: Ukrinform (Person)</text:p>
      <text:p text:style-name="P4">
出版商: Укринформ (Organization)</text:p>
      <text:p text:style-name="P4">
出版时间: 2023-05-19T18:27:00+03:00</text:p>
      <text:p text:style-name="P4">
修改时间: 2023-05-19T18:27:00+03:00</text:p>
      <text:p text:style-name="P4">
描述: 在利皮夫卡村的路边，发现了一个反坦克矿。  - 乌克林。</text:p>
      <text:p text:style-name="P4">
图片: ["<text:a xlink:type="simple" xlink:href="https://static.ukrinform.com/photos/2023_05/thumb_files/630_360_1684510265-373.jpeg" text:style-name="Internet_20_link" text:visited-style-name="Visited_20_Internet_20_Link">
630_360_16845...</text:a>
"]</text:p>
      <text:p text:style-name="P4">
标签: ['Міна', 'Поліція', 'Київщина']</text:p>
      <text:p text:style-name="P4">
类型: Article</text:p>
      <!--METADATA-->
      <text:p text:style-name="P4">
<draw:frame draw:style-name="fr1" draw:name="Image151" text:anchor-type="as-char" svg:width="6.9236in" svg:height="3.956343in" draw:z-index="0">
<draw:image xlink:href="../Images/yкринформ/2023-05-19T18-27-00-03-00/630_360_1684510265-373.jpeg" xlink:type="simple" xlink:show="embed" xlink:actuate="onLoad" draw:mime-type="image/jpeg"/>
</draw:frame>
基辅地区利皮夫卡(Lipivka)的瑙兹比奇村(Nauzbicchi Village)找到了一个反坦克矿。</text:p>
      <text:p text:style-name="P4">
根据乌克林福姆的说法，基夫·汉德(Kyiv Oblast)国家警察局主要局负责人安德里·内比托夫(Andriy Nebitov)在[]中报道了这一点(https://t.me/andrii_nebytov/1316)“敌对的反坦克<text:a xlink:type="simple" xlink:href="https://www.ukrinform.ua/tag-mina" text:style-name="Internet_20_link" text:visited-style-name="Visited_20_Internet_20_Link">
</text:a>
他们今天发现了Lipivka村的路边。 基约夫地区部的布坎警察铺平了该领土，并称SES为SES。”</text:p>
      <text:p text:style-name="P4">
该矿已经被抓住了。 公民的生活不会威胁到任何事情。</text:p>
      <text:p text:style-name="P4">
<text:span text:style-name="T4">
另请阅读：</text:span>
 <text:a xlink:type="simple" xlink:href="https://www.ukrinform.ua/rubric-regions/3711362-osnovni-roboti-z-rozminuvanna-narazi-provodatsa-u-cotiroh-oblastah-dsns.html" text:style-name="Internet_20_link" text:visited-style-name="Visited_20_Internet_20_Link">
<text:span text:style-name="T4">
 Demining </text:span>
</text:a>
尼伯托夫说：“我们继续在该领土的领土上找到爆炸物，因此我警告公民要小心。在危险物体的情况下，立即拨打102。”</text:p>
      <text:p text:style-name="P4">
根据乌克林福姆的说法，四月份在基辅地区，儿童发现了一个反人工矿。</text:p>
      <text:p text:style-name="P4">
<text:span text:style-name="T5">
foto：电报Andrey Nebitov</text:span>
</text:p>
      <text:p text:style-name="P4">
News Source: <text:a xlink:type="simple" xlink:href="https://www.ukrinform.ua/rubric-regions/3711540-na-kiivsini-na-uzbicci-znajsli-protitankovu-minu.html" text:style-name="Internet_20_link" text:visited-style-name="Visited_20_Internet_20_Link">
https://www.ukrinform.ua/rubric-regions/3711540-na-kiivsini-na-uzbicci-znajsli-protitankovu-minu.html</text:a>
</text:p>
      <!--NEWS-->
      <text:h text:style-name="P10" text:outline-level="1">
<text:span text:style-name="T4">
G7领导人支持黑谷物倡议</text:span>
</text:h>
      <text:p text:style-name="P4">
作者: Ukrinform (Person)</text:p>
      <text:p text:style-name="P4">
出版商: Укринформ (Organization)</text:p>
      <text:p text:style-name="P4">
出版时间: 2023-05-19T18:28:21+03:00</text:p>
      <text:p text:style-name="P4">
修改时间: 2023-05-19T18:28:21+03:00</text:p>
      <text:p text:style-name="P4">
描述: 七个群体国家的领导人认识到乌克兰谷物持续出口到世界市场的重要性，特别是使用团结的走廊和黑海谷物倡议。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Експорт', 'Україна', 'Саміт G7', 'зерновий коридор']</text:p>
      <text:p text:style-name="P4">
类型: Article</text:p>
      <!--METADATA-->
      <text:p text:style-name="P4">
<draw:frame draw:style-name="fr1" draw:name="Image152" text:anchor-type="as-char" svg:width="6.9236in" svg:height="3.956343in" draw:z-index="0">
<draw:image xlink:href="../Images/yкринформ/2023-05-19T18-28-21-03-00/630_360_1680511197-485.jpg" xlink:type="simple" xlink:show="embed" xlink:actuate="onLoad" draw:mime-type="image/jpeg"/>
</draw:frame>
七个小组的领导人认识到使用Taccoon Grain倡议的团结所在地，尤其是继续乌克兰谷物市场出口的重要性。</text:p>
      <text:p text:style-name="P4">
根据乌克林福姆的说法，这在乌克兰的G7声明中说明了这一点，到处都是Textka发表的<text:a xlink:type="simple" xlink:href="https://www.consilium.europa.eu/media/64494/g7-2023-statement-on-ukraine.pdf" text:style-name="Internet_20_link" text:visited-style-name="Visited_20_Internet_20_Link">
</text:a>
。</text:p>
      <text:p text:style-name="P4">
“我们将继续支持乌克兰农产品的出口，包括通过团结的城市。 在这方面，我们很荣幸<text:a xlink:type="simple" xlink:href="https://www.ukrinform.ua/rubric-economy/3710574-zernovu-ugodu-prodovzili-na-dva-misaci.html" text:style-name="Internet_20_link" text:visited-style-name="Visited_20_Internet_20_Link">
</text:a>
，我们敦促俄罗斯停止威胁全球粮食供应的威胁，并允许黑海谷物发挥其最大潜力。 我们也仍然给予(支持的。)倡议” <text:a xlink:type="simple" xlink:href="https://www.ukrinform.ua/tag-zerno" text:style-name="Internet_20_link" text:visited-style-name="Visited_20_Internet_20_Link">
</text:a>
来自乌克兰”。 我们的贡献有助于与联合国世界粮食计划计划合作向最脆弱的国家提供人道主义粮食援助。”该文件写道。</text:p>
      <text:p text:style-name="P4">
<text:span text:style-name="T4">
另请阅读：</text:span>
 <text:a xlink:type="simple" xlink:href="https://www.ukrinform.ua/rubric-economy/3710970-zernova-ugoda-ne-peredbacae-vikonanna-vimog-rosii-posol-bodnar.html" text:style-name="Internet_20_link" text:visited-style-name="Visited_20_Internet_20_Link">
<text:span text:style-name="T4">
谷物</text:span>
 <text:span text:style-name="T4">
 </text:span>
协议**</text:a>
G7领导人强调，俄罗斯将粮食转化为武器的行动只会在世界上最脆弱的国家带来经济困境，导致了全球粮食危险的前提，以及对先例水平的饥饿威胁。 由于俄罗斯对乌克兰的侵略，这七个国家将继续支持林木，并为他们提供人道主义援助以减轻危机。</text:p>
      <text:p text:style-name="P4">
同时，G7领导人打算促进全球能源危机的解决方案，这也是由俄罗斯侵略引发的。</text:p>
      <text:p text:style-name="P4">
<text:span text:style-name="T4">
另请阅读：</text:span>
 <text:a xlink:type="simple" xlink:href="https://www.ukrinform.ua/rubric-polytics/3711373-lideri-g7-zaklikali-rosiu-negajno-zupiniti-vijnu-ta-vivesti-vijska-z-ukraini.html" text:style-name="Internet_20_link" text:visited-style-name="Visited_20_Internet_20_Link">
</text:a>
据报道，七组的第48次峰会仍在日本继续，该峰会一直持续到METROBOT，直到5月21日。 它的参与者考虑了确保稳定的稳定经济的方法，包括沃罗斯式侵略对乌克兰的冠状病毒大流行的后果。</text:p>
      <text:p text:style-name="P4">
_foto：Minagro Policy _</text:p>
      <text:p text:style-name="P4">
News Source: <text:a xlink:type="simple" xlink:href="https://www.ukrinform.ua/rubric-economy/3711541-lideri-g7-pidtrimali-cornomorsku-zernovu-iniciativu.html" text:style-name="Internet_20_link" text:visited-style-name="Visited_20_Internet_20_Link">
https://www.ukrinform.ua/rubric-economy/3711541-lideri-g7-pidtrimali-cornomorsku-zernovu-iniciativu.html</text:a>
</text:p>
      <!--NEWS-->
      <text:h text:style-name="P10" text:outline-level="1">
<text:span text:style-name="T4">
在F-16上对乌克兰飞行员的培训：拜登证实了美国讲师的参与</text:span>
</text:h>
      <text:p text:style-name="P4">
作者: Ukrinform (Person)</text:p>
      <text:p text:style-name="P4">
出版商: Укринформ (Organization)</text:p>
      <text:p text:style-name="P4">
出版时间: 2023-05-19T18:29:00+03:00</text:p>
      <text:p text:style-name="P4">
修改时间: 2023-05-19T18:29:00+03:00</text:p>
      <text:p text:style-name="P4">
描述: 美国总统乔·拜登（Joe Biden）向七个组织的领导人保证，美国将支持在包括F-16在内的西方飞机上准备乌克兰飞行员的努力。  - 乌克林。</text:p>
      <text:p text:style-name="P4">
图片: ["<text:a xlink:type="simple" xlink:href="https://static.ukrinform.com/photos/2023_05/thumb_files/630_360_1684500491-803.jpeg" text:style-name="Internet_20_link" text:visited-style-name="Visited_20_Internet_20_Link">
630_360_16845...</text:a>
"]</text:p>
      <text:p text:style-name="P4">
标签: ['Байден', 'Військові навчання', 'Винищувач', 'Війна з Росією']</text:p>
      <text:p text:style-name="P4">
类型: Article</text:p>
      <!--METADATA-->
      <text:p text:style-name="P4">
<draw:frame draw:style-name="fr1" draw:name="Image153" text:anchor-type="as-char" svg:width="6.9236in" svg:height="3.956343in" draw:z-index="0">
<draw:image xlink:href="../Images/yкринформ/2023-05-19T18-29-00-03-00/630_360_1684500491-803.jpeg" xlink:type="simple" xlink:show="embed" xlink:actuate="onLoad" draw:mime-type="image/jpeg"/>
</draw:frame>
总统乔·拜登(Joe Biden)向七个组织的领导人保证，美国支持乌克兰飞行员在包括F-16在内的西方飞机上的准备。</text:p>
      <text:p text:style-name="P4">
关于星期五的报告<text:a xlink:type="simple" xlink:href="https://www.cnn.com/europe/live-news/russia-ukraine-war-news-05-19-23/h_64766a97bd9305d0f024645998ce89ff" text:style-name="Internet_20_link" text:visited-style-name="Visited_20_Internet_20_Link">
</text:a>
乌克林福姆报道说，涉及美国政府的高级官员。</text:p>
      <text:p text:style-name="P4">
“预计将不进行培训<text:a xlink:type="simple" xlink:href="https://www.ukrinform.ua/tag-ssa" text:style-name="Internet_20_link" text:visited-style-name="Visited_20_Internet_20_Link">
</text:a>
，显然在欧洲。 但是，美国人员的人员将与盟友和合作伙伴一起参加培训。</text:p>
      <text:p text:style-name="P4">
预计将需要几个月的时间。</text:p>
      <text:p text:style-name="P4">
这位官员说：“由于培训将在接下来的几个月中进行，我们参加这些努力的乌克兰人联盟将决定何时给飞机提供飞机，提供多少以及谁会给他们。”</text:p>
      <text:p text:style-name="P4">
<text:span text:style-name="T4">
另请阅读：</text:span>
 <text:a xlink:type="simple" xlink:href="https://www.ukrinform.ua/rubric-ato/3711453-u-derzdepi-zaavili-so-u-pitanni-zbroi-perebuvaut-u-tisnomu-kontakti-z-ukrainou.html" text:style-name="Internet_20_link" text:visited-style-name="Visited_20_Internet_20_Link">
</text:a>
根据乌克林的说法，据西方媒体称，在美国政府早些时候<text:a xlink:type="simple" xlink:href="https://www.ukrinform.ua/rubric-ato/3711314-ssa-ne-blokuvatimut-postavku-souznikami-vinisuvaciv-f16-v-ukrainu-snn.html" text:style-name="Internet_20_link" text:visited-style-name="Visited_20_Internet_20_Link">
</text:a>
 <text:a xlink:type="simple" xlink:href="https://www.ukrinform.ua/rubric-ato/3711314-ssa-ne-blokuvatimut-postavku-souznikami-vinisuvaciv-f16-v-ukrainu-snn.html" text:style-name="Internet_20_link" text:visited-style-name="Visited_20_Internet_20_Link">
</text:a>
欧洲盟友将阻止他们向乌克兰提供F-16战斗机。</text:p>
      <text:p text:style-name="P4">
_foto：Kyodo新闻/Getty Images _</text:p>
      <text:p text:style-name="P4">
News Source: <text:a xlink:type="simple" xlink:href="https://www.ukrinform.ua/rubric-polytics/3711542-navcanna-ukrainskih-pilotiv-na-f16-bajden-pidtverdiv-ucast-amerikanskih-instruktoriv.html" text:style-name="Internet_20_link" text:visited-style-name="Visited_20_Internet_20_Link">
https://www.ukrinform.ua/rubric-polytics/3711542-navcanna-ukrainskih-pilotiv-na-f16-bajden-pidtverdiv-ucast-amerikanskih-instruktoriv.html</text:a>
</text:p>
      <!--NEWS-->
      <text:h text:style-name="P10" text:outline-level="1">
<text:span text:style-name="T4">
乌克兰博物馆交换经验将访问法国机构</text:span>
</text:h>
      <text:p text:style-name="P4">
作者: Ukrinform (Person)</text:p>
      <text:p text:style-name="P4">
出版商: Укринформ (Organization)</text:p>
      <text:p text:style-name="P4">
出版时间: 2023-05-19T18:42:17+03:00</text:p>
      <text:p text:style-name="P4">
修改时间: 2023-05-19T18:42:17+03:00</text:p>
      <text:p text:style-name="P4">
描述: 6月，15个乌克兰博物馆将访问法国博物馆部门机构以交流经验和建立伙伴关系。  - 乌克林。</text:p>
      <text:p text:style-name="P4">
图片: ["<text:a xlink:type="simple" xlink:href="https://static.ukrinform.com/photos/2020_02/thumb_files/630_360_1580831959-348.jpeg" text:style-name="Internet_20_link" text:visited-style-name="Visited_20_Internet_20_Link">
630_360_15808...</text:a>
"]</text:p>
      <text:p text:style-name="P4">
标签: ['Франція', 'Музей', 'Україна', 'МКІП ']</text:p>
      <text:p text:style-name="P4">
类型: Article</text:p>
      <!--METADATA-->
      <text:p text:style-name="P4">
<draw:frame draw:style-name="fr1" draw:name="Image154" text:anchor-type="as-char" svg:width="6.9236in" svg:height="3.956343in" draw:z-index="0">
<draw:image xlink:href="../Images/yкринформ/2023-05-19T18-42-17-03-00/630_360_1580831959-348.jpeg" xlink:type="simple" xlink:show="embed" xlink:actuate="onLoad" draw:mime-type="image/jpeg"/>
</draw:frame>
15年6月，乌克兰博物馆将访问法国博物馆部门机构以交换经验并建立合作伙伴关系。</text:p>
      <text:p text:style-name="P4">
正如乌克林福姆报道的那样，它在[]中报告(https://t.me/mkipu/6171?fbclid=IwAR1j2qUYMMsc1vhevK3sXdtSZmTcpXg2XkrWzQab65PJP4CHFhlvscvqLQ8)文化和信息政策部。</text:p>
      <text:p text:style-name="P4">
该计划是在该部之间协议的框架内进行的<text:a xlink:type="simple" xlink:href="https://www.ukrinform.ua/tag-kultura" text:style-name="Internet_20_link" text:visited-style-name="Visited_20_Internet_20_Link">
</text:a>
以及法国乌克兰研究所和乌克兰研究所的支持和协助的乌克兰塔米尼斯主义的信息政策。</text:p>
      <text:p text:style-name="P4">
根据MKIP副负责人Galina Grigorenko的说法，“在战后，博物馆将遇到恢复存储库的作品的问题，并具有重新研究和与观众建立新的系统系统的问题，因为访客的肖像将发生重大变化。 这是关于所有年龄段的TAI Intercattive计划的障碍和包容性，主动沟通。”</text:p>
      <text:p text:style-name="P4">
<text:span text:style-name="T4">
另请阅读：</text:span>
 <text:a xlink:type="simple" xlink:href="https://www.ukrinform.ua/rubric-culture/3700684-diplomati-18-krain-vidvidali-muzej-hanenkiv-u-kievi.html" text:style-name="Internet_20_link" text:visited-style-name="Visited_20_Internet_20_Link">
<text:span text:style-name="T4">
博物馆</text:span>
</text:a>
同样，今年，合作，三位乌克兰修复者和一个帐篷(键盘)他们将访问法国机构进行编程和科学工作。</text:p>
      <text:p text:style-name="P4">
正如乌克林福姆报道的，5月18日至19日在利维夫<text:a xlink:type="simple" xlink:href="https://www.ukrinform.ua/rubric-culture/3711236-konsultativna-misia-es-provodit-u-lvovi-konferenciu-sodo-zlociniv-proti-kulturnoi-spadsini.html" text:style-name="Internet_20_link" text:visited-style-name="Visited_20_Internet_20_Link">
</text:a>
欧盟咨询任务组织的“反对文化遗产的犯罪 - 战争和额外的战争”(ksês).</text:p>
      <text:p text:style-name="P4">
Захід зібрав експертів високого міжнародного рівня, які обговорюютьвідшкодування збитків, завданих РФ культурним цінностям України, тарозслідування таких злочинів.</text:p>
      <text:p text:style-name="P4">
News Source: <text:a xlink:type="simple" xlink:href="https://www.ukrinform.ua/rubric-culture/3711548-ukrainski-muzejniki-dla-obminu-dosvidom-vidvidaut-francuzki-institucii.html" text:style-name="Internet_20_link" text:visited-style-name="Visited_20_Internet_20_Link">
https://www.ukrinform.ua/rubric-culture/3711548-ukrainski-muzejniki-dla-obminu-dosvidom-vidvidaut-francuzki-institucii.html</text:a>
</text:p>
      <!--NEWS-->
      <text:h text:style-name="P10" text:outline-level="1">
<text:span text:style-name="T4">
敌人试图袭击巴赫穆特的边防部后卫点，但遭受了损失</text:span>
</text:h>
      <text:p text:style-name="P4">
作者: Ukrinform (Person)</text:p>
      <text:p text:style-name="P4">
出版商: Укринформ (Organization)</text:p>
      <text:p text:style-name="P4">
出版时间: 2023-05-19T18:45:00+03:00</text:p>
      <text:p text:style-name="P4">
修改时间: 2023-05-19T18:45:00+03:00</text:p>
      <text:p text:style-name="P4">
描述: 在顿涅茨克地区的巴赫穆特（Bakhmut），国家边境部队的战斗人员成功击败了对据点的另一次敌人进攻。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Бахмут', 'Прикордонники', 'Війна з Росією']</text:p>
      <text:p text:style-name="P4">
类型: Article</text:p>
      <!--METADATA-->
      <text:p text:style-name="P4">
<draw:frame draw:style-name="fr1" draw:name="Image155" text:anchor-type="as-char" svg:width="6.9236in" svg:height="3.956343in" draw:z-index="0">
<draw:image xlink:href="../Images/yкринформ/2023-05-19T18-45-00-03-00/630_360_1680422407-224.png" xlink:type="simple" xlink:show="embed" xlink:actuate="onLoad" draw:mime-type="image/png"/>
</draw:frame>
在巴赫穆特尼茨基地区，国家边境的战斗人员成功击退了对据点的攻击交替。</text:p>
      <text:p text:style-name="P4">
根据乌克林福姆的说法，国家边境服务部报告在[]中报告(https://t.me/DPSUkr/11342)“再次袭击边防卫队的另一次尝试成功地击退了。 敌对的团体aftancation是SPSU战士的据点，<text:a xlink:type="simple" xlink:href="https://www.ukrinform.ua/tag-obstril" text:style-name="Internet_20_link" text:visited-style-name="Visited_20_Internet_20_Link">
</text:a>
消防点并试图接近位置。 我们的捍卫者负责，随着入侵者的接近，他们被手榴弹扔了。”证词写道。</text:p>
      <text:p text:style-name="P4">
SSU指出，尽管战斗短暂，但一半的突击队员被损坏：两人丧生，三人受伤。 失败后，敌人被抢购了。</text:p>
      <text:p text:style-name="P4">
<text:span text:style-name="T4">
另请阅读：</text:span>
 <text:a xlink:type="simple" xlink:href="https://www.ukrinform.ua/rubric-ato/3711346-rosiani-vidaut-bazane-za-dijsne-u-minoboroni-rozpovili-pro-situaciu-u-bahmuti.html" text:style-name="Internet_20_link" text:visited-style-name="Visited_20_Internet_20_Link">
<text:span text:style-name="T4">
 bakhmut </text:span>
</text:a>
正如乌克林福姆报道的<text:a xlink:type="simple" xlink:href="https://www.ukrinform.ua/rubric-ato/3711420-cerevatij-pro-bahmut-zsu-perehopluut-iniciativu-i-namagautsa-kontratakuvati.html" text:style-name="Internet_20_link" text:visited-style-name="Visited_20_Internet_20_Link">
</text:a>
但是，一天中的防守力量能够搬到多达500米的不同广场，并占据城市西南部。</text:p>
      <text:p text:style-name="P4">
News Source: <text:a xlink:type="simple" xlink:href="https://www.ukrinform.ua/rubric-ato/3711550-vorog-namagavsa-sturmuvati-opornij-punkt-prikordonnikiv-u-bahmuti-ale-vidijsov-iz-vtratami.html" text:style-name="Internet_20_link" text:visited-style-name="Visited_20_Internet_20_Link">
https://www.ukrinform.ua/rubric-ato/3711550-vorog-namagavsa-sturmuvati-opornij-punkt-prikordonnikiv-u-bahmuti-ale-vidijsov-iz-vtratami.html</text:a>
</text:p>
      <!--NEWS-->
      <text:h text:style-name="P10" text:outline-level="1">
<text:span text:style-name="T4">
在切尔尼维斯（Chernivtsi）中，介绍了电影中的第一批完整的歌曲，由伊万·米洛伊库克（Ivan Mykolaychuk）出演</text:span>
</text:h>
      <text:p text:style-name="P4">
作者: Ukrinform (Person)</text:p>
      <text:p text:style-name="P4">
出版商: Укринформ (Organization)</text:p>
      <text:p text:style-name="P4">
出版时间: 2023-05-19T18:48:00+03:00</text:p>
      <text:p text:style-name="P4">
修改时间: 2023-05-19T18:48:00+03:00</text:p>
      <text:p text:style-name="P4">
描述: 6月中旬，在Chernivtsi的电影节“ Mykolaychuk Open”节期间，在电影《三重奏》“ Golden Keys”的歌曲中展示了一系列独特的笔记和文字，这些内容是在伊万·米洛伊库奇克（Ivan Mykolaychuk）出演的电影中制作的。  - 乌克林。</text:p>
      <text:p text:style-name="P4">
图片: ["<text:a xlink:type="simple" xlink:href="https://static.ukrinform.com/photos/2023_05/thumb_files/630_360_1684511597-379.jpg" text:style-name="Internet_20_link" text:visited-style-name="Visited_20_Internet_20_Link">
630_360_16845...</text:a>
", "<text:a xlink:type="simple" xlink:href="https://static.ukrinform.com/photos/2023_05/1684511515-521.jpg" text:style-name="Internet_20_link" text:visited-style-name="Visited_20_Internet_20_Link">
1684511515-52...</text:a>
", "<text:a xlink:type="simple" xlink:href="https://static.ukrinform.com/photos/2023_05/1684511516-939.jpg" text:style-name="Internet_20_link" text:visited-style-name="Visited_20_Internet_20_Link">
1684511516-93...</text:a>
", "<text:a xlink:type="simple" xlink:href="https://static.ukrinform.com/photos/2023_05/1684511516-487.jpg" text:style-name="Internet_20_link" text:visited-style-name="Visited_20_Internet_20_Link">
1684511516-48...</text:a>
"]</text:p>
      <text:p text:style-name="P4">
标签: ['Іван Миколайчук', 'Книги', 'Чернівці', 'Пісня']</text:p>
      <text:p text:style-name="P4">
类型: Article</text:p>
      <!--METADATA-->
      <text:p text:style-name="P4">
<draw:frame draw:style-name="fr1" draw:name="Image156" text:anchor-type="as-char" svg:width="6.9236in" svg:height="3.956343in" draw:z-index="0">
<draw:image xlink:href="../Images/yкринформ/2023-05-19T18-48-00-03-00/630_360_1684511597-379.jpg" xlink:type="simple" xlink:show="embed" xlink:actuate="onLoad" draw:mime-type="image/jpeg"/>
</draw:frame>
在6月中旬，三重奏“ Golden Keys”歌曲的独特集合和文字在6月中旬的电影节“ Mykolaychuk Open”期间出演了电影中。</text:p>
      <text:p text:style-name="P4">
这在[]中报道了(https://www.facebook.com/oblrada.cv.ua/posts/pfbid0MPnmiPtz69dXZZHZDHJTAAUf5QQGR8VvT8hHGKuHFDMwsX1FdKuKQrWVKx1vh4EYl)，报道乌克林福姆。</text:p>
      <text:p text:style-name="P4">
“在 <text:a xlink:type="simple" xlink:href="https://www.ukrinform.ua/tag-cernivci" text:style-name="Internet_20_link" text:visited-style-name="Visited_20_Internet_20_Link">
</text:a>
在Apen Agrapher的节日期间，Open展示了一个独特的版本 - 全夜的印刷集和著名的三重奏“ Golden Keys”的文字，该文字曾经成立了Ivan Mykolaychuk。 这本书是《辉煌的布科维涅特》(Bukovinets)出演的第一批完整的电影集合。”</text:p>
      <text:p text:style-name="P4">
<draw:frame draw:style-name="fr1" draw:name="Image157" text:anchor-type="as-char" svg:width="6.9236in" svg:height="6.9393in" draw:z-index="0">
<draw:image xlink:href="../Images/yкринформ/2023-05-19T18-48-00-03-00/1684511515-521.jpg" xlink:type="simple" xlink:show="embed" xlink:actuate="onLoad" draw:mime-type="image/jpeg"/>
</draw:frame>
</text:p>
      <text:p text:style-name="P4">
<draw:frame draw:style-name="fr1" draw:name="Image158" text:anchor-type="as-char" svg:width="6.9236in" svg:height="6.974886in" draw:z-index="0">
<draw:image xlink:href="../Images/yкринформ/2023-05-19T18-48-00-03-00/1684511516-939.jpg" xlink:type="simple" xlink:show="embed" xlink:actuate="onLoad" draw:mime-type="image/jpeg"/>
</draw:frame>
<text:span text:style-name="T4">
另请阅读：</text:span>
 <text:a xlink:type="simple" xlink:href="https://www.ukrinform.ua/rubric-culture/3706893-u-kievi-prezentuvali-dokumentalnij-film-ta-knigu-skripleni-krovu.html" text:style-name="Internet_20_link" text:visited-style-name="Visited_20_Internet_20_Link">
<text:span text:style-name="T4">
书</text:span>
</text:a>
乌克兰的书籍艺术家，也是“ Zolotyklyuch” Valentina Koroty-Kovalskaya的原始作品的参与者Alexei Gladushevsky节的总制作人。 她将于6月15日在尼古拉丘克(Nikolaychuk)生日那天在节日举行的节日，将与她的伴侣在三人妮娜·马特维恩科(Nina Matvienko)和电影学者塞尔吉·特伦巴赫(Sergiy Trumbach)介绍。</text:p>
      <text:p text:style-name="P4">
<draw:frame draw:style-name="fr1" draw:name="Image159" text:anchor-type="as-char" svg:width="6.9236in" svg:height="6.955654in" draw:z-index="0">
<draw:image xlink:href="../Images/yкринформ/2023-05-19T18-48-00-03-00/1684511516-487.jpg" xlink:type="simple" xlink:show="embed" xlink:actuate="onLoad" draw:mime-type="image/jpeg"/>
</draw:frame>
组织者在Facebook上的“ Mykolaychuk Open”的页面上的早些时候报告说，今年他将于6月15日至6月20日在Chernivtsi的Mykolaychuk命名的文化和艺术中心举行。</text:p>
      <text:p text:style-name="P4">
<text:span text:style-name="T5">
foto：mykolaychuk Open</text:span>
</text:p>
      <text:p text:style-name="P4">
News Source: <text:a xlink:type="simple" xlink:href="https://www.ukrinform.ua/rubric-culture/3711559-u-cernivcah-prezentuut-perse-povne-zibranna-pisen-iz-filmiv-u-akih-znimavsa-ivan-mikolajcuk.html" text:style-name="Internet_20_link" text:visited-style-name="Visited_20_Internet_20_Link">
https://www.ukrinform.ua/rubric-culture/3711559-u-cernivcah-prezentuut-perse-povne-zibranna-pisen-iz-filmiv-u-akih-znimavsa-ivan-mikolajcuk.html</text:a>
</text:p>
      <!--NEWS-->
      <text:h text:style-name="P10" text:outline-level="1">
<text:span text:style-name="T4">
俄罗斯继续从德国接收电子产品-Spiegel</text:span>
</text:h>
      <text:p text:style-name="P4">
作者: Ukrinform (Person)</text:p>
      <text:p text:style-name="P4">
出版商: Укринформ (Organization)</text:p>
      <text:p text:style-name="P4">
出版时间: 2023-05-19T18:51:00+03:00</text:p>
      <text:p text:style-name="P4">
修改时间: 2023-05-19T18:51:00+03:00</text:p>
      <text:p text:style-name="P4">
描述: 尽管有制裁，但来自德国公司的电子产品显然属于俄罗斯武装团体。  - 乌克林。</text:p>
      <text:p text:style-name="P4">
图片: ["<text:a xlink:type="simple" xlink:href="https://static.ukrinform.com/photos/2023_05/thumb_files/630_360_1684511590-358.jpg" text:style-name="Internet_20_link" text:visited-style-name="Visited_20_Internet_20_Link">
630_360_16845...</text:a>
"]</text:p>
      <text:p text:style-name="P4">
标签: ['Німеччина', 'Санкції', 'Технології', 'Війна з Росією']</text:p>
      <text:p text:style-name="P4">
类型: Article</text:p>
      <!--METADATA-->
      <text:p text:style-name="P4">
<draw:frame draw:style-name="fr1" draw:name="Image160" text:anchor-type="as-char" svg:width="6.9236in" svg:height="3.956343in" draw:z-index="0">
<draw:image xlink:href="../Images/yкринформ/2023-05-19T18-51-00-03-00/630_360_1684511590-358.jpg" xlink:type="simple" xlink:show="embed" xlink:actuate="onLoad" draw:mime-type="image/jpeg"/>
</draw:frame>
尽管制定了制裁，但来自德国公司的电子产品显然属于俄罗斯装甲集团。</text:p>
      <text:p text:style-name="P4">
一些这样的案例探索了<text:a xlink:type="simple" xlink:href="https://www.spiegel.de/wirtschaft/russland-sanktionen-wie-deutsche-firmen-offenbar-die-russische-ruestungsindustrie-beliefern-a-301106cd-a13c-4610-97a2-d26ac1573226" text:style-name="Internet_20_link" text:visited-style-name="Visited_20_Internet_20_Link">
</text:a>
，报道乌克林福姆。</text:p>
      <text:p text:style-name="P4">
根据调查，尽管禁止出口，俄罗斯公司可能会收到德国公司的微电子，而且交付计划甚至不太阴谋。</text:p>
      <text:p text:style-name="P4">
其中一家公司是Elix -St。 GmbH-在Stuttgart。 根据文件，它们为摄像机提供了私人用途的详细信息，“用于智能房屋的模块”。 如文件中所述，海关发现货物绝对无害。 但是，如果官员们更加仔细地看着，他们可能会怀疑哈萨克斯坦阿斯塔纳首都的买家是一位调解员，他于2022年3月在韦斯特姆(Westerm)对俄罗斯进行了首次制裁后不久成立了该公司。</text:p>
      <text:p text:style-name="P4">
在最初的几个月中，货物以80万欧元的价格被送往哈萨克斯坦。 该公司从2018年至2021年向俄罗斯提供了产品。 Elix-ST。在莫斯科拥有一个子公司。 在莫斯科Elix的网站上，他们与SVR的俄罗斯外部情报宣布小睡，并与航空公司“ Sukhoy” Ingolcoma导弹制造商宣布小睡。</text:p>
      <text:p text:style-name="P4">
这本德国杂志声称，德国的官员知道交易。</text:p>
      <text:p text:style-name="P4">
<text:span text:style-name="T4">
另请阅读：</text:span>
 [<text:span text:style-name="T4">
俄罗斯</text:span>
 <text:span text:style-name="T4">
获得</text:span>
 <text:span text:style-name="T4">
 Western </text:span>
 <text:span text:style-name="T4">
武装</text:span>
<text:span text:style-name="T4">
 Technologies </text:span>
 <text:span text:style-name="T4">
旁路</text:span>
 <text:span text:style-name="T4">
 </text:span>
 <text:span text:style-name="T4">
制裁</text:span>
 <text:span text:style-name="T4">
 NYT </text:span>
 **这是给出的(https://www.ukrinform.ua/rubric-world/3697714-rosia-otrimue-zahidni-zbrojni-tehnologii-v-obhid-sankcij-nyt.html)连同挪威风险分析，Corisk风险分析，俄罗斯的家世道口分配以及国际研究协会OCCRP Spiegelic数据，以识别Elix-ST的贸易路线。 和其他违反禁运的违反者。</text:p>
      <text:p text:style-name="P4">
通常，事实证明，有一个相对简单的微芯片可用于无人机，有时更复杂的组件可用于控制有翼<text:a xlink:type="simple" xlink:href="https://www.ukrinform.ua/tag-raketa" text:style-name="Internet_20_link" text:visited-style-name="Visited_20_Internet_20_Link">
</text:a>
。 同时，注意到，荷兰的无人机显然来到了俄罗斯的前面。</text:p>
      <text:p text:style-name="P4">
据报道，欧洲官员目前正在强调新制裁的重要性，因为不可能避免避免现有制裁。</text:p>
      <text:p text:style-name="P4">
<text:span text:style-name="T5">
foto：dpa</text:span>
</text:p>
      <text:p text:style-name="P4">
News Source: <text:a xlink:type="simple" xlink:href="https://www.ukrinform.ua/rubric-world/3711553-rf-popri-sankcii-prodovzue-otrimuvati-elektroniku-z-nimeccini-spiegel.html" text:style-name="Internet_20_link" text:visited-style-name="Visited_20_Internet_20_Link">
https://www.ukrinform.ua/rubric-world/3711553-rf-popri-sankcii-prodovzue-otrimuvati-elektroniku-z-nimeccini-spiegel.html</text:a>
</text:p>
      <!--NEWS-->
      <text:h text:style-name="P10" text:outline-level="1">
<text:span text:style-name="T4">
在Zaporizhzhia的中心，将恢复由于火箭罢工而被摧毁的房屋</text:span>
</text:h>
      <text:p text:style-name="P4">
作者: Ukrinform (Person)</text:p>
      <text:p text:style-name="P4">
出版商: Укринформ (Organization)</text:p>
      <text:p text:style-name="P4">
出版时间: 2023-05-19T18:55:09+03:00</text:p>
      <text:p text:style-name="P4">
修改时间: 2023-05-19T18:55:09+03:00</text:p>
      <text:p text:style-name="P4">
描述: 5月底，Zaporozhye将恢复房屋，该房屋因敌对的火箭中风而部分摧毁。  - 乌克林。</text:p>
      <text:p text:style-name="P4">
图片: ["<text:a xlink:type="simple" xlink:href="https://static.ukrinform.com/photos/2023_05/thumb_files/630_360_1684511630-342.jpg" text:style-name="Internet_20_link" text:visited-style-name="Visited_20_Internet_20_Link">
630_360_16845...</text:a>
"]</text:p>
      <text:p text:style-name="P4">
标签: ['Будинок', 'Ракета', 'Запоріжжя']</text:p>
      <text:p text:style-name="P4">
类型: Article</text:p>
      <!--METADATA-->
      <text:p text:style-name="P4">
<draw:frame draw:style-name="fr1" draw:name="Image161" text:anchor-type="as-char" svg:width="6.9236in" svg:height="3.956343in" draw:z-index="0">
<draw:image xlink:href="../Images/yкринформ/2023-05-19T18-55-09-03-00/630_360_1684511630-342.jpg" xlink:type="simple" xlink:show="embed" xlink:actuate="onLoad" draw:mime-type="image/jpeg"/>
</draw:frame>
在一天结束时，在Zaporizhzhya，将开始进行家庭修复，这部分由于火箭袭击而被部分摧毁。</text:p>
      <text:p text:style-name="P4">
关于<text:a xlink:type="simple" xlink:href="https://t.me/kurtievofficial/10895" text:style-name="Internet_20_link" text:visited-style-name="Visited_20_Internet_20_Link">
</text:a>
乌克林福姆报道，通知Anatoliy Kurtov，Vo City City，Vo City City。</text:p>
      <text:p text:style-name="P4">
“在总统的倡议下，在Zaporozhye地区军事行政当局的协助下，并与“ Metinvest”和PJSC“ Zaporizhstal”集团合作，该公司在工作的第一阶段提供了一支 - 邮报说。</text:p>
      <text:p text:style-name="P4">
市政厅补充说，该市批准了重建计划<text:a xlink:type="simple" xlink:href="https://www.ukrinform.ua/tag-zitlo" text:style-name="Internet_20_link" text:visited-style-name="Visited_20_Internet_20_Link">
</text:a>
该基金在工作的第一阶段分配了项目文档的生产资料，并在恢复四座被摧毁的建筑物的第一阶段中分配了超过9800万。 2500万 - 用于在Sobornoe Avenue上重建高层建筑，151。 房子是建筑的纪念碑。</text:p>
      <text:p text:style-name="P4">
<text:span text:style-name="T4">
另请阅读：</text:span>
 <text:a xlink:type="simple" xlink:href="https://www.ukrinform.ua/rubric-regions/3711527-u-selisi-nepodalik-zaporizza-zalisilosa-mense-tisaci-meskanciv.html" text:style-name="Internet_20_link" text:visited-style-name="Visited_20_Internet_20_Link">
<text:span text:style-name="T4">
便秘</text:span>
</text:a>
通常，自战争开始以来，俄罗斯导弹在Zaporozhye 11许多地板中被部分摧毁。</text:p>
      <text:p text:style-name="P4">
据报道，Zaporozhye的Soborny Avenue上的房子于2022年10月6日安排。 同一天，附近还有另一间多层房屋。 共有20人被杀，另外14人 - 他们出现了。</text:p>
      <text:p text:style-name="P4">
_foto：Anatoly Kurteva电报</text:p>
      <text:p text:style-name="P4">
News Source: <text:a xlink:type="simple" xlink:href="https://www.ukrinform.ua/rubric-vidbudova/3711556-u-centri-zaporizza-vidnovlat-zrujnovanij-vnaslidok-raketnogo-udaru-budinok.html" text:style-name="Internet_20_link" text:visited-style-name="Visited_20_Internet_20_Link">
https://www.ukrinform.ua/rubric-vidbudova/3711556-u-centri-zaporizza-vidnovlat-zrujnovanij-vnaslidok-raketnogo-udaru-budinok.html</text:a>
</text:p>
      <!--NEWS-->
      <text:h text:style-name="P10" text:outline-level="1">
<text:span text:style-name="T4">
在哈尔基夫地区开车去开车</text:span>
</text:h>
      <text:p text:style-name="P4">
作者: Ukrinform (Person)</text:p>
      <text:p text:style-name="P4">
出版商: Укринформ (Organization)</text:p>
      <text:p text:style-name="P4">
出版时间: 2023-05-19T18:55:17+03:00</text:p>
      <text:p text:style-name="P4">
修改时间: 2023-05-19T18:55:17+03:00</text:p>
      <text:p text:style-name="P4">
描述: Kharkiv地区的专家为我的矿山生产了一个我的矿山，该矿山已经在Izyum District的Balakli社区推出。  - 乌克林。</text:p>
      <text:p text:style-name="P4">
图片: ["<text:a xlink:type="simple" xlink:href="https://static.ukrinform.com/photos/2023_05/thumb_files/630_360_1684511286-292.jpeg" text:style-name="Internet_20_link" text:visited-style-name="Visited_20_Internet_20_Link">
630_360_16845...</text:a>
", "<text:a xlink:type="simple" xlink:href="https://static.ukrinform.com/photos/2023_05/1684511285-515.jpeg" text:style-name="Internet_20_link" text:visited-style-name="Visited_20_Internet_20_Link">
1684511285-51...</text:a>
", "<text:a xlink:type="simple" xlink:href="https://static.ukrinform.com/photos/2023_05/1684511285-283.jpeg" text:style-name="Internet_20_link" text:visited-style-name="Visited_20_Internet_20_Link">
1684511285-28...</text:a>
", "<text:a xlink:type="simple" xlink:href="https://static.ukrinform.com/photos/2023_05/1684511286-257.jpeg" text:style-name="Internet_20_link" text:visited-style-name="Visited_20_Internet_20_Link">
1684511286-25...</text:a>
"]</text:p>
      <text:p text:style-name="P4">
标签: ['Міна', 'Розмінування', 'Харківщина', 'Війна з Росією']</text:p>
      <text:p text:style-name="P4">
类型: Article</text:p>
      <!--METADATA-->
      <text:p text:style-name="P4">
<draw:frame draw:style-name="fr1" draw:name="Image162" text:anchor-type="as-char" svg:width="6.9236in" svg:height="3.956343in" draw:z-index="0">
<draw:image xlink:href="../Images/yкринформ/2023-05-19T18-55-17-03-00/630_360_1684511286-292.jpeg" xlink:type="simple" xlink:show="embed" xlink:actuate="onLoad" draw:mime-type="image/jpeg"/>
</draw:frame>
Kharkiv地区的专家为矿山生产了一个矿山，该矿山已经在伊兹姆(Izyum)区的Balakli社区推出。</text:p>
      <text:p text:style-name="P4">
这是在[]中报道的(https://t.me/synegubov/6234)据报道，乌克林福姆(Ukrinform)报道，哈尔基夫·奥瓦洛夫(Kharkiv Ovaologov)Sinegubov的负责人。</text:p>
      <text:p text:style-name="P4">
“我们在Izium区的Balakli社区工作，在那里我们为Kharkiv地区专家制作的矿工发起了工作，”  -  Synigubov。</text:p>
      <text:p text:style-name="P4">
<draw:frame draw:style-name="fr1" draw:name="Image163" text:anchor-type="as-char" svg:width="6.9236in" svg:height="4.615733in" draw:z-index="0">
<draw:image xlink:href="../Images/yкринформ/2023-05-19T18-55-17-03-00/1684511285-515.jpeg" xlink:type="simple" xlink:show="embed" xlink:actuate="onLoad" draw:mime-type="image/jpeg"/>
</draw:frame>
</text:p>
      <text:p text:style-name="P4">
<draw:frame draw:style-name="fr1" draw:name="Image164" text:anchor-type="as-char" svg:width="6.9236in" svg:height="4.615733in" draw:z-index="0">
<draw:image xlink:href="../Images/yкринформ/2023-05-19T18-55-17-03-00/1684511285-283.jpeg" xlink:type="simple" xlink:show="embed" xlink:actuate="onLoad" draw:mime-type="image/jpeg"/>
</draw:frame>
OVA的负责人指出，巴拉克利社区被敌对地雷堵塞，因此Demining是优先任务之一。</text:p>
      <text:p text:style-name="P4">
<draw:frame draw:style-name="fr1" draw:name="Image165" text:anchor-type="as-char" svg:width="6.9236in" svg:height="4.615733in" draw:z-index="0">
<draw:image xlink:href="../Images/yкринформ/2023-05-19T18-55-17-03-00/1684511286-257.jpeg" xlink:type="simple" xlink:show="embed" xlink:actuate="onLoad" draw:mime-type="image/jpeg"/>
</draw:frame>
他补充说，该地区的几家企业与OVA，SES，Taginal组织的志愿者创建了这样的机器来帮助烟火技术。</text:p>
      <text:p text:style-name="P4">
Synigubov说：“虽然这台机器是一个副本，但它已经显示出很高的效率。它具有作用的压力原理，能够中和反坦克和原型矿山以及“拉伸”。</text:p>
      <text:p text:style-name="P4">
作为  <text:a xlink:type="simple" xlink:href="https://www.ukrinform.ua/rubric-regions/3655951-na-vinniccini-rozrobili-pristrij-dla-rozminuvanna-poliv-montuetsa-na-silgosptehniku.html" text:style-name="Internet_20_link" text:visited-style-name="Visited_20_Internet_20_Link">
 </text:a>
Vinnytsia地区的Ukrinform开发了一种用于检测田间矿山的装置，该设备安装在普通的农业机械上。</text:p>
      <text:p text:style-name="P4">
_foto：Oleg Sinegubova电报</text:p>
      <text:p text:style-name="P4">
News Source: <text:a xlink:type="simple" xlink:href="https://www.ukrinform.ua/rubric-regions/3711557-na-harkivsini-vigotovili-masinu-dla-rozminuvanna.html" text:style-name="Internet_20_link" text:visited-style-name="Visited_20_Internet_20_Link">
https://www.ukrinform.ua/rubric-regions/3711557-na-harkivsini-vigotovili-masinu-dla-rozminuvanna.html</text:a>
</text:p>
      <!--NEWS-->
      <text:h text:style-name="P10" text:outline-level="1">
<text:span text:style-name="T4">
曲棍球世界冠军：芬兰击败匈牙利，拉脱维亚克服了斯洛文尼亚</text:span>
</text:h>
      <text:p text:style-name="P4">
作者: Ukrinform (Person)</text:p>
      <text:p text:style-name="P4">
出版商: Укринформ (Organization)</text:p>
      <text:p text:style-name="P4">
出版时间: 2023-05-19T18:56:45+03:00</text:p>
      <text:p text:style-name="P4">
修改时间: 2023-05-19T18:56:45+03:00</text:p>
      <text:p text:style-name="P4">
描述: 在2023年的坦佩雷（芬兰）和里加（拉脱维亚）的世界杯上，平局的第五个圈子开始了。  - 乌克林。</text:p>
      <text:p text:style-name="P4">
图片: ["<text:a xlink:type="simple" xlink:href="https://static.ukrinform.com/photos/2023_05/thumb_files/630_360_1684511782-733.jpg" text:style-name="Internet_20_link" text:visited-style-name="Visited_20_Internet_20_Link">
630_360_16845...</text:a>
"]</text:p>
      <text:p text:style-name="P4">
标签: ['Футбол', "Прем'єр-ліга", 'Верес', 'Шахтар']</text:p>
      <text:p text:style-name="P4">
类型: Article</text:p>
      <!--METADATA-->
      <text:p text:style-name="P4">
<draw:frame draw:style-name="fr1" draw:name="Image166" text:anchor-type="as-char" svg:width="6.9236in" svg:height="3.956343in" draw:z-index="0">
<draw:image xlink:href="../Images/yкринформ/2023-05-19T18-56-45-03-00/630_360_1684511782-733.jpg" xlink:type="simple" xlink:show="embed" xlink:actuate="onLoad" draw:mime-type="image/jpeg"/>
</draw:frame>
2023年世界世界暖和者(芬兰)和里加(拉脱维亚)抽奖的第五个圈子开始了。</text:p>
      <text:p text:style-name="P4">
芬兰国家队自信地击败匈牙利队-7：1(1：0，1：1，5：0)，报道乌克林福姆。</text:p>
      <text:p text:style-name="P4">
在周五的另一场比赛中，拉脱维亚在斯洛文尼亚山上山上-3：2(1：0，2：2，0：0).</text:p>
      <text:p text:style-name="P4">
Сьогодні також зіграють Австрія - Німеччина, Казахстан - Словаччина.</text:p>
      <text:p text:style-name="P4">
П'ятий тур 20 травня завершать матчі США - Данія, Швеція - Франція, Канада -Швейцарія, Норвегія - Чехія.</text:p>
      <text:p text:style-name="P4">
<text:span text:style-name="T5">
Турнірне становище:</text:span>
</text:p>
      <text:p text:style-name="P4">
група А: США - 12 очок (4场比赛后)，瑞典-11(4)，芬兰-10(5)。丹麦-8(4)，法国-4(4)，匈牙利-2(5)，奥地利-1(4)，德国-0(3);</text:p>
      <text:p text:style-name="P4">
B组：瑞士-12分(4场比赛后)，加拿大-11(4)，捷克共和国-10(4)拉脱维亚-8(5)，斯洛伐克-4(4)，挪威-4(4)，哈萨克斯坦-2(4)，斯洛文尼亚-0(5).</text:p>
      <text:p text:style-name="P4">
Чемпіонат світу з хокею триватиме до 28 травня.</text:p>
      <text:p text:style-name="P4">
Фото: globallookpress.com.</text:p>
      <text:p text:style-name="P4">
News Source: <text:a xlink:type="simple" xlink:href="https://www.ukrinform.ua/rubric-sports/3711558-cempionat-svitu-z-hokeu-finlandia-rozgromila-ugorsinu-latvia-peregrala-sloveniu.html" text:style-name="Internet_20_link" text:visited-style-name="Visited_20_Internet_20_Link">
https://www.ukrinform.ua/rubric-sports/3711558-cempionat-svitu-z-hokeu-finlandia-rozgromila-ugorsinu-latvia-peregrala-sloveniu.html</text:a>
</text:p>
      <!--NEWS-->
      <text:h text:style-name="P10" text:outline-level="1">
<text:span text:style-name="T4">
人道主义领域的和平与互动的公式：泽伦斯基会见了伊拉克总理</text:span>
</text:h>
      <text:p text:style-name="P4">
作者: Ukrinform (Person)</text:p>
      <text:p text:style-name="P4">
出版商: Укринформ (Organization)</text:p>
      <text:p text:style-name="P4">
出版时间: 2023-05-19T19:03:00+03:00</text:p>
      <text:p text:style-name="P4">
修改时间: 2023-05-19T19:03:00+03:00</text:p>
      <text:p text:style-name="P4">
描述: 沃迪米尔·泽伦斯基（Volodymyr Zelensky）总统与伊拉克穆罕默德·萨巴尔·萨巴尔（Muhammad Shia Sabbar As-Sudani）的总理讨论了伊拉克在实施乌克兰和平公式的参与方式。  - 乌克林。</text:p>
      <text:p text:style-name="P4">
图片: ["<text:a xlink:type="simple" xlink:href="https://static.ukrinform.com/photos/2023_05/thumb_files/630_360_1684512092-568.jpeg" text:style-name="Internet_20_link" text:visited-style-name="Visited_20_Internet_20_Link">
630_360_16845...</text:a>
"]</text:p>
      <text:p text:style-name="P4">
标签: ['Ірак', 'Зеленський', 'Війна з Росією', 'Формула миру']</text:p>
      <text:p text:style-name="P4">
类型: Article</text:p>
      <!--METADATA-->
      <text:p text:style-name="P4">
<draw:frame draw:style-name="fr1" draw:name="Image167" text:anchor-type="as-char" svg:width="6.9236in" svg:height="3.956343in" draw:z-index="0">
<draw:image xlink:href="../Images/yкринформ/2023-05-19T19-03-00-03-00/630_360_1684512092-568.jpeg" xlink:type="simple" xlink:show="embed" xlink:actuate="onLoad" draw:mime-type="image/jpeg"/>
</draw:frame>
Zelensky的总统鸿沟与伊拉克总理穆罕默德·施萨巴巴(Muhammad Schiasabbar As-Sudani)讨论了参与伊拉克实施乌克兰公式的方式。</text:p>
      <text:p text:style-name="P4">
Zelensky在[]中报道了这一点(https://t.me/V_Zelenskiy_official/6271)，报道乌克林福姆。</text:p>
      <text:p text:style-name="P4">
“在与伊拉克总理穆罕默德·萨巴尔(Muhammad Sabbar As-Summace)会面时，伊拉卡·萨斯丹斯(Iraca Sacdans)表示伊拉克与乌克兰和乌克兰人民的团结，以巩固支持实施乌克兰公式，这是一种可靠的战争工具，也是一个可靠的战争工具总统写道。</text:p>
      <text:p text:style-name="P4">
<text:span text:style-name="T5">
video：vladimir Zelensky</text:span>
</text:p>
      <text:p text:style-name="P4">
他感谢<text:a xlink:type="simple" xlink:href="https://www.ukrinform.ua/tag-irak" text:style-name="Internet_20_link" text:visited-style-name="Visited_20_Internet_20_Link">
</text:a>
在乌克兰在国际组织中的支持下，包括联合国大会的决议。</text:p>
      <text:p text:style-name="P4">
<text:span text:style-name="T4">
另请阅读：</text:span>
 <text:a xlink:type="simple" xlink:href="https://www.ukrinform.ua/rubric-polytics/3711454-zelenskij-zaprosiv-cleniv-ligi-arabskih-derzav-dolucitisa-do-ukrainskoi-formuli-miru.html" text:style-name="Internet_20_link" text:visited-style-name="Visited_20_Internet_20_Link">
<text:span text:style-name="T4">
公式</text:span>
 <text:span text:style-name="T4">
和平</text:span>
</text:a>
此外，Zelensky邀请伊拉克总理访问乌克兰，访问讨论州际合作的重要领域。</text:p>
      <text:p text:style-name="P4">
据报道，沃迪米尔·泽伦斯基总统将于5月19日与沙特阿拉伯访问。</text:p>
      <text:p text:style-name="P4">
他已经花了<text:a xlink:type="simple" xlink:href="https://www.ukrinform.ua/rubric-polytics/3711519-zelenskij-zustrivsa-z-predstavnikami-oae-omanu-ta-kuvejtu.html" text:style-name="Internet_20_link" text:visited-style-name="Visited_20_Internet_20_Link">
</text:a>
_foto：op _</text:p>
      <text:p text:style-name="P4">
News Source: <text:a xlink:type="simple" xlink:href="https://www.ukrinform.ua/rubric-polytics/3711565-formula-miru-i-vzaemodia-v-gumanitarnij-sferi-zelenskij-zustrivsa-z-premerom-iraku.html" text:style-name="Internet_20_link" text:visited-style-name="Visited_20_Internet_20_Link">
https://www.ukrinform.ua/rubric-polytics/3711565-formula-miru-i-vzaemodia-v-gumanitarnij-sferi-zelenskij-zustrivsa-z-premerom-iraku.html</text:a>
</text:p>
      <!--NEWS-->
      <text:h text:style-name="P10" text:outline-level="1">
<text:span text:style-name="T4">
UPL：Shakhtar在第27轮击败希瑟</text:span>
</text:h>
      <text:p text:style-name="P4">
作者: Ukrinform (Person)</text:p>
      <text:p text:style-name="P4">
出版商: Укринформ (Organization)</text:p>
      <text:p text:style-name="P4">
出版时间: 2023-05-19T19:05:00+03:00</text:p>
      <text:p text:style-name="P4">
修改时间: 2023-05-19T19:05:00+03:00</text:p>
      <text:p text:style-name="P4">
描述: Shakhtar Donetsk足球运动员赢得了2012/23赛季乌克兰超级联赛（UPL）（UPL）的第20场胜利。  - 乌克林。</text:p>
      <text:p text:style-name="P4">
图片: ["<text:a xlink:type="simple" xlink:href="https://static.ukrinform.com/photos/2023_05/thumb_files/630_360_1684512414-956.jpg" text:style-name="Internet_20_link" text:visited-style-name="Visited_20_Internet_20_Link">
630_360_16845...</text:a>
"]</text:p>
      <text:p text:style-name="P4">
标签: ['Еверест', 'Футбол', "Прем'єр-ліга", 'Шахтар']</text:p>
      <text:p text:style-name="P4">
类型: Article</text:p>
      <!--METADATA-->
      <text:p text:style-name="P4">
<draw:frame draw:style-name="fr1" draw:name="Image168" text:anchor-type="as-char" svg:width="6.9236in" svg:height="3.956343in" draw:z-index="0">
<draw:image xlink:href="../Images/yкринформ/2023-05-19T19-05-00-03-00/630_360_1684512414-956.jpg" xlink:type="simple" xlink:show="embed" xlink:actuate="onLoad" draw:mime-type="image/jpeg"/>
</draw:frame>
Shakhtar足球运动员在乌克兰杯中赢得了第20场胜利(UPL)季-2022/23。</text:p>
      <text:p text:style-name="P4">
在第27轮的决斗中，矿工击败了Rivne“ Heather” -2：1，而排行榜的第一步和第一步。</text:p>
      <text:p text:style-name="P4">
亚历山大·祖布科夫(Alexander Zubkov)在第35分钟开业。 弗拉迪斯拉夫·沙莱(Vladislav Sharai)的均等重新提高了平等(74). А преможну крапку поставив захисник «Шахтаря»Микола Матвієнко (83).</text:p>
      <text:p text:style-name="P4">
На 47-й хвилині пенальті не реалізував нападник донеччан Данило Сікан.</text:p>
      <text:p text:style-name="P4">
У суботу, 20 травня, зіграють одеський «Чорноморець» та закарпатський «Минай»(13.00)，Lugansk“ Zorya”和“ Ingulets”(14.00)，亚历山大·塔基夫·迪纳摩(15.00).</text:p>
      <text:p text:style-name="P4">
У неділю, 21 травня, зійдуться харківські «Металіст 1925» та «Металіст»(15.00)，LVIV“运动”和“ LVIV”(17.00).</text:p>
      <text:p text:style-name="P4">
<text:span text:style-name="T5">
Результати попередніх поєдинків туру:</text:span>
</text:p>
      <text:p text:style-name="P4">
«Дніпро-1» - «Колос» (科瓦利夫卡)-2：1。</text:p>
      <text:p text:style-name="P4">
沃斯克拉(poltava) - “ Kryvbas”(Kryvyi rih)-1：0。</text:p>
      <text:p text:style-name="P4">
<text:span text:style-name="T4">
另请阅读：</text:span>
 <text:a xlink:type="simple" xlink:href="https://www.ukrinform.ua/rubric-sports/3711128-katerina-monzul-rozsudit-harkivske-derbi-u-27mu-turi-upl.html" text:style-name="Internet_20_link" text:visited-style-name="Visited_20_Internet_20_Link">
</text:a>
Shakhtar领先UPL积分-66分(经过27场比赛)然后-dnipro -1 -64(27)，Zorya -58(26)，«dynamo»-50(26)，亚历山大-42(26)，Vorskla -36(27)，“ Kryvbas” -35(27)，“ kolos” -33(27)...</text:p>
      <text:p text:style-name="P4">
Фото: ФК «Шахтар».</text:p>
      <text:p text:style-name="P4">
News Source: <text:a xlink:type="simple" xlink:href="https://www.ukrinform.ua/rubric-sports/3711562-upl-sahtar-peregrav-veres-u-27mu-turi.html" text:style-name="Internet_20_link" text:visited-style-name="Visited_20_Internet_20_Link">
https://www.ukrinform.ua/rubric-sports/3711562-upl-sahtar-peregrav-veres-u-27mu-turi.html</text:a>
</text:p>
      <!--NEWS-->
      <text:h text:style-name="P10" text:outline-level="1">
<text:span text:style-name="T4">
Nadiya Kichenok将参加巴黎的WTA 125配对锦标赛</text:span>
</text:h>
      <text:p text:style-name="P4">
作者: Ukrinform (Person)</text:p>
      <text:p text:style-name="P4">
出版商: Укринформ (Organization)</text:p>
      <text:p text:style-name="P4">
出版时间: 2023-05-19T19:09:16+03:00</text:p>
      <text:p text:style-name="P4">
修改时间: 2023-05-19T19:09:16+03:00</text:p>
      <text:p text:style-name="P4">
描述: 乌克兰与美国艾丽莎公园（Alisha Parks）一起参加二重奏。  - 乌克林。</text:p>
      <text:p text:style-name="P4">
图片: ["<text:a xlink:type="simple" xlink:href="https://static.ukrinform.com/photos/2023_05/thumb_files/630_360_1684512496-391.jpg" text:style-name="Internet_20_link" text:visited-style-name="Visited_20_Internet_20_Link">
630_360_16845...</text:a>
"]</text:p>
      <text:p text:style-name="P4">
标签: ['Теніс']</text:p>
      <text:p text:style-name="P4">
类型: Article</text:p>
      <!--METADATA-->
      <text:p text:style-name="P4">
<draw:frame draw:style-name="fr1" draw:name="Image169" text:anchor-type="as-char" svg:width="6.9236in" svg:height="3.956343in" draw:z-index="0">
<draw:image xlink:href="../Images/yкринформ/2023-05-19T19-09-16-03-00/630_360_1684512496-391.jpg" xlink:type="simple" xlink:show="embed" xlink:actuate="onLoad" draw:mime-type="image/jpeg"/>
</draw:frame>
乌克兰与美国艾丽莎公园(Alisha Parks)一起二重奏。</text:p>
      <text:p text:style-name="P4">
Nadiya Kichenok和Alisha Parks在巴黎的WTA 125锦标赛上击败了Olivia Nicholls和Aliticia Rosolsk B1/2决赛-3：6，7：6(4)，12-10报道，乌克林福姆报道。</text:p>
      <text:p text:style-name="P4">
网球运动员打了四个哑球，其中三个处于果断的泰拳微风中。</text:p>
      <text:p text:style-name="P4">
在结局中，Kichenok和Parks将与Anna Danilina和Vera Zvonaryova对抗。</text:p>
      <text:p text:style-name="P4">
<text:span text:style-name="T4">
另请阅读：</text:span>
 <text:a xlink:type="simple" xlink:href="https://www.ukrinform.ua/rubric-sports/3711384-dara-snigur-vijsla-do-pivfinalu-turniru-u-francii.html" text:style-name="Internet_20_link" text:visited-style-name="Visited_20_Internet_20_Link">
<text:span text:style-name="T4">
 snigur </text:span>
</text:a>
根据乌克林福姆的说法，达里亚·斯奈格(Darya Snigur)将参加法国圣城的ITF Worldtennis巡回赛半决赛</text:p>
      <text:p text:style-name="P4">
照片：btu.org.ua</text:p>
      <text:p text:style-name="P4">
News Source: <text:a xlink:type="simple" xlink:href="https://www.ukrinform.ua/rubric-sports/3711564-nadia-kicenok-zigrae-u-finali-parnogo-turniru-wta-125-u-parizi.html" text:style-name="Internet_20_link" text:visited-style-name="Visited_20_Internet_20_Link">
https://www.ukrinform.ua/rubric-sports/3711564-nadia-kicenok-zigrae-u-finali-parnogo-turniru-wta-125-u-parizi.html</text:a>
</text:p>
      <!--NEWS-->
      <text:h text:style-name="P10" text:outline-level="1">
<text:span text:style-name="T4">
俄罗斯人在四个方向上集中攻击 - 每天70次冲突</text:span>
</text:h>
      <text:p text:style-name="P4">
作者: Ukrinform (Person)</text:p>
      <text:p text:style-name="P4">
出版商: Укринформ (Organization)</text:p>
      <text:p text:style-name="P4">
出版时间: 2023-05-19T19:12:00+03:00</text:p>
      <text:p text:style-name="P4">
修改时间: 2023-05-19T19:12:00+03:00</text:p>
      <text:p text:style-name="P4">
描述: 敌人继续专注于对莱曼，巴赫穆特，阿维迪夫和玛丽斯基的指示的主要努力。 前线这些地区发生了70场战斗冲突。  - 乌克林。</text:p>
      <text:p text:style-name="P4">
图片: ["<text:a xlink:type="simple" xlink:href="https://static.ukrinform.com/photos/2023_05/thumb_files/630_360_1684512621-299.jpg" text:style-name="Internet_20_link" text:visited-style-name="Visited_20_Internet_20_Link">
630_360_16845...</text:a>
"]</text:p>
      <text:p text:style-name="P4">
标签: ['Генштаб', 'ЗСУ', 'Війна з Росією']</text:p>
      <text:p text:style-name="P4">
类型: Article</text:p>
      <!--METADATA-->
      <text:p text:style-name="P4">
<draw:frame draw:style-name="fr1" draw:name="Image170" text:anchor-type="as-char" svg:width="6.9236in" svg:height="3.956343in" draw:z-index="0">
<draw:image xlink:href="../Images/yкринформ/2023-05-19T19-12-00-03-00/630_360_1684512621-299.jpg" xlink:type="simple" xlink:show="embed" xlink:actuate="onLoad" draw:mime-type="image/jpeg"/>
</draw:frame>
对手预测利马，巴赫穆特，阿夫迪夫和玛丽斯基方向的主要努力。 在正面的这些地区，在Fronce期间达成了70次战斗冲突。</text:p>
      <text:p text:style-name="P4">
这在[]中指出(https://www.facebook.com/GeneralStaff.ua/posts/pfbid0YQznhqzyg69EAbcTMPonoUx8dcoHedM7QA6TPxGjXk5UGVaNtaant44R6nr17o1Gl)乌克林福姆报道，武装部队的总人员。</text:p>
      <text:p text:style-name="P4">
“敌人继续专注于巴赫穆特，阿夫迪夫斯基和马林斯基的指示。在这些地区的这些地区有70张战斗果酱。</text:p>
      <text:p text:style-name="P4">
据总参谋部称，敌人在乌克兰袭击了51架飞机大火的6个火箭行：“在这一天，敌人造成了6行和51次航空罢工，进行了更多的dnipropetrovsk地区，Zaporizhzhia地区的定居点和Kherson的Beryslav在Kherson中进行了定居点地区被杀害平民，摧毁了住宅私人住宅和其他平民基础设施。”</text:p>
      <text:p text:style-name="P4">
总参谋部指出，乌克兰各地的导弹和航空任务的可能性仍然很高。</text:p>
      <text:p text:style-name="P4">
在<text:span text:style-name="T4">
 Volynskyi </text:span>
和<text:span text:style-name="T4">
 Polissya的指示</text:span>
无显着变化的操作情况，未发现敌人进攻群体的迹象。</text:p>
      <text:p text:style-name="P4">
在<text:span text:style-name="T4">
 Siverskyi </text:span>
和<text:span text:style-name="T4">
 Slobozhansky的指示</text:span>
敌人在定居点Volfine，Slavgorod，Sumy地区Pletenivka的地区撞了飞机。 在这个时代，他制作了萨尔尼·切尔尼希夫地区和苏米地区的马鲁什(Malushin)的迫击炮和炮地，以及卡尔基夫地区的苏米(Andy)，苏迪(Andy)，苏迪(Assuda)，hatyshche，hatyshche，pletenivka，posklyane，budarki，zemlyanka，zemlyanka和poplar。</text:p>
      <text:p text:style-name="P4">
在<text:span text:style-name="T4">
 kupyansk方向</text:span>
敌人在卢汉斯克地区地区没有成功的进攻行动。 他在哈尔基夫地区的Grigorivka，Vilshano和Kislivka附近引起了航空罢工。 敌方炮兵和迫击炮遭到菲洛利夫卡，诺沃特林斯克，两年，西方，马苏蒂夫卡，莱曼第一，基斯利夫卡，科特利里夫卡，塔巴维卡，贝雷斯托沃·哈基夫地区和卢汉斯克地区的Stelmakhivka。在<text:span text:style-name="T4">
 bakhmut方向</text:span>
敌人继续采取进攻行动。 巴赫穆特正在进行加权战。 敌人还领导了伊万诺沃和白色戈拉定居点的无态进攻行动不成功。</text:p>
      <text:p text:style-name="P4">
<text:span text:style-name="T4">
另请阅读：</text:span>
 <text:a xlink:type="simple" xlink:href="https://www.ukrinform.ua/rubric-ato/3711550-vorog-namagavsa-sturmuvati-opornij-punkt-prikordonnikiv-u-bahmuti-ale-vidijsov-iz-vtratami.html" text:style-name="Internet_20_link" text:visited-style-name="Visited_20_Internet_20_Link">
<text:span text:style-name="T4">
 bakhmuti </text:span>
</text:a>
入侵者在定居点Orikhovo-vasylivka，Bakhmut，Ivanivske，Stupochka和White Mountain的定居点造成了航空爆炸。 Vasyukivka，Orikhovo-Vasylivka，Grigorivka，Bogdanivka，Bakhmut，Ivanivske，Yar，Yar，Predictine，White Gora，Diliyivka，友谊和北非Nonnets地区，敌人的炮击分散了注意力。</text:p>
      <text:p text:style-name="P4">
在<text:span text:style-name="T4">
 avdeevsky方向</text:span>
敌人在unovokalin，Stepov，Avdiivka和Pervomaisky方向进行了进攻行动，没有成功。 一天中，他在阿夫迪夫卡地区击中了空袭。 他对Novokalinov，Berdychiv，Avdiivka，Tonny，Pervomaisky，Karlovka和Nevelsky Donetsk地区进行了炮击。</text:p>
      <text:p text:style-name="P4">
在<text:span text:style-name="T4">
马林斯基方向</text:span>
防御单位反映了在Marinka地区进行的众多攻击。 炮击遭到了顿涅茨克地区的Krasnogorivka，St. George，Marinka，Kurakhovo和Katerynivka的侵害。</text:p>
      <text:p text:style-name="P4">
在<text:span text:style-name="T4">
 shakhtar方向上</text:span>
在白天，敌人在诺瓦米卡利夫卡地区领导了失败的进攻。 他在碳村，有福和金尼瓦(Golden Niva)的地区袭击。 他在Novomikhailivka，Kalledar，Bogoyavlenka，Maksimivka，Golden Niva Tavetik Novosilka的居住捐款中被解雇。</text:p>
      <text:p text:style-name="P4">
在<text:span text:style-name="T4">
 Zaporizhzhya </text:span>
和<text:span text:style-name="T4">
 kherson的指示</text:span>
敌人继续行动。 他袭击了Kizomis定居点。 制成 <text:a xlink:type="simple" xlink:href="https://www.ukrinform.ua/tag-obstril" text:style-name="Internet_20_link" text:visited-style-name="Visited_20_Internet_20_Link">
</text:a>
定居点。 其中包括Gulyaipole，Novodanilovka，Mali Shcherbaki，Steppe，Kamianske和Plavnizhzhzhzhia地区； 以及金梁，Berislav，Stepanivka和The City。</text:p>
      <text:p text:style-name="P4">
正如乌克林福姆报道的<text:a xlink:type="simple" xlink:href="https://www.ukrinform.ua/rubric-ato/3711420-cerevatij-pro-bahmut-zsu-perehopluut-iniciativu-i-namagautsa-kontratakuvati.html" text:style-name="Internet_20_link" text:visited-style-name="Visited_20_Internet_20_Link">
</text:a>
但是，一天中的防守力量能够搬到多达500米的不同广场，并占据城市西南部。</text:p>
      <text:p text:style-name="P4">
_foto：武装部队总参谋部</text:p>
      <text:p text:style-name="P4">
News Source: <text:a xlink:type="simple" xlink:href="https://www.ukrinform.ua/rubric-ato/3711566-vorog-zoserediv-ataki-na-cotiroh-napramkah-70-zitknen-za-dobu.html" text:style-name="Internet_20_link" text:visited-style-name="Visited_20_Internet_20_Link">
https://www.ukrinform.ua/rubric-ato/3711566-vorog-zoserediv-ataki-na-cotiroh-napramkah-70-zitknen-za-dobu.html</text:a>
</text:p>
      <!--NEWS-->
      <text:h text:style-name="P10" text:outline-level="1">
<text:span text:style-name="T4">
SpaceX推出了22个星际链接的卫星</text:span>
</text:h>
      <text:p text:style-name="P4">
作者: Ukrinform (Person)</text:p>
      <text:p text:style-name="P4">
出版商: Укринформ (Organization)</text:p>
      <text:p text:style-name="P4">
出版时间: 2023-05-19T19:13:00+03:00</text:p>
      <text:p text:style-name="P4">
修改时间: 2023-05-19T19:13:00+03:00</text:p>
      <text:p text:style-name="P4">
描述: SpaceX周五在周五V2迷你星条链路上推出了22个宽带卫星，并在海上放了一枚返回火箭。  - 乌克林。</text:p>
      <text:p text:style-name="P4">
图片: ["<text:a xlink:type="simple" xlink:href="https://static.ukrinform.com/photos/2023_05/thumb_files/630_360_1684512969-707.jpeg" text:style-name="Internet_20_link" text:visited-style-name="Visited_20_Internet_20_Link">
630_360_16845...</text:a>
"]</text:p>
      <text:p text:style-name="P4">
标签: ['Космос', 'SpaceX', 'Супутник', 'Технології']</text:p>
      <text:p text:style-name="P4">
类型: Article</text:p>
      <!--METADATA-->
      <text:p text:style-name="P4">
<draw:frame draw:style-name="fr1" draw:name="Image171" text:anchor-type="as-char" svg:width="6.9236in" svg:height="3.956343in" draw:z-index="0">
<draw:image xlink:href="../Images/yкринформ/2023-05-19T19-13-00-03-00/630_360_1684512969-707.jpeg" xlink:type="simple" xlink:show="embed" xlink:actuate="onLoad" draw:mime-type="image/jpeg"/>
</draw:frame>
周五，Sspacex推出了22个宽带V2Mini Starlink卫星，并在海上放了一枚返回火箭。</text:p>
      <text:p text:style-name="P4">
正如乌克林福姆报道的那样，它报告了<text:a xlink:type="simple" xlink:href="https://www.space.com/spacex-starlink-launch-group-6-3" text:style-name="Internet_20_link" text:visited-style-name="Visited_20_Internet_20_Link">
</text:a>
猎鹰9火箭队以下一代的22代人完成，从09:19 Kyiv Time从佛罗里达州佛罗里达州佛罗里达州Cape Canaveral的太空军站推出。</text:p>
      <text:p text:style-name="Quotations">

<text:p text:style-name="P4">
观看Falcon 9发射22 <text:a xlink:type="simple" xlink:href="https://twitter.com/Starlink" text:style-name="Internet_20_link" text:visited-style-name="Visited_20_Internet_20_Link">
&gt;
</text:a>
卫星到轨道→<text:a xlink:type="simple" xlink:href="https://t.co/bJFjLCiTbK" text:style-name="Internet_20_link" text:visited-style-name="Visited_20_Internet_20_Link">
&gt;
</text:a>
 <text:a xlink:type="simple" xlink:href="https://t.co/OaZDKjH1yT" text:style-name="Internet_20_link" text:visited-style-name="Visited_20_Internet_20_Link">
 </text:a>
&gt;
&gt;
  -  SpaceX(@spacex) <text:a xlink:type="simple" xlink:href="https://twitter.com/SpaceX/status/1659441526542585856" text:style-name="Internet_20_link" text:visited-style-name="Visited_20_Internet_20_Link">
&gt;
 </text:a>
开始后约8.5分钟，第一级猎鹰9返回地面。 他降落在SpaceX无人驾驶的船上“ Graditas的Ashortfall”(“缺乏重力”)，位于佛罗里达海岸附近的大西洋欧肯西州。</text:p>

</text:p>
      <text:p text:style-name="P4">
这是这款特定火箭载体的第五次发射和种植。(https://www.ukrinform.ua/tag-spacex)。</text:p>
      <text:p text:style-name="P4">
上级继续将22颗卫星移至低兰多比蒂，在发射后大约65分钟进行。</text:p>
      <text:p text:style-name="P4">
<text:span text:style-name="T4">
另请阅读：</text:span>
 <text:a xlink:type="simple" xlink:href="https://www.ukrinform.ua/rubric-technology/3702929-spacex-zapustila-na-orbitu-suputnik-vagou-67-tonni.html" text:style-name="Internet_20_link" text:visited-style-name="Visited_20_Internet_20_Link">
<text:span text:style-name="T4">
 spacex </text:span>
</text:a>
美国已经推出了4400多个Starlink卫星。 如果获得所需的许可证，该数字的可能性较小。</text:p>
      <text:p text:style-name="P4">
V2迷你卫星比第一个代代的星条链路更大，更强大。 全尺寸的V2卫星将更大，并且具有很大的力量，将从巨大的StarSpacx星际飞船导弹的帮助开始，其开发仍在进行中。</text:p>
      <text:p text:style-name="P4">
周五卫星的发射是今年的第30次Falcon 9航班，以及2023年SpaceX的32年代任务。</text:p>
      <text:p text:style-name="P4">
如报道，<text:a xlink:type="simple" xlink:href="https://www.ukrinform.ua/rubric-technology/3708974-spacex-zapustila-na-orbitu-56-novih-suputnikiv-starlink.html" text:style-name="Internet_20_link" text:visited-style-name="Visited_20_Internet_20_Link">
</text:a>
</text:p>
      <text:p text:style-name="P4">
News Source: <text:a xlink:type="simple" xlink:href="https://www.ukrinform.ua/rubric-technology/3711569-spacex-zapustila-na-orbitu-22-suputniki-starlink-nastupnogo-pokolinna.html" text:style-name="Internet_20_link" text:visited-style-name="Visited_20_Internet_20_Link">
https://www.ukrinform.ua/rubric-technology/3711569-spacex-zapustila-na-orbitu-22-suputniki-starlink-nastupnogo-pokolinna.html</text:a>
</text:p>
      <!--NEWS-->
      <text:h text:style-name="P10" text:outline-level="1">
<text:span text:style-name="T4">
美国政府宣布对俄罗斯联邦的数百个个人和组织的复杂制裁</text:span>
</text:h>
      <text:p text:style-name="P4">
作者: Ukrinform (Person)</text:p>
      <text:p text:style-name="P4">
出版商: Укринформ (Organization)</text:p>
      <text:p text:style-name="P4">
出版时间: 2023-05-19T19:17:03+03:00</text:p>
      <text:p text:style-name="P4">
修改时间: 2023-05-19T19:17:03+03:00</text:p>
      <text:p text:style-name="P4">
描述: 美国与G7和其他国际合作伙伴进行了协调，正式宣布扩大针对俄罗斯的全球制裁和经济处罚，这次涵盖了数百个个人和组织。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Санкції', 'США', 'Росія', 'Саміт G7']</text:p>
      <text:p text:style-name="P4">
类型: Article</text:p>
      <!--METADATA-->
      <text:p text:style-name="P4">
<draw:frame draw:style-name="fr1" draw:name="Image172" text:anchor-type="as-char" svg:width="6.9236in" svg:height="3.956343in" draw:z-index="0">
<draw:image xlink:href="../Images/yкринформ/2023-05-19T19-17-03-03-00/630_360_1591893289-695.jpg" xlink:type="simple" xlink:show="embed" xlink:actuate="onLoad" draw:mime-type="image/jpeg"/>
</draw:frame>
为了与G7和其他国际合作伙伴进行协调，正式宣布扩大针对俄罗斯的全球制裁和经济惩罚，这已被数百个个人和组织所涵盖。</text:p>
      <text:p text:style-name="P4">
这在[]中指出(https://home.treasury.gov/news/press-releases/jy1494)外国资产控制办公室(OFAC)乌克尼尔报告说，美国财政部。</text:p>
      <text:p text:style-name="P4">
“自非法和未经处理的战争开始以来，普京总统，我们，加沙洛巴尔联盟一直专注于乌克兰的支持，同时俄罗斯限制进行入侵，”艾伦在这种情况下说。</text:p>
      <text:p text:style-name="P4">
根据她的说法，今天的行动“将进一步增加对普蒂纳斯(Putinas)实现其野蛮入侵能力的压力，并将促进一种旨在阻止俄罗斯逃避制裁的共同习惯。”</text:p>
      <text:p text:style-name="P4">
<text:span text:style-name="T4">
另请阅读：</text:span>
 <text:a xlink:type="simple" xlink:href="https://www.ukrinform.ua/rubric-world/3711486-ssa-rozsirili-sankcijnij-spisok-cerez-torgivlu-z-rosieu.html" text:style-name="Internet_20_link" text:visited-style-name="Visited_20_Internet_20_Link">
<text:span text:style-name="T4">
 St. </text:span>
</text:a>
周五宣布的美国财政制裁措施已针对20多个都灵国家 /地区的22个和104个组织以及有关个人和法人实体。 限制是针对那些试图绕过或避免对俄罗斯提出的制裁和其他经济措施的人。 此外，限制涵盖了俄罗斯联邦使用的渠道和计划，以购买关键技术，扩大金融服务的提取机会，并试图促进其自己的金融服务部门。润滑还针对新的俄罗斯部门<text:a xlink:type="simple" xlink:href="https://www.ukrinform.ua/tag-minekonomiki" text:style-name="Internet_20_link" text:visited-style-name="Visited_20_Internet_20_Link">
</text:a>
并旨在将访问权限覆盖为新的服务类别。</text:p>
      <text:p text:style-name="P4">
同时，据报道，美国国务院对近200人，组织，船只和飞机实施了制裁或财产。 美国的储蓄贸易大大扩大了出口控制的类别，在黑名单中增加了71个法人实体，以防止俄罗斯访问对乌克兰战争中所需的商品。</text:p>
      <text:p text:style-name="P4">
<text:span text:style-name="T4">
另请阅读：</text:span>
 <text:a xlink:type="simple" xlink:href="https://www.ukrinform.ua/rubric-world/3711476-kanada-zaprovadila-novi-sankcii-proti-ponad-70-osib-ta-organizacij-z-rosii.html" text:style-name="Internet_20_link" text:visited-style-name="Visited_20_Internet_20_Link">
<text:span text:style-name="T4">
 St. </text:span>
</text:a>
</text:p>
      <text:p text:style-name="P4">
正如乌克林福姆(Ukrinform)报道的那样，5月19日至21日，七个群体国家的领导人的峰会在日本举行。 会议的参与者特别关注传统的，睡眠俄罗斯对乌克兰的反应。</text:p>
      <text:p text:style-name="P4">
News Source: <text:a xlink:type="simple" xlink:href="https://www.ukrinform.ua/rubric-world/3711568-urad-ssa-ogolosiv-pro-kompleksni-sankcii-proti-sotni-fizicnih-osib-ta-organizacij-v-rf.html" text:style-name="Internet_20_link" text:visited-style-name="Visited_20_Internet_20_Link">
https://www.ukrinform.ua/rubric-world/3711568-urad-ssa-ogolosiv-pro-kompleksni-sankcii-proti-sotni-fizicnih-osib-ta-organizacij-v-rf.html</text:a>
</text:p>
      <!--NEWS-->
      <text:h text:style-name="P10" text:outline-level="1">
<text:span text:style-name="T4">
乌克兰航空在敌人的积累中取得了12次节拍</text:span>
</text:h>
      <text:p text:style-name="P4">
作者: Ukrinform (Person)</text:p>
      <text:p text:style-name="P4">
出版商: Укринформ (Organization)</text:p>
      <text:p text:style-name="P4">
出版时间: 2023-05-19T19:23:07+03:00</text:p>
      <text:p text:style-name="P4">
修改时间: 2023-05-19T19:23:07+03:00</text:p>
      <text:p text:style-name="P4">
描述: 乌克兰在白天的防御力量是由14架飞机在俄罗斯入侵者的人员和军事装备积累的地方造成的。  - 乌克林。</text:p>
      <text:p text:style-name="P4">
图片: ["<text:a xlink:type="simple" xlink:href="https://static.ukrinform.com/photos/2023_05/thumb_files/630_360_1683907349-208.jpg" text:style-name="Internet_20_link" text:visited-style-name="Visited_20_Internet_20_Link">
630_360_16839...</text:a>
"]</text:p>
      <text:p text:style-name="P4">
标签: ['Авіація', 'ЗСУ', 'Війна з Росією']</text:p>
      <text:p text:style-name="P4">
类型: Article</text:p>
      <!--METADATA-->
      <text:p text:style-name="P4">
<draw:frame draw:style-name="fr1" draw:name="Image173" text:anchor-type="as-char" svg:width="6.9236in" svg:height="3.956343in" draw:z-index="0">
<draw:image xlink:href="../Images/yкринформ/2023-05-19T19-23-07-03-00/630_360_1683907349-208.jpg" xlink:type="simple" xlink:show="embed" xlink:actuate="onLoad" draw:mime-type="image/jpeg"/>
</draw:frame>
一天中，每天在俄罗斯入侵者的人员和军事装备的积累中，有14架飞机袭击了14架空袭。</text:p>
      <text:p text:style-name="P4">
根据乌克兰的说法，乌克兰武装部队的总参谋部在[]中报道(https://www.facebook.com/GeneralStaff.ua/posts/pfbid0YQznhqzyg69EAbcTMPonoUx8dcoHedM7QA6TPxGjXk5UGVaNtaant44R6nr17o1Gl)截至5月19日18:00发布了及时信息。</text:p>
      <text:p text:style-name="P4">
消息读到：“每天的国防军在个人工作人员和军事设备的集中领域以及敌人的反射器导弹综合大楼中进行了12次跳动。”</text:p>
      <text:p text:style-name="P4">
在这一天，乌克兰士兵摧毁了3枚有翼的机芯导弹，16枚伊朗冲击无人机“ Shahd”和2架敌人的侦察无人机。</text:p>
      <text:p text:style-name="P4">
<text:span text:style-name="T4">
另请阅读：</text:span>
 <text:a xlink:type="simple" xlink:href="https://www.ukrinform.ua/rubric-ato/3711567-raketna-ataka-kozni-dva-dni-rf-hoce-zirvati-nas-kontrnastup-ale-marno.html" text:style-name="Internet_20_link" text:visited-style-name="Visited_20_Internet_20_Link">
</text:a>
在1个办公室，6个武器和军事装备，2个炮兵部队以及6个敌人的电台广播电台的1个办公室，6个武器和军事装备，2个炮兵部队感到惊讶。</text:p>
      <text:p text:style-name="P4">
据报道，敌人继续集中于纳利曼斯克，巴赫穆特，阿夫迪夫和玛丽斯基的主要努力。 在这些方面<text:a xlink:type="simple" xlink:href="https://www.ukrinform.ua/rubric-ato/3711566-vorog-zoserediv-ataki-na-cotiroh-napramkah-70-zitknen-za-dobu.html" text:style-name="Internet_20_link" text:visited-style-name="Visited_20_Internet_20_Link">
</text:a>
。</text:p>
      <text:p text:style-name="P4">
_foto：武装部队总参谋部</text:p>
      <text:p text:style-name="P4">
News Source: <text:a xlink:type="simple" xlink:href="https://www.ukrinform.ua/rubric-ato/3711572-ukrainska-aviacia-zavdala-12-udariv-po-miscah-skupcenna-voroga.html" text:style-name="Internet_20_link" text:visited-style-name="Visited_20_Internet_20_Link">
https://www.ukrinform.ua/rubric-ato/3711572-ukrainska-aviacia-zavdala-12-udariv-po-miscah-skupcenna-voroga.html</text:a>
</text:p>
      <!--NEWS-->
      <text:h text:style-name="P10" text:outline-level="1">
<text:span text:style-name="T4">
入侵者将Jarilgach岛与被占领的Kherson联系了</text:span>
</text:h>
      <text:p text:style-name="P4">
作者: Ukrinform (Person)</text:p>
      <text:p text:style-name="P4">
出版商: Укринформ (Organization)</text:p>
      <text:p text:style-name="P4">
出版时间: 2023-05-19T19:30:13+03:00</text:p>
      <text:p text:style-name="P4">
修改时间: 2023-05-19T19:30:13+03:00</text:p>
      <text:p text:style-name="P4">
描述: 俄罗斯入侵者被安排在赫尔森地区的贾里尔加奇岛上，这是一个军事训练场，并将该岛与大陆相连。  - 乌克林。</text:p>
      <text:p text:style-name="P4">
图片: ["<text:a xlink:type="simple" xlink:href="https://static.ukrinform.com/photos/2023_05/thumb_files/630_360_1684513749-580.jpg" text:style-name="Internet_20_link" text:visited-style-name="Visited_20_Internet_20_Link">
630_360_16845...</text:a>
"]</text:p>
      <text:p text:style-name="P4">
标签: ['Херсонщина', 'Луганщина', 'Школа', 'Шпиталь', 'Російські військові', 'Війна з Росією']</text:p>
      <text:p text:style-name="P4">
类型: Article</text:p>
      <!--METADATA-->
      <text:p text:style-name="P4">
<draw:frame draw:style-name="fr1" draw:name="Image174" text:anchor-type="as-char" svg:width="6.9236in" svg:height="3.956343in" draw:z-index="0">
<draw:image xlink:href="../Images/yкринформ/2023-05-19T19-30-13-03-00/630_360_1684513749-580.jpg" xlink:type="simple" xlink:show="embed" xlink:actuate="onLoad" draw:mime-type="image/jpeg"/>
</draw:frame>
俄罗斯的俄罗斯人安排在赫尔森地区的贾里尔加奇岛上，这是一个军事训练场，并将该岛与大陆联系起来。</text:p>
      <text:p text:style-name="P4">
这在[]中指出(https://www.facebook.com/GeneralStaff.ua/posts/pfbid0YQznhqzyg69EAbcTMPonoUx8dcoHedM7QA6TPxGjXk5UGVaNtaant44R6nr17o1Gl)乌克林福姆报道，武装部队的总人员。</text:p>
      <text:p text:style-name="P4">
“根据已确认的信息，俄罗斯占领部队将奥斯特罗瓦式的占领与拉兹恩地区的赫尔森地区占领的大陆联系在一起，并用沙子充满了十字路口。这是通过更密集使用的目的来完成说。</text:p>
      <text:p text:style-name="P4">
<text:span text:style-name="T4">
另请阅读：</text:span>
 <text:a xlink:type="simple" xlink:href="https://www.ukrinform.ua/rubric-ato/3711566-vorog-zoserediv-ataki-na-cotiroh-napramkah-70-zitknen-za-dobu.html" text:style-name="Internet_20_link" text:visited-style-name="Visited_20_Internet_20_Link">
</text:a>
此外，卢汉斯克地区的俄罗斯入侵者在学校安排了军事盾牌。</text:p>
      <text:p text:style-name="P4">
“俄罗斯占领部队在战场上继续遭受巨大的损失。这是敌人继续在医疗机构领导下的被占领地区进行平民培训的结果。(https://www.ukrinform.ua/tag-skola)入侵者配备了一家军事医院。 报告写道：“大约有50名受伤的入侵者进行治疗。”</text:p>
      <text:p text:style-name="P4">
据乌克林福姆报道，在白天，俄罗斯入侵者在乌克兰造成了6次火箭中风和51种航空炮击，以及RSSU的30次炮击。</text:p>
      <text:p text:style-name="P4">
_照片：storts-trip.com _</text:p>
      <text:p text:style-name="P4">
News Source: <text:a xlink:type="simple" xlink:href="https://www.ukrinform.ua/rubric-regions/3711574-zagarbniki-zednali-ostriv-dzarilgac-z-okupovanou-hersonsinou.html" text:style-name="Internet_20_link" text:visited-style-name="Visited_20_Internet_20_Link">
https://www.ukrinform.ua/rubric-regions/3711574-zagarbniki-zednali-ostriv-dzarilgac-z-okupovanou-hersonsinou.html</text:a>
</text:p>
      <!--NEWS-->
      <text:h text:style-name="P10" text:outline-level="1">
<text:span text:style-name="T4">
美国支持“战斗机联盟”：Zelensky欢迎Baiden的决定</text:span>
</text:h>
      <text:p text:style-name="P4">
作者: Ukrinform (Person)</text:p>
      <text:p text:style-name="P4">
出版商: Укринформ (Organization)</text:p>
      <text:p text:style-name="P4">
出版时间: 2023-05-19T19:32:00+03:00</text:p>
      <text:p text:style-name="P4">
修改时间: 2023-05-19T19:32:00+03:00</text:p>
      <text:p text:style-name="P4">
描述: 沃迪米尔·泽伦斯基（Volodymyr Zelenskyy）总统欢迎美国决定支持国际战士联盟。  - 乌克林。</text:p>
      <text:p text:style-name="P4">
图片: ["<text:a xlink:type="simple" xlink:href="https://static.ukrinform.com/photos/2023_04/thumb_files/630_360_1682522773-211.jpeg" text:style-name="Internet_20_link" text:visited-style-name="Visited_20_Internet_20_Link">
630_360_16825...</text:a>
"]</text:p>
      <text:p text:style-name="P4">
标签: ['Байден', 'США', 'Зеленський', 'Коаліція винищувачів']</text:p>
      <text:p text:style-name="P4">
类型: Article</text:p>
      <!--METADATA-->
      <text:p text:style-name="P4">
<draw:frame draw:style-name="fr1" draw:name="Image175" text:anchor-type="as-char" svg:width="6.9236in" svg:height="3.956343in" draw:z-index="0">
<draw:image xlink:href="../Images/yкринформ/2023-05-19T19-32-00-03-00/630_360_1682522773-211.jpeg" xlink:type="simple" xlink:show="embed" xlink:actuate="onLoad" draw:mime-type="image/jpeg"/>
</draw:frame>
Zelensky的总统鸿沟祝贺美国决定支持国际席位联盟。</text:p>
      <text:p text:style-name="P4">
Zelensky在<text:a xlink:type="simple" xlink:href="https://twitter.com/ZelenskyyUa/status/1659590720225701892" text:style-name="Internet_20_link" text:visited-style-name="Visited_20_Internet_20_Link">
</text:a>
，报道乌克林福姆。</text:p>
      <text:p text:style-name="P4">
“我祝贺美国和总统乔·贝登(Joe Baiden)支持国际战士国王。这将极大地加强我们的军队在天空中。这是在#G7 Hiroshima举行的#G7峰会上实施这一决定的实际实施。 ，”总统写道。</text:p>
      <text:p text:style-name="P4">
美国准备批准对乌克兰飞行员战斗机F-16培训的消息也欢迎荷兰与英国，丹麦的比利时同事一起欢迎荷兰。</text:p>
      <text:p text:style-name="P4">
<text:span text:style-name="T4">
另请阅读：</text:span>
 <text:a xlink:type="simple" xlink:href="https://www.ukrinform.ua/rubric-ato/3711290-ukrainskim-pilotam-znadobitsa-do-cotiroh-misaciv-sob-opanuvati-litaki-f16-ignat.html" text:style-name="Internet_20_link" text:visited-style-name="Visited_20_Internet_20_Link">
</text:a>
“与我的英国，丹麦和比利时同事一起，我们欢迎美国准备批准对乌克兰飞行员Fighters F-16进行培训的事实。 条件将在未来几周内开发。 乌克兰可以为荷兰和国际合作伙伴的坚定支持而设计，”他在[]中写道。(https://twitter.com/MinPres/status/1659589584018190340?cxt=HHwWiMC9xeH7hYguAAAA)荷兰总理马克·鲁特(Mark Rutte)。</text:p>
      <text:p text:style-name="P4">
正如乌克林福姆(Ukrinform(https://www.ukrinform.ua/rubric-polytics/3711542-navcanna-ukrainskih-pilotiv-na-f16-bajden-pidtverdiv-ucast-amerikanskih-instruktoriv.html)西方标本，包括F-16。</text:p>
      <text:p text:style-name="P4">
<text:span text:style-name="T4">
另请阅读：</text:span>
 <text:a xlink:type="simple" xlink:href="https://www.ukrinform.ua/rubric-ato/3709814-ukraina-hoce-otrimati-vid-souznikiv-4050-vinisuvaciv-f16-radnik-reznikova.html" text:style-name="Internet_20_link" text:visited-style-name="Visited_20_Internet_20_Link">
</text:a>
根据西方媒体的报道，美国政府早些时候了解了欧洲盟友，即美国不会干扰F-16供应商到乌克兰。</text:p>
      <text:p text:style-name="P4">
_foto：op _</text:p>
      <text:p text:style-name="P4">
News Source: <text:a xlink:type="simple" xlink:href="https://www.ukrinform.ua/rubric-ato/3711575-ssa-pidtrimali-koaliciu-vinisuvaciv-zelenskij-vitae-risenna-bajdena.html" text:style-name="Internet_20_link" text:visited-style-name="Visited_20_Internet_20_Link">
https://www.ukrinform.ua/rubric-ato/3711575-ssa-pidtrimali-koaliciu-vinisuvaciv-zelenskij-vitae-risenna-bajdena.html</text:a>
</text:p>
      <!--NEWS-->
      <text:h text:style-name="P10" text:outline-level="1">
<text:span text:style-name="T4">
韩国业务将为乌克兰提供大量的农业技术</text:span>
</text:h>
      <text:p text:style-name="P4">
作者: Ukrinform (Person)</text:p>
      <text:p text:style-name="P4">
出版商: Укринформ (Organization)</text:p>
      <text:p text:style-name="P4">
出版时间: 2023-05-19T19:33:17+03:00</text:p>
      <text:p text:style-name="P4">
修改时间: 2023-05-19T19:33:17+03:00</text:p>
      <text:p text:style-name="P4">
描述: 这家韩国公司将通过14组重型农业工程作为技术援助将韩国公司作为技术援助转移到乌克兰。  - 乌克林。</text:p>
      <text:p text:style-name="P4">
图片: ["<text:a xlink:type="simple" xlink:href="https://static.ukrinform.com/photos/2023_05/thumb_files/630_360_1684159332-867.jpg" text:style-name="Internet_20_link" text:visited-style-name="Visited_20_Internet_20_Link">
630_360_16841...</text:a>
", "<text:a xlink:type="simple" xlink:href="https://static.ukrinform.com/photos/2023_05/1684513882-767.jpg" text:style-name="Internet_20_link" text:visited-style-name="Visited_20_Internet_20_Link">
1684513882-76...</text:a>
"]</text:p>
      <text:p text:style-name="P4">
标签: ['Корея', 'Україна', 'Аграрії', 'Трактор']</text:p>
      <text:p text:style-name="P4">
类型: Article</text:p>
      <!--METADATA-->
      <text:p text:style-name="P4">
<draw:frame draw:style-name="fr1" draw:name="Image176" text:anchor-type="as-char" svg:width="6.9236in" svg:height="3.956343in" draw:z-index="0">
<draw:image xlink:href="../Images/yкринформ/2023-05-19T19-33-17-03-00/630_360_1684159332-867.jpg" xlink:type="simple" xlink:show="embed" xlink:actuate="onLoad" draw:mime-type="image/jpeg"/>
</draw:frame>
这家韩国公司将把乌克兰作为技术援助传播给14组重型农业技术。</text:p>
      <text:p text:style-name="P4">
正如乌克林福姆报道的那样，它报告了<text:a xlink:type="simple" xlink:href="https://www.me.gov.ua/News/Detail" text:style-name="Internet_20_link" text:visited-style-name="Visited_20_Internet_20_Link">
</text:a>
“ Tym是大韩民国拖拉机制造商中的领导者，他决定将技术援助转移到14组加权农业技术方面。 也是库蒂协会的成员(韩国 - 乌克兰协会和工业 - 编辑。)准备以下帮助渠道，可以将数千个单独的清洁系统放置<text:a xlink:type="simple" xlink:href="https://www.ukrinform.ua/tag-voda" text:style-name="Internet_20_link" text:visited-style-name="Visited_20_Internet_20_Link">
</text:a>
这可以在地区的阶段使用。</text:p>
      <text:p text:style-name="P4">
<draw:frame draw:style-name="fr1" draw:name="Image177" text:anchor-type="as-char" svg:width="6.9236in" svg:height="4.615733in" draw:z-index="0">
<draw:image xlink:href="../Images/yкринформ/2023-05-19T19-33-17-03-00/1684513882-767.jpg" xlink:type="simple" xlink:show="embed" xlink:actuate="onLoad" draw:mime-type="image/jpeg"/>
</draw:frame>
她感谢韩国政府和企业的协助和乌克兰战后更新过程的愿望。</text:p>
      <text:p text:style-name="P4">
如报道，<text:a xlink:type="simple" xlink:href="https://www.ukrinform.ua/rubric-economy/3711308-ukraina-gotova-stati-habom-dla-korejskih-kompanij-u-evropi-sviridenko.html" text:style-name="Internet_20_link" text:visited-style-name="Visited_20_Internet_20_Link">
</text:a>
对于欧洲的韩国公司。</text:p>
      <text:p text:style-name="P4">
News Source: <text:a xlink:type="simple" xlink:href="https://www.ukrinform.ua/rubric-economy/3711578-korejskij-biznes-nadast-ukraini-vazku-agrotehniku.html" text:style-name="Internet_20_link" text:visited-style-name="Visited_20_Internet_20_Link">
https://www.ukrinform.ua/rubric-economy/3711578-korejskij-biznes-nadast-ukraini-vazku-agrotehniku.html</text:a>
</text:p>
      <!--NEWS-->
      <text:h text:style-name="P10" text:outline-level="1">
<text:span text:style-name="T4">
致力于在基辅举行的玛丽奥波尔防御的展览</text:span>
</text:h>
      <text:p text:style-name="P4">
作者: Ukrinform (Person)</text:p>
      <text:p text:style-name="P4">
出版商: Укринформ (Organization)</text:p>
      <text:p text:style-name="P4">
出版时间: 2023-05-19T19:34:00+03:00</text:p>
      <text:p text:style-name="P4">
修改时间: 2023-05-19T19:34:00+03:00</text:p>
      <text:p text:style-name="P4">
描述: 第二次世界大战中乌克兰的国家历史博物馆举办了“玛丽波尔。86#live”展览，旨在捍卫这座城市，其居民和捍卫者。  - 乌克林。</text:p>
      <text:p text:style-name="P4">
图片: ["<text:a xlink:type="simple" xlink:href="https://static.ukrinform.com/photos/2023_05/thumb_files/630_360_1684514954-794.jpg" text:style-name="Internet_20_link" text:visited-style-name="Visited_20_Internet_20_Link">
630_360_16845...</text:a>
", "<text:a xlink:type="simple" xlink:href="https://static.ukrinform.com/photos/2023_05/thumb_files/630_360_1684514277-1647.jpeg" text:style-name="Internet_20_link" text:visited-style-name="Visited_20_Internet_20_Link">
630_360_16845...</text:a>
", "<text:a xlink:type="simple" xlink:href="https://static.ukrinform.com/photos/2023_05/thumb_files/630_360_1684514277-7573.jpeg" text:style-name="Internet_20_link" text:visited-style-name="Visited_20_Internet_20_Link">
630_360_16845...</text:a>
", "<text:a xlink:type="simple" xlink:href="https://static.ukrinform.com/photos/2023_05/thumb_files/630_360_1684514277-2918.jpeg" text:style-name="Internet_20_link" text:visited-style-name="Visited_20_Internet_20_Link">
630_360_16845...</text:a>
", "<text:a xlink:type="simple" xlink:href="https://static.ukrinform.com/photos/2023_05/thumb_files/630_360_1684514277-9296.jpeg" text:style-name="Internet_20_link" text:visited-style-name="Visited_20_Internet_20_Link">
630_360_16845...</text:a>
", "<text:a xlink:type="simple" xlink:href="https://static.ukrinform.com/photos/2023_05/thumb_files/630_360_1684514277-8095.jpeg" text:style-name="Internet_20_link" text:visited-style-name="Visited_20_Internet_20_Link">
630_360_16845...</text:a>
", "<text:a xlink:type="simple" xlink:href="https://static.ukrinform.com/photos/2023_05/thumb_files/630_360_1684514277-3950.jpeg" text:style-name="Internet_20_link" text:visited-style-name="Visited_20_Internet_20_Link">
630_360_16845...</text:a>
", "<text:a xlink:type="simple" xlink:href="https://static.ukrinform.com/photos/2023_05/thumb_files/630_360_1684514279-4516.jpeg" text:style-name="Internet_20_link" text:visited-style-name="Visited_20_Internet_20_Link">
630_360_16845...</text:a>
", "<text:a xlink:type="simple" xlink:href="https://static.ukrinform.com/photos/2023_05/thumb_files/630_360_1684514279-1785.jpeg" text:style-name="Internet_20_link" text:visited-style-name="Visited_20_Internet_20_Link">
630_360_16845...</text:a>
", "<text:a xlink:type="simple" xlink:href="https://static.ukrinform.com/photos/2023_05/thumb_files/630_360_1684514279-8501.jpeg" text:style-name="Internet_20_link" text:visited-style-name="Visited_20_Internet_20_Link">
630_360_16845...</text:a>
", "<text:a xlink:type="simple" xlink:href="https://static.ukrinform.com/photos/2023_05/thumb_files/630_360_1684514279-1409.jpeg" text:style-name="Internet_20_link" text:visited-style-name="Visited_20_Internet_20_Link">
630_360_16845...</text:a>
", "<text:a xlink:type="simple" xlink:href="https://static.ukrinform.com/photos/2023_05/thumb_files/630_360_1684514279-9396.jpeg" text:style-name="Internet_20_link" text:visited-style-name="Visited_20_Internet_20_Link">
630_360_16845...</text:a>
", "<text:a xlink:type="simple" xlink:href="https://static.ukrinform.com/photos/2023_05/thumb_files/630_360_1684514279-4255.jpeg" text:style-name="Internet_20_link" text:visited-style-name="Visited_20_Internet_20_Link">
630_360_16845...</text:a>
", "<text:a xlink:type="simple" xlink:href="https://static.ukrinform.com/photos/2023_05/thumb_files/630_360_1684514281-2400.jpeg" text:style-name="Internet_20_link" text:visited-style-name="Visited_20_Internet_20_Link">
630_360_16845...</text:a>
", "<text:a xlink:type="simple" xlink:href="https://static.ukrinform.com/photos/2023_05/thumb_files/630_360_1684514281-7401.jpeg" text:style-name="Internet_20_link" text:visited-style-name="Visited_20_Internet_20_Link">
630_360_16845...</text:a>
", "<text:a xlink:type="simple" xlink:href="https://static.ukrinform.com/photos/2023_05/thumb_files/630_360_1684514281-4919.jpeg" text:style-name="Internet_20_link" text:visited-style-name="Visited_20_Internet_20_Link">
630_360_16845...</text:a>
", "<text:a xlink:type="simple" xlink:href="https://static.ukrinform.com/photos/2023_05/1684515133-786.jpg" text:style-name="Internet_20_link" text:visited-style-name="Visited_20_Internet_20_Link">
1684515133-78...</text:a>
", "<text:a xlink:type="simple" xlink:href="https://static.ukrinform.com/photos/2023_05/1684515162-240.jpg" text:style-name="Internet_20_link" text:visited-style-name="Visited_20_Internet_20_Link">
1684515162-24...</text:a>
", "<text:a xlink:type="simple" xlink:href="https://static.ukrinform.com/photos/2023_05/1684515154-403.jpg" text:style-name="Internet_20_link" text:visited-style-name="Visited_20_Internet_20_Link">
1684515154-40...</text:a>
"]</text:p>
      <text:p text:style-name="P4">
标签: ['Маріуполь', 'Виставка', 'Київ']</text:p>
      <text:p text:style-name="P4">
类型: Article</text:p>
      <!--METADATA-->
      <text:p text:style-name="P4">
<draw:frame draw:style-name="fr1" draw:name="Image178" text:anchor-type="as-char" svg:width="6.9236in" svg:height="3.956343in" draw:z-index="0">
<draw:image xlink:href="../Images/yкринформ/2023-05-19T19-34-00-03-00/630_360_1684514954-794.jpg" xlink:type="simple" xlink:show="embed" xlink:actuate="onLoad" draw:mime-type="image/jpeg"/>
</draw:frame>
第二次世界大战中乌克兰历史博物馆举办了展览“Mariupol。86#Live”，致力于捍卫这座城市，并向其居民与居民一起。</text:p>
      <text:p text:style-name="P4">
这是乌克利福通讯员的报道。</text:p>
      <text:p text:style-name="P4">
“我们必须从事有关这场战争的伟大叙述。但是在我看来，我们还没有来，以便我们可以一起将这场战争从内心撕裂，从而将艾滋病毒痛苦痛苦。这就是为什么这样的展览会被这样的展览。个人事物 - 像从玛丽奥波尔(Mariupol)与她一起牺牲的海岸的那些贝壳对乌克兰的每个公民都很重要。”</text:p>
      <text:p text:style-name="P4">
在 <text:a xlink:type="simple" xlink:href="https://www.ukrinform.ua/tag-vistavka" text:style-name="Internet_20_link" text:visited-style-name="Visited_20_Internet_20_Link">
</text:a>
Mariiupol的图片被呈现给完整的入侵，之后以及当地人的照片，尤其是儿童。 在工件中，游客将看到来自阿佐夫斯塔尔的肢体旗帜，这是一个幸存的杯子，马里索尔卡从城市中移走了，钟，甚至是戏剧剧院的芭蕾舞女演员的池塘。 还有一些有报告的横幅，这些横幅整个86天都涵盖了城市的活动。新闻记者雅各坦塔伊夫主义者Alevtina Shvetsova说：“这是人类历史上的第一场战争，其事件立即落在第一个Spal上，立即出现在电报上。”</text:p>
      <text:p text:style-name="P4">
在展览中也展示了一部有关玛丽亚市封锁的电影。</text:p>
      <text:p text:style-name="P4">
<text:span text:style-name="T4">
另请阅读：</text:span>
 <text:a xlink:type="simple" xlink:href="https://www.ukrinform.ua/rubric-kyiv/3711053-u-kievi-prezentuvali-dvi-fotovistavki-do-dna-pamati-zertv-deportacii-krimskih-tatar.html" text:style-name="Internet_20_link" text:visited-style-name="Visited_20_Internet_20_Link">
<text:span text:style-name="T4">
展览</text:span>
</text:a>
“在展览中没有细节可能并不重要。这是人们与他们一起接受的东西：有人是旗帜 - 现在是在展示柜中放血。也有钥匙，平民是他们随身携带的钥匙先前的人，希望他们能返回家园。但是，他们仍然舔了舔。</text:p>
      <text:p text:style-name="P4">
<draw:frame draw:style-name="fr1" draw:name="Image179" text:anchor-type="as-char" svg:width="6.9236in" svg:height="5.199111in" draw:z-index="0">
<draw:image xlink:href="../Images/yкринформ/2023-05-19T19-34-00-03-00/1684515133-786.jpg" xlink:type="simple" xlink:show="embed" xlink:actuate="onLoad" draw:mime-type="image/jpeg"/>
</draw:frame>
他还指出，该博览会涵盖了“阿佐夫斯塔尔”的捍卫者的英勇行为，他捍卫了自己的敌人，超过了他们十次。亚佐夫赢得了其他单位可以更好地准备的时间，从晋升到dnieper and zaporizhzhia赢得了时间。 。</text:p>
      <text:p text:style-name="P4">
<draw:frame draw:style-name="fr1" draw:name="Image180" text:anchor-type="as-char" svg:width="6.9236in" svg:height="5.199111in" draw:z-index="0">
<draw:image xlink:href="../Images/yкринформ/2023-05-19T19-34-00-03-00/1684515162-240.jpg" xlink:type="simple" xlink:show="embed" xlink:actuate="onLoad" draw:mime-type="image/jpeg"/>
</draw:frame>
基辅市政府副负责人安娜·史塔罗斯滕科夫(Anna Starostenkov)认为，城市当局将尽一切可能照顾搬到首都的野马，并保留对城市防御的记忆。</text:p>
      <text:p text:style-name="P4">
<text:span text:style-name="T4">
另请阅读：</text:span>
 <text:a xlink:type="simple" xlink:href="https://www.ukrinform.ua/rubric-culture/3711315-u-hersonskomu-muzei-vidkrili-vistavku-herson2022-hroniki-deokupacii.html" text:style-name="Internet_20_link" text:visited-style-name="Visited_20_Internet_20_Link">
<text:span text:style-name="T4">
展览</text:span>
</text:a>
</text:p>
      <text:p text:style-name="P4">
<draw:frame draw:style-name="fr1" draw:name="Image181" text:anchor-type="as-char" svg:width="6.9236in" svg:height="5.199111in" draw:z-index="0">
<draw:image xlink:href="../Images/yкринформ/2023-05-19T19-34-00-03-00/1684515154-403.jpg" xlink:type="simple" xlink:show="embed" xlink:actuate="onLoad" draw:mime-type="image/jpeg"/>
</draw:frame>
“我们不必停止谈论那些悲惨的事件。我们已经组织了一系列事件，特别是光心性制作，印象深刻，打开中心“ Yariupol”，以及她从未消失的市议会，她从未消失过麻烦不再发生。”她说。</text:p>
      <text:p text:style-name="P4">
该活动也进行了(卡尔伦科)阅读了献给城市的诗歌之后。</text:p>
      <text:p text:style-name="P4">
该活动是由第二次世界大战中乌克兰国家历史博物馆玛丽奥波尔市议会组织“ yamariupol”项目组织的。 文化”，CCP M.Ehub。正如乌克林福姆报道的<text:a xlink:type="simple" xlink:href="https://www.ukrinform.ua/rubric-kyiv/3709624-u-kievi-vidkrili-fotovistavku-pro-dosvid-vijni-pereselenciv-iz-mariupola.html" text:style-name="Internet_20_link" text:visited-style-name="Visited_20_Internet_20_Link">
</text:a>
，其中27位流离失所者的故事改变了全部范围的入侵。</text:p>
      <text:p text:style-name="P4">
News Source: <text:a xlink:type="simple" xlink:href="https://www.ukrinform.ua/rubric-kyiv/3711581-u-kievi-vidkrilasa-vistavka-prisvacena-oboroni-mariupola.html" text:style-name="Internet_20_link" text:visited-style-name="Visited_20_Internet_20_Link">
https://www.ukrinform.ua/rubric-kyiv/3711581-u-kievi-vidkrilasa-vistavka-prisvacena-oboroni-mariupola.html</text:a>
</text:p>
      <!--NEWS-->
      <text:h text:style-name="P10" text:outline-level="1">
<text:span text:style-name="T4">
Vashchuk进入了乌克兰国民警卫队的队伍</text:span>
</text:h>
      <text:p text:style-name="P4">
作者: Ukrinform (Person)</text:p>
      <text:p text:style-name="P4">
出版商: Укринформ (Organization)</text:p>
      <text:p text:style-name="P4">
出版时间: 2023-05-19T19:36:16+03:00</text:p>
      <text:p text:style-name="P4">
修改时间: 2023-05-19T19:36:16+03:00</text:p>
      <text:p text:style-name="P4">
描述: 这位前足球运动员将在Bureva的进攻旅中任职。  - 乌克林。</text:p>
      <text:p text:style-name="P4">
图片: ["<text:a xlink:type="simple" xlink:href="https://static.ukrinform.com/photos/2023_05/thumb_files/630_360_1684514036-669.jpg" text:style-name="Internet_20_link" text:visited-style-name="Visited_20_Internet_20_Link">
630_360_16845...</text:a>
", "<text:a xlink:type="simple" xlink:href="https://static.ukrinform.com/photos/2023_05/1684514167-491.jpg" text:style-name="Internet_20_link" text:visited-style-name="Visited_20_Internet_20_Link">
1684514167-49...</text:a>
"]</text:p>
      <text:p text:style-name="P4">
标签: ['Футбол', 'Нацгвардія']</text:p>
      <text:p text:style-name="P4">
类型: Article</text:p>
      <!--METADATA-->
      <text:p text:style-name="P4">
<draw:frame draw:style-name="fr1" draw:name="Image182" text:anchor-type="as-char" svg:width="6.9236in" svg:height="3.956343in" draw:z-index="0">
<draw:image xlink:href="../Images/yкринформ/2023-05-19T19-36-16-03-00/630_360_1684514036-669.jpg" xlink:type="simple" xlink:show="embed" xlink:actuate="onLoad" draw:mime-type="image/jpeg"/>
</draw:frame>
这位前五球运动员将在Bureva的进攻旅中任职。</text:p>
      <text:p text:style-name="P4">
传奇的前卫“ Dynamo” Kyiv和乌克兰国家队Vladislav Vashchuk Nashay naashay Naveiva页面上的Facebook <text:a xlink:type="simple" xlink:href="https://www.facebook.com/vashchukvlad/posts/6027587340682532" text:style-name="Internet_20_link" text:visited-style-name="Visited_20_Internet_20_Link">
</text:a>
决定加入乌克兰国民警卫队报告的决定。</text:p>
      <text:p text:style-name="P4">
“是的，这是我个人的决定。 是的，亲戚和亲戚仍然感到震惊。 因此，我知道有些人永远不会理解我。 但是我真的相信醒来。 我用自己的眼睛看到了俄罗斯的和平，我会尽力看到一个没有其他人或感觉到的国家。 当时间到来时，我可以回答战争期间的所作所为。 乌克兰国民警卫队。 士兵Vladislav Vashchuk。 我为乌克兰人服务。”</text:p>
      <text:p text:style-name="P4">
<draw:frame draw:style-name="fr1" draw:name="Image183" text:anchor-type="as-char" svg:width="6.9236in" svg:height="9.231467in" draw:z-index="0">
<draw:image xlink:href="../Images/yкринформ/2023-05-19T19-36-16-03-00/1684514167-491.jpg" xlink:type="simple" xlink:show="embed" xlink:actuate="onLoad" draw:mime-type="image/jpeg"/>
</draw:frame>
<text:span text:style-name="T4">
另请阅读：</text:span>
 <text:a xlink:type="simple" xlink:href="https://www.ukrinform.ua/rubric-sports/3442876-okupanti-zaihali-na-btrah-do-budinku-vasuka-pid-kievom.html" text:style-name="Internet_20_link" text:visited-style-name="Visited_20_Internet_20_Link">
<text:span text:style-name="T4">
 vashchuk </text:span>
</text:a>
根据乌克林福姆的说法，瓦什丘克在戈斯托梅尔的房屋于2022年3月占领俄罗斯军队。</text:p>
      <text:p text:style-name="P4">
照片：facebook.com/vashchukvlad</text:p>
      <text:p text:style-name="P4">
News Source: <text:a xlink:type="simple" xlink:href="https://www.ukrinform.ua/rubric-sports/3711579-vasuk-vstupiv-do-lav-nacgvardii-ukraini.html" text:style-name="Internet_20_link" text:visited-style-name="Visited_20_Internet_20_Link">
https://www.ukrinform.ua/rubric-sports/3711579-vasuk-vstupiv-do-lav-nacgvardii-ukraini.html</text:a>
</text:p>
      <!--NEWS-->
      <text:h text:style-name="P10" text:outline-level="1">
<text:span text:style-name="T4">
Stefanchuk与丹麦的企业家精神讨论了乌克兰重建的问题</text:span>
</text:h>
      <text:p text:style-name="P4">
作者: Ukrinform (Person)</text:p>
      <text:p text:style-name="P4">
出版商: Укринформ (Organization)</text:p>
      <text:p text:style-name="P4">
出版时间: 2023-05-19T19:43:00+03:00</text:p>
      <text:p text:style-name="P4">
修改时间: 2023-05-19T19:43:00+03:00</text:p>
      <text:p text:style-name="P4">
描述: Verkhovna Rada Ruslan Stefanchuk的主席会见了丹麦部长Morten Bedskou，在此期间，他们讨论了乌克兰的重建和投资问题。  - 乌克林。</text:p>
      <text:p text:style-name="P4">
图片: ["<text:a xlink:type="simple" xlink:href="https://static.ukrinform.com/photos/2023_05/thumb_files/630_360_1684514653-731.jpg" text:style-name="Internet_20_link" text:visited-style-name="Visited_20_Internet_20_Link">
630_360_16845...</text:a>
"]</text:p>
      <text:p text:style-name="P4">
标签: ['Данія', 'Стефанчук', 'Відбудова']</text:p>
      <text:p text:style-name="P4">
类型: Article</text:p>
      <!--METADATA-->
      <text:p text:style-name="P4">
<draw:frame draw:style-name="fr1" draw:name="Image184" text:anchor-type="as-char" svg:width="6.9236in" svg:height="3.956343in" draw:z-index="0">
<draw:image xlink:href="../Images/yкринформ/2023-05-19T19-43-00-03-00/630_360_1684514653-731.jpg" xlink:type="simple" xlink:show="embed" xlink:actuate="onLoad" draw:mime-type="image/jpeg"/>
</draw:frame>
企业家部长莫顿·贝斯库(Morten Bedskou)负责人鲁斯兰·斯特凡库克(Ruslan Stefanchuk)讨论了乌克兰重建和投资的问题。</text:p>
      <text:p text:style-name="P4">
Stefanchuk在[]中报道了这一点(https://www.facebook.com/stefanchuk.official/posts/pfbid02Pfpk4CUM4EvFDtV7NXeLevgUJ7Gqg87FAUTg8iW86CtK8Fnraj3JXRssoL56Svwtl)，报道乌克林福姆。</text:p>
      <text:p text:style-name="P4">
“在与企业家部长的会议上(https://www.ukrinform.ua/tag-dania)Mortens Bedskou专注于乌克兰在乌克兰的重建和投资问题。 丹麦现在在我国的经济援助方面是领导者。 尽管进行了战争，但我们还是乌克兰丹尼斯语合作的优质例子。 特别是 - 尼古拉夫的供水恢复。 现在，让我们谈谈未来关于恢复乌克兰的合作项目，”  - 撰写了Verkhovna Rada的主席。</text:p>
      <text:p text:style-name="P4">
据他说，乌克兰认为有可能投资于绿色经济，IT行业和安全经济的发展，优先生态学和能源效率。</text:p>
      <text:p text:style-name="P4">
<text:span text:style-name="T4">
另请阅读：</text:span>
 <text:a xlink:type="simple" xlink:href="https://www.ukrinform.ua/rubric-ato/3711501-ukraina-rozrahovue-so-dania-priednaetsa-do-aviacijnoi-koalicii-stefancuk.html" text:style-name="Internet_20_link" text:visited-style-name="Visited_20_Internet_20_Link">
<text:span text:style-name="T4">
 Stefanchuk </text:span>
</text:a>
Stefanchuk补充说：“我也希望乌克兰感谢我们的同事，能够获得大量谷物来在世界范围内进入全世界的市场。”</text:p>
      <text:p text:style-name="P4">
正如乌克兰(Ukrinform)的报道(https://www.ukrinform.ua/rubric-regions/3711312-stefancuk-pribuv-iz-vizitom-do-danii.html)<text:span text:style-name="T5">
foto：Facebook Ruslan Stefanchuk</text:span>
</text:p>
      <text:p text:style-name="P4">
News Source: <text:a xlink:type="simple" xlink:href="https://www.ukrinform.ua/rubric-vidbudova/3711584-stefancuk-obgovoriv-z-ministrom-pidpriemnictva-danii-pitanna-vidbudovi-ukraini.html" text:style-name="Internet_20_link" text:visited-style-name="Visited_20_Internet_20_Link">
https://www.ukrinform.ua/rubric-vidbudova/3711584-stefancuk-obgovoriv-z-ministrom-pidpriemnictva-danii-pitanna-vidbudovi-ukraini.html</text:a>
</text:p>
      <!--NEWS-->
      <text:h text:style-name="P10" text:outline-level="1">
<text:span text:style-name="T4">
在巴赫穆特郊区，武装力的促进速度略有下降 - 画家</text:span>
</text:h>
      <text:p text:style-name="P4">
作者: Ukrinform (Person)</text:p>
      <text:p text:style-name="P4">
出版商: Укринформ (Organization)</text:p>
      <text:p text:style-name="P4">
出版时间: 2023-05-19T19:44:59+03:00</text:p>
      <text:p text:style-name="P4">
修改时间: 2023-05-19T19:44:59+03:00</text:p>
      <text:p text:style-name="P4">
描述: 乌克兰国防部副部长安娜·马里亚尔（Anna Malyar）报告说，在巴赫穆特郊区，乌克兰武装部队的晋升步伐有所下降。  - 乌克林。</text:p>
      <text:p text:style-name="P4">
图片: ["<text:a xlink:type="simple" xlink:href="https://static.ukrinform.com/photos/2023_04/thumb_files/630_360_1682412645-576.png" text:style-name="Internet_20_link" text:visited-style-name="Visited_20_Internet_20_Link">
630_360_16824...</text:a>
"]</text:p>
      <text:p text:style-name="P4">
标签: ['Бахмут', 'ЗСУ', 'Війна з Росією', 'Ганна Маляр']</text:p>
      <text:p text:style-name="P4">
类型: Article</text:p>
      <!--METADATA-->
      <text:p text:style-name="P4">
<draw:frame draw:style-name="fr1" draw:name="Image185" text:anchor-type="as-char" svg:width="6.9236in" svg:height="3.956343in" draw:z-index="0">
<draw:image xlink:href="../Images/yкринформ/2023-05-19T19-44-59-03-00/630_360_1682412645-576.png" xlink:type="simple" xlink:show="embed" xlink:actuate="onLoad" draw:mime-type="image/png"/>
</draw:frame>
乌克兰国防部副部长安娜·马里亚尔(Anna Malyar)报告说，在巴赫穆特郊区，乌克兰武装部队的步伐有所下降。</text:p>
      <text:p text:style-name="P4">
正如乌克林福姆报道的那样，画家在[]中写道(https://t.me/annamaliar/765)。</text:p>
      <text:p text:style-name="P4">
“非常激烈的战斗正在沿巴赫穆特(Bakhmut)的方向进行。敌人无法获胜，因此他拿走了数字。特别是，他增加了数千人的纳巴赫穆特(Nabakhmut)部队的存在，并试图利用重型火炮和炮弹数量来利用这一优势。 ，”马利亚说。</text:p>
      <text:p text:style-name="P4">
根据她的说法，俄罗斯军队继续攻击巨大的损失成本，这些损失超过了乌克兰的损失。</text:p>
      <text:p text:style-name="P4">
“在巴赫穆特，他们将建筑物变成骨灰。只有无法捍卫的基金会。与此同时，我们的部队在巴赫穆特·鲁布扎里昂的“飞机”中举行。今天在巴赫穆特郊区，今天的促进了我们的军队。敌人反映了敌人在这个方向上的所有攻击。”画家强调。</text:p>
      <text:p text:style-name="P4">
<text:span text:style-name="T4">
另请阅读：</text:span>
 <text:a xlink:type="simple" xlink:href="https://www.ukrinform.ua/rubric-ato/3710825-u-rajoni-bahmuta-sili-oboroni-za-dobu-prosunulisa-miscami-na-1700-metriv-zsu.html" text:style-name="Internet_20_link" text:visited-style-name="Visited_20_Internet_20_Link">
<text:span text:style-name="T4">
 bakhmuta </text:span>
</text:a>
据她说，巴赫穆特和郊区的辩护执行了他的军事任务。特别是，他们摧毁了敌人，减少了他的进攻潜力并赢得了计划行动的时光。</text:p>
      <text:p text:style-name="P4">
正如乌克林福姆报道的那样，东部部队的发言人苏斯格里·奇尔瓦蒂(Sussergiy Cherevati)表示，巴赫穆特(Bakhmut)仍然是俄罗斯军队<text:a xlink:type="simple" xlink:href="https://www.ukrinform.ua/rubric-ato/3711420-cerevatij-pro-bahmut-zsu-perehopluut-iniciativu-i-namagautsa-kontratakuvati.html" text:style-name="Internet_20_link" text:visited-style-name="Visited_20_Internet_20_Link">
</text:a>
但是，当天的部队能够转移到多达500米的不同部分，并占据了城市的南部。</text:p>
      <text:p text:style-name="P4">
<text:span text:style-name="T5">
foto：liberov constantine</text:span>
</text:p>
      <text:p text:style-name="P4">
News Source: <text:a xlink:type="simple" xlink:href="https://www.ukrinform.ua/rubric-ato/3711582-u-peredmisti-bahmuta-tempi-prosuvanna-zsu-deso-znizilis-malar.html" text:style-name="Internet_20_link" text:visited-style-name="Visited_20_Internet_20_Link">
https://www.ukrinform.ua/rubric-ato/3711582-u-peredmisti-bahmuta-tempi-prosuvanna-zsu-deso-znizilis-malar.html</text:a>
</text:p>
      <!--NEWS-->
      <text:h text:style-name="P10" text:outline-level="1">
<text:span text:style-name="T4">
俄罗斯联邦通过乌克兰的哈萨克斯坦在乌克兰购买筹码和无人机</text:span>
</text:h>
      <text:p text:style-name="P4">
作者: Ukrinform (Person)</text:p>
      <text:p text:style-name="P4">
出版商: Укринформ (Organization)</text:p>
      <text:p text:style-name="P4">
出版时间: 2023-05-19T19:52:56+03:00</text:p>
      <text:p text:style-name="P4">
修改时间: 2023-05-19T19:52:56+03:00</text:p>
      <text:p text:style-name="P4">
描述: 尽管进行了西方制裁，但俄罗斯国防工业和陆军也获得了他们需要的微电子，并通过包括哈萨克斯坦在内的“友好”国家进行无人机。  - 乌克林。</text:p>
      <text:p text:style-name="P4">
图片: ["<text:a xlink:type="simple" xlink:href="https://static.ukrinform.com/photos/2023_05/thumb_files/630_360_1684515103-455.jpg" text:style-name="Internet_20_link" text:visited-style-name="Visited_20_Internet_20_Link">
630_360_16845...</text:a>
", "<text:a xlink:type="simple" xlink:href="https://static.ukrinform.com/photos/2023_05/1684514677-514.jpg" text:style-name="Internet_20_link" text:visited-style-name="Visited_20_Internet_20_Link">
1684514677-51...</text:a>
", "<text:a xlink:type="simple" xlink:href="https://static.ukrinform.com/photos/2023_05/1684514760-759.jpg" text:style-name="Internet_20_link" text:visited-style-name="Visited_20_Internet_20_Link">
1684514760-75...</text:a>
", "<text:a xlink:type="simple" xlink:href="https://static.ukrinform.com/photos/2023_05/1684514864-464.jpg" text:style-name="Internet_20_link" text:visited-style-name="Visited_20_Internet_20_Link">
1684514864-46...</text:a>
"]</text:p>
      <text:p text:style-name="P4">
标签: ['Безпілотник', 'Казахстан', 'Санкції', 'Технології', 'Росія']</text:p>
      <text:p text:style-name="P4">
类型: Article</text:p>
      <!--METADATA-->
      <text:p text:style-name="P4">
<draw:frame draw:style-name="fr1" draw:name="Image186" text:anchor-type="as-char" svg:width="6.9236in" svg:height="3.956343in" draw:z-index="0">
<draw:image xlink:href="../Images/yкринформ/2023-05-19T19-52-56-03-00/630_360_1684515103-455.jpg" xlink:type="simple" xlink:show="embed" xlink:actuate="onLoad" draw:mime-type="image/jpeg"/>
</draw:frame>
原则上的制裁，俄罗斯国防工业和陆军通过包括哈萨克斯坦公司在内的“友好”国家获得必要的微电子和无人机。</text:p>
      <text:p text:style-name="P4">
这是在对该版本的联合调查中指出的<text:a xlink:type="simple" xlink:href="https://istories.media/stories/2023/05/19/put-kontrabandista-kak-rossiya-poluchaet-chipi-i-bespilotniki-cherez-kazakhstan/" text:style-name="Internet_20_link" text:visited-style-name="Visited_20_Internet_20_Link">
</text:a>
 , <text:a xlink:type="simple" xlink:href="https://www.occrp.org/en/investigations/kazakhstan-has-become-a-pathway-for-the-supply-of-russias-war-machine-heres-how-it-works" text:style-name="Internet_20_link" text:visited-style-name="Visited_20_Internet_20_Link">
</text:a>
和期刊<text:a xlink:type="simple" xlink:href="https://www.spiegel.de/wirtschaft/russland-sanktionen-wie-deutsche-firmen-offenbar-die-russische-ruestungsindustrie-beliefern-a-301106cd-a13c-4610-97a2-d26ac1573226" text:style-name="Internet_20_link" text:visited-style-name="Visited_20_Internet_20_Link">
</text:a>
，报道乌克林福姆。</text:p>
      <text:p text:style-name="P4">
“重要历史”设法熟悉了俄罗斯海关统计数据的详细数据。 随之而来的是，哈萨克斯坦公司“ Aspan Arba”到达了2022年的500多个无人机。 它于2022年4月在乌克兰战争后进行了登记。 MetalMiningInfo部门门户网站报道说，阿斯彭·阿巴(Aspan Arba)将是哈萨克斯坦的官方DJI经销商。</text:p>
      <text:p text:style-name="P4">
<draw:frame draw:style-name="fr1" draw:name="Image187" text:anchor-type="as-char" svg:width="6.9236in" svg:height="4.130778in" draw:z-index="0">
<draw:image xlink:href="../Images/yкринформ/2023-05-19T19-52-56-03-00/1684514677-514.jpg" xlink:type="simple" xlink:show="embed" xlink:actuate="onLoad" draw:mime-type="image/jpeg"/>
</draw:frame>
<text:span text:style-name="T5">
 allustration：James O'Brien // OCCRP</text:span>
</text:p>
      <text:p text:style-name="P4">
值得注意的是，俄罗斯DJI无人机的主要卖家之一是“天上机械师”公司。 2023年2月，莫斯科公司的帐户近80万卢布，作为人民阵线慈善基金的工资。 一切都取得胜利。” 该基金有助于乌克兰俄罗斯军队战斗的设备。 基金会的创始人是人民阵线大学的创始人，其创始人和领导者是弗拉基米尔特汀。</text:p>
      <text:p text:style-name="P4">
<draw:frame draw:style-name="fr1" draw:name="Image188" text:anchor-type="as-char" svg:width="6.9236in" svg:height="6.895757in" draw:z-index="0">
<draw:image xlink:href="../Images/yкринформ/2023-05-19T19-52-56-03-00/1684514760-759.jpg" xlink:type="simple" xlink:show="embed" xlink:actuate="onLoad" draw:mime-type="image/jpeg"/>
</draw:frame>
<text:span text:style-name="T5">
从社交网络</text:span>
</text:p>
      <text:p text:style-name="P4">
DJI中国公司本人在2022年4月底本人报告说，它已被补充给俄罗斯和乌克兰，以防止使用贫困行动的无人机。</text:p>
      <text:p text:style-name="P4">
根据哈萨克斯坦数字发展部的数据，阿斯彭·阿巴(Aspan Arba)已获得4500万美元的18,000次DJI无人机的许可。出口商是中国公司的荷兰女儿DJI Europe B.V.。 500 ASPAN ARBA无人机向俄罗斯发送了“天上的机械师”。<text:span text:style-name="T4">
另请阅读：</text:span>
 <text:a xlink:type="simple" xlink:href="https://www.ukrinform.ua/rubric-world/3711553-rf-popri-sankcii-prodovzue-otrimuvati-elektroniku-z-nimeccini-spiegel.html" text:style-name="Internet_20_link" text:visited-style-name="Visited_20_Internet_20_Link">
<text:span text:style-name="T4">
 spiegel </text:span>
</text:a>
也是天上力学的买家，在战争和劳动的kamchatka地区radavetrans以及俄罗斯的奥森商店中。</text:p>
      <text:p text:style-name="P4">
FSB，情报和国防部的电子产品的组件由Stack进口到俄罗斯，该公司以DA集团的名义购买了DA集团22名俄罗斯商人的德国筹码。</text:p>
      <text:p text:style-name="P4">
<draw:frame draw:style-name="fr1" draw:name="Image189" text:anchor-type="as-char" svg:width="6.9236in" svg:height="3.849364in" draw:z-index="0">
<draw:image xlink:href="../Images/yкринформ/2023-05-19T19-52-56-03-00/1684514864-464.jpg" xlink:type="simple" xlink:show="embed" xlink:actuate="onLoad" draw:mime-type="image/jpeg"/>
</draw:frame>
根据调查的作者，自从俄罗斯入侵对哈萨克斯坦的进口微电子学以来，已经增加了两次以上。 根据哈萨克斯坦的官僚统计数据，该国以3500万美元的综合微型派进口进口(往年大约相同)，A2022拥有超过7500万美元。 同时，这些工厂向俄罗斯的出口从24.5万美元增加到1.85亿美元。</text:p>
      <text:p text:style-name="P4">
作者写道，无人机的情况相同。 2021年，国家统计局<text:a xlink:type="simple" xlink:href="https://www.ukrinform.ua/tag-kazahstan" text:style-name="Internet_20_link" text:visited-style-name="Visited_20_Internet_20_Link">
</text:a>
根本没有在其进出口报告中提到。 在2022年，哈萨克斯坦进口了500万美元，出口到俄罗斯 -  123万美元。</text:p>
      <text:p text:style-name="P4">
<text:span text:style-name="T5">
foto：astana.kz</text:span>
</text:p>
      <text:p text:style-name="P4">
News Source: <text:a xlink:type="simple" xlink:href="https://www.ukrinform.ua/rubric-world/3711587-rf-kupue-cerez-kazahstan-cipi-ta-bezpilotniki-dla-vijni-v-ukraini.html" text:style-name="Internet_20_link" text:visited-style-name="Visited_20_Internet_20_Link">
https://www.ukrinform.ua/rubric-world/3711587-rf-kupue-cerez-kazahstan-cipi-ta-bezpilotniki-dla-vijni-v-ukraini.html</text:a>
</text:p>
      <!--NEWS-->
      <text:h text:style-name="P10" text:outline-level="1">
<text:span text:style-name="T4">
在波兰，发现了以前发现的火箭的弹头</text:span>
</text:h>
      <text:p text:style-name="P4">
作者: Ukrinform (Person)</text:p>
      <text:p text:style-name="P4">
出版商: Укринформ (Organization)</text:p>
      <text:p text:style-name="P4">
出版时间: 2023-05-19T20:03:33+03:00</text:p>
      <text:p text:style-name="P4">
修改时间: 2023-05-19T20:03:33+03:00</text:p>
      <text:p text:style-name="P4">
描述: 在波兰，他们发现了一只火箭的弹头，这是4月下旬在比德戈施附近的森林中发现的。  - 乌克林。</text:p>
      <text:p text:style-name="P4">
图片: ["<text:a xlink:type="simple" xlink:href="https://static.ukrinform.com/photos/2023_05/thumb_files/630_360_1684515507-139.jpg" text:style-name="Internet_20_link" text:visited-style-name="Visited_20_Internet_20_Link">
630_360_16845...</text:a>
", "<text:a xlink:type="simple" xlink:href="https://static.ukrinform.com/photos/2023_05/1684515507-951.jpeg" text:style-name="Internet_20_link" text:visited-style-name="Visited_20_Internet_20_Link">
1684515507-95...</text:a>
"]</text:p>
      <text:p text:style-name="P4">
标签: ['Польща', 'Ракета', 'Експертиза']</text:p>
      <text:p text:style-name="P4">
类型: Article</text:p>
      <!--METADATA-->
      <text:p text:style-name="P4">
<draw:frame draw:style-name="fr1" draw:name="Image190" text:anchor-type="as-char" svg:width="6.9236in" svg:height="3.956343in" draw:z-index="0">
<draw:image xlink:href="../Images/yкринформ/2023-05-19T20-03-33-03-00/630_360_1684515507-139.jpg" xlink:type="simple" xlink:show="embed" xlink:actuate="onLoad" draw:mime-type="image/jpeg"/>
</draw:frame>
波兰从火箭中发现了一条弹头，该火箭是在4月底在比德戈施(Bidgosch)的Lisinepdal发现的。</text:p>
      <text:p text:style-name="P4">
总统办公室主席帕维尔·Srot(Pavel Srot)报道了这一点，并报告了乌克林福姆(Ukrinform)(https://www.pap.pl/aktualnosci/news%2C1574418%2Codnaleziono-glowice-rakiety-ktora-spadla-pod-bydgoszcza.html)。</text:p>
      <text:p text:style-name="P4">
“至于弹头，我可以说是找到它的，现在有相关机构的专家。 这是一个特殊的弹头，因为根据俄罗斯的技术思想，它是一个混凝土制造的载体。 我想它是安装在这款火箭上的，以便这个较旧的建模室可能会误导乌克兰人<text:a xlink:type="simple" xlink:href="https://www.ukrinform.ua/tag-ppo" text:style-name="Internet_20_link" text:visited-style-name="Visited_20_Internet_20_Link">
</text:a>
”， - 这顿饭说。</text:p>
      <text:p text:style-name="P4">
据他说，没有弹头就无法飞行这种火箭，因此有人死在“俄罗斯技术思想的顶峰”上。</text:p>
      <text:p text:style-name="P4">
众所周知，火箭倒塌的案件已从乌加丹克地区检察官办公室转移到华沙的国家检察官办公室。</text:p>
      <text:p text:style-name="P4">
<draw:frame draw:style-name="fr1" draw:name="Image191" text:anchor-type="as-char" svg:width="6.9236in" svg:height="3.889001in" draw:z-index="0">
<draw:image xlink:href="../Images/yкринформ/2023-05-19T20-03-33-03-00/1684515507-951.jpeg" xlink:type="simple" xlink:show="embed" xlink:actuate="onLoad" draw:mime-type="image/jpeg"/>
</draw:frame>
照片：piotrolejarczyk / onet</text:p>
      <text:p text:style-name="P4">
<text:span text:style-name="T4">
另请阅读：</text:span>
 <text:a xlink:type="simple" xlink:href="https://www.ukrinform.ua/rubric-polytics/3709535-duda-obgovorit-zi-stoltenbergom-padinna-raketi-pid-bidgosem.html" text:style-name="Internet_20_link" text:visited-style-name="Visited_20_Internet_20_Link">
<text:span text:style-name="T4">
 tydgosch </text:span>
</text:a>
根据RMF.FM的说法，波兰技术研究所部队的专家此前已经证实，在Bydgoszchatn市附近的森林中发现了俄罗斯X-55导弹。</text:p>
      <text:p text:style-name="P4">
4月下旬，波兰波兰武装部队运作指挥官的指挥官说，检测到的物体可能与“在12月16日在空域发生的事物”有关，当时俄罗斯正在通过释放76枚导弹进行大规模发射乌克兰。</text:p>
      <text:p text:style-name="P4">
根据出版物<text:a xlink:type="simple" xlink:href="https://www.onet.pl/informacje/onetwiadomosci/co-uderzylo-pod-bydgoszcza-sledczy-badaja-rosyjski-slad/6xyv7rb,79cfc278" text:style-name="Internet_20_link" text:visited-style-name="Visited_20_Internet_20_Link">
</text:a>
，调查的主要版本之一是去年由俄罗斯飞机在白俄罗斯领空中释放的X-55导弹倒塌。</text:p>
      <text:p text:style-name="P4">
据媒体报道，然后波兰空中国防军监视了侵犯该国空间的物体，但它从雷达中消失了。 Blaschak部长早些时候是，乌克兰一方随后向波兰提供了有关该物体的信息，这可能是朝波兰移动的火箭。</text:p>
      <text:p text:style-name="P4">
_第一张照片：RAR _</text:p>
      <text:p text:style-name="P4">
News Source: <text:a xlink:type="simple" xlink:href="https://www.ukrinform.ua/rubric-world/3711591-u-polsi-znajsli-boegolovku-vid-raketi-aku-ranise-viavili-pid-bidgosem.html" text:style-name="Internet_20_link" text:visited-style-name="Visited_20_Internet_20_Link">
https://www.ukrinform.ua/rubric-world/3711591-u-polsi-znajsli-boegolovku-vid-raketi-aku-ranise-viavili-pid-bidgosem.html</text:a>
</text:p>
      <!--NEWS-->
      <text:h text:style-name="P10" text:outline-level="1">
<text:span text:style-name="T4">
联合国教科文组织通过卫星监测俄罗斯对乌克兰文化遗址的破坏</text:span>
</text:h>
      <text:p text:style-name="P4">
作者: Ukrinform (Person)</text:p>
      <text:p text:style-name="P4">
出版商: Укринформ (Organization)</text:p>
      <text:p text:style-name="P4">
出版时间: 2023-05-19T20:05:00+03:00</text:p>
      <text:p text:style-name="P4">
修改时间: 2023-05-19T20:05:00+03:00</text:p>
      <text:p text:style-name="P4">
描述: 在乌克兰的敌对行动期间，联合国教科文组织在文化和信息政策部定义的六个领域工作，其主要是对文化遗产破坏的监测和评估。  - 乌克林。</text:p>
      <text:p text:style-name="P4">
图片: ["<text:a xlink:type="simple" xlink:href="https://static.ukrinform.com/photos/2022_12/thumb_files/630_360_1670254529-992.jpeg" text:style-name="Internet_20_link" text:visited-style-name="Visited_20_Internet_20_Link">
630_360_16702...</text:a>
", "<text:a xlink:type="simple" xlink:href="https://static.ukrinform.com/photos/2023_05/1684515483-719.jpg" text:style-name="Internet_20_link" text:visited-style-name="Visited_20_Internet_20_Link">
1684515483-71...</text:a>
", "<text:a xlink:type="simple" xlink:href="https://static.ukrinform.com/photos/2023_05/1684515484-910.jpg" text:style-name="Internet_20_link" text:visited-style-name="Visited_20_Internet_20_Link">
1684515484-91...</text:a>
", "<text:a xlink:type="simple" xlink:href="https://static.ukrinform.com/photos/2023_05/1684515484-506.jpg" text:style-name="Internet_20_link" text:visited-style-name="Visited_20_Internet_20_Link">
1684515484-50...</text:a>
"]</text:p>
      <text:p text:style-name="P4">
标签: ['Культурна спадщина', 'Супутник', 'Україна', 'ЮНЕСКО', 'Війна з Росією']</text:p>
      <text:p text:style-name="P4">
类型: Article</text:p>
      <!--METADATA-->
      <text:p text:style-name="P4">
<draw:frame draw:style-name="fr1" draw:name="Image192" text:anchor-type="as-char" svg:width="6.9236in" svg:height="3.956343in" draw:z-index="0">
<draw:image xlink:href="../Images/yкринформ/2023-05-19T20-05-00-03-00/630_360_1670254529-992.jpeg" xlink:type="simple" xlink:show="embed" xlink:actuate="onLoad" draw:mime-type="image/jpeg"/>
</draw:frame>
联合国教科文组织在乌克兰文化和信息政策部定义的六个领域工作，其中主要是监视和评估文化遗产。</text:p>
      <text:p text:style-name="P4">
乌克林福音通讯员的报道，在乌克兰的乌克兰，乌克兰的联合国教科文组织传播官Kiara Deczi Bardesky的犯罪犯罪和额外的战争会议上，在利维夫宣布了这一点。</text:p>
      <text:p text:style-name="P4">
根据她的说法，为此创建了一个特殊的交互式地图，该地图已更新。</text:p>
      <text:p text:style-name="P4">
“我们创建了一个平台，该平台看到昨天拥有256个所有权对象。 我们使用每24小时进行每24小时进行的卫星分析来检查此问题。 我们有一组专家，他们收集信息以进行适当的分析。 我们可能没有与文化价值有关的犯罪的直接证据，因为这不是法律方法。 联合国教科文组织将是意图，并评估损害量，后来将有助于正确组织干预措施。 然后，乌克兰当局可以将其用于法律诉讼，”巴德斯基说。</text:p>
      <text:p text:style-name="P4">
<draw:frame draw:style-name="fr1" draw:name="Image193" text:anchor-type="as-char" svg:width="6.9236in" svg:height="5.1927in" draw:z-index="0">
<draw:image xlink:href="../Images/yкринформ/2023-05-19T20-05-00-03-00/1684515483-719.jpg" xlink:type="simple" xlink:show="embed" xlink:actuate="onLoad" draw:mime-type="image/jpeg"/>
</draw:frame>
她强调，该组织目前正在MCIP批准的六个方向上在乌克兰工作。 首先是对破坏情​​况的监测和评估<text:a xlink:type="simple" xlink:href="https://www.ukrinform.ua/tag-kulturna-spadsina" text:style-name="Internet_20_link" text:visited-style-name="Visited_20_Internet_20_Link">
</text:a>
在乌克兰。 第二个是这些物体的重建和恢复，第三个是恢复文化机构的机构潜力和能力，以及在Sprin培训中的支持。</text:p>
      <text:p text:style-name="P4">
<text:span text:style-name="T4">
另请阅读：</text:span>
 <text:a xlink:type="simple" xlink:href="https://www.ukrinform.ua/rubric-culture/3691110-zelenska-obgovorila-z-gendirektorkou-unesko-zberezenna-ukrainskoi-kulturnoi-spadsini.html" text:style-name="Internet_20_link" text:visited-style-name="Visited_20_Internet_20_Link">
</text:a>
“我们活动的另一个领域是提高文化的稳定性以及创意产业的能力，因为我们已经意识到乌克兰的流浪汉。 我们必须确保领域和人的工作的运作。 我们正在积极工作的最后一个方向是乌克兰文化遗产管理的数字个性，其中涉及数据库的意识，该数据库必须与该部门运营的不同公司合作。 这是该部的重中之重，”联合国教科文组织是联合国教科文组织。</text:p>
      <text:p text:style-name="P4">
<draw:frame draw:style-name="fr1" draw:name="Image194" text:anchor-type="as-char" svg:width="6.9236in" svg:height="4.558037in" draw:z-index="0">
<draw:image xlink:href="../Images/yкринформ/2023-05-19T20-05-00-03-00/1684515484-910.jpg" xlink:type="simple" xlink:show="embed" xlink:actuate="onLoad" draw:mime-type="image/jpeg"/>
</draw:frame>
</text:p>
      <text:p text:style-name="P4">
联合国教科文组织现在正在为军事和执法机构准备特殊培训，以便根据要求进行修复文化遗产伤害的工作。 培训将在几个月内开始。</text:p>
      <text:p text:style-name="P4">
<text:span text:style-name="T4">
另请阅读：</text:span>
 <text:a xlink:type="simple" xlink:href="https://www.ukrinform.ua/rubric-culture/3701393-mario-vargas-ljosa-stav-ambasadorom-proektu-zberezit-ukrainsku-kulturu.html" text:style-name="Internet_20_link" text:visited-style-name="Visited_20_Internet_20_Link">
</text:a>
该组织还对17位在线工作的记者进行培训，以了解如何涵盖有关文化价值观破坏的事件。</text:p>
      <text:p text:style-name="P4">
<draw:frame draw:style-name="fr1" draw:name="Image195" text:anchor-type="as-char" svg:width="6.9236in" svg:height="4.718305in" draw:z-index="0">
<draw:image xlink:href="../Images/yкринформ/2023-05-19T20-05-00-03-00/1684515484-506.jpg" xlink:type="simple" xlink:show="embed" xlink:actuate="onLoad" draw:mime-type="image/jpeg"/>
</draw:frame>
正如乌克林福姆报道的<text:a xlink:type="simple" xlink:href="https://www.ukrinform.ua/rubric-regions/3711069-u-lvovi-voseni-vidkrietsa-ofis-unesko.html" text:style-name="Internet_20_link" text:visited-style-name="Visited_20_Internet_20_Link">
</text:a>
。 它的创造已分配了150万欧元的西班牙。</text:p>
      <text:p text:style-name="P4">
欧盟咨询活动于5月18日至19日举行的会议于5月18日至19日在利维夫举行。(ksês). Захід зібрав експертів високого міжнародногорівня, які обговорюють відшкодування збитків, завданих Росією культурнимцінностям України, та розслідування таких злочинів.</text:p>
      <text:p text:style-name="P4">
<text:span text:style-name="T5">
Перше фото: МКІП</text:span>
</text:p>
      <text:p text:style-name="P4">
News Source: <text:a xlink:type="simple" xlink:href="https://www.ukrinform.ua/rubric-culture/3711596-unesko-sodobi-cerez-suputnik-monitorit-poskodzenna-rosieu-kulturnih-obektiv-v-ukraini.html" text:style-name="Internet_20_link" text:visited-style-name="Visited_20_Internet_20_Link">
https://www.ukrinform.ua/rubric-culture/3711596-unesko-sodobi-cerez-suputnik-monitorit-poskodzenna-rosieu-kulturnih-obektiv-v-ukraini.html</text:a>
</text:p>
      <!--NEWS-->
      <text:h text:style-name="P10" text:outline-level="1">
<text:span text:style-name="T4">
乌克兰国家队在所有五个决赛中都被选为艺术体操</text:span>
</text:h>
      <text:p text:style-name="P4">
作者: Ukrinform (Person)</text:p>
      <text:p text:style-name="P4">
出版商: Укринформ (Organization)</text:p>
      <text:p text:style-name="P4">
出版时间: 2023-05-19T20:06:57+03:00</text:p>
      <text:p text:style-name="P4">
修改时间: 2023-05-19T20:06:57+03:00</text:p>
      <text:p text:style-name="P4">
描述: 在冠军赛期间，颁布了12套奖项：五个个人（在各种类型的全部和决赛中），成人和初级团体（全部和决赛）中有3个，在团队冠军赛中进行。  - 乌克林。</text:p>
      <text:p text:style-name="P4">
图片: ["<text:a xlink:type="simple" xlink:href="https://static.ukrinform.com/photos/2023_05/thumb_files/630_360_1684515831-307.jpg" text:style-name="Internet_20_link" text:visited-style-name="Visited_20_Internet_20_Link">
630_360_16845...</text:a>
"]</text:p>
      <text:p text:style-name="P4">
标签: ['Гімнастика']</text:p>
      <text:p text:style-name="P4">
类型: Article</text:p>
      <!--METADATA-->
      <text:p text:style-name="P4">
<draw:frame draw:style-name="fr1" draw:name="Image196" text:anchor-type="as-char" svg:width="6.9236in" svg:height="3.956343in" draw:z-index="0">
<draw:image xlink:href="../Images/yкринформ/2023-05-19T20-06-57-03-00/630_360_1684515831-307.jpg" xlink:type="simple" xlink:show="embed" xlink:actuate="onLoad" draw:mime-type="image/jpeg"/>
</draw:frame>
在冠军赛期间，打了12套奖项：五个个人(在各个类型的所有决赛中)，三个成年人和初级小组(上场和决赛)但是一个人参加了团队冠军。</text:p>
      <text:p text:style-name="P4">
乌克林福姆报道，乌克兰体操国家队已经反映了192023年欧洲将军的所有五场决赛。</text:p>
      <text:p text:style-name="P4">
世界杯的成年比赛开始了乌克兰的两次进出决赛。 Victorianoprienko在篮球运动中赢得了资格，播种位置导致了球练习的决赛。</text:p>
      <text:p text:style-name="P4">
在乌克兰第二天，三名艺术体操运动员参加了比赛。 Victorianoprienko参加了与Maces的练习，并带有丝带Pauline Karika -a花边。 这是另一个乌克兰人 - 宝琳·戈罗德尼奇(Pauline Gorodnich) - 试图选择丝带练习中的决赛。</text:p>
      <text:p text:style-name="P4">
两名乌克兰人被选为个人全部决赛。 Victorianoprienko是第二次竞争日之前的第四名，担任职位。 像Pauline Karica一样，第14位的结果也获得了最好的Doto-24。</text:p>
      <text:p text:style-name="P4">
Onoprienko也有资格参加所有个别决赛。 此外，在演习中，乌克兰体操运动员赢得了乌克兰体操运动员，比德国巴塞洛梅耶夫(Bartholomeyev)赢得了0.650分。 在Pauline Gorodnich的结局之前，将解释第三个备用的状态。</text:p>
      <text:p text:style-name="P4">
在使用Maces进行练习的资格中，Onoprienko排名第五。 第一个宽敞的是波琳·卡里克(Pauline Karic)，它显示了第九个结果。</text:p>
      <text:p text:style-name="P4">
关于指挥一切的结果，乌克兰占据了中级第二格林，仅次于保加利亚国家队。 国家队在小组演习中的资格价值将是至关重要的。</text:p>
      <text:p text:style-name="P4">
<text:span text:style-name="T4">
另请阅读：</text:span>
 <text:a xlink:type="simple" xlink:href="https://www.ukrinform.ua/rubric-sports/3710472-cempionat-evropi-z-hudoznoi-gimnastiki-startuvav-u-azerbajdzani.html" text:style-name="Internet_20_link" text:visited-style-name="Visited_20_Internet_20_Link">
<text:span text:style-name="T4">
体操</text:span>
</text:a>
正如乌克林福姆(Ukrinform)报道的那样，5月20日星期六，Vindival的比赛将在All -Arond Group中进行并获得资格。</text:p>
      <text:p text:style-name="P4">
照片：盖蒂图像</text:p>
      <text:p text:style-name="P4">
News Source: <text:a xlink:type="simple" xlink:href="https://www.ukrinform.ua/rubric-sports/3711593-zbirna-ukraini-vidibralasa-v-usi-pat-finaliv-na-ce-z-hudoznoi-gimnastiki.html" text:style-name="Internet_20_link" text:visited-style-name="Visited_20_Internet_20_Link">
https://www.ukrinform.ua/rubric-sports/3711593-zbirna-ukraini-vidibralasa-v-usi-pat-finaliv-na-ce-z-hudoznoi-gimnastiki.html</text:a>
</text:p>
      <!--NEWS-->
      <text:h text:style-name="P10" text:outline-level="1">
<text:span text:style-name="T4">
Zelensky将在G7峰会上与Biden会面</text:span>
</text:h>
      <text:p text:style-name="P4">
作者: Ukrinform (Person)</text:p>
      <text:p text:style-name="P4">
出版商: Укринформ (Organization)</text:p>
      <text:p text:style-name="P4">
出版时间: 2023-05-19T20:10:00+03:00</text:p>
      <text:p text:style-name="P4">
修改时间: 2023-05-19T20:10:00+03:00</text:p>
      <text:p text:style-name="P4">
描述: 乌克兰沃迪米尔·泽伦斯基（Ukraine Volodymyr Zelensky）总裁将访问日本的G7峰会，他计划与美国总统乔·拜登（Joe Biden）会面。  - 乌克林。</text:p>
      <text:p text:style-name="P4">
图片: ["<text:a xlink:type="simple" xlink:href="https://static.ukrinform.com/photos/2023_02/thumb_files/630_360_1676889346-906.jpeg" text:style-name="Internet_20_link" text:visited-style-name="Visited_20_Internet_20_Link">
630_360_16768...</text:a>
"]</text:p>
      <text:p text:style-name="P4">
标签: ['Байден', 'Зеленський', 'Єрмак', 'Саміт G7', 'Єдині новини']</text:p>
      <text:p text:style-name="P4">
类型: Article</text:p>
      <!--METADATA-->
      <text:p text:style-name="P4">
<draw:frame draw:style-name="fr1" draw:name="Image197" text:anchor-type="as-char" svg:width="6.9236in" svg:height="3.956343in" draw:z-index="0">
<draw:image xlink:href="../Images/yкринформ/2023-05-19T20-10-00-03-00/630_360_1676889346-906.jpeg" xlink:type="simple" xlink:show="embed" xlink:actuate="onLoad" draw:mime-type="image/jpeg"/>
</draw:frame>
乌克兰沃罗迪米尔Zelenskyy总统将访问日本的G7峰会，他计划与美国总统乔·拜登会面。</text:p>
      <text:p text:style-name="P4">
乌克兰代表通讯员报告说，乌克兰“统一新闻”中乌克兰安德里·伊尔马克总统办公室负责人已经告知了这一点。</text:p>
      <text:p text:style-name="P4">
“总统(乌克兰 - 编辑。)它将与Bidenoma Day的总统会面。”他说。</text:p>
      <text:p text:style-name="P4">
Yermak指出，国家元首将讨论[]的“航空联盟”的支持。(https://www.ukrinform.ua/tag-ssa)和其他问题。</text:p>
      <text:p text:style-name="P4">
“我认为这不仅是这个问题，而且将详细说出许多其他问题。 但是今天，我们可以谈论联盟的创建，这表明乌克兰很快将拥有保护我们乌克兰天空以保护我们的塔金城市所必需的一切。”</text:p>
      <text:p text:style-name="P4">
<text:span text:style-name="T4">
另请阅读：</text:span>
 <text:a xlink:type="simple" xlink:href="https://www.ukrinform.ua/rubric-ato/3711575-ssa-pidtrimali-koaliciu-vinisuvaciv-zelenskij-vitae-risenna-bajdena.html" text:style-name="Internet_20_link" text:visited-style-name="Visited_20_Internet_20_Link">
<text:span text:style-name="T4">
 baiden </text:span>
</text:a>
OP负责人确认Zelensky亲自访问了日本的G7峰会。“是的，我可以确认，” Yermak回答。</text:p>
      <text:p text:style-name="P4">
据报道，第48届峰会峰会始于5月21日的日本。 在NSDC的早期说，<text:a xlink:type="simple" xlink:href="https://www.ukrinform.ua/rubric-ato/3711281-u-rnbo-zaavili-so-zelenskij-vizme-ucast-u-samiti-g7-onlajn.html" text:style-name="Internet_20_link" text:visited-style-name="Visited_20_Internet_20_Link">
</text:a>
。</text:p>
      <text:p text:style-name="P4">
总统乔·拜登(Joe Biden)保证了七个组织的领导人，他们与支持乌克兰飞行员在包括F-16在内的乌克兰飞行员的努力有关。</text:p>
      <text:p text:style-name="P4">
_foto：op _</text:p>
      <text:p text:style-name="P4">
News Source: <text:a xlink:type="simple" xlink:href="https://www.ukrinform.ua/rubric-polytics/3711598-zelenskij-zustrinetsa-z-bajdenom-na-samiti-g7-glava-op.html" text:style-name="Internet_20_link" text:visited-style-name="Visited_20_Internet_20_Link">
https://www.ukrinform.ua/rubric-polytics/3711598-zelenskij-zustrinetsa-z-bajdenom-na-samiti-g7-glava-op.html</text:a>
</text:p>
      <!--NEWS-->
      <text:h text:style-name="P10" text:outline-level="1">
<text:span text:style-name="T4">
首都将在马里波尔占领的周年纪念日举行</text:span>
</text:h>
      <text:p text:style-name="P4">
作者: Ukrinform (Person)</text:p>
      <text:p text:style-name="P4">
出版商: Укринформ (Organization)</text:p>
      <text:p text:style-name="P4">
出版时间: 2023-05-19T20:16:22+03:00</text:p>
      <text:p text:style-name="P4">
修改时间: 2023-05-19T20:16:22+03:00</text:p>
      <text:p text:style-name="P4">
描述: 在第二次世界大战中乌克兰历史博物馆在乌克兰历史博物馆领土上的占领周年纪念日将举办展览“Mariupol。86#Live”，这是一场公开演讲，上面是该市丢失的族裔及其表演型的公开演讲。文学浸渍“ #live”。  - 乌克林。</text:p>
      <text:p text:style-name="P4">
图片: ["<text:a xlink:type="simple" xlink:href="https://static.ukrinform.com/photos/2023_04/thumb_files/630_360_1682755701-983.jpg" text:style-name="Internet_20_link" text:visited-style-name="Visited_20_Internet_20_Link">
630_360_16827...</text:a>
"]</text:p>
      <text:p text:style-name="P4">
标签: ['Маріуполь', 'Окупація', 'Річниця', 'Київ']</text:p>
      <text:p text:style-name="P4">
类型: Article</text:p>
      <!--METADATA-->
      <text:p text:style-name="P4">
<draw:frame draw:style-name="fr1" draw:name="Image198" text:anchor-type="as-char" svg:width="6.9236in" svg:height="3.956343in" draw:z-index="0">
<draw:image xlink:href="../Images/yкринформ/2023-05-19T20-16-22-03-00/630_360_1682755701-983.jpg" xlink:type="simple" xlink:show="embed" xlink:actuate="onLoad" draw:mime-type="image/jpeg"/>
</draw:frame>
第二次世界大战中乌克兰历史博物馆的玛丽奥波(Mariupol)占领日周年纪念日将举办展览“Mariupol。86#Live”，这是一场公开演讲的“毫无疑问的城市族裔”的演讲。文学浸渍“ #live”。</text:p>
      <text:p text:style-name="P4">
这在发行中指出，活动的组织者是由乌克林福姆传播的。</text:p>
      <text:p text:style-name="P4">
根据该报告，5月20日，11点钟的基辅人和首都的客人可以听公开演讲“无征服：纳达佐夫希腊人的悲惨历史”。 乌克兰瓦利·托马佐夫(Vaii)的家谱问题和种族历史问题的研究人员VAII将讲述玛丽亚市丢失的族裔群体。会议将在“乌克兰 - 十字架”的空间中举行。</text:p>
      <text:p text:style-name="P4">
同样，在5月21日，纪念馆的主要小巷安排在Subotina和其他作者的瓦莱里亚“ Naul”现代诗歌中的表演性文学集“ #Live”：战争背景。 这首诗将由玛丽奥波尔剧院戏剧“概念”的演员演奏。</text:p>
      <text:p text:style-name="P4">
<text:span text:style-name="T4">
另请阅读：</text:span>
 <text:a xlink:type="simple" xlink:href="https://www.ukrinform.ua/rubric-kyiv/3711581-u-kievi-vidkrilasa-vistavka-prisvacena-oboroni-mariupola.html" text:style-name="Internet_20_link" text:visited-style-name="Visited_20_Internet_20_Link">
<text:span text:style-name="T4">
 mariupe </text:span>
</text:a>
活动的组织者：第二次世界大战中乌克兰国家历史博物馆玛丽奥波尔市议会，“ Yariupol。文化”项目，CCP M.Ehub。</text:p>
      <text:p text:style-name="P4">
据报道，2022年5月20日，植物领土“ <text:a xlink:type="simple" xlink:href="https://www.ukrinform.ua/tag-azovstal" text:style-name="Internet_20_link" text:visited-style-name="Visited_20_Internet_20_Link">
</text:a>
“他离开了最后一个乌克兰国防菲尔德。经过86天的防御，玛丽波尔(Mariupol)完全占领。在该市，有22,000多名居民被杀，该市90％的基础设施被摧毁了，成千上万的海军陆战队放弃了他们的房屋。</text:p>
      <text:p text:style-name="P4">
News Source: <text:a xlink:type="simple" xlink:href="https://www.ukrinform.ua/rubric-kyiv/3711597-u-stolici-vidbudutsa-zahodi-do-ricnici-z-dna-okupacii-mariupola.html" text:style-name="Internet_20_link" text:visited-style-name="Visited_20_Internet_20_Link">
https://www.ukrinform.ua/rubric-kyiv/3711597-u-stolici-vidbudutsa-zahodi-do-ricnici-z-dna-okupacii-mariupola.html</text:a>
</text:p>
      <!--NEWS-->
      <text:h text:style-name="P10" text:outline-level="1">
<text:span text:style-name="T4">
媒体：卢宁将在夏天离开真实</text:span>
</text:h>
      <text:p text:style-name="P4">
作者: Ukrinform (Person)</text:p>
      <text:p text:style-name="P4">
出版商: Укринформ (Organization)</text:p>
      <text:p text:style-name="P4">
出版时间: 2023-05-19T20:21:01+03:00</text:p>
      <text:p text:style-name="P4">
修改时间: 2023-05-19T20:21:01+03:00</text:p>
      <text:p text:style-name="P4">
描述: 乌克兰守门员告诉管理层，他想改变球队。  - 乌克林。</text:p>
      <text:p text:style-name="P4">
图片: ["<text:a xlink:type="simple" xlink:href="https://static.ukrinform.com/photos/2023_05/thumb_files/630_360_1684516394-105.jpeg" text:style-name="Internet_20_link" text:visited-style-name="Visited_20_Internet_20_Link">
630_360_16845...</text:a>
"]</text:p>
      <text:p text:style-name="P4">
标签: ['Футбол', 'Реал Мадрид', 'Андрій Лунін']</text:p>
      <text:p text:style-name="P4">
类型: Article</text:p>
      <!--METADATA-->
      <text:p text:style-name="P4">
<draw:frame draw:style-name="fr1" draw:name="Image199" text:anchor-type="as-char" svg:width="6.9236in" svg:height="3.956343in" draw:z-index="0">
<draw:image xlink:href="../Images/yкринформ/2023-05-19T20-21-01-03-00/630_360_1684516394-105.jpeg" xlink:type="simple" xlink:show="embed" xlink:actuate="onLoad" draw:mime-type="image/jpeg"/>
</draw:frame>
乌克兰守门员告诉管理层，他想改变球队。</text:p>
      <text:p text:style-name="P4">
皇家马德里主教练卡洛·阿奇洛蒂(Carlo Ancholotti(0：4)作为冠军联赛决赛1/2比赛的一部分，<text:a xlink:type="simple" xlink:href="https://as.com/futbol/primera/cumbre-con-ancelotti-n/" text:style-name="Internet_20_link" text:visited-style-name="Visited_20_Internet_20_Link">
</text:a>
如报道，乌克林福姆报道。</text:p>
      <text:p text:style-name="P4">
双方讨论了俱乐部对夏季转会窗口的计划，并取决于需要由新球员签署的职位。</text:p>
      <text:p text:style-name="P4">
马德里寻求签署一个前锋，两个中场球员，极端的后卫以及准备成为蒂博·库尔图(Tibo Kurtu)的次数的守门员。 值得注意的是，现在是马德里第二个数字的安德里·卢宁(Andriy Lunin)告诉管理层，他想每年离开球队。 这样做的原因是乌克兰人希望获得更多的比赛时间。</text:p>
      <text:p text:style-name="P4">
皇家马德里需要一名资深的守门员，他准备扮演备用黄油的角色，并将自己限制在少量分钟的比赛中，因为未触及的状态。</text:p>
      <text:p text:style-name="P4">
本赛季，卢宁的帐户中有10场比赛，他错过了9个头4次，离开了他的大门“干”。</text:p>
      <text:p text:style-name="P4">
<text:span text:style-name="T4">
另请阅读：</text:span>
 <text:a xlink:type="simple" xlink:href="https://www.ukrinform.ua/rubric-sports/3710685-man-siti-rozgromiv-real-i-vijsov-do-finalu-ligi-cempioniv.html" text:style-name="Internet_20_link" text:visited-style-name="Visited_20_Internet_20_Link">
</text:a>
正如乌克林福姆(Ukrinform)报道的那样，曼城(Man City)将参加冠军联赛的决赛，Pepagvardiola的病房在半决赛中击败了皇家马德里(4：0).</text:p>
      <text:p text:style-name="P4">
Фото: Getty Images</text:p>
      <text:p text:style-name="P4">
News Source: <text:a xlink:type="simple" xlink:href="https://www.ukrinform.ua/rubric-sports/3711599-zmi-lunin-pokine-real-vlitku.html" text:style-name="Internet_20_link" text:visited-style-name="Visited_20_Internet_20_Link">
https://www.ukrinform.ua/rubric-sports/3711599-zmi-lunin-pokine-real-vlitku.html</text:a>
</text:p>
      <!--NEWS-->
      <text:h text:style-name="P10" text:outline-level="1">
<text:span text:style-name="T4">
Zaluzhni与Millie的工作爱国者讨论并提供较长的贝壳</text:span>
</text:h>
      <text:p text:style-name="P4">
作者: Ukrinform (Person)</text:p>
      <text:p text:style-name="P4">
出版商: Укринформ (Organization)</text:p>
      <text:p text:style-name="P4">
出版时间: 2023-05-19T20:29:00+03:00</text:p>
      <text:p text:style-name="P4">
修改时间: 2023-05-19T20:29:00+03:00</text:p>
      <text:p text:style-name="P4">
描述: 武装部队的指挥官瓦莱里·扎卢兹尼（Valery Zaluzhny）与美国参谋长马克·米莉（Mark Millie）主席进行了电话交谈。  - 乌克林。</text:p>
      <text:p text:style-name="P4">
图片: ["<text:a xlink:type="simple" xlink:href="https://static.ukrinform.com/photos/2023_02/thumb_files/630_360_1676531390-589.jpg" text:style-name="Internet_20_link" text:visited-style-name="Visited_20_Internet_20_Link">
630_360_16765...</text:a>
"]</text:p>
      <text:p text:style-name="P4">
标签: ['Зброя', 'Валерій Залужний', 'Patriot ', 'Марк Міллі ']</text:p>
      <text:p text:style-name="P4">
类型: Article</text:p>
      <!--METADATA-->
      <text:p text:style-name="P4">
<draw:frame draw:style-name="fr1" draw:name="Image200" text:anchor-type="as-char" svg:width="6.9236in" svg:height="3.956343in" draw:z-index="0">
<draw:image xlink:href="../Images/yкринформ/2023-05-19T20-29-00-03-00/630_360_1676531390-589.jpg" xlink:type="simple" xlink:show="embed" xlink:actuate="onLoad" draw:mime-type="image/jpeg"/>
</draw:frame>
武装部队的指挥官瓦利·扎卢兹尼(Valery Zaluzhny)与美国参谋长马克·米莉(Mark Millie)负责人进行了电话交谈。</text:p>
      <text:p text:style-name="P4">
这在[]中报道了(https://t.me/CinCAFU/501?fbclid=IwAR3DTEh-Vpf9n_vK6IdIpPvMucAfzYZYg7FOvruPPoGwMmN0bznBoEe2zSg)乌克兰的指挥官-in -in -law。</text:p>
      <text:p text:style-name="P4">
“讲述了俄罗斯人用无人机和[]的大规模攻击(https://www.ukrinform.ua/tag-raketa)不同类型，包括Anobalist-47M2“ Dagger”。 他感谢爱国者建筑群，并指出了他们的有效工作。 优先级包含其他防空系统来保护我们的天空。 他们讨论了供应和弹药的必要性，尤其是较长的壳。 同意将来工作，”  - 消息读到。</text:p>
      <text:p text:style-name="P4">
武装部队的指挥官 - 主持人指出，他已经详细介绍了阵线副局长的情况，国防行动并为进一步的行动做准备。</text:p>
      <text:p text:style-name="P4">
Zaluzhny还祝贺Millie将军和美国军方最近度假 - 美国武装部队的国庆日。</text:p>
      <text:p text:style-name="P4">
<text:span text:style-name="T4">
另请阅读：</text:span>
 <text:a xlink:type="simple" xlink:href="https://www.ukrinform.ua/rubric-ato/3710414-v-ofisi-prezidenta-zaavlaut-so-efektivnist-patriot-stala-velikim-geopoliticnim-udarom-po-rosii.html" text:style-name="Internet_20_link" text:visited-style-name="Visited_20_Internet_20_Link">
<text:span text:style-name="T4">
爱国者</text:span>
</text:a>
正如乌克林福姆报道的，乌克兰武装部队的总司令 - (https://www.youtube.com/watch?v=TadXxP_26V8)德米特里·科马罗夫(Dmitry Komarov)的特别起诉年度。 在幕后，乌克兰的胜利是对乌克兰整个领土的这种解雇。</text:p>
      <text:p text:style-name="P4">
“整个领土必须释放。 但这还不够。 作为一个州，乌克兰应该做所有事情，以便发生的一切，并从2月24日开始。 应该重建这样的军事机构，将永远无法向俄罗斯人重复一切。”扎卢兹尼说。</text:p>
      <text:p text:style-name="P4">
News Source: <text:a xlink:type="simple" xlink:href="https://www.ukrinform.ua/rubric-ato/3711605-zaluznij-obgovoriv-iz-milli-robotu-patriot-ta-postacanna-dalekobijnih-snaradiv.html" text:style-name="Internet_20_link" text:visited-style-name="Visited_20_Internet_20_Link">
https://www.ukrinform.ua/rubric-ato/3711605-zaluznij-obgovoriv-iz-milli-robotu-patriot-ta-postacanna-dalekobijnih-snaradiv.html</text:a>
</text:p>
      <!--NEWS-->
      <text:h text:style-name="P10" text:outline-level="1">
<text:span text:style-name="T4">
Уряд розширив напрями використання мікрогрантів за програмою «Власна справа»</text:span>
</text:h>
      <text:p text:style-name="P4">
作者: Ukrinform (Person)</text:p>
      <text:p text:style-name="P4">
出版商: Укринформ (Organization)</text:p>
      <text:p text:style-name="P4">
出版时间: 2023-05-19T20:33:48+03:00</text:p>
      <text:p text:style-name="P4">
修改时间: 2023-05-19T20:33:48+03:00</text:p>
      <text:p text:style-name="P4">
描述: 部长的内阁扩大了根据“自己的业务”计划的微观赠款的使用方向，并提高了收件人的条款，以达成有关提供资金并开设银行帐户的协议。  - 乌克林。</text:p>
      <text:p text:style-name="P4">
图片: ["<text:a xlink:type="simple" xlink:href="https://static.ukrinform.com/photos/2022_09/thumb_files/630_360_1664184137-668.jpg" text:style-name="Internet_20_link" text:visited-style-name="Visited_20_Internet_20_Link">
630_360_16641...</text:a>
"]</text:p>
      <text:p text:style-name="P4">
标签: ['Кабмін', 'Мікрогрант', 'Власна справа']</text:p>
      <text:p text:style-name="P4">
类型: Article</text:p>
      <!--METADATA-->
      <text:p text:style-name="P4">
<draw:frame draw:style-name="fr1" draw:name="Image201" text:anchor-type="as-char" svg:width="6.9236in" svg:height="3.956343in" draw:z-index="0">
<draw:image xlink:href="../Images/yкринформ/2023-05-19T20-33-48-03-00/630_360_1664184137-668.jpg" xlink:type="simple" xlink:show="embed" xlink:actuate="onLoad" draw:mime-type="image/jpeg"/>
</draw:frame>
部长的内阁扩大了根据“自己的”计划使用微货币的指示，并提高了接收者的条款，以达成有关提供帐户和开设银行帐户的协议的条款。</text:p>
      <text:p text:style-name="P4">
据乌克林福姆(Ukrinform)称，相应的决定是在5月19日的内阁会议上做出的。(https://www.me.gov.ua/News/Detail?lang=uk-UA&amp;id=b5977811-ea28-40fb-8cd5-d3173c49cc58&amp;title=UriadVdoskonaliv)“宏伟的计划“自己的企业”是想要开张或发展我们的业务的乌克兰人中最受欢迎的。今天，我们有一个程序员可以使其更方便，”乌克兰的第一位乌克兰人 - 经济米尼斯特(Juliasviridenko)米尼斯特(Juliasviridenko)米尼斯特(Juliasviridenko)占地。</text:p>
      <text:p text:style-name="P4">
据她说，总计有40多名UAH 10亿的企业家以微观的形式获得了该州的财政支持，最高可达25万UAH。 新的小型企图开业，公司在该领域成立，并扩大了商品和服务的生产。 成千上万的乌克兰人已经在从事微观的工作。</text:p>
      <text:p text:style-name="P4">
政府的决定提供了：扩大微电磁使用方向的清单 - 接收者将能够为他们的商业活动所需的车辆购买，从15个工作日增加到20个工作日，在此期间赠款计划的获胜者必须注册<text:a xlink:type="simple" xlink:href="https://www.ukrinform.ua/tag-fop" text:style-name="Internet_20_link" text:visited-style-name="Visited_20_Internet_20_Link">
</text:a>
如果是企业家，并且可以得出结论，以提供微观赠款并开放银行转让资金的协议。</text:p>
      <text:p text:style-name="P4">
根据向微型签署有关提供微型货物的协议的协议，国家就业中心应告知企业家的存在，将优先雇用正式注册的非就业工作的优先雇用。在没有工作的情况下，平均失业者的相关候选人。</text:p>
      <text:p text:style-name="P4">
<text:span text:style-name="T4">
另请阅读：</text:span>
 <text:a xlink:type="simple" xlink:href="https://www.ukrinform.ua/rubric-economy/3709906-za-programou-vlasna-sprava-se-323-ukrainci-otrimaut-grosi-na-rozvitok-biznesu.html" text:style-name="Internet_20_link" text:visited-style-name="Visited_20_Internet_20_Link">
<text:span text:style-name="T4">
拥有</text:span>
 <text:span text:style-name="T4">
 </text:span>
案例**</text:a>
此外，如果未通过在一两个工作的6个月内建立强制性条件来满足收件人(取决于毛毛的量)但是就业雇员，它将必须将这些资金退还给州，等等。今年的预算在今年的预算中为UAH提供了18亿，这将为您提供大约10万个微型货物。</text:p>
      <text:p text:style-name="P4">
News Source: <text:a xlink:type="simple" xlink:href="https://www.ukrinform.ua/rubric-economy/3711604-urad-rozsiriv-naprami-vikoristanna-mikrograntiv-za-programou-vlasna-sprava.html" text:style-name="Internet_20_link" text:visited-style-name="Visited_20_Internet_20_Link">
https://www.ukrinform.ua/rubric-economy/3711604-urad-rozsiriv-naprami-vikoristanna-mikrograntiv-za-programou-vlasna-sprava.html</text:a>
</text:p>
      <!--NEWS-->
      <text:h text:style-name="P10" text:outline-level="1">
<text:span text:style-name="T4">
俄罗斯已禁止进入奥巴马国家和另外500名美国人</text:span>
</text:h>
      <text:p text:style-name="P4">
作者: Ukrinform (Person)</text:p>
      <text:p text:style-name="P4">
出版商: Укринформ (Organization)</text:p>
      <text:p text:style-name="P4">
出版时间: 2023-05-19T20:40:00+03:00</text:p>
      <text:p text:style-name="P4">
修改时间: 2023-05-19T20:40:00+03:00</text:p>
      <text:p text:style-name="P4">
描述: 俄罗斯联邦外交部表示，俄罗斯已经关闭了该国五十名美国人的入口，以应对美国政府的定期制裁。  - 乌克林。</text:p>
      <text:p text:style-name="P4">
图片: ["<text:a xlink:type="simple" xlink:href="https://static.ukrinform.com/photos/2019_08/thumb_files/630_360_1564653201-959.jpg" text:style-name="Internet_20_link" text:visited-style-name="Visited_20_Internet_20_Link">
630_360_15646...</text:a>
"]</text:p>
      <text:p text:style-name="P4">
标签: ['Обама', 'США', 'Заборона', 'Росія']</text:p>
      <text:p text:style-name="P4">
类型: Article</text:p>
      <!--METADATA-->
      <text:p text:style-name="P4">
<draw:frame draw:style-name="fr1" draw:name="Image202" text:anchor-type="as-char" svg:width="6.9236in" svg:height="3.956343in" draw:z-index="0">
<draw:image xlink:href="../Images/yкринформ/2023-05-19T20-40-00-03-00/630_360_1564653201-959.jpg" xlink:type="simple" xlink:show="embed" xlink:actuate="onLoad" draw:mime-type="image/jpeg"/>
</draw:frame>
RFZAZ外交部是，俄罗斯正在根据美国政府的定期制裁，关闭五十名美国人的入口。</text:p>
      <text:p text:style-name="P4">
正如乌克林福姆报道的那样，它报告了<text:a xlink:type="simple" xlink:href="https://www.interfax.ru/russia/902345" text:style-name="Internet_20_link" text:visited-style-name="Visited_20_Internet_20_Link">
</text:a>
。</text:p>
      <text:p text:style-name="P4">
根据俄罗斯外交部的声明，禁止进入俄罗斯联邦的禁令不仅适用于“标志数字”，特别是美国外籍人士<text:a xlink:type="simple" xlink:href="https://www.ukrinform.ua/tag-obama" text:style-name="Internet_20_link" text:visited-style-name="Visited_20_Internet_20_Link">
</text:a>
，但也是各州执行权力不同的现有负责人。 该部的声明还提到了白宫策展人的名称，其中包括俄罗斯，尼娜·扬科维奇(Nina Yankovich)。</text:p>
      <text:p text:style-name="P4">
<text:span text:style-name="T4">
另请阅读：</text:span>
 <text:a xlink:type="simple" xlink:href="https://www.ukrinform.ua/rubric-world/3612505-rodina-bajdena-druzina-ostina-i-timoti-snajder-rosia-zaboronila-vizd-200-gromadanam-ssa.html" text:style-name="Internet_20_link" text:visited-style-name="Visited_20_Internet_20_Link">
<text:span text:style-name="T4">
禁止</text:span>
 <text:span text:style-name="T4">
骑行</text:span>
</text:a>
该清单包括2022年11月选出的美国出口，参议员和国会议员，分析中心的专家和雇员以及向乌克兰提供武器的军事工业综合体公司的负责人。</text:p>
      <text:p text:style-name="P4">
值得注意的是，“政府和执法机构中与迫害者的持不同政见者的“国会大厦风暴”直接关系的人都包括在列表中。</text:p>
      <text:p text:style-name="P4">
正如乌克林福姆报道的<text:a xlink:type="simple" xlink:href="https://www.ukrinform.ua/rubric-world/3677621-ssa-vnesli-37-kitajskih-ta-rosijskih-kompanij-do-cornogo-spisku.html" text:style-name="Internet_20_link" text:visited-style-name="Visited_20_Internet_20_Link">
</text:a>
但是在那里引入了37个组织，包括俄罗斯军队的帮助和中国武装部队的支持。</text:p>
      <text:p text:style-name="P4">
News Source: <text:a xlink:type="simple" xlink:href="https://www.ukrinform.ua/rubric-world/3711610-rosia-zaboronila-vizd-do-kraini-obami-ta-se-500-amerikancam.html" text:style-name="Internet_20_link" text:visited-style-name="Visited_20_Internet_20_Link">
https://www.ukrinform.ua/rubric-world/3711610-rosia-zaboronila-vizd-do-kraini-obami-ta-se-500-amerikancam.html</text:a>
</text:p>
      <!--NEWS-->
      <text:h text:style-name="P10" text:outline-level="1">
<text:span text:style-name="T4">
武装部队由Avdiivka控制，在Marinka，战斗实际上是在市中心 - 国防部</text:span>
</text:h>
      <text:p text:style-name="P4">
作者: Ukrinform (Person)</text:p>
      <text:p text:style-name="P4">
出版商: Укринформ (Organization)</text:p>
      <text:p text:style-name="P4">
出版时间: 2023-05-19T20:47:00+03:00</text:p>
      <text:p text:style-name="P4">
修改时间: 2023-05-19T20:47:00+03:00</text:p>
      <text:p text:style-name="P4">
描述: 最热门的指示是顿涅茨克的Avdiivsky，Marinsky和Bakhmutsky，敌人试图建立对Avdiivka和Marinka的控制。  - 乌克林。</text:p>
      <text:p text:style-name="P4">
图片: ["<text:a xlink:type="simple" xlink:href="https://static.ukrinform.com/photos/2023_04/thumb_files/630_360_1682412691-196.png" text:style-name="Internet_20_link" text:visited-style-name="Visited_20_Internet_20_Link">
630_360_16824...</text:a>
"]</text:p>
      <text:p text:style-name="P4">
标签: ["Мар'їнка", 'Міноборони', 'Авдіївка', 'Війна з Росією']</text:p>
      <text:p text:style-name="P4">
类型: Article</text:p>
      <!--METADATA-->
      <text:p text:style-name="P4">
<draw:frame draw:style-name="fr1" draw:name="Image203" text:anchor-type="as-char" svg:width="6.9236in" svg:height="3.956343in" draw:z-index="0">
<draw:image xlink:href="../Images/yкринформ/2023-05-19T20-47-00-03-00/630_360_1682412691-196.png" xlink:type="simple" xlink:show="embed" xlink:actuate="onLoad" draw:mime-type="image/png"/>
</draw:frame>
最热门的指示是Avdiivsky，Marinsk和Bakhmut Nadonechyna，敌人试图建立对Avdiivka和Marinka的控制。</text:p>
      <text:p text:style-name="P4">
关于<text:a xlink:type="simple" xlink:href="https://t.me/annamaliar/767" text:style-name="Internet_20_link" text:visited-style-name="Visited_20_Internet_20_Link">
</text:a>
乌克林福姆报道，国防部副部长安娜·马利尔(Anna Malyar)写道。</text:p>
      <text:p text:style-name="P4">
“现在有艰苦的战斗。敌人的目标是控制阿夫迪夫库特·马林卡。在阿维迪夫的方向上，敌人专注于占领这座城市的主要努力。</text:p>
      <text:p text:style-name="P4">
在 <text:a xlink:type="simple" xlink:href="https://www.ukrinform.ua/tag-marinka" text:style-name="Internet_20_link" text:visited-style-name="Visited_20_Internet_20_Link">
</text:a>
据他们说，敌人推进了内容，战斗实际上是在中心，但防守力量很难进行战争。</text:p>
      <text:p text:style-name="P4">
<text:span text:style-name="T4">
另请阅读：</text:span>
 <text:a xlink:type="simple" xlink:href="https://www.ukrinform.ua/rubric-ato/3711368-vorog-postijno-pragne-znisiti-vijskove-kerivnictvo-sil-oboroni-sob-zminiti-hid-vijni-malar.html" text:style-name="Internet_20_link" text:visited-style-name="Visited_20_Internet_20_Link">
<text:span text:style-name="T4">
画家</text:span>
</text:a>
“面对这座城市的强大抵抗，敌人专注于城市的侧面 - 在北部和南部。敌人在这些地区造成了巨大损失 - 无论是在活力和技术上，但并没有停止，但没有停止，”副部长补充说。</text:p>
      <text:p text:style-name="P4">
正如乌克林福姆报道的那样，乌克兰汉纳马里国防部副部长报告说<text:a xlink:type="simple" xlink:href="https://www.ukrinform.ua/rubric-ato/3711582-u-peredmisti-bahmuta-tempi-prosuvanna-zsu-deso-znizilis-malar.html" text:style-name="Internet_20_link" text:visited-style-name="Visited_20_Internet_20_Link">
</text:a>
<text:span text:style-name="T5">
foto：konstantin liber</text:span>
</text:p>
      <text:p text:style-name="P4">
News Source: <text:a xlink:type="simple" xlink:href="https://www.ukrinform.ua/rubric-ato/3711608-zsu-kontroluut-avdiivku-u-marinci-boi-jsli-fakticno-v-centri-mista-minoboroni.html" text:style-name="Internet_20_link" text:visited-style-name="Visited_20_Internet_20_Link">
https://www.ukrinform.ua/rubric-ato/3711608-zsu-kontroluut-avdiivku-u-marinci-boi-jsli-fakticno-v-centri-mista-minoboroni.html</text:a>
</text:p>
      <!--NEWS-->
      <text:h text:style-name="P10" text:outline-level="1">
<text:span text:style-name="T4">
Pavlograd地区的PAP部队摧毁了敌人的无人机</text:span>
</text:h>
      <text:p text:style-name="P4">
作者: Ukrinform (Person)</text:p>
      <text:p text:style-name="P4">
出版商: Укринформ (Organization)</text:p>
      <text:p text:style-name="P4">
出版时间: 2023-05-19T21:04:00+03:00</text:p>
      <text:p text:style-name="P4">
修改时间: 2023-05-19T21:04:00+03:00</text:p>
      <text:p text:style-name="P4">
描述: 在Dnipropetrovsk地区的Pavlograd地区，空中司令部“东方”的部队被摧毁。  - 乌克林。</text:p>
      <text:p text:style-name="P4">
图片: ["<text:a xlink:type="simple" xlink:href="https://static.ukrinform.com/photos/2023_05/thumb_files/630_360_1683716278-8536.jpeg" text:style-name="Internet_20_link" text:visited-style-name="Visited_20_Internet_20_Link">
630_360_16837...</text:a>
"]</text:p>
      <text:p text:style-name="P4">
标签: ['Безпілотник', 'Дніпропетровщина', 'Павлоград', 'Дрон']</text:p>
      <text:p text:style-name="P4">
类型: Article</text:p>
      <!--METADATA-->
      <text:p text:style-name="P4">
<draw:frame draw:style-name="fr1" draw:name="Image204" text:anchor-type="as-char" svg:width="6.9236in" svg:height="3.956343in" draw:z-index="0">
<draw:image xlink:href="../Images/yкринформ/2023-05-19T21-04-00-03-00/630_360_1683716278-8536.jpeg" xlink:type="simple" xlink:show="embed" xlink:actuate="onLoad" draw:mime-type="image/jpeg"/>
</draw:frame>
Nadnnipropetrovsk地区的敌方敌人在帕夫洛格拉德(Pavlograd)摧毁了东阿瓦尔德司令部的部队。</text:p>
      <text:p text:style-name="P4">
关于<text:a xlink:type="simple" xlink:href="https://t.me/dnipropetrovskaODA/4729" text:style-name="Internet_20_link" text:visited-style-name="Visited_20_Internet_20_Link">
</text:a>
乌克林福姆报道，请告知酋长 - 帕特罗夫斯克·奥瓦·谢尔盖·利萨克(Ova S​​ergei Lisak)。</text:p>
      <text:p text:style-name="P4">
“没有什么可与敌人交谈的。应该将其作为帕夫拉格勒的无人机销毁。</text:p>
      <text:p text:style-name="P4">
他还指出，敌人继续<text:a xlink:type="simple" xlink:href="https://www.ukrinform.ua/tag-obstril" text:style-name="Internet_20_link" text:visited-style-name="Visited_20_Internet_20_Link">
</text:a>
尼科波地区。</text:p>
      <text:p text:style-name="P4">
利萨克写道：“他们全天击中了三遍。尼科波尔一世和切尔维诺格里夫社区受到了敌人的射击。”</text:p>
      <text:p text:style-name="P4">
<text:span text:style-name="T4">
另请阅读：</text:span>
 <text:a xlink:type="simple" xlink:href="https://www.ukrinform.ua/rubric-ato/3711414-na-shodi-ukrainski-vijskovi-znisili-dva-rosijski-bezpilotniki.html" text:style-name="Internet_20_link" text:visited-style-name="Visited_20_Internet_20_Link">
<text:span text:style-name="T4">
销毁</text:span>
</text:a>
该市的运输和私营企业受到损害。 它也影响了住宅。 两座房屋被肢解。 人们的目标。</text:p>
      <text:p text:style-name="P4">
正如乌克林福姆报道的那样，dnipropetrovsk ova ova s​​ergei lisakpopor的负责人告知，敌人的军队在晚上击中了克里维伊·雷(Kryvyi Rih)，有受害者。</text:p>
      <text:p text:style-name="P4">
News Source: <text:a xlink:type="simple" xlink:href="https://www.ukrinform.ua/rubric-regions/3711612-sili-ppo-u-rajoni-pavlograda-znisili-vorozij-bezpilotnik.html" text:style-name="Internet_20_link" text:visited-style-name="Visited_20_Internet_20_Link">
https://www.ukrinform.ua/rubric-regions/3711612-sili-ppo-u-rajoni-pavlograda-znisili-vorozij-bezpilotnik.html</text:a>
</text:p>
      <!--NEWS-->
      <text:h text:style-name="P10" text:outline-level="1">
<text:span text:style-name="T4">
波兰公司通过斯德哥尔摩仲裁将需要12亿美元的俄罗斯天然气工业</text:span>
</text:h>
      <text:p text:style-name="P4">
作者: Ukrinform (Person)</text:p>
      <text:p text:style-name="P4">
出版商: Укринформ (Organization)</text:p>
      <text:p text:style-name="P4">
出版时间: 2023-05-19T21:15:00+03:00</text:p>
      <text:p text:style-name="P4">
修改时间: 2023-05-19T21:15:00+03:00</text:p>
      <text:p text:style-name="P4">
描述: 波兰公司欧洲刑警组织将通过斯德哥尔摩仲裁需要大约12亿美元的利润。  - 乌克林。</text:p>
      <text:p text:style-name="P4">
图片: ["<text:a xlink:type="simple" xlink:href="https://static.ukrinform.com/photos/2018_08/thumb_files/630_360_1535565724-6095.jpg" text:style-name="Internet_20_link" text:visited-style-name="Visited_20_Internet_20_Link">
630_360_15355...</text:a>
"]</text:p>
      <text:p text:style-name="P4">
标签: ['Газпром', 'Польща', 'Позов', 'Стокгольмський арбітраж']</text:p>
      <text:p text:style-name="P4">
类型: Article</text:p>
      <!--METADATA-->
      <text:p text:style-name="P4">
<draw:frame draw:style-name="fr1" draw:name="Image205" text:anchor-type="as-char" svg:width="6.9236in" svg:height="3.956343in" draw:z-index="0">
<draw:image xlink:href="../Images/yкринформ/2023-05-19T21-15-00-03-00/630_360_1535565724-6095.jpg" xlink:type="simple" xlink:show="embed" xlink:actuate="onLoad" draw:mime-type="image/jpeg"/>
</draw:frame>
波兰公司欧洲刑警组织将通过斯德哥尔摩仲裁需要12亿美元的利润。</text:p>
      <text:p text:style-name="P4">
关于它报告<text:a xlink:type="simple" xlink:href="http://tvn24.pl/biznes/z-kraju/europol-gaz-wzywa-gazprom-do-arbitrazu-roszczenia-liczone-w-miliardach-zlotych-7134481" text:style-name="Internet_20_link" text:visited-style-name="Visited_20_Internet_20_Link">
</text:a>
乌克林福姆报道，向Europol Gaz报告。</text:p>
      <text:p text:style-name="P4">
如图所述，今年5月9日，欧洲向斯德哥尔摩的仲裁法院提起诉讼。 该公司将需要赔偿约2.85亿美元的规模，并在2006  -  2009年的汽油运输百分比以及2022年以下气体运输收入的形式的损失赔偿，以及与缺乏天然气运输领土有关的损失。 2023年至2045年的时期。</text:p>
      <text:p text:style-name="P4">
人们强调的是，在2010年的协议中，俄罗斯天然气工业股份公司的出口已承诺采取旨在缔结2022  -  2045年新的天然气管道运输合同的措施。 即使没有签订此类合同，本协议也向俄罗斯天然气工业股份公司提供索赔。</text:p>
      <text:p text:style-name="P4">
<text:span text:style-name="T4">
另请阅读：</text:span>
 <text:a xlink:type="simple" xlink:href="https://www.ukrinform.ua/rubric-economy/3696008-zaleznist-evropi-vid-rosijskogo-gazu-skorotilasa-do-10-vid-pocatku-vijni-mvf.html" text:style-name="Internet_20_link" text:visited-style-name="Visited_20_Internet_20_Link">
</text:a>
据报道，2022年4月27日<text:a xlink:type="simple" xlink:href="https://www.ukrinform.ua/tag-gazprom" text:style-name="Internet_20_link" text:visited-style-name="Visited_20_Internet_20_Link">
</text:a>
他单方面停止根据Yamal合同向Upolshi的消费者供应天然气。 根据俄罗斯一方的说法，波兰石油和天然气公司PGNIG拒绝了天然气乌鲁比拉的天然气计算。 以前，相应的法令由普京签署。</text:p>
      <text:p text:style-name="P4">
仲裁法院的案件是前一阶段。</text:p>
      <text:p text:style-name="P4">
波兰州资产部长雅克·萨辛(Jacek Sasin(12亿美元).</text:p>
      <text:p text:style-name="P4">
<text:span text:style-name="T4">
Читайте також:</text:span>
 <text:a xlink:type="simple" xlink:href="https://www.ukrinform.ua/rubric-economy/3703224-u-najblizci-roki-rosia-ne-zmoze-vidobuvati-stilki-z-gazu-ak-do-vijni-ekspertka.html" text:style-name="Internet_20_link" text:visited-style-name="Visited_20_Internet_20_Link">
 </text:a>
Europol Gaz拥有波兰的一部分过境煤气管道Yamal -Evrop约684公里。 Europol Gaz以前由波兰和俄罗斯公司PGNIG和俄罗斯天然气工业股份公司共同拥有。 2022年11月，政府被强行将俄罗斯天然气工业股份公司的资产转移到该州。</text:p>
      <text:p text:style-name="P4">
News Source: <text:a xlink:type="simple" xlink:href="https://www.ukrinform.ua/rubric-economy/3711613-polska-kompania-cerez-stokgolmskij-arbitraz-vimagatime-v-gazpromu-12-milarda.html" text:style-name="Internet_20_link" text:visited-style-name="Visited_20_Internet_20_Link">
https://www.ukrinform.ua/rubric-economy/3711613-polska-kompania-cerez-stokgolmskij-arbitraz-vimagatime-v-gazpromu-12-milarda.html</text:a>
</text:p>
      <!--NEWS-->
      <text:h text:style-name="P10" text:outline-level="1">
<text:span text:style-name="T4">
4月，在乌克兰注册了878例新的艾滋病毒案件，99人死于艾滋病</text:span>
</text:h>
      <text:p text:style-name="P4">
作者: Ukrinform (Person)</text:p>
      <text:p text:style-name="P4">
出版商: Укринформ (Organization)</text:p>
      <text:p text:style-name="P4">
出版时间: 2023-05-19T21:21:03+03:00</text:p>
      <text:p text:style-name="P4">
修改时间: 2023-05-19T21:21:03+03:00</text:p>
      <text:p text:style-name="P4">
描述: 4月，在乌克兰注册了878例新的HIV病例，有99人死于艾滋病。  - 乌克林。</text:p>
      <text:p text:style-name="P4">
图片: ["<text:a xlink:type="simple" xlink:href="https://static.ukrinform.com/photos/2023_05/thumb_files/630_360_1684519274-268.jpeg" text:style-name="Internet_20_link" text:visited-style-name="Visited_20_Internet_20_Link">
630_360_16845...</text:a>
", "<text:a xlink:type="simple" xlink:href="https://static.ukrinform.com/photos/2023_05/1684520057-353.jpg" text:style-name="Internet_20_link" text:visited-style-name="Visited_20_Internet_20_Link">
1684520057-35...</text:a>
"]</text:p>
      <text:p text:style-name="P4">
标签: ['МОЗ', 'ВІЛ/СНІД', 'Хвороба', 'Ігор Кузін']</text:p>
      <text:p text:style-name="P4">
类型: Article</text:p>
      <!--METADATA-->
      <text:p text:style-name="P4">
<draw:frame draw:style-name="fr1" draw:name="Image206" text:anchor-type="as-char" svg:width="6.9236in" svg:height="3.956343in" draw:z-index="0">
<draw:image xlink:href="../Images/yкринформ/2023-05-19T21-21-03-03-00/630_360_1684519274-268.jpeg" xlink:type="simple" xlink:show="embed" xlink:actuate="onLoad" draw:mime-type="image/jpeg"/>
</draw:frame>
4月，乌克兰记录了878例新的艾滋病毒感染病例，有99人死于场景。</text:p>
      <text:p text:style-name="P4">
对这个  <text:a xlink:type="simple" xlink:href="https://moz.gov.ua/article/news/u-kvitni-v-ukraini-zareestrovano-878-novih-vipadkiv-vil-infekcii-99-ljudej-pomerli-vid-snidu" text:style-name="Internet_20_link" text:visited-style-name="Visited_20_Internet_20_Link">
 </text:a>
卫生部，乌克林福姆报告。</text:p>
      <text:p text:style-name="P4">
“在戒严令的背景下，延长了ARV治疗的时间，引入了通过流动人员发出抗逆转录病毒药物，交换了与邻国的信息，以防止对出国出国的乌克兰人进行治疗。 这是系统的工作<text:a xlink:type="simple" xlink:href="https://www.ukrinform.ua/tag-moz" text:style-name="Internet_20_link" text:visited-style-name="Visited_20_Internet_20_Link">
</text:a>
和国际合作伙伴。 现在，我们要说的是，战争开始时引入的这些机制显示出它们的有效性。”</text:p>
      <text:p text:style-name="P4">
<draw:frame draw:style-name="fr1" draw:name="Image207" text:anchor-type="as-char" svg:width="6.9236in" svg:height="4.615733in" draw:z-index="0">
<draw:image xlink:href="../Images/yкринформ/2023-05-19T21-21-03-03-00/1684520057-353.jpg" xlink:type="simple" xlink:show="embed" xlink:actuate="onLoad" draw:mime-type="image/jpeg"/>
</draw:frame>
<text:span text:style-name="T4">
另请阅读：</text:span>
 <text:a xlink:type="simple" xlink:href="https://www.ukrinform.ua/rubric-regions/3706360-simejni-likari-u-lvovi-testuvatimut-na-vil-gepatit-i-sifilis.html" text:style-name="Internet_20_link" text:visited-style-name="Visited_20_Internet_20_Link">
<text:span text:style-name="T4">
家庭</text:span>
 <text:span text:style-name="T4">
 </text:span>
医生<text:span text:style-name="T4">
 </text:span>
 <text:span text:style-name="T4">
 lviv </text:span>
 <text:span text:style-name="T4">
 </text:span>
 <text:span text:style-name="T4">
测试</text:span>
<text:span text:style-name="T4">
 HIV </text:span>
 <text:span text:style-name="T4">
 </text:span>
 <text:span text:style-name="T4">
 </text:span>
乙型肝炎<text:span text:style-name="T4">
 </text:span>
 <text:span text:style-name="T4">
 </text:span>
 <text:span text:style-name="T4">
梅毒</text:span>
</text:a>
目前，有121,000人在乌克兰接受抗逆转录病毒药物，超过264,000名患者定期以牺牲国家预算和32,000人的护理和支持服务来接受艾滋病毒预防服务。</text:p>
      <text:p text:style-name="P4">
所有患者的艾滋病毒治疗是免费的，并在该国进行了改编。</text:p>
      <text:p text:style-name="P4">
据乌克林福姆报道，乌克兰有112人死于89个日期。 自从Covid-19大流行开始以来，乌克兰记录了超过550万例冠状病毒病例。</text:p>
      <text:p text:style-name="P4">
News Source: <text:a xlink:type="simple" xlink:href="https://www.ukrinform.ua/rubric-society/3711617-u-kvitni-v-ukraini-zareestruvali-878-novih-vipadkiv-vilinfekcii-99-ludej-pomerli-vid-snidu.html" text:style-name="Internet_20_link" text:visited-style-name="Visited_20_Internet_20_Link">
https://www.ukrinform.ua/rubric-society/3711617-u-kvitni-v-ukraini-zareestruvali-878-novih-vipadkiv-vilinfekcii-99-ludej-pomerli-vid-snidu.html</text:a>
</text:p>
      <!--NEWS-->
      <text:h text:style-name="P10" text:outline-level="1">
<text:span text:style-name="T4">
今天的基辅有4,000多个民事保护庇护所</text:span>
</text:h>
      <text:p text:style-name="P4">
作者: Ukrinform (Person)</text:p>
      <text:p text:style-name="P4">
出版商: Укринформ (Organization)</text:p>
      <text:p text:style-name="P4">
出版时间: 2023-05-19T21:25:15+03:00</text:p>
      <text:p text:style-name="P4">
修改时间: 2023-05-19T21:25:15+03:00</text:p>
      <text:p text:style-name="P4">
描述: 今天，基辅有4014个民用保护区，包括3个393个地下室和地下室。  - 乌克林。</text:p>
      <text:p text:style-name="P4">
图片: ["<text:a xlink:type="simple" xlink:href="https://static.ukrinform.com/photos/2018_12/thumb_files/630_360_1543929001-282.jpg" text:style-name="Internet_20_link" text:visited-style-name="Visited_20_Internet_20_Link">
630_360_15439...</text:a>
"]</text:p>
      <text:p text:style-name="P4">
标签: ['Київ', 'Укриття', 'Повітряна тривога']</text:p>
      <text:p text:style-name="P4">
类型: Article</text:p>
      <!--METADATA-->
      <text:p text:style-name="P4">
<draw:frame draw:style-name="fr1" draw:name="Image208" text:anchor-type="as-char" svg:width="6.9236in" svg:height="3.956343in" draw:z-index="0">
<draw:image xlink:href="../Images/yкринформ/2023-05-19T21-25-15-03-00/630_360_1543929001-282.jpg" xlink:type="simple" xlink:show="embed" xlink:actuate="onLoad" draw:mime-type="image/jpeg"/>
</draw:frame>
今天，基辅有4014个民事保护区庇护所，其中包括3个393个地下室。</text:p>
      <text:p text:style-name="P4">
根据乌克林福姆的说法，基辅城军事行政部门报告了<text:a xlink:type="simple" xlink:href="https://t.me/VA_Kyiv/1773" text:style-name="Internet_20_link" text:visited-style-name="Visited_20_Internet_20_Link">
</text:a>
。</text:p>
      <text:p text:style-name="P4">
“截至2023年1月1日，民用保护基金增加了398架。 也就是说，今天已计划在Kyivvisvvvvid州政府中使用4014避难所(3393-地下室和地下室，364-地下停车场，211-地下穿越，46-地下地铁场所)”， - 消息读取。</text:p>
      <text:p text:style-name="P4">
KMVA指出，公民保护庇护所的关闭不是系统性的问题<text:a xlink:type="simple" xlink:href="https://www.ukrinform.ua/tag-kiiv" text:style-name="Internet_20_link" text:visited-style-name="Visited_20_Internet_20_Link">
</text:a>
以及将在实地解决的问题问题。 此类对象将被体现，并且可以访问未开动的访问。</text:p>
      <text:p text:style-name="P4">
KMVA SERGEY POPKO的负责人强调，敌人几乎每天都对基辅进行了空袭。 在其中一次袭击中，政府揭示了一个角落，并非所有庇护所都是针对基凡人的人民发现的。 他认为，在战争期间，当敌人进行大规模的空袭时，庇护所是封闭的，而京东人民没有释放的是犯罪。</text:p>
      <text:p text:style-name="P4">
<text:span text:style-name="T4">
另请阅读：</text:span>
 <text:a xlink:type="simple" xlink:href="https://www.ukrinform.ua/rubric-kyiv/3710457-z-ponedilka-pid-cas-trivogi-gromadskij-transport-dovozitime-pasaziriv-do-najblizcogo-ukritta.html" text:style-name="Internet_20_link" text:visited-style-name="Visited_20_Internet_20_Link">
<text:span text:style-name="T4">
庇护</text:span>
</text:a>
“因此，在国防委员会的一次会议期间，我确定了结构单位的任务 - 确定此类问题并制造这些用作庇护所工作的所有结构。 我们最重要的任务是基辅健康的安全。 这就是为什么我们在获胜后在乌克兰打架并接近和平的原因。</text:p>
      <text:p text:style-name="P4">
这是由军事政府发起的，此前是基文人民的许多投诉。 Popko记者与市政安全部门Roman Tkachuk的董事一起检查了不同所有权的庇护所和媒体的答案，以解决所有安全问题。</text:p>
      <text:p text:style-name="P4">
如果庇护所关闭，公民可以致电：“ 101”或“ 1551”。 救援人员将来打开庇护所。</text:p>
      <text:p text:style-name="P4">
正如乌克林福姆报道的那样，本周致科夫市军事管理<text:a xlink:type="simple" xlink:href="https://www.ukrinform.ua/rubric-kyiv/3711478-za-tizden-do-stolicnoi-vladi-nadijslo-ponad-20-skarg-na-zacineni-ukritta.html" text:style-name="Internet_20_link" text:visited-style-name="Visited_20_Internet_20_Link">
</text:a>
在空气焦虑期间。</text:p>
      <text:p text:style-name="P4">
News Source: <text:a xlink:type="simple" xlink:href="https://www.ukrinform.ua/rubric-kyiv/3711618-u-kievi-na-sogodni-e-ponad-4-tisaci-ukrittiv-civilnogo-zahistu.html" text:style-name="Internet_20_link" text:visited-style-name="Visited_20_Internet_20_Link">
https://www.ukrinform.ua/rubric-kyiv/3711618-u-kievi-na-sogodni-e-ponad-4-tisaci-ukrittiv-civilnogo-zahistu.html</text:a>
</text:p>
      <!--NEWS-->
      <text:h text:style-name="P10" text:outline-level="1">
<text:span text:style-name="T4">
乌克兰不会惩罚俄罗斯联邦护照的暂时占领领土的居民 - 卢比尼特</text:span>
</text:h>
      <text:p text:style-name="P4">
作者: Ukrinform (Person)</text:p>
      <text:p text:style-name="P4">
出版商: Укринформ (Organization)</text:p>
      <text:p text:style-name="P4">
出版时间: 2023-05-19T21:27:00+03:00</text:p>
      <text:p text:style-name="P4">
修改时间: 2023-05-19T21:27:00+03:00</text:p>
      <text:p text:style-name="P4">
描述: 乌克兰不会惩罚那些无法离开临时占领的领土并获得俄罗斯护照生存的公民。  - 乌克林。</text:p>
      <text:p text:style-name="P4">
图片: ["<text:a xlink:type="simple" xlink:href="https://static.ukrinform.com/photos/2023_05/thumb_files/630_360_1683218233-509.jpg" text:style-name="Internet_20_link" text:visited-style-name="Visited_20_Internet_20_Link">
630_360_16832...</text:a>
"]</text:p>
      <text:p text:style-name="P4">
标签: ['Паспорт', 'Війна з Росією', 'Дмитро Лубінець', 'Єдині новини']</text:p>
      <text:p text:style-name="P4">
类型: Article</text:p>
      <!--METADATA-->
      <text:p text:style-name="P4">
<draw:frame draw:style-name="fr1" draw:name="Image209" text:anchor-type="as-char" svg:width="6.9236in" svg:height="3.956343in" draw:z-index="0">
<draw:image xlink:href="../Images/yкринформ/2023-05-19T21-27-00-03-00/630_360_1683218233-509.jpg" xlink:type="simple" xlink:show="embed" xlink:actuate="onLoad" draw:mime-type="image/jpeg"/>
</draw:frame>
乌克兰不会惩罚俄罗斯护照因生存而受到未能离开暂时占领领土的公民。</text:p>
      <text:p text:style-name="P4">
乌克林福姆报道，在全国范围内的电信“唯一新闻”中，人权BP Dmitry Lubinets说。</text:p>
      <text:p text:style-name="P4">
“如果您无法出于各种原因离开，并且为了生存，他们会暴露于获得俄罗斯护照 - 拿走并生存。主要的是我们不认识这种护照，我们绝不会对自我惩罚 - 从乌克兰公民出现俄罗斯护照。我们对合作活动进行了单独的测试判决。没有一个女性会因俄罗斯的存在而受到惩罚<text:a xlink:type="simple" xlink:href="https://www.ukrinform.ua/tag-pasport" text:style-name="Internet_20_link" text:visited-style-name="Visited_20_Internet_20_Link">
</text:a>
。 为了参与当局，乌克兰活动家，乌克兰儿童被驱逐出境的名单 - 我们将惩罚它。” Lubinets说。</text:p>
      <text:p text:style-name="P4">
<text:span text:style-name="T4">
另请阅读：</text:span>
 <text:a xlink:type="simple" xlink:href="https://www.ukrinform.ua/rubric-regions/3711217-na-lugansini-zagarbniki-zmusuut-vipusknikiv-skil-otrimuvati-pasporti-rf.html" text:style-name="Internet_20_link" text:visited-style-name="Visited_20_Internet_20_Link">
<text:span text:style-name="T4">
护照</text:span>
</text:a>
正如乌克林福姆(Ukrinform)报道的那样，卢比尼特(Lubinets)证实了包括克里米亚(Crimea)的乌克兰人(包括儿童，包括儿童，包括儿童，包括儿童，包括儿童)的事实。</text:p>
      <text:p text:style-name="P4">
根据申诉专员的说法，俄罗斯人这样做是为了在其军事设施周围建立“活盾”。</text:p>
      <text:p text:style-name="P4">
News Source: <text:a xlink:type="simple" xlink:href="https://www.ukrinform.ua/rubric-society/3711619-ukraina-ne-karatime-ziteliv-timcasovo-okupovanih-teritorij-za-pasporti-rf-lubinec.html" text:style-name="Internet_20_link" text:visited-style-name="Visited_20_Internet_20_Link">
https://www.ukrinform.ua/rubric-society/3711619-ukraina-ne-karatime-ziteliv-timcasovo-okupovanih-teritorij-za-pasporti-rf-lubinec.html</text:a>
</text:p>
      <!--NEWS-->
      <text:h text:style-name="P10" text:outline-level="1">
<text:span text:style-name="T4">
Zavatskaya在西班牙的ITF锦标赛上完成了表演</text:span>
</text:h>
      <text:p text:style-name="P4">
作者: Ukrinform (Person)</text:p>
      <text:p text:style-name="P4">
出版商: Укринформ (Organization)</text:p>
      <text:p text:style-name="P4">
出版时间: 2023-05-19T21:43:18+03:00</text:p>
      <text:p text:style-name="P4">
修改时间: 2023-05-19T21:43:18+03:00</text:p>
      <text:p text:style-name="P4">
描述: 乌克兰人让位于塞尔维亚的Danilovich。  - 乌克林。</text:p>
      <text:p text:style-name="P4">
图片: ["<text:a xlink:type="simple" xlink:href="https://static.ukrinform.com/photos/2023_05/thumb_files/630_360_1684521726-714.jpg" text:style-name="Internet_20_link" text:visited-style-name="Visited_20_Internet_20_Link">
630_360_16845...</text:a>
"]</text:p>
      <text:p text:style-name="P4">
标签: ['Теніс']</text:p>
      <text:p text:style-name="P4">
类型: Article</text:p>
      <!--METADATA-->
      <text:p text:style-name="P4">
<draw:frame draw:style-name="fr1" draw:name="Image210" text:anchor-type="as-char" svg:width="6.9236in" svg:height="3.956343in" draw:z-index="0">
<draw:image xlink:href="../Images/yкринформ/2023-05-19T21-43-18-03-00/630_360_1684521726-714.jpg" xlink:type="simple" xlink:show="embed" xlink:actuate="onLoad" draw:mime-type="image/jpeg"/>
</draw:frame>
来自塞尔维亚的乌克兰妇女。</text:p>
      <text:p text:style-name="P4">
据报道，Katarina Zavatska在ITF W25U Santa Margerita-Di-Pula-2：6，4：6的四分之一决赛中让位给了Olga Danilovich。</text:p>
      <text:p text:style-name="P4">
这是Zavatskaya和Danilovich之间的第三场全日制比赛：2018年，Danilovich在Santa Margerita di-Pulu的ITF W25锦标赛中饰演乌克兰卡，以及2021年 - 在Palermo的WTA锦标赛250中。 两场比赛也在地面上进行。</text:p>
      <text:p text:style-name="P4">
卡塔琳娜(Katarina)在本赛季参加了第三届半决赛：3月，它是在马里波尔(Maribor)的ITF W40锦标赛的这一阶段进行的，并于4月在圣马格里塔(Santa Margerita Di Pula)的ITF W25锦标赛上进行了市政比赛。</text:p>
      <text:p text:style-name="P4">
<text:span text:style-name="T4">
另请阅读：</text:span>
 <text:a xlink:type="simple" xlink:href="https://www.ukrinform.ua/rubric-sports/3711576-kalinina-peremogla-drugu-raketku-rosii-i-vperse-vistupit-u-finali-turniru-wta-v-rimi.html" text:style-name="Internet_20_link" text:visited-style-name="Visited_20_Internet_20_Link">
<text:span text:style-name="T4">
 kalinina </text:span>
</text:a>
根据乌克林福姆的说法，卡利尼娜将在WTA锦标赛中首次参加比赛。</text:p>
      <text:p text:style-name="P4">
照片：btu.org.ua</text:p>
      <text:p text:style-name="P4">
News Source: <text:a xlink:type="simple" xlink:href="https://www.ukrinform.ua/rubric-sports/3711620-zavacka-zaversila-vistupi-na-turniri-itf-v-ispanii.html" text:style-name="Internet_20_link" text:visited-style-name="Visited_20_Internet_20_Link">
https://www.ukrinform.ua/rubric-sports/3711620-zavacka-zaversila-vistupi-na-turniri-itf-v-ispanii.html</text:a>
</text:p>
      <!--NEWS-->
      <text:h text:style-name="P10" text:outline-level="1">
<text:span text:style-name="T4">
在Mariupol机场地区，听到了爆炸声</text:span>
</text:h>
      <text:p text:style-name="P4">
作者: Ukrinform (Person)</text:p>
      <text:p text:style-name="P4">
出版商: Укринформ (Organization)</text:p>
      <text:p text:style-name="P4">
出版时间: 2023-05-19T21:46:00+03:00</text:p>
      <text:p text:style-name="P4">
修改时间: 2023-05-19T21:46:00+03:00</text:p>
      <text:p text:style-name="P4">
描述: 傍晚，在包括机场在内的暂时捕获的野马中听到了几次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Аеропорт', 'Маріуполь', 'Вибух', 'Війна з Росією']</text:p>
      <text:p text:style-name="P4">
类型: Article</text:p>
      <!--METADATA-->
      <text:p text:style-name="P4">
<draw:frame draw:style-name="fr1" draw:name="Image211" text:anchor-type="as-char" svg:width="6.9236in" svg:height="3.956343in" draw:z-index="0">
<draw:image xlink:href="../Images/yкринформ/2023-05-19T21-46-00-03-00/630_360_1669987737-966.jpg" xlink:type="simple" xlink:show="embed" xlink:actuate="onLoad" draw:mime-type="image/jpeg"/>
</draw:frame>
晚上，晚上听到了几次爆炸，特别是在Theeroport地区。</text:p>
      <text:p text:style-name="P4">
这是在[]中报道的(https://t.me/s/andriyshTime)据报道，Theriupol Petro Andryushchenko城市负责人的顾问报道。</text:p>
      <text:p text:style-name="P4">
“现在 - 机场。 它很美。”他在评论中写道。</text:p>
      <text:p text:style-name="P4">
在Andryushchenko []之前不久(https://t.me/andriyshTime/9833)关于So倒入的LCD“ Nevsky”区域的爆炸。  Mariupol市议会在[]中指定(https://t.me/mariupolrada/14259)三场强大的爆炸杂草丛生。</text:p>
      <text:p text:style-name="P4">
«Mariupol区的爆炸。 Chulymiriupols是众所周知的三场强大爆炸。 在玛丽奥波尔机场领土上销售的个人组成的位置。 从视频来看，在确认信息的情况下，敌人必须遭受重大损失。”</text:p>
      <text:p text:style-name="P4">
<text:span text:style-name="T4">
另请阅读：</text:span>
 <text:a xlink:type="simple" xlink:href="https://www.ukrinform.ua/rubric-regions/3711333-u-mariupoli-fiksuut-peremisenna-rosijskih-vantazivok-iz-boepripasami.html" text:style-name="Internet_20_link" text:visited-style-name="Visited_20_Internet_20_Link">
</text:a>
当地居民在评论中写道，机场地区有一些东西，该领土上有大量设备。</text:p>
      <text:p text:style-name="P4">
据报道，过于暂时捕获的入侵者<text:a xlink:type="simple" xlink:href="https://www.ukrinform.ua/tag-mariupol" text:style-name="Internet_20_link" text:visited-style-name="Visited_20_Internet_20_Link">
</text:a>
但是这座城市周围的地区被记录为俄罗斯联邦航空的高活动。</text:p>
      <text:p text:style-name="P4">
News Source: <text:a xlink:type="simple" xlink:href="https://www.ukrinform.ua/rubric-ato/3711623-v-rajoni-aeroportu-mariupola-prolunali-vibuhi.html" text:style-name="Internet_20_link" text:visited-style-name="Visited_20_Internet_20_Link">
https://www.ukrinform.ua/rubric-ato/3711623-v-rajoni-aeroportu-mariupola-prolunali-vibuhi.html</text:a>
</text:p>
      <!--NEWS-->
      <text:h text:style-name="P10" text:outline-level="1">
<text:span text:style-name="T4">
波波夫在赛季结束时不会为迪纳摩效力</text:span>
</text:h>
      <text:p text:style-name="P4">
作者: Ukrinform (Person)</text:p>
      <text:p text:style-name="P4">
出版商: Укринформ (Organization)</text:p>
      <text:p text:style-name="P4">
出版时间: 2023-05-19T21:51:19+03:00</text:p>
      <text:p text:style-name="P4">
修改时间: 2023-05-19T21:51:19+03:00</text:p>
      <text:p text:style-name="P4">
描述: 发电机后卫受伤。  - 乌克林。</text:p>
      <text:p text:style-name="P4">
图片: ["<text:a xlink:type="simple" xlink:href="https://static.ukrinform.com/photos/2023_05/thumb_files/630_360_1684522093-567.jpeg" text:style-name="Internet_20_link" text:visited-style-name="Visited_20_Internet_20_Link">
630_360_16845...</text:a>
"]</text:p>
      <text:p text:style-name="P4">
标签: ['Динамо', 'Футбол', 'Попов']</text:p>
      <text:p text:style-name="P4">
类型: Article</text:p>
      <!--METADATA-->
      <text:p text:style-name="P4">
<draw:frame draw:style-name="fr1" draw:name="Image212" text:anchor-type="as-char" svg:width="6.9236in" svg:height="3.956343in" draw:z-index="0">
<draw:image xlink:href="../Images/yкринформ/2023-05-19T21-51-19-03-00/630_360_1684522093-567.jpeg" xlink:type="simple" xlink:show="embed" xlink:actuate="onLoad" draw:mime-type="image/jpeg"/>
</draw:frame>
发电机后卫受伤。</text:p>
      <text:p text:style-name="P4">
迪纳摩后卫丹尼斯·波波夫(Denis Popov)因受伤而在赛季结束时下降，<text:a xlink:type="simple" xlink:href="https://sport.ua/uk/news/626898-dinamo-vtratilo-klyuchovogo-zahisnika-do-kintsya-sezonu" text:style-name="Internet_20_link" text:visited-style-name="Visited_20_Internet_20_Link">
</text:a>
据报道，乌克林福姆。</text:p>
      <text:p text:style-name="P4">
一名24岁的足球运动员会造成肌肉损伤。 国家队的比赛没有报道他可能的准备。</text:p>
      <text:p text:style-name="P4">
本赛季，波波夫在所有比赛中都花了24场比赛。</text:p>
      <text:p text:style-name="P4">
<text:span text:style-name="T4">
另请阅读：</text:span>
 <text:a xlink:type="simple" xlink:href="https://www.ukrinform.ua/rubric-sports/3709862-uaf-vidstoronila-na-tri-matci-futbolista-dinamo-vanata.html" text:style-name="Internet_20_link" text:visited-style-name="Visited_20_Internet_20_Link">
<text:span text:style-name="T4">
 dynamo </text:span>
</text:a>
正如乌克林福姆(Ukrinform)的报道，明天，5月20日，迪纳摩将在UPL的第27轮与亚历山大比赛中比赛。</text:p>
      <text:p text:style-name="P4">
照片：fcdynamo.com</text:p>
      <text:p text:style-name="P4">
News Source: <text:a xlink:type="simple" xlink:href="https://www.ukrinform.ua/rubric-sports/3711625-popov-ne-zigrae-za-dinamo-do-kinca-sezonu.html" text:style-name="Internet_20_link" text:visited-style-name="Visited_20_Internet_20_Link">
https://www.ukrinform.ua/rubric-sports/3711625-popov-ne-zigrae-za-dinamo-do-kinca-sezonu.html</text:a>
</text:p>
      <!--NEWS-->
      <text:h text:style-name="P10" text:outline-level="1">
<text:span text:style-name="T4">
Ignatius在淘汰赛上</text:span>
</text:h>
      <text:p text:style-name="P4">
作者: Ukrinform (Person)</text:p>
      <text:p text:style-name="P4">
出版商: Укринформ (Organization)</text:p>
      <text:p text:style-name="P4">
出版时间: 2023-05-19T21:55:00+03:00</text:p>
      <text:p text:style-name="P4">
修改时间: 2023-05-19T21:55:00+03:00</text:p>
      <text:p text:style-name="P4">
描述: 武装部队没有在空军中宣布，乌克兰军队在美国帕特里奥系统的帮助下击倒了一名俄罗斯战斗机。  - 乌克林。</text:p>
      <text:p text:style-name="P4">
图片: ["<text:a xlink:type="simple" xlink:href="https://static.ukrinform.com/photos/2017_11/thumb_files/630_360_1510113578-1723-pro-patriot-foto-global-look-press.jpg" text:style-name="Internet_20_link" text:visited-style-name="Visited_20_Internet_20_Link">
630_360_15101...</text:a>
"]</text:p>
      <text:p text:style-name="P4">
标签: ['Літак', 'ЗСУ', 'Patriot ', 'Юрій Ігнат']</text:p>
      <text:p text:style-name="P4">
类型: Article</text:p>
      <!--METADATA-->
      <text:p text:style-name="P4">
<draw:frame draw:style-name="fr1" draw:name="Image213" text:anchor-type="as-char" svg:width="6.9236in" svg:height="3.956343in" draw:z-index="0">
<draw:image xlink:href="../Images/yкринформ/2023-05-19T21-55-00-03-00/630_360_1510113578-1723-pro-patriot-foto-global-look-press.jpg" xlink:type="simple" xlink:show="embed" xlink:actuate="onLoad" draw:mime-type="image/jpeg"/>
</draw:frame>
武装部队没有宣布乌克兰军队在美国爱国者制度的坠机战斗机的帮助下。</text:p>
      <text:p text:style-name="P4">
这是空军空军尤里·伊格纳特(Yuri Ignat)在该计划<text:a xlink:type="simple" xlink:href="https://www.youtube.com/watch" text:style-name="Internet_20_link" text:visited-style-name="Visited_20_Internet_20_Link">
</text:a>
，报道乌克林福姆。</text:p>
      <text:p text:style-name="P4">
“我们没有宣布它。 因此，您必须询问CNN或New Yorktimes。 当我们击倒某些内容时，我们在页面上宣布它，我们的信息中会出现飞机或有翼的导弹。 我们没有宣布 - 其他人会宣布它。”伊格纳特说。</text:p>
      <text:p text:style-name="P4">
<text:span text:style-name="T4">
另请阅读：</text:span>
 <text:a xlink:type="simple" xlink:href="https://www.ukrinform.ua/rubric-ato/3710414-v-ofisi-prezidenta-zaavlaut-so-efektivnist-patriot-stala-velikim-geopoliticnim-udarom-po-rosii.html" text:style-name="Internet_20_link" text:visited-style-name="Visited_20_Internet_20_Link">
<text:span text:style-name="T4">
爱国者</text:span>
</text:a>
他补充说，预计会有另一个SAMP-T建筑群，该综合体能够吸烟和有氧目标。</text:p>
      <text:p text:style-name="P4">
正如媒体在5月19日报道的那样，乌克兰的消息来源是乌克兰击落了俄罗斯人<text:a xlink:type="simple" xlink:href="https://www.ukrinform.ua/tag-vinisuvac" text:style-name="Internet_20_link" text:visited-style-name="Visited_20_Internet_20_Link">
</text:a>
美国爱国者系统的协助。</text:p>
      <text:p text:style-name="P4">
News Source: <text:a xlink:type="simple" xlink:href="https://www.ukrinform.ua/rubric-ato/3711624-ignat-pro-zbitta-rosijskogo-litaka-sistemou-patriot-mi-pro-ce-ne-ogolosuvali.html" text:style-name="Internet_20_link" text:visited-style-name="Visited_20_Internet_20_Link">
https://www.ukrinform.ua/rubric-ato/3711624-ignat-pro-zbitta-rosijskogo-litaka-sistemou-patriot-mi-pro-ce-ne-ogolosuval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19T22:00:00+03:00</text:p>
      <text:p text:style-name="P4">
修改时间: 2023-05-19T22:00: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214" text:anchor-type="as-char" svg:width="6.9236in" svg:height="3.956343in" draw:z-index="0">
<draw:image xlink:href="../Images/yкринформ/2023-05-19T22-00-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乌克兰在艾滋病毒/艾滋病流行病的战斗机上展示了一幅独特的肖像</text:span>
</text:h>
      <text:p text:style-name="P4">
作者: Ukrinform (Person)</text:p>
      <text:p text:style-name="P4">
出版商: Укринформ (Organization)</text:p>
      <text:p text:style-name="P4">
出版时间: 2023-05-19T22:01:00+03:00</text:p>
      <text:p text:style-name="P4">
修改时间: 2023-05-19T22:01:00+03:00</text:p>
      <text:p text:style-name="P4">
描述: 在乌克兰，艾滋病日向乌克兰的战斗机肖像造成了艾滋病毒/艾滋病流行病的肖像，该战士根据独特的照片创造了人工智能。  - 乌克林。</text:p>
      <text:p text:style-name="P4">
图片: ["<text:a xlink:type="simple" xlink:href="https://static.ukrinform.com/photos/2023_05/thumb_files/630_360_1684519275-929.jpeg" text:style-name="Internet_20_link" text:visited-style-name="Visited_20_Internet_20_Link">
630_360_16845...</text:a>
", "<text:a xlink:type="simple" xlink:href="https://static.ukrinform.com/photos/2023_05/1684519276-970.jpeg" text:style-name="Internet_20_link" text:visited-style-name="Visited_20_Internet_20_Link">
1684519276-97...</text:a>
", "<text:a xlink:type="simple" xlink:href="https://static.ukrinform.com/photos/2023_05/1684519274-268.jpeg" text:style-name="Internet_20_link" text:visited-style-name="Visited_20_Internet_20_Link">
1684519274-26...</text:a>
", "<text:a xlink:type="simple" xlink:href="https://static.ukrinform.com/photos/2023_05/1684519275-494.jpeg" text:style-name="Internet_20_link" text:visited-style-name="Visited_20_Internet_20_Link">
1684519275-49...</text:a>
", "<text:a xlink:type="simple" xlink:href="https://static.ukrinform.com/photos/2023_05/1684519274-259.jpeg" text:style-name="Internet_20_link" text:visited-style-name="Visited_20_Internet_20_Link">
1684519274-25...</text:a>
", "<text:a xlink:type="simple" xlink:href="https://static.ukrinform.com/photos/2023_05/1684519276-818.jpeg" text:style-name="Internet_20_link" text:visited-style-name="Visited_20_Internet_20_Link">
1684519276-81...</text:a>
"]</text:p>
      <text:p text:style-name="P4">
标签: ['ВІЛ/СНІД', 'Штучний інтелект', 'Епідемія', 'Портрет']</text:p>
      <text:p text:style-name="P4">
类型: Article</text:p>
      <!--METADATA-->
      <text:p text:style-name="P4">
<draw:frame draw:style-name="fr1" draw:name="Image215" text:anchor-type="as-char" svg:width="6.9236in" svg:height="3.956343in" draw:z-index="0">
<draw:image xlink:href="../Images/yкринформ/2023-05-19T22-01-00-03-00/630_360_1684519275-929.jpeg" xlink:type="simple" xlink:show="embed" xlink:actuate="onLoad" draw:mime-type="image/jpeg"/>
</draw:frame>
在乌克兰日，艾滋病日展示了一位战斗机的肖像，该战士的艾滋病毒/艾滋病流行病基于独特的照片创造了人工智能。</text:p>
      <text:p text:style-name="P4">
根据欧洲裔组织“所有 - 艾滋病毒/艾滋病的人民共产党人”的报道。</text:p>
      <text:p text:style-name="P4">
“在乌克兰独立的三十三年中，超过5万名乌克兰人夺走了艾滋病的生命。 同时，成千上万的艾滋病毒阳性乌克兰人正在为生命而战。 作为他们支持[]的阵亡将士纪念日的支持(https://www.ukrinform.ua/tag-vilsnid )提出了一个具有艾滋病毒/艾滋病流行病的独特肖像画。 这张肖像的特殊性是他吞噬了人工智能，在每天战斗和击败疾病的人的摄影细胞中，”  - 他将在信息中。</text:p>
      <text:p text:style-name="P4">
<draw:frame draw:style-name="fr1" draw:name="Image216" text:anchor-type="as-char" svg:width="6.671875in" svg:height="10.0in" draw:z-index="0">
<draw:image xlink:href="../Images/yкринформ/2023-05-19T22-01-00-03-00/1684519276-970.jpeg" xlink:type="simple" xlink:show="embed" xlink:actuate="onLoad" draw:mime-type="image/jpeg"/>
</draw:frame>
<draw:frame draw:style-name="fr1" draw:name="Image217" text:anchor-type="as-char" svg:width="6.9236in" svg:height="4.615733in" draw:z-index="0">
<draw:image xlink:href="../Images/yкринформ/2023-05-19T22-01-00-03-00/1684519274-268.jpeg" xlink:type="simple" xlink:show="embed" xlink:actuate="onLoad" draw:mime-type="image/jpeg"/>
</draw:frame>
在乌克兰，每天平均有33例艾滋病毒和艾滋病病例。</text:p>
      <text:p text:style-name="P4">
<draw:frame draw:style-name="fr1" draw:name="Image218" text:anchor-type="as-char" svg:width="6.9236in" svg:height="4.615733in" draw:z-index="0">
<draw:image xlink:href="../Images/yкринформ/2023-05-19T22-01-00-03-00/1684519275-494.jpeg" xlink:type="simple" xlink:show="embed" xlink:actuate="onLoad" draw:mime-type="image/jpeg"/>
</draw:frame>
如图所述，每年服用这种药物的人数增加，艾滋病毒患者接受治疗的人数超过130,000。接受治疗的患者人数为121 189人。</text:p>
      <text:p text:style-name="P4">
<text:span text:style-name="T4">
另请阅读：</text:span>
 <text:a xlink:type="simple" xlink:href="https://www.ukrinform.ua/rubric-society/3711617-u-kvitni-v-ukraini-zareestruvali-878-novih-vipadkiv-vilinfekcii-99-ludej-pomerli-vid-snidu.html" text:style-name="Internet_20_link" text:visited-style-name="Visited_20_Internet_20_Link">
<text:span text:style-name="T4">
艾滋病</text:span>
</text:a>
全面的战争使得很难为艾滋病毒/艾滋病提供帮助。 此外，100％的生命医疗中心继续计划，激励人们组成艾滋病毒测试，加入工作和治疗。 多亏了他们对乌克兰人的努力(在受控地区，在国外的难民)由治疗提供。</text:p>
      <text:p text:style-name="P4">
<draw:frame draw:style-name="fr1" draw:name="Image219" text:anchor-type="as-char" svg:width="6.9236in" svg:height="4.615733in" draw:z-index="0">
<draw:image xlink:href="../Images/yкринформ/2023-05-19T22-01-00-03-00/1684519274-259.jpeg" xlink:type="simple" xlink:show="embed" xlink:actuate="onLoad" draw:mime-type="image/jpeg"/>
</draw:frame>
“基于100％生命团队的772张独特照片的人工智能产生了广义图像。 出版了《击败流行病》的“维多利亚”的形象，总共“绘画”了约3000张照片。 人造智力是女性形象，因为女性照片的数量比男性的女性大得多 - 成千上万的女性在乌克兰塔皮德组织的医疗体系中与艾滋病毒/艾滋病作斗争。” 。据报道，在5月的第三个星期日，从一天开始庆祝世界日。</text:p>
      <text:p text:style-name="P4">
News Source: <text:a xlink:type="simple" xlink:href="https://www.ukrinform.ua/rubric-society/3711626-v-ukraini-predstavili-unikalnij-portret-borca-z-epidemieu-vilsnidu.html" text:style-name="Internet_20_link" text:visited-style-name="Visited_20_Internet_20_Link">
https://www.ukrinform.ua/rubric-society/3711626-v-ukraini-predstavili-unikalnij-portret-borca-z-epidemieu-vilsnidu.html</text:a>
</text:p>
      <!--NEWS-->
      <text:h text:style-name="P10" text:outline-level="1">
<text:span text:style-name="T4">
在乌克兰的周末，它会在某些地方下雨，南部为+28°</text:span>
</text:h>
      <text:p text:style-name="P4">
作者: Ukrinform (Person)</text:p>
      <text:p text:style-name="P4">
出版商: Укринформ (Organization)</text:p>
      <text:p text:style-name="P4">
出版时间: 2023-05-19T22:10:00+03:00</text:p>
      <text:p text:style-name="P4">
修改时间: 2023-05-19T22:10:00+03:00</text:p>
      <text:p text:style-name="P4">
描述: 乌克兰周末的天气将是真正的温暖，尽管雨水和雷暴将在某些地方发生。  - 乌克林。</text:p>
      <text:p text:style-name="P4">
图片: ["<text:a xlink:type="simple" xlink:href="https://static.ukrinform.com/photos/2020_05/thumb_files/630_360_1590643900-769.jpg" text:style-name="Internet_20_link" text:visited-style-name="Visited_20_Internet_20_Link">
630_360_15906...</text:a>
"]</text:p>
      <text:p text:style-name="P4">
标签: ['Дощ', 'Гроза', 'Погода', 'Прогноз']</text:p>
      <text:p text:style-name="P4">
类型: Article</text:p>
      <!--METADATA-->
      <text:p text:style-name="P4">
<draw:frame draw:style-name="fr1" draw:name="Image220" text:anchor-type="as-char" svg:width="6.9236in" svg:height="3.956343in" draw:z-index="0">
<draw:image xlink:href="../Images/yкринформ/2023-05-19T22-10-00-03-00/630_360_1590643900-769.jpg" xlink:type="simple" xlink:show="embed" xlink:actuate="onLoad" draw:mime-type="image/jpeg"/>
</draw:frame>
尽管会有雷暴，但整个乌克兰的天气将真正温暖。</text:p>
      <text:p text:style-name="P4">
乌克林福姆在[]中报道(https://sinoptik.ua)根据预报员的说法，5月20日星期六，该国大多数的空气温度从+22至+26°C。 在这种情况下，有可能在时间<text:a xlink:type="simple" xlink:href="https://www.ukrinform.ua/tag-dos" text:style-name="Internet_20_link" text:visited-style-name="Visited_20_Internet_20_Link">
</text:a>
带有雷暴。</text:p>
      <text:p text:style-name="P4">
在乌克兰的南部，东南部和东部，它将多云，清理，铝和夏季热 -  +25…+28°C。</text:p>
      <text:p text:style-name="P4">
5月21日，星期日，降水图将发生巨大变化。 是的，雷雨的雨水将在乌克兰的几乎所有南部，东南部和中部地区流动，<text:a xlink:type="simple" xlink:href="https://ua.sinoptik.ua/погода-київ" text:style-name="Internet_20_link" text:visited-style-name="Visited_20_Internet_20_Link">
</text:a>
 <text:a xlink:type="simple" xlink:href="https://ua.sinoptik.ua/%D0%BF%D0%BE%D0%B3%D0%BE%D0%B4%D0%B0-%D0%BA%D0%B8%D1%97%D0%B2" text:style-name="Internet_20_link" text:visited-style-name="Visited_20_Internet_20_Link">
</text:a>
<text:a xlink:type="simple" xlink:href="https://ua.sinoptik.ua/погода-київ" text:style-name="Internet_20_link" text:visited-style-name="Visited_20_Internet_20_Link">
 </text:a>
但是其余地区将多云，但没有降水。 最温暖的将是在Kherson，Odessa和Zaporizhhya地区 -  +25…+27°C，在该地区的其余部分 -  +22…+25°C。</text:p>
      <text:p text:style-name="P4">
新的一周将从温度略有降低开始。 5月22日，星期一，在卢汉斯克(Luhansk)和顿涅茨克(Donetsk)，+19…+21°C的预计，在空中北部，预计会热身至+21…+23°C，+24…+24…+26°C在全国其他地区。</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雷暴</text:span>
</text:a>
一周初的天气将在哈尔基夫，顿涅茨克，卢甘斯克，dnipropetrovsk，<text:a xlink:type="simple" xlink:href="https://ua.sinoptik.ua/погода-запоріжжя" text:style-name="Internet_20_link" text:visited-style-name="Visited_20_Internet_20_Link">
</text:a>
Kirovograd和其他地区的Kirovograd和Kherson地区 - 不断变化，没有降水。</text:p>
      <text:p text:style-name="P4">
News Source: <text:a xlink:type="simple" xlink:href="https://www.ukrinform.ua/rubric-regions/3711389-na-vihidnih-v-ukraini-podekudi-dositime-na-pivdni-do-28.html" text:style-name="Internet_20_link" text:visited-style-name="Visited_20_Internet_20_Link">
https://www.ukrinform.ua/rubric-regions/3711389-na-vihidnih-v-ukraini-podekudi-dositime-na-pivdni-do-28.html</text:a>
</text:p>
      <!--NEWS-->
      <text:h text:style-name="P10" text:outline-level="1">
<text:span text:style-name="T4">
自2007年以来，俄罗斯已开始为乌克兰战争做准备 - 布达塔夫</text:span>
</text:h>
      <text:p text:style-name="P4">
作者: Ukrinform (Person)</text:p>
      <text:p text:style-name="P4">
出版商: Укринформ (Organization)</text:p>
      <text:p text:style-name="P4">
出版时间: 2023-05-19T22:16:00+03:00</text:p>
      <text:p text:style-name="P4">
修改时间: 2023-05-19T22:16:00+03:00</text:p>
      <text:p text:style-name="P4">
描述: 自2007年以来，俄罗斯已开始为对乌克兰的侵略做准备，并计划在2021年3月进行全面入侵。</text:p>
      <text:p text:style-name="P4">
图片: ["<text:a xlink:type="simple" xlink:href="https://static.ukrinform.com/photos/2023_04/thumb_files/630_360_1682089495-883.jpg" text:style-name="Internet_20_link" text:visited-style-name="Visited_20_Internet_20_Link">
630_360_16820...</text:a>
"]</text:p>
      <text:p text:style-name="P4">
标签: ['Розвідка', 'Буданов', 'Війна з Росією']</text:p>
      <text:p text:style-name="P4">
类型: Article</text:p>
      <!--METADATA-->
      <text:p text:style-name="P4">
<draw:frame draw:style-name="fr1" draw:name="Image221" text:anchor-type="as-char" svg:width="6.9236in" svg:height="3.956343in" draw:z-index="0">
<draw:image xlink:href="../Images/yкринформ/2023-05-19T22-16-00-03-00/630_360_1682089495-883.jpg" xlink:type="simple" xlink:show="embed" xlink:actuate="onLoad" draw:mime-type="image/jpeg"/>
</draw:frame>
自2007年以来，罗西亚(Rosia)一直准备对乌克兰进行侵略，并于2021年3月开始全面入侵</text:p>
      <text:p text:style-name="P4">
乌克林福姆报道，国防部智力部主要局长基里洛布达诺夫(Kirilobudanov)在接受特别职业德米特里·科马罗夫(Dmitry Komarov)采访时说，“年。”。</text:p>
      <text:p text:style-name="P4">
“自2007年以来，俄罗斯积极准备侵略乌克兰。2014年，他们利用了他们方便的时刻，原则上我们将实现它的发展方式。但是当时他们正在使用这一时刻。2014年，它不会更改任何东西。<text:a xlink:type="simple" xlink:href="https://www.ukrinform.ua/tag-vijna-z-rosieu" text:style-name="Internet_20_link" text:visited-style-name="Visited_20_Internet_20_Link">
</text:a>
我们之间是不可避免的。</text:p>
      <text:p text:style-name="P4">
他说，俄罗斯联邦想在2021年开始全面入侵乌克兰。</text:p>
      <text:p text:style-name="P4">
<text:span text:style-name="T4">
另请阅读：</text:span>
 <text:a xlink:type="simple" xlink:href="https://www.ukrinform.ua/rubric-ato/3699864-zagrozi-povtornogo-nastupu-rosian-iz-bilorusi-zaraz-nemae-budanov.html" text:style-name="Internet_20_link" text:visited-style-name="Visited_20_Internet_20_Link">
<text:span text:style-name="T4">
 Budanov </text:span>
</text:a>
“他们的计划是暴露的，然后决定出版所有cymaters和对外国伴侣的理解，并在外交方面的帮助。原则上，他们做到了。</text:p>
      <text:p text:style-name="P4">
据报道，布达诺夫说，俄罗斯的进攻行动潜力已经绝对筋疲力尽，但它具有严重的防御潜力。</text:p>
      <text:p text:style-name="P4">
<text:span text:style-name="T5">
foto：GUR国防部</text:span>
</text:p>
      <text:p text:style-name="P4">
News Source: <text:a xlink:type="simple" xlink:href="https://www.ukrinform.ua/rubric-ato/3711627-rosia-pocala-gotuvatisa-do-vijni-proti-ukraini-z-2007-roku-budanov.html" text:style-name="Internet_20_link" text:visited-style-name="Visited_20_Internet_20_Link">
https://www.ukrinform.ua/rubric-ato/3711627-rosia-pocala-gotuvatisa-do-vijni-proti-ukraini-z-2007-roku-budanov.html</text:a>
</text:p>
      <!--NEWS-->
      <text:h text:style-name="P10" text:outline-level="1">
<text:span text:style-name="T4">
在德国，想削减和简化获得公民身份的程序</text:span>
</text:h>
      <text:p text:style-name="P4">
作者: Ukrinform (Person)</text:p>
      <text:p text:style-name="P4">
出版商: Укринформ (Organization)</text:p>
      <text:p text:style-name="P4">
出版时间: 2023-05-19T22:27:20+03:00</text:p>
      <text:p text:style-name="P4">
修改时间: 2023-05-19T22:27:20+03:00</text:p>
      <text:p text:style-name="P4">
描述: 德国内政部已发布了一个新版本的《公民法》的项目，该项目规定了缩短归化条款。  - 乌克林。</text:p>
      <text:p text:style-name="P4">
图片: ["<text:a xlink:type="simple" xlink:href="https://static.ukrinform.com/photos/2021_12/thumb_files/630_360_1638800565-325.jpg" text:style-name="Internet_20_link" text:visited-style-name="Visited_20_Internet_20_Link">
630_360_16388...</text:a>
"]</text:p>
      <text:p text:style-name="P4">
标签: ['Німеччина', 'Громадянство']</text:p>
      <text:p text:style-name="P4">
类型: Article</text:p>
      <!--METADATA-->
      <text:p text:style-name="P4">
<draw:frame draw:style-name="fr1" draw:name="Image222" text:anchor-type="as-char" svg:width="6.9236in" svg:height="3.956343in" draw:z-index="0">
<draw:image xlink:href="../Images/yкринформ/2023-05-19T22-27-20-03-00/630_360_1638800565-325.jpg" xlink:type="simple" xlink:show="embed" xlink:actuate="onLoad" draw:mime-type="image/jpeg"/>
</draw:frame>
德国内政部已发布了一个新版本的法律项​​目，该项目规定了归化的缩短。</text:p>
      <text:p text:style-name="P4">
这是乌克利福通讯员的报道。</text:p>
      <text:p text:style-name="P4">
该项目假设可以在五年内以及在个别情况下允许入籍 - 三年而不是八年。</text:p>
      <text:p text:style-name="P4">
“我们只允许在五年内归化，而不是八年。 那些特别是整合的人可以将这一时期降低到三年。 在德国人中良好反对的Cestos人，在工作或志愿者方面取得了出色的成绩。 我们打算确定Gastarbeiter一代的巨大生活成就。 这就是为什么我们计划使他们更容易。</text:p>
      <text:p text:style-name="P4">
她举了一个加拿大的例子 - 作为吸引熟练工人的一个例子，德国也迫切需要。</text:p>
      <text:p text:style-name="P4">
<text:span text:style-name="T4">
另请阅读：</text:span>
 <text:a xlink:type="simple" xlink:href="https://www.ukrinform.ua/rubric-polytics/3704856-zakonoproekt-pro-vidmovu-vid-gromadanstva-rf-na-stadii-rozrobki-lubinec.html" text:style-name="Internet_20_link" text:visited-style-name="Visited_20_Internet_20_Link">
<text:span text:style-name="T4">
公民身份</text:span>
</text:a>
更快的归化条件是语言技能，教育，专业的陶器融合，公众参与和公民知识。 一个人应该能够为自己和家人付款。</text:p>
      <text:p text:style-name="P4">
Fezer指出，许多移民感到德国人，但不想打破原籍国。 将来，他们将不再被迫放弃自己的一些身份。</text:p>
      <text:p text:style-name="P4">
这位部长强调，以不人道的激励，反犹太主义，仇外心理或其他思想这样的表现与保证人类尊严的保证德国联邦共和国的沃斯夫纳法律不相容，并违反了自由民主基本秩序在社会中容忍。 那些促进的人将无法成为德国公民。</text:p>
      <text:p text:style-name="P4">
<text:span text:style-name="T4">
另请阅读：</text:span>
 <text:a xlink:type="simple" xlink:href="https://www.ukrinform.ua/rubric-society/3701713-konstitucijnij-sud-vzavsa-roztlumaciti-ci-edine-v-ukraini-gromadanstvo.html" text:style-name="Internet_20_link" text:visited-style-name="Visited_20_Internet_20_Link">
<text:span text:style-name="T4">
公民身份</text:span>
</text:a>
该阶段总结说：“如果您不共享我们的价值观，就不会成为德国人。” 也就是说，如果某人想在德国归化，他必须遵守自由社会的价值观。法律法律现在应评估联邦土地。</text:p>
      <text:p text:style-name="P4">
News Source: <text:a xlink:type="simple" xlink:href="https://www.ukrinform.ua/rubric-world/3711630-u-nimeccini-hocut-skorotiti-ta-sprostiti-proceduru-otrimanna-gromadanstva.html" text:style-name="Internet_20_link" text:visited-style-name="Visited_20_Internet_20_Link">
https://www.ukrinform.ua/rubric-world/3711630-u-nimeccini-hocut-skorotiti-ta-sprostiti-proceduru-otrimanna-gromadanstva.html</text:a>
</text:p>
      <!--NEWS-->
      <text:h text:style-name="P10" text:outline-level="1">
<text:span text:style-name="T4">
布达诺夫：戈斯托梅尔着陆 - 通常是唯一的计划</text:span>
</text:h>
      <text:p text:style-name="P4">
作者: Ukrinform (Person)</text:p>
      <text:p text:style-name="P4">
出版商: Укринформ (Organization)</text:p>
      <text:p text:style-name="P4">
出版时间: 2023-05-19T22:35:00+03:00</text:p>
      <text:p text:style-name="P4">
修改时间: 2023-05-19T22:35:00+03:00</text:p>
      <text:p text:style-name="P4">
描述: 俄罗斯人毫无疑问，他们将能够在戈斯托梅尔（Gostomel）种植降落 - 他们没有另一个计划占领乌克兰首都。  - 乌克林。</text:p>
      <text:p text:style-name="P4">
图片: ["<text:a xlink:type="simple" xlink:href="https://static.ukrinform.com/photos/2023_04/thumb_files/630_360_1680432165-639.jpg" text:style-name="Internet_20_link" text:visited-style-name="Visited_20_Internet_20_Link">
630_360_16804...</text:a>
"]</text:p>
      <text:p text:style-name="P4">
标签: ['Аеропорт "Гостомель"', 'Буданов', 'Війна з Росією']</text:p>
      <text:p text:style-name="P4">
类型: Article</text:p>
      <!--METADATA-->
      <text:p text:style-name="P4">
<draw:frame draw:style-name="fr1" draw:name="Image223" text:anchor-type="as-char" svg:width="6.9236in" svg:height="3.956343in" draw:z-index="0">
<draw:image xlink:href="../Images/yкринформ/2023-05-19T22-35-00-03-00/630_360_1680432165-639.jpg" xlink:type="simple" xlink:show="embed" xlink:actuate="onLoad" draw:mime-type="image/jpeg"/>
</draw:frame>
俄罗斯人不认为他们能够在戈斯托梅尔(Gostomel)种植降落 - 他们没有对乌克兰首都的另一项计划。</text:p>
      <text:p text:style-name="P4">
在计划“年 - 凯奇”计划中的一次采访中。 情报官员据报道，情报官”乌克林福姆(Ukrinform)据报道。</text:p>
      <text:p text:style-name="P4">
“俄罗斯人的整个计划是一种快速着陆的方式(在机场大门 - 订购。)并从那里去。 这通常是一个计划，”布达诺夫说。</text:p>
      <text:p text:style-name="P4">
他补充说，俄罗斯人试图种植tamdesant的整整一天，假期认为他们会成功。</text:p>
      <text:p text:style-name="P4">
古尔酋长说：“首先，他们不认为这将完全抵抗，其次，他们认为自己会迅速铺设，而飞机会随时卸下将进入基辅的单位。”</text:p>
      <text:p text:style-name="P4">
据他说，这一角色的最后角色发挥了我们的情报传播的信息。</text:p>
      <text:p text:style-name="P4">
<text:span text:style-name="T4">
另请阅读：</text:span>
 <text:a xlink:type="simple" xlink:href="https://www.ukrinform.ua/rubric-ato/3711627-rosia-pocala-gotuvatisa-do-vijni-proti-ukraini-z-2007-roku-budanov.html" text:style-name="Internet_20_link" text:visited-style-name="Visited_20_Internet_20_Link">
<text:span text:style-name="T4">
 Budanov </text:span>
</text:a>
“他们想相信的那个，她仍然占领这座山。 为什么，俄罗斯人很愚蠢，他们不认为仍然会有一场战争：他们没有随身携带油箱，他们停止了坦克，没有供应，食物，食物，这都是事实。 但事实是不同的 - 他们不得不创造出图像的进攻和投降的替代方案。 并创建这些列的图片。 就是这样。 没有人希望像Umariupoli一样战斗。 没有选择。 他们认为，没有人能够建立认真的反对，他们会进入政府季度，改变领导层。在他们看来，目前国家管理人员应该逃脱某个地方，如果没有的话 - 他们会摧毁它，”布达诺夫说。</text:p>
      <text:p text:style-name="P4">
他补充说，俄罗斯在两周内改变了入侵日期。 乌克兰在2月24日上午4点收到了有关袭击的最终信息，约15.00023。</text:p>
      <text:p text:style-name="P4">
<text:span text:style-name="T5">
foto：epa-efe</text:span>
</text:p>
      <text:p text:style-name="P4">
News Source: <text:a xlink:type="simple" xlink:href="https://www.ukrinform.ua/rubric-ato/3711632-budanov-visadka-v-gostomeli-ce-vzagali-buv-edinij-plan-rosii.html" text:style-name="Internet_20_link" text:visited-style-name="Visited_20_Internet_20_Link">
https://www.ukrinform.ua/rubric-ato/3711632-budanov-visadka-v-gostomeli-ce-vzagali-buv-edinij-plan-rosii.html</text:a>
</text:p>
      <!--NEWS-->
      <text:h text:style-name="P10" text:outline-level="1">
<text:span text:style-name="T4">
敌人开火了17倍的苏米地区边界 - 总共131次爆炸</text:span>
</text:h>
      <text:p text:style-name="P4">
作者: Ukrinform (Person)</text:p>
      <text:p text:style-name="P4">
出版商: Укринформ (Organization)</text:p>
      <text:p text:style-name="P4">
出版时间: 2023-05-19T22:42:00+03:00</text:p>
      <text:p text:style-name="P4">
修改时间: 2023-05-19T22:42:00+03:00</text:p>
      <text:p text:style-name="P4">
描述: 俄罗斯军队在苏米地区的边境社区开火了17次，并记录了131起爆炸。  - 乌克林。</text:p>
      <text:p text:style-name="P4">
图片: ["<text:a xlink:type="simple" xlink:href="https://static.ukrinform.com/photos/2023_05/thumb_files/630_360_1684337913-737.jpg" text:style-name="Internet_20_link" text:visited-style-name="Visited_20_Internet_20_Link">
630_360_16843...</text:a>
"]</text:p>
      <text:p text:style-name="P4">
标签: ['Обстріл', 'Сумщина', 'Війна з Росією']</text:p>
      <text:p text:style-name="P4">
类型: Article</text:p>
      <!--METADATA-->
      <text:p text:style-name="P4">
<draw:frame draw:style-name="fr1" draw:name="Image224" text:anchor-type="as-char" svg:width="6.9236in" svg:height="3.956343in" draw:z-index="0">
<draw:image xlink:href="../Images/yкринформ/2023-05-19T22-42-00-03-00/630_360_1684337913-737.jpg" xlink:type="simple" xlink:show="embed" xlink:actuate="onLoad" draw:mime-type="image/jpeg"/>
</draw:frame>
苏米地区的俄罗斯边境社区被开除了17次，发生了131次爆炸。</text:p>
      <text:p text:style-name="P4">
根据乌克林福姆的说法，苏米地区军事行政部门报告了<text:a xlink:type="simple" xlink:href="https://t.me/Sumy_news_ODA/16300" text:style-name="Internet_20_link" text:visited-style-name="Visited_20_Internet_20_Link">
</text:a>
。</text:p>
      <text:p text:style-name="P4">
消息说：“炮击受到Belopilsk，Khotinsk，Krasnopil，Yunakovskaya，Putivl，Shalyginsk，Velikopisariv社区的折磨。”</text:p>
      <text:p text:style-name="P4">
Schaligyn社区从自动手榴弹发射器发射了，并记录了10次爆炸。</text:p>
      <text:p text:style-name="P4">
Putivl社区俄罗斯人，从迫击炮，三个[] <text:a xlink:type="simple" xlink:href="https://www.ukrinform.ua/tag-obstril" text:style-name="Internet_20_link" text:visited-style-name="Visited_20_Internet_20_Link">
</text:a>
。</text:p>
      <text:p text:style-name="P4">
Hotin社区向攻击者解雇了迫击炮，释放了三个地雷。建造了一栋住宅。</text:p>
      <text:p text:style-name="P4">
<text:span text:style-name="T4">
另请阅读：</text:span>
 <text:a xlink:type="simple" xlink:href="https://www.ukrinform.ua/rubric-ato/3711572-ukrainska-aviacia-zavdala-12-udariv-po-miscah-skupcenna-voroga.html" text:style-name="Internet_20_link" text:visited-style-name="Visited_20_Internet_20_Link">
<text:span text:style-name="T4">
乌克兰</text:span>
 <text:span text:style-name="T4">
航空</text:span>
 <text:span text:style-name="T4">
 </text:span>
 <text:span text:style-name="T4">
 </text:span>
 <text:span text:style-name="T4">
 beats </text:span>
<text:span text:style-name="T4">
位置</text:span>
 <text:span text:style-name="T4">
 </text:span>
 <text:span text:style-name="T4">
 build </text:span>
 build <text:span text:style-name="T4">
 </text:span>
 <text:span text:style-name="T4">
敌人</text:span>
</text:a>
在萨德基(Sadki)村附近的尤扎基夫(Yuzakiv)社区中，有三人在将延迟飞机的炸药炸死与Sumyoblenergo的雇员一起在汽车上。 Zatillery还解散了10个炮弹。 记录了反应性凌空消防系统，34次爆炸和迫击炮，释放了6个矿山。</text:p>
      <text:p text:style-name="P4">
在Krasnopil社区中，俄罗斯人从迫击炮中释放了14个矿山。 他还用RSSU开枪射击社区，进行20节和炮兵(6爆炸).</text:p>
      <text:p text:style-name="P4">
По Великописарівській громаді агресор здійснив обстріл з РСЗВ, зафіксовано 20вибухів.</text:p>
      <text:p text:style-name="P4">
Білопільську громаду росіяни обстріляли з артилерії, випустивши 6 снарядів.</text:p>
      <text:p text:style-name="P4">
Як повідомляв Укрінформ, російські війська у четвер, 18 травня, здійснили 10обстрілів прикордонних громад Сумської області.</text:p>
      <text:p text:style-name="P4">
News Source: <text:a xlink:type="simple" xlink:href="https://www.ukrinform.ua/rubric-ato/3711636-vorog-17-raziv-obstrilav-prikordonna-sumsini-zagalom-131-vibuh.html" text:style-name="Internet_20_link" text:visited-style-name="Visited_20_Internet_20_Link">
https://www.ukrinform.ua/rubric-ato/3711636-vorog-17-raziv-obstrilav-prikordonna-sumsini-zagalom-131-vibuh.html</text:a>
</text:p>
      <!--NEWS-->
      <text:h text:style-name="P10" text:outline-level="1">
<text:span text:style-name="T4">
丹麦准备在F -16 -Stefanchuk上教乌克兰飞行员</text:span>
</text:h>
      <text:p text:style-name="P4">
作者: Ukrinform (Person)</text:p>
      <text:p text:style-name="P4">
出版商: Укринформ (Organization)</text:p>
      <text:p text:style-name="P4">
出版时间: 2023-05-19T22:45:00+03:00</text:p>
      <text:p text:style-name="P4">
修改时间: 2023-05-19T22:45:00+03:00</text:p>
      <text:p text:style-name="P4">
描述: 丹麦表示愿意教乌克兰飞行员管理F-16战斗机。  - 乌克林。</text:p>
      <text:p text:style-name="P4">
图片: ["<text:a xlink:type="simple" xlink:href="https://static.ukrinform.com/photos/2023_05/thumb_files/630_360_1684525290-465.jpg" text:style-name="Internet_20_link" text:visited-style-name="Visited_20_Internet_20_Link">
630_360_16845...</text:a>
"]</text:p>
      <text:p text:style-name="P4">
标签: ['Данія', 'Стефанчук', 'Війна з Росією', 'Коаліція винищувачів']</text:p>
      <text:p text:style-name="P4">
类型: Article</text:p>
      <!--METADATA-->
      <text:p text:style-name="P4">
<draw:frame draw:style-name="fr1" draw:name="Image225" text:anchor-type="as-char" svg:width="6.9236in" svg:height="3.956343in" draw:z-index="0">
<draw:image xlink:href="../Images/yкринформ/2023-05-19T22-45-00-03-00/630_360_1684525290-465.jpg" xlink:type="simple" xlink:show="embed" xlink:actuate="onLoad" draw:mime-type="image/jpeg"/>
</draw:frame>
丹麦愿意教乌克兰飞行员管理F-16战斗机。</text:p>
      <text:p text:style-name="P4">
Ruslan Stefanchuk在[]中报道了这一点(https://www.facebook.com/stefanchuk.official)，报道乌克林福姆。</text:p>
      <text:p text:style-name="P4">
“来自我们丹麦朋友和伙伴的好消息。 丹麦准备教乌克兰飞行员管理F -16战斗机!”他写道。</text:p>
      <text:p text:style-name="P4">
根据Stefanchuk的说法，丹麦开始讨论在不久的将来教我们飞行员的具体计划，“这将是优先任务”。</text:p>
      <text:p text:style-name="P4">
<text:span text:style-name="T4">
另请阅读：</text:span>
 <text:a xlink:type="simple" xlink:href="https://www.ukrinform.ua/rubric-ato/3711501-ukraina-rozrahovue-so-dania-priednaetsa-do-aviacijnoi-koalicii-stefancuk.html" text:style-name="Internet_20_link" text:visited-style-name="Visited_20_Internet_20_Link">
</text:a>
Verkhovna Rada的董事长表示感谢 丹麦国防部长Troels Lundpolsen今天开会了这一决定。</text:p>
      <text:p text:style-name="P4">
据报道，乔·拜登(Joe Biden)向七组的领导人保证<text:a xlink:type="simple" xlink:href="https://www.ukrinform.ua/rubric-polytics/3711542-navcanna-ukrainskih-pilotiv-na-f16-bajden-pidtverdiv-ucast-amerikanskih-instruktoriv.html" text:style-name="Internet_20_link" text:visited-style-name="Visited_20_Internet_20_Link">
</text:a>
西方标本，包括F-16。</text:p>
      <text:p text:style-name="P4">
<text:span text:style-name="T5">
foto：Ruslan Stefanchuk，Facebook</text:span>
</text:p>
      <text:p text:style-name="P4">
News Source: <text:a xlink:type="simple" xlink:href="https://www.ukrinform.ua/rubric-ato/3711637-dania-gotova-navcati-ukrainskih-pilotiv-na-f16-stefancuk.html" text:style-name="Internet_20_link" text:visited-style-name="Visited_20_Internet_20_Link">
https://www.ukrinform.ua/rubric-ato/3711637-dania-gotova-navcati-ukrainskih-pilotiv-na-f16-stefancuk.html</text:a>
</text:p>
      <!--NEWS-->
      <text:h text:style-name="P10" text:outline-level="1">
<text:span text:style-name="T4">
Marchenko将在瑞士的ATR锦标赛250与Sachko一起比赛</text:span>
</text:h>
      <text:p text:style-name="P4">
作者: Ukrinform (Person)</text:p>
      <text:p text:style-name="P4">
出版商: Укринформ (Organization)</text:p>
      <text:p text:style-name="P4">
出版时间: 2023-05-19T22:51:53+03:00</text:p>
      <text:p text:style-name="P4">
修改时间: 2023-05-19T22:51:53+03:00</text:p>
      <text:p text:style-name="P4">
描述: 乌克兰网球运动员将在日内瓦比赛的第一轮比赛中见面。  - 乌克林。</text:p>
      <text:p text:style-name="P4">
图片: ["<text:a xlink:type="simple" xlink:href="https://static.ukrinform.com/photos/2023_05/thumb_files/630_360_1684525817-589.jpeg" text:style-name="Internet_20_link" text:visited-style-name="Visited_20_Internet_20_Link">
630_360_16845...</text:a>
"]</text:p>
      <text:p text:style-name="P4">
标签: ['Теніс', 'Марченко']</text:p>
      <text:p text:style-name="P4">
类型: Article</text:p>
      <!--METADATA-->
      <text:p text:style-name="P4">
<draw:frame draw:style-name="fr1" draw:name="Image226" text:anchor-type="as-char" svg:width="6.9236in" svg:height="3.956343in" draw:z-index="0">
<draw:image xlink:href="../Images/yкринформ/2023-05-19T22-51-53-03-00/630_360_1684525817-589.jpeg" xlink:type="simple" xlink:show="embed" xlink:actuate="onLoad" draw:mime-type="image/jpeg"/>
</draw:frame>
乌克兰网球运动员将在比赛的第一轮比赛中见面。</text:p>
      <text:p text:style-name="P4">
明天，5月20日，将在日内瓦ATR系列250的土壤锦标赛第一轮比赛中进行比赛(瑞士)乌克兰网球运动员iymaimaimarchenko(ATP 321)和Vitaliy Sachko(ATR 282)，报道乌克林福姆。</text:p>
      <text:p text:style-name="P4">
他们曾经在2019年在Chelender Vosmaning的第一轮比赛中互相比赛(德国). Тоді перемогу святкував Сачко. Гра завершилася зрахунком 7:6 (10：8)，6：3。</text:p>
      <text:p text:style-name="P4">
Ilya和Vitaliy之间的比赛定于基辅15:00。 选拔决赛的获胜者将与亚历山德罗·吉安尼斯(Alessandro Giannescy)一起比赛(ATP 230)来自意大利或Evseyev(ATP 296)来自哈萨克斯坦。</text:p>
      <text:p text:style-name="P4">
<text:span text:style-name="T4">
另请阅读：</text:span>
 <text:a xlink:type="simple" xlink:href="https://www.ukrinform.ua/rubric-sports/3711576-kalinina-peremogla-drugu-raketku-rosii-i-vperse-vistupit-u-finali-turniru-wta-v-rimi.html" text:style-name="Internet_20_link" text:visited-style-name="Visited_20_Internet_20_Link">
<text:span text:style-name="T4">
 kalinina </text:span>
</text:a>
正如乌克林福姆报道的那样，安吉丽娜·卡利尼娜(Angelina Kalinina)将在他的职业生涯中首次参加女子网球协会(WTA) - 意大利国际bnl-(意大利)照片：btu.org.ua</text:p>
      <text:p text:style-name="P4">
News Source: <text:a xlink:type="simple" xlink:href="https://www.ukrinform.ua/rubric-sports/3711638-marcenko-zigrae-iz-sackom-na-turniri-atr-250-u-svejcarii.html" text:style-name="Internet_20_link" text:visited-style-name="Visited_20_Internet_20_Link">
https://www.ukrinform.ua/rubric-sports/3711638-marcenko-zigrae-iz-sackom-na-turniri-atr-250-u-svejcarii.html</text:a>
</text:p>
      <!--NEWS-->
      <text:h text:style-name="P10" text:outline-level="1">
<text:span text:style-name="T4">
从白俄罗斯到乌克兰的进攻绝对是不现实的 - 古尔的负责人</text:span>
</text:h>
      <text:p text:style-name="P4">
作者: Ukrinform (Person)</text:p>
      <text:p text:style-name="P4">
出版商: Укринформ (Organization)</text:p>
      <text:p text:style-name="P4">
出版时间: 2023-05-19T22:54:00+03:00</text:p>
      <text:p text:style-name="P4">
修改时间: 2023-05-19T22:54:00+03:00</text:p>
      <text:p text:style-name="P4">
描述: 从白俄罗斯领土到乌克兰的进攻现在绝对不现实。  - 乌克林。</text:p>
      <text:p text:style-name="P4">
图片: ["<text:a xlink:type="simple" xlink:href="https://static.ukrinform.com/photos/2023_05/thumb_files/630_360_1683451383-740.jpg" text:style-name="Internet_20_link" text:visited-style-name="Visited_20_Internet_20_Link">
630_360_16834...</text:a>
"]</text:p>
      <text:p text:style-name="P4">
标签: ['Білорусь', 'Розвідка', 'Буданов']</text:p>
      <text:p text:style-name="P4">
类型: Article</text:p>
      <!--METADATA-->
      <text:p text:style-name="P4">
<draw:frame draw:style-name="fr1" draw:name="Image227" text:anchor-type="as-char" svg:width="6.9236in" svg:height="3.956343in" draw:z-index="0">
<draw:image xlink:href="../Images/yкринформ/2023-05-19T22-54-00-03-00/630_360_1683451383-740.jpg" xlink:type="simple" xlink:show="embed" xlink:actuate="onLoad" draw:mime-type="image/jpeg"/>
</draw:frame>
白俄罗斯对乌克兰的樱桃的进攻现在绝对不现实。</text:p>
      <text:p text:style-name="P4">
乌克兰·基里洛·布达马诺夫(Kirilo Budanov)国防部智力部主要局长说，在接受特别专业项目Dmitry Komarov采访时说。 幕后。</text:p>
      <text:p text:style-name="P4">
布达诺夫说：“截至目前，这绝对是不现实的。这不是，也没有计划。”</text:p>
      <text:p text:style-name="P4">
他指出，发表有关白俄罗斯乌克兰进攻的谣言是特殊信息攻击<text:a xlink:type="simple" xlink:href="https://www.ukrinform.ua/tag-rosia" text:style-name="Internet_20_link" text:visited-style-name="Visited_20_Internet_20_Link">
</text:a>
。 “稳定的三周后，有一些专家，事实，有人指的是……”  -   - 古尔酋长说。</text:p>
      <text:p text:style-name="P4">
<text:span text:style-name="T4">
另请阅读：</text:span>
 <text:a xlink:type="simple" xlink:href="https://www.ukrinform.ua/rubric-ato/3709444-na-teritorii-bilorusi-perebuvae-blizko-25-tisaci-vijskovih-rf.html" text:style-name="Internet_20_link" text:visited-style-name="Visited_20_Internet_20_Link">
<text:span text:style-name="T4">
白俄罗斯</text:span>
</text:a>
布达诺夫强调，乌克兰人害怕白俄罗斯在近水准中的进攻。</text:p>
      <text:p text:style-name="P4">
据乌克林福姆(Ukrinform)报道，截至5月中旬，Collispurs边界的局势仍然得到完全控制。 现在大约有25万俄罗斯士兵在民法共和国领土上。</text:p>
      <text:p text:style-name="P4">
_照片：Yurii Stefanyak/Global Images乌克兰通过Getty Images _</text:p>
      <text:p text:style-name="P4">
News Source: <text:a xlink:type="simple" xlink:href="https://www.ukrinform.ua/rubric-ato/3711639-nastup-z-bilorusi-na-ukrainu-absolutno-nerealnij-ocilnik-gur.html" text:style-name="Internet_20_link" text:visited-style-name="Visited_20_Internet_20_Link">
https://www.ukrinform.ua/rubric-ato/3711639-nastup-z-bilorusi-na-ukrainu-absolutno-nerealnij-ocilnik-gur.html</text:a>
</text:p>
      <!--NEWS-->
      <text:h text:style-name="P10" text:outline-level="1">
<text:span text:style-name="T4">
库勒巴：葡萄牙加入了航空联盟</text:span>
</text:h>
      <text:p text:style-name="P4">
作者: Ukrinform (Person)</text:p>
      <text:p text:style-name="P4">
出版商: Укринформ (Organization)</text:p>
      <text:p text:style-name="P4">
出版时间: 2023-05-19T22:59:00+03:00</text:p>
      <text:p text:style-name="P4">
修改时间: 2023-05-19T22:59:00+03:00</text:p>
      <text:p text:style-name="P4">
描述: 外交大臣杜米特罗·库莱巴（Dmytro Kuleba）表示，葡萄牙加入了航空联盟，并准备培训乌克兰飞行员和机械师。  - 乌克林。</text:p>
      <text:p text:style-name="P4">
图片: ["<text:a xlink:type="simple" xlink:href="https://static.ukrinform.com/photos/2023_05/thumb_files/630_360_1684526236-731.jpeg" text:style-name="Internet_20_link" text:visited-style-name="Visited_20_Internet_20_Link">
630_360_16845...</text:a>
", "<text:a xlink:type="simple" xlink:href="https://static.ukrinform.com/photos/2023_05/1684526236-253.jpeg" text:style-name="Internet_20_link" text:visited-style-name="Visited_20_Internet_20_Link">
1684526236-25...</text:a>
"]</text:p>
      <text:p text:style-name="P4">
标签: ['Дмитро Кулеба', 'Португалія', 'Війна з Росією', 'Авіаційна коаліція']</text:p>
      <text:p text:style-name="P4">
类型: Article</text:p>
      <!--METADATA-->
      <text:p text:style-name="P4">
<draw:frame draw:style-name="fr1" draw:name="Image228" text:anchor-type="as-char" svg:width="6.9236in" svg:height="3.956343in" draw:z-index="0">
<draw:image xlink:href="../Images/yкринформ/2023-05-19T22-59-00-03-00/630_360_1684526236-731.jpeg" xlink:type="simple" xlink:show="embed" xlink:actuate="onLoad" draw:mime-type="image/jpeg"/>
</draw:frame>
MSSDMITRO KULEBA负责人说，葡萄牙加入了Tagotov Aviation联盟，训练乌克兰飞行员和机械师。</text:p>
      <text:p text:style-name="P4">
关于它报告<text:a xlink:type="simple" xlink:href="https://mfa.gov.ua/news/dmitro-kuleba-portugaliya-priyednalasya-do-aviacijnoyi-koaliciyi-gotova-trenuvati-ukrayinskih-pilotiv-i-mehanikiv" text:style-name="Internet_20_link" text:visited-style-name="Visited_20_Internet_20_Link">
</text:a>
，报道乌克林福姆。</text:p>
      <text:p text:style-name="P4">
在访问里斯本期间，Dmytro Kuleba与Zoau Kravinho葡萄牙学院和国防部Elena Carreirrash进行了谈判。</text:p>
      <text:p text:style-name="P4">
乌克兰外交负责人在正面详细介绍了葡萄牙的伙伴，并概述了乌克兰对有效的防御和反官方行动的军事需求。</text:p>
      <text:p text:style-name="P4">
<draw:frame draw:style-name="fr1" draw:name="Image229" text:anchor-type="as-char" svg:width="6.9236in" svg:height="5.187958in" draw:z-index="0">
<draw:image xlink:href="../Images/yкринформ/2023-05-19T22-59-00-03-00/1684526236-253.jpeg" xlink:type="simple" xlink:show="embed" xlink:actuate="onLoad" draw:mime-type="image/jpeg"/>
</draw:frame>
这位部长强调说：“葡萄牙通过加入坦克联盟来表现领导。在俄罗斯对乌克兰城市ISL的导弹炮击的强化中，至关重要的是，乌克兰能够推翻乌克兰天空的俄罗斯。”</text:p>
      <text:p text:style-name="P4">
在这方面，Dmytro Kuleba向葡萄牙政府表示感谢，决定通过训练乌克兰的Tamhhechicic在西方战斗飞机上加入航空联盟。</text:p>
      <text:p text:style-name="P4">
值得注意的是，葡萄牙一方还确认了其愿意支持乌克兰在欧盟成员中的途中。</text:p>
      <text:p text:style-name="P4">
外交部长在为北约峰会做准备的背景下协调了立场。 <text:a xlink:type="simple" xlink:href="https://www.ukrinform.ua/tag-kuleba" text:style-name="Internet_20_link" text:visited-style-name="Visited_20_Internet_20_Link">
</text:a>
他强调了联盟领导人的政治决定领导人的重要性，以确定加入北约的算法。</text:p>
      <text:p text:style-name="P4">
<text:span text:style-name="T4">
另请阅读：</text:span>
 <text:a xlink:type="simple" xlink:href="https://www.ukrinform.ua/rubric-polytics/3711071-vstup-u-nato-aviacijna-koalicia-i-sankcii-kuleba-nazvav-klucovi-naprami-konsolidacii-partneriv.html" text:style-name="Internet_20_link" text:visited-style-name="Visited_20_Internet_20_Link">
<text:span text:style-name="T4">
 Cooleba </text:span>
</text:a>
此外，部长们讨论了对俄罗斯的起诉及其针对乌克兰犯罪的参考指南，包括成立有关侵略罪的特别法庭。</text:p>
      <text:p text:style-name="P4">
“德米特里·库勒巴(Dmitry Kuleba)还特别注意总统弗拉迪姆拉泽尔斯基和平的公式，作为在乌克兰建立公平，长期和平的一种方式，以扩大其支持圈，尤其是通过加入全球南方国家的加入， “外交部。</text:p>
      <text:p text:style-name="P4">
据报道，丹麦表示准备教乌克兰飞行员来驾驶F-16战斗机。</text:p>
      <text:p text:style-name="P4">
<text:span text:style-name="T5">
foto：外国</text:span>
</text:p>
      <text:p text:style-name="P4">
News Source: <text:a xlink:type="simple" xlink:href="https://www.ukrinform.ua/rubric-ato/3711641-kuleba-portugalia-priednalasa-do-aviacijnoi-koalicii.html" text:style-name="Internet_20_link" text:visited-style-name="Visited_20_Internet_20_Link">
https://www.ukrinform.ua/rubric-ato/3711641-kuleba-portugalia-priednalasa-do-aviacijnoi-koalicii.html</text:a>
</text:p>
      <!--NEWS-->
      <text:h text:style-name="P10" text:outline-level="1">
<text:span text:style-name="T4">
IAEA的首席执行官敦促不要将ZPP用作军事基地</text:span>
</text:h>
      <text:p text:style-name="P4">
作者: Ukrinform (Person)</text:p>
      <text:p text:style-name="P4">
出版商: Укринформ (Organization)</text:p>
      <text:p text:style-name="P4">
出版时间: 2023-05-19T23:02:44+03:00</text:p>
      <text:p text:style-name="P4">
修改时间: 2023-05-19T23:02:44+03:00</text:p>
      <text:p text:style-name="P4">
描述: 国际原子能局总干事拉斐尔·玛丽安娜·格罗西（Raphael Mariana Grossi）敦促不要使用俄罗斯占领的Zaporizhzhya核电站作为军事基地。  - 乌克林。</text:p>
      <text:p text:style-name="P4">
图片: ["<text:a xlink:type="simple" xlink:href="https://static.ukrinform.com/photos/2022_09/thumb_files/630_360_1662657925-767.jpg" text:style-name="Internet_20_link" text:visited-style-name="Visited_20_Internet_20_Link">
630_360_16626...</text:a>
"]</text:p>
      <text:p text:style-name="P4">
标签: ['МАГАТЕ', 'Запорізька АЕС', 'Війна з Росією']</text:p>
      <text:p text:style-name="P4">
类型: Article</text:p>
      <!--METADATA-->
      <text:p text:style-name="P4">
<draw:frame draw:style-name="fr1" draw:name="Image230" text:anchor-type="as-char" svg:width="6.9236in" svg:height="3.956343in" draw:z-index="0">
<draw:image xlink:href="../Images/yкринформ/2023-05-19T23-02-44-03-00/630_360_1662657925-767.jpg" xlink:type="simple" xlink:show="embed" xlink:actuate="onLoad" draw:mime-type="image/jpeg"/>
</draw:frame>
国际原子能局总干事拉斐尔·玛丽安格罗斯(Raphael Marianogrossi)敦促不要使用俄罗斯占领的Zaporizhhzhya核电作为军事基地。</text:p>
      <text:p text:style-name="P4">
根据乌克林福姆的说法，相关的Grossi声明已在[]上发表(https://www.iaea.org/newscenter/pressreleases/update-158-iaea-director-general-statement-on-situation-in-ukraine)。</text:p>
      <text:p text:style-name="P4">
他说：“这很简单：不要在车站上射击，不要将其用作军事邮政局。每个人都同意在冲突期间保护一套保护车站的原则。”</text:p>
      <text:p text:style-name="P4">
IAEA首席执行官说，他与所有痛苦的方面进行了密集的谈判，以确保NPP的安全，并防止大陆发生严重核事故的风险。</text:p>
      <text:p text:style-name="P4">
声明还报道说，周五早上，Zaporozhye Zpp的大部分个人都在周五早上，这是Unigion的戒严令的加剧。</text:p>
      <text:p text:style-name="P4">
<text:span text:style-name="T4">
另请阅读：</text:span>
 <text:a xlink:type="simple" xlink:href="https://www.ukrinform.ua/rubric-economy/3708516-magate-planue-predstaviti-ugodu-sodo-zaes-cogo-misaca.html" text:style-name="Internet_20_link" text:visited-style-name="Visited_20_Internet_20_Link">
<text:span text:style-name="T4">
 iaea </text:span>
</text:a>
“ IAEA的专家位于Zaporizhzhya NPP，仅位于Energodar的能源数英里期间，他告知总部，自我侵害并不受到影响，但事件的接近再次强调了现有的核安全性，该事件再次强调了。反对声明中的背景。</text:p>
      <text:p text:style-name="P4">
它还指出，在对乌克兰的俄罗斯联邦进行了全面入侵之后，员工大大降低了<text:a xlink:type="simple" xlink:href="https://www.ukrinform.ua/tag-zaporizka-aes" text:style-name="Internet_20_link" text:visited-style-name="Visited_20_Internet_20_Link">
</text:a>
，车站及其家人的工作人员在前线非常复杂和压力很大。</text:p>
      <text:p text:style-name="P4">
IAEA报道说：“最近撤离的一些能量居民为黎明情况增加了不确定性，而国际原子能机构专家本月初记录了更低的水平。”</text:p>
      <text:p text:style-name="P4">
<text:span text:style-name="T4">
另请阅读：</text:span>
 <text:a xlink:type="simple" xlink:href="https://www.ukrinform.ua/rubric-ato/3711397-militarizacia-zaporizkoi-aes-lideri-grupi-semi-zasudili-dii-rosii.html" text:style-name="Internet_20_link" text:visited-style-name="Visited_20_Internet_20_Link">
</text:a>
</text:p>
      <text:p text:style-name="P4">
正如乌克林福姆(Ukrinform)所报道的那样，希罗西米七个群体国家的领导人对乌克兰进行了单独的陈述，该声明支持国际原子能机构的努力，以规范Zaporizhzhya NPP周围的局势，并称俄罗斯在俄罗斯的行动中为俄罗斯的行为称为“不受欢迎的”行动。核站。</text:p>
      <text:p text:style-name="P4">
_照片：Fredrik Dahl / iaea _</text:p>
      <text:p text:style-name="P4">
News Source: <text:a xlink:type="simple" xlink:href="https://www.ukrinform.ua/rubric-ato/3711642-gendirektor-magate-zaklikav-ne-vikoristovuvati-zaes-ak-vijskovu-bazu.html" text:style-name="Internet_20_link" text:visited-style-name="Visited_20_Internet_20_Link">
https://www.ukrinform.ua/rubric-ato/3711642-gendirektor-magate-zaklikav-ne-vikoristovuvati-zaes-ak-vijskovu-bazu.html</text:a>
</text:p>
      <!--NEWS-->
      <text:h text:style-name="P10" text:outline-level="1">
<text:span text:style-name="T4">
官方活动的后半年参加了普京的双打 - 布达塔诺夫</text:span>
</text:h>
      <text:p text:style-name="P4">
作者: Ukrinform (Person)</text:p>
      <text:p text:style-name="P4">
出版商: Укринформ (Organization)</text:p>
      <text:p text:style-name="P4">
出版时间: 2023-05-19T23:18:13+03:00</text:p>
      <text:p text:style-name="P4">
修改时间: 2023-05-19T23:18:13+03:00</text:p>
      <text:p text:style-name="P4">
描述: 普京已经开始与乌克兰的战争，但是在过去的半年中，即使是官方活动也在双打。  - 乌克林。</text:p>
      <text:p text:style-name="P4">
图片: ["<text:a xlink:type="simple" xlink:href="https://static.ukrinform.com/photos/2023_05/thumb_files/630_360_1684527299-380.jpeg" text:style-name="Internet_20_link" text:visited-style-name="Visited_20_Internet_20_Link">
630_360_16845...</text:a>
"]</text:p>
      <text:p text:style-name="P4">
标签: ['Путін', 'Розвідка', 'Буданов']</text:p>
      <text:p text:style-name="P4">
类型: Article</text:p>
      <!--METADATA-->
      <text:p text:style-name="P4">
<draw:frame draw:style-name="fr1" draw:name="Image231" text:anchor-type="as-char" svg:width="6.9236in" svg:height="3.956343in" draw:z-index="0">
<draw:image xlink:href="../Images/yкринформ/2023-05-19T23-18-13-03-00/630_360_1684527299-380.jpeg" xlink:type="simple" xlink:show="embed" xlink:actuate="onLoad" draw:mime-type="image/jpeg"/>
</draw:frame>
他开始与乌克兰战争，但在过去的半年中，甚至官员都达到了两倍。</text:p>
      <text:p text:style-name="P4">
乌克兰·基里洛·布达马诺夫(Kirilo Budanov)国防部智力部主要局长说，在接受特别专业项目Dmitry Komarov采访时说。 幕后。</text:p>
      <text:p text:style-name="P4">
“我可以告诉你普京的存在。 现在有吗？ 让我们等待。我认为每个人都会看到真相。 无论如何，他在2021年病得很重，他的健康问题非常严重。”布达诺夫说。</text:p>
      <text:p text:style-name="P4">
Gur领袖补充说，在<text:a xlink:type="simple" xlink:href="https://www.ukrinform.ua/tag-putin" text:style-name="Internet_20_link" text:visited-style-name="Visited_20_Internet_20_Link">
</text:a>
非常多变化的恐惧，恐惧症和不仅仅是发展。</text:p>
      <text:p text:style-name="P4">
“他不信任周围的环境，他害怕内心的政变，他将失去权力，这也会导致政变，他担心这会毒死他。 这与其所有基本恐怖有关。 他有几个世纪，这是一个已知的事实，”布达诺夫说。</text:p>
      <text:p text:style-name="P4">
据他介绍，一年的后半年不是官方活动的总统职位。</text:p>
      <text:p text:style-name="P4">
<text:span text:style-name="T4">
另请阅读：</text:span>
 <text:a xlink:type="simple" xlink:href="https://www.ukrinform.ua/rubric-ato/3605003-putin-mae-prinajmni-troh-dvijnikiv-rozvidka.html" text:style-name="Internet_20_link" text:visited-style-name="Visited_20_Internet_20_Link">
<text:span text:style-name="T4">
 double </text:span>
</text:a>
“这样做的原因是什么？ 可能有很多原因。 他还活着或死了。 有这样的集体普京。 无论他是否还活着，原则上，都不是一无所有。 在俄罗斯，有两个克里姆林宫的塔楼明显，它们将被赢得胜利，这个集体的普京应该平衡这些力量，以便没有人是圣洁的。 因为如果一个人服用，它将在某种程度上一致导致。”布达诺夫说。</text:p>
      <text:p text:style-name="P4">
他强调，普京与乌克兰发动了一场战争。</text:p>
      <text:p text:style-name="P4">
布达诺夫说：“我不知道他是否让她完成。”</text:p>
      <text:p text:style-name="P4">
根据乌克林福姆的报道，根据情报积极<text:a xlink:type="simple" xlink:href="https://www.ukrinform.ua/rubric-ato/3711627-rosia-pocala-gotuvatisa-do-vijni-proti-ukraini-z-2007-roku-budanov.html" text:style-name="Internet_20_link" text:visited-style-name="Visited_20_Internet_20_Link">
</text:a>
。</text:p>
      <text:p text:style-name="P4">
<text:span text:style-name="T5">
照片：宗师国防部</text:span>
</text:p>
      <text:p text:style-name="P4">
News Source: <text:a xlink:type="simple" xlink:href="https://www.ukrinform.ua/rubric-ato/3711644-ostanni-piv-roku-na-oficijni-zahodi-izdat-dvijniki-putina-budanov.html" text:style-name="Internet_20_link" text:visited-style-name="Visited_20_Internet_20_Link">
https://www.ukrinform.ua/rubric-ato/3711644-ostanni-piv-roku-na-oficijni-zahodi-izdat-dvijniki-putina-budanov.html</text:a>
</text:p>
      <!--NEWS-->
      <text:h text:style-name="P10" text:outline-level="1">
<text:span text:style-name="T4">
俄罗斯去年在媒体宣传上花费了19亿美元</text:span>
</text:h>
      <text:p text:style-name="P4">
作者: Ukrinform (Person)</text:p>
      <text:p text:style-name="P4">
出版商: Укринформ (Organization)</text:p>
      <text:p text:style-name="P4">
出版时间: 2023-05-19T23:23:00+03:00</text:p>
      <text:p text:style-name="P4">
修改时间: 2023-05-19T23:23:00+03:00</text:p>
      <text:p text:style-name="P4">
描述: 在2022年，俄罗斯花费了19亿美元通过州媒体来促进宣传，而不是计划的15亿美元预算的50％针对RT，VGTRC和俄罗斯。  - 乌克林。</text:p>
      <text:p text:style-name="P4">
图片: ["<text:a xlink:type="simple" xlink:href="https://static.ukrinform.com/photos/2021_03/thumb_files/630_360_1615897721-478.jpg" text:style-name="Internet_20_link" text:visited-style-name="Visited_20_Internet_20_Link">
630_360_16158...</text:a>
"]</text:p>
      <text:p text:style-name="P4">
标签: ['Пропаганда', 'ЗМІ', 'Росія']</text:p>
      <text:p text:style-name="P4">
类型: Article</text:p>
      <!--METADATA-->
      <text:p text:style-name="P4">
<draw:frame draw:style-name="fr1" draw:name="Image232" text:anchor-type="as-char" svg:width="6.9236in" svg:height="3.956343in" draw:z-index="0">
<draw:image xlink:href="../Images/yкринформ/2023-05-19T23-23-00-03-00/630_360_1615897721-478.jpg" xlink:type="simple" xlink:show="embed" xlink:actuate="onLoad" draw:mime-type="image/jpeg"/>
</draw:frame>
在20122年期间，俄罗斯花在州媒体上宣传宣传，而不是计划的15亿美元预算50％的预算是指向RT，俄罗斯Twediagroup“今日俄罗斯”。</text:p>
      <text:p text:style-name="P4">
这是由“ Notagonota” Alona Romanyuk倡议的创始人报道了该项目的研究<text:a xlink:type="simple" xlink:href="https://www.debunk.org/about" text:style-name="Internet_20_link" text:visited-style-name="Visited_20_Internet_20_Link">
</text:a>
 <text:a xlink:type="simple" xlink:href="https://www.debunk.org/about" text:style-name="Internet_20_link" text:visited-style-name="Visited_20_Internet_20_Link">
</text:a>
在对乌克林福姆的评论中。</text:p>
      <text:p text:style-name="P4">
“这一数字是由Debunk项目的分析师在他们的伟大[]中扣除的。(https://www.debunk.org/kremlin-spent-1-9-billion-usd-on-propaganda-last-year-the-budget-exceeded-by-a-quarter) <text:a xlink:type="simple" xlink:href="https://www.debunk.org/kremlin-spent-1-9-billion-usd-on-propaganda-last-year-the-budget-exceeded-by-a-quarter" text:style-name="Internet_20_link" text:visited-style-name="Visited_20_Internet_20_Link">
 </text:a>
他们表明，克里姆林宫必须花费15亿美元的宣传，但是，对于公共访问中可获得的所有证据，您可以计算$ 1.9llrd。 同时，应牢记这些资金仅针对国家。 她说：“这笔款项不包括社交网络，通过电影院宣传，博特姆人，通过教育的宣传费用。”</text:p>
      <text:p text:style-name="P4">
专家强调，超过50％的这些资金用于RT，VGTRK(所有 - 俄罗斯州电视和无线电语言公司)以及媒体团体“今日俄罗斯”。 同时，该研究揭示了预算每年增加的趋势。</text:p>
      <text:p text:style-name="P4">
Romanyuk还指出，计算政府的全部资金<text:a xlink:type="simple" xlink:href="https://www.ukrinform.ua/tag-rosia" text:style-name="Internet_20_link" text:visited-style-name="Visited_20_Internet_20_Link">
</text:a>
传播宣传是不可能的，因为并非所有资金都在开源中显示。</text:p>
      <text:p text:style-name="P4">
这位专家说：“例如，除了电影基金会外，其他消息来源还可以赞助电影中的宣传和同样的botthams-他们没有在预算中标记。</text:p>
      <text:p text:style-name="P4">
<text:span text:style-name="T4">
另请阅读：</text:span>
 <text:a xlink:type="simple" xlink:href="https://www.ukrinform.ua/rubric-economy/3635107-sankcii-proti-rosii-u-ssa-prognozuut-skorocenna-ekonomiki-rf-na-20-do-2030-roku.html" text:style-name="Internet_20_link" text:visited-style-name="Visited_20_Internet_20_Link">
</text:a>
根据Romanyuk的说法，很难评估宣传的有效性，因为对此主题没有研究。</text:p>
      <text:p text:style-name="P4">
“关于有效性很难说，因为现在没有相关的研究。但是，我们看到许多政治家，专家和媒体，使俄罗斯宣传叙事不仅在俄罗斯，而且在乌克兰和世界上都是人的思想和观点泰德(Tedded)，”她说。</text:p>
      <text:p text:style-name="P4">
News Source: <text:a xlink:type="simple" xlink:href="https://www.ukrinform.ua/rubric-world/3711327-rosia-torik-vitratila-na-propagandu-u-media-19-milarda.html" text:style-name="Internet_20_link" text:visited-style-name="Visited_20_Internet_20_Link">
https://www.ukrinform.ua/rubric-world/3711327-rosia-torik-vitratila-na-propagandu-u-media-19-milarda.html</text:a>
</text:p>
      <!--NEWS-->
      <text:h text:style-name="P10" text:outline-level="1">
<text:span text:style-name="T4">
Gur Head：新国家实体将出现在俄罗斯的领土上</text:span>
</text:h>
      <text:p text:style-name="P4">
作者: Ukrinform (Person)</text:p>
      <text:p text:style-name="P4">
出版商: Укринформ (Organization)</text:p>
      <text:p text:style-name="P4">
出版时间: 2023-05-19T23:29:00+03:00</text:p>
      <text:p text:style-name="P4">
修改时间: 2023-05-19T23:29:00+03:00</text:p>
      <text:p text:style-name="P4">
描述: 据戈尔国防部基里尔·鲁达诺夫（Kirill Rudanov）负责人说，俄罗斯将遭受更多的失败，其修改过程将越快。  - 乌克林。</text:p>
      <text:p text:style-name="P4">
图片: ["<text:a xlink:type="simple" xlink:href="https://static.ukrinform.com/photos/2021_04/thumb_files/630_360_1617996732-836.jpg" text:style-name="Internet_20_link" text:visited-style-name="Visited_20_Internet_20_Link">
630_360_16179...</text:a>
"]</text:p>
      <text:p text:style-name="P4">
标签: ['Росія', 'Буданов', 'Війна з Росією']</text:p>
      <text:p text:style-name="P4">
类型: Article</text:p>
      <!--METADATA-->
      <text:p text:style-name="P4">
<draw:frame draw:style-name="fr1" draw:name="Image233" text:anchor-type="as-char" svg:width="6.9236in" svg:height="3.956343in" draw:z-index="0">
<draw:image xlink:href="../Images/yкринформ/2023-05-19T23-29-00-03-00/630_360_1617996732-836.jpg" xlink:type="simple" xlink:show="embed" xlink:actuate="onLoad" draw:mime-type="image/jpeg"/>
</draw:frame>
据古尔·古尔(Gur Gur)国防部西里尔·鲁达诺夫(Cyril Rudanov)称，俄罗斯将被击败，其修改过程将开始。</text:p>
      <text:p text:style-name="P4">
布达诺夫(Budanov)在接受采访时说，这是德米特里·科马罗夫(Dmitry Komarov)的特别投影的一部分。 命令，”乌克林福姆报告。</text:p>
      <text:p text:style-name="P4">
“俄罗斯会改变……新的国家形态会出现在其领土上吗？ 俄罗斯人对此一无所知。”布达诺夫说服。</text:p>
      <text:p text:style-name="P4">
他指出，在俄罗斯联邦中的失败越多，其变革的过程就越快。 根据古尔(Gur)的负责人的说法，世界不需要<text:a xlink:type="simple" xlink:href="https://www.ukrinform.ua/tag-rosia" text:style-name="Internet_20_link" text:visited-style-name="Visited_20_Internet_20_Link">
</text:a>
以现在的形式。</text:p>
      <text:p text:style-name="P4">
<text:span text:style-name="T4">
另请阅读：</text:span>
 <text:a xlink:type="simple" xlink:href="https://www.ukrinform.ua/rubric-ato/3710134-budanov-80-zaav-prigozina-e-cistou-pravdou.html" text:style-name="Internet_20_link" text:visited-style-name="Visited_20_Internet_20_Link">
<text:span text:style-name="T4">
 Budanov </text:span>
</text:a>
据报道，布达诺夫说，俄罗斯已经开始为自2007年以来的反乌克兰侵略做准备，并开始开始全面入侵2021年。</text:p>
      <text:p text:style-name="P4">
News Source: <text:a xlink:type="simple" xlink:href="https://www.ukrinform.ua/rubric-ato/3711647-kerivnik-gur-na-teritorii-rosii-zavlatsa-novi-derzavni-utvorenna.html" text:style-name="Internet_20_link" text:visited-style-name="Visited_20_Internet_20_Link">
https://www.ukrinform.ua/rubric-ato/3711647-kerivnik-gur-na-teritorii-rosii-zavlatsa-novi-derzavni-utvorenna.html</text:a>
</text:p>
      <!--NEWS-->
      <text:h text:style-name="P10" text:outline-level="1">
<text:span text:style-name="T4">
“战斗机联盟”对于挽救数千名平民生命非常重要 -  OP的负责人</text:span>
</text:h>
      <text:p text:style-name="P4">
作者: Ukrinform (Person)</text:p>
      <text:p text:style-name="P4">
出版商: Укринформ (Organization)</text:p>
      <text:p text:style-name="P4">
出版时间: 2023-05-19T23:36:00+03:00</text:p>
      <text:p text:style-name="P4">
修改时间: 2023-05-19T23:36:00+03:00</text:p>
      <text:p text:style-name="P4">
描述: 不同国家支持国际战斗机联盟的决定对于挽救数千名平民乌克兰人的生命以及击败无情的俄罗斯侵略者的胜利至关重要。  - 乌克林。</text:p>
      <text:p text:style-name="P4">
图片: ["<text:a xlink:type="simple" xlink:href="https://static.ukrinform.com/photos/2022_10/thumb_files/630_360_1667055046-635.jpeg" text:style-name="Internet_20_link" text:visited-style-name="Visited_20_Internet_20_Link">
630_360_16670...</text:a>
"]</text:p>
      <text:p text:style-name="P4">
标签: ['Літак', 'Єрмак', 'Війна з Росією', 'Коаліція винищувачів']</text:p>
      <text:p text:style-name="P4">
类型: Article</text:p>
      <!--METADATA-->
      <text:p text:style-name="P4">
<draw:frame draw:style-name="fr1" draw:name="Image234" text:anchor-type="as-char" svg:width="6.9236in" svg:height="3.956343in" draw:z-index="0">
<draw:image xlink:href="../Images/yкринформ/2023-05-19T23-36-00-03-00/630_360_1667055046-635.jpeg" xlink:type="simple" xlink:show="embed" xlink:actuate="onLoad" draw:mime-type="image/jpeg"/>
</draw:frame>
不同国家支持国际战斗机联盟的决定对于拯救数千名乌克兰人的生命以及击败鲁斯俄罗斯侵略者的胜利至关重要。</text:p>
      <text:p text:style-name="P4">
关于<text:a xlink:type="simple" xlink:href="https://t.me/ermaka2022/2723" text:style-name="Internet_20_link" text:visited-style-name="Visited_20_Internet_20_Link">
</text:a>
总统办公室Andriy Yermak报道说。</text:p>
      <text:p text:style-name="P4">
他指出，授予乌克兰的国际联盟现已成立。 将准备乌克兰飞行员的联合努力，空军将提供飞机。</text:p>
      <text:p text:style-name="P4">
“我们感谢民主国家，这些民主国家有助于保护我们的天空和我们的城市免受恐怖袭击。 我们感谢我们总统乔·贝登·扎迪亚(Joe Baiden Zaidya)和领导力，在战争期间再次证明。”耶尔马克(Yermak)写道。</text:p>
      <text:p text:style-name="P4">
据他介绍，支持国际战斗机联盟的决定对于拯救数千名平民和击败粗鲁侵略者的胜利极为重要。</text:p>
      <text:p text:style-name="P4">
<text:span text:style-name="T4">
另请阅读：</text:span>
 <text:a xlink:type="simple" xlink:href="https://www.ukrinform.ua/rubric-ato/3711575-ssa-pidtrimali-koaliciu-vinisuvaciv-zelenskij-vitae-risenna-bajdena.html" text:style-name="Internet_20_link" text:visited-style-name="Visited_20_Internet_20_Link">
<text:span text:style-name="T4">
战士</text:span>
</text:a>
OP负责人还感谢美国总统顾问Sullivan的国家安全：“这是一个很棒的团队合作。”</text:p>
      <text:p text:style-name="P4">
伊尔马克(Yermak)强调，乌克兰赞赏已经为安全的天空所做的，在与俄罗斯恐怖分子的战斗中有优势。</text:p>
      <text:p text:style-name="P4">
他回忆说，本周，英国总理瑞什苏纳克(Rishsunak)以及荷兰总理马克·鲁特(Mark Rutte)承诺将为乌克兰建立国际战斗机联盟。 现在正在形成。</text:p>
      <text:p text:style-name="P4">
<text:span text:style-name="T4">
另请阅读：</text:span>
 <text:a xlink:type="simple" xlink:href="https://www.ukrinform.ua/rubric-ato/3711637-dania-gotova-navcati-ukrainskih-pilotiv-na-f16-stefancuk.html" text:style-name="Internet_20_link" text:visited-style-name="Visited_20_Internet_20_Link">
<text:span text:style-name="T4">
 Stefanchuk </text:span>
</text:a>
“感谢您的领导。 要建立和启动，您需要很酷。 总统弗拉基米尔·泽伦斯基(Vladimir Zelensky)的团队工作。 让我们去自己。 我们的天空中不会有俄罗斯人。 我们地球上不会有。”耶尔马克研究。</text:p>
      <text:p text:style-name="P4">
外交大臣杜米特罗·库莱巴(Dmytro Kuleba)说，葡萄牙加入了该联盟，并准备培训乌克兰的飞行员和机械师。</text:p>
      <text:p text:style-name="P4">
_foto：op _</text:p>
      <text:p text:style-name="P4">
News Source: <text:a xlink:type="simple" xlink:href="https://www.ukrinform.ua/rubric-ato/3711648-koalicia-vinisuvaciv-ukraj-vazliva-dla-poratunku-tisac-zittiv-civilnih-glava-op.html" text:style-name="Internet_20_link" text:visited-style-name="Visited_20_Internet_20_Link">
https://www.ukrinform.ua/rubric-ato/3711648-koalicia-vinisuvaciv-ukraj-vazliva-dla-poratunku-tisac-zittiv-civilnih-glava-op.html</text:a>
</text:p>
      <!--NEWS-->
      <text:h text:style-name="P10" text:outline-level="1">
<text:span text:style-name="T4">
Trarea由于受伤将错过三个月</text:span>
</text:h>
      <text:p text:style-name="P4">
作者: Ukrinform (Person)</text:p>
      <text:p text:style-name="P4">
出版商: Укринформ (Organization)</text:p>
      <text:p text:style-name="P4">
出版时间: 2023-05-19T23:41:11+03:00</text:p>
      <text:p text:style-name="P4">
修改时间: 2023-05-19T23:41:11+03:00</text:p>
      <text:p text:style-name="P4">
描述: 前锋错过了对阵弗雷斯的比赛。  - 乌克林。</text:p>
      <text:p text:style-name="P4">
图片: ["<text:a xlink:type="simple" xlink:href="https://static.ukrinform.com/photos/2023_05/thumb_files/630_360_1684528712-447.jpg" text:style-name="Internet_20_link" text:visited-style-name="Visited_20_Internet_20_Link">
630_360_16845...</text:a>
"]</text:p>
      <text:p text:style-name="P4">
标签: ['Футбол', 'Шахтар']</text:p>
      <text:p text:style-name="P4">
类型: Article</text:p>
      <!--METADATA-->
      <text:p text:style-name="P4">
<draw:frame draw:style-name="fr1" draw:name="Image235" text:anchor-type="as-char" svg:width="6.9236in" svg:height="3.956343in" draw:z-index="0">
<draw:image xlink:href="../Images/yкринформ/2023-05-19T23-41-11-03-00/630_360_1684528712-447.jpg" xlink:type="simple" xlink:show="embed" xlink:actuate="onLoad" draw:mime-type="image/jpeg"/>
</draw:frame>
前锋对弗雷斯(Veres)释放了比赛。</text:p>
      <text:p text:style-name="P4">
Shakhtar前锋Lassin Trarea由于肌腱肌而错过三个月的时间<text:a xlink:type="simple" xlink:href="https://shakhtar.com/uk-ua/news/2023/may/19_news/19_igor-jovicevic/" text:style-name="Internet_20_link" text:visited-style-name="Visited_20_Internet_20_Link">
</text:a>
矿工的总教练伊戈尔·尤维切维奇(Igor Yovichevich(2：1)，报道乌克林福姆。</text:p>
      <text:p text:style-name="P4">
“ Trarea不会打三个月。 Traore有新的伤害。 Tendynitriecps。 我认为它将在会议前准备就绪。 这是一个重要的足球运动员，我们的足球。 尤其是在田野的外星一半中，它很好地扮演了军团，给我们的八个边锋提供了“氧气”。 也就是说，一位非常合格的时装球员。” Yovichevich说。</text:p>
      <text:p text:style-name="P4">
本赛季，特拉雷(Traore)在所有锦标赛中都为沙赫塔尔(Shakhtar)打了31场比赛，他在其中进行了锤击，并提供了四个富有成效的节目。</text:p>
      <text:p text:style-name="P4">
<text:span text:style-name="T4">
另请阅读：</text:span>
 <text:a xlink:type="simple" xlink:href="https://www.ukrinform.ua/rubric-sports/3711562-upl-sahtar-peregrav-veres-u-27mu-turi.html" text:style-name="Internet_20_link" text:visited-style-name="Visited_20_Internet_20_Link">
<text:span text:style-name="T4">
 shakhtar </text:span>
</text:a>
正如乌克林福姆(Ukrinform)报道的那样，沙克塔尔(Shakhtar)在乌克兰的积分榜上返回领导层，在下一场比赛中，矿工将在5月24日对阵黎明。</text:p>
      <text:p text:style-name="P4">
照片：shakhtar.com</text:p>
      <text:p text:style-name="P4">
News Source: <text:a xlink:type="simple" xlink:href="https://www.ukrinform.ua/rubric-sports/3711649-traore-propustit-tri-misaci-cerez-travmu.html" text:style-name="Internet_20_link" text:visited-style-name="Visited_20_Internet_20_Link">
https://www.ukrinform.ua/rubric-sports/3711649-traore-propustit-tri-misaci-cerez-travmu.html</text:a>
</text:p>
      <!--NEWS-->
      <text:h text:style-name="P10" text:outline-level="1">
<text:span text:style-name="T4">
胜利后，乌克兰正在等待领土重新整合的长期阶段-Budanov</text:span>
</text:h>
      <text:p text:style-name="P4">
作者: Ukrinform (Person)</text:p>
      <text:p text:style-name="P4">
出版商: Укринформ (Organization)</text:p>
      <text:p text:style-name="P4">
出版时间: 2023-05-19T23:43:00+03:00</text:p>
      <text:p text:style-name="P4">
修改时间: 2023-05-19T23:43:00+03:00</text:p>
      <text:p text:style-name="P4">
描述: 胜利结束后，乌克兰必须长期进行暂时占领领土的实际重新融合。  - 乌克林。</text:p>
      <text:p text:style-name="P4">
图片: ["<text:a xlink:type="simple" xlink:href="https://static.ukrinform.com/photos/2023_05/thumb_files/630_360_1684528686-968.png" text:style-name="Internet_20_link" text:visited-style-name="Visited_20_Internet_20_Link">
630_360_16845...</text:a>
"]</text:p>
      <text:p text:style-name="P4">
标签: ['Деокупація', 'Розвідка', 'Буданов', 'Війна з Росією']</text:p>
      <text:p text:style-name="P4">
类型: Article</text:p>
      <!--METADATA-->
      <text:p text:style-name="P4">
<draw:frame draw:style-name="fr1" draw:name="Image236" text:anchor-type="as-char" svg:width="6.9236in" svg:height="3.956343in" draw:z-index="0">
<draw:image xlink:href="../Images/yкринформ/2023-05-19T23-43-00-03-00/630_360_1684528686-968.png" xlink:type="simple" xlink:show="embed" xlink:actuate="onLoad" draw:mime-type="image/png"/>
</draw:frame>
获胜后，乌克兰必须经历临时相应领土的实际重新整合的长期阶段。</text:p>
      <text:p text:style-name="P4">
乌克兰·基里洛·布达马诺夫(Kirilo Budanov)国防部智力部主要局长说，在接受特别专业项目Dmitry Komarov采访时说。 幕后。</text:p>
      <text:p text:style-name="P4">
“我赢了所有这些事件。我会让您感到惊讶，但胜利将停止。我们正在等待一个相当困难的舞台，可以说我们领土的重新融入了很多年。九年来居住在俄罗斯的领导下<text:a xlink:type="simple" xlink:href="https://www.ukrinform.ua/tag-propaganda" text:style-name="Internet_20_link" text:visited-style-name="Visited_20_Internet_20_Link">
</text:a>
，他们已经有了对世界的另一种看法。 这并不像看起来那样容易。</text:p>
      <text:p text:style-name="P4">
他补充说，胜利的日子将被明确定义，然后将有很长的工作和漫长的时间。</text:p>
      <text:p text:style-name="P4">
<text:span text:style-name="T4">
另请阅读：</text:span>
 <text:a xlink:type="simple" xlink:href="https://www.ukrinform.ua/rubric-economy/3711514-urad-vidnis-do-prioritetnih-vidatki-na-vidnovlenna-roboti-ova-na-deokupovanih-teritoriah.html" text:style-name="Internet_20_link" text:visited-style-name="Visited_20_Internet_20_Link">
<text:span text:style-name="T4">
政府</text:span>
 <text:span text:style-name="T4">
分发</text:span>
 <text:span text:style-name="T4">
优先</text:span>
 <text:span text:style-name="T4">
 </text:span>
 <text:span text:style-name="T4">
支出</text:span>
<text:span text:style-name="T5">
重建</text:span>
<text:span text:style-name="T5">
 </text:span>
<text:span text:style-name="T5">
 </text:span>
<text:span text:style-name="T5">
 </text:span>
<text:span text:style-name="T5">
工作</text:span>
<text:span text:style-name="T5">
 </text:span>
<text:span text:style-name="T5">
 </text:span>
<text:span text:style-name="T5">
 ova </text:span>
<text:span text:style-name="T5">
 </text:span>
<text:span text:style-name="T5">
 </text:span>
<text:span text:style-name="T5">
 </text:span>
<text:span text:style-name="T5">
 </text:span>
<text:span text:style-name="T5">
 </text:span>
<text:span text:style-name="T5">
被解释</text:span>
<text:span text:style-name="T5">
 </text:span>
<text:span text:style-name="T5">
 </text:span>
<text:span text:style-name="T5">
 </text:span>
<text:span text:style-name="T5">
 </text:span>
<text:span text:style-name="T5">
 </text:span>
<text:span text:style-name="T5">
领土</text:span>
*</text:a>
“其次，我们将需要认真修改经济，看看将创建的新联盟和联盟的愿景。世界上将有一个新的安全性。它不仅将与我们有关。这是一个。这是一个因此，全球。因此，将有很多工作。”布达诺夫说。</text:p>
      <text:p text:style-name="P4">
据他说，在胜利之后，在很长一段时间内被占领的地区不应改变国家模型，可能需要“僵硬的手”。</text:p>
      <text:p text:style-name="P4">
正如乌克林福姆(Ukrinform)报道的那样，部长的内阁批准了该决议“准备稳定DE增强领土局势的行动<text:a xlink:type="simple" xlink:href="https://www.ukrinform.ua/rubric-regions/3708297-reintegracia-doneccini-i-lugansini-urad-shvaliv-postanovu-pro-persocergovi-kroki.html" text:style-name="Internet_20_link" text:visited-style-name="Visited_20_Internet_20_Link">
</text:a>
 ”.</text:p>
      <text:p text:style-name="P4">
News Source: <text:a xlink:type="simple" xlink:href="https://www.ukrinform.ua/rubric-ato/3711650-pisla-peremogi-ukrainu-cekae-bagatoricnij-etap-reintegracii-teritorij-budanov.html" text:style-name="Internet_20_link" text:visited-style-name="Visited_20_Internet_20_Link">
https://www.ukrinform.ua/rubric-ato/3711650-pisla-peremogi-ukrainu-cekae-bagatoricnij-etap-reintegracii-teritorij-budanov.html</text:a>
</text:p>
      <!--NEWS-->
      <text:h text:style-name="P10" text:outline-level="1">
<text:span text:style-name="T4">
在斯洛伐克，法院再次无罪，被指控组织记者谋杀</text:span>
</text:h>
      <text:p text:style-name="P4">
作者: Ukrinform (Person)</text:p>
      <text:p text:style-name="P4">
出版商: Укринформ (Organization)</text:p>
      <text:p text:style-name="P4">
出版时间: 2023-05-19T23:57:00+03:00</text:p>
      <text:p text:style-name="P4">
修改时间: 2023-05-19T23:57:00+03:00</text:p>
      <text:p text:style-name="P4">
描述: 斯洛伐克的法院证明了这位商人被指控在2018年组织了调查记者及其新娘。  - 乌克林。</text:p>
      <text:p text:style-name="P4">
图片: ["<text:a xlink:type="simple" xlink:href="https://static.ukrinform.com/photos/2023_05/thumb_files/630_360_1684529642-137.jpg" text:style-name="Internet_20_link" text:visited-style-name="Visited_20_Internet_20_Link">
630_360_16845...</text:a>
", "<text:a xlink:type="simple" xlink:href="https://static.ukrinform.com/photos/2023_05/1684529728-860.jpg" text:style-name="Internet_20_link" text:visited-style-name="Visited_20_Internet_20_Link">
1684529728-86...</text:a>
"]</text:p>
      <text:p text:style-name="P4">
标签: ['Суд', 'Журналіст', 'Словаччина', 'Вбивство']</text:p>
      <text:p text:style-name="P4">
类型: Article</text:p>
      <!--METADATA-->
      <text:p text:style-name="P4">
<draw:frame draw:style-name="fr1" draw:name="Image237" text:anchor-type="as-char" svg:width="6.9236in" svg:height="3.956343in" draw:z-index="0">
<draw:image xlink:href="../Images/yкринформ/2023-05-19T23-57-00-03-00/630_360_1684529642-137.jpg" xlink:type="simple" xlink:show="embed" xlink:actuate="onLoad" draw:mime-type="image/jpeg"/>
</draw:frame>
斯拉沃维纳法院为这位商人辩护，被指控在2018年组织了一名记者调查员及其新娘。</text:p>
      <text:p text:style-name="P4">
正如乌克林福姆报道的那样，它报告了<text:a xlink:type="simple" xlink:href="https://apnews.com/article/slovakia-journalist-jan-kuciak-marian-kocner-a021c3c2935ba3657c2675df1e4b1de9" text:style-name="Internet_20_link" text:visited-style-name="Visited_20_Internet_20_Link">
</text:a>
。</text:p>
      <text:p text:style-name="P4">
在布拉迪斯拉瓦(Bratislava)首都附近的Pesynok的专门刑事法院周五裁定，玛丽安·科茨纳(Marian Kotsner)对过去写过关于他的Yan Kutsiak的谋杀罪和他的新娘Martina Kusnirov是无辜的。</text:p>
      <text:p text:style-name="P4">
2018年，针对27岁年轻人的犯罪使该国震惊并造成了政府。</text:p>
      <text:p text:style-name="P4">
<draw:frame draw:style-name="fr1" draw:name="Image238" text:anchor-type="as-char" svg:width="6.9236in" svg:height="3.901573in" draw:z-index="0">
<draw:image xlink:href="../Images/yкринформ/2023-05-19T23-57-00-03-00/1684529728-860.jpg" xlink:type="simple" xlink:show="embed" xlink:actuate="onLoad" draw:mime-type="image/jpeg"/>
</draw:frame>
Jan Kutsyak Tamartina Kusnirov</text:p>
      <text:p text:style-name="P4">
法院表示，没有证明科茨纳是谋杀案的组织者。</text:p>
      <text:p text:style-name="P4">
位于维也纳的国际出版社称商人的理由为“令人震惊”。</text:p>
      <text:p text:style-name="P4">
同时，科茨纳的合伙人艾伦·杜佐夫(Allen Dzuzov)是一名调解员，犯有谋杀罪，并被判处25年徒刑。 三生移民以前被定罪并判处苛刻的条款。</text:p>
      <text:p text:style-name="P4">
该案尚未完成，因为检察官办公室和被告都可以申请。</text:p>
      <text:p text:style-name="P4">
<text:span text:style-name="T4">
另请阅读：</text:span>
 <text:a xlink:type="simple" xlink:href="https://www.ukrinform.ua/rubric-society/3710507-imi-zaklikalo-pravoohoronciv-zrobiti-prioritetom-rozsliduvanna-zlociniv-proti-zurnalistiv.html" text:style-name="Internet_20_link" text:visited-style-name="Visited_20_Internet_20_Link">
<text:span text:style-name="T4">
记者</text:span>
</text:a>
检察官办公室要求两位涉及无期徒刑的人。</text:p>
      <text:p text:style-name="P4">
被杀的父母在判决完成之前就离开了法庭。 Motherartins表示，他们将挑战这一决定。</text:p>
      <text:p text:style-name="P4">
2018年2月21日，Velka Maka Kutsyak的一所房子在胸口受伤，Akusnirov-头上。</text:p>
      <text:p text:style-name="P4">
据称，科茨纳威胁<text:a xlink:type="simple" xlink:href="https://www.ukrinform.ua/tag-zurnalist" text:style-name="Internet_20_link" text:visited-style-name="Visited_20_Internet_20_Link">
</text:a>
在发表有关他的业务的文章后。 检察官报告说，库特西亚克总共发表了九个有关商人的故事。 库赛克(Kutsyak)调查了耳朵被杀时可能的腐败。</text:p>
      <text:p text:style-name="P4">
佩西诺克法院第二次裁定。</text:p>
      <text:p text:style-name="P4">
正如乌克林福姆报道的那样，专家被判处记者谋杀。</text:p>
      <text:p text:style-name="P4">
_网站的第一张照片www.rte.ie _</text:p>
      <text:p text:style-name="P4">
News Source: <text:a xlink:type="simple" xlink:href="https://www.ukrinform.ua/rubric-world/3711653-u-slovaccini-sud-znovu-vipravdav-biznesmena-obvinuvacenogo-v-organizacii-vbivstva-zurnalista.html" text:style-name="Internet_20_link" text:visited-style-name="Visited_20_Internet_20_Link">
https://www.ukrinform.ua/rubric-world/3711653-u-slovaccini-sud-znovu-vipravdav-biznesmena-obvinuvacenogo-v-organizacii-vbivstva-zurnalista.html</text:a>
</text:p>
      <!--NEWS-->
      <text:h text:style-name="P10" text:outline-level="1">
<text:span text:style-name="T4">
NSDC讨论了如何加强国家网络安全系统</text:span>
</text:h>
      <text:p text:style-name="P4">
作者: ['АРМІЯINFORM']</text:p>
      <text:p text:style-name="P4">
时间: 2023-05-19T30:00:00-04:00</text:p>
      <text:p text:style-name="P4">
描述: 在乌克兰人的Aparati rnbo中，我在Zavodannya Grupi Skewannnya ...与乌克兰2022年的战争，与乌克兰的最新新闻，今天与乌克兰2022年的新闻战争，今天上次与乌克兰2022年，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31.03.23_kiberbezpeka-ssha.jpg" text:style-name="Internet_20_link" text:visited-style-name="Visited_20_Internet_20_Link">
31.03.23_kiberbezpeka-ssha.jpg</text:a>
']</text:p>
      <text:p text:style-name="P4">
标签: ['КІБЕРБЕЗПЕКА', 'РНБО']</text:p>
      <text:p text:style-name="P4">
类别: News</text:p>
      <!--METADATA-->
      <text:p text:style-name="P4">
<draw:frame draw:style-name="fr1" draw:name="Image239" text:anchor-type="as-char" svg:width="6.9236in" svg:height="4.598424in" draw:z-index="0">
<draw:image xlink:href="../Images/AРМІЯINFORM/2023-05-19T30-00-00-04-00/31.03.23_kiberbezpeka-ssha.jpg" xlink:type="simple" xlink:show="embed" xlink:actuate="onLoad" draw:mime-type="image/jpeg"/>
</draw:frame>
乌克兰的NSDC机构在网络安全领域举办了有关改善规范法律框架的工作组会议。</text:p>
      <text:p text:style-name="P4">
关于它<text:a xlink:type="simple" xlink:href="https://www.rnbo.gov.ua/ua/Diialnist/6346.html" text:style-name="Internet_20_link" text:visited-style-name="Visited_20_Internet_20_Link">
报告</text:a>
乌克兰国家安全和国防总裁。</text:p>
      <text:p text:style-name="P4">
参与者讨论了有关网络犯罪在行动条件下关键基础设施对象的效率的法案。</text:p>
      <text:p text:style-name="P4">
“有效的网络犯罪调查是国家的重要组成部分之一。 实施网络对国家安全的威胁不仅是由于攻击者的刑事行动，而且还归因于责任人对保护对国家信息系统的关键的非引用，这在武术条件下是不可接受的法律。 解决这个问题并指示该法案。 我相信我们将就这个问题达成共识，并实现必要的灾难。”</text:p>
      <text:p text:style-name="P4">
值得注意的是，该活动是由NSDC机构，乌克兰国防部，乌克兰信息特殊沟通和保护的国家服务部的专家参加的。</text:p>
      <text:p text:style-name="P4">
News Source: <text:a xlink:type="simple" xlink:href="https://armyinform.com.ua/2023/05/19/u-rnbo-obgovoryly-yak-posylyty-naczionalnu-systemu-kiberbezpeky/" text:style-name="Internet_20_link" text:visited-style-name="Visited_20_Internet_20_Link">
https://armyinform.com.ua/2023/05/19/u-rnbo-obgovoryly-yak-posylyty-naczionalnu-systemu-kiberbezpeky/</text:a>
</text:p>
      <!--NEWS-->
      <text:h text:style-name="P10" text:outline-level="1">
<text:span text:style-name="T4">
15年来，将由亲乌克兰公民的居民进行赫森地区的居民</text:span>
</text:h>
      <text:p text:style-name="P4">
作者: ['АРМІЯINFORM']</text:p>
      <text:p text:style-name="P4">
时间: 2023-05-19T31:00:00-04:00</text:p>
      <text:p text:style-name="P4">
描述: Meshkantsya Khersonshchini正在建立有关Pro -Ukrainian飞机的信息的养老金...与乌克兰2022年的战争，与乌克兰的最新新闻，今天与乌克兰2022年的新闻战争，今天，乌克兰和乌克兰之间的战争将会发生。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1/360_240_1582135276-970.jpg" text:style-name="Internet_20_link" text:visited-style-name="Visited_20_Internet_20_Link">
360_240_1582135276-970.jpg</text:a>
']</text:p>
      <text:p text:style-name="P4">
标签: ['ОФІС ГЕНПРОКУРОРА УКРАЇНИ', 'СУД']</text:p>
      <text:p text:style-name="P4">
类别: News</text:p>
      <!--METADATA-->
      <text:p text:style-name="P4">
<draw:frame draw:style-name="fr1" draw:name="Image240" text:anchor-type="as-char" svg:width="6.9236in" svg:height="4.617974in" draw:z-index="0">
<draw:image xlink:href="../Images/AРМІЯINFORM/2023-05-19T31-00-00-04-00/360_240_1582135276-970.jpg" xlink:type="simple" xlink:show="embed" xlink:actuate="onLoad" draw:mime-type="image/jpeg"/>
</draw:frame>
说明性照片</text:p>
      <text:p text:style-name="P4">
赫尔森地区的居民通过了有关亲乌克兰公民的信息的占领者，被判入狱15年。</text:p>
      <text:p text:style-name="P4">
关于它<text:a xlink:type="simple" xlink:href="https://www.gp.gov.ua/ua/posts/do-15-rokiv-za-gratami-zasudzeno-meskanuya-xersonshhini-yakii-zdavav-okupantam-informaciyu-pro-proukrayinski-nalastovanix-gromadyan" text:style-name="Internet_20_link" text:visited-style-name="Visited_20_Internet_20_Link">
报告</text:a>
乌克兰检察长办公室。</text:p>
      <text:p text:style-name="P4">
“法庭上的检察官证明，在2022年6月初，在定居点的临时发掘期间，一名44岁的男子与敌方Takovather Agressor的敌方村民信息活动合作，有关爱国有意识的村民的住所，“语句阅读。</text:p>
      <text:p text:style-name="P4">
被定罪的人亲自陪同入侵者到院子里。 根据他的信息，俄罗斯军方进行了搜查，适用于人们的心理和身体压力。</text:p>
      <text:p text:style-name="P4">
法院裁定该人犯有叛国罪。 在进入合法武力的句子之前，贵族将被拘留。</text:p>
      <text:p text:style-name="P4">
News Source: <text:a xlink:type="simple" xlink:href="https://armyinform.com.ua/2023/05/19/15-rokiv-za-gratamy-provede-meshkanecz-hersonshhyny-yakyj-zdavav-okupantam-proukrayinskyh-gromadyan/" text:style-name="Internet_20_link" text:visited-style-name="Visited_20_Internet_20_Link">
https://armyinform.com.ua/2023/05/19/15-rokiv-za-gratamy-provede-meshkanecz-hersonshhyny-yakyj-zdavav-okupantam-proukrayinskyh-gromadyan/</text:a>
</text:p>
      <!--NEWS-->
      <text:h text:style-name="P10" text:outline-level="1">
<text:span text:style-name="T4">
EVOROG：一百万乌克兰人已经利用了聊天机器人</text:span>
</text:h>
      <text:p text:style-name="P4">
作者: ['АРМІЯINFORM']</text:p>
      <text:p text:style-name="P4">
时间: 2023-05-19T32:00:00-04:00</text:p>
      <text:p text:style-name="P4">
描述: 已经Piv Miliona Smilivikh ukraintsyv解雇了聊天机器人。 关于众议院的工作...与乌克兰2022的战争，与乌克兰的战争是今天的最新消息，与乌克兰2022的新闻战是今天的最后一场新闻，乌克兰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5/yevorog-1.jpg" text:style-name="Internet_20_link" text:visited-style-name="Visited_20_Internet_20_Link">
yevorog-1.jpg</text:a>
']</text:p>
      <text:p text:style-name="P4">
标签: ['МИХАЙЛО ФЕДОРОВ', 'ЧАТБОТ ЄВОРОГ']</text:p>
      <text:p text:style-name="P4">
类别: News</text:p>
      <!--METADATA-->
      <text:p text:style-name="P4">
<draw:frame draw:style-name="fr1" draw:name="Image241" text:anchor-type="as-char" svg:width="6.9236in" svg:height="3.894525in" draw:z-index="0">
<draw:image xlink:href="../Images/AРМІЯINFORM/2023-05-19T32-00-00-04-00/yevorog-1.jpg" xlink:type="simple" xlink:show="embed" xlink:actuate="onLoad" draw:mime-type="image/jpeg"/>
</draw:frame>
已经有50万大胆的乌克兰人利用了聊天机器人Evorog。</text:p>
      <text:p text:style-name="P4">
关于它<text:a xlink:type="simple" xlink:href="https://t.me/zedigital/3148" text:style-name="Internet_20_link" text:visited-style-name="Visited_20_Internet_20_Link">
报告</text:a>
在他的电报中，关于教育，科学和技术发展，科学和技术发展的创新，发展，科学和技术的发展。</text:p>
      <text:p text:style-name="P4">
“我为所有人感到骄傲，谢谢。 您的智能手机已经变成了每天有助于防御力量的武器。 俄罗斯人意识到，他们一直是民间情报厅的细分。”</text:p>
      <text:p text:style-name="P4">
他补充说，当一个Colonurosian机械在其B100公里的路径中录制了9个定居点时，聊天机器人的消息有一些例子。</text:p>
      <text:p text:style-name="P4">
Viceremier说：“这证明，暂时占领的领土上的乌克兰人似乎并没有竭尽所能，使乌克兰国旗返回其城市或定居点。”</text:p>
      <text:p text:style-name="P4">
他在未来强调了占领部队，总部，弹药仓库，导弹综合大楼等的部署，以在telegram@evorog_bot中进行聊天。</text:p>
      <text:p text:style-name="P4">
但请记住安全规则：将数据传输到聊天机器人后，立即删除信件和照片/视频。</text:p>
      <text:p text:style-name="P4">
News Source: <text:a xlink:type="simple" xlink:href="https://armyinform.com.ua/2023/05/19/yevorog-piv-miljona-ukrayincziv-uzhe-skorystalysya-chatbotom/" text:style-name="Internet_20_link" text:visited-style-name="Visited_20_Internet_20_Link">
https://armyinform.com.ua/2023/05/19/yevorog-piv-miljona-ukrayincziv-uzhe-skorystalysya-chatbotom/</text:a>
</text:p>
      <!--NEWS-->
      <text:h text:style-name="P10" text:outline-level="1">
<text:span text:style-name="T4">
对托特居民的建议没有改变：不接收俄罗斯联邦的护照，离开或等待武装部队</text:span>
</text:h>
      <text:p text:style-name="P4">
作者: ['АРМІЯINFORM']</text:p>
      <text:p text:style-name="P4">
时间: 2023-05-19T33:00:00-04:00</text:p>
      <text:p text:style-name="P4">
描述: 在TSOMO副局长Irina Vereshchuk上，PID曾在电视频道上直接征求电视频道...与乌克兰2022年的战争，与乌克兰的最新新闻，《与乌克兰的新闻》 2022年与乌克兰的最新消息是今天的最后一场，将是今天的最后一场，将会在那里成为乌克兰和俄罗斯之间的战争，何时，何时，何时，何时，何时，何时，何时，何时，何时，何时，何时，何时，何时，何时，何时，何时，与乌克兰在2022年与众不同，是否会与乌克兰在不久的将来，与乌克兰的战争，今天的乌克兰新闻，乌克兰新闻，乌克兰媒体在俄罗斯的媒体</text:p>
      <text:p text:style-name="P4">
图片: ['<text:a xlink:type="simple" xlink:href="https://armyinform.com.ua/wp-content/uploads/2023/03/iryna-vereshhuk.jpeg" text:style-name="Internet_20_link" text:visited-style-name="Visited_20_Internet_20_Link">
iryna-vereshhuk.jpeg</text:a>
']</text:p>
      <text:p text:style-name="P4">
标签: ['РЕКОМЕНДАЦІЇ', 'ТИМЧАСОВО ОКУПОВАНІ ТЕРИТОРІЇ']</text:p>
      <text:p text:style-name="P4">
类别: News</text:p>
      <!--METADATA-->
      <text:p text:style-name="P4">
<draw:frame draw:style-name="fr1" draw:name="Image242" text:anchor-type="as-char" svg:width="6.9236in" svg:height="4.598424in" draw:z-index="0">
<draw:image xlink:href="../Images/AРМІЯINFORM/2023-05-19T33-00-00-04-00/iryna-vereshhuk.jpeg" xlink:type="simple" xlink:show="embed" xlink:actuate="onLoad" draw:mime-type="image/jpeg"/>
</draw:frame>
乌克兰Irina Vereshchuk的士兵少女</text:p>
      <text:p text:style-name="P4">
Irina Vereshchuk在RADA现场直播期间强调了这个Viceremer-Minister Irina Vereshchuk。 据她说，乌克兰政府将敌人的认证视为暂时占领领土的敌对认证是一种敌对武器。 敌人试图使他在乌克兰领土的逗留合法化是一种敌人工具。</text:p>
      <text:p text:style-name="P4">
Viceremier说，挽救生命的强迫护照不是犯罪。 但是，如果一个人在乌克兰立法方面已收到护照，崩溃或违法，则授权机构将在适当的时间进行法律评估。</text:p>
      <text:p text:style-name="P4">
“哈尔基夫和赫尔森地区的经验表明，正义将被恢复。因此，我想同时放心并警告人们：在这些事件的背景下，所有俄罗斯护照案件都将考虑在这些事件的背景下以及选择的选择。它发生了。 我们作为政府的建议仍然无意识：逃避与敌人的合作，如果可能的话，如果可能的话，不要接收护照 - 离开或等待武装部队。 我们会来的!” -Irina Vereshchuk总结。</text:p>
      <text:p text:style-name="P4">
<text:span text:style-name="T4">
资料来源：</text:span>
 <text:a xlink:type="simple" xlink:href="https://minre.gov.ua/2023/05/18/rekomendacziya-dlya-meshkancziv-tot-zalyshayetsya-nezminnoyu-za-mozhlyvosti-ne-otrymuvaty-vorozhi-pasporty-a-krashhe-vyyihaty-abo-dochekatysya-zsu/" text:style-name="Internet_20_link" text:visited-style-name="Visited_20_Internet_20_Link">
乌克兰暂时占领的终止的重返社会</text:a>
</text:p>
      <text:p text:style-name="P4">
News Source: <text:a xlink:type="simple" xlink:href="https://armyinform.com.ua/2023/05/19/rekomendacziya-dlya-meshkancziv-tot-zalyshayetsya-nezminnoyu-za-mozhlyvosti-ne-otrymuvaty-vorozhi-pasporty-a-krashhe-vyyihaty-abo-dochekatysya-zsu/" text:style-name="Internet_20_link" text:visited-style-name="Visited_20_Internet_20_Link">
https://armyinform.com.ua/2023/05/19/rekomendacziya-dlya-meshkancziv-tot-zalyshayetsya-nezminnoyu-za-mozhlyvosti-ne-otrymuvaty-vorozhi-pasporty-a-krashhe-vyyihaty-abo-dochekatysya-zsu/</text:a>
</text:p>
      <!--NEWS-->
      <text:h text:style-name="P10" text:outline-level="1">
<text:span text:style-name="T4">
法国大使访问了哈尔基夫地区的Raisi</text:span>
</text:h>
      <text:p text:style-name="P4">
作者: ['АРМІЯINFORM']</text:p>
      <text:p text:style-name="P4">
时间: 2023-05-19T34:00:00-04:00</text:p>
      <text:p text:style-name="P4">
描述: 爆发了弗朗萨乔科（Franzajoko Resbubnyki）的我匆忙的大使袭击乌克兰·丰森（Ukrainian Fontsen）...与乌克兰2022年的战争，与乌克兰的最新消息，今天与乌克兰的新闻，今天与乌克兰2022年的新闻，今天，乌克兰和俄罗斯之间的战争将发生，乌克兰和俄罗斯之间的战争，以及什么时候，当乌克兰的战争以及一场战争他们在2022年与乌克兰有一年</text:p>
      <text:p text:style-name="P4">
图片: ['<text:a xlink:type="simple" xlink:href="https://armyinform.com.ua/wp-content/uploads/2023/05/fwbjullwiaeu-yn-e1684432438317.jpg" text:style-name="Internet_20_link" text:visited-style-name="Visited_20_Internet_20_Link">
fwbjullwiaeu-yn-e1684432438317.jpg</text:a>
', '<text:a xlink:type="simple" xlink:href="https://armyinform.com.ua/wp-content/uploads/2023/05/fwbjst-wiaic-uz-150x150.jpg" text:style-name="Internet_20_link" text:visited-style-name="Visited_20_Internet_20_Link">
fwbjst-wiaic-uz-150x150.jpg</text:a>
', '<text:a xlink:type="simple" xlink:href="https://armyinform.com.ua/wp-content/uploads/2023/05/fwbjrniwyaatgze-150x150.jpg" text:style-name="Internet_20_link" text:visited-style-name="Visited_20_Internet_20_Link">
fwbjrniwyaatgze-150x150.jpg</text:a>
', '<text:a xlink:type="simple" xlink:href="https://armyinform.com.ua/wp-content/uploads/2023/05/fwbjtonwcaadtoc-150x150.jpg" text:style-name="Internet_20_link" text:visited-style-name="Visited_20_Internet_20_Link">
fwbjtonwcaadtoc-150x150.jpg</text:a>
']</text:p>
      <text:p text:style-name="P4">
标签: ['ІЗЮМ', 'НАДЗВИЧАЙНИЙ І\xa0ПОВНОВАЖНИЙ ПОСОЛ ФРАНЦУЗЬКОЇ РЕСПУБЛІКИ В\xa0УКРАЇНІ']</text:p>
      <text:p text:style-name="P4">
类别: News</text:p>
      <!--METADATA-->
      <text:p text:style-name="P4">
<draw:frame draw:style-name="fr1" draw:name="Image243" text:anchor-type="as-char" svg:width="6.9236in" svg:height="6.490875in" draw:z-index="0">
<draw:image xlink:href="../Images/AРМІЯINFORM/2023-05-19T34-00-00-04-00/fwbjullwiaeu-yn-e1684432438317.jpg" xlink:type="simple" xlink:show="embed" xlink:actuate="onLoad" draw:mime-type="image/jpeg"/>
</draw:frame>
法兰西共和国驻乌克兰埃蒂安·遗嘱(Etienne Resceed)的大使在伊祖姆(Izum)访问了大规模埋葬的地方。</text:p>
      <text:p text:style-name="P4">
他<text:a xlink:type="simple" xlink:href="https://twitter.com/EdePoncins/status/1659234876195733507" text:style-name="Internet_20_link" text:visited-style-name="Visited_20_Internet_20_Link">
写</text:a>
在他的推文中。</text:p>
      <text:p text:style-name="P4">
“我再次在伊兹市，在俄罗斯年的占领月份中受到酷刑。 他们回到了乌克兰人被埋葬在巨大的地方的悲惨地方。 我们提醒我们，对俄罗斯战争罪的不受惩罚的斗争是法国的依据。”他的职位写道。</text:p>
      <text:p text:style-name="P4">
<text:a xlink:type="simple" xlink:href="https://armyinform.com.ua/wp-content/uploads/2023/05/fwbjst-wiaic-uz.jpg" text:style-name="Internet_20_link" text:visited-style-name="Visited_20_Internet_20_Link">
!(Images/AРМІЯINFORM/2023-05-19T34-00-00-04-00/fwbjst-wiaic-uz-150x150.jpg)</text:a>
</text:p>
      <text:p text:style-name="P4">
<text:a xlink:type="simple" xlink:href="https://armyinform.com.ua/wp-content/uploads/2023/05/fwbjrniwyaatgze.jpg" text:style-name="Internet_20_link" text:visited-style-name="Visited_20_Internet_20_Link">
<draw:frame draw:style-name="fr1" draw:name="Image244" text:anchor-type="as-char" svg:width="6.9236in" svg:height="6.9236in" draw:z-index="0">
<draw:image xlink:href="../Images/AРМІЯINFORM/2023-05-19T34-00-00-04-00/fwbjrniwyaatgze-150x150.jpg" xlink:type="simple" xlink:show="embed" xlink:actuate="onLoad" draw:mime-type="image/jpeg"/>
</draw:frame>
</text:a>
</text:p>
      <text:p text:style-name="P4">
<text:a xlink:type="simple" xlink:href="https://armyinform.com.ua/wp-content/uploads/2023/05/fwbjtonwcaadtoc.jpg" text:style-name="Internet_20_link" text:visited-style-name="Visited_20_Internet_20_Link">
<draw:frame draw:style-name="fr1" draw:name="Image245" text:anchor-type="as-char" svg:width="6.9236in" svg:height="6.9236in" draw:z-index="0">
<draw:image xlink:href="../Images/AРМІЯINFORM/2023-05-19T34-00-00-04-00/fwbjtonwcaadtoc-150x150.jpg" xlink:type="simple" xlink:show="embed" xlink:actuate="onLoad" draw:mime-type="image/jpeg"/>
</draw:frame>
</text:a>
</text:p>
      <text:p text:style-name="P4">
News Source: <text:a xlink:type="simple" xlink:href="https://armyinform.com.ua/2023/05/19/posol-francziyi-vdruge-vidvidav-izyum-na-harkivshhyni/" text:style-name="Internet_20_link" text:visited-style-name="Visited_20_Internet_20_Link">
https://armyinform.com.ua/2023/05/19/posol-francziyi-vdruge-vidvidav-izyum-na-harkivshhyni/</text:a>
</text:p>
      <!--NEWS-->
      <text:h text:style-name="P10" text:outline-level="1">
<text:span text:style-name="T4">
无人机军：近500名佩加斯</text:span>
</text:h>
      <text:p text:style-name="P4">
作者: ['АРМІЯINFORM']</text:p>
      <text:p text:style-name="P4">
时间: 2023-05-19T35:00:00-04:00</text:p>
      <text:p text:style-name="P4">
描述: 乌克兰的Zahisniki在Nygaryachiy Dilyanka上的乌克兰人被Mayzhe 500 Drone-Kameskadze引爆...与乌克兰2022年的战争，与乌克兰的最新新闻，《与乌克兰2022年的新闻战争》，今天与乌克兰与乌克兰和俄罗斯之间的战争，乌克兰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novyj-proekt-10-768x432-1.webp" text:style-name="Internet_20_link" text:visited-style-name="Visited_20_Internet_20_Link">
novyj-proekt-10-768x432-1.webp</text:a>
']</text:p>
      <text:p text:style-name="P4">
标签: ['UNITED24', 'АРМІЯ ДРОНІВ', 'МИХАЙЛО ФЕДОРОВ']</text:p>
      <text:p text:style-name="P4">
类别: News</text:p>
      <!--METADATA-->
      <text:p text:style-name="P4">
<draw:frame draw:style-name="fr1" draw:name="Image246" text:anchor-type="as-char" svg:width="6.9236in" svg:height="3.894525in" draw:z-index="0">
<draw:image xlink:href="../ConvertedIMGs/AРМІЯINFORM/2023-05-19T35-00-00-04-00/novyj-proekt-10-768x432-1.png" xlink:type="simple" xlink:show="embed" xlink:actuate="onLoad" draw:mime-type="image/png"/>
</draw:frame>
乌克兰的防守者在最热门的阵地上获得了无人机军队的近500次无人机 - 卡米卡德兹飞马。</text:p>
      <text:p text:style-name="P4">
关于它<text:a xlink:type="simple" xlink:href="https://t.me/zedigital/3149" text:style-name="Internet_20_link" text:visited-style-name="Visited_20_Internet_20_Link">
报告</text:a>
Zinnovations，乌克兰Mikhail Fedorov数字化转型的教育，科学和技术艰苦发展的Zinnovations的替代人。</text:p>
      <text:p text:style-name="P4">
“得益于您通过United24对无人机军队的支持，将近500架无人机移交给了战斗机到前线最热的地区。 快速，机动，能够令人尴尬的准确性。 更多的无人机是挽救的生命，”消息写道。</text:p>
      <text:p text:style-name="P4">
他补充说，Drons-Kamikadze掌握在无人机军队的专业飞行员手中，是炮兵的强大补充。 快速，可操纵的，能够用狙击手击中目标。</text:p>
      <text:p text:style-name="P4">
他们还展示了特种部队无人驾驶飞机“佩加斯”的工作结果。</text:p>
      <text:p text:style-name="P4">
帖子写道：“将一辆带占领者的货车与占领者占领。”</text:p>
      <text:p text:style-name="P4">
News Source: <text:a xlink:type="simple" xlink:href="https://armyinform.com.ua/2023/05/19/armiya-droniv-majzhe-500-droniv-pegas-peredaly-oboronczyam-na-najgaryachishyh-dilyankah-frontu/" text:style-name="Internet_20_link" text:visited-style-name="Visited_20_Internet_20_Link">
https://armyinform.com.ua/2023/05/19/armiya-droniv-majzhe-500-droniv-pegas-peredaly-oboronczyam-na-najgaryachishyh-dilyankah-frontu/</text:a>
</text:p>
      <!--NEWS-->
      <text:h text:style-name="P10" text:outline-level="1">
<text:span text:style-name="T4">
在ZPP中留下俄罗斯联邦的军队是整个非洲大陆核安全的风险-Herman Galushchenko</text:span>
</text:h>
      <text:p text:style-name="P4">
作者: ['АРМІЯINFORM']</text:p>
      <text:p text:style-name="P4">
时间: 2023-05-19T36:00:00-04:00</text:p>
      <text:p text:style-name="P4">
描述: Kozhna Khvilina在Rosiyskiyi I Techniki的大师赛中举行了集会，Dry Riziki ...与乌克兰2022年的战争，与乌克兰的最新新闻，今天与乌克兰2022年的新闻战争，今天，乌克兰和俄罗斯和俄罗斯和俄罗斯和俄罗斯和俄罗斯和俄罗斯和俄罗斯与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5/630_360_1659601205-271.jpg" text:style-name="Internet_20_link" text:visited-style-name="Visited_20_Internet_20_Link">
630_360_1659601205-271.jpg</text:a>
']</text:p>
      <text:p text:style-name="P4">
标签: ['ГЕРМАН ГАЛУЩЕНКО', 'ЗАПОРІЗЬКА АЕС', 'ЯДЕРНА БЕЗПЕКА']</text:p>
      <text:p text:style-name="P4">
类别: News</text:p>
      <!--METADATA-->
      <text:p text:style-name="P4">
<draw:frame draw:style-name="fr1" draw:name="Image247" text:anchor-type="as-char" svg:width="6.9236in" svg:height="3.956343in" draw:z-index="0">
<draw:image xlink:href="../Images/AРМІЯINFORM/2023-05-19T36-00-00-04-00/630_360_1659601205-271.jpg" xlink:type="simple" xlink:show="embed" xlink:actuate="onLoad" draw:mime-type="image/jpeg"/>
</draw:frame>
住在俄罗斯军事和设备的每一分钟 - 整个非洲大陆的核和辐射安全风险。</text:p>
      <text:p text:style-name="P4">
这个<text:a xlink:type="simple" xlink:href="https://www.kmu.gov.ua/news/perebuvannia-viiskovykh-rf-na-terytorii-zaes-nese-ryzyky-dlia-iadernoi-bezpeky-vsoho-kontynentu-herman-halushchenko" text:style-name="Internet_20_link" text:visited-style-name="Visited_20_Internet_20_Link">
注明</text:a>
乌克兰赫尔曼·盖申科的能源部长在简报中，该国的提案安全局势是中国政府代表团在霍利症上的代表团，并与中国政府特别代表欧亚大陆代表欧亚·李·休伊(Eurasia Lee Huey)。</text:p>
      <text:p text:style-name="P4">
能源部负责人向外国客人通报了与占领俄罗斯Zaporizhhya NPP的危险和风险。</text:p>
      <text:p text:style-name="P4">
赫尔曼·加鲁申科(Herman Galushchenko)指出，俄罗斯人违反了所有七个主要的核安全。 他们继续以人质施加心理和身体压力。</text:p>
      <text:p text:style-name="P4">
“我们敦促国际社会严格应对俄罗斯犯下的核恐怖主义事实。 为了确保ZPPC的核和辐射安全性，必须将其注册，非军事化并返回到乌克兰运营商的整个时间，这将确保物体的安全操作。”</text:p>
      <text:p text:style-name="P4">
News Source: <text:a xlink:type="simple" xlink:href="https://armyinform.com.ua/2023/05/19/perebuvannya-vijskovyh-rf-na-zaes-nese-ryzyky-dlya-yadernoyi-bezpeky-vsogo-kontynentu-german-galushhenko/" text:style-name="Internet_20_link" text:visited-style-name="Visited_20_Internet_20_Link">
https://armyinform.com.ua/2023/05/19/perebuvannya-vijskovyh-rf-na-zaes-nese-ryzyky-dlya-yadernoyi-bezpeky-vsogo-kontynentu-german-galushhenko/</text:a>
</text:p>
      <!--NEWS-->
      <text:h text:style-name="P10" text:outline-level="1">
<text:span text:style-name="T4">
武装部队的总参谋部报告了39枚导弹，39架飞机袭击俄罗斯联邦和东部的29架战斗</text:span>
</text:h>
      <text:p text:style-name="P4">
作者: ['АРМІЯINFORM']</text:p>
      <text:p text:style-name="P4">
时间: 2023-05-19T37:00:00-04:00</text:p>
      <text:p text:style-name="P4">
描述: 39枚AVISIYNI冲击的39枚导弹的对手，如此健康的是健康的……与乌克兰2022的战争，与乌克兰的战争是今天的最新消息，与乌克兰2022的战争是今天的最后一场，将是今天的战争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5/630_360_1667121269-457.jpg" text:style-name="Internet_20_link" text:visited-style-name="Visited_20_Internet_20_Link">
630_360_1667121269-457.jpg</text:a>
']</text:p>
      <text:p text:style-name="P4">
标签: ['ВІЙНА', 'ВОРОЖІ ОБСТРІЛИ', 'ГЕНШТАБ ЗСУ', 'ОПЕРАТИВНА ІНФОРМАЦІЯ']</text:p>
      <text:p text:style-name="P4">
类别: News</text:p>
      <!--METADATA-->
      <text:p text:style-name="P4">
<draw:frame draw:style-name="fr1" draw:name="Image248" text:anchor-type="as-char" svg:width="6.9236in" svg:height="3.956343in" draw:z-index="0">
<draw:image xlink:href="../Images/AРМІЯINFORM/2023-05-19T37-00-00-04-00/630_360_1667121269-457.jpg" xlink:type="simple" xlink:show="embed" xlink:actuate="onLoad" draw:mime-type="image/jpeg"/>
</draw:frame>
<text:span text:style-name="T4">
<text:span text:style-name="T5">
*🔥俄罗斯入侵的情况</text:span>
</text:span>
*</text:p>
      <text:p text:style-name="P4">
最后一天，敌人击中了39个火箭发射器和39架飞机罢工，以及50架火箭发射器的炮击。</text:p>
      <text:p text:style-name="P4">
关于这个<text:a xlink:type="simple" xlink:href="https://www.facebook.com/GeneralStaff.ua/posts/pfbid0BmwkMAiBygu3sYXJMvdaP6UNuAQDhreFacQQqcHSmj9m3XYxjwveNu4VUFpBbVCvl" text:style-name="Internet_20_link" text:visited-style-name="Visited_20_Internet_20_Link">
被引用</text:a>
在武装部队总参谋部的运营信息中。</text:p>
      <text:p text:style-name="P4">
敌人继续专注于利马，巴赫穆特，阿夫迪夫和马里因斯基的指示的巴赫穆特，阿夫迪夫和马林斯克的指示。 白天，在这些区域的这些区域中发生了29个战斗果酱。 最热门的战斗是由巴赫穆特塔玛林进行的。</text:p>
      <text:p text:style-name="P4">
同样在这个时代，俄罗斯联邦再次在乌克兰造成了大量的火箭袭击。 详细信息将在稍后发布。</text:p>
      <text:p text:style-name="P4">
总参谋部强调，整个乌克兰的进一步导弹和航空罢工的可能性仍然很高。</text:p>
      <text:p text:style-name="P4">
News Source: <text:a xlink:type="simple" xlink:href="https://armyinform.com.ua/2023/05/19/genshtab-zsu-povidomyv-pro-39-raketnyh-39-aviaczijnyh-udary-rf-i-29-bojovyh-zitknen-na-shodi/" text:style-name="Internet_20_link" text:visited-style-name="Visited_20_Internet_20_Link">
https://armyinform.com.ua/2023/05/19/genshtab-zsu-povidomyv-pro-39-raketnyh-39-aviaczijnyh-udary-rf-i-29-bojovyh-zitknen-na-shodi/</text:a>
</text:p>
      <!--NEWS-->
      <text:h text:style-name="P10" text:outline-level="1">
<text:span text:style-name="T4">
国防军击中了IP的七个站和三个炮兵部队</text:span>
</text:h>
      <text:p text:style-name="P4">
作者: ['АРМІЯINFORM']</text:p>
      <text:p text:style-name="P4">
时间: 2023-05-19T38:00:00-04:00</text:p>
      <text:p text:style-name="P4">
描述: pidrodili rakensh inichki i iurazilia of zoserdhennya ozbronna ta ...与乌克兰的战争，2022年的战争，与乌克兰的最新新闻，今天上次与乌克兰的新闻战争，今天与乌克兰的新闻战争，乌克兰和俄罗斯之间的战争将在乌克兰和俄罗斯之间发生战争，以及2022年2022年的战争他们会说，是否会在不久的将来与乌克兰进行战争，他们说，与乌克兰的战争，今天的乌克兰新闻，乌克兰的新闻，乌克兰的新闻</text:p>
      <text:p text:style-name="P4">
图片: ['<text:a xlink:type="simple" xlink:href="https://armyinform.com.ua/wp-content/uploads/2023/05/630_360_1681489070-713.jpg" text:style-name="Internet_20_link" text:visited-style-name="Visited_20_Internet_20_Link">
630_360_1681489070-713.jpg</text:a>
']</text:p>
      <text:p text:style-name="P4">
标签: ['ГЕНЕРАЛЬНИЙ ШТАБ ЗС УКРАЇНИ', 'ОПЕРАТИВНА ІНФОРМАЦІЯ']</text:p>
      <text:p text:style-name="P4">
类别: News</text:p>
      <!--METADATA-->
      <text:p text:style-name="P4">
<draw:frame draw:style-name="fr1" draw:name="Image249" text:anchor-type="as-char" svg:width="6.9236in" svg:height="3.956343in" draw:z-index="0">
<draw:image xlink:href="../Images/AРМІЯINFORM/2023-05-19T38-00-00-04-00/630_360_1681489070-713.jpg" xlink:type="simple" xlink:show="embed" xlink:actuate="onLoad" draw:mime-type="image/jpeg"/>
</draw:frame>
<text:span text:style-name="T4">
<text:span text:style-name="T5">
*🔥俄罗斯入侵的情况</text:span>
</text:span>
*</text:p>
      <text:p text:style-name="P4">
导弹部队和炮兵的划分袭击了塔维设备武器的集中，弹药组成，三个炮兵单位，敌人的防空导弹，七个车站电子斗争和一个雷达站。</text:p>
      <text:p text:style-name="P4">
关于这个<text:a xlink:type="simple" xlink:href="https://www.facebook.com/GeneralStaff.ua/posts/pfbid0BmwkMAiBygu3sYXJMvdaP6UNuAQDhreFacQQqcHSmj9m3XYxjwveNu4VUFpBbVCvl" text:style-name="Internet_20_link" text:visited-style-name="Visited_20_Internet_20_Link">
被引用</text:a>
在武装部队总参谋部的运营信息中。</text:p>
      <text:p text:style-name="P4">
在过去的24小时内，国防军的航空吸引了个人人员和敌方军事装备的集中。</text:p>
      <text:p text:style-name="P4">
另外，我们的后卫摧毁了21枚有翼的火箭和8种不同类型的敌人无人机。</text:p>
      <text:p text:style-name="P4">
News Source: <text:a xlink:type="simple" xlink:href="https://armyinform.com.ua/2023/05/19/syly-oborony-urazyly-sim-stanczij-reb-ta-try-artylerijski-pidrozdily/" text:style-name="Internet_20_link" text:visited-style-name="Visited_20_Internet_20_Link">
https://armyinform.com.ua/2023/05/19/syly-oborony-urazyly-sim-stanczij-reb-ta-try-artylerijski-pidrozdily/</text:a>
</text:p>
      <!--NEWS-->
      <text:h text:style-name="P10" text:outline-level="1">
<text:span text:style-name="T4">
敌人专注于四个目的地，bakhmut和Mar’ Yunko正在进行激烈的战斗</text:span>
</text:h>
      <text:p text:style-name="P4">
作者: ['АРМІЯINFORM']</text:p>
      <text:p text:style-name="P4">
时间: 2023-05-19T39:00:00-04:00</text:p>
      <text:p text:style-name="P4">
描述: 对手达利·佐（Dali Zo -Sudzhu），Zusillya，Zusillya在Limansky，Bakhmutskiy，...与乌克兰2022年的战争，与乌克兰与乌克兰的最新新闻，今天与乌克兰2022年的新闻战争，今天将在乌克兰和俄罗斯之间进行战争他们在2022年与乌克兰有一年</text:p>
      <text:p text:style-name="P4">
图片: ['<text:a xlink:type="simple" xlink:href="https://armyinform.com.ua/wp-content/uploads/2023/05/630_360_1682620469-597.jpg" text:style-name="Internet_20_link" text:visited-style-name="Visited_20_Internet_20_Link">
630_360_1682620469-597.jpg</text:a>
']</text:p>
      <text:p text:style-name="P4">
标签: ['ВІЙНА', 'ГЕНЕРАЛЬНИЙ ШТАБ ЗС УКРАЇНИ', 'ОПЕРАТИВНА ІНФОРМАЦІЯ']</text:p>
      <text:p text:style-name="P4">
类别: News</text:p>
      <!--METADATA-->
      <text:p text:style-name="P4">
<draw:frame draw:style-name="fr1" draw:name="Image250" text:anchor-type="as-char" svg:width="6.9236in" svg:height="3.956343in" draw:z-index="0">
<draw:image xlink:href="../Images/AРМІЯINFORM/2023-05-19T39-00-00-04-00/630_360_1682620469-597.jpg" xlink:type="simple" xlink:show="embed" xlink:actuate="onLoad" draw:mime-type="image/jpeg"/>
</draw:frame>
<text:span text:style-name="T4">
<text:span text:style-name="T5">
*🔥俄罗斯入侵的情况</text:span>
</text:span>
*</text:p>
      <text:p text:style-name="P4">
敌人继续将主要努力集中在Lyman，Bakhmut，Avdiiv和Mariinsky的方向上。 在战斗的震中 - 巴赫穆特·塔玛林。</text:p>
      <text:p text:style-name="P4">
关于这个<text:a xlink:type="simple" xlink:href="https://www.facebook.com/GeneralStaff.ua/posts/pfbid0BmwkMAiBygu3sYXJMvdaP6UNuAQDhreFacQQqcHSmj9m3XYxjwveNu4VUFpBbVCvl" text:style-name="Internet_20_link" text:visited-style-name="Visited_20_Internet_20_Link">
被引用</text:a>
在武装部队总参谋部的运营信息中。</text:p>
      <text:p text:style-name="P4">
在Seversky，Slobozhansky和Kupyansk的指示，敌人被迫击炮和炮兵发射。</text:p>
      <text:p text:style-name="P4">
在最后一天，在利马方向上，进攻行动的敌人不是。</text:p>
      <text:p text:style-name="P4">
在巴赫穆特(Bakhmut)的方向上，敌人未能成功地朝着伊万尼夫斯克(Ivanivske)的居住状态踏上。</text:p>
      <text:p text:style-name="P4">
在Avdiivsky上 - 他朝着Severtnet Pervomaisko定居点的方向采取了进攻行动，没有成功。</text:p>
      <text:p text:style-name="P4">
在马林斯基(Mariinsky)的方向上，国防军部队反映了在马林卡(Marinka)市发生的众多袭击，以及在诺瓦米卡利夫卡(Novomikhailivka)方向的攻击。</text:p>
      <text:p text:style-name="P4">
在Zaporizhzhya和Kherson的指示中，敌人继续进行防御。</text:p>
      <text:p text:style-name="P4">
News Source: <text:a xlink:type="simple" xlink:href="https://armyinform.com.ua/2023/05/19/vorog-zoseredyvsya-na-chotyroh-napryamkah-za-bahmut-i-maryinku-vedutsya-vazhki-boyi/" text:style-name="Internet_20_link" text:visited-style-name="Visited_20_Internet_20_Link">
https://armyinform.com.ua/2023/05/19/vorog-zoseredyvsya-na-chotyroh-napryamkah-za-bahmut-i-maryinku-vedutsya-vazhki-boyi/</text:a>
</text:p>
      <!--NEWS-->
      <text:h text:style-name="P10" text:outline-level="1">
<text:span text:style-name="T4">
在卢甘斯克当地医院，占领者变成了一家军事医院</text:span>
</text:h>
      <text:p text:style-name="P4">
作者: ['АРМІЯINFORM']</text:p>
      <text:p text:style-name="P4">
时间: 2023-05-19T40:00:00-04:00</text:p>
      <text:p text:style-name="P4">
描述: 在Zv'yazka，带有大卫生高处，Rosiskis的Prapats和房间...与乌克兰2022年的战争，与乌克兰的最新新闻，今天与乌克兰的新闻，乌克兰2022年最后一次与乌克兰进行战争，将在乌克兰和俄罗斯和俄罗斯之间以及何时在俄罗斯和俄罗斯之间发动战争与乌克兰与乌克兰的战争将是不可行</text:p>
      <text:p text:style-name="P4">
图片: ['<text:a xlink:type="simple" xlink:href="https://armyinform.com.ua/wp-content/uploads/2023/05/639993209788d-c303a064cc4d4e3ca9970acb00328288.webp" text:style-name="Internet_20_link" text:visited-style-name="Visited_20_Internet_20_Link">
639993209788d-c303a064cc4d4e3ca9970acb00328288.webp</text:a>
']</text:p>
      <text:p text:style-name="P4">
标签: ['ГЕНЕРАЛЬНИЙ ШТАБ ЗС УКРАЇНИ', 'ОПЕРАТИВНА ІНФОРМАЦІЯ', 'ПВК "ВАГНЕР"']</text:p>
      <text:p text:style-name="P4">
类别: News</text:p>
      <!--METADATA-->
      <text:p text:style-name="P4">
<draw:frame draw:style-name="fr1" draw:name="Image251" text:anchor-type="as-char" svg:width="6.9236in" svg:height="3.894525in" draw:z-index="0">
<draw:image xlink:href="../ConvertedIMGs/AРМІЯINFORM/2023-05-19T40-00-00-04-00/639993209788d-c303a064cc4d4e3ca9970acb00328288.png" xlink:type="simple" xlink:show="embed" xlink:actuate="onLoad" draw:mime-type="image/png"/>
</draw:frame>
<text:span text:style-name="T4">
<text:span text:style-name="T5">
*🔥俄罗斯入侵的情况</text:span>
</text:span>
*</text:p>
      <text:p text:style-name="P4">
由于卫生损失巨大，俄罗斯入侵者越来越多地利用民用医疗机构出于自己的目的。</text:p>
      <text:p text:style-name="P4">
关于这个<text:a xlink:type="simple" xlink:href="https://www.facebook.com/GeneralStaff.ua/posts/pfbid0BmwkMAiBygu3sYXJMvdaP6UNuAQDhreFacQQqcHSmj9m3XYxjwveNu4VUFpBbVCvl" text:style-name="Internet_20_link" text:visited-style-name="Visited_20_Internet_20_Link">
被引用</text:a>
在武装部队总参谋部的运营信息中。</text:p>
      <text:p text:style-name="P4">
特别是在临时占领的卢甘斯克，入侵者使用居民医院作为军事医院。</text:p>
      <text:p text:style-name="P4">
在那里，他们与瓦格纳·佩克(Wagner Pec)的俄罗斯汤者联邦(Tangimans Federation)接待了受伤的军人。</text:p>
      <text:p text:style-name="P4">
News Source: <text:a xlink:type="simple" xlink:href="https://armyinform.com.ua/2023/05/19/u-lugansku-misczevu-likarnyu-okupanty-peretvoryly-na-vijskovyj-gospital/" text:style-name="Internet_20_link" text:visited-style-name="Visited_20_Internet_20_Link">
https://armyinform.com.ua/2023/05/19/u-lugansku-misczevu-likarnyu-okupanty-peretvoryly-na-vijskovyj-gospital/</text:a>
</text:p>
      <!--NEWS-->
      <text:h text:style-name="P10" text:outline-level="1">
<text:span text:style-name="T4">
空中国防军摧毁了16枚SHAHD和3翼的机芯导弹</text:span>
</text:h>
      <text:p text:style-name="P4">
作者: ['АРМІЯINFORM']</text:p>
      <text:p text:style-name="P4">
时间: 2023-05-19T41:00:00-04:00</text:p>
      <text:p text:style-name="P4">
描述: 在19岁的尼克（Nich）中，罗西斯基（Rosiyskiy）前往乌克兰人，乌克兰 - 斯基德诺伊（Ukrainian-Skhingnoye）...与乌克兰2022年的战争，与乌克兰的最新新闻，《与乌克兰的新闻战》 2022年是乌克兰和乌克兰的最后一场战争，乌克兰和乌克兰之间的战争将会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239503_b1be5f67e9yzf55cf13c59bd0a14f35a_orig_new_960x380_0.jpg" text:style-name="Internet_20_link" text:visited-style-name="Visited_20_Internet_20_Link">
239503_b1be5f67e9yzf55cf13c59bd0a14f35a_orig_new_960x380_0.jpg</text:a>
']</text:p>
      <text:p text:style-name="P4">
标签: ['SHAHED-136/131', 'КАЛІБРИ', 'КОМАНДУВАННЯ ПОВІТРЯНИХ СИЛ ЗСУ', 'ХРОНІКА ОБОРОНИ']</text:p>
      <text:p text:style-name="P4">
类别: News</text:p>
      <!--METADATA-->
      <text:p text:style-name="P4">
呢(Images/AРМІЯINFORM/2023-05-19T41-00-00-04-00/239503_b1be5f67e9yzf55cf13c59bd0a14f35a_orig_new_960x380_0.jpg)5月19日晚上，俄罗斯入侵者通过Shahd-136/131的冲击无人机从北部的方向袭击了乌克兰，而黑海的船只则袭击了乌克兰。</text:p>
      <text:p text:style-name="P4">
关于它<text:a xlink:type="simple" xlink:href="https://t.me/kpszsu/2524" text:style-name="Internet_20_link" text:visited-style-name="Visited_20_Internet_20_Link">
报告</text:a>
武装部队司令部。</text:p>
      <text:p text:style-name="P4">
记录了22个“ Shahamed”和6个“口径”。</text:p>
      <text:p text:style-name="P4">
声明说：“在这一夜间袭击中，乌克兰武装部队空军的中锋和南部的防空部队和手段宣布了三翼火箭和16架打击乐器的无人机。”</text:p>
      <text:p text:style-name="P4">
News Source: <text:a xlink:type="simple" xlink:href="https://armyinform.com.ua/2023/05/19/syly-ppo-znyshhyly-16-shahed-ta-try-krylati-rakety-kalibr/" text:style-name="Internet_20_link" text:visited-style-name="Visited_20_Internet_20_Link">
https://armyinform.com.ua/2023/05/19/syly-ppo-znyshhyly-16-shahed-ta-try-krylati-rakety-kalibr/</text:a>
</text:p>
      <!--NEWS-->
      <text:h text:style-name="P10" text:outline-level="1">
<text:span text:style-name="T4">
我们的后卫摧毁了Dniep​​er左岸的六个SAU“康乃馨” -Natalia Humeniuk</text:span>
</text:h>
      <text:p text:style-name="P4">
作者: ['Володимир Віват']</text:p>
      <text:p text:style-name="P4">
时间: 2023-05-19T42:00:00-04:00</text:p>
      <text:p text:style-name="P4">
描述: 在防御武力的Zoni Vidpovydalnosti部队，Vnochi Vydmien是一次航行...与乌克兰2022年的战争，与乌克兰与乌克兰的最新新闻，与乌克兰的新闻进行战争，与乌克兰2022年的新闻战争是乌克兰的最后一场战争，将是乌克兰之间的战争，将在乌克兰之间进行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2/11/2022-11-31-mykolayivshhyna1.jpg" text:style-name="Internet_20_link" text:visited-style-name="Visited_20_Internet_20_Link">
2022-11-31-mykolayivshhyna1.jpg</text:a>
']</text:p>
      <text:p text:style-name="P4">
标签: ['ЄДИНІ НОВИНИ', 'КРИВИЙ РІГ', 'МИКОЛАЇВЩИНА', 'НАТАЛІЯ ГУМЕНЮК', 'ХЕРСОНЩИНА']</text:p>
      <text:p text:style-name="P4">
类别: News</text:p>
      <!--METADATA-->
      <text:p text:style-name="P4">
<draw:frame draw:style-name="fr1" draw:name="Image252" text:anchor-type="as-char" svg:width="6.9236in" svg:height="5.1927in" draw:z-index="0">
<draw:image xlink:href="../Images/AРМІЯINFORM/2023-05-19T42-00-00-04-00/2022-11-31-mykolayivshhyna1.jpg" xlink:type="simple" xlink:show="embed" xlink:actuate="onLoad" draw:mime-type="image/jpeg"/>
</draw:frame>
在今晚乌克兰南部国防军的责任领域，今晚敌对的活动将重新开始。 海上基地“口径”的三个火箭是由我们在Mykolaiv地区设计的。 不幸的是，在Kryvyi Rih进行精确的工业生产受到打击，有关于受害者的信息，她已经得到了医疗援助。</text:p>
      <text:p text:style-name="P4">
据报道，这是由南部乌克兰南部国防部队1Rorra Natalia Humeniuk的国防军中心主要协调的国家马拉松“统一新闻”的报道。</text:p>
      <ul>
        <li>
敌人试图耗尽我们的反空气防御，并在碰撞国家事件的进一步发展中分裂成社会。</li>
      </ul>
      <text:p text:style-name="P4">
该官员还报告说，纳克森地区的运营状况仍然存在。 敌人正在积极试图进行空中智能。</text:p>
      <ul>
        <li>
我们继续柜台。 在过去的一天中，我们的捍卫者总结了Ugllan-10无人机，这是一个长长的视觉观察“ MUR”的综合体，以及Rocket-Artillery单位永远放在左翼六sau“ carnation”的地面上，敌人敌人在乌克兰南部的赫尔森地区开火。</li>
      </ul>
      <text:p text:style-name="P4">
News Source: <text:a xlink:type="simple" xlink:href="https://armyinform.com.ua/2023/05/19/nashi-zahysnyky-znyshhyly-shist-sau-gvozdyka-na-livomu-berezi-dnipra-nataliya-gumenyuk/" text:style-name="Internet_20_link" text:visited-style-name="Visited_20_Internet_20_Link">
https://armyinform.com.ua/2023/05/19/nashi-zahysnyky-znyshhyly-shist-sau-gvozdyka-na-livomu-berezi-dnipra-nataliya-gumenyuk/</text:a>
</text:p>
      <!--NEWS-->
      <text:h text:style-name="P10" text:outline-level="1">
<text:span text:style-name="T4">
圈养伞兵的亲戚会见了协调总部的代表</text:span>
</text:h>
      <text:p text:style-name="P4">
作者: ['АРМІЯINFORM']</text:p>
      <text:p text:style-name="P4">
时间: 2023-05-19T43:00:00-04:00</text:p>
      <text:p text:style-name="P4">
描述: 在协调的总部，Zustychy Zustychi，Blizkikhi Biitsiv Smremo ...与2022年与乌克兰的战争，与乌克兰的最新消息，今天与乌克兰的新闻，今天与乌克兰2022年的新闻，今天，乌克兰和俄罗斯之间的战争将与乌克兰和俄罗斯之间的战争他们说，乌克兰在2022年是否会有一年的时间，在不久的将来是否会与乌克兰进行战争</text:p>
      <text:p text:style-name="P4">
图片: ['<text:a xlink:type="simple" xlink:href="https://armyinform.com.ua/wp-content/uploads/2023/05/39efe113-522e-4ce5-a155-4e6e8374b840.jpg" text:style-name="Internet_20_link" text:visited-style-name="Visited_20_Internet_20_Link">
39efe113-522e-4ce5-a155-4e6e8374b840.jpg</text:a>
']</text:p>
      <text:p text:style-name="P4">
标签: ['ВІЙСЬКОВОПОЛОНЕНІ', 'ДЕСАНТНИКИ', 'КООРДИНАЦІЙНИЙ ШТАБ З ПИТАНЬ ПОВОДЖЕННЯ З ВІЙСЬКОВОПОЛОНЕНИМИ']</text:p>
      <text:p text:style-name="P4">
类别: News</text:p>
      <!--METADATA-->
      <text:p text:style-name="P4">
<draw:frame draw:style-name="fr1" draw:name="Image253" text:anchor-type="as-char" svg:width="6.9236in" svg:height="3.888755in" draw:z-index="0">
<draw:image xlink:href="../Images/AРМІЯINFORM/2023-05-19T43-00-00-04-00/39efe113-522e-4ce5-a155-4e6e8374b840.jpg" xlink:type="simple" xlink:show="embed" xlink:actuate="onLoad" draw:mime-type="image/jpeg"/>
</draw:frame>
协调总部与来自Zhytomyr地区的个人飞行器旅的亲戚和亲密士兵会面，该旅是乌克兰武装部队的登陆和攻击部队的一部分。 协调总部的代表，乌克兰的安全局与俘虏和失踪人员的家人进行了交流(联合中心)和红十字国际委员会。</text:p>
      <text:p text:style-name="P4">
关于它<text:a xlink:type="simple" xlink:href="https://t.me/Koord_shtab/1076" text:style-name="Internet_20_link" text:visited-style-name="Visited_20_Internet_20_Link">
报告</text:a>
协调询问战俘的询问总部。</text:p>
      <text:p text:style-name="P4">
据总部代表说，不可能说囚犯不能在某种程度上接触，因为他们可以移至其他地方。 侵略者国家不提供官方信息。 但是，可以从其他来源获得有关拘留地点的重要信息，包括那些已经没有被囚禁的捍卫者。</text:p>
      <text:p text:style-name="P4">
红十字会国际委员会的代表保证，非克萨斯州乔舍杰拉(ICRC Chopochera)无非是战俘，而不仅仅是那些被俄罗斯联邦国防部确认的人。</text:p>
      <text:p text:style-name="P4">
员工代表还提请注意以下事实：并非所有从囚禁中收到的信息都可以公开。</text:p>
      <text:p text:style-name="P4">
他补充说：“出版一些信息可能会对仍然无辜的人有害。”  - 我们的任务是捡起一切。”</text:p>
      <text:p text:style-name="P4">
分别讨论了有关乌克兰国家警察和军事部门的沟通问题的问题。</text:p>
      <text:p text:style-name="P4">
News Source: <text:a xlink:type="simple" xlink:href="https://armyinform.com.ua/2023/05/19/rodychi-polonenyh-desantnykiv-zustrilysya-z-predstavnykamy-koordynaczijnogo-shtabu-2/" text:style-name="Internet_20_link" text:visited-style-name="Visited_20_Internet_20_Link">
https://armyinform.com.ua/2023/05/19/rodychi-polonenyh-desantnykiv-zustrilysya-z-predstavnykamy-koordynaczijnogo-shtabu-2/</text:a>
</text:p>
      <!--NEWS-->
      <text:h text:style-name="P10" text:outline-level="1">
<text:span text:style-name="T4">
乌克兰防守者每天消除了600多名入侵者，摧毁了4个坦克和12个手工艺系统</text:span>
</text:h>
      <text:p text:style-name="P4">
作者: ['АРМІЯINFORM']</text:p>
      <text:p text:style-name="P4">
时间: 2023-05-19T44:00:00-04:00</text:p>
      <text:p text:style-name="P4">
描述: Zagalni Boyov，在02/24/22到05/19/23 Orintovo成为：...与乌克兰2022的战争，与乌克兰的战争，今天与乌克兰的最新消息，今天与乌克兰的新闻战争，今天与乌克兰的新闻战争，今天与乌克兰2022年一起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7805f05a-04d3-4435-974a-783a155892a2-scaled.jpg" text:style-name="Internet_20_link" text:visited-style-name="Visited_20_Internet_20_Link">
7805f05a-04d3-4435-974a-783a155892a2-scaled.jpg</text:a>
']</text:p>
      <text:p text:style-name="P4">
标签: ['STOPRUSSIA', 'АГРЕСІЯ РФ', 'ВТОРГНЕННЯ РФ', 'ВТРАТИ ВОРОГА', 'ГШ ЗСУ']</text:p>
      <text:p text:style-name="P4">
类别: News</text:p>
      <!--METADATA-->
      <text:p text:style-name="P4">
<draw:frame draw:style-name="fr1" draw:name="Image254" text:anchor-type="as-char" svg:width="6.9236in" svg:height="6.975527in" draw:z-index="0">
<draw:image xlink:href="../Images/AРМІЯINFORM/2023-05-19T44-00-00-04-00/7805f05a-04d3-4435-974a-783a155892a2-scaled.jpg" xlink:type="simple" xlink:show="embed" xlink:actuate="onLoad" draw:mime-type="image/jpeg"/>
</draw:frame>
敌人从24.02.22到19.05.23的全面战斗损失将定向：</text:p>
      <text:p text:style-name="P4">
<text:span text:style-name="T4">
<text:span text:style-name="T5">
人员 -  </text:span>
* 201760(+660)淘汰的人</text:span>
<text:span text:style-name="T5">
坦克 -  </text:span>
<text:span text:style-name="T5">
 3777(+4)</text:span>
<text:span text:style-name="T4">
战斗装甲车 -  </text:span>
 7377(+4)<text:span text:style-name="T4">
<text:span text:style-name="T5">
炮兵系统 -  </text:span>
<text:span text:style-name="T5">
 3210(+12)</text:span>
 </text:span>
 rszv- <text:span text:style-name="T4">
 564(+1)</text:span>
<text:span text:style-name="T5">
防空 -  </text:span>
<text:span text:style-name="T5">
 319(+1)</text:span>
<text:span text:style-name="T4">
飞机 -  </text:span>
 308(0)<text:span text:style-name="T4">
<text:span text:style-name="T5">
直升机 -  </text:span>
* 294(0)</text:span>
<text:span text:style-name="T5">
无人机手术战术水平 -  </text:span>
<text:span text:style-name="T5">
 2769(+10)</text:span>
<text:span text:style-name="T4">
有翼导弹 -  </text:span>
 1011(+21)<text:span text:style-name="T4">
<text:span text:style-name="T5">
船 /船 -  </text:span>
* 18(0)</text:span>
<text:span text:style-name="T5">
汽车设备和坦克 -  </text:span>
<text:span text:style-name="T5">
 6083(+10)</text:span>
<text:span text:style-name="T4">
特殊技术 -  </text:span>
 419(+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9.05.23。</text:p>
      <text:p text:style-name="P4">
News Source: <text:a xlink:type="simple" xlink:href="https://armyinform.com.ua/2023/05/19/ukrayinski-zahysnyky-za-dobu-likviduvaly-ponad-600-okupantiv-znyshhyly-4-tanky-i-12-artsystem/" text:style-name="Internet_20_link" text:visited-style-name="Visited_20_Internet_20_Link">
https://armyinform.com.ua/2023/05/19/ukrayinski-zahysnyky-za-dobu-likviduvaly-ponad-600-okupantiv-znyshhyly-4-tanky-i-12-artsystem/</text:a>
</text:p>
      <!--NEWS-->
      <text:h text:style-name="P10" text:outline-level="1">
<text:span text:style-name="T4">
在乌克兰沉默的时刻</text:span>
</text:h>
      <text:p text:style-name="P4">
作者: ['АРМІЯINFORM']</text:p>
      <text:p text:style-name="P4">
时间: 2023-05-19T45: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55" text:anchor-type="as-char" svg:width="6.9236in" svg:height="3.895992in" draw:z-index="0">
<draw:image xlink:href="../Images/AРМІЯINFORM/2023-05-19T45-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9/v-ukrayini-hvylyna-movchannya/" text:style-name="Internet_20_link" text:visited-style-name="Visited_20_Internet_20_Link">
https://armyinform.com.ua/2023/05/19/v-ukrayini-hvylyna-movchannya/</text:a>
</text:p>
      <!--NEWS-->
      <text:h text:style-name="P10" text:outline-level="1">
<text:span text:style-name="T4">
据报道怀疑一名高级班级俄罗斯军队，他下令占领戈斯托梅尔机场</text:span>
</text:h>
      <text:p text:style-name="P4">
作者: ['АРМІЯINFORM']</text:p>
      <text:p text:style-name="P4">
时间: 2023-05-19T46:00:00-04:00</text:p>
      <text:p text:style-name="P4">
描述: RF RF RF的Vistrich Viisk指挥官关于Pidozra U ...与乌克兰2022年战争，与乌克兰的最新新闻，今天与乌克兰的新闻战争，今天乌克兰和俄罗斯之间的战争会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photo-5400034378530277027-y.jpg" text:style-name="Internet_20_link" text:visited-style-name="Visited_20_Internet_20_Link">
photo-5400034378530277027-y.jpg</text:a>
']</text:p>
      <text:p text:style-name="P4">
标签: ['АГРЕСІЯ РФ', 'ВТОРГНЕННЯ РФ', 'ОФІС ГЕНЕРАЛЬНОГО ПРОКУРОРА УКРАЇНИ']</text:p>
      <text:p text:style-name="P4">
类别: News</text:p>
      <!--METADATA-->
      <text:p text:style-name="P4">
<draw:frame draw:style-name="fr1" draw:name="Image256" text:anchor-type="as-char" svg:width="6.9236in" svg:height="4.662612in" draw:z-index="0">
<draw:image xlink:href="../Images/AРМІЯINFORM/2023-05-19T46-00-00-04-00/photo-5400034378530277027-y.jpg" xlink:type="simple" xlink:show="embed" xlink:actuate="onLoad" draw:mime-type="image/jpeg"/>
</draw:frame>
在采取故意行动以改变领土和乌克兰州边界的俄罗斯联邦武装部队空军副指挥官，以谋取蓄意行动，导致人民和人民死亡。在侵略性的管理中。</text:p>
      <text:p text:style-name="P4">
根据调查，俄罗斯联邦武装部队的军人通过使用武装部队的陆军航空公司的单位组织了俄罗斯联邦空降军事力量的部队的准备和长期命令在俄罗斯联邦的武装部队中，在乌克兰领土上击败了目标目标和其他物体。 其中包括ATP“ Antonov”的Kyiv-Antonov-2飞机场。</text:p>
      <text:p text:style-name="P4">
因此，它确保了俄罗斯乌克兰联合会占领的武装部队对占领的武装部队的大规模入侵。</text:p>
      <text:p text:style-name="P4">
犯罪嫌疑人的这些行动导致包括儿童在内的人们的死亡，以获得不同严重程度的伤害。 以及以破坏建筑物，财产和基础设施的形式引起物质债券。</text:p>
      <text:p text:style-name="P4">
<text:span text:style-name="T4">
资料来源：</text:span>
 <text:a xlink:type="simple" xlink:href="https://www.gp.gov.ua/ua/posts/povidomleno-pro-pidozru-zastupniku-komanduyucogo-povitryano-desantnix-viisk-zs-rf-yakii-viddav-nakaz-na-urazennya-ta-zaxoplennya-nazemnix-cilei-na-teritoriyi-ukrayini" text:style-name="Internet_20_link" text:visited-style-name="Visited_20_Internet_20_Link">
_乌克兰检察长_的_PICE</text:a>
</text:p>
      <text:p text:style-name="P4">
News Source: <text:a xlink:type="simple" xlink:href="https://armyinform.com.ua/2023/05/19/povidomleno-pro-pidozru-vysokopostavlenomu-rosijskomu-vijskovomu-yakyj-nakazav-zahopyty-aerodrom-gostomelya/" text:style-name="Internet_20_link" text:visited-style-name="Visited_20_Internet_20_Link">
https://armyinform.com.ua/2023/05/19/povidomleno-pro-pidozru-vysokopostavlenomu-rosijskomu-vijskovomu-yakyj-nakazav-zahopyty-aerodrom-gostomelya/</text:a>
</text:p>
      <!--NEWS-->
      <text:h text:style-name="P10" text:outline-level="1">
<text:span text:style-name="T4">
日本将首次采取治疗受伤的乌克兰军队</text:span>
</text:h>
      <text:p text:style-name="P4">
作者: ['АРМІЯINFORM']</text:p>
      <text:p text:style-name="P4">
时间: 2023-05-19T47:00:00-04:00</text:p>
      <text:p text:style-name="P4">
描述: 在录制乌克兰人的Vidpovid上，对日本人的辩护称赞了Rishnnya关于Priyom Buck ...与乌克兰2022年的战争，与乌克兰的战争是今天的最新新闻，这是与乌克兰2022年的新闻，今天与乌克兰2022年的新闻战争，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5/medicine.jpg" text:style-name="Internet_20_link" text:visited-style-name="Visited_20_Internet_20_Link">
medicine.jpg</text:a>
']</text:p>
      <text:p text:style-name="P4">
标签: ['ДОПОМОГА ПАРТНЕРІВ', 'ЛІКУВАННЯ ТА РЕАБІЛІТАЦІЯ', 'СВІТ ПІДТРИМУЄ УКРАЇНУ', 'ЯПОНІЯ']</text:p>
      <text:p text:style-name="P4">
类别: News</text:p>
      <!--METADATA-->
      <text:p text:style-name="P4">
<draw:frame draw:style-name="fr1" draw:name="Image257" text:anchor-type="as-char" svg:width="6.9236in" svg:height="3.894525in" draw:z-index="0">
<draw:image xlink:href="../Images/AРМІЯINFORM/2023-05-19T47-00-00-04-00/medicine.jpg" xlink:type="simple" xlink:show="embed" xlink:actuate="onLoad" draw:mime-type="image/jpeg"/>
</draw:frame>
说明性照片</text:p>
      <text:p text:style-name="P4">
为了应对乌克兰的要求，日本国防部决定放弃两名乌克兰受伤的战士进行康复治疗。</text:p>
      <text:p text:style-name="P4">
这在[消息]中说明了(https://www.mod.go.jp/j/approach/exchange/area/2023/20230518_ukr-j.html)日本国防部。</text:p>
      <text:p text:style-name="P4">
根据该报告，乌克兰军人将于今年6月到达中央医院自卫队。</text:p>
      <text:p text:style-name="P4">
日本国防部报道：“日本国防部和自卫队将继续与国际社会合作，并将为乌克兰提供最大的支持。”</text:p>
      <text:p text:style-name="P4">
我们将提醒，乌克兰部长的内阁<text:a xlink:type="simple" xlink:href="https://armyinform.com.ua/2023/05/03/poranenym-vijskovym-sprostyly-vyyizd-na-likuvannya-za-kordon-rozyasnennya/" text:style-name="Internet_20_link" text:visited-style-name="Visited_20_Internet_20_Link">
简化</text:a>
向乌克兰捍卫者提及的机制。</text:p>
      <text:p text:style-name="P4">
News Source: <text:a xlink:type="simple" xlink:href="https://armyinform.com.ua/2023/05/19/yaponiya-vpershe-pryjme-na-likuvannya-poranenyh-ukrayinskyh-vijskovyh/" text:style-name="Internet_20_link" text:visited-style-name="Visited_20_Internet_20_Link">
https://armyinform.com.ua/2023/05/19/yaponiya-vpershe-pryjme-na-likuvannya-poranenyh-ukrayinskyh-vijskovyh/</text:a>
</text:p>
      <!--NEWS-->
      <text:h text:style-name="P10" text:outline-level="1">
<text:span text:style-name="T4">
Gur Fixes试图在媒体上传播有关乌克兰国防军的错误信息</text:span>
</text:h>
      <text:p text:style-name="P4">
作者: ['АРМІЯINFORM']</text:p>
      <text:p text:style-name="P4">
时间: 2023-05-19T48:00:00-04:00</text:p>
      <text:p text:style-name="P4">
描述: Ostannim在乌克兰的信息poli poli fesui of Rosostii关于...与乌克兰2022年的战争，与乌克兰的最新新闻，今天与乌克兰的新闻战争，今天上次与乌克兰的新闻战争，将在今天上次与乌克兰进行战争，将在乌克兰和俄罗斯之间发生战争，当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gur-1.jpg" text:style-name="Internet_20_link" text:visited-style-name="Visited_20_Internet_20_Link">
gur-1.jpg</text:a>
']</text:p>
      <text:p text:style-name="P4">
标签: ['АГРЕСІЯ РФ', 'ВТОРГНЕННЯ РФ', 'ГУР МОУ', 'РОСІЙСЬКА ДЕЗІНФОРМАЦІЯ']</text:p>
      <text:p text:style-name="P4">
类别: News</text:p>
      <!--METADATA-->
      <text:p text:style-name="P4">
<draw:frame draw:style-name="fr1" draw:name="Image258" text:anchor-type="as-char" svg:width="6.9236in" svg:height="3.894525in" draw:z-index="0">
<draw:image xlink:href="../Images/AРМІЯINFORM/2023-05-19T48-00-00-04-00/gur-1.jpg" xlink:type="simple" xlink:show="embed" xlink:actuate="onLoad" draw:mime-type="image/jpeg"/>
</draw:frame>
最近，在乌克兰信息领域记录了对各种媒体平台的直接错误信息的材料，旨在抹黑伊布朗的乌克兰安全部队。</text:p>
      <text:p text:style-name="P4">
关于它<text:a xlink:type="simple" xlink:href="https://gur.gov.ua/content/do-uvahy-predstavnykiv-zmi-bloheriv-ta-lideriv-suspilnoi-dumky.html" text:style-name="Internet_20_link" text:visited-style-name="Visited_20_Internet_20_Link">
报告</text:a>
乌克兰国防智力局主要局。</text:p>
      <text:p text:style-name="P4">
“此类建议也可以代表乌克兰特殊服务宣布。 在这种情况下，请保持警惕，以求助于执法。</text:p>
      <text:p text:style-name="P4">
News Source: <text:a xlink:type="simple" xlink:href="https://armyinform.com.ua/2023/05/19/gur-fiksuye-sproby-poshyrennya-u-media-dezinformacziyi-pro-syly-oborony-ukrayiny/" text:style-name="Internet_20_link" text:visited-style-name="Visited_20_Internet_20_Link">
https://armyinform.com.ua/2023/05/19/gur-fiksuye-sproby-poshyrennya-u-media-dezinformacziyi-pro-syly-oborony-ukrayiny/</text:a>
</text:p>
      <!--NEWS-->
      <text:h text:style-name="P10" text:outline-level="1">
<text:span text:style-name="T4">
钻石，铜，铝和恐怖分子的军事领导：英国对俄罗斯联邦实施了新的制裁</text:span>
</text:h>
      <text:p text:style-name="P4">
作者: ['АРМІЯINFORM']</text:p>
      <text:p text:style-name="P4">
时间: 2023-05-19T49:00:00-04:00</text:p>
      <text:p text:style-name="P4">
描述: 大英国在Suma 4 Millard上偷走了Rosiysky钻石的围栏...与乌克兰2022年的战争，与乌克兰的最新消息，今天与乌克兰的新闻，乌克兰2022年的《新闻战》，今天的最后一场战争，乌克兰和乌克兰之间的战争是否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russiandiamonds.jpg" text:style-name="Internet_20_link" text:visited-style-name="Visited_20_Internet_20_Link">
russiandiamonds.jpg</text:a>
']</text:p>
      <text:p text:style-name="P4">
标签: ['G7', 'STOPRUSSIA', 'АНТИРОСІЙСЬКІ САНКЦІЇ', 'ВЕЛИКА БРИТАНІЯ', 'ЕКОНОМІКА РФ', 'КРАХ ЕКОНОМІКИ РФ']</text:p>
      <text:p text:style-name="P4">
类别: News</text:p>
      <!--METADATA-->
      <text:p text:style-name="P4">
<draw:frame draw:style-name="fr1" draw:name="Image259" text:anchor-type="as-char" svg:width="6.9236in" svg:height="3.894525in" draw:z-index="0">
<draw:image xlink:href="../Images/AРМІЯINFORM/2023-05-19T49-00-00-04-00/russiandiamonds.jpg" xlink:type="simple" xlink:show="embed" xlink:actuate="onLoad" draw:mime-type="image/jpeg"/>
</draw:frame>
英国已宣布禁止供应俄罗斯钻石的400万美元，并限制了俄罗斯铜，铝和镍的进口。</text:p>
      <text:p text:style-name="P4">
这是在英国总理办公室中指出的，<text:a xlink:type="simple" xlink:href="https://www.gov.uk/government/news/new-sanctions-demonstrate-g7-resolve-on-russia" text:style-name="Internet_20_link" text:visited-style-name="Visited_20_Internet_20_Link">
报告</text:a>
英国政府新闻服务。</text:p>
      <text:p text:style-name="P4">
除了这些贸易措施外，英国政府还准备新的个人，以86人和普京的军事工业综合体以及参与关键收入来源的人，例如能源，金属和导航。 此外，他们将仅限于帮助绕过制裁的人。</text:p>
      <text:p text:style-name="P4">
“为了全球和平与安全，我们必须证明残酷的饱和度和胁迫没有果实。 根据当今的制裁忧郁，七大国家仍然是俄罗斯面部面前唯一的国家，并坚决支持我们对乌克兰的支持。 我们现在要去广岛，这是一个恐怖恐怖的城市。 在乌克兰和印度太平洋地区，我们需要加倍努力，以保护自由，民主和宽容的价值。</text:p>
      <text:p text:style-name="P4">
News Source: <text:a xlink:type="simple" xlink:href="https://armyinform.com.ua/2023/05/19/almazy-mid-alyuminij-ta-vijskove-kerivnycztvo-terorystiv-brytaniya-naklala-novi-sankcziyi-na-rf/" text:style-name="Internet_20_link" text:visited-style-name="Visited_20_Internet_20_Link">
https://armyinform.com.ua/2023/05/19/almazy-mid-alyuminij-ta-vijskove-kerivnycztvo-terorystiv-brytaniya-naklala-novi-sankcziyi-na-rf/</text:a>
</text:p>
      <!--NEWS-->
      <text:h text:style-name="P10" text:outline-level="1">
<text:span text:style-name="T4">
俄罗斯联邦对严重进攻行动的潜力完全耗尽-Cyril Budanov</text:span>
</text:h>
      <text:p text:style-name="P4">
作者: ['АРМІЯINFORM']</text:p>
      <text:p text:style-name="P4">
时间: 2023-05-19T50:00:00-04:00</text:p>
      <text:p text:style-name="P4">
描述: 俄罗斯联邦高级军队Seryoznich的波茨绝对是范围。 每个人，臭味的scho ...与乌克兰2022年的战争，与乌克兰的最新消息，今天与乌克兰的新闻战争，2022年的新闻战争，乌克兰和俄罗斯之间的最后一场战争以及2022年与乌克兰的战争之间的战争是否是，与否是不久的将来与乌克兰的战争，今天与乌克兰的战争，今天的乌克兰新闻，乌克兰新闻，乌克兰媒体在俄罗斯</text:p>
      <text:p text:style-name="P4">
图片: ['<text:a xlink:type="simple" xlink:href="https://armyinform.com.ua/wp-content/uploads/2023/05/20230519-1.jpg" text:style-name="Internet_20_link" text:visited-style-name="Visited_20_Internet_20_Link">
20230519-1.jpg</text:a>
']</text:p>
      <text:p text:style-name="P4">
标签: ['STOPRUSSIA', 'АГРЕСІЯ РФ', 'ВТОРГНЕННЯ РФ', 'ГУР МІНОБОРОНИ УКРАЇНИ', 'КИРИЛО БУДАНОВ']</text:p>
      <text:p text:style-name="P4">
类别: News</text:p>
      <!--METADATA-->
      <text:p text:style-name="P4">
<draw:frame draw:style-name="fr1" draw:name="Image260" text:anchor-type="as-char" svg:width="6.9236in" svg:height="3.473339in" draw:z-index="0">
<draw:image xlink:href="../Images/AРМІЯINFORM/2023-05-19T50-00-00-04-00/20230519-1.jpg" xlink:type="simple" xlink:show="embed" xlink:actuate="onLoad" draw:mime-type="image/jpeg"/>
</draw:frame>
俄罗斯联邦军队严重进攻行动的潜力完全耗尽。 他们可以使用的所有内容已经涉及。 但是，罗萨米亚(Rosarmia)具有严重的防御潜力。</text:p>
      <text:p text:style-name="P4">
关于它<text:a xlink:type="simple" xlink:href="https://gur.gov.ua/content/kryms-kyi-mist-ne-potriben-nachal-nyk-hur-mo-ukrainy-kyrylo-budanov.html" text:style-name="Internet_20_link" text:visited-style-name="Visited_20_Internet_20_Link">
陈述</text:a>
乌克兰少将基里尔·布达塔诺夫(Kirill Budanov)国防部情报部主要部门负责人。</text:p>
      <text:p text:style-name="P4">
“他们建立了回声，正确，有力的防御。 但这不是可以进行严重进攻行动的塔罗斯军队。”他报道。</text:p>
      <text:p text:style-name="P4">
正如Gur IU的负责人所指出的那样，关于巴赫穆特一级的地方行动，占领者“每天可以通过50-70米，有时甚至不是。”</text:p>
      <text:p text:style-name="P4">
“对不起，这对他们说的世界第二军的方式有所了解。各种军事化的地层。”</text:p>
      <text:p text:style-name="P4">
News Source: <text:a xlink:type="simple" xlink:href="https://armyinform.com.ua/2023/05/19/potenczial-rf-dlya-serjoznyh-nastupalnyh-dij-absolyutno-vycherpanyj-kyrylo-budanov/" text:style-name="Internet_20_link" text:visited-style-name="Visited_20_Internet_20_Link">
https://armyinform.com.ua/2023/05/19/potenczial-rf-dlya-serjoznyh-nastupalnyh-dij-absolyutno-vycherpanyj-kyrylo-budanov/</text:a>
</text:p>
      <!--NEWS-->
      <text:h text:style-name="P10" text:outline-level="1">
<text:span text:style-name="T4">
每天将近6,000件爆炸性物品被烟火技术中和</text:span>
</text:h>
      <text:p text:style-name="P4">
作者: ['АРМІЯINFORM']</text:p>
      <text:p text:style-name="P4">
时间: 2023-05-19T51: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1/626bf4da61ec9-1-1.jpeg" text:style-name="Internet_20_link" text:visited-style-name="Visited_20_Internet_20_Link">
626bf4da61ec9-1-1.jpeg</text:a>
', '<text:a xlink:type="simple" xlink:href="https://armyinform.com.ua/wp-content/uploads/2023/05/106cd281-394f-42e0-a7a8-2e4ccdccf229.jpg" text:style-name="Internet_20_link" text:visited-style-name="Visited_20_Internet_20_Link">
106cd281-394f-42e0-a7a8-2e4ccdccf229.jpg</text:a>
']</text:p>
      <text:p text:style-name="P4">
标签: ['АГРЕСІЯ РФ', 'ВТОРГНЕННЯ РФ', 'ДСНС УКРАЇНИ', 'РОЗМІНУВАННЯ']</text:p>
      <text:p text:style-name="P4">
类别: News</text:p>
      <!--METADATA-->
      <text:p text:style-name="P4">
<draw:frame draw:style-name="fr1" draw:name="Image261" text:anchor-type="as-char" svg:width="6.9236in" svg:height="4.32725in" draw:z-index="0">
<draw:image xlink:href="../Images/AРМІЯINFORM/2023-05-19T51-00-00-04-00/626bf4da61ec9-1-1.jpeg" xlink:type="simple" xlink:show="embed" xlink:actuate="onLoad" draw:mime-type="image/jpeg"/>
</draw:frame>
在最后一天，乌克兰国家服务处的烟火单位不确定的情况<text:span text:style-name="T4">
 142次</text:span>
参与了任务的实施。</text:p>
      <text:p text:style-name="P4">
关于它<text:a xlink:type="simple" xlink:href="https://dsns.gov.ua/uk/news/nadzvicaini-podiyi/informaciia-shhodo-diialnosti-pirotexnicnix-pidrozdiliv-dsns-116" text:style-name="Internet_20_link" text:visited-style-name="Visited_20_Internet_20_Link">
报告</text:a>
乌克兰的Sesu。</text:p>
      <text:p text:style-name="P4">
烟火单元揭示，扣押和处置<text:span text:style-name="T4">
 5989的物体生产</text:span>
，尤其是9个航空炸弹，检查了232公顷的领土。</text:p>
      <text:p text:style-name="P4">
在大型侵略性期间，烟火单元工作：屏幕区域18 173次，基辅地区-7 728，顿涅茨克地区-5 294，Mykolaiv地区-4 914，Kherson地区-4 887，Chernihiv地区-4 616，Sumy地区，Sumy地区，Sumy地区-2023，Cherkasy地区。</text:p>
      <text:p text:style-name="P4">
参考：自大规模军事入侵俄罗斯联邦以来，乌克兰的领土已被处置<text:span text:style-name="T4">
 373 889灭火物体</text:span>
和2 891公斤的爆炸性物质，包括<text:span text:style-name="T4">
 2 235航空炸弹</text:span>
。 调查了约8.5万公顷的面积。</text:p>
      <text:p text:style-name="P4">
总共剩下174,000平方米。 潜在危险领土的公里，占该州总面积的30％。</text:p>
      <text:p text:style-name="P4">
<draw:frame draw:style-name="fr1" draw:name="Image262" text:anchor-type="as-char" svg:width="6.9236in" svg:height="8.6545in" draw:z-index="0">
<draw:image xlink:href="../Images/AРМІЯINFORM/2023-05-19T51-00-00-04-00/106cd281-394f-42e0-a7a8-2e4ccdccf229.jpg" xlink:type="simple" xlink:show="embed" xlink:actuate="onLoad" draw:mime-type="image/jpeg"/>
</draw:frame>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19/majzhe-6-tysyach-vybuhonebezpechnyh-predmetiv-zneshkodyly-pirotehniky-za-dobu/" text:style-name="Internet_20_link" text:visited-style-name="Visited_20_Internet_20_Link">
https://armyinform.com.ua/2023/05/19/majzhe-6-tysyach-vybuhonebezpechnyh-predmetiv-zneshkodyly-pirotehniky-za-dobu/</text:a>
</text:p>
      <!--NEWS-->
      <text:h text:style-name="P10" text:outline-level="1">
<text:span text:style-name="T4">
伟大的七个领导人将讨论乌克兰F-16战斗机的供应</text:span>
</text:h>
      <text:p text:style-name="P4">
作者: ['АРМІЯINFORM']</text:p>
      <text:p text:style-name="P4">
时间: 2023-05-19T52:00:00-04:00</text:p>
      <text:p text:style-name="P4">
描述: Syogodnis，19 Herbalop的Syogodn，在日本狂热者的Samyti Kraina G7上与Viiskovo的可行性交谈...与乌克兰2022年的战争，与乌克兰的最新新闻，《与乌克兰2022年的新闻战争》，今天上次与乌克兰之间的战争，乌克兰将在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62eeb5f6-9c0e-4aac-a872-5844a7ea0b05.jpg" text:style-name="Internet_20_link" text:visited-style-name="Visited_20_Internet_20_Link">
62eeb5f6-9c0e-4aac-a872-5844a7ea0b05.jpg</text:a>
']</text:p>
      <text:p text:style-name="P4">
标签: ['ВИНИЩУВАЧІ F-16', 'САМІТ G7', 'ХІРОСІМА', 'ШАРЛЬ МІШЕЛЬ']</text:p>
      <text:p text:style-name="P4">
类别: News</text:p>
      <!--METADATA-->
      <text:p text:style-name="P4">
<draw:frame draw:style-name="fr1" draw:name="Image263" text:anchor-type="as-char" svg:width="6.9236in" svg:height="3.894525in" draw:z-index="0">
<draw:image xlink:href="../Images/AРМІЯINFORM/2023-05-19T52-00-00-04-00/62eeb5f6-9c0e-4aac-a872-5844a7ea0b05.jpg" xlink:type="simple" xlink:show="embed" xlink:actuate="onLoad" draw:mime-type="image/jpeg"/>
</draw:frame>
今天，5月19日，在日本的G7峰会上，领导人将讨论包括F-16战斗机在内的乌克兰军事支持的加强。</text:p>
      <text:p text:style-name="P4">
这是在广岛的新闻发布会上<text:a xlink:type="simple" xlink:href="https://twitter.com/CharlesMichel/status/1659358142176657410" text:style-name="Internet_20_link" text:visited-style-name="Visited_20_Internet_20_Link">
报告</text:a>
欧洲理事会的一章查尔斯·米歇尔(Charles Michel)。</text:p>
      <text:p text:style-name="P4">
“在乌克兰的军事支持下，今天我们有机会讨论Tsutem(_乌克兰F-16战斗机的开发。)查尔斯·米歇尔(Charles Michel)说：“与其他G7成员乔·博登诺姆(Joe Bodenom)一起说。</text:p>
      <text:p text:style-name="P4">
我们将提醒，乌克兰国家安全局局长Alexey Danilov <text:a xlink:type="simple" xlink:href="https://armyinform.com.ua/2023/05/16/vchasne-nadannya-litakiv-f-16-vryatuye-bilshe-zhyttiv-j-nablyzyt-zakinchennya-vijny-oleksij-danilov/" text:style-name="Internet_20_link" text:visited-style-name="Visited_20_Internet_20_Link">
宣布</text:a>
F-16飞机的及时提供将为乌克兰挽救更多的生命。 乌克兰外交政策意识的负责人德米特里·库莱布(Dmitry Kuleb)<text:a xlink:type="simple" xlink:href="https://armyinform.com.ua/2023/04/24/nadannya-f-16-stane-investycziyeyu-desyatylittya/" text:style-name="Internet_20_link" text:visited-style-name="Visited_20_Internet_20_Link">
强调</text:a>
F-16将是十年在非洲大陆安全的投资。</text:p>
      <text:p text:style-name="P4">
英国和荷兰本周<text:a xlink:type="simple" xlink:href="https://armyinform.com.ua/2023/05/17/brytaniya-ta-niderlandy-inicziyuyut-stvorennya-mizhnarodnoyi-koalicziyi-dlya-zakupivli-vynyshhuvachiv-f-16-dlya-ukrayiny/" text:style-name="Internet_20_link" text:visited-style-name="Visited_20_Internet_20_Link">
宣布</text:a>
这组成了国际为乌克兰和飞行员采购飞机的联盟。 夏天在英国<text:a xlink:type="simple" xlink:href="https://armyinform.com.ua/2023/05/15/czogo-lita-u-brytaniyi-rozpochnutsya-navchannya-ukrayinskyh-pilotiv/" text:style-name="Internet_20_link" text:visited-style-name="Visited_20_Internet_20_Link">
将开始</text:a>
学习乌克兰飞行员。</text:p>
      <text:p text:style-name="P4">
<text:span text:style-name="T5">
准备的Vitaliy Lytvyn</text:span>
</text:p>
      <text:p text:style-name="P4">
News Source: <text:a xlink:type="simple" xlink:href="https://armyinform.com.ua/2023/05/19/lidery-velykoyi-simky-obgovoryat-postachannya-vynyshhuvachiv-f-16-dlya-ukrayiny/" text:style-name="Internet_20_link" text:visited-style-name="Visited_20_Internet_20_Link">
https://armyinform.com.ua/2023/05/19/lidery-velykoyi-simky-obgovoryat-postachannya-vynyshhuvachiv-f-16-dlya-ukrayiny/</text:a>
</text:p>
      <!--NEWS-->
      <text:h text:style-name="P10" text:outline-level="1">
<text:span text:style-name="T4">
乌克兰的更多纳萨姆人：鲁斯兰·斯特凡库克（Ruslan Stefanchuk）访问了挪威的公司</text:span>
</text:h>
      <text:p text:style-name="P4">
作者: ['АРМІЯINFORM']</text:p>
      <text:p text:style-name="P4">
时间: 2023-05-19T53:00:00-04:00</text:p>
      <text:p text:style-name="P4">
描述: 为了乌克兰人的兴趣，尖刺者Verkhnevo，Ruslan Stefanchuk Pid Hour Vizita在Norwegi Vidvisdav之前...与乌克兰2022年的战争，与乌克兰的最新新闻，《与乌克兰的新闻》（News News）战争，与乌克兰2022年的新闻战争，今天与乌克兰和俄罗斯之间的战争之间，将在乌克兰和俄罗斯之间进行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5stef18055.jpg" text:style-name="Internet_20_link" text:visited-style-name="Visited_20_Internet_20_Link">
5stef18055.jpg</text:a>
', '<text:a xlink:type="simple" xlink:href="https://armyinform.com.ua/wp-content/uploads/2023/05/zrk-nasams_infografika-1536x1132-1.jpg" text:style-name="Internet_20_link" text:visited-style-name="Visited_20_Internet_20_Link">
zrk-nasams_infografika-1536x1132-1.jpg</text:a>
']</text:p>
      <text:p text:style-name="P4">
标签: ['NASAMS', 'STOPRUSSIA', 'АГРЕСІЯ РФ', 'ВТОРГНЕННЯ РФ', 'ГОЛОВА ВЕРХОВНОЇ РАДИ', 'РУСЛАН СТЕФАНЧУК']</text:p>
      <text:p text:style-name="P4">
类别: News</text:p>
      <!--METADATA-->
      <text:p text:style-name="P4">
<draw:frame draw:style-name="fr1" draw:name="Image264" text:anchor-type="as-char" svg:width="6.9236in" svg:height="4.615733in" draw:z-index="0">
<draw:image xlink:href="../Images/AРМІЯINFORM/2023-05-19T53-00-00-04-00/5stef18055.jpg" xlink:type="simple" xlink:show="embed" xlink:actuate="onLoad" draw:mime-type="image/jpeg"/>
</draw:frame>
乌克兰·鲁斯兰·斯特凡库克(Ukraine Ruslan Stefanchuk)的Verkhovna Rada发言人在访问挪威时，由他们生产的企业部署，特别是<text:a xlink:type="simple" xlink:href="https://armyinform.com.ua/2022/06/27/nasams-shho-vidomo-pro-norvezkyj-zenitnyj-raketnyj-kompleks/" text:style-name="Internet_20_link" text:visited-style-name="Visited_20_Internet_20_Link">
Pponasams</text:a>
，<text:a xlink:type="simple" xlink:href="https://t.me/verkhovnaradaukrainy/50913" text:style-name="Internet_20_link" text:visited-style-name="Visited_20_Internet_20_Link">
陈述</text:a>
乌克兰将获得更多这些系统。</text:p>
      <text:p text:style-name="P4">
关于它<text:a xlink:type="simple" xlink:href="https://www.rada.gov.ua/news/Top-novyna/236677.html" text:style-name="Internet_20_link" text:visited-style-name="Visited_20_Internet_20_Link">
报告</text:a>
乌克兰的Verkhovna Rada。</text:p>
      <text:p text:style-name="P4">
根据鲁斯兰·斯特旺楚克(Ruslan Stefanchuk)的说法，乌克兰需要更多这样的防空导弹综合体，“为了在和平乌克兰城市的痛苦中更有效地击倒一切，并防止俄罗斯联邦继续对乌克兰进行反对的残酷袭击。 “</text:p>
      <text:p text:style-name="P4">
Ruslan Stefanchuk在与总统Masuda Garakhanite总统Kongsberg Defense&amp;Aerospace会面时说：“目前，您的知识和技术目前是在这场战争的第一线上实践的，并帮助乌克兰人挽救了最大的价值观 - 生命。”</text:p>
      <text:p text:style-name="P4">
Masuda Garakhan总统强调，对他们而言，为他们做出贡献并改变乌克兰的局势是一项巨大的荣幸，并注意到SCRC从创建开始时就不断完善。</text:p>
      <text:p text:style-name="P4">
“乌克兰必须赢得俄罗斯释放的战争。 乌克兰获胜。</text:p>
      <text:p text:style-name="P4">
<draw:frame draw:style-name="fr1" draw:name="Image265" text:anchor-type="as-char" svg:width="6.9236in" svg:height="5.100385in" draw:z-index="0">
<draw:image xlink:href="../Images/AРМІЯINFORM/2023-05-19T53-00-00-04-00/zrk-nasams_infografika-1536x1132-1.jpg" xlink:type="simple" xlink:show="embed" xlink:actuate="onLoad" draw:mime-type="image/jpeg"/>
</draw:frame>
<text:span text:style-name="T4">
 sams </text:span>
(挪威/国家先进地面到空中导弹系统) - 奥科反式导弹综合体(防空系统)，旨在将导弹，飞机和其他空气目标击倒小海拔。</text:p>
      <text:p text:style-name="P4">
News Source: <text:a xlink:type="simple" xlink:href="https://armyinform.com.ua/2023/05/19/golova-verhovnoyi-rady-ukrayiny-oznajomyvsya-z-robotoyu-norvezkoyi-ppo-nasams/" text:style-name="Internet_20_link" text:visited-style-name="Visited_20_Internet_20_Link">
https://armyinform.com.ua/2023/05/19/golova-verhovnoyi-rady-ukrayiny-oznajomyvsya-z-robotoyu-norvezkoyi-ppo-nasams/</text:a>
</text:p>
      <!--NEWS-->
      <text:h text:style-name="P10" text:outline-level="1">
<text:span text:style-name="T4">
SES单位进行了近200次消除敌人炮击后果的旅行</text:span>
</text:h>
      <text:p text:style-name="P4">
作者: ['АРМІЯINFORM']</text:p>
      <text:p text:style-name="P4">
时间: 2023-05-19T54:00:00-04:00</text:p>
      <text:p text:style-name="P4">
描述: 上次，乌克兰Zvazvichahi的持有18次受伤...与乌克兰2022年的战争，与乌克兰的战争是今天的最新消息，这是与乌克兰2022年的新闻战争，今天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2/dsns.jpg" text:style-name="Internet_20_link" text:visited-style-name="Visited_20_Internet_20_Link">
dsns.jpg</text:a>
']</text:p>
      <text:p text:style-name="P4">
标签: ['АГРЕСІЯ РФ', 'ВТОРГНЕННЯ РФ', 'ДСНС УКРАЇНИ']</text:p>
      <text:p text:style-name="P4">
类别: News</text:p>
      <!--METADATA-->
      <text:p text:style-name="P4">
<draw:frame draw:style-name="fr1" draw:name="Image266" text:anchor-type="as-char" svg:width="6.9236in" svg:height="4.369813in" draw:z-index="0">
<draw:image xlink:href="../Images/AРМІЯINFORM/2023-05-19T54-00-00-04-00/dsns.jpg" xlink:type="simple" xlink:show="embed" xlink:actuate="onLoad" draw:mime-type="image/jpeg"/>
</draw:frame>
说明性照片</text:p>
      <text:p text:style-name="P4">
在5月18日的最后一天，乌克兰州政府部门的出色情况已导致<text:span text:style-name="T4">
 197的出发</text:span>
，以消除定居点和基础设施的居民的后果。 消除了<text:span text:style-name="T4">
 16火</text:span>
。 为112人提供了心理帮助。</text:p>
      <text:p text:style-name="P4">
关于这个<text:a xlink:type="simple" xlink:href="https://dsns.gov.ua/uk/news/nadzvicaini-podiyi/operativna-informaciia-dsns-shhodo-naslidkiv-vedennia-boiovix-dii-rosiiskoiu-federacijeiu-161" text:style-name="Internet_20_link" text:visited-style-name="Visited_20_Internet_20_Link">
被引用</text:a>
在乌克兰SES的报告中。</text:p>
      <text:p text:style-name="P4">
自从俄罗斯进行大规模侵略的开始以来，乌克兰SES的单位已进行了95 066次旅行以消除炮击的后果，消除了14个605大火，营救了4,054人，为214 607人提供了心理援助。</text:p>
      <text:p text:style-name="P4">
News Source: <text:a xlink:type="simple" xlink:href="https://armyinform.com.ua/2023/05/19/majzhe-200-vyyizdiv-na-likvidacziyu-naslidkiv-vorozhyh-obstriliv-zdijsnyly-pidrozdily-dsns/" text:style-name="Internet_20_link" text:visited-style-name="Visited_20_Internet_20_Link">
https://armyinform.com.ua/2023/05/19/majzhe-200-vyyizdiv-na-likvidacziyu-naslidkiv-vorozhyh-obstriliv-zdijsnyly-pidrozdily-dsns/</text:a>
</text:p>
      <!--NEWS-->
      <text:h text:style-name="P10" text:outline-level="1">
<text:span text:style-name="T4">
在切尔尼夫西（Chernivtsi），俄罗斯特工被拘留，他正在监视国防军部队</text:span>
</text:h>
      <text:p text:style-name="P4">
作者: ['АРМІЯINFORM']</text:p>
      <text:p text:style-name="P4">
时间: 2023-05-19T55:00:00-04:00</text:p>
      <text:p text:style-name="P4">
描述: Begatyki的服务通过特殊的行动进行了Bugatatapna，在Hod中，同一代理人的战争被大喊...与乌克兰2022年的战争，与乌克兰的战争是今天的最新消息，这是与乌克兰2022年的新闻新闻今天的最后一场比赛，乌克兰和俄罗斯之间是否会发生战争，当2022年与乌克兰战争时，是否会在不久的将来与乌克兰发生战争，他们说，与乌克兰的战争是与乌克兰的战争今天的乌克兰新闻，乌克兰新闻在乌克兰媒体上的新闻</text:p>
      <text:p text:style-name="P4">
图片: ['<text:a xlink:type="simple" xlink:href="https://armyinform.com.ua/wp-content/uploads/2023/05/golovna-sbu.jpg" text:style-name="Internet_20_link" text:visited-style-name="Visited_20_Internet_20_Link">
golovna-sbu.jpg</text:a>
']</text:p>
      <text:p text:style-name="P4">
标签: ['STOPRUSSIA', 'АГРЕСІЯ РФ', 'ВТОРГНЕННЯ РФ', 'КОЛАБОРАНТИ', 'СБУ']</text:p>
      <text:p text:style-name="P4">
类别: News</text:p>
      <!--METADATA-->
      <text:p text:style-name="P4">
<draw:frame draw:style-name="fr1" draw:name="Image267" text:anchor-type="as-char" svg:width="6.9236in" svg:height="4.615733in" draw:z-index="0">
<draw:image xlink:href="../Images/AРМІЯINFORM/2023-05-19T55-00-00-04-00/golovna-sbu.jpg" xlink:type="simple" xlink:show="embed" xlink:actuate="onLoad" draw:mime-type="image/jpeg"/>
</draw:frame>
说明性照片</text:p>
      <text:p text:style-name="P4">
安全局进行了多个阶段的特殊行动，在此期间，她拘留了俄罗斯联邦武装部队总参谋长的第一任代理商(众所周知的游戏).</text:p>
      <text:p text:style-name="P4">
Зловмисник збирав для окупантів розвіддані про місця розташування Сил оборонита об’єктів критичної інфраструктури у східних і західних регіонах України.Передусім ворога цікавили локації підрозділів СБУ і Держприкордонслужби, атакож точні координати ключових мостів та електропідстанцій на Харківщині таБуковині.</text:p>
      <text:p text:style-name="P4">
Затримано російського агента у Чернівцях під час проведення ним прихованоїфотофіксації військового об’єкта. Ним виявився місцевий житель, який у 2021році переїхав до Харкова і працював техніком з налаштування інтернету.</text:p>
      <text:p text:style-name="P4">
Після початку широкомасштабного вторгнення він почав активно поширюватипрокремлівські наративи на власній сторінці у забороненій соцмережі«Одноклассники» та потрапив у поле зору російської воєнної розвідки. Згодом нанього дистанційно вийшов кадровий співробітник гру, який запропонував негласнуспівпрацю на користь країни-агресора.</text:p>
      <text:p text:style-name="P4">
Перебуваючи у Харкові, ворожий агент виконував вказівки свого російського«куратора» щодо збору даних про дислокацію блокпостів та фортифікаційнихспоруд у місті. Крім того, він передавав окупантам геолокації місцевихенергооб’єктів.</text:p>
      <text:p text:style-name="P4">
Невдовзі фігурант отримав нове завдання — повернутись до Чернівців підвиглядом відвідування родичів. Хоча насправді метою «поїздки» було шпигуванняза обласним управлінням СБУ, прикордонним загоном та місцевим військкоматом.Також у центрі уваги зловмисника були транспортні мости регіону — їхкоординати і система охорони.</text:p>
      <text:p text:style-name="P4">
На підставі зібраних доказів слідчі Служби безпеки повідомили російськомуагенту про підозру у державній зраді, вчиненій в умовах воєнного стану. Наразівін перебуває під вартою. Триває розслідування.</text:p>
      <text:p text:style-name="P4">
<text:span text:style-name="T4">
Джерело:</text:span>
 <text:a xlink:type="simple" xlink:href="https://ssu.gov.ua/novyny/sbu-zatrymala-u-chernivtsiakh-rosiiskoho-ahenta-yakyi-shpyhuvav-za-pidrozdilamy-zsu-sluzhby-bezpeky-ta-prykordonnykiv-video" text:style-name="Internet_20_link" text:visited-style-name="Visited_20_Internet_20_Link">
<text:span text:style-name="T5">
СБУ</text:span>
</text:a>
</text:p>
      <text:p text:style-name="P4">
News Source: <text:a xlink:type="simple" xlink:href="https://armyinform.com.ua/2023/05/19/u-chernivczyah-zatrymano-rosijskogo-agenta-yakyj-shpyguvav-za-pidrozdilamy-syl-oborony/" text:style-name="Internet_20_link" text:visited-style-name="Visited_20_Internet_20_Link">
https://armyinform.com.ua/2023/05/19/u-chernivczyah-zatrymano-rosijskogo-agenta-yakyj-shpyguvav-za-pidrozdilamy-syl-oborony/</text:a>
</text:p>
      <!--NEWS-->
      <text:h text:style-name="P10" text:outline-level="1">
<text:span text:style-name="T4">
着陆和巴塔利亚船：随着河分区的参与，北方方向举行</text:span>
</text:h>
      <text:p text:style-name="P4">
作者: ['АРМІЯINFORM']</text:p>
      <text:p text:style-name="P4">
时间: 2023-05-19T56:00:00-04:00</text:p>
      <text:p text:style-name="P4">
描述: 在奇维奇 - 瑞科富丽 - 富豪富丽族河之前，我是派尔兹迪利（Pirzdili）的派兵力量的力量，……与乌克兰2022年的战争，与乌克兰与乌克兰的最新新闻，今天与乌克兰2022年的新闻战争是今天的最后一场，将是今天的最后一场。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5/347119998_252913770723812_7693096016656376753_n-e1684486908554.jpg" text:style-name="Internet_20_link" text:visited-style-name="Visited_20_Internet_20_Link">
347119998_252913770723812_7693096016656376753_n-e1684486908554.jpg</text:a>
', '<text:a xlink:type="simple" xlink:href="https://armyinform.com.ua/wp-content/uploads/2023/05/348216109_619655906860181_5436570768419567805_n-150x150.jpg" text:style-name="Internet_20_link" text:visited-style-name="Visited_20_Internet_20_Link">
348216109_619655906860181_5436570768419567805_n-150x150.jpg</text:a>
', '<text:a xlink:type="simple" xlink:href="https://armyinform.com.ua/wp-content/uploads/2023/05/347119718_927234845162125_5248268700127823146_n-150x150.jpg" text:style-name="Internet_20_link" text:visited-style-name="Visited_20_Internet_20_Link">
347119718_927234845162125_5248268700127823146_n-150x150.jpg</text:a>
', '<text:a xlink:type="simple" xlink:href="https://armyinform.com.ua/wp-content/uploads/2023/05/347123072_244791811564343_6687519037096151585_n-150x150.jpg" text:style-name="Internet_20_link" text:visited-style-name="Visited_20_Internet_20_Link">
347123072_244791811564343_6687519037096151585_n-150x150.jpg</text:a>
', '<text:a xlink:type="simple" xlink:href="https://armyinform.com.ua/wp-content/uploads/2023/05/347796619_719617980169247_1522592415040286934_n-150x150.jpg" text:style-name="Internet_20_link" text:visited-style-name="Visited_20_Internet_20_Link">
347796619_719617980169247_1522592415040286934_n-150x150.jpg</text:a>
', '<text:a xlink:type="simple" xlink:href="https://armyinform.com.ua/wp-content/uploads/2023/05/347836988_998478767813310_8922991085507467888_n-150x150.jpg" text:style-name="Internet_20_link" text:visited-style-name="Visited_20_Internet_20_Link">
347836988_998478767813310_8922991085507467888_n-150x150.jpg</text:a>
', '<text:a xlink:type="simple" xlink:href="https://armyinform.com.ua/wp-content/uploads/2023/05/348249521_3346822702245621_226490703795210365_n-150x150.jpg" text:style-name="Internet_20_link" text:visited-style-name="Visited_20_Internet_20_Link">
348249521_3346822702245621_226490703795210365_n-150x150.jpg</text:a>
']</text:p>
      <text:p text:style-name="P4">
标签: ['ВІЙСЬКОВО-РІЧКОВИЙ ДИВІЗІОН', 'ДРГ', 'НАВЧАННЯ', 'СЕРГІЙ НАЄВ']</text:p>
      <text:p text:style-name="P4">
类别: News</text:p>
      <!--METADATA-->
      <text:p text:style-name="P4">
<draw:frame draw:style-name="fr1" draw:name="Image268" text:anchor-type="as-char" svg:width="6.9236in" svg:height="4.292632in" draw:z-index="0">
<draw:image xlink:href="../Images/AРМІЯINFORM/2023-05-19T56-00-00-04-00/347119998_252913770723812_7693096016656376753_n-e1684486908554.jpg" xlink:type="simple" xlink:show="embed" xlink:actuate="onLoad" draw:mime-type="image/jpeg"/>
</draw:frame>
在基辅地区，第一次是北部手术区部队一部分的领土国防军部门和部队，努力破坏敌人的破坏和情报团体。</text:p>
      <text:p text:style-name="P4">
关于它<text:a xlink:type="simple" xlink:href="https://www.facebook.com/JointForcesCommandAFU/posts/pfbid0Zm5hyWzjczHJwP8rURXV1Jb6RRCgvUhFLUxsPw6wpUwbe5mHP4KNy6j99SeEvAYZl" text:style-name="Internet_20_link" text:visited-style-name="Visited_20_Internet_20_Link">
报告</text:a>
武装部队联合部队的命令。</text:p>
      <text:p text:style-name="P4">
“乌克兰拥有一个重大的分支河网，除了使用过境，这是促进部队的自然障碍。 授权对这些水库的这种倾向可以成功地执行实际的着陆行动，”  - 称乌克兰的指挥官，乌克兰中尉，中尉谢尔盖·纳夫(Sergey Naev)。</text:p>
      <text:p text:style-name="P4">
据他说，与俄罗斯的战争迫使乌克兰修改和翻新了占领军行动的抵抗。 特别是，在乌克兰有广泛河流网络的地区。 而且，在分析事务状态，乌克兰的武装部队得出的结论是需要舰队。</text:p>
      <text:p text:style-name="P4">
“需要在Berezhinized的一年在DNIEPER上建立军事河舰队，这表明白俄罗斯的行动不友好，该行动非正式地维持了俄罗斯联邦对乌克兰的侵略。 此外，应该牢记的是，白俄罗斯军队在平斯克有19艘军人师的船只和位于洛夫的基地，即与我们的边界。”</text:p>
      <text:p text:style-name="P4">
<text:a xlink:type="simple" xlink:href="https://armyinform.com.ua/wp-content/uploads/2023/05/348216109_619655906860181_5436570768419567805_n.jpg" text:style-name="Internet_20_link" text:visited-style-name="Visited_20_Internet_20_Link">
!(Images/AРМІЯINFORM/2023-05-19T56-00-00-04-00/348216109_619655906860181_5436570768419567805_n-150x150.jpg)</text:a>
</text:p>
      <text:p text:style-name="P4">
<text:a xlink:type="simple" xlink:href="https://armyinform.com.ua/wp-content/uploads/2023/05/347119718_927234845162125_5248268700127823146_n.jpg" text:style-name="Internet_20_link" text:visited-style-name="Visited_20_Internet_20_Link">
<draw:frame draw:style-name="fr1" draw:name="Image269" text:anchor-type="as-char" svg:width="6.9236in" svg:height="6.9236in" draw:z-index="0">
<draw:image xlink:href="../Images/AРМІЯINFORM/2023-05-19T56-00-00-04-00/347119718_927234845162125_5248268700127823146_n-150x150.jpg" xlink:type="simple" xlink:show="embed" xlink:actuate="onLoad" draw:mime-type="image/jpeg"/>
</draw:frame>
</text:a>
</text:p>
      <text:p text:style-name="P4">
<text:a xlink:type="simple" xlink:href="https://armyinform.com.ua/wp-content/uploads/2023/05/347123072_244791811564343_6687519037096151585_n.jpg" text:style-name="Internet_20_link" text:visited-style-name="Visited_20_Internet_20_Link">
<draw:frame draw:style-name="fr1" draw:name="Image270" text:anchor-type="as-char" svg:width="6.9236in" svg:height="6.9236in" draw:z-index="0">
<draw:image xlink:href="../Images/AРМІЯINFORM/2023-05-19T56-00-00-04-00/347123072_244791811564343_6687519037096151585_n-150x150.jpg" xlink:type="simple" xlink:show="embed" xlink:actuate="onLoad" draw:mime-type="image/jpeg"/>
</draw:frame>
</text:a>
</text:p>
      <text:p text:style-name="P4">
<text:a xlink:type="simple" xlink:href="https://armyinform.com.ua/wp-content/uploads/2023/05/347796619_719617980169247_1522592415040286934_n.jpg" text:style-name="Internet_20_link" text:visited-style-name="Visited_20_Internet_20_Link">
<draw:frame draw:style-name="fr1" draw:name="Image271" text:anchor-type="as-char" svg:width="6.9236in" svg:height="6.9236in" draw:z-index="0">
<draw:image xlink:href="../Images/AРМІЯINFORM/2023-05-19T56-00-00-04-00/347796619_719617980169247_1522592415040286934_n-150x150.jpg" xlink:type="simple" xlink:show="embed" xlink:actuate="onLoad" draw:mime-type="image/jpeg"/>
</draw:frame>
</text:a>
</text:p>
      <text:p text:style-name="P4">
<text:a xlink:type="simple" xlink:href="https://armyinform.com.ua/wp-content/uploads/2023/05/348249521_3346822702245621_226490703795210365_n.jpg" text:style-name="Internet_20_link" text:visited-style-name="Visited_20_Internet_20_Link">
<draw:frame draw:style-name="fr1" draw:name="Image272" text:anchor-type="as-char" svg:width="6.9236in" svg:height="6.9236in" draw:z-index="0">
<draw:image xlink:href="../Images/AРМІЯINFORM/2023-05-19T56-00-00-04-00/348249521_3346822702245621_226490703795210365_n-150x150.jpg" xlink:type="simple" xlink:show="embed" xlink:actuate="onLoad" draw:mime-type="image/jpeg"/>
</draw:frame>
</text:a>
据指挥官说，从那以后，该部门获得了人员和船舶组成。 它可以使用可以携带和撤离个人组成，执行护送，保护，巡逻，情报的功能的船只。 去年年底，该部门包括美国提供的巡逻员。</text:p>
      <text:p text:style-name="P4">
“河流着陆和占领特定桥头的登陆是主要任务的一小部分，勇士们随时准备就绪，捍卫其余的。 我对我们的单位的准备感到满意。”</text:p>
      <text:p text:style-name="P4">
根据练习的传说，一组部队的管理点收到了有关检查站袭击的信息，该检查站与使用武器发生冲突，受伤了。 未知的绑架武器并朝着独特的方向消失。</text:p>
      <text:p text:style-name="P4">
立即涉及一个快速响应小组到达汽车检测到的现场。 决定发射无人机进行空气智能和搜索DRG的决定。 在一段时间内，在河流的伏击中发现了DRG。 该信息已传输到对使用炮兵和河流着陆的决定的管理点。</text:p>
      <text:p text:style-name="P4">
此外，根据经典计划：卫队的船到达该地点，该船上设有高级单位，目的是探索地形并覆盖主要的河流登陆群。 高级手表显示了枪支对敌人的观察站。 然后允许着陆。</text:p>
      <text:p text:style-name="P4">
登陆被卸下岸上，进入海岸线的战斗。与此同时，警卫队的船进入敌人并摧毁了敌人。 消防团体包围敌人的DRG并清洁地形。捕获组延迟了。 手术后，受伤和车队囚犯发生。</text:p>
      <text:p text:style-name="P4">
“如您所知，无论规模如何，着陆操作都是最复杂的战术操作之一，因为它不仅需要非常强烈的支持，而且人员为自动主义工作。 在培训期间，我们尽可能接近将条件更接近战斗，以便战士了解他们在团队中行动的能力取决于行动的结果，”  - 称为中尉谢尔盖·纳夫(Sergey Naev)。</text:p>
      <text:p text:style-name="P4">
News Source: <text:a xlink:type="simple" xlink:href="https://armyinform.com.ua/2023/05/19/desantuvannya-i-bataliya-kateriv-za-uchasti-richkovogo-dyvizionu-vidbulysya-navchannya-na-pivnichnomu-napryamku/" text:style-name="Internet_20_link" text:visited-style-name="Visited_20_Internet_20_Link">
https://armyinform.com.ua/2023/05/19/desantuvannya-i-bataliya-kateriv-za-uchasti-richkovogo-dyvizionu-vidbulysya-navchannya-na-pivnichnomu-napryamku/</text:a>
</text:p>
      <!--NEWS-->
      <text:h text:style-name="P10" text:outline-level="1">
<text:span text:style-name="T4">
俄罗斯人一直在为军事条件下的存在做准备 - 历史科学博士Larisa Yakubova</text:span>
</text:h>
      <text:p text:style-name="P4">
作者: ['Антон Печерський']</text:p>
      <text:p text:style-name="P4">
时间: 2023-05-19T57:00:00-04:00</text:p>
      <text:p text:style-name="P4">
描述: Meshkancyve Rosiysko Federals Gotuta to to the Iznuvannnya在十步人民的翅膀上，...与乌克兰2022年的战争，与乌克兰的最新新闻，今天与乌克兰2022年的新闻战争，今天，乌克兰和俄罗斯和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01_yakubova.jpg" text:style-name="Internet_20_link" text:visited-style-name="Visited_20_Internet_20_Link">
01_yakubova.jpg</text:a>
', '<text:a xlink:type="simple" xlink:href="https://armyinform.com.ua/wp-content/uploads/2023/05/02-16.jpg" text:style-name="Internet_20_link" text:visited-style-name="Visited_20_Internet_20_Link">
02-16.jpg</text:a>
', '<text:a xlink:type="simple" xlink:href="https://armyinform.com.ua/wp-content/uploads/2023/05/03-14.jpg" text:style-name="Internet_20_link" text:visited-style-name="Visited_20_Internet_20_Link">
03-14.jpg</text:a>
']</text:p>
      <text:p text:style-name="P4">
标签: ['ВТОРГНЕННЯ РФ']</text:p>
      <text:p text:style-name="P4">
类别: News</text:p>
      <!--METADATA-->
      <text:p text:style-name="P4">
<draw:frame draw:style-name="fr1" draw:name="Image273" text:anchor-type="as-char" svg:width="6.9236in" svg:height="4.615733in" draw:z-index="0">
<draw:image xlink:href="../Images/AРМІЯINFORM/2023-05-19T57-00-00-04-00/01_yakubova.jpg" xlink:type="simple" xlink:show="embed" xlink:actuate="onLoad" draw:mime-type="image/jpeg"/>
</draw:frame>
俄罗斯联邦的居民正在为在战争条件下的存在做准备，这证明了公众对战争是俄罗斯生活的态度的信念。 这一观察是由历史科学博士进行的(南北乌克兰历史研究所)Larisa Yakubova在圆桌会上的操作中“轻率”。 了解要克服。”</text:p>
      <text:p text:style-name="P4">
自2022年11月以来，克里姆林宫已经播出了俄罗斯人必须耐心的四分之一世纪。 俄罗斯联邦的公民为以下事实做好了准备，即成千上万的人将被派往乌克兰战线，而反乌克兰战争现在至少在下一个周年纪念日成为了俄罗斯的新思想。 在这种状态下，逐渐退化和分解，俄罗斯可以长期存在，因为轻率的意识形态，俄罗斯人将能够改变他们的意识。</text:p>
      <ul>
        <li>
专家说，近乎indoctrin的近代将绝对无法改变其意识，因为极权主义的迹象是人的反应式客观化。</li>
      </ul>
      <text:p text:style-name="P4">
根据肿瘤病疾病的极权主义者Larisa Yakubova的说法，这摧毁并取代了社会和国家，能够存在多年。 俄罗斯公民会认为他们生活在极权政权的统治下，并没有意识到，他与法西斯主义异议者共同播出了轻率的意识形态。</text:p>
      <text:p text:style-name="P4">
<draw:frame draw:style-name="fr1" draw:name="Image274" text:anchor-type="as-char" svg:width="6.9236in" svg:height="4.615733in" draw:z-index="0">
<draw:image xlink:href="../Images/AРМІЯINFORM/2023-05-19T57-00-00-04-00/02-16.jpg" xlink:type="simple" xlink:show="embed" xlink:actuate="onLoad" draw:mime-type="image/jpeg"/>
</draw:frame>
这种制度在政治实践中的主要特征是无尽的热情民粹主义，主要任务是摧毁任何主观性的迹象，除了官方允许国家政治和俄罗斯民族身份的极权主义。 俄罗斯联邦的公民没有注意到如何延迟极权主义，因为意识形态和主导政权的创造避免了其定义和姓名。根据科学家的说法，从官方意识形态的宣告来看，在乌克兰，“轻率”一词已经被标记了，克里姆林宫政权目前正在保留避免使用历史上妥协的术语，例如“纳粹主义”或“法西斯主义”。 这位心爱的哲学家弗拉基米拉普丁·伊琳(Vladimirapoutin Ivan Ilyin)警告了这一点，他被认为是俄罗斯法西斯主义的主要理论家之一。</text:p>
      <text:p text:style-name="P4">
<draw:frame draw:style-name="fr1" draw:name="Image275" text:anchor-type="as-char" svg:width="6.9236in" svg:height="4.615733in" draw:z-index="0">
<draw:image xlink:href="../Images/AРМІЯINFORM/2023-05-19T57-00-00-04-00/03-14.jpg" xlink:type="simple" xlink:show="embed" xlink:actuate="onLoad" draw:mime-type="image/jpeg"/>
</draw:frame>
因此，乌克兰及世界的俄罗斯极权政权的威胁可能不会危险和长期。 在制定计划并抵消俄罗斯联邦的侵略时，应考虑这一点。</text:p>
      <ul>
        <li>
在这种情况下，世界社区的任务是最大程度地减少这个机构对世界的风险。 乌克兰的任务是生存并最大程度地减少其损失，并停止这种情况，直到俄罗斯和苏联一次将其控制在俄罗斯，并将失去其内部潜力，以产生这一巨大的范围问题， - 总结了Larisa Yakubov。</li>
      </ul>
      <text:p text:style-name="P4">
**</text:p>
      <text:p text:style-name="P4">
另请阅读：</text:p>
      <text:p text:style-name="P4">
** <text:a xlink:type="simple" xlink:href="https://armyinform.com.ua/2023/05/17/shho-take-naspravdi-rashyzm-i-yak-jogo-peremogty-dumky-ekspertiv/" text:style-name="Internet_20_link" text:visited-style-name="Visited_20_Internet_20_Link">
实际上是什么是轻率的，以及如何赢得胜利：思想专家</text:a>
回想一下圆桌会议“轻率。 要理解要克服的“乌克兰人在乌克兰人的乌克霍夫纳雷达之际，乌克兰乌克兰人的乌克兰人雷达在乌克兰的维克霍夫纳雷达(Verkhovna Rada轻率的谴责是为了谴责意识形态，政治和轻率的实践。</text:p>
      <text:p text:style-name="P4">
<text:span text:style-name="T5">
foto dmitry Yurchenko</text:span>
</text:p>
      <text:p text:style-name="P4">
News Source: <text:a xlink:type="simple" xlink:href="https://armyinform.com.ua/2023/05/19/rosiyan-gotuyut-do-isnuvannya-u-voyennyh-umovah-desyatyrichchyamy-doktor-istorychnyh-nauk-larysa-yakubova/" text:style-name="Internet_20_link" text:visited-style-name="Visited_20_Internet_20_Link">
https://armyinform.com.ua/2023/05/19/rosiyan-gotuyut-do-isnuvannya-u-voyennyh-umovah-desyatyrichchyamy-doktor-istorychnyh-nauk-larysa-yakubova/</text:a>
</text:p>
      <!--NEWS-->
      <text:h text:style-name="P10" text:outline-level="1">
<text:span text:style-name="T4">
乌克兰设法将另一个带回俄罗斯联邦的孩子返回</text:span>
</text:h>
      <text:p text:style-name="P4">
作者: ['АРМІЯINFORM']</text:p>
      <text:p text:style-name="P4">
时间: 2023-05-19T58:00:00-04:00</text:p>
      <text:p text:style-name="P4">
描述: 在乌克兰，雅加（Yaka）在乌克兰（Ukraine），雅加（Yaka）居住在俄罗斯的大规模俄罗斯联合会...与乌克兰2022年的战争，与乌克兰与乌克兰的最新新闻，《与乌克兰的新闻战》 2022年的战争，今天将有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ombudsmen.jpg" text:style-name="Internet_20_link" text:visited-style-name="Visited_20_Internet_20_Link">
ombudsmen.jpg</text:a>
']</text:p>
      <text:p text:style-name="P4">
标签: ['ВИЗВОЛЕННЯ З ПОЛОНУ', 'ДЕПОРТАЦІЯ УКРАЇНСЬКИХ ДІТЕЙ', 'УПОВНОВАЖЕНИЙ З ПРАВ ЛЮДИНИ']</text:p>
      <text:p text:style-name="P4">
类别: News</text:p>
      <!--METADATA-->
      <text:p text:style-name="P4">
<draw:frame draw:style-name="fr1" draw:name="Image276" text:anchor-type="as-char" svg:width="6.9236in" svg:height="3.894525in" draw:z-index="0">
<draw:image xlink:href="../Images/AРМІЯINFORM/2023-05-19T58-00-00-04-00/ombudsmen.jpg" xlink:type="simple" xlink:show="embed" xlink:actuate="onLoad" draw:mime-type="image/jpeg"/>
</draw:frame>
在俄罗斯军队后，一个14岁的女孩发现自己在俄罗斯联邦中被送回乌克兰。</text:p>
      <text:p text:style-name="P4">
关于它<text:a xlink:type="simple" xlink:href="https://t.me/dmytro_lubinetzs/2484" text:style-name="Internet_20_link" text:visited-style-name="Visited_20_Internet_20_Link">
报告</text:a>
人权专员Dmitry Lubinets。</text:p>
      <text:p text:style-name="P4">
“ 14岁的维罗妮卡(Veronica)在乌克兰入侵乌克兰之后，在俄罗斯联合会，现在已经回家了。 她的祖母恐怖和眼泪想起，她必须去孙子祖国土地，”德米特里·卢比尼特(Dmitry Lubinets)说。</text:p>
      <text:p text:style-name="P4">
他补充说，孩子将接受康复并获得必要的帮助 - 这是不同的和人道主义的。</text:p>
      <text:p text:style-name="P4">
最近在乌克兰与俄罗斯联邦管理<text:a xlink:type="simple" xlink:href="https://armyinform.com.ua/2023/05/18/v-ukrayinu-z-rosiyi-povernuly-divchynku-batky-yakoyi-zahyshhaly-mariupol/" text:style-name="Internet_20_link" text:visited-style-name="Visited_20_Internet_20_Link">
返回</text:a>
Mariupol的六岁女儿-in -in -law of Mariupol，他们被俄罗斯被囚禁了很长时间。 如今，它在乌克兰完全构成，很高兴能够连接。</text:p>
      <text:p text:style-name="P4">
News Source: <text:a xlink:type="simple" xlink:href="https://armyinform.com.ua/2023/05/19/ukrayini-vdalosya-povernuty-shhe-odnu-dytynu-vyvezenu-do-rf/" text:style-name="Internet_20_link" text:visited-style-name="Visited_20_Internet_20_Link">
https://armyinform.com.ua/2023/05/19/ukrayini-vdalosya-povernuty-shhe-odnu-dytynu-vyvezenu-do-rf/</text:a>
</text:p>
      <!--NEWS-->
      <text:h text:style-name="P10" text:outline-level="1">
<text:span text:style-name="T4">
本质上，武装部队完成了军事任务-Anna Malyar在Bakhmut的辩护中</text:span>
</text:h>
      <text:p text:style-name="P4">
作者: ['Дмитро Чалий']</text:p>
      <text:p text:style-name="P4">
时间: 2023-05-19T59:00:00-04:00</text:p>
      <text:p text:style-name="P4">
描述: -Nazhi Mi Rodlya，《 Mistia在Obmisti》中的情况。 欺诈者正在战争中……与乌克兰2022年的战争，与乌克兰的战争是今天的最新消息，与乌克兰2022年战争的消息是今天的最后一场新闻，乌克兰和俄罗斯和俄罗斯之间以及何时会发生战争，2022年与乌克兰与乌克兰的战争将是不论是否会发生，在不久的将来会发生与乌克兰的战争，说，与乌克兰的战争，今天的乌克兰新闻，乌克兰的新闻，乌克兰媒体在俄罗斯的乌克兰新闻</text:p>
      <text:p text:style-name="P4">
图片: ['<text:a xlink:type="simple" xlink:href="https://armyinform.com.ua/wp-content/uploads/2022/09/bahmut.jpg" text:style-name="Internet_20_link" text:visited-style-name="Visited_20_Internet_20_Link">
bahmut.jpg</text:a>
']</text:p>
      <text:p text:style-name="P4">
标签: ['БАХМУТ', 'ГАННА МАЛЯР', 'ЄДИНІ НОВИНИ']</text:p>
      <text:p text:style-name="P4">
类别: News</text:p>
      <!--METADATA-->
      <text:p text:style-name="P4">
<draw:frame draw:style-name="fr1" draw:name="Image277" text:anchor-type="as-char" svg:width="6.9236in" svg:height="3.607845in" draw:z-index="0">
<draw:image xlink:href="../Images/AРМІЯINFORM/2023-05-19T59-00-00-04-00/bahmut.jpg" xlink:type="simple" xlink:show="embed" xlink:actuate="onLoad" draw:mime-type="image/jpeg"/>
</draw:frame>
 - 我们目前正在分享城市和郊区的情况。 在郊区，我们采取了积极的行动。 它是北方和南方。 我们需要了解促销的成本。 执行战斗任务非常困难，因为他付出了很大的努力。 我们看到敌人会决定返回损失的公里，但他们不会成功。 我们的安娜·马利亚(Anna Malyar)在基准马拉松比赛中说：“ unin”]，反映了所有敌对攻击。(https://www.youtube.com/live/WY8sDvZdWEA).</text:p>
      <text:p text:style-name="P4">
Також вона зазначила, що в самому Бахмуті точаться бої на південно-західнійчастині міста, а росіяни заявляють, що вже контролюють увесь Бахмут.</text:p>
      <text:p text:style-name="P4">
— Південно-західну частину наразі контролюють ЗСУ. Попри те, що росіян більшеза кількістю і вони мають більше озброєння, наші військові їх дуже потужнозупиняють. Загарбники просуватися не можуть. Вони з минулого серпнянамагаються захопити місто. По суті, ЗСУ виконали свої військові задачі. Тамбуло кілька завдань — знищення противника та зменшення їхнього наступальногопотенціалу, — розповіла Ганна Маляр.</text:p>
      <text:p text:style-name="P4">
Вона підкреслила, що в боях за Бахмут було знищено багато професійного складупротивника. Також просування ворога вглиб території фактично зупинено.</text:p>
      <text:p text:style-name="P4">
News Source: <text:a xlink:type="simple" xlink:href="https://armyinform.com.ua/2023/05/19/po-suti-zsu-vykonaly-svoyi-vijskovi-zavdannya-ganna-malyar-pro-oboronu-bahmuta/" text:style-name="Internet_20_link" text:visited-style-name="Visited_20_Internet_20_Link">
https://armyinform.com.ua/2023/05/19/po-suti-zsu-vykonaly-svoyi-vijskovi-zavdannya-ganna-malyar-pro-oboronu-bahmuta/</text:a>
</text:p>
      <!--NEWS-->
      <text:h text:style-name="P10" text:outline-level="1">
<text:span text:style-name="T4">
据报道俄罗斯将军的怀疑，俄罗斯将命令摧毁“梦”</text:span>
</text:h>
      <text:p text:style-name="P4">
作者: ['АРМІЯINFORM']</text:p>
      <text:p text:style-name="P4">
时间: 2023-05-19T60:00:00-04:00</text:p>
      <text:p text:style-name="P4">
描述: Zibrazo Docazov的基础是俄罗斯联邦司令官中的指挥官 - 与乌克兰2022年的战争，与乌克兰与乌克兰的最新新闻，今天与乌克兰2022年的新闻战争，今天将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77c5e6aeecd7cb26ffbf210caac08e63-e1684490622765.jpg" text:style-name="Internet_20_link" text:visited-style-name="Visited_20_Internet_20_Link">
77c5e6aeecd7cb26ffbf210caac08e63-e1684490622765.jpg</text:a>
']</text:p>
      <text:p text:style-name="P4">
标签: ['STOPRUSSIA', 'АГРЕСІЯ РФ', 'ВТОРГНЕННЯ РФ', 'СБУ']</text:p>
      <text:p text:style-name="P4">
类别: News</text:p>
      <!--METADATA-->
      <text:p text:style-name="P4">
<draw:frame draw:style-name="fr1" draw:name="Image278" text:anchor-type="as-char" svg:width="6.9236in" svg:height="4.258014in" draw:z-index="0">
<draw:image xlink:href="../Images/AРМІЯINFORM/2023-05-19T60-00-00-04-00/77c5e6aeecd7cb26ffbf210caac08e63-e1684490622765.jpg" xlink:type="simple" xlink:show="embed" xlink:actuate="onLoad" draw:mime-type="image/jpeg"/>
</draw:frame>
证据是向俄罗斯联邦中尉阿纳托利·康特塞夫(Anatoly Kontsev)的空降部队副指挥官收集的，后者参加了对乌克兰的侵略性。 正是通过他的命令，入侵者在大规模入侵开始时对戈斯托梅尔机场进行了暂时的要求。</text:p>
      <text:p text:style-name="P4">
然后，在积极的战斗中，俄罗斯入侵者摧毁了乌克兰最大的A-225乌克兰飞机。</text:p>
      <text:p text:style-name="P4">
为了袭击乌克兰战略上重要的飞机场，空降部队的特殊目的和乌克兰乌克兰驱散的陆军航空的特殊目的音乐会。</text:p>
      <text:p text:style-name="P4">
已经确定，俄罗斯将军是俄罗斯联邦武装部队高级军事指挥的一部分，并直接参与了计划，准备对乌克兰的武装侵略的准备。</text:p>
      <text:p text:style-name="P4">
根据调查，自2019年以来，他就在俄罗斯塔比洛鲁斯(Tabilorus)组织了敌人的伞兵，以击败和捕捉我国战略发展目标。</text:p>
      <text:p text:style-name="P4">
根据收集的证据，安全局的调查人员根据《乌克兰刑法》的两篇文章告知了音乐会：侵占乌克兰的发芽完整性和不可侵犯性，并计划，计划，准备，解决，解决和维护).</text:p>
      <text:p text:style-name="P4">
Санкція статей передбачає покарання до 15 років тюрми.</text:p>
      <text:p text:style-name="P4">
<text:span text:style-name="T4">
Джерело:</text:span>
 <text:a xlink:type="simple" xlink:href="https://ssu.gov.ua/novyny/sbu-povidomyla-pro-pidozru-rosiiskomu-heneralu-yakyi-viddav-nakaz-znyshchyty-mriiu" text:style-name="Internet_20_link" text:visited-style-name="Visited_20_Internet_20_Link">
<text:span text:style-name="T5">
СБУ</text:span>
</text:a>
</text:p>
      <text:p text:style-name="P4">
News Source: <text:a xlink:type="simple" xlink:href="https://armyinform.com.ua/2023/05/19/povidomleno-pro-pidozru-rosijskomu-generalu-yakyj-viddav-nakaz-znyshhyty-mriyu/" text:style-name="Internet_20_link" text:visited-style-name="Visited_20_Internet_20_Link">
https://armyinform.com.ua/2023/05/19/povidomleno-pro-pidozru-rosijskomu-generalu-yakyj-viddav-nakaz-znyshhyty-mriyu/</text:a>
</text:p>
      <!--NEWS-->
      <text:h text:style-name="P10" text:outline-level="1">
<text:span text:style-name="T4">
今天，“全部”的交换比三个月前更真实 - 协调总部</text:span>
</text:h>
      <text:p text:style-name="P4">
作者: ['АРМІЯINFORM']</text:p>
      <text:p text:style-name="P4">
时间: 2023-05-19T61:00:00-04:00</text:p>
      <text:p text:style-name="P4">
描述: 在协调的总部，Zustinich Zustinov是Smremoy的Nyskovo服务...与乌克兰2022年的战争，与乌克兰的最新新闻，今天与乌克兰2022年的《新闻战》，今天将在乌克兰和俄罗斯与乌克兰之间发生战争，当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ff30d3f5-9493-4910-88ea-f9d10ca88dc8.jpg" text:style-name="Internet_20_link" text:visited-style-name="Visited_20_Internet_20_Link">
ff30d3f5-9493-4910-88ea-f9d10ca88dc8.jpg</text:a>
']</text:p>
      <text:p text:style-name="P4">
标签: ['ВІЙСЬКОВОПОЛОНЕНІ', 'КООРДИНАЦІЙНИЙ ШТАБ З ПИТАНЬ ПОВОДЖЕННЯ З ВІЙСЬКОВОПОЛОНЕНИМИ', 'МОРПІХИ']</text:p>
      <text:p text:style-name="P4">
类别: News</text:p>
      <!--METADATA-->
      <text:p text:style-name="P4">
<draw:frame draw:style-name="fr1" draw:name="Image279" text:anchor-type="as-char" svg:width="6.9236in" svg:height="4.615733in" draw:z-index="0">
<draw:image xlink:href="../Images/AРМІЯINFORM/2023-05-19T61-00-00-04-00/ff30d3f5-9493-4910-88ea-f9d10ca88dc8.jpg" xlink:type="simple" xlink:show="embed" xlink:actuate="onLoad" draw:mime-type="image/jpeg"/>
</draw:frame>
协调总部会见了玛丽奥波(Mariupol)的海洋步兵营的家人，在此期间，媒体协调员工Bogdan Okhrimenko的工作组秘书和工作人员代表得到了工作组部长的回应。</text:p>
      <text:p text:style-name="P4">
关于它<text:a xlink:type="simple" xlink:href="https://t.me/Koord_shtab/1077" text:style-name="Internet_20_link" text:visited-style-name="Visited_20_Internet_20_Link">
报告</text:a>
协调询问战俘的询问总部。</text:p>
      <text:p text:style-name="P4">
亲戚对协调总部与军事部门的互动感兴趣，以寻找人民和囚犯的返回。</text:p>
      <text:p text:style-name="P4">
“军事部队参与战斗。 它捕捉了那不勒斯战斗发生的事情，进行了正式调查和会计。 Bogdan Okhrimenko解释说，我们作品的一些笔记 - 交流。 “零件和亲戚提供的信息提供。”</text:p>
      <text:p text:style-name="P4">
他强调，只要我们不认识一个人或身体，他们都在寻找每个人。</text:p>
      <text:p text:style-name="P4">
“如果一个人死亡，他通常会留在该地点 - 在死亡现场。 我们进行遣返和交换身体，然后进行DNA测试。因此，关于我们在交流期间返回的许多人，没有信息，但是他们被囚禁了。 部分提供的信息是我们搜索工作的基础。 幸运的是，有很多案件，伤亡人士认为一个人已经死亡，然后被囚禁。” Bogdan Okhrimenko说。</text:p>
      <text:p text:style-name="P4">
此外，员工代表指出，协调总部雇用了部队代表的代表：如果需要其他信息，我们将与零件的管理层联系。</text:p>
      <text:p text:style-name="P4">
会议还讨论了交换“每个人”的可能性。</text:p>
      <text:p text:style-name="P4">
“今天比三个月前更真实。 这取决于反性的成功和我们的交换基金的补充。”</text:p>
      <text:p text:style-name="P4">
亲戚还注意到，红十字会玫瑰色樱桃国际委员会被囚禁的确认数量有所增加(ICCH).</text:p>
      <text:p text:style-name="P4">
«Теперішній МКЧХ значно ефективніший, ніж на початку широкомасштабноговторгнення. Роль Червоного Хреста дуже важлива», — зазначив представник штабу.</text:p>
      <text:p text:style-name="P4">
News Source: <text:a xlink:type="simple" xlink:href="https://armyinform.com.ua/2023/05/19/obmin-vsih-na-vsih-sogodni-realnyj-nizh-try-misyaczi-tomu-koordynaczijnyj-shtab/" text:style-name="Internet_20_link" text:visited-style-name="Visited_20_Internet_20_Link">
https://armyinform.com.ua/2023/05/19/obmin-vsih-na-vsih-sogodni-realnyj-nizh-try-misyaczi-tomu-koordynaczijnyj-shtab/</text:a>
</text:p>
      <!--NEWS-->
      <text:h text:style-name="P10" text:outline-level="1">
<text:span text:style-name="T4">
乌克兰防御线的长度达到3750公里</text:span>
</text:h>
      <text:p text:style-name="P4">
作者: ['АРМІЯINFORM']</text:p>
      <text:p text:style-name="P4">
时间: 2023-05-19T62:00:00-04:00</text:p>
      <text:p text:style-name="P4">
描述: 3750公里 - 在Suplansi中防御防御的延伸至关重要...与乌克兰2022年的战争，与乌克兰的战争是今天的最新消息，今天与乌克兰的新闻战2022，今天将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6fb3c2c-e69c9d6-306149145-407284438251307-5120521666388728918-n.jpg" text:style-name="Internet_20_link" text:visited-style-name="Visited_20_Internet_20_Link">
6fb3c2c-e69c9d6-306149145-407284438251307-5120521666388728918-n.jpg</text:a>
', '<text:a xlink:type="simple" xlink:href="https://armyinform.com.ua/wp-content/uploads/2023/05/photo_5420530306064174958_y.jpg" text:style-name="Internet_20_link" text:visited-style-name="Visited_20_Internet_20_Link">
photo_5420530306064174958_y.jpg</text:a>
']</text:p>
      <text:p text:style-name="P4">
标签: ['АГРЕСІЯ РФ', 'ВТОРГНЕННЯ РФ', 'ЛІНІЯ ОБОРОНИ']</text:p>
      <text:p text:style-name="P4">
类别: News</text:p>
      <!--METADATA-->
      <text:p text:style-name="P4">
<draw:frame draw:style-name="fr1" draw:name="Image280" text:anchor-type="as-char" svg:width="6.9236in" svg:height="3.883237in" draw:z-index="0">
<draw:image xlink:href="../Images/AРМІЯINFORM/2023-05-19T62-00-00-04-00/6fb3c2c-e69c9d6-306149145-407284438251307-5120521666388728918-n.jpg" xlink:type="simple" xlink:show="embed" xlink:actuate="onLoad" draw:mime-type="image/jpeg"/>
</draw:frame>
<text:span text:style-name="T4">
 3750 km </text:span>
  - 这是现代俄罗斯 - 乌克兰战争中国防线的相关长度。</text:p>
      <text:p text:style-name="P4">
进行比较：最大规模<text:span text:style-name="T4">
苏联 - 德国战线</text:span>
(_ 1943年11月。) -  6.2000公里。</text:p>
      <text:p text:style-name="P4">
<text:span text:style-name="T4">
第一次世界大战</text:span>
仅限于土地 - 西部480公里和900公里的雨衣。</text:p>
      <text:p text:style-name="P4">
<draw:frame draw:style-name="fr1" draw:name="Image281" text:anchor-type="as-char" svg:width="6.9236in" svg:height="7.926841in" draw:z-index="0">
<draw:image xlink:href="../Images/AРМІЯINFORM/2023-05-19T62-00-00-04-00/photo_5420530306064174958_y.jpg" xlink:type="simple" xlink:show="embed" xlink:actuate="onLoad" draw:mime-type="image/jpeg"/>
</draw:frame>
“ 3750公里的数字向我们展示了每天在狗对乌克兰的防御中感到紧张的程度，从而保护了我们的土地免受俄罗斯入侵者的侵害。</text:p>
      <text:p text:style-name="P4">
3750公里的数字为评估我们英雄在与俄罗斯的斗争中的勇气和渴望提供了机会，我们将不可避免地在每次占领的领土并返回历史司法的情况下获胜和释放 - 我们将带来到国际公认的乌克兰边界，”  -  [注明] <text:a xlink:type="simple" xlink:href="https://t.me/militarymediacenter/1982" text:style-name="Internet_20_link" text:visited-style-name="Visited_20_Internet_20_Link">
注明</text:a>
军事媒体中心。</text:p>
      <text:p text:style-name="P4">
News Source: <text:a xlink:type="simple" xlink:href="https://armyinform.com.ua/2023/05/19/aktualna-protyazhnist-liniyi-oborony-u-suchasnij-vijni-syagaye-3750-kilometriv/" text:style-name="Internet_20_link" text:visited-style-name="Visited_20_Internet_20_Link">
https://armyinform.com.ua/2023/05/19/aktualna-protyazhnist-liniyi-oborony-u-suchasnij-vijni-syagaye-3750-kilometriv/</text:a>
</text:p>
      <!--NEWS-->
      <text:h text:style-name="P10" text:outline-level="1">
<text:span text:style-name="T4">
俄罗斯人想在心理上耗尽我们的民族抵抗-Anna Malyar</text:span>
</text:h>
      <text:p text:style-name="P4">
作者: ['Дмитро Чалий']</text:p>
      <text:p text:style-name="P4">
时间: 2023-05-19T63:00:00-04:00</text:p>
      <text:p text:style-name="P4">
描述: 关于电视马拉松“єIini新闻”的PID小时Rospovisla是国防防御的代祷者...与乌克兰2022年的战争，与乌克兰的最新新闻，今天与乌克兰2022年的新闻战争，今天与乌克兰的新闻战争，今天会有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bahmut-3.jpg" text:style-name="Internet_20_link" text:visited-style-name="Visited_20_Internet_20_Link">
bahmut-3.jpg</text:a>
']</text:p>
      <text:p text:style-name="P4">
标签: ['ГАННА МАЛЯР', 'ЄДИНІ НОВИНИ', 'ОПІР']</text:p>
      <text:p text:style-name="P4">
类别: News</text:p>
      <!--METADATA-->
      <text:p text:style-name="P4">
<draw:frame draw:style-name="fr1" draw:name="Image282" text:anchor-type="as-char" svg:width="6.9236in" svg:height="3.894525in" draw:z-index="0">
<draw:image xlink:href="../Images/AРМІЯINFORM/2023-05-19T63-00-00-04-00/bahmut-3.jpg" xlink:type="simple" xlink:show="embed" xlink:actuate="onLoad" draw:mime-type="image/jpeg"/>
</draw:frame>
在电视马拉松比赛中<text:a xlink:type="simple" xlink:href="https://www.youtube.com/live/WY8sDvZdWEA" text:style-name="Internet_20_link" text:visited-style-name="Visited_20_Internet_20_Link">
“ unin”</text:a>
乌克兰安娜·马里亚尔(Anna Malyar)副国防部长告诉。</text:p>
      <ul>
        <li>
在过去的一个月中，我们看到北部边境地区和与俄罗斯联邦接壤的边界地区的敌对炮击增加了。 他们开始向民用基础设施的更多凸出对象，不幸的是，我们已经死了。 通过这种方式，他们恐吓平民。 他们想以心理方式学习我们的民族抵抗。 毕竟，我们现在是团结一致，强大而强大的 - 安娜·马利亚(Anna Malyar)说。</li>
      </ul>
      <text:p text:style-name="P4">
她说，此外，敌人希望保持我们的部队不断紧张。</text:p>
      <ul>
        <li>
他们不希望我们在其他方向上使用北部的单位。 他们非常害怕， - 安娜·马利亚(Anna Malyar)说。</li>
      </ul>
      <text:p text:style-name="P4">
她还补充说，为了诉诸这样的炮击，敌人正在寻找一个标签的地方，但是他们设定的关键目标是占领了整个乌克兰，他们不能被淹没，因此可以采取这种碎片。</text:p>
      <text:p text:style-name="P4">
News Source: <text:a xlink:type="simple" xlink:href="https://armyinform.com.ua/2023/05/19/rosiyany-hochut-psyhologichno-vysnazhyty-nash-naczionalnyj-opir-ganna-malyar/" text:style-name="Internet_20_link" text:visited-style-name="Visited_20_Internet_20_Link">
https://armyinform.com.ua/2023/05/19/rosiyany-hochut-psyhologichno-vysnazhyty-nash-naczionalnyj-opir-ganna-malyar/</text:a>
</text:p>
      <!--NEWS-->
      <text:h text:style-name="P10" text:outline-level="1">
<text:span text:style-name="T4">
乌克兰总统抵达沙特阿拉伯，将在哪里提出我们的和平公式</text:span>
</text:h>
      <text:p text:style-name="P4">
作者: ['АРМІЯINFORM']</text:p>
      <text:p text:style-name="P4">
时间: 2023-05-19T64:00:00-04:00</text:p>
      <text:p text:style-name="P4">
描述: 关于TSE Volodymyr Zelensky，Vodimav的电报通道。 “ Vitusti关于Samitis的Vitusti ...与乌克兰2022年的战争，与乌克兰的最新新闻，今天与乌克兰2022年的新闻战争，乌克兰和俄罗斯之间的战争以及2022年与乌克兰的战争将是一场战争，无论是否有，是否会在不久的将来与乌克兰进行战争，这是与乌克兰的战争，今天的乌克兰新闻，乌克兰新闻，乌克兰媒体的俄罗斯媒体</text:p>
      <text:p text:style-name="P4">
图片: ['<text:a xlink:type="simple" xlink:href="https://armyinform.com.ua/wp-content/uploads/2023/05/zelenskyj-saudivska-araviya.jpg" text:style-name="Internet_20_link" text:visited-style-name="Visited_20_Internet_20_Link">
zelenskyj-saudivska-araviya.jpg</text:a>
']</text:p>
      <text:p text:style-name="P4">
标签: ['ВІЗИТ ПРЕЗИДЕНТА УКРАЇНИ', 'ВОЛОДИМИР ЗЕЛЕНСЬКИЙ', 'ПРЕЗИДЕНТ УКРАЇНИ', 'САУДІВСЬКА АРАВІЯ']</text:p>
      <text:p text:style-name="P4">
类别: News</text:p>
      <!--METADATA-->
      <text:p text:style-name="P4">
<draw:frame draw:style-name="fr1" draw:name="Image283" text:anchor-type="as-char" svg:width="6.9236in" svg:height="4.617948in" draw:z-index="0">
<draw:image xlink:href="../Images/AРМІЯINFORM/2023-05-19T64-00-00-04-00/zelenskyj-saudivska-araviya.jpg" xlink:type="simple" xlink:show="embed" xlink:actuate="onLoad" draw:mime-type="image/jpeg"/>
</draw:frame>
档案照片。 外交部长菲萨尔·菲萨尔·菲萨尔·法汉·萨达(Faisal Faisal Farhan Al Sauda)的外交大臣。 基辅，2023年2月26日。</text:p>
      <text:p text:style-name="P4">
Volodymyr Zelenskyy <text:a xlink:type="simple" xlink:href="https://t.me/V_Zelenskiy_official/6267" text:style-name="Internet_20_link" text:visited-style-name="Visited_20_Internet_20_Link">
报道</text:a>
在他的电报频道中。</text:p>
      <text:p text:style-name="P4">
“我将在阿拉伯国家联盟的山顶上发表讲话。 我将与世袭的Princemmummad bin Salman al-Sudom见面，并进行其他双边谈判。</text:p>
      <text:p text:style-name="P4">
我们的首要任务是所有克里米亚和临时临时领土的政治犯的归还，所有囚犯的返回和非法被驱逐出境，代表我们的和平公式，需要吸引更多的国家，以实施实施能源安全。明年冬天。</text:p>
      <text:p text:style-name="P4">
另一个优先考虑的是保护乌克兰穆斯林社区。 与我们一起 - 克里米亚塔塔尔人的领导人穆斯塔法·迪兹·德兹米勒夫(Mustafa Dzhemilev)。 克里米亚是第一个遭受占领占领的人，大多数在被占领的克里米亚被压抑的人都是穆斯林，”乌克兰总统说。</text:p>
      <text:p text:style-name="P4">
News Source: <text:a xlink:type="simple" xlink:href="https://armyinform.com.ua/2023/05/19/prezydent-ukrayiny-prybuv-do-saudivskoyi-araviyi-de-predstavyt-nashu-formulu-myru/" text:style-name="Internet_20_link" text:visited-style-name="Visited_20_Internet_20_Link">
https://armyinform.com.ua/2023/05/19/prezydent-ukrayiny-prybuv-do-saudivskoyi-araviyi-de-predstavyt-nashu-formulu-myru/</text:a>
</text:p>
      <!--NEWS-->
      <text:h text:style-name="P10" text:outline-level="1">
<text:span text:style-name="T4">
白天，俄罗斯部队开除了126个乌克兰定居点</text:span>
</text:h>
      <text:p text:style-name="P4">
作者: ['АРМІЯINFORM']</text:p>
      <text:p text:style-name="P4">
时间: 2023-05-19T65:00:00-04:00</text:p>
      <text:p text:style-name="P4">
描述: Rosiyski vissyka的最后一遍解雇了乌克兰11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photo_5420558674323163658_y.jpg" text:style-name="Internet_20_link" text:visited-style-name="Visited_20_Internet_20_Link">
photo_5420558674323163658_y.jpg</text:a>
']</text:p>
      <text:p text:style-name="P4">
标签: ['STOPRUSSIA', 'АГРЕСІЯ РФ', 'ХАРКІВСЬКИЙ ТРИБУНАЛ']</text:p>
      <text:p text:style-name="P4">
类别: News</text:p>
      <!--METADATA-->
      <text:p text:style-name="P4">
<draw:frame draw:style-name="fr1" draw:name="Image284" text:anchor-type="as-char" svg:width="6.9236in" svg:height="5.165906in" draw:z-index="0">
<draw:image xlink:href="../Images/AРМІЯINFORM/2023-05-19T65-00-00-04-00/photo_5420558674323163658_y.jpg" xlink:type="simple" xlink:show="embed" xlink:actuate="onLoad" draw:mime-type="image/jpeg"/>
</draw:frame>
在最后一天，俄罗斯军队向乌克兰11个地区的领土开火。</text:p>
      <text:p text:style-name="P4">
关于它<text:a xlink:type="simple" xlink:href="https://t.me/militarymediacenter/1980" text:style-name="Internet_20_link" text:visited-style-name="Visited_20_Internet_20_Link">
报告</text:a>
军事媒体中心。</text:p>
      <text:p text:style-name="P4">
“总的来说，不同类型的武器(砂浆，手榴弹发射器，炮兵，RSZV，SDR，无人机，航空，有翼海事导弹)消息进行了126和166个基础架构对象的炮击。</text:p>
      <text:p text:style-name="P4">
在平民死亡和受伤中，受害者的数量被澄清了。</text:p>
      <text:p text:style-name="P4">
News Source: <text:a xlink:type="simple" xlink:href="https://armyinform.com.ua/2023/05/19/za-dobu-rosijski-vijska-obstrilyaly-126-naselenyh-punktiv-ukrayiny/" text:style-name="Internet_20_link" text:visited-style-name="Visited_20_Internet_20_Link">
https://armyinform.com.ua/2023/05/19/za-dobu-rosijski-vijska-obstrilyaly-126-naselenyh-punktiv-ukrayiny/</text:a>
</text:p>
      <!--NEWS-->
      <text:h text:style-name="P10" text:outline-level="1">
<text:span text:style-name="T4">
“ Moshchun和在Gostomel中战斗 - 完全摧毁了俄罗斯计划的事件”  - 西里尔·布·布达诺夫</text:span>
</text:h>
      <text:p text:style-name="P4">
作者: ['АРМІЯINFORM']</text:p>
      <text:p text:style-name="P4">
时间: 2023-05-19T66: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p>
      <text:p text:style-name="P4">
标签: ['STOPRUSSIA', 'АГРЕСІЯ РФ', 'ВТОРГНЕННЯ РФ', 'ГУР МОУ', 'ІНТЕРВ’Ю', 'КИРИЛО БУДАНОВ']</text:p>
      <text:p text:style-name="P4">
类别: News</text:p>
      <!--METADATA-->
      <text:p text:style-name="P4">
乌克兰国防部情报局主要局长，基里尔·布·巴诺夫少将对项目“不同的人”进行了采访。</text:p>
      <text:p text:style-name="P4">
GUR IU新闻服务<text:a xlink:type="simple" xlink:href="https://gur.gov.ua/content/kryms-kyi-mist-ne-potriben-nachal-nyk-hur-mo-ukrainy-kyrylo-budanov.html" text:style-name="Internet_20_link" text:visited-style-name="Visited_20_Internet_20_Link">
自定义</text:a>
采访的主要论文。</text:p>
      <text:p text:style-name="P4">
<text:span text:style-name="T4">
 “战争的艺术”： </text:span>
</text:p>
      <text:p text:style-name="P4">
我们迷失了对手的事实正是事实。 我认为，直到一切都不累，他们将根本不了解发生了什么。</text:p>
      <text:p text:style-name="P4">
更重要的是：混淆敌人或冒着乌克兰某人无法正确理解的风险？ 至于我，答案很明显：使工人感到困惑。</text:p>
      <text:p text:style-name="P4">
<text:span text:style-name="T4">
核风险：</text:span>
</text:p>
      <text:p text:style-name="P4">
我们没有接触核战争，但我们没有离开。 总的来说，这种威胁受到人为的启发。 当然，从理论上讲，一切都可能是可能的，但是可能性为零，因为所有这些都将以俄罗斯联邦的战略损失结束。</text:p>
      <text:p text:style-name="P4">
战略损失是破坏这种政治制度的整个战略目标。</text:p>
      <text:p text:style-name="P4">
<text:span text:style-name="T4">
俄罗斯在世界上的未来：</text:span>
</text:p>
      <text:p text:style-name="P4">
正如他们所说，俄罗斯领导人希望“宏伟”与他们相关 - “双极世界”。 双极世界可能是，但没有它们。它们根本无法再：不再是经济水平，也不是军事外交力量的水平。</text:p>
      <text:p text:style-name="P4">
<text:span text:style-name="T4">
俄罗斯军队的军事潜力：</text:span>
</text:p>
      <text:p text:style-name="P4">
俄罗斯人可以对我们使用的一切都已经参与其中。</text:p>
      <text:p text:style-name="P4">
俄罗斯联邦军队严重进攻行动的潜力完全耗尽。 容器具有严重的防御潜力。 他们构建了一个七个正确的，有力的。 但这不再是俄罗斯军队可以进行严重的进攻行动。</text:p>
      <text:p text:style-name="P4">
在巴赫穆特·耶斯(Bakhmut-Yes)级别的当地行动，每天设法通过50-70米，有时不可能。 很抱歉，他们说世界第二军的说法并不是一个水平。</text:p>
      <text:p text:style-name="P4">
俄罗斯联邦团体涉及对乌克兰的敌对行动 - 约3.7万战争组成部分，约有20,000名国民警卫队和约7,000人，目前有一个Zuzstan，这是一套各种军事化的地层。</text:p>
      <text:p text:style-name="P4">
<text:span text:style-name="T4">
 Shogg的嫉妒：</text:span>
</text:p>
      <text:p text:style-name="P4">
是什么说[SO的所有者 wagner pec] prigozhin主要是正确的。 Yerechi，被认为是Twoly的，但他所说的纯粹是80％。</text:p>
      <text:p text:style-name="P4">
不幸的是，认识到，但与俄罗斯军队不同，有条件的名称“瓦格纳”以“瓦格纳”的名字表现出效率。 在这种背景下，他们的冲突更加恶化。Shoggy和Gerasimov的团队竭尽所能删除这些PVC。 不幸的是，我不得不承认，Vagner是最有效的。 没有将俄罗斯联邦的人与战斗效率进行比较。</text:p>
      <text:p text:style-name="P4">
<text:span text:style-name="T4">
间谍国际军团：</text:span>
</text:p>
      <text:p text:style-name="P4">
2022年3月上旬的外国志愿者人数达到了数千人。 只有那些遵循道德和战斗准备的人才被带到国际军团。</text:p>
      <text:p text:style-name="P4">
在国际军团中，有来自不同国家的间谍，但百分比很低。 大多数试图“淘汰”的人 - 此类尝试是，在选择和访谈的阶段，安全性被过滤了。</text:p>
      <text:p text:style-name="P4">
<text:span text:style-name="T4">
乌克兰的俄罗斯机构：</text:span>
</text:p>
      <text:p text:style-name="P4">
乌克兰俄罗斯联邦的代理网络仍然存在，但其能力在很大程度上。</text:p>
      <text:p text:style-name="P4">
<text:span text:style-name="T4">
乌克兰特殊服务的竞争：</text:span>
</text:p>
      <text:p text:style-name="P4">
我个人尊重婴儿将军。 我可以说，我对他很友好，甚至是个人关系。 他一切都很棒。</text:p>
      <text:p text:style-name="P4">
特殊服务之间的健康竞争始终是一个正常的过程。这是非常好的。</text:p>
      <text:p text:style-name="P4">
<text:span text:style-name="T4">
克里姆林宫中的Gur代理人：</text:span>
</text:p>
      <text:p text:style-name="P4">
是的，在俄罗斯，我们有我们的消息来源，可以很好地为我们提供信息。</text:p>
      <text:p text:style-name="P4">
<text:span text:style-name="T4">
俄罗斯特殊服务的估值：</text:span>
</text:p>
      <text:p text:style-name="P4">
俄罗斯军队不是世界上的第二军。 显然，不是第三个，而是前十名。</text:p>
      <text:p text:style-name="P4">
我们正在与最强大的军用车辆之一处于战争状态，这是最强大的特殊服务制度，而这是最强大的军用车辆。 低估敌人是错误的。</text:p>
      <text:p text:style-name="P4">
因为我们或多或少地行动，所以这意味着我们的行为正确。</text:p>
      <text:p text:style-name="P4">
<text:span text:style-name="T4">
俄罗斯的“游击”运动：</text:span>
</text:p>
      <text:p text:style-name="P4">
俄罗斯的抵抗力是分支的，通常不合并为单个系统，而是被控制的生物。</text:p>
      <text:p text:style-name="P4">
我们认为，您无需将它们结合起来。 一个组织中的叛徒只会摧毁一个组织。 如果合并，损失将不正确。</text:p>
      <text:p text:style-name="P4">
<text:span text:style-name="T4">
乌克兰不是俄罗斯：</text:span>
</text:p>
      <text:p text:style-name="P4">
俄罗斯社会的抗议潜力几乎为零。 只有精英准备就绪时，只有在中间摇晃俄罗斯。 没有公民社会 - 它不是乌克兰，甚至是错误的比较。</text:p>
      <text:p text:style-name="P4">
<text:span text:style-name="T4">
渡轮越过塔曼：</text:span>
</text:p>
      <text:p text:style-name="P4">
乌克兰在克里米亚的安全和国防部队的第一部门以任何格式都以任何格式的第一部门都将立即穿过渡轮到俄罗斯联邦大陆。</text:p>
      <text:p text:style-name="P4">
我认为不需要克里米亚桥。</text:p>
      <text:p text:style-name="P4">
<text:span text:style-name="T4">
白俄罗斯因素：</text:span>
我们曾经使用我们拥有的所有可能的通信路径。 即使是一个人的代表也是，也可以防止白俄罗斯作为一个国家进入这场战争。</text:p>
      <text:p text:style-name="P4">
普京失去了将卢卡申科(Lukashenko)参与战争的希望。 来自白俄罗斯的弹药是俄罗斯人，这是事实 - 他们拿出了几乎所有可能的东西。 他们使用多边形 - 贝拉鲁斯人准备动员的人。 毕竟，仅此而已。</text:p>
      <text:p text:style-name="P4">
<text:span text:style-name="T4">
战争中的无人机：</text:span>
</text:p>
      <text:p text:style-name="P4">
战争证明了无人机使用和作为智力的最大效率以及作为卡米卡兹的概念。</text:p>
      <text:p text:style-name="P4">
可重复使用的无人机(放电弹药)无论是在美国还是指南中，由于饱和度高而显示出较低的效率。</text:p>
      <text:p text:style-name="P4">
飞行方式的Dron Kamikadze更有可能取得成功。</text:p>
      <text:p text:style-name="P4">
应该用作打击任务的飞机的无人机 - 通常会被殴打。</text:p>
      <text:p text:style-name="P4">
<text:span text:style-name="T4">
参加Crimean Ride 2016：</text:span>
</text:p>
      <text:p text:style-name="P4">
是的，我接受了。 所以呢？</text:p>
      <text:p text:style-name="P4">
现在是否将“在野外”拉吗？ 拉。 有没有什么？ 充其量，很少。 我和我在一起，但很明显，这不是我一生的90％。</text:p>
      <text:p text:style-name="P4">
<text:span text:style-name="T4">
战争中的决定性时刻：</text:span>
</text:p>
      <text:p text:style-name="P4">
全面入侵俄罗斯联邦和在莫申的战斗的第一天 - 这些事件在俄罗斯联邦结束时被摧毁。</text:p>
      <text:p text:style-name="P4">
从欧文(Irpen)敲打他们的意思提出了观点，但主要的是在戈斯托梅尔(Gostomel)的桥梁和战斗。这些事件完全破坏了俄罗斯计划。</text:p>
      <text:p text:style-name="P4">
我们需要努力在2023年完成一切。</text:p>
      <text:p text:style-name="P4">
News Source: <text:a xlink:type="simple" xlink:href="https://armyinform.com.ua/2023/05/19/moshhun-i-boyi-v-gostomeli-podiyi-yaki-povnistyu-zrujnuvaly-rosijskyj-zadum-%e2%80%95-kyrylo-budanov/" text:style-name="Internet_20_link" text:visited-style-name="Visited_20_Internet_20_Link">
https://armyinform.com.ua/2023/05/19/moshhun-i-boyi-v-gostomeli-podiyi-yaki-povnistyu-zrujnuvaly-rosijskyj-zadum-%e2%80%95-kyrylo-budanov/</text:a>
</text:p>
      <!--NEWS-->
      <text:h text:style-name="P10" text:outline-level="1">
<text:span text:style-name="T4">
乌克兰专家在波兰接受培训，以治疗和康复战争受害者</text:span>
</text:h>
      <text:p text:style-name="P4">
作者: ['АРМІЯINFORM']</text:p>
      <text:p text:style-name="P4">
时间: 2023-05-19T67:00:00-04:00</text:p>
      <text:p text:style-name="P4">
描述: 在Viiskovo-Medich的Washsavi Ukrainian Fakhivtsi的Viiskovo-Medich Intitititistion，从Sphere中通过Pidgotovka。他们说，是否在不久的将来会与乌克兰发动战争</text:p>
      <text:p text:style-name="P4">
图片: ['<text:a xlink:type="simple" xlink:href="https://armyinform.com.ua/wp-content/uploads/2023/05/polska.jpg" text:style-name="Internet_20_link" text:visited-style-name="Visited_20_Internet_20_Link">
polska.jpg</text:a>
']</text:p>
      <text:p text:style-name="P4">
标签: ['ДОПОМОГА ПАРТНЕРІВ', 'ЛІКУВАННЯ ТА РЕАБІЛІТАЦІЯ', 'ПОЛЬЩА', 'СВІТ ПІДТРИМУЄ УКРАЇНУ']</text:p>
      <text:p text:style-name="P4">
类别: News</text:p>
      <!--METADATA-->
      <text:p text:style-name="P4">
<draw:frame draw:style-name="fr1" draw:name="Image285" text:anchor-type="as-char" svg:width="6.9236in" svg:height="3.894525in" draw:z-index="0">
<draw:image xlink:href="../Images/AРМІЯINFORM/2023-05-19T67-00-00-04-00/polska.jpg" xlink:type="simple" xlink:show="embed" xlink:actuate="onLoad" draw:mime-type="image/jpeg"/>
</draw:frame>
在华沙的军事医学研究所，乌克兰专家正在接受受伤的康复领域的准备，以及战争中受伤的人的诊断和治疗。</text:p>
      <text:p text:style-name="P4">
关于它<text:a xlink:type="simple" xlink:href="https://www.prezydent.pl/malzonka-prezydenta/aktywnosc/ukrainscy-specjalisci-szkola-sie-w-polsce-z-rehabilitacji-rannych-oraz-leczenia-traumy-wojennej,68662" text:style-name="Internet_20_link" text:visited-style-name="Visited_20_Internet_20_Link">
报告</text:a>
总统办公室。</text:p>
      <text:p text:style-name="P4">
该课程是由波兰和乌克兰总统妻子发起的乌克兰医生培训计划的一部分。</text:p>
      <text:p text:style-name="P4">
“我非常感谢医院的管理，所有医生，驯服者的物理治疗师，以与乌克兰的同事见面。 该项目是利维夫业务的结果(<text:span text:style-name="T5">
 2022年9月，签证 - 乌克兰专业儿童医疗中心和LVIV的第八城市临床医院的波兰总裁的妻子</text:span>
 _-ed。). Мені там розповіли про великунеобхідність у підготовці лікарів з різних напрямків», — сказала АгатаКорнгаузер–Дуда.</text:p>
      <text:p text:style-name="P4">
Під час зустрічі з фізіотерапевтами польська перша леді вислухала коментаріщодо процесу лікування постраждалих від війни. Говорили про наданняневідкладної допомоги, супровід пацієнтів під час реабілітації та сучасніметоди протезування. Фахівці розповіли про майбутнє застосування отриманих уПольщі навичок у роботі з постраждалими та людьми з інвалідністю.</text:p>
      <text:p text:style-name="P4">
«Я дуже сподіваюся, що навчання сприятиме збагаченню системи охорони здоров'яв Україні та допоможе вам у роботі та вашим пацієнтам у процесі відновленняздоров'я та фізичної форми», — наголосила дружина польського президента.</text:p>
      <text:p text:style-name="P4">
News Source: <text:a xlink:type="simple" xlink:href="https://armyinform.com.ua/2023/05/19/ukrayinski-fahivczi-prohodyat-u-polshhi-navchannya-z-likuvannya-ta-reabilitacziyi-postrazhdalyh-vid-vijny/" text:style-name="Internet_20_link" text:visited-style-name="Visited_20_Internet_20_Link">
https://armyinform.com.ua/2023/05/19/ukrayinski-fahivczi-prohodyat-u-polshhi-navchannya-z-likuvannya-ta-reabilitacziyi-postrazhdalyh-vid-vijny/</text:a>
</text:p>
      <!--NEWS-->
      <text:h text:style-name="P10" text:outline-level="1">
<text:span text:style-name="T4">
乌克兰检察长办公室：有8.8万次军事犯罪已被记录</text:span>
</text:h>
      <text:p text:style-name="P4">
作者: ['АРМІЯINFORM']</text:p>
      <text:p text:style-name="P4">
时间: 2023-05-19T68: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19052023ua.jpg" text:style-name="Internet_20_link" text:visited-style-name="Visited_20_Internet_20_Link">
warcrime-19052023ua.jpg</text:a>
', '<text:a xlink:type="simple" xlink:href="https://armyinform.com.ua/wp-content/uploads/2023/05/warcrime-19052023en.jpg" text:style-name="Internet_20_link" text:visited-style-name="Visited_20_Internet_20_Link">
warcrime-19052023en.jpg</text:a>
']</text:p>
      <text:p text:style-name="P4">
标签: ['АГРЕСІЯ РФ', 'ВТОРГНЕННЯ РФ', 'ОФІС ГЕНЕРАЛЬНОГО ПРОКУРОРА УКРАЇНИ']</text:p>
      <text:p text:style-name="P4">
类别: News</text:p>
      <!--METADATA-->
      <text:p text:style-name="P4">
<draw:frame draw:style-name="fr1" draw:name="Image286" text:anchor-type="as-char" svg:width="6.9236in" svg:height="4.448413in" draw:z-index="0">
<draw:image xlink:href="../Images/AРМІЯINFORM/2023-05-19T68-00-00-04-00/warcrime-19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19日</text:span>
注册：</text:p>
      <ul>
        <li>
88 002军事犯罪， * 17 186针对乌克兰国家安全的罪行。</li>
      </ul>
      <text:p text:style-name="P4">
此外，根据少年检察官的官方数据，<text:span text:style-name="T4">
 1471由于俄罗斯联邦的侵略，该孩​​子已成为</text:span>
，其中包括：</text:p>
      <ul>
        <li>
482-儿童被杀； * 979-儿童因严重程度的不同程度受伤。</li>
      </ul>
      <text:p text:style-name="P4">
该部门强调，这些数字不是最终的，因为在暂时占据的有形领土上的积极战斗场所的安装中继续进行工作。</text:p>
      <text:p text:style-name="P4">
<draw:frame draw:style-name="fr1" draw:name="Image287" text:anchor-type="as-char" svg:width="6.9236in" svg:height="4.448413in" draw:z-index="0">
<draw:image xlink:href="../Images/AРМІЯINFORM/2023-05-19T68-00-00-04-00/warcrime-19052023en.jpg" xlink:type="simple" xlink:show="embed" xlink:actuate="onLoad" draw:mime-type="image/jpeg"/>
</draw:frame>
</text:p>
      <text:p text:style-name="P4">
News Source: <text:a xlink:type="simple" xlink:href="https://armyinform.com.ua/2023/05/19/ofis-genprokurora-ukrayiny-zadokumentovano-ponad-88-tysyach-voyennyh-zlochyniv/" text:style-name="Internet_20_link" text:visited-style-name="Visited_20_Internet_20_Link">
https://armyinform.com.ua/2023/05/19/ofis-genprokurora-ukrayiny-zadokumentovano-ponad-88-tysyach-voyennyh-zlochyniv/</text:a>
</text:p>
      <!--NEWS-->
      <text:h text:style-name="P10" text:outline-level="1">
<text:span text:style-name="T4">
在黑海的战斗中，俄罗斯拥有三个碳载体</text:span>
</text:h>
      <text:p text:style-name="P4">
作者: ['АРМІЯINFORM']</text:p>
      <text:p text:style-name="P4">
时间: 2023-05-19T69:00:00-04:00</text:p>
      <text:p text:style-name="P4">
描述: 在Syogodni上的村庄，Herbalop 19，Boyal Cherguvanni的Chorny Morce遭受了酷刑6 ...与乌克兰2022的战争，与乌克兰的战争是今天的最新消息，今天与乌克兰2022年的新闻战争，今天会有一场战争，会有一场战争他们说，在乌克兰和俄罗斯之间，当战争，与乌克兰战争时，是否会在不久在俄罗斯</text:p>
      <text:p text:style-name="P4">
图片: ['<text:a xlink:type="simple" xlink:href="https://armyinform.com.ua/wp-content/uploads/2022/09/6563.png" text:style-name="Internet_20_link" text:visited-style-name="Visited_20_Internet_20_Link">
6563.png</text:a>
']</text:p>
      <text:p text:style-name="P4">
标签: ['STOPRUSSIA', 'АГРЕСІЯ РФ', 'ВМС ЗС УКРАЇНИ', 'ВТОРГНЕННЯ РФ', 'КАЛІБРИ']</text:p>
      <text:p text:style-name="P4">
类别: News</text:p>
      <!--METADATA-->
      <text:p text:style-name="P4">
<draw:frame draw:style-name="fr1" draw:name="Image288" text:anchor-type="as-char" svg:width="6.9236in" svg:height="3.863616in" draw:z-index="0">
<draw:image xlink:href="../Images/AРМІЯINFORM/2023-05-19T69-00-00-04-00/6563.png" xlink:type="simple" xlink:show="embed" xlink:actuate="onLoad" draw:mime-type="image/png"/>
</draw:frame>
截至今天，5月19日，在黑海中重新召集了6艘敌方船只，其中3艘是机芯有翼导弹的载体，其总凌空是16枚火箭。</text:p>
      <text:p text:style-name="P4">
关于它<text:a xlink:type="simple" xlink:href="https://www.facebook.com/watch/" text:style-name="Internet_20_link" text:visited-style-name="Visited_20_Internet_20_Link">
报告</text:a>
武装部队的海军。</text:p>
      <text:p text:style-name="P4">
亚佐夫海有2艘敌船，其中包括1枚马车导弹“口径”，其总齐射为-8个火箭。 在地中海中，有7艘波船，其中-1架有翼的导弹“机芯”的载体，其总齐射将建立-4枚火箭。</text:p>
      <text:p text:style-name="P4">
News Source: <text:a xlink:type="simple" xlink:href="https://armyinform.com.ua/2023/05/19/na-bojovomu-cherguvanni-u-chornomu-mori-rosiya-trymaye-try-nosiyi-kalibriv/" text:style-name="Internet_20_link" text:visited-style-name="Visited_20_Internet_20_Link">
https://armyinform.com.ua/2023/05/19/na-bojovomu-cherguvanni-u-chornomu-mori-rosiya-trymaye-try-nosiyi-kalibriv/</text:a>
</text:p>
      <!--NEWS-->
      <text:h text:style-name="P10" text:outline-level="1">
<text:span text:style-name="T4">
北约秘书长评估乌克兰部队返回被占领的土地</text:span>
</text:h>
      <text:p text:style-name="P4">
作者: ['АРМІЯINFORM']</text:p>
      <text:p text:style-name="P4">
时间: 2023-05-19T70:00:00-04:00</text:p>
      <text:p text:style-name="P4">
描述: 北约的秘书长斯托尔滕贝格·佩德小时Zustrichi Zri Zri-Ministom Portuglia ...与乌克兰2022年的战争，与乌克兰的最新新闻，今天与乌克兰的新闻战争，今天与乌克兰2022年上次与乌克兰的新闻战争，乌克兰和俄罗斯之间的战争以及与俄罗斯之间的战争，以及什么时候与俄罗斯的战争他们说，乌克兰在2022年将在不久的将来与乌克兰战争，他们说，今天与乌克兰的战争，今天的乌克兰新闻，乌克兰的新闻，乌克兰媒体在俄罗斯的乌克兰媒体</text:p>
      <text:p text:style-name="P4">
图片: ['<text:a xlink:type="simple" xlink:href="https://armyinform.com.ua/wp-content/uploads/2023/05/stoltenberg-3.jpg" text:style-name="Internet_20_link" text:visited-style-name="Visited_20_Internet_20_Link">
stoltenberg-3.jpg</text:a>
']</text:p>
      <text:p text:style-name="P4">
标签: ['STOPRUSSIA', 'АГРЕСІЯ РФ', 'ВТОРГНЕННЯ РФ', 'ЄНС СТОЛТЕНБЕРГ', 'НАТО']</text:p>
      <text:p text:style-name="P4">
类别: News</text:p>
      <!--METADATA-->
      <text:p text:style-name="P4">
<draw:frame draw:style-name="fr1" draw:name="Image289" text:anchor-type="as-char" svg:width="6.9236in" svg:height="3.894525in" draw:z-index="0">
<draw:image xlink:href="../Images/AРМІЯINFORM/2023-05-19T70-00-00-04-00/stoltenberg-3.jpg" xlink:type="simple" xlink:show="embed" xlink:actuate="onLoad" draw:mime-type="image/jpeg"/>
</draw:frame>
北约秘书长詹斯·斯托尔滕贝格(Jens Jens Stoltenberg)在与葡萄牙总理安东尼(Anthony)，外交部长Zooo Kravinho，里斯本的Taminist Defident Helen Carreiras的外交部长Kravinho会面，祝贺乌克兰Potovport Galia提供的支持，包括雷帕德坦克(Leopard Tanks)的供应。</text:p>
      <text:p text:style-name="P4">
关于它<text:a xlink:type="simple" xlink:href="https://www.nato.int/cps/en/natohq/news_214696.htm" text:style-name="Internet_20_link" text:visited-style-name="Visited_20_Internet_20_Link">
报告</text:a>
北约新闻服务。</text:p>
      <text:p text:style-name="P4">
北约秘书长批准：“北约将为乌克兰提供尽可能多的支持。</text:p>
      <text:p text:style-name="P4">
他回忆说，北约盟友的支持在冲突的各种不同阶段得到了发展，并向最近的联盟成员致意<text:a xlink:type="simple" xlink:href="https://armyinform.com.ua/2023/05/15/naskilky-efektyvnymy-ye-storm-shadow-bude-vydno-na-poli-boyu-yurij-ignat/" text:style-name="Internet_20_link" text:visited-style-name="Visited_20_Internet_20_Link">
提供火箭导弹</text:a>
和<text:a xlink:type="simple" xlink:href="https://armyinform.com.ua/2023/05/15/czogo-lita-u-brytaniyi-rozpochnutsya-navchannya-ukrayinskyh-pilotiv/" text:style-name="Internet_20_link" text:visited-style-name="Visited_20_Internet_20_Link">
教乌克兰飞行员</text:a>
使用西方芽。</text:p>
      <text:p text:style-name="P4">
在北约峰会前夕(https://armyinform.com.ua/2022/11/09/nastupnyj-samit-nato-vidbudetsya-vlitku-2023-roku-v-lytvi/)詹斯·斯托尔滕贝格(Jens Stoltenberg)强调，成员将通过战略讨价还价向乌克兰发送强大的支持信号，这将使乌克兰能够从教义时期转移到北约标准的设备和培训，并与联盟进行操作兼容。</text:p>
      <text:p text:style-name="P4">
News Source: <text:a xlink:type="simple" xlink:href="https://armyinform.com.ua/2023/05/19/gensek-nato-oczinyv-syly-ukrayiny-povernuty-okupovani-zemli/" text:style-name="Internet_20_link" text:visited-style-name="Visited_20_Internet_20_Link">
https://armyinform.com.ua/2023/05/19/gensek-nato-oczinyv-syly-ukrayiny-povernuty-okupovani-zemli/</text:a>
</text:p>
      <!--NEWS-->
      <text:h text:style-name="P10" text:outline-level="1">
<text:span text:style-name="T4">
F-16飞机可以显着加强乌克兰的防空Yuri Ignat</text:span>
</text:h>
      <text:p text:style-name="P4">
作者: ['Дмитро Чалий']</text:p>
      <text:p text:style-name="P4">
时间: 2023-05-19T71:00:00-04:00</text:p>
      <text:p text:style-name="P4">
描述: 关于Televasia Marathon“єIniNews” Rospovyv Rechnik Commandanny的PID小时...与乌克兰2022年的战争，与乌克兰与乌克兰的最新新闻，今天与乌克兰的新闻战争，今天与乌克兰2022年上次与乌克兰进行战争，乌克兰和俄罗斯和俄罗斯和俄罗斯之间以及何时又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f-16.jpeg" text:style-name="Internet_20_link" text:visited-style-name="Visited_20_Internet_20_Link">
f-16.jpeg</text:a>
']</text:p>
      <text:p text:style-name="P4">
标签: ['F-16', 'ВТОРГНЕННЯ РФ', 'ЄДИНІ НОВИНИ', 'ППО ЗСУ', 'ЮРІЙ ІГНАТ']</text:p>
      <text:p text:style-name="P4">
类别: News</text:p>
      <!--METADATA-->
      <text:p text:style-name="P4">
<draw:frame draw:style-name="fr1" draw:name="Image290" text:anchor-type="as-char" svg:width="6.9236in" svg:height="4.056076in" draw:z-index="0">
<draw:image xlink:href="../Images/AРМІЯINFORM/2023-05-19T71-00-00-04-00/f-16.jpeg" xlink:type="simple" xlink:show="embed" xlink:actuate="onLoad" draw:mime-type="image/jpeg"/>
</draw:frame>
在电视马拉松比赛中<text:a xlink:type="simple" xlink:href="https://www.youtube.com/live/WY8sDvZdWEA" text:style-name="Internet_20_link" text:visited-style-name="Visited_20_Internet_20_Link">
“ unin”</text:a>
尤里·伊格纳图斯(Yuri Ignatus)告诉空军空军。</text:p>
      <ul>
        <li>
我们需要加强，因为敌人没有偏离我们的计划。 飞机16肯定会帮助乌克兰驱逐俄罗斯航空。 尤里·伊格纳特(Yuri Ignat)说，如果在苏米(Sumy)，切尼希夫(Chernihiv)或哈尔基夫(Kharkiv)地区交替使用，那么俄罗斯飞行员不太可能敢于靠近并扔阿巴博姆斯(Yuri Ignat)。  - 因此，飞机及其分散以及乌克兰的所有领土的问题将解决这个问题，最重要的是，它将解决不断攻击乌克兰的火箭和无人机的问题。 毕竟，这架飞机是该州防空的一部分。</li>
      </ul>
      <text:p text:style-name="P4">
此外，他认为乌克兰战斗飞行员将能够迅速掌握F-16飞机的使用。</text:p>
      <ul>
        <li>
对于我们的飞行员学习如何在F-16上飞行不是问题，这需要需要这需要战斗和使用这架飞机拥有的所有武器，这是一件很漂亮的事情。 我确信我们的飞行员很容易应对， - 伊格纳特说。</li>
      </ul>
      <text:p text:style-name="P4">
News Source: <text:a xlink:type="simple" xlink:href="https://armyinform.com.ua/2023/05/19/litak-f-16-mozhe-znachno-posylyty-ppo-ukrayiny-yurij-ignat/" text:style-name="Internet_20_link" text:visited-style-name="Visited_20_Internet_20_Link">
https://armyinform.com.ua/2023/05/19/litak-f-16-mozhe-znachno-posylyty-ppo-ukrayiny-yurij-ignat/</text:a>
</text:p>
      <!--NEWS-->
      <text:h text:style-name="P10" text:outline-level="1">
<text:span text:style-name="T4">
炮击俄罗斯想破坏反性 -  gur</text:span>
</text:h>
      <text:p text:style-name="P4">
作者: ['АРМІЯINFORM']</text:p>
      <text:p text:style-name="P4">
时间: 2023-05-19T72:00:00-04:00</text:p>
      <text:p text:style-name="P4">
描述: piagain是对Zirvati Planki Togotovka的检查，在活跃的Wiresovikh之前...与乌克兰2022年的战争，与乌克兰的最新新闻，今天与乌克兰的新闻，与乌克兰2022年最后一次战争，今天将在乌克兰和俄罗斯之间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20230519-02.jpg" text:style-name="Internet_20_link" text:visited-style-name="Visited_20_Internet_20_Link">
20230519-02.jpg</text:a>
']</text:p>
      <text:p text:style-name="P4">
标签: ['ВАДИМ СКІБІЦЬКИЙ', 'ВОРОЖІ ОБСТРІЛИ', 'ГУР МОУ', 'КОНТРНАСТУП']</text:p>
      <text:p text:style-name="P4">
类别: News</text:p>
      <!--METADATA-->
      <text:p text:style-name="P4">
<draw:frame draw:style-name="fr1" draw:name="Image291" text:anchor-type="as-char" svg:width="6.9236in" svg:height="4.454183in" draw:z-index="0">
<draw:image xlink:href="../Images/AРМІЯINFORM/2023-05-19T72-00-00-04-00/20230519-02.jpg" xlink:type="simple" xlink:show="embed" xlink:actuate="onLoad" draw:mime-type="image/jpeg"/>
</draw:frame>
入侵者正试图在春季和夏季战役期间发动计划，并为积极的军事行动做准备。 同时，沿着前线和乌克兰其他地区都选举了激烈的打击。</text:p>
      <text:p text:style-name="P4">
这说明了(https://gur.gov.ua/content/obstrilamy-rosiia-khoche-zirvaty-kontrnastup.html)Gur Mou。</text:p>
      <text:p text:style-name="P4">
一位乌克兰的军事情报的代表解释说：“以前，他们无法将我们的能源系统放在首位，现在他们有最好的重点是破坏我们的计划并在春季和夏季运动中为积极行动做准备。”</text:p>
      <text:p text:style-name="P4">
据瓦迪姆·斯基比茨基(Vadim Skibitsky)称，侵略者试图促进更多武器和军事设施的积累。</text:p>
      <text:p text:style-name="P4">
“现在关于火箭武器，其俄罗斯人被驾驶点使用(决策 - 制定中心)，提供弹药，设备，燃料存储和部队集中区域的浓度的切线。 敌人开始特别注意我们的防空设施。”军事情报的代表解释说。</text:p>
      <text:p text:style-name="P4">
此外，在前线上，俄罗斯人积极使用飞机组件。根据Vadim Skibitsky的说法，该乘员的手术执行飞机使用了约20-25架飞机炸弹CAC-500，并在线路线和Frontlines上进行罢工。</text:p>
      <text:p text:style-name="P4">
News Source: <text:a xlink:type="simple" xlink:href="https://armyinform.com.ua/2023/05/19/obstrilamy-rosiya-hoche-zirvaty-kontrnastup-gur/" text:style-name="Internet_20_link" text:visited-style-name="Visited_20_Internet_20_Link">
https://armyinform.com.ua/2023/05/19/obstrilamy-rosiya-hoche-zirvaty-kontrnastup-gur/</text:a>
</text:p>
      <!--NEWS-->
      <text:h text:style-name="P10" text:outline-level="1">
<text:span text:style-name="T4">
意大利加入了乌克兰军队的演习</text:span>
</text:h>
      <text:p text:style-name="P4">
作者: ['АРМІЯINFORM']</text:p>
      <text:p text:style-name="P4">
时间: 2023-05-19T73:00:00-04:00</text:p>
      <text:p text:style-name="P4">
描述: 在єvropeisii initalientytyativni工资中抗议意大利的迷你建设...与乌克兰2022年的战争，与乌克兰的最新新闻，今天与乌克兰的新闻，今天与乌克兰2022年的新闻战争，乌克兰和俄罗斯和俄罗斯之间以及何时及时会有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italy.jpg" text:style-name="Internet_20_link" text:visited-style-name="Visited_20_Internet_20_Link">
italy.jpg</text:a>
']</text:p>
      <text:p text:style-name="P4">
标签: ['ВІЙСЬКОВІ НАВЧАННЯ', 'ДОПОМОГА ПАРТНЕРІВ', 'ІТАЛІЯ', 'СВІТ ПІДТРИМУЄ УКРАЇНУ']</text:p>
      <text:p text:style-name="P4">
类别: News</text:p>
      <!--METADATA-->
      <text:p text:style-name="P4">
<draw:frame draw:style-name="fr1" draw:name="Image292" text:anchor-type="as-char" svg:width="6.9236in" svg:height="3.894525in" draw:z-index="0">
<draw:image xlink:href="../Images/AРМІЯINFORM/2023-05-19T73-00-00-04-00/italy.jpg" xlink:type="simple" xlink:show="embed" xlink:actuate="onLoad" draw:mime-type="image/jpeg"/>
</draw:frame>
意大利国防部参与了乌克兰士兵的欧洲倡议。</text:p>
      <text:p text:style-name="P4">
这是正式的<text:a xlink:type="simple" xlink:href="https://www.difesa.it/Primo_Piano/Pagine/Missioni-internazionali-audizione-Ministro-Crosetto.aspx" text:style-name="Internet_20_link" text:visited-style-name="Visited_20_Internet_20_Link">
陈述</text:a>
意大利国防部长Guido Trozetto在[报告]期间(https://webtvdifesaaz.blob.core.windows.net/asset-ac980630-c171-4fe5-8ddc-a01fc7a43d16/intervento_crosetto_1280x720_2023.mp4?sv=2017-04-17&amp;sr=c&amp;si=24beef29-bbb2-4ce5-901e-8accc5dc087b&amp;sig=buWXeWvPFX1aGVQB9Xn5OEAo3Hy6A/%2BJFRTpcmjTJMQ%3D&amp;st=2023-05-15T12:07:26Z&amp;se=2039-10-18T12:07:26Z)关于国外军事任务的成本。</text:p>
      <text:p text:style-name="P4">
意大利将以员工培训乌克兰军队，该军事将被送往布鲁塞尔，波兰和德国的司令部。</text:p>
      <text:p text:style-name="P4">
Guvido Crossetto说：“我们还将在意大利领土的学校和军事人员提供专门的培训模块。”</text:p>
      <text:p text:style-name="P4">
回想一下，2022年11月，欧盟正式<text:a xlink:type="simple" xlink:href="https://armyinform.com.ua/2022/11/15/usi-krayiny-yes-pogodylysya-navchaty-ukrayinskyh-vijskovyh-u-ramkah-novoyi-misiyi-zhozep-borrel/" text:style-name="Internet_20_link" text:visited-style-name="Visited_20_Internet_20_Link">
启动</text:a>
培训任务是研究15,000名乌克兰军人，不仅将参加与乌克兰边界的国家，而且还参与所有成员国。</text:p>
      <text:p text:style-name="P4">
<text:span text:style-name="T5">
准备的Vitaliy Lytvyn</text:span>
</text:p>
      <text:p text:style-name="P4">
News Source: <text:a xlink:type="simple" xlink:href="https://armyinform.com.ua/2023/05/19/italiya-doluchayetsya-do-navchan-ukrayinskyh-vijskovyh/" text:style-name="Internet_20_link" text:visited-style-name="Visited_20_Internet_20_Link">
https://armyinform.com.ua/2023/05/19/italiya-doluchayetsya-do-navchan-ukrayinskyh-vijskovyh/</text:a>
</text:p>
      <!--NEWS-->
      <text:h text:style-name="P10" text:outline-level="1">
<text:span text:style-name="T4">
国家元首庆祝了117个军人奖，其中93个是死后的</text:span>
</text:h>
      <text:p text:style-name="P4">
作者: ['АРМІЯINFORM']</text:p>
      <text:p text:style-name="P4">
时间: 2023-05-19T74:00:00-04:00</text:p>
      <text:p text:style-name="P4">
描述: 乌克兰沃迪米尔·Zelensky Vidniy总统117 Zakhisnikiv ...与乌克兰2022年的战争，与乌克兰的最新新闻，今天与乌克兰2022年的新闻，今天与乌克兰的新闻战争，乌克兰和俄罗斯之间的战争将与乌克兰之间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2/04/6_o.jpg" text:style-name="Internet_20_link" text:visited-style-name="Visited_20_Internet_20_Link">
6_o.jpg</text:a>
']</text:p>
      <text:p text:style-name="P4">
标签: ['НАГОРОДЖЕННЯ ВІЙСЬКОВОСЛУЖБОВЦІВ', 'УКАЗ ПРЕЗИДЕНТА УКРАЇНИ']</text:p>
      <text:p text:style-name="P4">
类别: News</text:p>
      <!--METADATA-->
      <text:p text:style-name="P4">
<draw:frame draw:style-name="fr1" draw:name="Image293" text:anchor-type="as-char" svg:width="6.9236in" svg:height="4.621503in" draw:z-index="0">
<draw:image xlink:href="../Images/AРМІЯINFORM/2023-05-19T74-00-00-04-00/6_o.jpg" xlink:type="simple" xlink:show="embed" xlink:actuate="onLoad" draw:mime-type="image/jpeg"/>
</draw:frame>
乌克兰沃迪米尔·泽伦斯基(Volodymyr Zelensky)总统庆祝了117名乌克兰捍卫者的州奖。 93名军人被死后授予。</text:p>
      <text:p text:style-name="P4">
这在法令[第282/2023号]中说明了这一点(https://www.president.gov.ua/documents/2822023-46773)，由总统办公室网站发布。</text:p>
      <text:p text:style-name="P4">
该奖项获得了“以个人勇气为荣，在保护乌克兰的国家差异和领土完整，无私的军事义务中揭示了奖项。”</text:p>
      <text:p text:style-name="P4">
<text:span text:style-name="T4">
授予Bohdan Khmelnitsky II学位的命令</text:span>
</text:p>
      <text:p text:style-name="P4">
Bohnak Anton Ivanovich-高级中尉</text:p>
      <text:p text:style-name="P4">
<text:span text:style-name="T4">
授予Bohdan Khmelnitsky III学位的命令</text:span>
</text:p>
      <text:p text:style-name="P4">
Fedia Vyacheslav Vladimirovich-上校</text:p>
      <text:p text:style-name="P4">
Chuprin Vladislav Anatolyevich-高级中尉</text:p>
      <text:p text:style-name="P4">
Yurchenko Alexei Markovich(死后) - 初级中尉</text:p>
      <text:p text:style-name="P4">
<text:span text:style-name="T4">
奖励订单</text:span>
 <text:span text:style-name="T4">
“ </text:span>
 <text:span text:style-name="T4">
有勇气</text:span>
 <text:span text:style-name="T4">
 </text:span>
” <text:span text:style-name="T4">
 </text:span>
和学位**</text:p>
      <text:p text:style-name="P4">
Vyshnevsky Artem Vladimirovich-高级士兵</text:p>
      <text:p text:style-name="P4">
Grinchuk Oleg Alexandrovich-高级士兵</text:p>
      <text:p text:style-name="P4">
<text:span text:style-name="T4">
奖励订单</text:span>
 <text:span text:style-name="T4">
“ </text:span>
 <text:span text:style-name="T4">
有勇气</text:span>
 <text:span text:style-name="T4">
 </text:span>
 <text:span text:style-name="T4">
 </text:span>
 <text:span text:style-name="T4">
 </text:span>
 II学位**</text:p>
      <text:p text:style-name="P4">
罗马kalashchuk(死后) - 士兵</text:p>
      <text:p text:style-name="P4">
Nesshheretsky Maxim Petrovich(死后) - 初中中士</text:p>
      <text:p text:style-name="P4">
Eugene Vladimirovich-高级士兵</text:p>
      <text:p text:style-name="P4">
Quail Victor Nikolaevich(死后) - 士兵</text:p>
      <text:p text:style-name="P4">
西多罗夫尼古拉·伊万诺维奇(死后) - 初中中士</text:p>
      <text:p text:style-name="P4">
Khom Vasily Vasilyevich-高级士兵</text:p>
      <text:p text:style-name="P4">
<text:span text:style-name="T4">
奖励订单</text:span>
 <text:span text:style-name="T4">
“ </text:span>
 <text:span text:style-name="T4">
有勇气</text:span>
 <text:span text:style-name="T4">
 </text:span>
 <text:span text:style-name="T4">
 </text:span>
 <text:span text:style-name="T4">
 </text:span>
 iii学位**</text:p>
      <text:p text:style-name="P4">
Alutina Nikolai Nikolaevich(死后) - 士兵</text:p>
      <text:p text:style-name="P4">
Androshchuk Oleg Vasilyevich(死后) - 士兵</text:p>
      <text:p text:style-name="P4">
弗拉基米尔·鲍里索维奇(Vladimir Borisovich)(死后) - 士兵</text:p>
      <text:p text:style-name="P4">
Voitenko Viktor Petrovich(死后) - 高级士兵</text:p>
      <text:p text:style-name="P4">
Gennady Alexandrovich Golovkova(死后) - 士兵</text:p>
      <text:p text:style-name="P4">
Golubenko mykola Vasilyevich(死后) - 士兵</text:p>
      <text:p text:style-name="P4">
亚历山大·格里贝尼克(Alexander Gribenyuk)(死后) - 士兵</text:p>
      <text:p text:style-name="P4">
亚历山大·戴维夫(Alexander Davidov)(死后) - 士兵</text:p>
      <text:p text:style-name="P4">
Dyachuk Yuri Nikolaevich(死后) - 士兵</text:p>
      <text:p text:style-name="P4">
Zhuravsky Sergey Vladimirovich(死后) - 士兵</text:p>
      <text:p text:style-name="P4">
Zbaransky Artem Valeriyovych(死后) - 士兵</text:p>
      <text:p text:style-name="P4">
Ivanova Vitaliy Alexandrovich(死后) - 高级中士</text:p>
      <text:p text:style-name="P4">
瓦伦丁的凹槽 - 初中中士</text:p>
      <text:p text:style-name="P4">
Knyazev Yuri Vladimirovich(死后) - 士兵</text:p>
      <text:p text:style-name="P4">
Kobyletsky Vladimir Romanovich(死后) - 水手</text:p>
      <text:p text:style-name="P4">
Andrei Romanovich Kozhemiak(死后) - 初中中士</text:p>
      <text:p text:style-name="P4">
Kolodyazhny Vladimir Sergeyevich(死后) - 初中中士</text:p>
      <text:p text:style-name="P4">
科斯滕科夫维塔利·奥尔戈维奇 - 士兵Lysy Grigory Petrovich(死后) - 高级士兵</text:p>
      <text:p text:style-name="P4">
Likhushrst Andriy Alexandrovich(死后) - 士兵</text:p>
      <text:p text:style-name="P4">
Sergey Dmitrovich森林(死后) - 高级中士</text:p>
      <text:p text:style-name="P4">
马里希罗马·阿纳托利维奇 - 高级中士</text:p>
      <text:p text:style-name="P4">
Melnik Oleg Igorovich(死后) - 士兵</text:p>
      <text:p text:style-name="P4">
mykola mykola(死后) - 高级士兵</text:p>
      <text:p text:style-name="P4">
Mugashev Alexander Oleksandrovych-Neadquarters</text:p>
      <text:p text:style-name="P4">
Proskurovsky Igor Nikolaevich(死后) - 高级中尉</text:p>
      <text:p text:style-name="P4">
Pugach Alexei Igorovich(死后) - 初中中士</text:p>
      <text:p text:style-name="P4">
罗曼科·罗曼·维克托维奇(Romanenko Roman Viktorovich)(死后) - 士兵</text:p>
      <text:p text:style-name="P4">
萨兹科夫斯基保罗(死后) - 士兵</text:p>
      <text:p text:style-name="P4">
Svidunova Eugene Igorovich(死后) - 士兵</text:p>
      <text:p text:style-name="P4">
Semiletkov Grigory Grigorovich(死后) - 士兵</text:p>
      <text:p text:style-name="P4">
Vladislav Serdyuchenko(死后) - 士兵</text:p>
      <text:p text:style-name="P4">
Bogdan Skakunova(死后) - 士兵</text:p>
      <text:p text:style-name="P4">
亚历山大·斯帕罗夫(Alexander Sparov)(死后) - 高级中士</text:p>
      <text:p text:style-name="P4">
Tkachenko Oleg Anatolyevich(死后) - 初中中士</text:p>
      <text:p text:style-name="P4">
菲尔·伊万·罗曼维奇(Phil Ivan Romanovich)(死后) - 高级士兵</text:p>
      <text:p text:style-name="P4">
Anatoly Anatolyevich的沙皇(死后) - 高级士兵</text:p>
      <text:p text:style-name="P4">
Chernyshenko Sergey Vladimirovich(死后) - 士兵</text:p>
      <text:p text:style-name="P4">
Chumakova Ivan Demyanovich(死后)-Master-Stentate</text:p>
      <text:p text:style-name="P4">
Yuri Olegovich Shvets(死后) - 队长</text:p>
      <text:p text:style-name="P4">
Shishkina Arthur Anatolyevich(死后) - 初中中士</text:p>
      <text:p text:style-name="P4">
Ruslan Vasilyevich罪(死后) - 士兵</text:p>
      <text:p text:style-name="P4">
Vitaliy Srubkovsky(死后) - 高级中士</text:p>
      <text:p text:style-name="P4">
Yalam Mikhail Georgievich(死后) - 水手</text:p>
      <text:p text:style-name="P4">
<text:span text:style-name="T4">
奖励奖牌</text:span>
 <text:span text:style-name="T4">
“ </text:span>
 <text:span text:style-name="T4">
为乌克兰的兵役</text:span>
 <text:span text:style-name="T4">
 </text:span>
 <text:span text:style-name="T4">
 </text:span>
 <text:span text:style-name="T4">
 </text:span>
</text:p>
      <text:p text:style-name="P4">
Garnik Nikolai Vasilyevich-初中中士</text:p>
      <text:p text:style-name="P4">
Gas Eugene Anatolyevich-上校</text:p>
      <text:p text:style-name="P4">
Degtyarev Dmitry Pavlovich-水手</text:p>
      <text:p text:style-name="P4">
Dovzhenko Alexander Vasilyevich-中士</text:p>
      <text:p text:style-name="P4">
安德烈·德罗兹多夫(Andrei Drozdov)(死后) - 士兵</text:p>
      <text:p text:style-name="P4">
Zelenko Sergey Alexandrovich-上校</text:p>
      <text:p text:style-name="P4">
Korotkov Sergey Alexandrovich-上尉</text:p>
      <text:p text:style-name="P4">
Lyapina Pavel Sergeyevich-上尉</text:p>
      <text:p text:style-name="P4">
Taran Roman Petrovich-高级士兵</text:p>
      <text:p text:style-name="P4">
Finka Alexander Sergeyevich-高级中士</text:p>
      <text:p text:style-name="P4">
<text:span text:style-name="T4">
奖励奖牌</text:span>
 <text:span text:style-name="T4">
“ </text:span>
 <text:span text:style-name="T4">
 </text:span>
祖国的后卫<text:span text:style-name="T4">
 </text:span>
 <text:span text:style-name="T4">
 </text:span>
 <text:span text:style-name="T4">
 </text:span>
</text:p>
      <text:p text:style-name="P4">
奥古斯丁·亚历山大·弗拉基米罗维奇(死后) - 士兵</text:p>
      <text:p text:style-name="P4">
Yuri Anatolyevich Ram(死后) - 士兵</text:p>
      <text:p text:style-name="P4">
Burenko Ruslan Vasilyevich(死后) - 初级中尉</text:p>
      <text:p text:style-name="P4">
Valitsky Victor Nikolaevich(死后) - 士兵</text:p>
      <text:p text:style-name="P4">
Vysotsky Ivan Vladimirovich(死后) - 士兵</text:p>
      <text:p text:style-name="P4">
亚历山大·沃洛瓦亚(Alexander Volochaya)(死后) - 士兵</text:p>
      <text:p text:style-name="P4">
伊万·米哈洛维奇(死后) - 士兵</text:p>
      <text:p text:style-name="P4">
Graha Ruslan Grigorovich(死后) - 中士Guber Nicholas Ludwykovich(死后) - 士兵</text:p>
      <text:p text:style-name="P4">
Demchuk Victor Vyacheslavovich(死后) - 士兵</text:p>
      <text:p text:style-name="P4">
Demianchuk Vasily Miroslavovich(死后) - 士兵</text:p>
      <text:p text:style-name="P4">
DMITRUK VIKTOR PETROVICH(死后) - 士兵</text:p>
      <text:p text:style-name="P4">
Donovo Sergei Alexandrovich(死后) - 士兵</text:p>
      <text:p text:style-name="P4">
尤金·泽伦科娃(Eugene Zelenkova)(死后)-Headquarters</text:p>
      <text:p text:style-name="P4">
Kalinichenko Sergey Grigorovich(死后) - 初中中士</text:p>
      <text:p text:style-name="P4">
Kvasnevsky Sergey Alexandrovich -Matros</text:p>
      <text:p text:style-name="P4">
Kononenko Ilya Nikolaevich(死后) - 士兵</text:p>
      <text:p text:style-name="P4">
Krasnevich Mikhail Ivanovich(死后) - 士兵</text:p>
      <text:p text:style-name="P4">
Kryvka Alexander Vladimirovich(死后) - 士兵</text:p>
      <text:p text:style-name="P4">
亚历山大·德米特罗维奇·库布拉克(Alexander Dmitrovich Kubrak)(死后) - 高级士兵</text:p>
      <text:p text:style-name="P4">
Sergey Kuznetsov(死后) - 中士</text:p>
      <text:p text:style-name="P4">
库什纳里克·维克多·瓦西利耶维奇(死后) - 士兵</text:p>
      <text:p text:style-name="P4">
Lazar Pavel Nikolaevich(死后) - 初中中士</text:p>
      <text:p text:style-name="P4">
Lutsiv Igor Yevgenovich(死后) - 中士</text:p>
      <text:p text:style-name="P4">
Maidenburg Sergey Konstantinovich(死后) - 高级士兵</text:p>
      <text:p text:style-name="P4">
Markelova Leonid Vasilyevich(死后) - 士兵</text:p>
      <text:p text:style-name="P4">
Matviychuk Sergey Nikolaevich(死后) - 士兵</text:p>
      <text:p text:style-name="P4">
Pavel Alexandrovich(死后) - 士兵</text:p>
      <text:p text:style-name="P4">
Sergei Arkadyevich-高级中士</text:p>
      <text:p text:style-name="P4">
Pavlov Andriy Anatoliyovych(死后) - 高级中士</text:p>
      <text:p text:style-name="P4">
Valery Ivanovich的地下室(死后) - 中士</text:p>
      <text:p text:style-name="P4">
Rosinchuk Viktor Bogdanovich(死后) - 初中中士</text:p>
      <text:p text:style-name="P4">
Rudnik Alexander Evgenyevich(死后) - 中士</text:p>
      <text:p text:style-name="P4">
亚历山大·伊万诺维奇·萨维科(Alexander Ivanovich Savenko)(死后) - 高级中尉</text:p>
      <text:p text:style-name="P4">
Savchenko Igor Pavlovich(死后) - 士兵</text:p>
      <text:p text:style-name="P4">
Saka Alexander Andreevich(死后) - 高级士兵</text:p>
      <text:p text:style-name="P4">
Sakalyuk Vladimir Mikhailovich(死后) - 士兵</text:p>
      <text:p text:style-name="P4">
Sahardal Sergey Alexandrovich(死后) - 士兵</text:p>
      <text:p text:style-name="P4">
Vyacheslav Sverdlov(死后) - 高级士兵</text:p>
      <text:p text:style-name="P4">
Stefanyuk Taras Dmitrovich(死后) - 酋长</text:p>
      <text:p text:style-name="P4">
Stotsky Valery Vasilyevich(死后) - 士兵</text:p>
      <text:p text:style-name="P4">
Tanigina Pavel Andreevich(死后) - 士兵</text:p>
      <text:p text:style-name="P4">
Tregub Andrei Anatolyevich-中士</text:p>
      <text:p text:style-name="P4">
Chabana Yuri Sergeyevich(死后) - 士兵</text:p>
      <text:p text:style-name="P4">
Sheshuryak Anatoly Dmitrovich(死后) - 士兵</text:p>
      <text:p text:style-name="P4">
Schultz Sergey Vasilyevich(死后) - 士兵</text:p>
      <text:p text:style-name="P4">
Yakimuk Sergey Ivanovich(死后) - 士兵</text:p>
      <text:p text:style-name="P4">
Yatskovich Vladimir Petrovich(死后) - 初中中士</text:p>
      <text:p text:style-name="P4">
卷心菜谢里士。</text:p>
      <text:p text:style-name="P4">
News Source: <text:a xlink:type="simple" xlink:href="https://armyinform.com.ua/2023/05/19/glava-derzhavy-vidznachyv-nagorodamy-117-vijskovosluzhbovcziv-iz-nyh-93-posmertno/" text:style-name="Internet_20_link" text:visited-style-name="Visited_20_Internet_20_Link">
https://armyinform.com.ua/2023/05/19/glava-derzhavy-vidznachyv-nagorodamy-117-vijskovosluzhbovcziv-iz-nyh-93-posmertno/</text:a>
</text:p>
      <!--NEWS-->
      <text:h text:style-name="P10" text:outline-level="1">
<text:span text:style-name="T4">
波兰的目的应该是确保乌克兰加入欧盟和北约 - 安德烈·杜达（Andrzej Duda）</text:span>
</text:h>
      <text:p text:style-name="P4">
作者: ['АРМІЯINFORM']</text:p>
      <text:p text:style-name="P4">
时间: 2023-05-19T75:00:00-04:00</text:p>
      <text:p text:style-name="P4">
描述: Integraticaikayasy至єVropeisky Union，Mayut的Pivnikhalatlantical联盟...与乌克兰2022年的战争，与乌克兰的最新新闻战争，今天与乌克兰2022年的新闻战争，今天与乌克兰的新闻战争，乌克兰和俄罗斯之间以及与乌克兰之间的战争，当他们说，2022年，是否会在不久的将来与乌克兰进行战争</text:p>
      <text:p text:style-name="P4">
图片: ['<text:a xlink:type="simple" xlink:href="https://armyinform.com.ua/wp-content/uploads/2023/05/duda-3-1.jpg" text:style-name="Internet_20_link" text:visited-style-name="Visited_20_Internet_20_Link">
duda-3-1.jpg</text:a>
']</text:p>
      <text:p text:style-name="P4">
标签: ['АНДЖЕЙ ДУДА', 'ДОПОМОГА ПАРТНЕРІВ', 'ПОЛЬЩА', 'СВІТ ПІДТРИМУЄ УКРАЇНУ']</text:p>
      <text:p text:style-name="P4">
类别: News</text:p>
      <!--METADATA-->
      <text:p text:style-name="P4">
<draw:frame draw:style-name="fr1" draw:name="Image294" text:anchor-type="as-char" svg:width="6.9236in" svg:height="3.894525in" draw:z-index="0">
<draw:image xlink:href="../Images/AРМІЯINFORM/2023-05-19T75-00-00-04-00/duda-3-1.jpg" xlink:type="simple" xlink:show="embed" xlink:actuate="onLoad" draw:mime-type="image/jpeg"/>
</draw:frame>
乌克兰融入欧盟和北大西洋联盟是波兰的目的。</text:p>
      <text:p text:style-name="P4">
这是在华沙举行的宗教战略方舟2023会议上(https://youtu.be/lQivZW0mHmQ?t=869)波兰总统安德烈·杜达(Andrzej Duda)。</text:p>
      <text:p text:style-name="P4">
“我们的目标应该是确保乌克兰加入欧盟。 这将鼓励乌克兰介绍已经进行的必要改革并使该国现代化。”波兰总统强调。</text:p>
      <text:p text:style-name="P4">
他还补充说，俄罗斯的成功可能会鼓励其他国家执行其积极的政策，现在该事件应该加强全球和平的支持。</text:p>
      <text:p text:style-name="P4">
“我们需要证明，没有人可以从侵略中受益。 从长远来看，我们必须采取机制来支持乌克兰 - 在财政支持和国防领域，”安德烈·杜达(Andrzej Duda)说。</text:p>
      <text:p text:style-name="P4">
我们将提醒，波兰总统早些时候<text:a xlink:type="simple" xlink:href="https://armyinform.com.ua/2023/05/18/treba-poyasnyty-vsij-mizhnarodnij-spilnoti-shho-v-ukrayini-vyrishuyetsya-dolya-svitu-prezydent-polshhi/" text:style-name="Internet_20_link" text:visited-style-name="Visited_20_Internet_20_Link">
宣布</text:a>
：应该解释说，整个国际社会的命运是在乌克兰决定的。</text:p>
      <text:p text:style-name="P4">
News Source: <text:a xlink:type="simple" xlink:href="https://armyinform.com.ua/2023/05/19/metoyu-polshhi-maye-staty-zabezpechennya-vstupu-ukrayiny-do-yevropejskogo-soyuzu-ta-nato-andzhej-duda/" text:style-name="Internet_20_link" text:visited-style-name="Visited_20_Internet_20_Link">
https://armyinform.com.ua/2023/05/19/metoyu-polshhi-maye-staty-zabezpechennya-vstupu-ukrayiny-do-yevropejskogo-soyuzu-ta-nato-andzhej-duda/</text:a>
</text:p>
      <!--NEWS-->
      <text:h text:style-name="P10" text:outline-level="1">
<text:span text:style-name="T4">
关于恢复DEOCAL领土军事行政部门的支出属于优先权</text:span>
</text:h>
      <text:p text:style-name="P4">
作者: ['АРМІЯINFORM']</text:p>
      <text:p text:style-name="P4">
时间: 2023-05-19T76:00:00-04:00</text:p>
      <text:p text:style-name="P4">
描述: Syogodnis，19 Herbalop，Kabmis to Rodshiriv Pereslik Pereslik Priitary Vidatkiv预算，Yakim ...与乌克兰2022年的战争，与乌克兰的最新新闻，与乌克兰2022年的新闻战争，乌克兰和乌斯兰之间的战争将在乌克兰和俄罗斯之间进行战争， ，与2022年的战争，乌克兰是否会在不久</text:p>
      <text:p text:style-name="P4">
图片: ['<text:a xlink:type="simple" xlink:href="https://armyinform.com.ua/wp-content/uploads/2023/01/minreintegracziyi-01.jpg" text:style-name="Internet_20_link" text:visited-style-name="Visited_20_Internet_20_Link">
minreintegracziyi-01.jpg</text:a>
']</text:p>
      <text:p text:style-name="P4">
标签: ['ВІЙСЬКОВА АДМІНІСТРАЦІЯ', 'МІНРЕІНТЕГРАЦІЇ']</text:p>
      <text:p text:style-name="P4">
类别: News</text:p>
      <!--METADATA-->
      <text:p text:style-name="P4">
<draw:frame draw:style-name="fr1" draw:name="Image295" text:anchor-type="as-char" svg:width="6.9236in" svg:height="5.1927in" draw:z-index="0">
<draw:image xlink:href="../Images/AРМІЯINFORM/2023-05-19T76-00-00-04-00/minreintegracziyi-01.jpg" xlink:type="simple" xlink:show="embed" xlink:actuate="onLoad" draw:mime-type="image/jpeg"/>
</draw:frame>
今天，在5月19日，内阁扩大了优先预算支出的清单，武装机构在戒严令中付款。</text:p>
      <text:p text:style-name="P4">
关于它<text:a xlink:type="simple" xlink:href="https://minre.gov.ua/2023/05/19/vidteper-vydatky-na-vidnovlennya-diyalnosti-vijskovyh-administraczij-na-deokupovanyh-terytoriyah-nalezhat-do-priorytetnyh/" text:style-name="Internet_20_link" text:visited-style-name="Visited_20_Internet_20_Link">
报告</text:a>
乌克兰临时合作领土的重新融入部。</text:p>
      <text:p text:style-name="P4">
财政部开发的变化是随着已故的军事行政部门共同参与重返社会的参与，以支持地方当局，特别是在DE工业领土上。</text:p>
      <text:p text:style-name="P4">
是的，财政机构将向支出付款：</text:p>
      <text:p text:style-name="P4">
*从敌对行动的被占领地区和领土流离失所的军事政府； * DEOCAL领土的军事管理。</text:p>
      <text:p text:style-name="P4">
此外，第二阶段的支出清单也扩大了，特别是包括支付寄宿学校的病房和雇员的体检，人口社会保护系统的机构，内部流离失所的人。</text:p>
      <text:p text:style-name="P4">
News Source: <text:a xlink:type="simple" xlink:href="https://armyinform.com.ua/2023/05/19/vydatky-na-vidnovlennya-diyalnosti-vijskovyh-administraczij-na-deokupovanyh-terytoriyah-nalezhat-do-priorytetnyh/" text:style-name="Internet_20_link" text:visited-style-name="Visited_20_Internet_20_Link">
https://armyinform.com.ua/2023/05/19/vydatky-na-vidnovlennya-diyalnosti-vijskovyh-administraczij-na-deokupovanyh-terytoriyah-nalezhat-do-priorytetnyh/</text:a>
</text:p>
      <!--NEWS-->
      <text:h text:style-name="P10" text:outline-level="1">
<text:span text:style-name="T4">
协调员：捍卫者的囚犯在心理上受到压力，并提供俄罗斯公民身份</text:span>
</text:h>
      <text:p text:style-name="P4">
作者: ['АРМІЯINFORM']</text:p>
      <text:p text:style-name="P4">
时间: 2023-05-19T77:00:00-04:00</text:p>
      <text:p text:style-name="P4">
描述: 在协调的总部，罗丹国民警卫队的Zustinchi Zustnni，Yaki被杀害...与乌克兰2022年的战争，与乌克兰的战争是今天的最新消息，与乌克兰2022的战争是今天的最后一场，将会发生乌克兰和俄罗斯之间的战争以及2022年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5/8fffbffa-653f-4a90-b14a-7238fb7e5823-e1684500974276.jpg" text:style-name="Internet_20_link" text:visited-style-name="Visited_20_Internet_20_Link">
8fffbffa-653f-4a90-b14a-7238fb7e5823-e1684500974276.jpg</text:a>
']</text:p>
      <text:p text:style-name="P4">
标签: ['ВІЙСЬКОВОПОЛОНЕНІ', 'КООРДИНАЦІЙНИЙ ШТАБ З ПИТАНЬ ПОВОДЖЕННЯ З ВІЙСЬКОВОПОЛОНЕНИМИ', 'ЧЕРОБИЛЬСЬКА АЕС']</text:p>
      <text:p text:style-name="P4">
类别: News</text:p>
      <!--METADATA-->
      <text:p text:style-name="P4">
<draw:frame draw:style-name="fr1" draw:name="Image296" text:anchor-type="as-char" svg:width="6.9236in" svg:height="4.431104in" draw:z-index="0">
<draw:image xlink:href="../Images/AРМІЯINFORM/2023-05-19T77-00-00-04-00/8fffbffa-653f-4a90-b14a-7238fb7e5823-e1684500974276.jpg" xlink:type="simple" xlink:show="embed" xlink:actuate="onLoad" draw:mime-type="image/jpeg"/>
</draw:frame>
协调总部与国民警卫队的家庭统一了，后者为Chornobyl核电站辩护。 协调总部的代表，乌克兰罢工警察的国民警卫队接近回答。</text:p>
      <text:p text:style-name="P4">
关于它<text:a xlink:type="simple" xlink:href="https://t.me/Koord_shtab/1078" text:style-name="Internet_20_link" text:visited-style-name="Visited_20_Internet_20_Link">
报告</text:a>
协调询问战俘的询问总部。</text:p>
      <text:p text:style-name="P4">
员工代表向听众保证，采访了从囚禁中返回的后卫，记录了欺凌和酷刑的事实。 该信息保存用于指控文件。</text:p>
      <text:p text:style-name="P4">
红十字国际委员会(ICCH)它主动地与同意提供信息的后卫进行了一项调查。</text:p>
      <text:p text:style-name="P4">
他们讨论了俘虏是否会从一个从囚禁中归还另一个地方的地方。</text:p>
      <text:p text:style-name="P4">
“当我们返回许多我们没有预期的维护的家伙时，有一些交流。 总部代表说，该位置的数据不是释放的决定性因素。  - 敌人激起了亲戚，迫使囚犯称俄罗斯一方为他们进行交流，乌克兰不想带走。 这是一个开放的操作。 关于切尔诺贝利捍卫者以及所有其他男孩和女孩的谈判都没有停止。 当这个侵略者国家同意时，我们准备好接每个人。”</text:p>
      <text:p text:style-name="P4">
会议上有几名国民警卫。</text:p>
      <text:p text:style-name="P4">
“我在预审拘留中心被告知，我在家中一直在等待15年的官员。 获得俄罗斯联邦的护照。 所有在心理上都按下。 一位释放的捍卫者说：“几乎所有人都提供了俄罗斯公民身份。”</text:p>
      <text:p text:style-name="P4">
在这种电话中回来建议的后卫时，当男孩们说文字时，只需告诉他们乌克兰的主要新闻 - 一路以来，亲戚还活着，一切都在释放它们。</text:p>
      <text:p text:style-name="P4">
News Source: <text:a xlink:type="simple" xlink:href="https://armyinform.com.ua/2023/05/19/koordynaczijnyj-shtab-na-polonenyh-zahysnykiv-psyhologichno-tysnut-i-proponuyut-gromadyanstvo-rf/" text:style-name="Internet_20_link" text:visited-style-name="Visited_20_Internet_20_Link">
https://armyinform.com.ua/2023/05/19/koordynaczijnyj-shtab-na-polonenyh-zahysnykiv-psyhologichno-tysnut-i-proponuyut-gromadyanstvo-rf/</text:a>
</text:p>
      <!--NEWS-->
      <text:h text:style-name="P10" text:outline-level="1">
<text:span text:style-name="T4">
乌克兰科学家因支持乌克兰武装部队的战斗能力做出重大贡献而获得了鲍里斯·帕顿奖</text:span>
</text:h>
      <text:p text:style-name="P4">
作者: ['Володимир Загребельний']</text:p>
      <text:p text:style-name="P4">
时间: 2023-05-19T78:00:00-04:00</text:p>
      <text:p text:style-name="P4">
描述: 在中首都，第19旅旅者是由国家优先的佩雷皮德斯（Perephysides）赤裸裸的。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premiya-golovna.jpg" text:style-name="Internet_20_link" text:visited-style-name="Visited_20_Internet_20_Link">
premiya-golovna.jpg</text:a>
', '<text:a xlink:type="simple" xlink:href="https://armyinform.com.ua/wp-content/uploads/2023/05/premiya-002-150x150.jpg" text:style-name="Internet_20_link" text:visited-style-name="Visited_20_Internet_20_Link">
premiya-002-150x150.jpg</text:a>
', '<text:a xlink:type="simple" xlink:href="https://armyinform.com.ua/wp-content/uploads/2023/05/premiya-004-150x150.jpg" text:style-name="Internet_20_link" text:visited-style-name="Visited_20_Internet_20_Link">
premiya-004-150x150.jpg</text:a>
', '<text:a xlink:type="simple" xlink:href="https://armyinform.com.ua/wp-content/uploads/2023/05/premiya-003-150x150.jpg" text:style-name="Internet_20_link" text:visited-style-name="Visited_20_Internet_20_Link">
premiya-003-150x150.jpg</text:a>
', '<text:a xlink:type="simple" xlink:href="https://armyinform.com.ua/wp-content/uploads/2023/05/premiya-005-150x150.jpg" text:style-name="Internet_20_link" text:visited-style-name="Visited_20_Internet_20_Link">
premiya-005-150x150.jpg</text:a>
', '<text:a xlink:type="simple" xlink:href="https://armyinform.com.ua/wp-content/uploads/2023/05/premiya-005-1-150x150.jpg" text:style-name="Internet_20_link" text:visited-style-name="Visited_20_Internet_20_Link">
premiya-005-1-150x150.jpg</text:a>
', '<text:a xlink:type="simple" xlink:href="https://armyinform.com.ua/wp-content/uploads/2023/05/premiya-006-150x150.jpg" text:style-name="Internet_20_link" text:visited-style-name="Visited_20_Internet_20_Link">
premiya-006-150x150.jpg</text:a>
', '<text:a xlink:type="simple" xlink:href="https://armyinform.com.ua/wp-content/uploads/2023/05/premiya-007-150x150.jpg" text:style-name="Internet_20_link" text:visited-style-name="Visited_20_Internet_20_Link">
premiya-007-150x150.jpg</text:a>
', '<text:a xlink:type="simple" xlink:href="https://armyinform.com.ua/wp-content/uploads/2023/05/premiya-008-150x150.jpg" text:style-name="Internet_20_link" text:visited-style-name="Visited_20_Internet_20_Link">
premiya-008-150x150.jpg</text:a>
', '<text:a xlink:type="simple" xlink:href="https://armyinform.com.ua/wp-content/uploads/2023/05/premiya-009-150x150.jpg" text:style-name="Internet_20_link" text:visited-style-name="Visited_20_Internet_20_Link">
premiya-009-150x150.jpg</text:a>
', '<text:a xlink:type="simple" xlink:href="https://armyinform.com.ua/wp-content/uploads/2023/05/premiya-010-150x150.jpg" text:style-name="Internet_20_link" text:visited-style-name="Visited_20_Internet_20_Link">
premiya-010-150x150.jpg</text:a>
', '<text:a xlink:type="simple" xlink:href="https://armyinform.com.ua/wp-content/uploads/2023/05/premiya-012-150x150.jpg" text:style-name="Internet_20_link" text:visited-style-name="Visited_20_Internet_20_Link">
premiya-012-150x150.jpg</text:a>
', '<text:a xlink:type="simple" xlink:href="https://armyinform.com.ua/wp-content/uploads/2022/12/volodymyr-zagrebelnyj-2.jpg" text:style-name="Internet_20_link" text:visited-style-name="Visited_20_Internet_20_Link">
volodymyr-zagrebelnyj-2.jpg</text:a>
']</text:p>
      <text:p text:style-name="P4">
标签: ['НАУКОВЦІ', 'ПРЕМІЯ ІМЕНІ ПАТОНА']</text:p>
      <text:p text:style-name="P4">
类别: News</text:p>
      <!--METADATA-->
      <text:p text:style-name="P4">
<draw:frame draw:style-name="fr1" draw:name="Image297" text:anchor-type="as-char" svg:width="6.9236in" svg:height="4.615733in" draw:z-index="0">
<draw:image xlink:href="../Images/AРМІЯINFORM/2023-05-19T78-00-00-04-00/premiya-golovna.jpg" xlink:type="simple" xlink:show="embed" xlink:actuate="onLoad" draw:mime-type="image/jpeg"/>
</draw:frame>
5月19日，在市中心，鲍里斯·帕顿(Boris Paton)全国处方处方的获奖者获得了授予。 今年的奖项授予了塔维 - 工业综合体医学领域的五所乌克兰大学的研究人员的集体。</text:p>
      <text:p text:style-name="P4">
乌克兰总裁沃迪米尔·泽伦斯基(Volodymyr Zelensky)在仪式开始时，在一封科学家的信中，强调：“如果没有强大的高级科学，捍卫国家免受侵略者的侵害，以确保其可持续发展，以确保其可持续发展和有价值未来。”</text:p>
      <text:p text:style-name="P4">
<text:a xlink:type="simple" xlink:href="https://armyinform.com.ua/wp-content/uploads/2023/05/premiya-002.jpg" text:style-name="Internet_20_link" text:visited-style-name="Visited_20_Internet_20_Link">
!(Images/AРМІЯINFORM/2023-05-19T78-00-00-04-00/premiya-002-150x150.jpg)</text:a>
</text:p>
      <text:p text:style-name="P4">
<text:a xlink:type="simple" xlink:href="https://armyinform.com.ua/wp-content/uploads/2023/05/premiya-004.jpg" text:style-name="Internet_20_link" text:visited-style-name="Visited_20_Internet_20_Link">
<draw:frame draw:style-name="fr1" draw:name="Image298" text:anchor-type="as-char" svg:width="6.9236in" svg:height="6.9236in" draw:z-index="0">
<draw:image xlink:href="../Images/AРМІЯINFORM/2023-05-19T78-00-00-04-00/premiya-004-150x150.jpg" xlink:type="simple" xlink:show="embed" xlink:actuate="onLoad" draw:mime-type="image/jpeg"/>
</draw:frame>
</text:a>
他感谢科学家为乌克兰武装部队的富有富裕的乌克兰武装部队的胜利所做的贡献。</text:p>
      <text:p text:style-name="P4">
他强调说：“在这些艰难时期，尽管敌人进行了所有尝试，我们今天的科学家是我们胜利和幕后的egarants。”空间”。 应当指出的是，他们获得了这一荣誉奖。</text:p>
      <text:p text:style-name="P4">
这项工作的作者在科学上证实了，开发和实施了在敌对条件下，对纳萨达克人的国防力量的医疗支持的功能组织组织模型。</text:p>
      <text:p text:style-name="P4">
<text:a xlink:type="simple" xlink:href="https://armyinform.com.ua/wp-content/uploads/2023/05/premiya-003.jpg" text:style-name="Internet_20_link" text:visited-style-name="Visited_20_Internet_20_Link">
!(Images/AРМІЯINFORM/2023-05-19T78-00-00-04-00/premiya-003-150x150.jpg)</text:a>
</text:p>
      <text:p text:style-name="P4">
<text:a xlink:type="simple" xlink:href="https://armyinform.com.ua/wp-content/uploads/2023/05/premiya-005.jpg" text:style-name="Internet_20_link" text:visited-style-name="Visited_20_Internet_20_Link">
<draw:frame draw:style-name="fr1" draw:name="Image299" text:anchor-type="as-char" svg:width="6.9236in" svg:height="6.9236in" draw:z-index="0">
<draw:image xlink:href="../Images/AРМІЯINFORM/2023-05-19T78-00-00-04-00/premiya-005-150x150.jpg" xlink:type="simple" xlink:show="embed" xlink:actuate="onLoad" draw:mime-type="image/jpeg"/>
</draw:frame>
</text:a>
“这项工作的主要成就和实践结果是军人，爱国者，乌克兰的捍卫者的数千名保留了生命，他们如今将生活和健康的定价和健康维护，维持我们的保姆乌克兰的独立性和存在，”少校弗拉基米尔·科瓦尔(Vladimir Koval)补充说。</text:p>
      <text:p text:style-name="P4">
在今年的获奖者中：</text:p>
      <text:p text:style-name="P4">
<text:a xlink:type="simple" xlink:href="https://armyinform.com.ua/wp-content/uploads/2023/05/premiya-005-1.jpg" text:style-name="Internet_20_link" text:visited-style-name="Visited_20_Internet_20_Link">
<draw:frame draw:style-name="fr1" draw:name="Image300" text:anchor-type="as-char" svg:width="6.9236in" svg:height="6.9236in" draw:z-index="0">
<draw:image xlink:href="../Images/AРМІЯINFORM/2023-05-19T78-00-00-04-00/premiya-005-1-150x150.jpg" xlink:type="simple" xlink:show="embed" xlink:actuate="onLoad" draw:mime-type="image/jpeg"/>
</draw:frame>
</text:a>
</text:p>
      <text:p text:style-name="P4">
<text:a xlink:type="simple" xlink:href="https://armyinform.com.ua/wp-content/uploads/2023/05/premiya-006.jpg" text:style-name="Internet_20_link" text:visited-style-name="Visited_20_Internet_20_Link">
<draw:frame draw:style-name="fr1" draw:name="Image301" text:anchor-type="as-char" svg:width="6.9236in" svg:height="6.9236in" draw:z-index="0">
<draw:image xlink:href="../Images/AРМІЯINFORM/2023-05-19T78-00-00-04-00/premiya-006-150x150.jpg" xlink:type="simple" xlink:show="embed" xlink:actuate="onLoad" draw:mime-type="image/jpeg"/>
</draw:frame>
</text:a>
</text:p>
      <text:p text:style-name="P4">
<text:a xlink:type="simple" xlink:href="https://armyinform.com.ua/wp-content/uploads/2023/05/premiya-007.jpg" text:style-name="Internet_20_link" text:visited-style-name="Visited_20_Internet_20_Link">
<draw:frame draw:style-name="fr1" draw:name="Image302" text:anchor-type="as-char" svg:width="6.9236in" svg:height="6.9236in" draw:z-index="0">
<draw:image xlink:href="../Images/AРМІЯINFORM/2023-05-19T78-00-00-04-00/premiya-007-150x150.jpg" xlink:type="simple" xlink:show="embed" xlink:actuate="onLoad" draw:mime-type="image/jpeg"/>
</draw:frame>
</text:a>
</text:p>
      <text:p text:style-name="P4">
<text:a xlink:type="simple" xlink:href="https://armyinform.com.ua/wp-content/uploads/2023/05/premiya-008.jpg" text:style-name="Internet_20_link" text:visited-style-name="Visited_20_Internet_20_Link">
<draw:frame draw:style-name="fr1" draw:name="Image303" text:anchor-type="as-char" svg:width="6.9236in" svg:height="6.9236in" draw:z-index="0">
<draw:image xlink:href="../Images/AРМІЯINFORM/2023-05-19T78-00-00-04-00/premiya-008-150x150.jpg" xlink:type="simple" xlink:show="embed" xlink:actuate="onLoad" draw:mime-type="image/jpeg"/>
</draw:frame>
</text:a>
</text:p>
      <text:p text:style-name="P4">
<text:a xlink:type="simple" xlink:href="https://armyinform.com.ua/wp-content/uploads/2023/05/premiya-009.jpg" text:style-name="Internet_20_link" text:visited-style-name="Visited_20_Internet_20_Link">
<draw:frame draw:style-name="fr1" draw:name="Image304" text:anchor-type="as-char" svg:width="6.9236in" svg:height="6.9236in" draw:z-index="0">
<draw:image xlink:href="../Images/AРМІЯINFORM/2023-05-19T78-00-00-04-00/premiya-009-150x150.jpg" xlink:type="simple" xlink:show="embed" xlink:actuate="onLoad" draw:mime-type="image/jpeg"/>
</draw:frame>
</text:a>
</text:p>
      <text:p text:style-name="P4">
<text:a xlink:type="simple" xlink:href="https://armyinform.com.ua/wp-content/uploads/2023/05/premiya-010.jpg" text:style-name="Internet_20_link" text:visited-style-name="Visited_20_Internet_20_Link">
<draw:frame draw:style-name="fr1" draw:name="Image305" text:anchor-type="as-char" svg:width="6.9236in" svg:height="6.9236in" draw:z-index="0">
<draw:image xlink:href="../Images/AРМІЯINFORM/2023-05-19T78-00-00-04-00/premiya-010-150x150.jpg" xlink:type="simple" xlink:show="embed" xlink:actuate="onLoad" draw:mime-type="image/jpeg"/>
</draw:frame>
</text:a>
</text:p>
      <text:p text:style-name="P4">
<text:a xlink:type="simple" xlink:href="https://armyinform.com.ua/wp-content/uploads/2023/05/premiya-012.jpg" text:style-name="Internet_20_link" text:visited-style-name="Visited_20_Internet_20_Link">
<draw:frame draw:style-name="fr1" draw:name="Image306" text:anchor-type="as-char" svg:width="6.9236in" svg:height="6.9236in" draw:z-index="0">
<draw:image xlink:href="../Images/AРМІЯINFORM/2023-05-19T78-00-00-04-00/premiya-012-150x150.jpg" xlink:type="simple" xlink:show="embed" xlink:actuate="onLoad" draw:mime-type="image/jpeg"/>
</draw:frame>
</text:a>
该奖项是在科学日前夕举行的 - 乌克兰工人的职业假期，每年5月的第三个星期六庆祝。</text:p>
      <text:p text:style-name="P4">
<text:span text:style-name="T4">
该奖项获得了奖项：</text:span>
因杰出的科学研究而促进了人道主义，自然和技术科学的更多发展，积极地关注社会进步，并确认世界上国内科学的高度权威。</text:p>
      <text:p text:style-name="P4">
<text:span text:style-name="T5">
opto作者</text:span>
</text:p>
      <text:p text:style-name="P4">
<draw:frame draw:style-name="fr1" draw:name="Image307" text:anchor-type="as-char" svg:width="6.9236in" svg:height="6.9236in" draw:z-index="0">
<draw:image xlink:href="../Images/AРМІЯINFORM/2023-05-19T78-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陆军通讯员</text:p>
      <text:p text:style-name="P4">
News Source: <text:a xlink:type="simple" xlink:href="https://armyinform.com.ua/2023/05/19/ukrayinski-naukovczi-otrymaly-premiyu-imeni-borysa-patona-za-vagomyj-vnesok-u-pidtrymku-boyezdatnosti-zs-ukrayiny/" text:style-name="Internet_20_link" text:visited-style-name="Visited_20_Internet_20_Link">
https://armyinform.com.ua/2023/05/19/ukrayinski-naukovczi-otrymaly-premiyu-imeni-borysa-patona-za-vagomyj-vnesok-u-pidtrymku-boyezdatnosti-zs-ukrayiny/</text:a>
</text:p>
      <!--NEWS-->
      <text:h text:style-name="P10" text:outline-level="1">
<text:span text:style-name="T4">
武装部队的乘员和防御工事的坐标将判断武装部队的乘员 - 将判断苏米地区的居民</text:span>
</text:h>
      <text:p text:style-name="P4">
作者: ['АРМІЯINFORM']</text:p>
      <text:p text:style-name="P4">
时间: 2023-05-19T79:00:00-04:00</text:p>
      <text:p text:style-name="P4">
描述: 罗西斯科联邦（Rosiysko Federal）的僵硬行为，Yaki ...与乌克兰2022年的战争，与乌克兰的战争，今天的最新消息，《与乌克兰2022年的战争》是今天的最后一场战争，乌克兰将在乌克兰之间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photo-5420597079920723536-y.jpg" text:style-name="Internet_20_link" text:visited-style-name="Visited_20_Internet_20_Link">
photo-5420597079920723536-y.jpg</text:a>
']</text:p>
      <text:p text:style-name="P4">
标签: ['АГРЕСІЯ РФ', 'ВТОРГНЕННЯ РФ', 'ОФІС ГЕНЕРАЛЬНОГО ПРОКУРОРА УКРАЇНИ']</text:p>
      <text:p text:style-name="P4">
类别: News</text:p>
      <!--METADATA-->
      <text:p text:style-name="P4">
<draw:frame draw:style-name="fr1" draw:name="Image308" text:anchor-type="as-char" svg:width="6.9236in" svg:height="3.894525in" draw:z-index="0">
<draw:image xlink:href="../Images/AРМІЯINFORM/2023-05-19T79-00-00-04-00/photo-5420597079920723536-y.jpg" xlink:type="simple" xlink:show="embed" xlink:actuate="onLoad" draw:mime-type="image/jpeg"/>
</draw:frame>
起诉书已向俄罗斯联邦的公民发出诉讼，后者移交了有关乌克兰军械库位置的信息。</text:p>
      <text:p text:style-name="P4">
关于它<text:a xlink:type="simple" xlink:href="https://www.gp.gov.ua/ua/posts/zdav-okupantam-poziciyi-zsu-ta-koordinati-fortifikaciinix-sporud-na-prikordonnii-teritoriyi-suditimut-zitelya-sumshhini" text:style-name="Internet_20_link" text:visited-style-name="Visited_20_Internet_20_Link">
报告</text:a>
乌克兰检察长办公室。</text:p>
      <text:p text:style-name="P4">
调查发现，俄罗斯联邦的一名公民在2023年2月在苏米地区的一个边境村庄生活了很长时间，他与​​俄罗斯非法越过边境，在那里他被边防卫队的雇员拦下。</text:p>
      <text:p text:style-name="P4">
该男子与他们交谈时谈到了武装部队在亲切领土上的基地。 他在电子平板电脑上清楚地证明了乌克兰防御者的位置，即防御工具和检查站的坐标。</text:p>
      <text:p text:style-name="P4">
在搜索过程中，一个人在乌克兰手机中发现并抓住了被禁止的象征主义。 他目前正在进行中。</text:p>
      <text:p text:style-name="P4">
News Source: <text:a xlink:type="simple" xlink:href="https://armyinform.com.ua/2023/05/19/zdav-okupantam-pozycziyi-zsu-ta-koordynaty-fortyfikaczijnyh-sporud-sudytymut-zhytelya-sumshhyny/" text:style-name="Internet_20_link" text:visited-style-name="Visited_20_Internet_20_Link">
https://armyinform.com.ua/2023/05/19/zdav-okupantam-pozycziyi-zsu-ta-koordynaty-fortyfikaczijnyh-sporud-sudytymut-zhytelya-sumshhyny/</text:a>
</text:p>
      <!--NEWS-->
      <text:h text:style-name="P10" text:outline-level="1">
<text:span text:style-name="T4">
银行，罗萨托姆子公司和国防企业：澳大利亚对俄罗斯提出了新的制裁</text:span>
</text:h>
      <text:p text:style-name="P4">
作者: ['АРМІЯINFORM']</text:p>
      <text:p text:style-name="P4">
时间: 2023-05-19T80:00:00-04:00</text:p>
      <text:p text:style-name="P4">
描述: 澳大利亚要求在埃克波特（Ekport）的诺维·菲尼诺夫斯基·桑科（Novy Fisnanovsky Sancin），国民国民上。 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5/3b0e73c9-bf57-420f-adc0-9de1a937b39a.jpg" text:style-name="Internet_20_link" text:visited-style-name="Visited_20_Internet_20_Link">
3b0e73c9-bf57-420f-adc0-9de1a937b39a.jpg</text:a>
']</text:p>
      <text:p text:style-name="P4">
标签: ['АВСТРАЛІЯ', 'АНТИРОСІЙСЬКІ САНКЦІЇ']</text:p>
      <text:p text:style-name="P4">
类别: News</text:p>
      <!--METADATA-->
      <text:p text:style-name="P4">
<draw:frame draw:style-name="fr1" draw:name="Image309" text:anchor-type="as-char" svg:width="6.9236in" svg:height="3.894525in" draw:z-index="0">
<draw:image xlink:href="../Images/AРМІЯINFORM/2023-05-19T80-00-00-04-00/3b0e73c9-bf57-420f-adc0-9de1a937b39a.jpg" xlink:type="simple" xlink:show="embed" xlink:actuate="onLoad" draw:mime-type="image/jpeg"/>
</draw:frame>
澳大利亚引入了新的金融制裁和出口禁令，以及对俄罗斯的国家和战略重要性部门。</text:p>
      <text:p text:style-name="P4">
这在[消息]中说明了(https://www.pm.gov.au/media/australia-stands-with-ukraine-and-g7-against-russias-invasion)澳大利亚总理薪水的新闻服务。</text:p>
      <text:p text:style-name="P4">
这些额外的措施旨在减慢俄罗斯军事机器。</text:p>
      <text:p text:style-name="P4">
澳大利亚的行动是本周在广岛的G7领导人收集的国际合作伙伴倡议的一部分。</text:p>
      <text:p text:style-name="P4">
“澳大利亚支持乌克兰。 我们向乌克兰人民所表现出的幽默性的坚定稳定致敬。” Anthonialbaniz总理说。</text:p>
      <text:p text:style-name="P4">
新的金融制裁将与21个组织和三个人有关：</text:p>
      <text:p text:style-name="P4">
<text:span text:style-name="T5">
俄罗斯国家核公司的子公司“ Rosatom”从事核研究，基础设施开发和武器生产； </text:span>
由占领者创建的俄罗斯公司，以管理被俘获的Zaporizhhya核电站； <text:span text:style-name="T5">
最大的俄罗斯石油公司俄罗斯石油公司； * Polyus Gold -Hole Company； </text:span>
俄罗斯最大的冶金公司之一； <text:span text:style-name="T5">
支持俄罗斯战争的防御组织； </text:span>
在俄罗斯联邦经营的五个俄罗斯银行。</text:p>
      <text:p text:style-name="P4">
澳大利亚政府还禁止出口所有机器，并伴随着俄罗斯及俄罗斯暂时控制的领土。 这将不允许澳大利亚商品促进俄罗斯在乌克兰的侵略。</text:p>
      <text:p text:style-name="P4">
News Source: <text:a xlink:type="simple" xlink:href="https://armyinform.com.ua/2023/05/19/banky-dochirni-kompaniyi-rosatomu-ta-oboronni-pidpryyemstva-avstraliya-zaprovadyla-novi-sankcziyi-proty-rf/" text:style-name="Internet_20_link" text:visited-style-name="Visited_20_Internet_20_Link">
https://armyinform.com.ua/2023/05/19/banky-dochirni-kompaniyi-rosatomu-ta-oboronni-pidpryyemstva-avstraliya-zaprovadyla-novi-sankcziyi-proty-rf/</text:a>
</text:p>
      <!--NEWS-->
      <text:h text:style-name="P10" text:outline-level="1">
<text:span text:style-name="T4">
当半岛返回乌克兰时，克里米亚的基础设施将正常工作 - 古尔</text:span>
</text:h>
      <text:p text:style-name="P4">
作者: ['АРМІЯINFORM']</text:p>
      <text:p text:style-name="P4">
时间: 2023-05-19T81:00:00-04:00</text:p>
      <text:p text:style-name="P4">
描述: 在蒂姆乔索沃（Timchasovo）被克里姆·霍尔（Crim Hall）渗透的蒂布克（Vibukh）成为维科里斯托夫（Vibukh），与乌克兰2022年的战争，与乌克兰的战争是今天的最新新闻，《与乌克兰2022年的新闻战》是今天的最后一场新闻，乌克兰之间的战争将会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yusov-1.jpg" text:style-name="Internet_20_link" text:visited-style-name="Visited_20_Internet_20_Link">
yusov-1.jpg</text:a>
']</text:p>
      <text:p text:style-name="P4">
标签: ['STOPRUSSIA', 'АГРЕСІЯ РФ', 'ВТОРГНЕННЯ РФ', 'ГУР МО УКРАЇНИ']</text:p>
      <text:p text:style-name="P4">
类别: News</text:p>
      <!--METADATA-->
      <text:p text:style-name="P4">
<draw:frame draw:style-name="fr1" draw:name="Image310" text:anchor-type="as-char" svg:width="6.9236in" svg:height="4.613105in" draw:z-index="0">
<draw:image xlink:href="../Images/AРМІЯINFORM/2023-05-19T81-00-00-04-00/yusov-1.jpg" xlink:type="simple" xlink:show="embed" xlink:actuate="onLoad" draw:mime-type="image/jpeg"/>
</draw:frame>
在暂时占领的克里米亚，爆炸发生的铁路被用来运输武器。 她被送往针对乌克兰的战争。尤索夫说，这是乌克兰国防部的主要情报局代表。</text:p>
      <ul>
        <li>
轨道是运输的，尤其是武器，弹药，装甲车和其他用于针对乌克兰战争的设施。 为了杀死平民乌克兰人和乌克兰捍卫者。 安德烈·尤索夫(Andrei Yusov)说，脸颊没有站立，疲倦和现在没有起作用是很自然的。</li>
      </ul>
      <text:p text:style-name="P4">
乌克兰军事情报的代表指出，在半岛释放之前，可能会重新宣传此类事件。</text:p>
      <ul>
        <li>
可以说，当克里米亚人将convert依乌克兰时，正常的基础设施将起作用，直到俄罗斯恐怖分子在那里和平为止，总结了乌克兰国防部的代表。</li>
      </ul>
      <text:p text:style-name="P4">
News Source: <text:a xlink:type="simple" xlink:href="https://armyinform.com.ua/2023/05/19/infrastruktura-v-krymu-normalno-zapraczyuye-todi-koly-pivostriv-povernetsya-do-ukrayiny/" text:style-name="Internet_20_link" text:visited-style-name="Visited_20_Internet_20_Link">
https://armyinform.com.ua/2023/05/19/infrastruktura-v-krymu-normalno-zapraczyuye-todi-koly-pivostriv-povernetsya-do-ukrayiny/</text:a>
</text:p>
      <!--NEWS-->
      <text:h text:style-name="P10" text:outline-level="1">
<text:span text:style-name="T4">
国家银行已经发行了一枚新的纪念硬币，该硬币献给了武装部队</text:span>
</text:h>
      <text:p text:style-name="P4">
作者: ['Яна Задубінна']</text:p>
      <text:p text:style-name="P4">
时间: 2023-05-19T82:00:00-04:00</text:p>
      <text:p text:style-name="P4">
描述: 在乌克兰国家银行，第19种草药被提交给Obigov Pam'yatnu Monet“努力……与乌克兰2022年的战争，与乌克兰与乌克兰的最新新闻，《与乌克兰的新闻战争》，与乌克兰2022年的新闻战争，这是今天的最后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golovna_mon.jpg" text:style-name="Internet_20_link" text:visited-style-name="Visited_20_Internet_20_Link">
golovna_mon.jpg</text:a>
', '<text:a xlink:type="simple" xlink:href="https://armyinform.com.ua/wp-content/uploads/2023/05/foto1-3.jpg" text:style-name="Internet_20_link" text:visited-style-name="Visited_20_Internet_20_Link">
foto1-3.jpg</text:a>
', '<text:a xlink:type="simple" xlink:href="https://armyinform.com.ua/wp-content/uploads/2023/05/andr〓y〓-pyshnyy〓.jpg" text:style-name="Internet_20_link" text:visited-style-name="Visited_20_Internet_20_Link">
andr〓y〓-pyshnyy〓.jpg</text:a>
', '<text:a xlink:type="simple" xlink:href="https://armyinform.com.ua/wp-content/uploads/2023/05/gerega.jpg" text:style-name="Internet_20_link" text:visited-style-name="Visited_20_Internet_20_Link">
gerega.jpg</text:a>
', '<text:a xlink:type="simple" xlink:href="https://armyinform.com.ua/wp-content/uploads/2023/05/foto3-2-150x150.jpg" text:style-name="Internet_20_link" text:visited-style-name="Visited_20_Internet_20_Link">
foto3-2-150x150.jpg</text:a>
', '<text:a xlink:type="simple" xlink:href="https://armyinform.com.ua/wp-content/uploads/2023/05/foto5-2-150x150.jpg" text:style-name="Internet_20_link" text:visited-style-name="Visited_20_Internet_20_Link">
foto5-2-150x150.jpg</text:a>
', '<text:a xlink:type="simple" xlink:href="https://armyinform.com.ua/wp-content/uploads/2023/05/foto6-2.jpg" text:style-name="Internet_20_link" text:visited-style-name="Visited_20_Internet_20_Link">
foto6-2.jpg</text:a>
']</text:p>
      <text:p text:style-name="P4">
标签: ['STOPRUSSIA', 'АГРЕСІЯ РФ', 'ВТОРГНЕННЯ РФ', 'НАЦБАНК']</text:p>
      <text:p text:style-name="P4">
类别: News</text:p>
      <!--METADATA-->
      <text:p text:style-name="P4">
<draw:frame draw:style-name="fr1" draw:name="Image311" text:anchor-type="as-char" svg:width="6.9236in" svg:height="4.615733in" draw:z-index="0">
<draw:image xlink:href="../Images/AРМІЯINFORM/2023-05-19T82-00-00-04-00/golovna_mon.jpg" xlink:type="simple" xlink:show="embed" xlink:actuate="onLoad" draw:mime-type="image/jpeg"/>
</draw:frame>
5月19日，乌克兰国家银行提出了非常纪念的硬币“乌克兰武装部队的支持”。</text:p>
      <text:p text:style-name="P4">
通过其特征，这种硬币与2018年样本的10个UAH的通常电路硬币开采相同。 同时，它的相反是主题，致力于对乌克兰武装部队的支持。</text:p>
      <text:p text:style-name="P4">
<draw:frame draw:style-name="fr1" draw:name="Image312" text:anchor-type="as-char" svg:width="6.9236in" svg:height="4.615733in" draw:z-index="0">
<draw:image xlink:href="../Images/AРМІЯINFORM/2023-05-19T82-00-00-04-00/foto1-3.jpg" xlink:type="simple" xlink:show="embed" xlink:actuate="onLoad" draw:mime-type="image/jpeg"/>
</draw:frame>
演讲期间，乌克兰国家银行安德里·皮斯尼(Andriy Pyshny)的主席宣布，他认为他无条件的义务是使乌克兰武装部队部队以国家货币为单位。</text:p>
      <text:p text:style-name="P4">
<draw:frame draw:style-name="fr1" draw:name="Image313" text:anchor-type="as-char" svg:width="6.9236in" svg:height="4.615733in" draw:z-index="0">
<draw:image xlink:href="../Images/AРМІЯINFORM/2023-05-19T82-00-00-04-00/andr〓y〓-pyshnyy〓.jpg" xlink:type="simple" xlink:show="embed" xlink:actuate="onLoad" draw:mime-type="image/jpeg"/>
</draw:frame>
“武装部队的支持力量是对军队战斗能力的有力支持，这就是为什么我们今天在场并散发出纪念他们壮举的硬币的原因。 我们的Novamonta具有一定的象征 - 对特定力量的奉献和感激，对该国的防御能力非常非凡。 因此，乌克兰人的日常建设将会有一个强有力的信息 - 提醒乌克兰武装部队杂志的英雄主义，关于那些在我国重新定制的人。”国家银行。</text:p>
      <text:p text:style-name="P4">
武装部队武装部队的指挥官布里加德尼将军德米特里·格里格(Dmitry Geregha)向他们讲述了分配给部队的主要活动领域。</text:p>
      <text:p text:style-name="P4">
<draw:frame draw:style-name="fr1" draw:name="Image314" text:anchor-type="as-char" svg:width="6.9236in" svg:height="4.615733in" draw:z-index="0">
<draw:image xlink:href="../Images/AРМІЯINFORM/2023-05-19T82-00-00-04-00/gerega.jpg" xlink:type="simple" xlink:show="embed" xlink:actuate="onLoad" draw:mime-type="image/jpeg"/>
</draw:frame>
 - 支持的命令包括五个主要的军事生物。首先，旨在工程的工程部队，用于工程提供各种武装部队的单位，单位和协会。 Drugostova-辐射，化学和生物保护部队。 此外，该命令还包含军事图表服务，其主要组成部分是制图，拓扑，摄影和社论和出版中心。</text:p>
      <text:p text:style-name="P4">
旅将军还指出，支持力量支持的支持力的指挥受支持部队的指挥。 狗的服务由Doglogist上尉Leonid Levchenko与他的助手 - 比利时牧羊人(Belgian Shepherd)一起赠送的电影，由狗服务占用，这是他们所在州的特殊席位。</text:p>
      <text:p text:style-name="P4">
<text:a xlink:type="simple" xlink:href="https://armyinform.com.ua/wp-content/uploads/2023/05/foto3-2.jpg" text:style-name="Internet_20_link" text:visited-style-name="Visited_20_Internet_20_Link">
!(Images/AРМІЯINFORM/2023-05-19T82-00-00-04-00/foto3-2-150x150.jpg)</text:a>
</text:p>
      <text:p text:style-name="P4">
工作的纪念硬币“支持乌克兰武装部队的力量”继续了“乌克兰武装力量”系列。 硬币反向描绘了武装部队支持的标志和口号：“总是附近”。 与2018年样本的10 hryvnias的循环相同，在框架 - 俄罗斯装饰的中心循环，描绘了硬币的面值，硬币年和乌克兰的徽章。</text:p>
      <text:p text:style-name="P4">
<draw:frame draw:style-name="fr1" draw:name="Image315" text:anchor-type="as-char" svg:width="6.9236in" svg:height="4.615733in" draw:z-index="0">
<draw:image xlink:href="../Images/AРМІЯINFORM/2023-05-19T82-00-00-04-00/foto6-2.jpg" xlink:type="simple" xlink:show="embed" xlink:actuate="onLoad" draw:mime-type="image/jpeg"/>
</draw:frame>
国家银行计划每年继续几次释放硬币，这将是现金，并将提醒乌克兰人对服务人员的普罗蒂亚和剥削。 是的，今年应该出现另外两枚致力于乌克兰武装部队的循环硬币。</text:p>
      <text:p text:style-name="P4">
<text:span text:style-name="T5">
foto dmitry Yurchenko</text:span>
</text:p>
      <text:p text:style-name="P4">
News Source: <text:a xlink:type="simple" xlink:href="https://armyinform.com.ua/2023/05/19/naczbank-vviv-v-obig-novu-pamyatnu-monetu-prysvyachenu-sylam-pidtrymky-zsu/" text:style-name="Internet_20_link" text:visited-style-name="Visited_20_Internet_20_Link">
https://armyinform.com.ua/2023/05/19/naczbank-vviv-v-obig-novu-pamyatnu-monetu-prysvyachenu-sylam-pidtrymky-zsu/</text:a>
</text:p>
      <!--NEWS-->
      <text:h text:style-name="P10" text:outline-level="1">
<text:span text:style-name="T4">
阿拉伯国家联盟峰会上的Volodymyr Zelenskyy敦促促进我们人民的保护</text:span>
</text:h>
      <text:p text:style-name="P4">
作者: ['АРМІЯINFORM']</text:p>
      <text:p text:style-name="P4">
时间: 2023-05-19T83:00:00-04:00</text:p>
      <text:p text:style-name="P4">
描述: https://youtu.be/sgylvb2lk8u在USIM之前，我想成为活着的瑜伽...与乌克兰2022的战争，与乌克兰的最新新闻，与乌克兰2022年的新闻战争，乌克兰与乌克兰的俄罗斯和俄罗斯与乌克兰战争上次与乌克兰战争，他们说，在2022年，是否会在不久的将来与乌克兰进行战争</text:p>
      <text:p text:style-name="P4">
图片: []</text:p>
      <text:p text:style-name="P4">
标签: []</text:p>
      <text:p text:style-name="P4">
类别: News</text:p>
      <!--METADATA-->
      <text:p text:style-name="P4">
首先，我要感谢他的皇家高级穆罕默德王子，沙特阿拉伯的所有人和接受这次峰会的狂欢者的热情好客。</text:p>
      <text:p text:style-name="P4">
我希望我们都在这里谋求和平与正义。</text:p>
      <text:p text:style-name="P4">
<text:span text:style-name="T4">
 <text:span text:style-name="T5">
峰会的亲爱的参与者!</text:span>
 </text:span>
</text:p>
      <text:p text:style-name="P4">
今天是针对纳粹入侵者进行的全面战争的第450天。</text:p>
      <text:p text:style-name="P4">
我们没有敌人的火箭。 我们的航空少得多。 我们没有伊朗提供俄罗斯的无数杀人无人机。 我们没有太多火炮。 但是我们仍然坚强，因为我们身边是真实的。 此外，我们将入侵者从我们的土地上取代。</text:p>
      <text:p text:style-name="P4">
任何保护其祖国免受入侵者的人，任何保护母亲的子女的人 - 在司法道路上保护自己的母亲的孩子，免受奴役，每个这样的战士的奴役。 我为这样的战士和所有乌克兰人民感到自豪!</text:p>
      <text:p text:style-name="P4">
战争从来都不是乌克兰人的选择。 我们的部队没有去国外，我们没有从事其他民族资源的吞并和抢劫。 但是我们从不服从任何陌生人和殖民者。 所以我们打架!Yavpeat是，您所有的人民都会理解这种主要情感。</text:p>
      <text:p text:style-name="P4">
我也确信，您所有的人民都会理解我想在杰德(Jedd)搅拌的主要电话。 对你们所有人的崇高呼吁是促进我们人民的保护，包括乌克兰穆斯林社区!</text:p>
      <text:p text:style-name="P4">
与我一起，乌克兰的土著人民之一克里米亚塔塔尔·纳罗德(Tatar Narode)的领导人备受尊敬的穆斯塔法·德扎米尔夫(Mustafa Dzhemilev)。 他们的房子是克里米亚(Crimea)，是乌克兰的一种焦点文化。 几个世纪以来，克里米亚塔塔尔人被任命为穆斯林社区中不可或缺的组成部分。 但是克里米亚是第一个遭受俄罗斯占领的人，大多数在被占领的克里米亚遭到压制的人都是themususlys本身。</text:p>
      <text:p text:style-name="P4">
我们已经在沙特阿拉伯有积极的经验 - 关于俄罗斯捕获的人民的解放。 我们可以扩大这种体验!</text:p>
      <text:p text:style-name="P4">
即使有些人对我们地球上有不同的战争看法，称其为冲突，我相信我们都可以团结起来，以拯救我们的人民从俄罗斯监狱的笼子里。</text:p>
      <text:p text:style-name="P4">
不幸的是，有些人关注世界和这里的切线吞并笼子。 我在这里让每个人都诚实。 不管俄罗斯人感到羞耻，但独立仍然应该是。 我想打扮沙特阿拉伯，我要感谢你们绝对多数人保留可持续的国际立场和联合国宪章。您的人民已经可以确保乌克兰人是和平的人民。 真正的mir。 2021年，我们确定了乌克兰对您的人民的开放性。 沙特阿拉伯，阿拉伯联合酋长国，阿曼，巴林，科威特的人民遇到了乌克兰。 我很高兴您的游客能够在我们的首都，基辅和喀尔巴阡山脉的宏伟之中看到春天的奢华!</text:p>
      <text:p text:style-name="P4">
我相信，有一天，您的人民尤其会返回，以免克里米亚摆脱俄罗斯的占领和屈辱。</text:p>
      <text:p text:style-name="P4">
我们的关系也建立在每年成千上万的大学。 对我们来说是一种荣幸，摩洛哥，埃及，约旦，伊拉克，黎巴嫩，阿尔及利亚，利比亚和突尼斯的孩子们去了乌克兰接受教育。</text:p>
      <text:p text:style-name="P4">
我们与您一起执行了世界上最光荣的任务之一 - 保证食品安全。 传统上，乌克兰为小麦提供其他农产品。 我们很高兴欢迎和投资人 - 以及卡塔尔对港口基础设施的投资。</text:p>
      <text:p text:style-name="P4">
最初，大流行，然后是更可怕的病毒 - 侵略性的狂犬病 - 在这些其他正常关系上遇到了其他正常关系。</text:p>
      <text:p text:style-name="P4">
我非常确定你们都不会同意给入侵者一个第三国。 我非常确定你们没有一个人会不打架，Yakhuzhinka偷走了您人民的孩子。 我们成千上万的孩子驱逐了与亲戚离婚的好处，我们在俄罗斯的孩子被教导讨厌他们的同胞。 我非常确定你们都不会辞去核电站占领以利用核电灾难来勒索核灾难。</text:p>
      <text:p text:style-name="P4">
看看有多年的苦难带来了利比亚，叙利亚，也门...在苏丹和索马里的敌对行动中，有多少生命在伊拉克Taafganistan中得到了温暖...</text:p>
      <text:p text:style-name="P4">
任何添加新侵略性的人，播种仇恨的人，任何想要不关注自愿依赖国家的侵略帝国时代的人 - 每个这样的犯罪者都违背世界而受到谴责。</text:p>
      <text:p text:style-name="P4">
我祝贺与我们一起准备踏上正义道路的每个人!每个荣誉代表团都用您的语言递给了您的语言，并使用十分纪念和平公式。 请您选择合适的方向。 我将感谢你们每个人都会选择拯救被囚禁的人的方向。 因此，我邀请所有尊重和平的人加入和平式的实现，从而减少战争和战争，苦难和邪恶。</text:p>
      <text:p text:style-name="P4">
俄罗斯很弱，即使它掌握在更具抵抗力的手中，我们也会赢得它。 它的侵略性不是来自权力，而是意识到时代是帝国的。 这是因为自由人民的时代永远不会过去，乌克兰证明了这一点。</text:p>
      <text:p text:style-name="P4">
祝你和平!我邀请您与该国无关任何中介机构进行合作。 并让我们的力量行为协调所有民族人民的塔博拉(Tabula)!</text:p>
      <text:p text:style-name="P4">
并请听到克里米亚塔塔尔人，听到乌克兰的穆斯林!</text:p>
      <text:p text:style-name="P4">
愿最高的人保持我们的战士!</text:p>
      <text:p text:style-name="P4">
<text:span text:style-name="T4">
 <text:span text:style-name="T5">
荣耀与乌克兰!</text:span>
 </text:span>
</text:p>
      <text:p text:style-name="P4">
资料来源：<text:a xlink:type="simple" xlink:href="https://www.president.gov.ua/news/zaklikayu-spriyati-zahistu-nashih-lyudej-vklyuchno-z-ukrayin-82997" text:style-name="Internet_20_link" text:visited-style-name="Visited_20_Internet_20_Link">
总统办公室</text:a>
</text:p>
      <text:p text:style-name="P4">
News Source: <text:a xlink:type="simple" xlink:href="https://armyinform.com.ua/2023/05/19/volodymyr-zelenskyj-na-samiti-ligy-arabskyh-derzhav-zaklykav-spryyaty-zahystu-nashyh-lyudej/" text:style-name="Internet_20_link" text:visited-style-name="Visited_20_Internet_20_Link">
https://armyinform.com.ua/2023/05/19/volodymyr-zelenskyj-na-samiti-ligy-arabskyh-derzhav-zaklykav-spryyaty-zahystu-nashyh-lyudej/</text:a>
</text:p>
      <!--NEWS-->
      <text:h text:style-name="P10" text:outline-level="1">
<text:span text:style-name="T4">
国防军在占用者的重点领域造成了12次节拍</text:span>
</text:h>
      <text:p text:style-name="P4">
作者: ['АРМІЯINFORM']</text:p>
      <text:p text:style-name="P4">
时间: 2023-05-19T84:00:00-04:00</text:p>
      <text:p text:style-name="P4">
描述: 关于ZSU的总部。 “ DOB国防军的Aviacia是负责人……与乌克兰2022年的战争，与乌克兰的战争是今天的最新消息，今天与乌克兰的新闻战2022年《今天的最后一场》他们说，俄罗斯在2022年与乌克兰的战争将在不久的将来与乌克兰战争，他们说，今天与乌克兰的战争，今天的乌克兰新闻，乌克兰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ІЙНА', 'ВТРАТИ ВОРОГА']</text:p>
      <text:p text:style-name="P4">
类别: News</text:p>
      <!--METADATA-->
      <text:p text:style-name="P4">
<draw:frame draw:style-name="fr1" draw:name="Image316" text:anchor-type="as-char" svg:width="6.9236in" svg:height="5.385022in" draw:z-index="0">
<draw:image xlink:href="../Images/AРМІЯINFORM/2023-05-19T84-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YQznhqzyg69EAbcTMPonoUx8dcoHedM7QA6TPxGjXk5UGVaNtaant44R6nr17o1Gl" text:style-name="Internet_20_link" text:visited-style-name="Visited_20_Internet_20_Link">
报告</text:a>
武装部队的总人员。</text:p>
      <text:p text:style-name="P4">
“每天的国防军航空在个人工作人员和军事装备的集中领域以及敌人的防空导弹综合大楼中进行了12次节拍。</text:p>
      <text:p text:style-name="P4">
在这一天，我们的士兵摧毁了3枚有翼的机芯，16枚伊朗无人机Shahd和2架敌人侦察无人机的各种类型的无人机。”</text:p>
      <text:p text:style-name="P4">
值得注意的是，导弹部队和炮兵的单位击中了1个标点符号，6个武器和军事设备集中的区域，火灾位置的2个炮兵部队和6个电子敌人广播电台。</text:p>
      <text:p text:style-name="P4">
News Source: <text:a xlink:type="simple" xlink:href="https://armyinform.com.ua/2023/05/19/syly-oborony-zavdaly-12-udariv-po-rajonah-zoseredzhennya-okupantiv/" text:style-name="Internet_20_link" text:visited-style-name="Visited_20_Internet_20_Link">
https://armyinform.com.ua/2023/05/19/syly-oborony-zavdaly-12-udariv-po-rajonah-zoseredzhennya-okupantiv/</text:a>
</text:p>
      <!--NEWS-->
      <text:h text:style-name="P10" text:outline-level="1">
<text:span text:style-name="T4">
非常激烈的战斗 - 安娜·马利亚（Anna Malyar）继续前进</text:span>
</text:h>
      <text:p text:style-name="P4">
作者: ['АРМІЯINFORM']</text:p>
      <text:p text:style-name="P4">
时间: 2023-05-19T85:00:00-04:00</text:p>
      <text:p text:style-name="P4">
描述: 关于乌克兰防御的界斯特拉的代祷者，我在他的电报通道上走了。 “ Vorog ...与乌克兰2022年的战争，与乌克兰的最新新闻战争，与乌克兰2022年的新闻战争，今天的最后一场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5/ganna-malyar.jpg" text:style-name="Internet_20_link" text:visited-style-name="Visited_20_Internet_20_Link">
ganna-malyar.jpg</text:a>
']</text:p>
      <text:p text:style-name="P4">
标签: ['АГРЕСІЯ РФ', 'БАХМУТСЬКИЙ НАПРЯМОК', 'ВТОРГНЕННЯ РФ', 'ГАННА МАЛЯР', 'ЗАСТУПНИК МІНІСТРА ОБОРОНИ УКРАЇНИ']</text:p>
      <text:p text:style-name="P4">
类别: News</text:p>
      <!--METADATA-->
      <text:p text:style-name="P4">
<draw:frame draw:style-name="fr1" draw:name="Image317" text:anchor-type="as-char" svg:width="6.9236in" svg:height="4.615733in" draw:z-index="0">
<draw:image xlink:href="../Images/AРМІЯINFORM/2023-05-19T85-00-00-04-00/ganna-malyar.jpg" xlink:type="simple" xlink:show="embed" xlink:actuate="onLoad" draw:mime-type="image/jpeg"/>
</draw:frame>
安娜画家</text:p>
      <text:p text:style-name="P4">
乌克兰国防副部长<text:a xlink:type="simple" xlink:href="https://t.me/annamaliar/765" text:style-name="Internet_20_link" text:visited-style-name="Visited_20_Internet_20_Link">
报道</text:a>
在他的电报频道中。</text:p>
      <text:p text:style-name="P4">
“敌人无法赢得质量，因此他接受了数量。</text:p>
      <text:p text:style-name="P4">
特别是，他通过几个人在巴赫穆特的方向上增加了部队的存在，并试图利用这一优势在炮弹和炮弹的大炮中。</text:p>
      <text:p text:style-name="P4">
俄罗斯军队继续攻击因我们损失而断开的巨额损失的价格。</text:p>
      <text:p text:style-name="P4">
在巴赫穆特(Bakhmut)，他们将建筑物变成骨灰。 仅留下无法捍卫的基础。</text:p>
      <text:p text:style-name="P4">
同时，我们的部队在巴赫穆特(Bakhmut)保持该地区的“飞机”边界。</text:p>
      <text:p text:style-name="P4">
在今天的巴赫穆特郊区，我们部队晋升的步伐有所减少。与此同时，敌人无法返回失去的职位。</text:p>
      <text:p text:style-name="P4">
我们的战士反映了敌人在这个方向上的所有攻击。</text:p>
      <text:p text:style-name="P4">
巴赫穆特(Bakhmut)的辩护和郊区执行他的军事任务：</text:p>
      <text:p text:style-name="P4">
<text:span text:style-name="T5">
敌人摧毁； </text:span>
进攻性敌对潜力降低； *其他计划行动的时间将获胜。”</text:p>
      <text:p text:style-name="P4">
News Source: <text:a xlink:type="simple" xlink:href="https://armyinform.com.ua/2023/05/19/na-bahmutskomu-napryamku-tryvayut-duzhe-zhorstki-boyi-ganna-malyar/" text:style-name="Internet_20_link" text:visited-style-name="Visited_20_Internet_20_Link">
https://armyinform.com.ua/2023/05/19/na-bahmutskomu-napryamku-tryvayut-duzhe-zhorstki-boyi-ganna-malyar/</text:a>
</text:p>
      <!--NEWS-->
      <text:h text:style-name="P10" text:outline-level="1">
<text:span text:style-name="T4">
通过VLK需要什么文件</text:span>
</text:h>
      <text:p text:style-name="P4">
作者: ['АРМІЯINFORM']</text:p>
      <text:p text:style-name="P4">
时间: 2023-05-19T86:00:00-04:00</text:p>
      <text:p text:style-name="P4">
描述: 文档列表，根本不是为了通过Visskovo-leskarskoi（VLK），...与乌克兰2022的战争，与乌克兰的最新新闻，今天与乌克兰的新闻战争，今天与乌克兰2022年的战争，乌克兰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reformiviyskovolikarskikhkomisiybuti-e1683788675641.jpg" text:style-name="Internet_20_link" text:visited-style-name="Visited_20_Internet_20_Link">
reformiviyskovolikarskikhkomisiybuti-e1683788675641.jpg</text:a>
', '<text:a xlink:type="simple" xlink:href="https://armyinform.com.ua/wp-content/uploads/2023/05/dokumenty-vlk.jpg" text:style-name="Internet_20_link" text:visited-style-name="Visited_20_Internet_20_Link">
dokumenty-vlk.jpg</text:a>
']</text:p>
      <text:p text:style-name="P4">
标签: []</text:p>
      <text:p text:style-name="P4">
类别: News</text:p>
      <!--METADATA-->
      <text:p text:style-name="P4">
<draw:frame draw:style-name="fr1" draw:name="Image318" text:anchor-type="as-char" svg:width="6.9236in" svg:height="4.255034in" draw:z-index="0">
<draw:image xlink:href="../Images/AРМІЯINFORM/2023-05-19T86-00-00-04-00/reformiviyskovolikarskikhkomisiybuti-e1683788675641.jpg" xlink:type="simple" xlink:show="embed" xlink:actuate="onLoad" draw:mime-type="image/jpeg"/>
</draw:frame>
通过军事医疗委员会所需的文件清单(VLK)，<text:a xlink:type="simple" xlink:href="https://t.me/militarymediacenter/" text:style-name="Internet_20_link" text:visited-style-name="Visited_20_Internet_20_Link">
公开</text:a>
军事媒体中心。</text:p>
      <text:p text:style-name="P4">
<text:span text:style-name="T4">
通过VLK </text:span>
所需的文件</text:p>
      <text:p text:style-name="P4">
1.对VLK进行医学检查的指示； 2.医学书籍，医疗证书，考试和考试； 3. ID(军事票或军官证书); 4.医疗特征(战时的可选文件); 5.服务特征(战时的可选文件); 6.您的军事部门或事故认证副本受伤情况的原始证明； 7. UBD证书(通过可用性); 8.对战斗人员的个人事务和其他参考材料。</text:p>
      <text:p text:style-name="P4">
<draw:frame draw:style-name="fr1" draw:name="Image319" text:anchor-type="as-char" svg:width="6.9236in" svg:height="7.926841in" draw:z-index="0">
<draw:image xlink:href="../Images/AРМІЯINFORM/2023-05-19T86-00-00-04-00/dokumenty-vlk.jpg" xlink:type="simple" xlink:show="embed" xlink:actuate="onLoad" draw:mime-type="image/jpeg"/>
</draw:frame>
这些提取物可以是影印本的形式，但由相关人员和军事单位的印章认证。</text:p>
      <text:p text:style-name="P4">
<text:span text:style-name="T4">
如果VLK有疑问：</text:span>
 0800 500 442 turbota.mil.gov.ua</text:p>
      <text:p text:style-name="P4">
News Source: <text:a xlink:type="simple" xlink:href="https://armyinform.com.ua/2023/05/19/yaki-dokumenty-neobhidni-dlya-prohodzhennya-vlk/" text:style-name="Internet_20_link" text:visited-style-name="Visited_20_Internet_20_Link">
https://armyinform.com.ua/2023/05/19/yaki-dokumenty-neobhidni-dlya-prohodzhennya-vlk/</text:a>
</text:p>
      <!--NEWS-->
      <text:h text:style-name="P10" text:outline-level="1">
<text:span text:style-name="T4">
美国支持国际战斗机联盟 - 乌克兰总统</text:span>
</text:h>
      <text:p text:style-name="P4">
作者: ['АРМІЯINFORM']</text:p>
      <text:p text:style-name="P4">
时间: 2023-05-19T87:00:00-04:00</text:p>
      <text:p text:style-name="P4">
描述: 关于TSE，Derzhavi的负责人，在Twitter上写了他的Storinzi。 我是瑞什尼亚（Rishnnya）的第一次...与乌克兰2022的战争，与乌克兰的战争是今天的最新消息，今天与乌克兰2022年的战争新闻是今天的最后一场新闻，乌克兰与俄罗斯之间的战争是否会发生战争当他们在2022年与乌克兰的战争将与乌克兰进行的战争，是否会与乌克兰进行战争，在不久的将来，他们说，今天与乌克兰的战争，今天的乌克兰新闻，乌克兰媒体的乌克兰新闻在俄罗斯的乌克兰新闻</text:p>
      <text:p text:style-name="P4">
图片: ['<text:a xlink:type="simple" xlink:href="https://armyinform.com.ua/wp-content/uploads/2022/12/zelenskyj-bajden.jpeg" text:style-name="Internet_20_link" text:visited-style-name="Visited_20_Internet_20_Link">
zelenskyj-bajden.jpeg</text:a>
']</text:p>
      <text:p text:style-name="P4">
标签: ['STOPRUSSIA', 'АГРЕСІЯ РФ', 'ВІЙНА', 'ПРЕЗИДЕНТ УКРАЇНИ']</text:p>
      <text:p text:style-name="P4">
类别: News</text:p>
      <!--METADATA-->
      <text:p text:style-name="P4">
<draw:frame draw:style-name="fr1" draw:name="Image320" text:anchor-type="as-char" svg:width="6.9236in" svg:height="4.617948in" draw:z-index="0">
<draw:image xlink:href="../Images/AРМІЯINFORM/2023-05-19T87-00-00-04-00/zelenskyj-bajden.jpeg" xlink:type="simple" xlink:show="embed" xlink:actuate="onLoad" draw:mime-type="image/jpeg"/>
</draw:frame>
国家元首<text:a xlink:type="simple" xlink:href="https://twitter.com/ZelenskyyUa/status/1659590720225701892" text:style-name="Internet_20_link" text:visited-style-name="Visited_20_Internet_20_Link">
写</text:a>
在您的Twitter页面上。</text:p>
      <text:p text:style-name="Quotations">

<text:p text:style-name="P4">
祝贺美国历史解决方案和<text:a xlink:type="simple" xlink:href="https://twitter.com/POTUS" text:style-name="Internet_20_link" text:visited-style-name="Visited_20_Internet_20_Link">
@potus</text:a>
支持&gt;
国际战斗机联盟。 这将极大地加强我们的军队在天空中。&gt;
我希望在峰会上讨论该决定的实际实施&gt;
 <text:a xlink:type="simple" xlink:href="https://twitter.com/hashtag/G7" text:style-name="Internet_20_link" text:visited-style-name="Visited_20_Internet_20_Link">
#G7</text:a>
u&gt;
 hiroshimi。&gt;
&gt;
  -  Volodymyr Zelenskyy(@zelenskyyua)<text:a xlink:type="simple" xlink:href="https://twitter.com/ZelenskyyUa/status/1659590720225701892" text:style-name="Internet_20_link" text:visited-style-name="Visited_20_Internet_20_Link">
5月19日，&gt;
 2023年</text:a>
“我祝贺美国和总统乔·贝登(Joe Baiden)支持国际战斗机。 这将大大加强我们在天空中的军队。 计划在广岛的G7峰会上与该决定的实际实施进行交谈。</text:p>

</text:p>
      <text:p text:style-name="P4">
News Source: <text:a xlink:type="simple" xlink:href="https://armyinform.com.ua/2023/05/19/ssha-pidtrymaly-mizhnarodnu-koalicziyu-vynyshhuvachiv-prezydent/" text:style-name="Internet_20_link" text:visited-style-name="Visited_20_Internet_20_Link">
https://armyinform.com.ua/2023/05/19/ssha-pidtrymaly-mizhnarodnu-koalicziyu-vynyshhuvachiv-prezydent/</text:a>
</text:p>
      <!--NEWS-->
      <text:h text:style-name="P10" text:outline-level="1">
<text:span text:style-name="T4">
国防军在Marinka地区击退了许多敌人袭击</text:span>
</text:h>
      <text:p text:style-name="P4">
作者: ['АРМІЯINFORM']</text:p>
      <text:p text:style-name="P4">
时间: 2023-05-19T88:00:00-04:00</text:p>
      <text:p text:style-name="P4">
描述: 关于ZSU的总部。 “对于马阿尼来说，部队的部队正在战争中……与乌克兰2022年的战争，与乌克兰的战争是今天的最新消息，与乌克兰2022年的战争是今天的最后一场新闻，将会有一个乌克兰与俄罗斯之间的战争，何时将在2022年与乌克兰进行战争</text:p>
      <text:p text:style-name="P4">
图片: ['<text:a xlink:type="simple" xlink:href="https://armyinform.com.ua/wp-content/uploads/2022/12/vidbyly-ataky.jpg" text:style-name="Internet_20_link" text:visited-style-name="Visited_20_Internet_20_Link">
vidbyly-ataky.jpg</text:a>
']</text:p>
      <text:p text:style-name="P4">
标签: ['STOPRUSSIA', 'АГРЕСІЯ РФ', 'ВТОРГНЕННЯ РФ', 'ДОНЕЦЬКА ОБЛАСТЬ', "МАР'ЇНСЬКИЙ НАПРЯМОК", 'ООС']</text:p>
      <text:p text:style-name="P4">
类别: News</text:p>
      <!--METADATA-->
      <text:p text:style-name="P4">
<draw:frame draw:style-name="fr1" draw:name="Image321" text:anchor-type="as-char" svg:width="6.9236in" svg:height="4.170843in" draw:z-index="0">
<draw:image xlink:href="../Images/AРМІЯINFORM/2023-05-19T88-00-00-04-00/vidbyly-ataky.jpg" xlink:type="simple" xlink:show="embed" xlink:actuate="onLoad" draw:mime-type="image/jpeg"/>
</draw:frame>
说明性照片<text:span text:style-name="T4">
🔥俄罗斯入侵的情况</text:span>
</text:p>
      <text:p text:style-name="P4">
关于它<text:a xlink:type="simple" xlink:href="https://www.facebook.com/GeneralStaff.ua/posts/pfbid0YQznhqzyg69EAbcTMPonoUx8dcoHedM7QA6TPxGjXk5UGVaNtaant44R6nr17o1Gl" text:style-name="Internet_20_link" text:visited-style-name="Visited_20_Internet_20_Link">
报告</text:a>
武装部队的总人员。</text:p>
      <text:p text:style-name="P4">
“在马林因斯基的方向上，国防军在马林卡地区击退了许多攻击。 报告说：“炮击遭到了顿涅茨克地区的Krasnogorivka，St。</text:p>
      <text:p text:style-name="P4">
值得注意的是，在巴赫穆特方向上，敌人继续领导下一个。 巴赫穆特(Bakhmut)正在进行激烈的战斗。 敌人还徒劳地徒劳地朝着伊万尼维克(Ivanivske)和白色戈拉(Gora)定居点的方向徒劳无功。</text:p>
      <text:p text:style-name="P4">
还报道说，占用者袭击了Orykhovo-vasylivka，Bakhmut，Ivanivske，Stupochka和Biagora地区的地区。 Vasyukivka，Orikhovo-vasylivka，Grigorivka，Bogdanivka，Bakhmut，Ivanivske，Yar，Predict，White Gora，Diliyivka，友谊和北顿Nestsk地区因敌人的炮击而受伤。</text:p>
      <text:p text:style-name="P4">
在Avdeevsky的方向上，敌人在Unovokalin，Stepov，Avdiivka和Pervomaisky方向进行了进攻行动，这并没有成功。 一天中，他在阿夫迪夫卡地区击中了空袭。 他对Novokalinov，Berdychiv，Avdiivka，Tonny，Pervomaisky，Karlovka和Nevelsky Donetsk地区进行了炮击。</text:p>
      <text:p text:style-name="P4">
News Source: <text:a xlink:type="simple" xlink:href="https://armyinform.com.ua/2023/05/19/syly-oborony-vidbyly-chyslenni-ataky-protyvnyka-v-rajoni-maryinky/" text:style-name="Internet_20_link" text:visited-style-name="Visited_20_Internet_20_Link">
https://armyinform.com.ua/2023/05/19/syly-oborony-vidbyly-chyslenni-ataky-protyvnyka-v-rajoni-maryinky/</text:a>
</text:p>
      <!--NEWS-->
      <text:h text:style-name="P10" text:outline-level="1">
<text:span text:style-name="T4">
乌克兰总统与阿联酋，阿曼和科威特代表团团长举行了重要的会议</text:span>
</text:h>
      <text:p text:style-name="P4">
作者: ['АРМІЯINFORM']</text:p>
      <text:p text:style-name="P4">
时间: 2023-05-19T89:00:00-04:00</text:p>
      <text:p text:style-name="P4">
描述: 关于TSE Volodymyr Zelensky，Vodimav的电报通道。 “与乌克兰的战争达到了胜利……与乌克兰的战争是今天的最新消息，与乌克兰2022的战争是今天的最后一场，乌克兰与俄罗斯之间以及与乌克兰的战争之间的战争是否会发生。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5/vazhlyvi-zustrichi.jpg" text:style-name="Internet_20_link" text:visited-style-name="Visited_20_Internet_20_Link">
vazhlyvi-zustrichi.jpg</text:a>
']</text:p>
      <text:p text:style-name="P4">
标签: ['АГРЕСІЯ РФ', 'ВОЛОДИМИР ЗЕЛЕНСЬКИЙ', 'ВТОРГНЕННЯ РФ', 'ПРЕЗИДЕНТ УКРАЇНИ']</text:p>
      <text:p text:style-name="P4">
类别: News</text:p>
      <!--METADATA-->
      <text:p text:style-name="P4">
<draw:frame draw:style-name="fr1" draw:name="Image322" text:anchor-type="as-char" svg:width="6.9236in" svg:height="3.896316in" draw:z-index="0">
<draw:image xlink:href="../Images/AРМІЯINFORM/2023-05-19T89-00-00-04-00/vazhlyvi-zustrichi.jpg" xlink:type="simple" xlink:show="embed" xlink:actuate="onLoad" draw:mime-type="image/jpeg"/>
</draw:frame>
视频框架：乌克兰总统办公室</text:p>
      <text:p text:style-name="P4">
Volodymyr Zelenskyy <text:a xlink:type="simple" xlink:href="https://t.me/V_Zelenskiy_official/6270" text:style-name="Internet_20_link" text:visited-style-name="Visited_20_Internet_20_Link">
报道</text:a>
在他的电报频道中。</text:p>
      <text:p text:style-name="P4">
“他告知副总统前面的情况，阿拉伯阿拉伯酋长国的维塞里米尔·米尼斯特(Viceremier-Minister)Sheikh Manzur bin Zaida al-Nagayan。 讨论全球粮食安全的恢复和黑海谷物的工作。 他们同意交换代表团以实现特定的结果和互动。</text:p>
      <text:p text:style-name="P4">
在Zharkremier-Minister举行的有关阿曼奇国际关系与合作的会议上，讨论了乌克兰和平公式的意识问题，这是苏丹国际论坛上的特别代表。 他强调了乌克兰和平努力的重要性。</text:p>
      <text:p text:style-name="P4">
班级ччч讯чч c的lastimйй。 й第ййй，，极。</text:p>
      <text:p text:style-name="P4">
News Source: <text:a xlink:type="simple" xlink:href="https://armyinform.com.ua/2023/05/19/prezydent-ukrayiny-proviv-vazhlyvi-zustrichi-z-glavamy-delegaczij-oae-omanu-ta-kuvejtu/" text:style-name="Internet_20_link" text:visited-style-name="Visited_20_Internet_20_Link">
https://armyinform.com.ua/2023/05/19/prezydent-ukrayiny-proviv-vazhlyvi-zustrichi-z-glavamy-delegaczij-oae-omanu-ta-kuvejtu/</text:a>
</text:p>
      <!--NEWS-->
      <text:h text:style-name="P10" text:outline-level="1">
<text:span text:style-name="T4">
安娜·马利亚（Anna Malyar）告诉俄罗斯社区如何回应反性信息</text:span>
</text:h>
      <text:p text:style-name="P4">
作者: ['АРМІЯINFORM']</text:p>
      <text:p text:style-name="P4">
时间: 2023-05-19T90:00:00-04:00</text:p>
      <text:p text:style-name="P4">
描述: 关于乌克兰Rospovl的部门的代祷，他的电报通道。 “ Mi ...与乌克兰2022年的战争，与乌克兰的战争是今天的最新消息，与乌克兰2022年的战争是今天的最后一场新闻，乌克兰和俄罗斯之间以及俄罗斯之间的战争以及2022年与乌克兰的战争时会发生战争不管您是否会在不久的将来与乌克兰进行战争</text:p>
      <text:p text:style-name="P4">
图片: ['<text:a xlink:type="simple" xlink:href="https://armyinform.com.ua/wp-content/uploads/2022/12/malyar-ganna-1.jpg" text:style-name="Internet_20_link" text:visited-style-name="Visited_20_Internet_20_Link">
malyar-ganna-1.jpg</text:a>
']</text:p>
      <text:p text:style-name="P4">
标签: ['STOPRUSSIA', 'АГРЕСІЯ РФ', 'ВІЙНА', 'ВТОРГНЕННЯ РФ']</text:p>
      <text:p text:style-name="P4">
类别: News</text:p>
      <!--METADATA-->
      <text:p text:style-name="P4">
<draw:frame draw:style-name="fr1" draw:name="Image323" text:anchor-type="as-char" svg:width="6.9236in" svg:height="5.532059in" draw:z-index="0">
<draw:image xlink:href="../Images/AРМІЯINFORM/2023-05-19T90-00-00-04-00/malyar-ganna-1.jpg" xlink:type="simple" xlink:show="embed" xlink:actuate="onLoad" draw:mime-type="image/jpeg"/>
</draw:frame>
乌克兰国防副部长<text:a xlink:type="simple" xlink:href="https://t.me/annamaliar/766" text:style-name="Internet_20_link" text:visited-style-name="Visited_20_Internet_20_Link">
告诉</text:a>
在他的电报频道中。</text:p>
      <text:p text:style-name="P4">
“我们看到俄罗斯精英内部冲突的过程。 显然，他们认为当局可以很快摇晃，不想一起摇摆。 因此，内部斗争开始了。</text:p>
      <text:p text:style-name="P4">
她还指出，乌克兰国防部一再指出，自2022年2月以来，我们进行了防御行动，其中包括反对意见。 也就是说，没有必要专注于它们。与此同时，媒体中的主题具有其作用 - 敌人成为了战斗。</text:p>
      <text:p text:style-name="P4">
News Source: <text:a xlink:type="simple" xlink:href="https://armyinform.com.ua/2023/05/19/ganna-malyar-rozpovila-yak-rosijska-spilnota-reaguye-na-informacziyu-pro-kontrnastup/" text:style-name="Internet_20_link" text:visited-style-name="Visited_20_Internet_20_Link">
https://armyinform.com.ua/2023/05/19/ganna-malyar-rozpovila-yak-rosijska-spilnota-reaguye-na-informacziyu-pro-kontrnastup/</text:a>
</text:p>
      <!--NEWS-->
      <text:h text:style-name="P10" text:outline-level="1">
<text:span text:style-name="T4">
入侵者将Jarilgach岛与霍森地区占领的大陆联系起来</text:span>
</text:h>
      <text:p text:style-name="P4">
作者: ['АРМІЯINFORM']</text:p>
      <text:p text:style-name="P4">
时间: 2023-05-19T91:00:00-04:00</text:p>
      <text:p text:style-name="P4">
描述: 关于ZSU的总部。 “背后是Pidardrovenia Informasiy，RosiSkis的背后……与乌克兰2022年的战争，与乌克兰与乌克兰的最新消息，今天与乌克兰的新闻战争，乌克兰2022年的新闻战争，今天将在乌克兰和俄罗斯之间发生战争，何时与乌克兰战争，与乌克兰的战争将会在他们说，与否，他们是否会在不久的将来与乌克兰发生战争</text:p>
      <text:p text:style-name="P4">
图片: ['<text:a xlink:type="simple" xlink:href="https://armyinform.com.ua/wp-content/uploads/2023/02/okupanty-1.jpg" text:style-name="Internet_20_link" text:visited-style-name="Visited_20_Internet_20_Link">
okupanty-1.jpg</text:a>
']</text:p>
      <text:p text:style-name="P4">
标签: ['STOPRUSSIA', 'АГРЕСІЯ РФ', 'ВІЙНА', 'ВТОРГНЕННЯ РФ']</text:p>
      <text:p text:style-name="P4">
类别: News</text:p>
      <!--METADATA-->
      <text:p text:style-name="P4">
<draw:frame draw:style-name="fr1" draw:name="Image324" text:anchor-type="as-char" svg:width="6.9236in" svg:height="4.585119in" draw:z-index="0">
<draw:image xlink:href="../Images/AРМІЯINFORM/2023-05-19T91-00-00-04-00/okupanty-1.jpg" xlink:type="simple" xlink:show="embed" xlink:actuate="onLoad" draw:mime-type="image/jpeg"/>
</draw:frame>
说明性照片</text:p>
      <text:p text:style-name="P4">
<text:span text:style-name="T4">
<text:span text:style-name="T5">
*🔥俄罗斯入侵的情况</text:span>
</text:span>
*</text:p>
      <text:p text:style-name="P4">
关于它<text:a xlink:type="simple" xlink:href="https://www.facebook.com/GeneralStaff.ua/posts/pfbid0YQznhqzyg69EAbcTMPonoUx8dcoHedM7QA6TPxGjXk5UGVaNtaant44R6nr17o1Gl" text:style-name="Internet_20_link" text:visited-style-name="Visited_20_Internet_20_Link">
报告</text:a>
武装部队的总人员。</text:p>
      <text:p text:style-name="P4">
“根据已确认的信息，俄罗斯占领部队将奥斯特罗瓦尔加奇与拉兹恩地区的赫尔森地区占领的大陆联系起来，并填补了十字路口到沙岛。 这是为军事目的更密集使用环境领土的目的。 特别是，占领者安排了军事训练场。”消息写道。</text:p>
      <text:p text:style-name="P4">
值得注意的是，俄罗斯占领部队在战场上继续遭受巨大的损失。 结果，敌人继续为医疗机构临时占领领土的民用机构提供装备。特别是在卢汉斯克地区戈洛比夫卡(Golubivka)定居时，当地学校配备了一家军事医院。 50名受伤的入侵者在那里进行治疗。</text:p>
      <text:p text:style-name="P4">
News Source: <text:a xlink:type="simple" xlink:href="https://armyinform.com.ua/2023/05/19/okupanty-zyednaly-ostriv-dzharylgach-z-okupovanoyu-materykovoyu-chastynoyu-hersonskoyi-oblasti/" text:style-name="Internet_20_link" text:visited-style-name="Visited_20_Internet_20_Link">
https://armyinform.com.ua/2023/05/19/okupanty-zyednaly-ostriv-dzharylgach-z-okupovanoyu-materykovoyu-chastynoyu-hersonskoyi-oblasti/</text:a>
</text:p>
      <!--NEWS-->
      <text:h text:style-name="P10" text:outline-level="1">
<text:span text:style-name="T4">
美国陆军将军安德鲁·波帕斯（Andrew Poppas）参加了英国乌克兰军人的培训</text:span>
</text:h>
      <text:p text:style-name="P4">
作者: ['АРМІЯINFORM']</text:p>
      <text:p text:style-name="P4">
时间: 2023-05-19T92:00:00-04:00</text:p>
      <text:p text:style-name="P4">
描述: 指挥官指挥官 - 在美国亚美尼亚人的司令（FORSCOM）的总司令乌克兰与俄罗斯之间的战争，以及2022年与乌克兰的战争，这将是与否，他们会在不久的将来与乌克兰发生战争，他们说，与乌克兰的战争，今天的乌克兰新闻，乌克兰的新闻，乌克兰媒体的新闻俄语</text:p>
      <text:p text:style-name="P4">
图片: ['<text:a xlink:type="simple" xlink:href="https://armyinform.com.ua/wp-content/uploads/2023/05/72.jpg" text:style-name="Internet_20_link" text:visited-style-name="Visited_20_Internet_20_Link">
72.jpg</text:a>
', '<text:a xlink:type="simple" xlink:href="https://armyinform.com.ua/wp-content/uploads/2023/05/28-150x150.jpg" text:style-name="Internet_20_link" text:visited-style-name="Visited_20_Internet_20_Link">
28-150x150.jpg</text:a>
', '<text:a xlink:type="simple" xlink:href="https://armyinform.com.ua/wp-content/uploads/2023/05/51-1-150x150.jpg" text:style-name="Internet_20_link" text:visited-style-name="Visited_20_Internet_20_Link">
51-1-150x150.jpg</text:a>
', '<text:a xlink:type="simple" xlink:href="https://armyinform.com.ua/wp-content/uploads/2023/05/67-150x150.jpg" text:style-name="Internet_20_link" text:visited-style-name="Visited_20_Internet_20_Link">
67-150x150.jpg</text:a>
', '<text:a xlink:type="simple" xlink:href="https://armyinform.com.ua/wp-content/uploads/2023/05/84-150x150.jpg" text:style-name="Internet_20_link" text:visited-style-name="Visited_20_Internet_20_Link">
84-150x150.jpg</text:a>
', '<text:a xlink:type="simple" xlink:href="https://armyinform.com.ua/wp-content/uploads/2023/05/29-150x150.jpg" text:style-name="Internet_20_link" text:visited-style-name="Visited_20_Internet_20_Link">
29-150x150.jpg</text:a>
', '<text:a xlink:type="simple" xlink:href="https://armyinform.com.ua/wp-content/uploads/2023/05/25-3-150x150.jpg" text:style-name="Internet_20_link" text:visited-style-name="Visited_20_Internet_20_Link">
25-3-150x150.jpg</text:a>
', '<text:a xlink:type="simple" xlink:href="https://armyinform.com.ua/wp-content/uploads/2023/05/30-150x150.jpg" text:style-name="Internet_20_link" text:visited-style-name="Visited_20_Internet_20_Link">
30-150x150.jpg</text:a>
', '<text:a xlink:type="simple" xlink:href="https://armyinform.com.ua/wp-content/uploads/2023/05/56-150x150.jpg" text:style-name="Internet_20_link" text:visited-style-name="Visited_20_Internet_20_Link">
56-150x150.jpg</text:a>
', '<text:a xlink:type="simple" xlink:href="https://armyinform.com.ua/wp-content/uploads/2023/05/58-150x150.jpg" text:style-name="Internet_20_link" text:visited-style-name="Visited_20_Internet_20_Link">
58-150x150.jpg</text:a>
', '<text:a xlink:type="simple" xlink:href="https://armyinform.com.ua/wp-content/uploads/2023/05/59-150x150.jpg" text:style-name="Internet_20_link" text:visited-style-name="Visited_20_Internet_20_Link">
59-150x150.jpg</text:a>
', '<text:a xlink:type="simple" xlink:href="https://armyinform.com.ua/wp-content/uploads/2023/05/66-150x150.jpg" text:style-name="Internet_20_link" text:visited-style-name="Visited_20_Internet_20_Link">
66-150x150.jpg</text:a>
', '<text:a xlink:type="simple" xlink:href="https://armyinform.com.ua/wp-content/uploads/2023/05/75-150x150.jpg" text:style-name="Internet_20_link" text:visited-style-name="Visited_20_Internet_20_Link">
75-150x150.jpg</text:a>
', '<text:a xlink:type="simple" xlink:href="https://armyinform.com.ua/wp-content/uploads/2023/05/73-150x150.jpg" text:style-name="Internet_20_link" text:visited-style-name="Visited_20_Internet_20_Link">
73-150x150.jpg</text:a>
', '<text:a xlink:type="simple" xlink:href="https://armyinform.com.ua/wp-content/uploads/2023/05/78-150x150.jpg" text:style-name="Internet_20_link" text:visited-style-name="Visited_20_Internet_20_Link">
78-150x150.jpg</text:a>
', '<text:a xlink:type="simple" xlink:href="https://armyinform.com.ua/wp-content/uploads/2023/05/81-150x150.jpg" text:style-name="Internet_20_link" text:visited-style-name="Visited_20_Internet_20_Link">
81-150x150.jpg</text:a>
', '<text:a xlink:type="simple" xlink:href="https://armyinform.com.ua/wp-content/uploads/2023/05/89-150x150.jpg" text:style-name="Internet_20_link" text:visited-style-name="Visited_20_Internet_20_Link">
89-150x150.jpg</text:a>
', '<text:a xlink:type="simple" xlink:href="https://armyinform.com.ua/wp-content/uploads/2023/05/98-150x150.jpg" text:style-name="Internet_20_link" text:visited-style-name="Visited_20_Internet_20_Link">
98-150x150.jpg</text:a>
', '<text:a xlink:type="simple" xlink:href="https://armyinform.com.ua/wp-content/uploads/2023/05/99-150x150.jpg" text:style-name="Internet_20_link" text:visited-style-name="Visited_20_Internet_20_Link">
99-150x150.jpg</text:a>
']</text:p>
      <text:p text:style-name="P4">
标签: ['FORSCOM', 'ВЕЛИКА БРИТАНІЯ', 'ЕНДРЮ ПОППАС', 'ЗАКОРДОННІ ПАРТНЕРИ']</text:p>
      <text:p text:style-name="P4">
类别: News</text:p>
      <!--METADATA-->
      <text:p text:style-name="P4">
<draw:frame draw:style-name="fr1" draw:name="Image325" text:anchor-type="as-char" svg:width="6.9236in" svg:height="4.615733in" draw:z-index="0">
<draw:image xlink:href="../Images/AРМІЯINFORM/2023-05-19T92-00-00-04-00/72.jpg" xlink:type="simple" xlink:show="embed" xlink:actuate="onLoad" draw:mime-type="image/jpeg"/>
</draw:frame>
**命令命令命令美国陆军(FORSCOM)Armysha将军Andrew Poppas访问了乌克兰武装部队的军事人员，他们正在跨国教育行动“ Interflex”中，接受了部门指挥官和排指挥官的培训。</text:p>
      <text:p text:style-name="P4">
关于它<text:a xlink:type="simple" xlink:href="https://www.facebook.com/100069092624537/posts/pfbid023makdSKQxTpBTyGHZDK6LxYtwNUadVxVwDd1juA8kJD9PA2Rtye1CZsgjAuiCn4Rl/" text:style-name="Internet_20_link" text:visited-style-name="Visited_20_Internet_20_Link">
报告</text:a>
乌克兰武装部队的总参谋部。</text:p>
      <text:p text:style-name="P4">
值得注意的是，美国陆军司令部负责人已经熟悉了乌克兰武装部队的初级指挥官的副手和阶段，该武装部队提供了领导，心理，方法论，消防，技术和战术培训的课程以及国际人道主义法。 培训是由乌克兰和英国讲师通过外国采样和军事设备进行的。</text:p>
      <text:p text:style-name="P4">
<text:a xlink:type="simple" xlink:href="https://armyinform.com.ua/wp-content/uploads/2023/05/28.jpg" text:style-name="Internet_20_link" text:visited-style-name="Visited_20_Internet_20_Link">
!(Images/AРМІЯINFORM/2023-05-19T92-00-00-04-00/28-150x150.jpg)</text:a>
</text:p>
      <text:p text:style-name="P4">
<text:a xlink:type="simple" xlink:href="https://armyinform.com.ua/wp-content/uploads/2023/05/51-1.jpg" text:style-name="Internet_20_link" text:visited-style-name="Visited_20_Internet_20_Link">
<draw:frame draw:style-name="fr1" draw:name="Image326" text:anchor-type="as-char" svg:width="6.9236in" svg:height="6.9236in" draw:z-index="0">
<draw:image xlink:href="../Images/AРМІЯINFORM/2023-05-19T92-00-00-04-00/51-1-150x150.jpg" xlink:type="simple" xlink:show="embed" xlink:actuate="onLoad" draw:mime-type="image/jpeg"/>
</draw:frame>
</text:a>
</text:p>
      <text:p text:style-name="P4">
<text:a xlink:type="simple" xlink:href="https://armyinform.com.ua/wp-content/uploads/2023/05/67.jpg" text:style-name="Internet_20_link" text:visited-style-name="Visited_20_Internet_20_Link">
<draw:frame draw:style-name="fr1" draw:name="Image327" text:anchor-type="as-char" svg:width="6.9236in" svg:height="6.9236in" draw:z-index="0">
<draw:image xlink:href="../Images/AРМІЯINFORM/2023-05-19T92-00-00-04-00/67-150x150.jpg" xlink:type="simple" xlink:show="embed" xlink:actuate="onLoad" draw:mime-type="image/jpeg"/>
</draw:frame>
</text:a>
</text:p>
      <text:p text:style-name="P4">
<text:a xlink:type="simple" xlink:href="https://armyinform.com.ua/wp-content/uploads/2023/05/84.jpg" text:style-name="Internet_20_link" text:visited-style-name="Visited_20_Internet_20_Link">
<draw:frame draw:style-name="fr1" draw:name="Image328" text:anchor-type="as-char" svg:width="6.9236in" svg:height="6.9236in" draw:z-index="0">
<draw:image xlink:href="../Images/AРМІЯINFORM/2023-05-19T92-00-00-04-00/84-150x150.jpg" xlink:type="simple" xlink:show="embed" xlink:actuate="onLoad" draw:mime-type="image/jpeg"/>
</draw:frame>
</text:a>
在简报中，英国武装部队的第11旅的代表向跨国教育行动“ InterFlex”的安全部队和武装的Silayl Britain和参与国家提高必要能力的贡献的代表告知了将军。乌克兰。保护乌克兰。</text:p>
      <text:p text:style-name="P4">
在与乌克兰勇士的直接沟通中，美国司令官司令部司令部与他们讨论的美军战争，培训，准备，经验和跨国公司的兼容性问题，并分别强调了发展的重要性领导者是驱动力之一。战场的多维空间。</text:p>
      <text:p text:style-name="P4">
<text:a xlink:type="simple" xlink:href="https://armyinform.com.ua/wp-content/uploads/2023/05/25-3.jpg" text:style-name="Internet_20_link" text:visited-style-name="Visited_20_Internet_20_Link">
<draw:frame draw:style-name="fr1" draw:name="Image329" text:anchor-type="as-char" svg:width="6.9236in" svg:height="6.9236in" draw:z-index="0">
<draw:image xlink:href="../Images/AРМІЯINFORM/2023-05-19T92-00-00-04-00/25-3-150x150.jpg" xlink:type="simple" xlink:show="embed" xlink:actuate="onLoad" draw:mime-type="image/jpeg"/>
</draw:frame>
</text:a>
</text:p>
      <text:p text:style-name="P4">
<text:a xlink:type="simple" xlink:href="https://armyinform.com.ua/wp-content/uploads/2023/05/30.jpg" text:style-name="Internet_20_link" text:visited-style-name="Visited_20_Internet_20_Link">
<draw:frame draw:style-name="fr1" draw:name="Image330" text:anchor-type="as-char" svg:width="6.9236in" svg:height="6.9236in" draw:z-index="0">
<draw:image xlink:href="../Images/AРМІЯINFORM/2023-05-19T92-00-00-04-00/30-150x150.jpg" xlink:type="simple" xlink:show="embed" xlink:actuate="onLoad" draw:mime-type="image/jpeg"/>
</draw:frame>
</text:a>
</text:p>
      <text:p text:style-name="P4">
<text:a xlink:type="simple" xlink:href="https://armyinform.com.ua/wp-content/uploads/2023/05/56.jpg" text:style-name="Internet_20_link" text:visited-style-name="Visited_20_Internet_20_Link">
<draw:frame draw:style-name="fr1" draw:name="Image331" text:anchor-type="as-char" svg:width="6.9236in" svg:height="6.9236in" draw:z-index="0">
<draw:image xlink:href="../Images/AРМІЯINFORM/2023-05-19T92-00-00-04-00/56-150x150.jpg" xlink:type="simple" xlink:show="embed" xlink:actuate="onLoad" draw:mime-type="image/jpeg"/>
</draw:frame>
</text:a>
</text:p>
      <text:p text:style-name="P4">
<text:a xlink:type="simple" xlink:href="https://armyinform.com.ua/wp-content/uploads/2023/05/58.jpg" text:style-name="Internet_20_link" text:visited-style-name="Visited_20_Internet_20_Link">
<draw:frame draw:style-name="fr1" draw:name="Image332" text:anchor-type="as-char" svg:width="6.9236in" svg:height="6.9236in" draw:z-index="0">
<draw:image xlink:href="../Images/AРМІЯINFORM/2023-05-19T92-00-00-04-00/58-150x150.jpg" xlink:type="simple" xlink:show="embed" xlink:actuate="onLoad" draw:mime-type="image/jpeg"/>
</draw:frame>
</text:a>
</text:p>
      <text:p text:style-name="P4">
<text:a xlink:type="simple" xlink:href="https://armyinform.com.ua/wp-content/uploads/2023/05/59.jpg" text:style-name="Internet_20_link" text:visited-style-name="Visited_20_Internet_20_Link">
<draw:frame draw:style-name="fr1" draw:name="Image333" text:anchor-type="as-char" svg:width="6.9236in" svg:height="6.9236in" draw:z-index="0">
<draw:image xlink:href="../Images/AРМІЯINFORM/2023-05-19T92-00-00-04-00/59-150x150.jpg" xlink:type="simple" xlink:show="embed" xlink:actuate="onLoad" draw:mime-type="image/jpeg"/>
</draw:frame>
</text:a>
</text:p>
      <text:p text:style-name="P4">
<text:a xlink:type="simple" xlink:href="https://armyinform.com.ua/wp-content/uploads/2023/05/66.jpg" text:style-name="Internet_20_link" text:visited-style-name="Visited_20_Internet_20_Link">
<draw:frame draw:style-name="fr1" draw:name="Image334" text:anchor-type="as-char" svg:width="6.9236in" svg:height="6.9236in" draw:z-index="0">
<draw:image xlink:href="../Images/AРМІЯINFORM/2023-05-19T92-00-00-04-00/66-150x150.jpg" xlink:type="simple" xlink:show="embed" xlink:actuate="onLoad" draw:mime-type="image/jpeg"/>
</draw:frame>
</text:a>
后来，美国陆军将军安德鲁·P·P·波普斯(Andrew P. P.空降突击旅。</text:p>
      <text:p text:style-name="P4">
在第一次世界大战期间，柯米特·罗斯福(Kermite Roosevelt)曾在英国和美国军队中服役，每年英国将军都来到美国进入美国特殊关系的美国军队，阿曼 - 美国将军都会参加英国。在ZBRITAN部队进行交流。</text:p>
      <text:p text:style-name="P4">
安德鲁·波帕斯(Andrew Poppas)与英军说：“战斗中的成功是基于学习时间期间建立的技能和关系，无论是最小的单位还是跨国公司的伙伴关系。”</text:p>
      <text:p text:style-name="P4">
美国陆军陆军司令美国陆军陆军指挥官强调，“训练赢得了战斗”，军队应该“准备好像正在接近”。</text:p>
      <text:p text:style-name="P4">
<text:a xlink:type="simple" xlink:href="https://armyinform.com.ua/wp-content/uploads/2023/05/75.jpg" text:style-name="Internet_20_link" text:visited-style-name="Visited_20_Internet_20_Link">
!(Images/AРМІЯINFORM/2023-05-19T92-00-00-04-00/75-150x150.jpg)</text:a>
</text:p>
      <text:p text:style-name="P4">
<text:a xlink:type="simple" xlink:href="https://armyinform.com.ua/wp-content/uploads/2023/05/73.jpg" text:style-name="Internet_20_link" text:visited-style-name="Visited_20_Internet_20_Link">
<draw:frame draw:style-name="fr1" draw:name="Image335" text:anchor-type="as-char" svg:width="6.9236in" svg:height="6.9236in" draw:z-index="0">
<draw:image xlink:href="../Images/AРМІЯINFORM/2023-05-19T92-00-00-04-00/73-150x150.jpg" xlink:type="simple" xlink:show="embed" xlink:actuate="onLoad" draw:mime-type="image/jpeg"/>
</draw:frame>
</text:a>
</text:p>
      <text:p text:style-name="P4">
<text:a xlink:type="simple" xlink:href="https://armyinform.com.ua/wp-content/uploads/2023/05/78.jpg" text:style-name="Internet_20_link" text:visited-style-name="Visited_20_Internet_20_Link">
<draw:frame draw:style-name="fr1" draw:name="Image336" text:anchor-type="as-char" svg:width="6.9236in" svg:height="6.9236in" draw:z-index="0">
<draw:image xlink:href="../Images/AРМІЯINFORM/2023-05-19T92-00-00-04-00/78-150x150.jpg" xlink:type="simple" xlink:show="embed" xlink:actuate="onLoad" draw:mime-type="image/jpeg"/>
</draw:frame>
</text:a>
</text:p>
      <text:p text:style-name="P4">
<text:a xlink:type="simple" xlink:href="https://armyinform.com.ua/wp-content/uploads/2023/05/81.jpg" text:style-name="Internet_20_link" text:visited-style-name="Visited_20_Internet_20_Link">
<draw:frame draw:style-name="fr1" draw:name="Image337" text:anchor-type="as-char" svg:width="6.9236in" svg:height="6.9236in" draw:z-index="0">
<draw:image xlink:href="../Images/AРМІЯINFORM/2023-05-19T92-00-00-04-00/81-150x150.jpg" xlink:type="simple" xlink:show="embed" xlink:actuate="onLoad" draw:mime-type="image/jpeg"/>
</draw:frame>
</text:a>
</text:p>
      <text:p text:style-name="P4">
他说：“学习是陆军及时可以控制的唯一重要事情。”  - 团队和军队是在现场，现场和垃圾填埋场上创建的，以进行战斗开火，那里的人们别无选择，只能互相依靠来实现任务，而无需救援色调或有条件的按钮，以解决他们的问题，”指挥官指出。</text:p>
      <text:p text:style-name="P4">
“培训可以管理军队所做的一切，以及编队所能或不能做的一切。 您可以实时看到该策略，无论是最接近的足球场，还是在乌克兰的线沿线上向东一千六百英里，结果由结果进行培训。”作为提高基本团队技能的最小团队，随着单位作为战斗小组，机组人员和部门一起训练，培训应该变得复杂，最后是跨国联盟。</text:p>
      <text:p text:style-name="P4">
他强调了联合练习的价值观，例如最近参加英国陆军部队第三步兵师的最近的战士练习，以确保美国和英国军队的“技术和文化兼容性”，从而提供了强大的强大信号向电势。</text:p>
      <text:p text:style-name="P4">
<text:a xlink:type="simple" xlink:href="https://armyinform.com.ua/wp-content/uploads/2023/05/98.jpg" text:style-name="Internet_20_link" text:visited-style-name="Visited_20_Internet_20_Link">
!(Images/AРМІЯINFORM/2023-05-19T92-00-00-04-00/98-150x150.jpg)</text:a>
</text:p>
      <text:p text:style-name="P4">
<text:a xlink:type="simple" xlink:href="https://armyinform.com.ua/wp-content/uploads/2023/05/99.jpg" text:style-name="Internet_20_link" text:visited-style-name="Visited_20_Internet_20_Link">
<draw:frame draw:style-name="fr1" draw:name="Image338" text:anchor-type="as-char" svg:width="6.9236in" svg:height="6.9236in" draw:z-index="0">
<draw:image xlink:href="../Images/AРМІЯINFORM/2023-05-19T92-00-00-04-00/99-150x150.jpg" xlink:type="simple" xlink:show="embed" xlink:actuate="onLoad" draw:mime-type="image/jpeg"/>
</draw:frame>
</text:a>
据指挥官安德鲁·波普斯(Andrew Popas)说：“在挪威和欧洲的后卫欧洲联合维京人，他们传达了一个有价值的战略信息，我们表明了我们的决心，我们的盟友强调了我们对潜在对手的存在和准备。</text:p>
      <text:p text:style-name="P4">
“如果我们的对手看到我们善良并深深地致力于我们的盟友时，我们做得正确，也许只有可能，愿意，意愿将能够在他们逃脱之前根本限制一些战斗。 如果不是这样，那么 - 好吧，所以我们被称为士兵……是的？胜利的战士的文化始于有目的的学习文化。 下一次战斗来临，当敌人在大门时，我们不会准备奢侈品。”美国将军说。</text:p>
      <text:p text:style-name="P4">
乌克兰总参谋部指出，乌克兰的武装力量感谢英国和美利坚合众国的接待和援助。</text:p>
      <text:p text:style-name="P4">
News Source: <text:a xlink:type="simple" xlink:href="https://armyinform.com.ua/2023/05/19/endryu-poppas-vidvidav-kursy-pidgotovky-ukrayinskyh-vijskovosluzhbovcziv/" text:style-name="Internet_20_link" text:visited-style-name="Visited_20_Internet_20_Link">
https://armyinform.com.ua/2023/05/19/endryu-poppas-vidvidav-kursy-pidgotovky-ukrayinskyh-vijskovosluzhbovcziv/</text:a>
</text:p>
      <!--NEWS-->
      <text:h text:style-name="P10" text:outline-level="1">
<text:span text:style-name="T4">
瓦莱里·扎卢兹（Valery Zaluzhni</text:span>
</text:h>
      <text:p text:style-name="P4">
作者: ['АРМІЯINFORM']</text:p>
      <text:p text:style-name="P4">
时间: 2023-05-19T93:00:00-04:00</text:p>
      <text:p text:style-name="P4">
描述: 乌克兰的Golovkomandavach Zbroyni部队，Valeriy Zaluzhny Proviv将军，Kelenov Rozmov ...与乌克兰2022年的战争，与乌克兰与乌克兰的最新新闻，今天与乌克兰2022年的新闻战争，今天与乌克兰的2022年进行战争，乌克兰和俄罗斯之间将在乌克兰和俄罗斯之间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zaluzhnyj-milli.jpg" text:style-name="Internet_20_link" text:visited-style-name="Visited_20_Internet_20_Link">
zaluzhnyj-milli.jpg</text:a>
']</text:p>
      <text:p text:style-name="P4">
标签: ['ВАЛЕРІЙ ЗАЛУЖНИЙ', 'ГОЛОВНОКОМАНДУВАЧ ЗБРОЙНИХ СИЛ УКРАЇНИ', 'МАРК МІЛЛІ']</text:p>
      <text:p text:style-name="P4">
类别: News</text:p>
      <!--METADATA-->
      <text:p text:style-name="P4">
<draw:frame draw:style-name="fr1" draw:name="Image339" text:anchor-type="as-char" svg:width="6.9236in" svg:height="4.615733in" draw:z-index="0">
<draw:image xlink:href="../Images/AРМІЯINFORM/2023-05-19T93-00-00-04-00/zaluzhnyj-milli.jpg" xlink:type="simple" xlink:show="embed" xlink:actuate="onLoad" draw:mime-type="image/jpeg"/>
</draw:frame>
乌克兰武装部队的总司令，瓦莱里·扎卢兹(Valery Zaluzhny)将军与参谋长萨赛纳尔·马克·米莉(Ssageneral Mark Millie)联合委员会主席进行了电话交谈。</text:p>
      <text:p text:style-name="P4">
Valery Zaluzhny <text:a xlink:type="simple" xlink:href="http://Головнокомандувач Збройних СилУкраїни генерал Валерій Залужний провів телефонну розмову з головоюОб’єднаного комітету начальників штабів США генералом Марком Міллі. Про цеВалерій Залужний повідомив у своєму телеграм-каналі. «Детально поінформувавпро обстановку на основних напрямках фронту. Продовжуємо вести обороннуоперацію та підготовку до подальших дій. Розповів про масовані атаки росіяндронами та ракетами різних типів, зокрема аеробалістичними Х-47М2 „Кинджал“.Подякував за комплекси Patriot та відзначив їхню ефективну роботу. Упріоритеті — додаткові системи протиповітряної оборони задля посилення захистунашого неба. Обговорили питання необхідності постачання озброєння табоєприпасів, далекобійних снарядів зокрема. Домовилися співпрацювати інадалі», — написав Валерій Залужний. Також Головнокомандувач ЗСУ повідомив, щопро привітання генерала Міллі та американських військових з прийдешнім святом— Національним днем Збройних Сил США." text:style-name="Internet_20_link" text:visited-style-name="Visited_20_Internet_20_Link">
报告</text:a>
在他的电报频道中。</text:p>
      <text:p text:style-name="P4">
“他详细介绍了前线主要方向的情况。我们需要进行防御行动并为进一步的行动做准备。</text:p>
      <text:p text:style-name="P4">
他谈到了俄罗斯人的大规模攻击，其无人机和导弹各种类型，例如Anobalist X-47M2“ Dogious”。 他感谢爱国者建筑群和有效的工作。 优先级包含其他防空系统，以增强我们天空的保护。</text:p>
      <text:p text:style-name="P4">
他们讨论了需要提供武器和弹药的必要性，尤其是较长的贝壳。 他们也同意合作。”  -  Valery Zaluzhny写道。</text:p>
      <text:p text:style-name="P4">
武装部队专员还报告说，即将到来的假期 - 国家武装西拉斯日，米利·塔姆 - 美国将军的问候。</text:p>
      <text:p text:style-name="P4">
News Source: <text:a xlink:type="simple" xlink:href="https://armyinform.com.ua/2023/05/19/general-valerij-zaluzhnyj-vidznachyv-efektyvnu-robotu-kompleksiv-patriot-u-rozmovi-z-generalom-markom-milli/" text:style-name="Internet_20_link" text:visited-style-name="Visited_20_Internet_20_Link">
https://armyinform.com.ua/2023/05/19/general-valerij-zaluzhnyj-vidznachyv-efektyvnu-robotu-kompleksiv-patriot-u-rozmovi-z-generalom-markom-milli/</text:a>
</text:p>
      <!--NEWS-->
      <text:h text:style-name="P10" text:outline-level="1">
<text:span text:style-name="T4">
Volodymyr Zelensky特别感谢伊拉克在国际组织中的支持</text:span>
</text:h>
      <text:p text:style-name="P4">
作者: ['АРМІЯINFORM']</text:p>
      <text:p text:style-name="P4">
时间: 2023-05-19T94:00:00-04:00</text:p>
      <text:p text:style-name="P4">
描述: 关于乌克兰官员主席的首席执行官。 Robocho Vizita在质量之前的流浪汉……与乌克兰2022年的战争，与乌克兰的战争是今天的最新消息，今天与乌克兰的新闻战2022是今天的最后一场，乌克兰和俄罗斯之间的战争将发生战争，什么时候他们说，与乌克兰与乌克兰的战争将在不久的将来与乌克兰发生战争，将与乌克兰发生战争，他们说，今天与乌克兰的战争，今天的乌克兰新闻，乌克兰新闻，乌克兰媒体在乌克兰媒体上的战争俄语</text:p>
      <text:p text:style-name="P4">
图片: ['<text:a xlink:type="simple" xlink:href="https://armyinform.com.ua/wp-content/uploads/2023/05/irak-ukrayina-1.jpg" text:style-name="Internet_20_link" text:visited-style-name="Visited_20_Internet_20_Link">
irak-ukrayina-1.jpg</text:a>
', '<text:a xlink:type="simple" xlink:href="https://armyinform.com.ua/wp-content/uploads/2023/05/irak-ukrayina-2.jpg" text:style-name="Internet_20_link" text:visited-style-name="Visited_20_Internet_20_Link">
irak-ukrayina-2.jpg</text:a>
']</text:p>
      <text:p text:style-name="P4">
标签: ['ВОЛОДИМИР ЗЕЛЕНСЬКИЙ', 'ІРАК', 'ЛІГА АРАБСЬКИХ ДЕРЖАВ', 'ПРЕЗИДЕНТ УКРАЇНИ']</text:p>
      <text:p text:style-name="P4">
类别: News</text:p>
      <!--METADATA-->
      <text:p text:style-name="P4">
<draw:frame draw:style-name="fr1" draw:name="Image340" text:anchor-type="as-char" svg:width="6.9236in" svg:height="4.617948in" draw:z-index="0">
<draw:image xlink:href="../Images/AРМІЯINFORM/2023-05-19T94-00-00-04-00/irak-ukrayina-1.jpg" xlink:type="simple" xlink:show="embed" xlink:actuate="onLoad" draw:mime-type="image/jpeg"/>
</draw:frame>
关于它<text:a xlink:type="simple" xlink:href="https://www.president.gov.ua/news/u-dzhiddi-prezident-ukrayini-proviv-zustrich-iz-premyer-mini-83005" text:style-name="Internet_20_link" text:visited-style-name="Visited_20_Internet_20_Link">
报告</text:a>
乌克兰总统办公室。</text:p>
      <text:p text:style-name="P4">
作为对沙特阿拉伯王国的工作访问的一部分，乌克兰沃迪米尔·泽伦斯基(Volodymyr Zelensky)总统在伊拉克共和国伊拉克·穆罕默德·萨巴尔·萨巴尔·萨巴尔(Irak Muhammad Sabbar Sabbar As-Sudani)举行了一次会议，以参加阿拉伯国家。</text:p>
      <text:p text:style-name="P4">
总统感谢乌克兰和乌克兰人民，这是支持我们国家的主权和领土完整的坚实立场，边界的不可侵犯性和遵守国际法的原则。</text:p>
      <text:p text:style-name="P4">
Volodymyr Zelensky特别感谢伊拉克在国际组织中的支持，尤其是在联合国大会的决议的支持下。</text:p>
      <text:p text:style-name="P4">
<draw:frame draw:style-name="fr1" draw:name="Image341" text:anchor-type="as-char" svg:width="6.9236in" svg:height="4.617948in" draw:z-index="0">
<draw:image xlink:href="../Images/AРМІЯINFORM/2023-05-19T94-00-00-04-00/irak-ukrayina-2.jpg" xlink:type="simple" xlink:show="embed" xlink:actuate="onLoad" draw:mime-type="image/jpeg"/>
</draw:frame>
当事方讨论了参与伊拉克实施乌克兰和平公式的可能方式，这是一种可靠的战争制止手段，也是乌不曼式领域的相互作用。</text:p>
      <text:p text:style-name="P4">
总统邀请伊拉克总理访问乌克兰，目的是干预州际合作的重要领域。</text:p>
      <text:p text:style-name="P4">
News Source: <text:a xlink:type="simple" xlink:href="https://armyinform.com.ua/2023/05/19/volodymyr-zelenskyj-vyslovyv-osoblyvu-podyaku-iraku-za-pidtrymku-ukrayiny-v-mezhah-mizhnarodnyh-organizaczij/" text:style-name="Internet_20_link" text:visited-style-name="Visited_20_Internet_20_Link">
https://armyinform.com.ua/2023/05/19/volodymyr-zelenskyj-vyslovyv-osoblyvu-podyaku-iraku-za-pidtrymku-ukrayiny-v-mezhah-mizhnarodnyh-organizaczij/</text:a>
</text:p>
      <!--NEWS-->
      <text:h text:style-name="P10" text:outline-level="1">
<text:span text:style-name="T4">
政府将就国防产品的质量签署乌克兰 - 土耳其备忘录</text:span>
</text:h>
      <text:p text:style-name="P4">
作者: ['АРМІЯINFORM']</text:p>
      <text:p text:style-name="P4">
时间: 2023-05-19T95:00:00-04:00</text:p>
      <text:p text:style-name="P4">
描述: 乌克兰TERECINA PID是主权担保人相互奉献的备忘录...与乌克兰2022年的战争，与乌克兰与乌克兰的最新新闻，今天与乌克兰的新闻，乌克兰2022年最后一次战争，乌克兰与俄罗斯和俄罗斯之间以及俄罗斯和俄罗斯之间的战争将发生，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ukrayina-turechchyna.jpg" text:style-name="Internet_20_link" text:visited-style-name="Visited_20_Internet_20_Link">
ukrayina-turechchyna.jpg</text:a>
']</text:p>
      <text:p text:style-name="P4">
标签: ['STOPRUSSIA', 'АГРЕСІЯ РФ', 'ВІЙНА', 'ВТОРГНЕННЯ РФ', 'ТУРЕЧЧИНА']</text:p>
      <text:p text:style-name="P4">
类别: News</text:p>
      <!--METADATA-->
      <text:p text:style-name="P4">
<draw:frame draw:style-name="fr1" draw:name="Image342" text:anchor-type="as-char" svg:width="6.9236in" svg:height="4.617948in" draw:z-index="0">
<draw:image xlink:href="../Images/AРМІЯINFORM/2023-05-19T95-00-00-04-00/ukrayina-turechchyna.jpg" xlink:type="simple" xlink:show="embed" xlink:actuate="onLoad" draw:mime-type="image/jpeg"/>
</draw:frame>
2020年10月16日，乌克兰沃迪米尔·泽伦斯基总统访问土耳其。 档案照片：乌克兰总统办公室</text:p>
      <text:p text:style-name="P4">
<text:span text:style-name="T4">
乌克兰和土耳其将签署一份备忘录，以相互接受国家国防质量，工程和服务的国家化。</text:span>
</text:p>
      <text:p text:style-name="P4">
关于它<text:a xlink:type="simple" xlink:href="https://www.mil.gov.ua/news/2023/05/19/ukraina-j-turechchina-pidpishut-memorandum-shhodo-vzaemnogo-prijnyattya-derzhavnogo-garantuvannya-yakosti-tovariv-robit-ta-poslug-oboronnogo-priznachennya/" text:style-name="Internet_20_link" text:visited-style-name="Visited_20_Internet_20_Link">
报告</text:a>
国防部乌克兰。</text:p>
      <text:p text:style-name="P4">
今天，5月19日，政府批准了一项备忘录，该项目涉及对乌克兰部长和土耳其共和国政府的企业互动的共同理解，以共同接受国家保证国防商品，工程和服务的质量。 在乌克兰一方，签署了乌克兰·阿列克谢·雷兹尼科夫(Alexei Reznikov)国防部授权的文件。</text:p>
      <text:p text:style-name="P4">
签署备忘录的目的是继续与托管技术和军事工业部门的两个国家的合作，以确保按照北约标准确保国防的商品，工程和服务的质量，以规范北约之间的相互作用会员国和乌克兰在商品，工程和贸易质量保证领域的合作伙伴。</text:p>
      <text:p text:style-name="P4">
应当指出的是，在联盟和世界其他领先国家的成员国中，已经建立并运营国家保证质量的系统。 他们符合相关的北约质量标准(AQAP)并打算解决国防商品质量保证的任务。</text:p>
      <text:p text:style-name="P4">
他们的目的是遵守共同主义者的要求，即：在北约一个成员国的相关成员的相关成员应确保商品，工程和服务质量的过程，程序，规定和条件。另一个会员国或北约的要求。</text:p>
      <text:p text:style-name="P4">
News Source: <text:a xlink:type="simple" xlink:href="https://armyinform.com.ua/2023/05/19/uryad-pidpyshe-ukrayinsko-tureczkyj-memorandum-shhodo-yakosti-tovariv-oboronnogo-pryznachennya/" text:style-name="Internet_20_link" text:visited-style-name="Visited_20_Internet_20_Link">
https://armyinform.com.ua/2023/05/19/uryad-pidpyshe-ukrayinsko-tureczkyj-memorandum-shhodo-yakosti-tovariv-oboronnogo-pryznachennya/</text:a>
</text:p>
      <!--NEWS-->
      <text:h text:style-name="P10" text:outline-level="1">
<text:span text:style-name="T4">
竞标将在不久的将来宣布，以组织乌克兰武装部队的食物</text:span>
</text:h>
      <text:p text:style-name="P4">
作者: ['Андрій Задубінний']</text:p>
      <text:p text:style-name="P4">
时间: 2023-05-19T96:00:00-04:00</text:p>
      <text:p text:style-name="P4">
描述: 在乌克兰的明尼斯·史蒂尼（Min Steniy）防御上，他胆怯地胆怯地胆怯地举行普兰组织（Putan Surancy）的会议...与乌克兰2022年的战争，与乌克兰的最新新闻，今天与乌克兰的新闻战争，今天与乌克兰2022年的新闻战争，乌克兰和俄罗斯之间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e240ebd8-34c4-4023-8068-5bf46b2767aa.jpg" text:style-name="Internet_20_link" text:visited-style-name="Visited_20_Internet_20_Link">
e240ebd8-34c4-4023-8068-5bf46b2767aa.jpg</text:a>
', '<text:a xlink:type="simple" xlink:href="https://armyinform.com.ua/wp-content/uploads/2023/05/5440768e-d9bf-4201-9a84-26eed84b99ac.jpg" text:style-name="Internet_20_link" text:visited-style-name="Visited_20_Internet_20_Link">
5440768e-d9bf-4201-9a84-26eed84b99ac.jpg</text:a>
', '<text:a xlink:type="simple" xlink:href="https://armyinform.com.ua/wp-content/uploads/2023/05/8001cfa2-ef7b-4ad3-9e00-06718110a2d9.jpg" text:style-name="Internet_20_link" text:visited-style-name="Visited_20_Internet_20_Link">
8001cfa2-ef7b-4ad3-9e00-06718110a2d9.jpg</text:a>
', '<text:a xlink:type="simple" xlink:href="https://armyinform.com.ua/wp-content/uploads/2023/05/db539dfa-6a78-48d3-b2e5-4f5143eb4032.jpg" text:style-name="Internet_20_link" text:visited-style-name="Visited_20_Internet_20_Link">
db539dfa-6a78-48d3-b2e5-4f5143eb4032.jpg</text:a>
']</text:p>
      <text:p text:style-name="P4">
标签: ['STOPRUSSIA', 'ВІЙНА', 'ВТОРГНЕННЯ РФ']</text:p>
      <text:p text:style-name="P4">
类别: News</text:p>
      <!--METADATA-->
      <text:p text:style-name="P4">
<draw:frame draw:style-name="fr1" draw:name="Image343" text:anchor-type="as-char" svg:width="6.9236in" svg:height="2.77521in" draw:z-index="0">
<draw:image xlink:href="../Images/AРМІЯINFORM/2023-05-19T96-00-00-04-00/e240ebd8-34c4-4023-8068-5bf46b2767aa.jpg" xlink:type="simple" xlink:show="embed" xlink:actuate="onLoad" draw:mime-type="image/jpeg"/>
</draw:frame>
乌克兰国防部举行了一场工作会议，讨论了乌克兰武装部队军人的食品问题。 该活动是由乌克兰丹尼斯·莎拉波夫国防部副部长提出的，参加了国防部授权部队，武装部队，反腐败委员会和市场参与者的成员的代表。 会议于2023年提出了为武装部队的需求提供组织和采购食品的顺序。</text:p>
      <text:p text:style-name="P4">
<draw:frame draw:style-name="fr1" draw:name="Image344" text:anchor-type="as-char" svg:width="6.9236in" svg:height="4.621503in" draw:z-index="0">
<draw:image xlink:href="../Images/AРМІЯINFORM/2023-05-19T96-00-00-04-00/5440768e-d9bf-4201-9a84-26eed84b99ac.jpg" xlink:type="simple" xlink:show="embed" xlink:actuate="onLoad" draw:mime-type="image/jpeg"/>
</draw:frame>
在活动开始时，国防部长丹尼斯·莎拉波夫(Denis Sharapov)指出了对商业利益相关者，供应商，零售商的广泛代表的积极事实，他们回应了参加工作会议的提议。 他宣布，国防部计划宣布对武装军人食品组织的竞标。 与会者熟悉将要持有此类购买的基本原则。</text:p>
      <ul>
        <li>
我很高兴看到我们在会议上有许多潜在供应商的代表。 乌克兰副部长丹尼斯·莎拉波夫(Denis Sharapov)说，前几天，我们开始为武装部队购买食物的程序。</li>
      </ul>
      <text:p text:style-name="P4">
他还报告说，国防部创建了一个大学机构，该机构将执行贸易程序和赢家的选择。</text:p>
      <ul>
        <li>
组织和进行购买满足武装部队需求的功能，发布有关供应商提案的规定提案的信息，请委托国防部的国防部委员后支撑。 这是一个不受国防部官员影响的独立机构。 委员会将确定技术熨烫要求，并提交SystemIprozorro出版的公告。 我将注意到，委员会还包括国防部公共反腐败委员会的代表。 丹尼斯·莎拉波夫(Denis Sharapov)说，与以前的程序不同，当前的程序通过使用Prozorro的质量系统提供了开放透明的招标。</li>
      </ul>
      <text:p text:style-name="P4">
<draw:frame draw:style-name="fr1" draw:name="Image345" text:anchor-type="as-char" svg:width="6.9236in" svg:height="4.621503in" draw:z-index="0">
<draw:image xlink:href="../Images/AРМІЯINFORM/2023-05-19T96-00-00-04-00/8001cfa2-ef7b-4ad3-9e00-06718110a2d9.jpg" xlink:type="simple" xlink:show="embed" xlink:actuate="onLoad" draw:mime-type="image/jpeg"/>
</draw:frame>
马克西姆·格里森科(Maxim Gritsenko)指出，在大规模入侵食品供应商开始时，粮食供应商受到了严重增加的量。</text:p>
      <ul>
        <li>
现在，我们允许所有希望申请竞标的人，提供足够的价格并遵守所有标准。 在创新中，边际价格的引入，旨在防止供应商对某些类别的产品的故意价格。</li>
      </ul>
      <text:p text:style-name="P4">
特别是，购买食品套件的主题将分为22个批次，并强制遵守“军事食品为军事力量”的原则。 也就是说，必须在军事部门从相关合同清单中提供产品。</text:p>
      <text:p text:style-name="P4">
根据Maxim Gritsenko的说法，多方人参加了一次工作会议，这是非常乐观的。</text:p>
      <ul>
        <li>
我希望在不久的将来，他们将提供报价，这要归功于我们将以加权价格获得优质食品的竞争。</li>
      </ul>
      <text:p text:style-name="P4">
在工作会议上的积极参与者是国防部公共反腐败委员会的成员。</text:p>
      <text:p text:style-name="P4">
公共反腐败委员会的代表Olegsirko完成了工作会议结束后，指出了国防部在武装部队营养组织中的建设性立场。</text:p>
      <text:p text:style-name="P4">
<draw:frame draw:style-name="fr1" draw:name="Image346" text:anchor-type="as-char" svg:width="6.9236in" svg:height="4.621503in" draw:z-index="0">
<draw:image xlink:href="../Images/AРМІЯINFORM/2023-05-19T96-00-00-04-00/db539dfa-6a78-48d3-b2e5-4f5143eb4032.jpg" xlink:type="simple" xlink:show="embed" xlink:actuate="onLoad" draw:mime-type="image/jpeg"/>
</draw:frame>
 - 说到食品系统，它是先进的。 实际上，这是北约军队的制度，该系统在2015年被急忙实施。 正是由于匆忙，现在导致丑闻的问题出现了。今天需要喂养陆军，并为了提高有关其透明度，时间和计算的现有机制。 我看到的阿扎拉兹无疑是前进的道路。 今天，我们已经看到了武装部队食品组织的中间体系，这些系统仍然需要改进。 Olegsirko说，但是国防部在此问题上的设计地位是最重要的。</text:p>
      <text:p text:style-name="P4">
<text:span text:style-name="T4">
 _照片dmitry Yurchenko _ </text:span>
</text:p>
      <text:p text:style-name="P4">
News Source: <text:a xlink:type="simple" xlink:href="https://armyinform.com.ua/2023/05/19/najblyzhchym-chasom-budut-ogolosheni-torgy-shhodo-organizacziyi-harchuvannya-vijskovosluzhbovcziv-zbrojnyh-syl/" text:style-name="Internet_20_link" text:visited-style-name="Visited_20_Internet_20_Link">
https://armyinform.com.ua/2023/05/19/najblyzhchym-chasom-budut-ogolosheni-torgy-shhodo-organizacziyi-harchuvannya-vijskovosluzhbovcziv-zbrojnyh-syl/</text:a>
</text:p>
      <!--NEWS-->
      <text:h text:style-name="P10" text:outline-level="1">
<text:span text:style-name="T4">
通过United24收集的资金将再购买15辆救护车</text:span>
</text:h>
      <text:p text:style-name="P4">
作者: ['АРМІЯINFORM']</text:p>
      <text:p text:style-name="P4">
时间: 2023-05-19T97:00:00-04:00</text:p>
      <text:p text:style-name="P4">
描述: vidpovly，去雷森·科·皮丁·罗西尔·科斯蒂夫（Risshenne Ko Pitin Rosele Kostiv）为Zadovolenni进行了狩猎...与乌克兰2022年的战争，与乌克兰的最新消息，今天与乌克兰的新闻战争，乌克兰2022年的《新闻战》，今天将在乌克兰和俄罗斯之间进行战争与乌克兰与乌克兰的战争将是不可行</text:p>
      <text:p text:style-name="P4">
图片: ['<text:a xlink:type="simple" xlink:href="https://armyinform.com.ua/wp-content/uploads/2023/05/avtomobili-shvydkoyi-dopomogy.jpg" text:style-name="Internet_20_link" text:visited-style-name="Visited_20_Internet_20_Link">
avtomobili-shvydkoyi-dopomogy.jpg</text:a>
']</text:p>
      <text:p text:style-name="P4">
标签: ['UNITED24', 'АВТІВКИ ШВИДКОЇ ДОПОМОГИ', 'МІНІСТЕРСТВО ОХОРОНИ ЗДОРОВ’Я УКРАЇНИ']</text:p>
      <text:p text:style-name="P4">
类别: News</text:p>
      <!--METADATA-->
      <text:p text:style-name="P4">
<draw:frame draw:style-name="fr1" draw:name="Image347" text:anchor-type="as-char" svg:width="6.9236in" svg:height="3.508581in" draw:z-index="0">
<draw:image xlink:href="../Images/AРМІЯINFORM/2023-05-19T97-00-00-04-00/avtomobili-shvydkoyi-dopomogy.jpg" xlink:type="simple" xlink:show="embed" xlink:actuate="onLoad" draw:mime-type="image/jpeg"/>
</draw:frame>
救护车。 说明性照片</text:p>
      <text:p text:style-name="P4">
根据分配资金委员会以满足健康需求的决定，乌克兰的医疗采购缔结了购买15辆UAH 40,50万救护车的合同，以实现医疗领域的需求，用于通过United 24 Fandsseing Platform收集的资金。</text:p>
      <text:p text:style-name="P4">
关于它<text:a xlink:type="simple" xlink:href="https://moz.gov.ua/article/news/sche-15-avtomobiliv-shvidkoi-budut-pridbani-za-koshti-zibrani-cherez-united24" text:style-name="Internet_20_link" text:visited-style-name="Visited_20_Internet_20_Link">
报告</text:a>
乌克兰卫生保健的新闻服务。</text:p>
      <text:p text:style-name="P4">
消息说：“这些是C型的汽车 - 例如重症监护的移动室。” 他们配备了所需的一切：氧气缸，心脏主机，除颤器，心电图，人造通风设备等。 在这种设备的情况下，可以在心脏病休克的情况下挽救一个人，在分娩过程中提供援助，进行变生，进行全身麻醉，这是伤口的主要手术治疗。</text:p>
      <text:p text:style-name="P4">
“ United24倡议最近已经结束了一年。 来自110个国家的人们是乌克兰候选人。 捐助者：国际和乌克兰业务，国际慈善组织，公职人员，不同国家的意见领袖...汇款，有针对性的捐款针对购买医疗设备和“快速”，这可以挽救乌克兰人的生命。 至于救护车，在狂热平台的年份购买了126个单位。 现在有15个。它增加了挽救乌克兰人生命的机会，因为截至103战争，“快速”受损，被摧毁了，被俘虏了125，”曼里亚·凯赫维奇(Maria Karchevich)卫生副部长说。</text:p>
      <text:p text:style-name="P4">
我们将提醒您，乌克兰的早期医学采购购买了40个“快速”，价值1.04亿美元，用于通过United24收集的资金。</text:p>
      <text:p text:style-name="P4">
News Source: <text:a xlink:type="simple" xlink:href="https://armyinform.com.ua/2023/05/19/za-koshty-zibrani-cherez-united24-budut-prydbani-shhe-15-avtomobiliv-shvydkoyi/" text:style-name="Internet_20_link" text:visited-style-name="Visited_20_Internet_20_Link">
https://armyinform.com.ua/2023/05/19/za-koshty-zibrani-cherez-united24-budut-prydbani-shhe-15-avtomobiliv-shvydkoyi/</text:a>
</text:p>
      <!--NEWS-->
      <text:h text:style-name="P10" text:outline-level="1">
<text:span text:style-name="T4">
航空联盟：葡萄牙准备培训乌克兰军事飞行员</text:span>
</text:h>
      <text:p text:style-name="P4">
作者: ['АРМІЯINFORM']</text:p>
      <text:p text:style-name="P4">
时间: 2023-05-19T98:00:00-04:00</text:p>
      <text:p text:style-name="P4">
描述: Pid Hour Vizita到Lisabon Mintra的Lisabon Minsstra的执法人员的乌克兰Dmitro Kuleb Proviv ...与2022年与乌克兰的战争，与乌克兰的最新新闻，今天与乌克兰2022年的新闻战争，今天与乌克兰2022年的新闻战争，乌克兰和俄罗斯和俄罗斯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86a91f3-shutterstock-2157260357-800x450-1.jpg" text:style-name="Internet_20_link" text:visited-style-name="Visited_20_Internet_20_Link">
86a91f3-shutterstock-2157260357-800x450-1.jpg</text:a>
']</text:p>
      <text:p text:style-name="P4">
标签: ['АВІАЦІЙНА КОАЛІЦІЯ', 'ДМИТРО КУЛЕБА', 'ПОРТУГАЛІЯ']</text:p>
      <text:p text:style-name="P4">
类别: News</text:p>
      <!--METADATA-->
      <text:p text:style-name="P4">
<draw:frame draw:style-name="fr1" draw:name="Image348" text:anchor-type="as-char" svg:width="6.9236in" svg:height="3.894525in" draw:z-index="0">
<draw:image xlink:href="../Images/AРМІЯINFORM/2023-05-19T98-00-00-04-00/86a91f3-shutterstock-2157260357-800x450-1.jpg" xlink:type="simple" xlink:show="embed" xlink:actuate="onLoad" draw:mime-type="image/jpeg"/>
</draw:frame>
Elenaakarresh</text:p>
      <text:p text:style-name="P4">
在访问里斯本时，乌克兰德米特里·库勒巴巴普罗夫(Dmitry Kulebabaprov)的外交大臣与外交事务部长Zoau Kravinho Taminist Defence Elena Carreirrash进行了谈判。</text:p>
      <text:p text:style-name="P4">
关于它<text:a xlink:type="simple" xlink:href="https://www.kmu.gov.ua/news/dmytro-kuleba-portuhaliia-pryiednalasia-do-aviatsiinoi-koalitsii-hotova-trenuvaty-ukrainskykh-pilotiv-i-mekhanikiv" text:style-name="Internet_20_link" text:visited-style-name="Visited_20_Internet_20_Link">
报告</text:a>
乌克兰外交部。</text:p>
      <text:p text:style-name="P4">
乌克兰外交负责人在正面详细介绍了葡萄牙的伙伴，并概述了乌克兰对有效的防御和反官方行动的军事需求。</text:p>
      <text:p text:style-name="P4">
这位部长强调说：“葡萄牙通过加入坦克联盟来表现领导。在俄罗斯对乌克兰城市ISL的导弹炮击的强化中，至关重要的是，乌克兰能够抛弃乌克兰天空的俄罗斯。”</text:p>
      <text:p text:style-name="P4">
在这方面，Dmytro Kuleba对葡萄牙政府的决定表示感谢，决定通过对乌克兰的Tamhhechicic培训西部MyMechanics的乌克兰飞行员加入航空联盟。</text:p>
      <text:p text:style-name="P4">
葡萄牙方面还证实了他愿意支持乌克兰在欧盟中的成员资格。</text:p>
      <text:p text:style-name="P4">
乌克兰外交部长和葡萄牙在维尔纽斯峰会准备的背景下协调了职位。 Dmytro Kuleba强调了政治决定确定乌克兰加入联盟算法的重要性。</text:p>
      <text:p text:style-name="P4">
部长们还讨论了对俄罗斯的起诉及其对乌克兰罪的提及，包括建立了一个侵略的特别法庭。</text:p>
      <text:p text:style-name="P4">
Dmytro Kuleba还特别关注总统弗拉迪姆拉泽尔斯基和平的公式，作为在乌克兰建立公正和长期和平的途径，扩大了其支持圈，特别是通过加入全球南方国家的加入。</text:p>
      <text:p text:style-name="P4">
News Source: <text:a xlink:type="simple" xlink:href="https://armyinform.com.ua/2023/05/19/aviaczijna-koalicziya-portugaliya-gotova-trenuvaty-ukrayinskyh-vijskovyh-lotchykiv/" text:style-name="Internet_20_link" text:visited-style-name="Visited_20_Internet_20_Link">
https://armyinform.com.ua/2023/05/19/aviaczijna-koalicziya-portugaliya-gotova-trenuvaty-ukrayinskyh-vijskovyh-lotchykiv/</text:a>
</text:p>
      <!--NEWS-->
      <text:h text:style-name="P10" text:outline-level="1">
<text:span text:style-name="T4">
短的。 战争。 第450天。视频</text:span>
</text:h>
      <text:p text:style-name="P4">
作者: ['АРМІЯINFORM']</text:p>
      <text:p text:style-name="P4">
时间: 2023-05-19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 'ВІДЕОДАЙДЖЕСТ', 'ВІЙНА', 'ВТОРГНЕННЯ РФ', 'ГШ ЗСУ']</text:p>
      <text:p text:style-name="P4">
类别: News</text:p>
      <!--METADATA-->
      <text:p text:style-name="P4">
News Source: <text:a xlink:type="simple" xlink:href="https://armyinform.com.ua/2023/05/19/korotko-vijna-den-450-videodajdzhest/" text:style-name="Internet_20_link" text:visited-style-name="Visited_20_Internet_20_Link">
https://armyinform.com.ua/2023/05/19/korotko-vijna-den-450-videodajdzhest/</text:a>
</text:p>
      <!--NEWS-->
      <text:h text:style-name="P10" text:outline-level="1">
<text:span text:style-name="T4">
为了纪念Mariupol Defenders，Mottorage将在LVIV开始</text:span>
</text:h>
      <text:p text:style-name="P4">
作者: Ukrinform (Person)</text:p>
      <text:p text:style-name="P4">
出版商: Укринформ (Organization)</text:p>
      <text:p text:style-name="P4">
出版时间: 2023-05-20T-30:06:00+03:00</text:p>
      <text:p text:style-name="P4">
修改时间: 2023-05-20T01:06:00+03:00</text:p>
      <text:p text:style-name="P4">
描述: 5月20日至21日，在乌克兰，将举行一场摩托车比赛，旨在使社会想起一年前结束的英雄防守。  - 乌克林。</text:p>
      <text:p text:style-name="P4">
图片: ["<text:a xlink:type="simple" xlink:href="https://static.ukrinform.com/photos/2022_05/thumb_files/630_360_1651480916-318.jpg" text:style-name="Internet_20_link" text:visited-style-name="Visited_20_Internet_20_Link">
630_360_16514...</text:a>
", "<text:a xlink:type="simple" xlink:href="https://static.ukrinform.com/photos/2023_05/1684532367-268.jpg" text:style-name="Internet_20_link" text:visited-style-name="Visited_20_Internet_20_Link">
1684532367-26...</text:a>
"]</text:p>
      <text:p text:style-name="P4">
标签: ['Львів', 'Маріуполь', 'Полонені', 'Війна з Росією']</text:p>
      <text:p text:style-name="P4">
类型: Article</text:p>
      <!--METADATA-->
      <text:p text:style-name="P4">
<draw:frame draw:style-name="fr1" draw:name="Image349" text:anchor-type="as-char" svg:width="6.9236in" svg:height="3.956343in" draw:z-index="0">
<draw:image xlink:href="../Images/yкринформ/2023-05-20T-30-06-00-03-00/630_360_1651480916-318.jpg" xlink:type="simple" xlink:show="embed" xlink:actuate="onLoad" draw:mime-type="image/jpeg"/>
</draw:frame>
在5月20日至21日，将举行一场摩托车比赛，旨在提醒社会玛丽奥波尔的亲部防御，该国的辩护是一年前结束的。</text:p>
      <text:p text:style-name="P4">
根据乌克林福姆的说法，公共组织在<text:a xlink:type="simple" xlink:href="http://t.me/zhinky_zi_stali/2433" text:style-name="Internet_20_link" text:visited-style-name="Visited_20_Internet_20_Link">
</text:a>
。</text:p>
      <text:p text:style-name="P4">
“ 2023年5月20日至21日，乌克兰城市将通过一场摩托车竞赛，以提醒玛丽奥波尔英雄防御的终结周年纪念日以及表演的勇敢的捍卫者，其中大多数由其中举行。囚禁的敌人，”信息将在消息中。</text:p>
      <text:p text:style-name="P4">
<draw:frame draw:style-name="fr1" draw:name="Image350" text:anchor-type="as-char" svg:width="6.9236in" svg:height="4.781611in" draw:z-index="0">
<draw:image xlink:href="../Images/yкринформ/2023-05-20T-30-06-00-03-00/1684532367-268.jpg" xlink:type="simple" xlink:show="embed" xlink:actuate="onLoad" draw:mime-type="image/jpeg"/>
</draw:frame>
所有-Ukrainian Mottop Raging将由Lviv -Rivne -Zvyagel -Zhytomyr举行。 它的组织者和参与者希望向所有乌克兰表明问题<text:a xlink:type="simple" xlink:href="https://www.ukrinform.ua/tag-poloneni" text:style-name="Internet_20_link" text:visited-style-name="Visited_20_Internet_20_Link">
</text:a>
它仍然是痛苦和深刻的。这不仅是支持玛丽波尔·加尔尼森的俘虏，而且还支持来自前线其他地区的捍卫者。</text:p>
      <text:p text:style-name="P4">
<text:span text:style-name="T4">
另请阅读：</text:span>
 <text:a xlink:type="simple" xlink:href="https://www.ukrinform.ua/rubric-kyiv/3711597-u-stolici-vidbudutsa-zahodi-do-ricnici-z-dna-okupacii-mariupola.html" text:style-name="Internet_20_link" text:visited-style-name="Visited_20_Internet_20_Link">
</text:a>
作为 <text:a xlink:type="simple" xlink:href="http://www.ukrinform.ua/rubric-ato/3709966-u-rosijskomu-poloni-dosi-perebuvaut-blizko-2000-oboronciv-azovstali.html" text:style-name="Internet_20_link" text:visited-style-name="Visited_20_Internet_20_Link">
 </text:a>
，在这一年中，乌克兰被囚禁约500名阿佐夫斯塔尔捍卫者，大约2000年，他们被囚禁在俄罗斯囚禁中。</text:p>
      <text:p text:style-name="P4">
<text:span text:style-name="T5">
foto：epa-efe</text:span>
</text:p>
      <text:p text:style-name="P4">
News Source: <text:a xlink:type="simple" xlink:href="https://www.ukrinform.ua/rubric-regions/3711658-u-lvovi-startue-motoprobig-na-cest-zahisnikiv-mariupola.html" text:style-name="Internet_20_link" text:visited-style-name="Visited_20_Internet_20_Link">
https://www.ukrinform.ua/rubric-regions/3711658-u-lvovi-startue-motoprobig-na-cest-zahisnikiv-mariupola.html</text:a>
</text:p>
      <!--NEWS-->
      <text:h text:style-name="P10" text:outline-level="1">
<text:span text:style-name="T4">
在首都和该地区有飞机</text:span>
</text:h>
      <text:p text:style-name="P4">
作者: Ukrinform (Person)</text:p>
      <text:p text:style-name="P4">
出版商: Укринформ (Organization)</text:p>
      <text:p text:style-name="P4">
出版时间: 2023-05-20T-33:52:00+03:00</text:p>
      <text:p text:style-name="P4">
修改时间: 2023-05-20T00:52:00+03:00</text:p>
      <text:p text:style-name="P4">
描述: 在基辅和该地区，敌对无人机运营防空单位。  - 乌克林。</text:p>
      <text:p text:style-name="P4">
图片: ["<text:a xlink:type="simple" xlink:href="https://static.ukrinform.com/photos/2023_02/thumb_files/630_360_1677478309-566.jpg" text:style-name="Internet_20_link" text:visited-style-name="Visited_20_Internet_20_Link">
630_360_16774...</text:a>
"]</text:p>
      <text:p text:style-name="P4">
标签: ['Київ', 'Київщина', 'Війна з Росією', 'ППО', 'Дрон-камікадзе']</text:p>
      <text:p text:style-name="P4">
类型: Article</text:p>
      <!--METADATA-->
      <text:p text:style-name="P4">
<draw:frame draw:style-name="fr1" draw:name="Image351" text:anchor-type="as-char" svg:width="6.9236in" svg:height="3.956343in" draw:z-index="0">
<draw:image xlink:href="../Images/yкринформ/2023-05-20T-33-52-00-03-00/630_360_1677478309-566.jpg" xlink:type="simple" xlink:show="embed" xlink:actuate="onLoad" draw:mime-type="image/jpeg"/>
</draw:frame>
在基辅地区，敌对无人机运营防空单位。</text:p>
      <text:p text:style-name="P4">
关于<text:a xlink:type="simple" xlink:href="https://t.me/s/kyivoda" text:style-name="Internet_20_link" text:visited-style-name="Visited_20_Internet_20_Link">
</text:a>
报告说，基辅OVA报告了乌克林福姆。</text:p>
      <text:p text:style-name="P4">
“无人机袭击的威胁!空中国防军工作，”邮报写道。</text:p>
      <text:p text:style-name="P4">
当局敦促观察信息的沉默 - 不要拍照，忽略我们的捍卫者的工作。</text:p>
      <text:p text:style-name="P4">
<text:span text:style-name="T4">
另请阅读：</text:span>
 <text:a xlink:type="simple" xlink:href="https://www.ukrinform.ua/rubric-ato/3711656-u-kievi-nizci-oblastej-povitrana-trivoga.html" text:style-name="Internet_20_link" text:visited-style-name="Visited_20_Internet_20_Link">
<text:span text:style-name="T4">
焦虑</text:span>
</text:a>
关于防空的工作也<text:a xlink:type="simple" xlink:href="https://t.me/s/VA_Kyiv" text:style-name="Internet_20_link" text:visited-style-name="Visited_20_Internet_20_Link">
</text:a>
KMVA：“飞机在基辅领空中运作。”</text:p>
      <text:p text:style-name="P4">
KMVA Sergey Popko的负责人敦促在避难所中享受焦虑的区别。</text:p>
      <text:p text:style-name="P4">
News Source: <text:a xlink:type="simple" xlink:href="https://www.ukrinform.ua/rubric-ato/3711657-u-stolici-ta-oblasti-pracue-ppo.html" text:style-name="Internet_20_link" text:visited-style-name="Visited_20_Internet_20_Link">
https://www.ukrinform.ua/rubric-ato/3711657-u-stolici-ta-oblasti-pracue-ppo.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5-20T-35:42:00+03:00</text:p>
      <text:p text:style-name="P4">
修改时间: 2023-05-20T00:42:00+03:00</text:p>
      <text:p text:style-name="P4">
描述: 在首都和乌克兰的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Безпілотник', 'Київ', 'Війна з Росією', 'Повітряна тривога']</text:p>
      <text:p text:style-name="P4">
类型: Article</text:p>
      <!--METADATA-->
      <text:p text:style-name="P4">
<draw:frame draw:style-name="fr1" draw:name="Image352" text:anchor-type="as-char" svg:width="6.9236in" svg:height="3.956343in" draw:z-index="0">
<draw:image xlink:href="../Images/yкринформ/2023-05-20T-35-42-00-03-00/630_360_1645871571-868.jpg" xlink:type="simple" xlink:show="embed" xlink:actuate="onLoad" draw:mime-type="image/jpeg"/>
</draw:frame>
首都已经宣布了空气警报。</text:p>
      <text:p text:style-name="P4">
关于它报告了<text:a xlink:type="simple" xlink:href="https://alerts.in.ua/" text:style-name="Internet_20_link" text:visited-style-name="Visited_20_Internet_20_Link">
</text:a>
在空气永久地图上。</text:p>
      <text:p text:style-name="P4">
根据监测渠道的初步数据，乌克兰北部的焦虑可能与俄罗斯的无人机发射有关。</text:p>
      <text:p text:style-name="P4">
<text:span text:style-name="T4">
另请阅读：</text:span>
 <text:a xlink:type="simple" xlink:href="https://www.ukrinform.ua/rubric-kyiv/3711618-u-kievi-na-sogodni-e-ponad-4-tisaci-ukrittiv-civilnogo-zahistu.html" text:style-name="Internet_20_link" text:visited-style-name="Visited_20_Internet_20_Link">
</text:a>
OP OP ANDRIY YERMAK <text:a xlink:type="simple" xlink:href="https://t.me/s/ermaka2022" text:style-name="Internet_20_link" text:visited-style-name="Visited_20_Internet_20_Link">
</text:a>
小心地去看医生，不要去除防空。</text:p>
      <text:p text:style-name="P4">
News Source: <text:a xlink:type="simple" xlink:href="https://www.ukrinform.ua/rubric-ato/3711656-u-kievi-nizci-oblastej-povitrana-trivoga.html" text:style-name="Internet_20_link" text:visited-style-name="Visited_20_Internet_20_Link">
https://www.ukrinform.ua/rubric-ato/3711656-u-kievi-nizci-oblastej-povitrana-trivoga.html</text:a>
</text:p>
      <!--NEWS-->
      <text:h text:style-name="P10" text:outline-level="1">
<text:span text:style-name="T4">
普通的俄罗斯人支持战争和杀戮 - 布达马诺夫</text:span>
</text:h>
      <text:p text:style-name="P4">
作者: Ukrinform (Person)</text:p>
      <text:p text:style-name="P4">
出版商: Укринформ (Organization)</text:p>
      <text:p text:style-name="P4">
出版时间: 2023-05-20T-37:28:00+03:00</text:p>
      <text:p text:style-name="P4">
修改时间: 2023-05-20T00:28:00+03:00</text:p>
      <text:p text:style-name="P4">
描述: 所有社会学研究的数据表明，俄罗斯的普通公民支持针对乌克兰和乌克兰人谋杀的战争。  - 乌克林。</text:p>
      <text:p text:style-name="P4">
图片: ["<text:a xlink:type="simple" xlink:href="https://static.ukrinform.com/photos/2022_04/thumb_files/630_360_1650277396-510.jpg" text:style-name="Internet_20_link" text:visited-style-name="Visited_20_Internet_20_Link">
630_360_16502...</text:a>
"]</text:p>
      <text:p text:style-name="P4">
标签: ['Російські військові', 'Воєнні злочини', 'Соцопитування', 'Буданов', 'Війна з Росією']</text:p>
      <text:p text:style-name="P4">
类型: Article</text:p>
      <!--METADATA-->
      <text:p text:style-name="P4">
<draw:frame draw:style-name="fr1" draw:name="Image353" text:anchor-type="as-char" svg:width="6.9236in" svg:height="3.956343in" draw:z-index="0">
<draw:image xlink:href="../Images/yкринформ/2023-05-20T-37-28-00-03-00/630_360_1650277396-510.jpg" xlink:type="simple" xlink:show="embed" xlink:actuate="onLoad" draw:mime-type="image/jpeg"/>
</draw:frame>
所有社会学研究的数据表明，俄罗斯的普通公民支持乌克兰和乌克兰人的谋杀。</text:p>
      <text:p text:style-name="P4">
国防部基里洛布达诺夫(Kirilobudanov)在接受采访时说，作为德米特里·科马罗夫(Dmitry Komarov)的特别职业投影的一部分。 命令，”乌克林福姆报告。</text:p>
      <text:p text:style-name="P4">
“他们政权的力量主要基于媒体的控制。 当一定数量的专家说我们正在与俄罗斯男人战斗时……这不是真的。 所有被掩盖和进行的社会学研究表明，在不同时期，这些挖掘机，但支持针对乌克兰战争的战争是标准的 - 在73％至82％之间。也就是说，普通公民<text:a xlink:type="simple" xlink:href="https://www.ukrinform.ua/tag-rosia" text:style-name="Internet_20_link" text:visited-style-name="Visited_20_Internet_20_Link">
</text:a>
 - 为此，用于破坏，谋杀。 他们说，他们不是占领者，他们相信城市，他们相信它。”布达诺夫说。</text:p>
      <text:p text:style-name="P4">
他指出，如果有权力改变，俄罗斯人会说他们对他们说谎，他们说他们什么都不知道。</text:p>
      <text:p text:style-name="P4">
<text:span text:style-name="T4">
另请阅读：</text:span>
 <text:a xlink:type="simple" xlink:href="https://www.ukrinform.ua/rubric-ato/3711627-rosia-pocala-gotuvatisa-do-vijni-proti-ukraini-z-2007-roku-budanov.html" text:style-name="Internet_20_link" text:visited-style-name="Visited_20_Internet_20_Link">
<text:span text:style-name="T4">
 Budanov </text:span>
</text:a>
“这是随着时间的流逝，俄罗斯人会说的 - 我们不知道，我们被撒谎。 看这个故事，他们总是有这样的事情。”  - 校长说。</text:p>
      <text:p text:style-name="P4">
据布达马诺夫说，俄罗斯囚犯告诉他，他们已经来到乌克兰保护人民，没有人解雇平民。</text:p>
      <text:p text:style-name="P4">
“一个人可以清楚地解释他是该部队的指挥官，他知道这不是一场完全正确的战争。 但是他是一名军事，布尔科曼达(Bulkomanda) - 据他说，他不后悔任何事情。 从成千上万的人看。 其他所有人都说：我们不知道，我们被告知在这里，纳粹，我们能够帮助人们在这里被杀的平民，我们没有任何人。”情报经理说。</text:p>
      <text:p text:style-name="P4">
<text:span text:style-name="T4">
另请阅读：</text:span>
 <text:a xlink:type="simple" xlink:href="https://www.ukrinform.ua/rubric-ato/3711650-pisla-peremogi-ukrainu-cekae-bagatoricnij-etap-reintegracii-teritorij-budanov.html" text:style-name="Internet_20_link" text:visited-style-name="Visited_20_Internet_20_Link">
<text:span text:style-name="T4">
 Budanov </text:span>
</text:a>
他强调，对于某些人来说，只是身体上的破坏对他们的主管可能是公平的责任。</text:p>
      <text:p text:style-name="P4">
据报道，据布达塔诺夫称俄罗斯将被更加击败，其修改过程将很快开始。</text:p>
      <text:p text:style-name="P4">
<text:span text:style-name="T5">
照片：spiegel.de</text:span>
</text:p>
      <text:p text:style-name="P4">
News Source: <text:a xlink:type="simple" xlink:href="https://www.ukrinform.ua/rubric-ato/3711655-peresicni-rosiani-pidtrimuut-vijnu-i-vbivstva-budanov.html" text:style-name="Internet_20_link" text:visited-style-name="Visited_20_Internet_20_Link">
https://www.ukrinform.ua/rubric-ato/3711655-peresicni-rosiani-pidtrimuut-vijnu-i-vbivstva-budanov.html</text:a>
</text:p>
      <!--NEWS-->
      <text:h text:style-name="P10" text:outline-level="1">
<text:span text:style-name="T4">
在Mariupol的“棉花”地点，一百入侵者和防空 -  Andryushchenko居住</text:span>
</text:h>
      <text:p text:style-name="P4">
作者: Ukrinform (Person)</text:p>
      <text:p text:style-name="P4">
出版商: Укринформ (Organization)</text:p>
      <text:p text:style-name="P4">
出版时间: 2023-05-20T-39:12:00+03:00</text:p>
      <text:p text:style-name="P4">
修改时间: 2023-05-20T00:12:00+03:00</text:p>
      <text:p text:style-name="P4">
描述: 根据初步数据，至少有150名俄罗斯入侵者位于马里波尔附近的地区，星期五晚上，星期五晚上，至少有150名俄罗斯入侵者。  - 乌克林。</text:p>
      <text:p text:style-name="P4">
图片: ["<text:a xlink:type="simple" xlink:href="https://static.ukrinform.com/photos/2023_05/thumb_files/630_360_1684530534-198.jpg" text:style-name="Internet_20_link" text:visited-style-name="Visited_20_Internet_20_Link">
630_360_16845...</text:a>
"]</text:p>
      <text:p text:style-name="P4">
标签: ['Маріуполь', 'Вибух', 'Російські військові', 'Війна з Росією']</text:p>
      <text:p text:style-name="P4">
类型: Article</text:p>
      <!--METADATA-->
      <text:p text:style-name="P4">
<draw:frame draw:style-name="fr1" draw:name="Image354" text:anchor-type="as-char" svg:width="6.9236in" svg:height="3.956343in" draw:z-index="0">
<draw:image xlink:href="../Images/yкринформ/2023-05-20T-39-12-00-03-00/630_360_1684530534-198.jpg" xlink:type="simple" xlink:show="embed" xlink:actuate="onLoad" draw:mime-type="image/jpeg"/>
</draw:frame>
在玛丽波尔附近地区的临时数据，周五在傍晚发生了强大的爆炸，至少有150名俄罗斯入侵者和防空系统的基础。</text:p>
      <text:p text:style-name="P4">
正如乌克林福姆报道的那样，关于<text:a xlink:type="simple" xlink:href="https://t.me/s/andriyshTime" text:style-name="Internet_20_link" text:visited-style-name="Visited_20_Internet_20_Link">
</text:a>
Petro Andryushchenko写了Mariupol的顾问。</text:p>
      <text:p text:style-name="P4">
安装了“棉花”的地方。 结果将在早上。 从150名入侵者和系统地安装空气防御系统的情况下定位。”他说。</text:p>
      <text:p text:style-name="P4">
Andryushchenko还谈到了从事该职业的野马：“请注意“天堂惩罚”与最近的住宅建筑的距离。 看看多远？ 现在，2+2的任务 - 俄罗斯在您的地窖和院子里爆发的速度？”</text:p>
      <text:p text:style-name="P4">
<text:span text:style-name="T4">
另请阅读：</text:span>
 <text:a xlink:type="simple" xlink:href="https://www.ukrinform.ua/rubric-regions/3711333-u-mariupoli-fiksuut-peremisenna-rosijskih-vantazivok-iz-boepripasami.html" text:style-name="Internet_20_link" text:visited-style-name="Visited_20_Internet_20_Link">
</text:a>
据报道，在机场地区<text:a xlink:type="simple" xlink:href="https://www.ukrinform.ua/tag-mariupol" text:style-name="Internet_20_link" text:visited-style-name="Visited_20_Internet_20_Link">
</text:a>
有几次爆炸。</text:p>
      <text:p text:style-name="P4">
News Source: <text:a xlink:type="simple" xlink:href="https://www.ukrinform.ua/rubric-ato/3711654-na-misci-bavovni-v-mariupoli-bazuvalisa-pivtori-sotni-zagarbnikiv-ta-ppo-andrusenko.html" text:style-name="Internet_20_link" text:visited-style-name="Visited_20_Internet_20_Link">
https://www.ukrinform.ua/rubric-ato/3711654-na-misci-bavovni-v-mariupoli-bazuvalisa-pivtori-sotni-zagarbnikiv-ta-ppo-andrusenko.html</text:a>
</text:p>
      <!--NEWS-->
      <text:h text:style-name="P10" text:outline-level="1">
<text:span text:style-name="T4">
在Mariupol的“棉花”地点，一百入侵者和防空 -  Andryushchenko居住</text:span>
</text:h>
      <text:p text:style-name="P4">
作者: Ukrinform (Person)</text:p>
      <text:p text:style-name="P4">
出版商: Укринформ (Organization)</text:p>
      <text:p text:style-name="P4">
出版时间: 2023-05-20T00:12:00+03:00</text:p>
      <text:p text:style-name="P4">
修改时间: 2023-05-20T00:12:00+03:00</text:p>
      <text:p text:style-name="P4">
描述: 根据初步数据，至少有150名俄罗斯入侵者位于马里波尔附近的地区，星期五晚上，星期五晚上，至少有150名俄罗斯入侵者。  - 乌克林。</text:p>
      <text:p text:style-name="P4">
图片: ["<text:a xlink:type="simple" xlink:href="https://static.ukrinform.com/photos/2023_05/thumb_files/630_360_1684530534-198.jpg" text:style-name="Internet_20_link" text:visited-style-name="Visited_20_Internet_20_Link">
630_360_16845...</text:a>
"]</text:p>
      <text:p text:style-name="P4">
标签: ['Маріуполь', 'Вибух', 'Російські військові', 'Війна з Росією']</text:p>
      <text:p text:style-name="P4">
类型: Article</text:p>
      <!--METADATA-->
      <text:p text:style-name="P4">
<draw:frame draw:style-name="fr1" draw:name="Image355" text:anchor-type="as-char" svg:width="6.9236in" svg:height="3.956343in" draw:z-index="0">
<draw:image xlink:href="../Images/yкринформ/2023-05-20T00-12-00-03-00/630_360_1684530534-198.jpg" xlink:type="simple" xlink:show="embed" xlink:actuate="onLoad" draw:mime-type="image/jpeg"/>
</draw:frame>
在玛丽波尔附近地区的临时数据，周五在傍晚发生了强大的爆炸，至少有150名俄罗斯入侵者和防空系统的基础。</text:p>
      <text:p text:style-name="P4">
正如乌克林福姆报道的那样，关于<text:a xlink:type="simple" xlink:href="https://t.me/s/andriyshTime" text:style-name="Internet_20_link" text:visited-style-name="Visited_20_Internet_20_Link">
</text:a>
Petro Andryushchenko写了Mariupol的顾问。</text:p>
      <text:p text:style-name="P4">
安装了“棉花”的地方。 结果将在早上。 从150名入侵者和系统地安装空气防御系统的情况下定位。”他说。</text:p>
      <text:p text:style-name="P4">
Andryushchenko还谈到了从事该职业的野马：“请注意“天堂惩罚”与最近的住宅建筑的距离。 看看多远？ 现在，2+2的任务 - 俄罗斯在您的地窖和院子里爆发的速度？”</text:p>
      <text:p text:style-name="P4">
<text:span text:style-name="T4">
另请阅读：</text:span>
 <text:a xlink:type="simple" xlink:href="https://www.ukrinform.ua/rubric-regions/3711333-u-mariupoli-fiksuut-peremisenna-rosijskih-vantazivok-iz-boepripasami.html" text:style-name="Internet_20_link" text:visited-style-name="Visited_20_Internet_20_Link">
</text:a>
据报道，在机场地区<text:a xlink:type="simple" xlink:href="https://www.ukrinform.ua/tag-mariupol" text:style-name="Internet_20_link" text:visited-style-name="Visited_20_Internet_20_Link">
</text:a>
有几次爆炸。</text:p>
      <text:p text:style-name="P4">
News Source: <text:a xlink:type="simple" xlink:href="https://www.ukrinform.ua/rubric-ato/3711654-na-misci-bavovni-v-mariupoli-bazuvalisa-pivtori-sotni-zagarbnikiv-ta-ppo-andrusenko.html" text:style-name="Internet_20_link" text:visited-style-name="Visited_20_Internet_20_Link">
https://www.ukrinform.ua/rubric-ato/3711654-na-misci-bavovni-v-mariupoli-bazuvalisa-pivtori-sotni-zagarbnikiv-ta-ppo-andrusenko.html</text:a>
</text:p>
      <!--NEWS-->
      <text:h text:style-name="P10" text:outline-level="1">
<text:span text:style-name="T4">
普通的俄罗斯人支持战争和杀戮 - 布达马诺夫</text:span>
</text:h>
      <text:p text:style-name="P4">
作者: Ukrinform (Person)</text:p>
      <text:p text:style-name="P4">
出版商: Укринформ (Organization)</text:p>
      <text:p text:style-name="P4">
出版时间: 2023-05-20T00:28:00+03:00</text:p>
      <text:p text:style-name="P4">
修改时间: 2023-05-20T00:28:00+03:00</text:p>
      <text:p text:style-name="P4">
描述: 所有社会学研究的数据表明，俄罗斯的普通公民支持针对乌克兰和乌克兰人谋杀的战争。  - 乌克林。</text:p>
      <text:p text:style-name="P4">
图片: ["<text:a xlink:type="simple" xlink:href="https://static.ukrinform.com/photos/2022_04/thumb_files/630_360_1650277396-510.jpg" text:style-name="Internet_20_link" text:visited-style-name="Visited_20_Internet_20_Link">
630_360_16502...</text:a>
"]</text:p>
      <text:p text:style-name="P4">
标签: ['Російські військові', 'Воєнні злочини', 'Соцопитування', 'Буданов', 'Війна з Росією']</text:p>
      <text:p text:style-name="P4">
类型: Article</text:p>
      <!--METADATA-->
      <text:p text:style-name="P4">
<draw:frame draw:style-name="fr1" draw:name="Image356" text:anchor-type="as-char" svg:width="6.9236in" svg:height="3.956343in" draw:z-index="0">
<draw:image xlink:href="../Images/yкринформ/2023-05-20T00-28-00-03-00/630_360_1650277396-510.jpg" xlink:type="simple" xlink:show="embed" xlink:actuate="onLoad" draw:mime-type="image/jpeg"/>
</draw:frame>
所有社会学研究的数据表明，俄罗斯的普通公民支持乌克兰和乌克兰人的谋杀。</text:p>
      <text:p text:style-name="P4">
国防部基里洛布达诺夫(Kirilobudanov)在接受采访时说，作为德米特里·科马罗夫(Dmitry Komarov)的特别职业投影的一部分。 命令，”乌克林福姆报告。</text:p>
      <text:p text:style-name="P4">
“他们政权的力量主要基于媒体的控制。 当一定数量的专家说我们正在与俄罗斯男人战斗时……这不是真的。 所有被掩盖和进行的社会学研究表明，在不同时期，这些挖掘机，但支持针对乌克兰战争的战争是标准的 - 在73％至82％之间。也就是说，普通公民<text:a xlink:type="simple" xlink:href="https://www.ukrinform.ua/tag-rosia" text:style-name="Internet_20_link" text:visited-style-name="Visited_20_Internet_20_Link">
</text:a>
 - 为此，用于破坏，谋杀。 他们说，他们不是占领者，他们相信城市，他们相信它。”布达诺夫说。</text:p>
      <text:p text:style-name="P4">
他指出，如果有权力改变，俄罗斯人会说他们对他们说谎，他们说他们什么都不知道。</text:p>
      <text:p text:style-name="P4">
<text:span text:style-name="T4">
另请阅读：</text:span>
 <text:a xlink:type="simple" xlink:href="https://www.ukrinform.ua/rubric-ato/3711627-rosia-pocala-gotuvatisa-do-vijni-proti-ukraini-z-2007-roku-budanov.html" text:style-name="Internet_20_link" text:visited-style-name="Visited_20_Internet_20_Link">
<text:span text:style-name="T4">
 Budanov </text:span>
</text:a>
“这是随着时间的流逝，俄罗斯人会说的 - 我们不知道，我们被撒谎。 看这个故事，他们总是有这样的事情。”  - 校长说。</text:p>
      <text:p text:style-name="P4">
据布达马诺夫说，俄罗斯囚犯告诉他，他们已经来到乌克兰保护人民，没有人解雇平民。</text:p>
      <text:p text:style-name="P4">
“一个人可以清楚地解释他是该部队的指挥官，他知道这不是一场完全正确的战争。 但是他是一名军事，布尔科曼达(Bulkomanda) - 据他说，他不后悔任何事情。 从成千上万的人看。 其他所有人都说：我们不知道，我们被告知在这里，纳粹，我们能够帮助人们在这里被杀的平民，我们没有任何人。”情报经理说。</text:p>
      <text:p text:style-name="P4">
<text:span text:style-name="T4">
另请阅读：</text:span>
 <text:a xlink:type="simple" xlink:href="https://www.ukrinform.ua/rubric-ato/3711650-pisla-peremogi-ukrainu-cekae-bagatoricnij-etap-reintegracii-teritorij-budanov.html" text:style-name="Internet_20_link" text:visited-style-name="Visited_20_Internet_20_Link">
<text:span text:style-name="T4">
 Budanov </text:span>
</text:a>
他强调，对于某些人来说，只是身体上的破坏对他们的主管可能是公平的责任。</text:p>
      <text:p text:style-name="P4">
据报道，据布达塔诺夫称俄罗斯将被更加击败，其修改过程将很快开始。</text:p>
      <text:p text:style-name="P4">
<text:span text:style-name="T5">
照片：spiegel.de</text:span>
</text:p>
      <text:p text:style-name="P4">
News Source: <text:a xlink:type="simple" xlink:href="https://www.ukrinform.ua/rubric-ato/3711655-peresicni-rosiani-pidtrimuut-vijnu-i-vbivstva-budanov.html" text:style-name="Internet_20_link" text:visited-style-name="Visited_20_Internet_20_Link">
https://www.ukrinform.ua/rubric-ato/3711655-peresicni-rosiani-pidtrimuut-vijnu-i-vbivstva-budanov.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5-20T00:42:00+03:00</text:p>
      <text:p text:style-name="P4">
修改时间: 2023-05-20T00:42:00+03:00</text:p>
      <text:p text:style-name="P4">
描述: 在首都和乌克兰的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Безпілотник', 'Київ', 'Війна з Росією', 'Повітряна тривога']</text:p>
      <text:p text:style-name="P4">
类型: Article</text:p>
      <!--METADATA-->
      <text:p text:style-name="P4">
<draw:frame draw:style-name="fr1" draw:name="Image357" text:anchor-type="as-char" svg:width="6.9236in" svg:height="3.956343in" draw:z-index="0">
<draw:image xlink:href="../Images/yкринформ/2023-05-20T00-42-00-03-00/630_360_1645871571-868.jpg" xlink:type="simple" xlink:show="embed" xlink:actuate="onLoad" draw:mime-type="image/jpeg"/>
</draw:frame>
首都已经宣布了空气警报。</text:p>
      <text:p text:style-name="P4">
关于它报告了<text:a xlink:type="simple" xlink:href="https://alerts.in.ua/" text:style-name="Internet_20_link" text:visited-style-name="Visited_20_Internet_20_Link">
</text:a>
在空气永久地图上。</text:p>
      <text:p text:style-name="P4">
根据监测渠道的初步数据，乌克兰北部的焦虑可能与俄罗斯的无人机发射有关。</text:p>
      <text:p text:style-name="P4">
<text:span text:style-name="T4">
另请阅读：</text:span>
 <text:a xlink:type="simple" xlink:href="https://www.ukrinform.ua/rubric-kyiv/3711618-u-kievi-na-sogodni-e-ponad-4-tisaci-ukrittiv-civilnogo-zahistu.html" text:style-name="Internet_20_link" text:visited-style-name="Visited_20_Internet_20_Link">
</text:a>
OP OP ANDRIY YERMAK <text:a xlink:type="simple" xlink:href="https://t.me/s/ermaka2022" text:style-name="Internet_20_link" text:visited-style-name="Visited_20_Internet_20_Link">
</text:a>
小心地去看医生，不要去除防空。</text:p>
      <text:p text:style-name="P4">
News Source: <text:a xlink:type="simple" xlink:href="https://www.ukrinform.ua/rubric-ato/3711656-u-kievi-nizci-oblastej-povitrana-trivoga.html" text:style-name="Internet_20_link" text:visited-style-name="Visited_20_Internet_20_Link">
https://www.ukrinform.ua/rubric-ato/3711656-u-kievi-nizci-oblastej-povitrana-trivoga.html</text:a>
</text:p>
      <!--NEWS-->
      <text:h text:style-name="P10" text:outline-level="1">
<text:span text:style-name="T4">
在首都和该地区有飞机</text:span>
</text:h>
      <text:p text:style-name="P4">
作者: Ukrinform (Person)</text:p>
      <text:p text:style-name="P4">
出版商: Укринформ (Organization)</text:p>
      <text:p text:style-name="P4">
出版时间: 2023-05-20T00:52:00+03:00</text:p>
      <text:p text:style-name="P4">
修改时间: 2023-05-20T00:52:00+03:00</text:p>
      <text:p text:style-name="P4">
描述: 在基辅和该地区，敌对无人机运营防空单位。  - 乌克林。</text:p>
      <text:p text:style-name="P4">
图片: ["<text:a xlink:type="simple" xlink:href="https://static.ukrinform.com/photos/2023_02/thumb_files/630_360_1677478309-566.jpg" text:style-name="Internet_20_link" text:visited-style-name="Visited_20_Internet_20_Link">
630_360_16774...</text:a>
"]</text:p>
      <text:p text:style-name="P4">
标签: ['Київ', 'Київщина', 'Війна з Росією', 'ППО', 'Дрон-камікадзе']</text:p>
      <text:p text:style-name="P4">
类型: Article</text:p>
      <!--METADATA-->
      <text:p text:style-name="P4">
<draw:frame draw:style-name="fr1" draw:name="Image358" text:anchor-type="as-char" svg:width="6.9236in" svg:height="3.956343in" draw:z-index="0">
<draw:image xlink:href="../Images/yкринформ/2023-05-20T00-52-00-03-00/630_360_1677478309-566.jpg" xlink:type="simple" xlink:show="embed" xlink:actuate="onLoad" draw:mime-type="image/jpeg"/>
</draw:frame>
在基辅和敌人无人机上的大肠，操作防空单位。</text:p>
      <text:p text:style-name="P4">
关于<text:a xlink:type="simple" xlink:href="https://t.me/s/kyivoda" text:style-name="Internet_20_link" text:visited-style-name="Visited_20_Internet_20_Link">
</text:a>
报告说，基辅OVA报告了乌克林福姆。</text:p>
      <text:p text:style-name="P4">
“无人机袭击的威胁!空中国防军工作，”邮报写道。</text:p>
      <text:p text:style-name="P4">
当局敦促观察信息的沉默 - 不要拍照，忽略我们的捍卫者的工作。</text:p>
      <text:p text:style-name="P4">
<text:span text:style-name="T4">
另请阅读：</text:span>
 <text:a xlink:type="simple" xlink:href="https://www.ukrinform.ua/rubric-ato/3711656-u-kievi-nizci-oblastej-povitrana-trivoga.html" text:style-name="Internet_20_link" text:visited-style-name="Visited_20_Internet_20_Link">
<text:span text:style-name="T4">
焦虑</text:span>
</text:a>
关于防空的工作也<text:a xlink:type="simple" xlink:href="https://t.me/s/VA_Kyiv" text:style-name="Internet_20_link" text:visited-style-name="Visited_20_Internet_20_Link">
</text:a>
KMVA：“飞机在基辅领空中运作。”</text:p>
      <text:p text:style-name="P4">
KMVA Sergey Popko的负责人敦促在避难所中享受焦虑的区别。</text:p>
      <text:p text:style-name="P4">
News Source: <text:a xlink:type="simple" xlink:href="https://www.ukrinform.ua/rubric-ato/3711657-u-stolici-ta-oblasti-pracue-ppo.html" text:style-name="Internet_20_link" text:visited-style-name="Visited_20_Internet_20_Link">
https://www.ukrinform.ua/rubric-ato/3711657-u-stolici-ta-oblasti-pracue-ppo.html</text:a>
</text:p>
      <!--NEWS-->
      <text:h text:style-name="P10" text:outline-level="1">
<text:span text:style-name="T4">
为了纪念Mariupol Defenders，Mottorage将在LVIV开始</text:span>
</text:h>
      <text:p text:style-name="P4">
作者: Ukrinform (Person)</text:p>
      <text:p text:style-name="P4">
出版商: Укринформ (Organization)</text:p>
      <text:p text:style-name="P4">
出版时间: 2023-05-20T01:06:00+03:00</text:p>
      <text:p text:style-name="P4">
修改时间: 2023-05-20T01:06:00+03:00</text:p>
      <text:p text:style-name="P4">
描述: 5月20日至21日，在乌克兰，将举行一场摩托车比赛，旨在使社会想起一年前结束的英雄防守。  - 乌克林。</text:p>
      <text:p text:style-name="P4">
图片: ["<text:a xlink:type="simple" xlink:href="https://static.ukrinform.com/photos/2022_05/thumb_files/630_360_1651480916-318.jpg" text:style-name="Internet_20_link" text:visited-style-name="Visited_20_Internet_20_Link">
630_360_16514...</text:a>
", "<text:a xlink:type="simple" xlink:href="https://static.ukrinform.com/photos/2023_05/1684532367-268.jpg" text:style-name="Internet_20_link" text:visited-style-name="Visited_20_Internet_20_Link">
1684532367-26...</text:a>
"]</text:p>
      <text:p text:style-name="P4">
标签: ['Львів', 'Маріуполь', 'Полонені', 'Війна з Росією']</text:p>
      <text:p text:style-name="P4">
类型: Article</text:p>
      <!--METADATA-->
      <text:p text:style-name="P4">
<draw:frame draw:style-name="fr1" draw:name="Image359" text:anchor-type="as-char" svg:width="6.9236in" svg:height="3.956343in" draw:z-index="0">
<draw:image xlink:href="../Images/yкринформ/2023-05-20T01-06-00-03-00/630_360_1651480916-318.jpg" xlink:type="simple" xlink:show="embed" xlink:actuate="onLoad" draw:mime-type="image/jpeg"/>
</draw:frame>
在5月20日至21日，将举行一场摩托车比赛，旨在提醒社会玛丽奥波尔的亲部防御，该国的辩护是一年前结束的。</text:p>
      <text:p text:style-name="P4">
根据乌克林福姆的说法，公共组织在<text:a xlink:type="simple" xlink:href="http://t.me/zhinky_zi_stali/2433" text:style-name="Internet_20_link" text:visited-style-name="Visited_20_Internet_20_Link">
</text:a>
。</text:p>
      <text:p text:style-name="P4">
“ 2023年5月20日至21日，乌克兰城市将通过一场摩托车竞赛，以提醒玛丽奥波尔英雄防御的终结周年纪念日以及表演的勇敢的捍卫者，其中大多数由其中举行。囚禁的敌人，”信息将在消息中。</text:p>
      <text:p text:style-name="P4">
<draw:frame draw:style-name="fr1" draw:name="Image360" text:anchor-type="as-char" svg:width="6.9236in" svg:height="4.781611in" draw:z-index="0">
<draw:image xlink:href="../Images/yкринформ/2023-05-20T01-06-00-03-00/1684532367-268.jpg" xlink:type="simple" xlink:show="embed" xlink:actuate="onLoad" draw:mime-type="image/jpeg"/>
</draw:frame>
所有-Ukrainian Mottop Raging将由Lviv -Rivne -Zvyagel -Zhytomyr举行。 它的组织者和参与者希望向所有乌克兰表明问题<text:a xlink:type="simple" xlink:href="https://www.ukrinform.ua/tag-poloneni" text:style-name="Internet_20_link" text:visited-style-name="Visited_20_Internet_20_Link">
</text:a>
它仍然是痛苦和深刻的。这不仅是支持玛丽波尔·加尔尼森的俘虏，而且还支持来自前线其他地区的捍卫者。</text:p>
      <text:p text:style-name="P4">
<text:span text:style-name="T4">
另请阅读：</text:span>
 <text:a xlink:type="simple" xlink:href="https://www.ukrinform.ua/rubric-kyiv/3711597-u-stolici-vidbudutsa-zahodi-do-ricnici-z-dna-okupacii-mariupola.html" text:style-name="Internet_20_link" text:visited-style-name="Visited_20_Internet_20_Link">
</text:a>
作为 <text:a xlink:type="simple" xlink:href="http://www.ukrinform.ua/rubric-ato/3709966-u-rosijskomu-poloni-dosi-perebuvaut-blizko-2000-oboronciv-azovstali.html" text:style-name="Internet_20_link" text:visited-style-name="Visited_20_Internet_20_Link">
 </text:a>
，在这一年中，乌克兰被囚禁约500名阿佐夫斯塔尔捍卫者，大约2000年，他们被囚禁在俄罗斯囚禁中。</text:p>
      <text:p text:style-name="P4">
<text:span text:style-name="T5">
foto：epa-efe</text:span>
</text:p>
      <text:p text:style-name="P4">
News Source: <text:a xlink:type="simple" xlink:href="https://www.ukrinform.ua/rubric-regions/3711658-u-lvovi-startue-motoprobig-na-cest-zahisnikiv-mariupola.html" text:style-name="Internet_20_link" text:visited-style-name="Visited_20_Internet_20_Link">
https://www.ukrinform.ua/rubric-regions/3711658-u-lvovi-startue-motoprobig-na-cest-zahisnikiv-mariupola.html</text:a>
</text:p>
      <!--NEWS-->
      <text:h text:style-name="P10" text:outline-level="1">
<text:span text:style-name="T4">
纽约当局在基辅听到爆炸声。</text:span>
</text:h>
      <text:p text:style-name="P4">
作者: Ukrinform (Person)</text:p>
      <text:p text:style-name="P4">
出版商: Укринформ (Organization)</text:p>
      <text:p text:style-name="P4">
出版时间: 2023-05-20T01:22:00+03:00</text:p>
      <text:p text:style-name="P4">
修改时间: 2023-05-20T01:22:00+03:00</text:p>
      <text:p text:style-name="P4">
描述: 在空气警报期间，首都听到了许多爆炸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None</text:p>
      <text:p text:style-name="P4">
类型: Article</text:p>
      <!--METADATA-->
      <text:p text:style-name="P4">
<draw:frame draw:style-name="fr1" draw:name="Image361" text:anchor-type="as-char" svg:width="6.9236in" svg:height="3.948443in" draw:z-index="0">
<draw:image xlink:href="../Images/yкринформ/2023-05-20T01-22-00-03-00/630_360_1538997483-946.jpg" xlink:type="simple" xlink:show="embed" xlink:actuate="onLoad" draw:mime-type="image/jpeg"/>
</draw:frame>
在空气警报期间，首都发生了许多爆炸。</text:p>
      <text:p text:style-name="P4">
根据乌克林福姆的说法，在城市不同地区听到的爆炸声。</text:p>
      <text:p text:style-name="P4">
同时KMVA <text:a xlink:type="simple" xlink:href="https://t.me/s/VA_Kyiv" text:style-name="Internet_20_link" text:visited-style-name="Visited_20_Internet_20_Link">
</text:a>
关于防空的工作。</text:p>
      <text:p text:style-name="P4">
“工作!保持冷静!在空气焦虑之前，保持Vucas!”  - 帖子写道。</text:p>
      <text:p text:style-name="P4">
<text:span text:style-name="T4">
另请阅读：</text:span>
 <text:a xlink:type="simple" xlink:href="https://www.ukrinform.ua/rubric-ato/3711657-u-stolici-ta-oblasti-pracue-ppo.html" text:style-name="Internet_20_link" text:visited-style-name="Visited_20_Internet_20_Link">
<text:span text:style-name="T4">
防空</text:span>
</text:a>
据报道，在基辅和几个地区宣布了空气警报，并提供了无人机的规定。</text:p>
      <text:p text:style-name="P4">
News Source: <text:a xlink:type="simple" xlink:href="https://www.ukrinform.ua/rubric-ato/3711660-u-kievi-lunaut-vibuhi-kmva-povidomlae-pro-robotu-ppo.html" text:style-name="Internet_20_link" text:visited-style-name="Visited_20_Internet_20_Link">
https://www.ukrinform.ua/rubric-ato/3711660-u-kievi-lunaut-vibuhi-kmva-povidomlae-pro-robotu-ppo.html</text:a>
</text:p>
      <!--NEWS-->
      <text:h text:style-name="P10" text:outline-level="1">
<text:span text:style-name="T4">
对基辅的空袭：碎片落在高层建筑的屋顶上</text:span>
</text:h>
      <text:p text:style-name="P4">
作者: Ukrinform (Person)</text:p>
      <text:p text:style-name="P4">
出版商: Укринформ (Organization)</text:p>
      <text:p text:style-name="P4">
出版时间: 2023-05-20T01:37:00+03:00</text:p>
      <text:p text:style-name="P4">
修改时间: 2023-05-20T01:37:00+03:00</text:p>
      <text:p text:style-name="P4">
描述: 在基辅的Darnytskyi区，碎片落在高层建筑的屋顶上，大火爆发了。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Пожежа', 'Віталій Кличко', 'Київ', 'Війна з Росією', 'Повітряна тривога', 'Дрон-камікадзе']</text:p>
      <text:p text:style-name="P4">
类型: Article</text:p>
      <!--METADATA-->
      <text:p text:style-name="P4">
<draw:frame draw:style-name="fr1" draw:name="Image362" text:anchor-type="as-char" svg:width="6.9236in" svg:height="3.956343in" draw:z-index="0">
<draw:image xlink:href="../Images/yкринформ/2023-05-20T01-37-00-03-00/630_360_1538997471-852.jpg" xlink:type="simple" xlink:show="embed" xlink:actuate="onLoad" draw:mime-type="image/jpeg"/>
</draw:frame>
基辅镜头的碎片落在高层建筑的屋顶上，差距。</text:p>
      <text:p text:style-name="P4">
关于<text:a xlink:type="simple" xlink:href="https://t.me/s/VA_Kyiv" text:style-name="Internet_20_link" text:visited-style-name="Visited_20_Internet_20_Link">
</text:a>
据报道，基辅MBA报道，乌克林福姆报道。</text:p>
      <text:p text:style-name="P4">
“以前的信息。由于碎片的倒塌，该市Dniep​​er区的Dakhuba商店建筑出现了。”  - 通知Popko的负责人。</text:p>
      <text:p text:style-name="P4">
他指出，所有服务都在现场工作，并敦促避免休息<text:a xlink:type="simple" xlink:href="https://www.ukrinform.ua/tag-povitrana-trivoga" text:style-name="Internet_20_link" text:visited-style-name="Visited_20_Internet_20_Link">
</text:a>
。</text:p>
      <text:p text:style-name="P4">
<text:span text:style-name="T4">
另请阅读：</text:span>
 <text:a xlink:type="simple" xlink:href="https://www.ukrinform.ua/rubric-ato/3711660-u-kievi-lunaut-vibuhi-kmva-povidomlae-pro-robotu-ppo.html" text:style-name="Internet_20_link" text:visited-style-name="Visited_20_Internet_20_Link">
<text:span text:style-name="T4">
防空</text:span>
</text:a>
Vitaliy Klitschko也<text:a xlink:type="simple" xlink:href="https://t.me/s/vitaliy_klitschko" text:style-name="Internet_20_link" text:visited-style-name="Visited_20_Internet_20_Link">
</text:a>
关于首都Dniep​​er地区跌倒的大火。</text:p>
      <text:p text:style-name="P4">
市长补充说：“所有服务都可以进入该地点。详细信息 - 稍后。”</text:p>
      <text:p text:style-name="P4">
News Source: <text:a xlink:type="simple" xlink:href="https://www.ukrinform.ua/rubric-ato/3711661-povitrana-ataka-na-kiiv-ulamki-vpali-na-dah-bagatopoverhivki.html" text:style-name="Internet_20_link" text:visited-style-name="Visited_20_Internet_20_Link">
https://www.ukrinform.ua/rubric-ato/3711661-povitrana-ataka-na-kiiv-ulamki-vpali-na-dah-bagatopoverhivki.html</text:a>
</text:p>
      <!--NEWS-->
      <text:h text:style-name="P10" text:outline-level="1">
<text:span text:style-name="T4">
乌克兰和世界反对俄罗斯的侵略。 行动中的制裁</text:span>
</text:h>
      <text:p text:style-name="P4">
作者: ['АРМІЯINFORM']</text:p>
      <text:p text:style-name="P4">
时间: 2023-05-20T98: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5/sankcziyi-sumnyj-putin.jpg" text:style-name="Internet_20_link" text:visited-style-name="Visited_20_Internet_20_Link">
sankcziyi-sumnyj-putin.jpg</text:a>
']</text:p>
      <text:p text:style-name="P4">
标签: []</text:p>
      <text:p text:style-name="P4">
类别: News</text:p>
      <!--METADATA-->
      <text:p text:style-name="P4">
<draw:frame draw:style-name="fr1" draw:name="Image363" text:anchor-type="as-char" svg:width="6.9236in" svg:height="4.32725in" draw:z-index="0">
<draw:image xlink:href="../Images/AРМІЯINFORM/2023-05-20T98-00-00-04-00/sankcziyi-sumnyj-putin.jpg" xlink:type="simple" xlink:show="embed" xlink:actuate="onLoad" draw:mime-type="image/jpeg"/>
</draw:frame>
反俄罗斯制裁。 拼贴军</text:p>
      <text:p text:style-name="P4">
乌克兰的外国情报服务<text:a xlink:type="simple" xlink:href="https://www.facebook.com/SZRUkraine/posts/pfbid02UAqUPovohaaCuP3mo1Qq6ZgJyNjMMN6Yg1fiC2w62thHnAc6T2gbJsRreEvn68h5l" text:style-name="Internet_20_link" text:visited-style-name="Visited_20_Internet_20_Link">
继续</text:a>
谈论反乌克兰恐怖分子指导的国际社会的制裁和其他行动。</text:p>
      <text:p text:style-name="P4">
<text:span text:style-name="T4">
截至2023年5月19日的情况</text:span>
</text:p>
      <text:p text:style-name="P4">
乌克兰和平峰会将是一个主题，即下周在日本和欧盟国家的外交部长讨论G7领导人。</text:p>
      <text:p text:style-name="P4">
德国政策计划支持乌克兰为欧盟加入的开始做准备。</text:p>
      <text:p text:style-name="P4">
五角大楼表示，他们不会反对将F-16转移到第三国F-16国家向乌克兰传播。</text:p>
      <text:p text:style-name="P4">
美国部门代表Vedant Patel报道说，美国将继续评估乌克兰局势的发展，并在此基础上，他们将做出可以在未来给乌克兰军方做出的决定。</text:p>
      <text:p text:style-name="P4">
在维尔纽斯北大西洋联盟的峰会上，街区的领导人同意一份秘密文件，详细介绍了俄罗斯威胁的答案。 自冷战以来，成千上万的秘密军事计划将首次确定潜在的俄罗斯威胁。</text:p>
      <text:p text:style-name="P4">
北约秘书长詹斯·斯托尔滕贝格(Jens Soltenberg)表示，北约国防部长将在6月的一次会议上讨论将乌克兰转移给乌克兰战斗人员的问题，北约秘书长詹斯·斯托尔滕贝格(Jens Jens Stoltenberg)说。</text:p>
      <text:p text:style-name="P4">
北约秘书长斯托尔滕贝格认为，西方将根据需要支持乌克兰，这一支持不会动摇。</text:p>
      <text:p text:style-name="P4">
美国公司Red Cat将准备在6月交出200个高速FPV-Pans。</text:p>
      <text:p text:style-name="P4">
乌克罗龙普罗姆(Ukroboronprom)和德国公司莱茵金属(Rheinmetall)的合资企业在7月份工作。</text:p>
      <text:p text:style-name="P4">
日本自6月以来受伤后接受乌克兰军队接受治疗和康复。</text:p>
      <text:p text:style-name="P4">
欧盟在外交政策和安全政策上的高度代表约瑟普贝雷尔(Josepborrell)建议，成员国增加了欧洲和平基金的数量，乌克兰的军事援助由另外35亿欧元资助。</text:p>
      <text:p text:style-name="P4">
EBRD计划将其资本增加50亿欧元，以继续乌克兰的支持。</text:p>
      <text:p text:style-name="P4">
欧洲委员会的第四次峰会批准了最终决议，并指出了乌克兰“和平公式”的奉献支持。法国参议院以乌克兰人民的种族灭绝的身份认可了holodomor。</text:p>
      <text:p text:style-name="P4">
爱沙尼亚，拉脱维亚，立陶宛，挪威，波兰和芬兰的代表拥有命令边境控制，以防止进一步逃避扣除额以及将违禁货物非法进口到俄罗斯领土。</text:p>
      <text:p text:style-name="P4">
<text:span text:style-name="T4">
 rf </text:span>
</text:p>
      <text:p text:style-name="P4">
美国以180的价格从俄罗斯航空公司Smartavia撤出了出口特权。</text:p>
      <text:p text:style-name="P4">
4月，日本去年从俄罗斯进口的煤炭进口80.8％，液化天然气增长了10.6％。</text:p>
      <text:p text:style-name="P4">
根据芬兰的移民局，共有1 109名俄罗斯公民在芬兰被转介庇护，以避免在俄罗斯军队中动员。</text:p>
      <text:p text:style-name="P4">
5月18日，多林总理表示，摩尔多瓦在乌克兰进行全面战争开始后拒绝了俄罗斯联邦的泰勒(Taelectricians)的气体。</text:p>
      <text:p text:style-name="P4">
吉尔吉斯斯坦首都比什凯克(Bishkek)的法院裁定一名32岁的葡萄酒罪，因参加乌克兰俄罗斯一边的战争而被判处10年徒刑。</text:p>
      <text:p text:style-name="P4">
俄罗斯联邦和伊朗的政府在普京和伊朗总统的直接参与下签署了有关为项目融资的合作协议，建造商品和服务以在范围内建立铁路 - 阿斯塔拉·维尔瓦尼(Astara Virvani)。 俄罗斯联邦即将提供13亿欧元的贷款，从16亿欧元的工程费用。与此同时，RF众议院提议取消在海港和东部之间建造100公里的道路，因为“预算不可能融资”俄罗斯危机。</text:p>
      <text:p text:style-name="P4">
罗萨托姆(Rosatom)负责人莱哈乔夫(Likhachev)建议普京(Puthachev)将俄罗斯北美自由贸易协定(NAFTI)从波罗的海港口出口到北部海事方式，这是国际制裁条件下的“最有吸引力的非凡途径”。 但是，市场专家将看到这样一个想法的经济权宜之计以及在俄罗斯联合会中有足够数量的冰船数量的可用性。 他们认为，安装这种供应条件需要很多年。</text:p>
      <text:p text:style-name="P4">
自2019年以来，俄罗斯联合会增加了退休年龄(7360万人).</text:p>
      <text:p text:style-name="P4">
Дефіцит робітників у російській промисловості досяг історичного максимуму: пронестачу «робочих рук» заявляли 35 % підприємств — найбільше з 1996 року. Такожексперти заявляють, що за умов російської кризи неможливо підготуватикваліфіковані кадри за півроку-рік — треба як мінімум п’ять-сім років.</text:p>
      <text:p text:style-name="P4">
管理Belorus的Prividenne的Akademia已经准备了信息和宣传团体成员的方法论，该方法解释了如何告诉白俄罗斯人有关第二次世界大战的信息。 根据历史学家的说法，Novametodich本身就是伪造和扭曲信息的一个例子。</text:p>
      <text:p text:style-name="P4">
News Source: <text:a xlink:type="simple" xlink:href="https://armyinform.com.ua/2023/05/20/ukrayina-i-svit-proty-rosijskoyi-agresiyi-sankcziyi-v-diyi-12/" text:style-name="Internet_20_link" text:visited-style-name="Visited_20_Internet_20_Link">
https://armyinform.com.ua/2023/05/20/ukrayina-i-svit-proty-rosijskoyi-agresiyi-sankcziyi-v-diyi-1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